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1.852in"/>
    </style:style>
    <style:style style:name="co23" style:family="table-column">
      <style:table-column-properties fo:break-before="auto" style:column-width="2.1299in"/>
    </style:style>
    <style:style style:name="co24" style:family="table-column">
      <style:table-column-properties fo:break-before="auto" style:column-width="2.7744in"/>
    </style:style>
    <style:style style:name="co11" style:family="table-column">
      <style:table-column-properties fo:break-before="auto" style:column-width="1.7354in"/>
    </style:style>
    <style:style style:name="co12" style:family="table-column">
      <style:table-column-properties fo:break-before="auto" style:column-width="1.7846in"/>
    </style:style>
    <style:style style:name="co13" style:family="table-column">
      <style:table-column-properties fo:break-before="auto" style:column-width="2.2874in"/>
    </style:style>
    <style:style style:name="co14" style:family="table-column">
      <style:table-column-properties fo:break-before="auto" style:column-width="1.6957in"/>
    </style:style>
    <style:style style:name="co15" style:family="table-column">
      <style:table-column-properties fo:break-before="auto" style:column-width="2.5929in"/>
    </style:style>
    <style:style style:name="co16" style:family="table-column">
      <style:table-column-properties fo:break-before="auto" style:column-width="1.8929in"/>
    </style:style>
    <style:style style:name="co17" style:family="table-column">
      <style:table-column-properties fo:break-before="auto" style:column-width="2.1693in"/>
    </style:style>
    <style:style style:name="co18" style:family="table-column">
      <style:table-column-properties fo:break-before="auto" style:column-width="2.4453in"/>
    </style:style>
    <style:style style:name="co19" style:family="table-column">
      <style:table-column-properties fo:break-before="auto" style:column-width="2.2382in"/>
    </style:style>
    <style:style style:name="co20" style:family="table-column">
      <style:table-column-properties fo:break-before="auto" style:column-width="2.1492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1.9228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5575in"/>
    </style:style>
    <style:style style:name="co27" style:family="table-column">
      <style:table-column-properties fo:break-before="auto" style:column-width="1.7453in"/>
    </style:style>
    <style:style style:name="co28" style:family="table-column">
      <style:table-column-properties fo:break-before="auto" style:column-width="1.6465in"/>
    </style:style>
    <style:style style:name="co29" style:family="table-column">
      <style:table-column-properties fo:break-before="auto" style:column-width="2.1201in"/>
    </style:style>
    <style:style style:name="co30" style:family="table-column">
      <style:table-column-properties fo:break-before="auto" style:column-width="1.4984in"/>
    </style:style>
    <style:style style:name="co31" style:family="table-column">
      <style:table-column-properties fo:break-before="auto" style:column-width="1.9555in"/>
    </style:style>
    <style:style style:name="co32" style:family="table-column">
      <style:table-column-properties fo:break-before="auto" style:column-width="2.1193in"/>
    </style:style>
    <style:style style:name="co33" style:family="table-column">
      <style:table-column-properties fo:break-before="auto" style:column-width="2.698in"/>
    </style:style>
    <style:style style:name="co34" style:family="table-column">
      <style:table-column-properties fo:break-before="auto" style:column-width="1.7583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/>
    <style:style style:name="ce5" style:family="table-cell" style:parent-style-name="Default" style:data-style-name="N117">
      <style:text-properties style:font-name="Albany AMT" style:font-name-asian="Albany AMT1" style:font-name-complex="Albany AMT1"/>
    </style:style>
  </office:automatic-styles>
  <office:body>
    <office:spreadsheet>
      <table:table table:name="restart_B" table:style-name="ta1" table:print="false">
        <table:table-column table:style-name="co11" table:default-cell-style-name="ce1"/>
        <table:table-column table:style-name="co12" table:default-cell-style-name="ce1"/>
        <table:table-column table:style-name="co13" table:default-cell-style-name="ce4"/>
        <table:table-row table:style-name="ro2">
          <table:table-cell table:formula="of:=[initial.N2]" office:value-type="float" office:value="0.000813609313457191">
            <text:p>8.136093134572E-004</text:p>
          </table:table-cell>
          <table:table-cell table:formula="of:=[initial.N2]" office:value-type="float" office:value="0.000813609313457191">
            <text:p>8.136093134572E-004</text:p>
          </table:table-cell>
          <table:table-cell/>
        </table:table-row>
        <table:table-row table:style-name="ro2">
          <table:table-cell table:formula="of:=[initial.N3]" office:value-type="float" office:value="0.000865945665616844">
            <text:p>8.659456656168E-004</text:p>
          </table:table-cell>
          <table:table-cell table:formula="of:=[initial.N3]" office:value-type="float" office:value="0.000865945665616844">
            <text:p>8.659456656168E-004</text:p>
          </table:table-cell>
          <table:table-cell/>
        </table:table-row>
        <table:table-row table:style-name="ro2">
          <table:table-cell table:formula="of:=[initial.N4]" office:value-type="float" office:value="0.00092168289421613">
            <text:p>9.216828942161E-004</text:p>
          </table:table-cell>
          <table:table-cell table:formula="of:=[initial.N4]" office:value-type="float" office:value="0.00092168289421613">
            <text:p>9.216828942161E-004</text:p>
          </table:table-cell>
          <table:table-cell/>
        </table:table-row>
        <table:table-row table:style-name="ro2">
          <table:table-cell table:formula="of:=[initial.N5]" office:value-type="float" office:value="0.000981041387837753">
            <text:p>9.810413878378E-004</text:p>
          </table:table-cell>
          <table:table-cell table:formula="of:=[initial.N5]" office:value-type="float" office:value="0.000981041387837753">
            <text:p>9.810413878378E-004</text:p>
          </table:table-cell>
          <table:table-cell/>
        </table:table-row>
        <table:table-row table:style-name="ro2">
          <table:table-cell table:formula="of:=[initial.N6]" office:value-type="float" office:value="0.00104425573449583">
            <text:p>1.044255734496E-003</text:p>
          </table:table-cell>
          <table:table-cell table:formula="of:=[initial.N6]" office:value-type="float" office:value="0.00104425573449583">
            <text:p>1.044255734496E-003</text:p>
          </table:table-cell>
          <table:table-cell/>
        </table:table-row>
        <table:table-row table:style-name="ro2">
          <table:table-cell table:formula="of:=[initial.N7]" office:value-type="float" office:value="0.00111157563156504">
            <text:p>1.111575631565E-003</text:p>
          </table:table-cell>
          <table:table-cell table:formula="of:=[initial.N7]" office:value-type="float" office:value="0.00111157563156504">
            <text:p>1.111575631565E-003</text:p>
          </table:table-cell>
          <table:table-cell/>
        </table:table-row>
        <table:table-row table:style-name="ro2">
          <table:table-cell table:formula="of:=[initial.N8]" office:value-type="float" office:value="0.00118326685379038">
            <text:p>1.183266853790E-003</text:p>
          </table:table-cell>
          <table:table-cell table:formula="of:=[initial.N8]" office:value-type="float" office:value="0.00118326685379038">
            <text:p>1.183266853790E-003</text:p>
          </table:table-cell>
          <table:table-cell/>
        </table:table-row>
        <table:table-row table:style-name="ro2">
          <table:table-cell table:formula="of:=[initial.N9]" office:value-type="float" office:value="0.00125961228307472">
            <text:p>1.259612283075E-003</text:p>
          </table:table-cell>
          <table:table-cell table:formula="of:=[initial.N9]" office:value-type="float" office:value="0.00125961228307472">
            <text:p>1.259612283075E-003</text:p>
          </table:table-cell>
          <table:table-cell/>
        </table:table-row>
        <table:table-row table:style-name="ro2">
          <table:table-cell table:formula="of:=[initial.N10]" office:value-type="float" office:value="0.00134091300397645">
            <text:p>1.340913003976E-003</text:p>
          </table:table-cell>
          <table:table-cell table:formula="of:=[initial.N10]" office:value-type="float" office:value="0.00134091300397645">
            <text:p>1.340913003976E-003</text:p>
          </table:table-cell>
          <table:table-cell/>
        </table:table-row>
        <table:table-row table:style-name="ro2">
          <table:table-cell table:formula="of:=[initial.N11]" office:value-type="float" office:value="0.00142748946909921">
            <text:p>1.427489469099E-003</text:p>
          </table:table-cell>
          <table:table-cell table:formula="of:=[initial.N11]" office:value-type="float" office:value="0.00142748946909921">
            <text:p>1.427489469099E-003</text:p>
          </table:table-cell>
          <table:table-cell/>
        </table:table-row>
        <table:table-row table:style-name="ro2">
          <table:table-cell table:formula="of:=[initial.N12]" office:value-type="float" office:value="0.00151968273882142">
            <text:p>1.519682738821E-003</text:p>
          </table:table-cell>
          <table:table-cell table:formula="of:=[initial.N12]" office:value-type="float" office:value="0.00151968273882142">
            <text:p>1.519682738821E-003</text:p>
          </table:table-cell>
          <table:table-cell/>
        </table:table-row>
        <table:table-row table:style-name="ro2">
          <table:table-cell table:formula="of:=[initial.N13]" office:value-type="float" office:value="0.00161785580009607">
            <text:p>1.617855800096E-003</text:p>
          </table:table-cell>
          <table:table-cell table:formula="of:=[initial.N13]" office:value-type="float" office:value="0.00161785580009607">
            <text:p>1.617855800096E-003</text:p>
          </table:table-cell>
          <table:table-cell/>
        </table:table-row>
        <table:table-row table:style-name="ro2">
          <table:table-cell table:formula="of:=[initial.N14]" office:value-type="float" office:value="0.00172239496935125">
            <text:p>1.722394969351E-003</text:p>
          </table:table-cell>
          <table:table-cell table:formula="of:=[initial.N14]" office:value-type="float" office:value="0.00172239496935125">
            <text:p>1.722394969351E-003</text:p>
          </table:table-cell>
          <table:table-cell/>
        </table:table-row>
        <table:table-row table:style-name="ro2">
          <table:table-cell table:formula="of:=[initial.N15]" office:value-type="float" office:value="0.00183371138484208">
            <text:p>1.833711384842E-003</text:p>
          </table:table-cell>
          <table:table-cell table:formula="of:=[initial.N15]" office:value-type="float" office:value="0.00183371138484208">
            <text:p>1.833711384842E-003</text:p>
          </table:table-cell>
          <table:table-cell/>
        </table:table-row>
        <table:table-row table:style-name="ro2">
          <table:table-cell table:formula="of:=[initial.N16]" office:value-type="float" office:value="0.0019522425941439">
            <text:p>1.952242594144E-003</text:p>
          </table:table-cell>
          <table:table-cell table:formula="of:=[initial.N16]" office:value-type="float" office:value="0.0019522425941439">
            <text:p>1.952242594144E-003</text:p>
          </table:table-cell>
          <table:table-cell/>
        </table:table-row>
        <table:table-row table:style-name="ro2">
          <table:table-cell table:formula="of:=[initial.N17]" office:value-type="float" office:value="0.00207845424283854">
            <text:p>2.078454242839E-003</text:p>
          </table:table-cell>
          <table:table-cell table:formula="of:=[initial.N17]" office:value-type="float" office:value="0.00207845424283854">
            <text:p>2.078454242839E-003</text:p>
          </table:table-cell>
          <table:table-cell/>
        </table:table-row>
        <table:table-row table:style-name="ro2">
          <table:table-cell table:formula="of:=[initial.N18]" office:value-type="float" office:value="0.00221284187082923">
            <text:p>2.212841870829E-003</text:p>
          </table:table-cell>
          <table:table-cell table:formula="of:=[initial.N18]" office:value-type="float" office:value="0.00221284187082923">
            <text:p>2.212841870829E-003</text:p>
          </table:table-cell>
          <table:table-cell/>
        </table:table-row>
        <table:table-row table:style-name="ro2">
          <table:table-cell table:formula="of:=[initial.N19]" office:value-type="float" office:value="0.00235593282312899">
            <text:p>2.355932823129E-003</text:p>
          </table:table-cell>
          <table:table-cell table:formula="of:=[initial.N19]" office:value-type="float" office:value="0.00235593282312899">
            <text:p>2.355932823129E-003</text:p>
          </table:table-cell>
          <table:table-cell/>
        </table:table-row>
        <table:table-row table:style-name="ro2">
          <table:table-cell table:formula="of:=[initial.N20]" office:value-type="float" office:value="0.00250828828240143">
            <text:p>2.508288282401E-003</text:p>
          </table:table-cell>
          <table:table-cell table:formula="of:=[initial.N20]" office:value-type="float" office:value="0.00250828828240143">
            <text:p>2.508288282401E-003</text:p>
          </table:table-cell>
          <table:table-cell/>
        </table:table-row>
        <table:table-row table:style-name="ro2">
          <table:table-cell table:formula="of:=[initial.N21]" office:value-type="float" office:value="0.00267050543099549">
            <text:p>2.670505430995E-003</text:p>
          </table:table-cell>
          <table:table-cell table:formula="of:=[initial.N21]" office:value-type="float" office:value="0.00267050543099549">
            <text:p>2.670505430995E-003</text:p>
          </table:table-cell>
          <table:table-cell/>
        </table:table-row>
        <table:table-row table:style-name="ro2">
          <table:table-cell table:formula="of:=[initial.N22]" office:value-type="float" office:value="0.00284321975070699">
            <text:p>2.843219750707E-003</text:p>
          </table:table-cell>
          <table:table-cell table:formula="of:=[initial.N22]" office:value-type="float" office:value="0.00284321975070699">
            <text:p>2.843219750707E-003</text:p>
          </table:table-cell>
          <table:table-cell/>
        </table:table-row>
        <table:table-row table:style-name="ro2">
          <table:table-cell table:formula="of:=[initial.N23]" office:value-type="float" office:value="0.00302710746902247">
            <text:p>3.027107469022E-003</text:p>
          </table:table-cell>
          <table:table-cell table:formula="of:=[initial.N23]" office:value-type="float" office:value="0.00302710746902247">
            <text:p>3.027107469022E-003</text:p>
          </table:table-cell>
          <table:table-cell/>
        </table:table-row>
        <table:table-row table:style-name="ro2">
          <table:table-cell table:formula="of:=[initial.N24]" office:value-type="float" office:value="0.00322288816115681">
            <text:p>3.222888161157E-003</text:p>
          </table:table-cell>
          <table:table-cell table:formula="of:=[initial.N24]" office:value-type="float" office:value="0.00322288816115681">
            <text:p>3.222888161157E-003</text:p>
          </table:table-cell>
          <table:table-cell/>
        </table:table-row>
        <table:table-row table:style-name="ro2">
          <table:table-cell table:formula="of:=[initial.N25]" office:value-type="float" office:value="0.00343132751778718">
            <text:p>3.431327517787E-003</text:p>
          </table:table-cell>
          <table:table-cell table:formula="of:=[initial.N25]" office:value-type="float" office:value="0.00343132751778718">
            <text:p>3.431327517787E-003</text:p>
          </table:table-cell>
          <table:table-cell/>
        </table:table-row>
        <table:table-row table:style-name="ro2">
          <table:table-cell table:formula="of:=[initial.N26]" office:value-type="float" office:value="0.00365324028901442">
            <text:p>3.653240289014E-003</text:p>
          </table:table-cell>
          <table:table-cell table:formula="of:=[initial.N26]" office:value-type="float" office:value="0.00365324028901442">
            <text:p>3.653240289014E-003</text:p>
          </table:table-cell>
          <table:table-cell/>
        </table:table-row>
        <table:table-row table:style-name="ro2">
          <table:table-cell table:formula="of:=[initial.N27]" office:value-type="float" office:value="0.00388949341575131">
            <text:p>3.889493415751E-003</text:p>
          </table:table-cell>
          <table:table-cell table:formula="of:=[initial.N27]" office:value-type="float" office:value="0.00388949341575131">
            <text:p>3.889493415751E-003</text:p>
          </table:table-cell>
          <table:table-cell/>
        </table:table-row>
        <table:table-row table:style-name="ro2">
          <table:table-cell table:formula="of:=[initial.N28]" office:value-type="float" office:value="0.00414100936044841">
            <text:p>4.141009360448E-003</text:p>
          </table:table-cell>
          <table:table-cell table:formula="of:=[initial.N28]" office:value-type="float" office:value="0.00414100936044841">
            <text:p>4.141009360448E-003</text:p>
          </table:table-cell>
          <table:table-cell/>
        </table:table-row>
        <table:table-row table:style-name="ro2">
          <table:table-cell table:formula="of:=[initial.N29]" office:value-type="float" office:value="0.00440876964982356">
            <text:p>4.408769649824E-003</text:p>
          </table:table-cell>
          <table:table-cell table:formula="of:=[initial.N29]" office:value-type="float" office:value="0.00440876964982356">
            <text:p>4.408769649824E-003</text:p>
          </table:table-cell>
          <table:table-cell/>
        </table:table-row>
        <table:table-row table:style-name="ro2">
          <table:table-cell table:formula="of:=[initial.N30]" office:value-type="float" office:value="0.00469381864306546">
            <text:p>4.693818643065E-003</text:p>
          </table:table-cell>
          <table:table-cell table:formula="of:=[initial.N30]" office:value-type="float" office:value="0.00469381864306546">
            <text:p>4.693818643065E-003</text:p>
          </table:table-cell>
          <table:table-cell/>
        </table:table-row>
        <table:table-row table:style-name="ro2">
          <table:table-cell table:formula="of:=[initial.N31]" office:value-type="float" office:value="0.00499726753983636">
            <text:p>4.997267539836E-003</text:p>
          </table:table-cell>
          <table:table-cell table:formula="of:=[initial.N31]" office:value-type="float" office:value="0.00499726753983636">
            <text:p>4.997267539836E-003</text:p>
          </table:table-cell>
          <table:table-cell/>
        </table:table-row>
        <table:table-row table:style-name="ro2">
          <table:table-cell table:formula="of:=[initial.N32]" office:value-type="float" office:value="0.00532029864330798">
            <text:p>5.320298643308E-003</text:p>
          </table:table-cell>
          <table:table-cell table:formula="of:=[initial.N32]" office:value-type="float" office:value="0.00532029864330798">
            <text:p>5.320298643308E-003</text:p>
          </table:table-cell>
          <table:table-cell/>
        </table:table-row>
        <table:table-row table:style-name="ro2">
          <table:table-cell table:formula="of:=[initial.N33]" office:value-type="float" office:value="0.0056641698944316">
            <text:p>5.664169894432E-003</text:p>
          </table:table-cell>
          <table:table-cell table:formula="of:=[initial.N33]" office:value-type="float" office:value="0.0056641698944316">
            <text:p>5.664169894432E-003</text:p>
          </table:table-cell>
          <table:table-cell/>
        </table:table-row>
        <table:table-row table:style-name="ro2">
          <table:table-cell table:formula="of:=[initial.N34]" office:value-type="float" office:value="0.006030219694671">
            <text:p>6.030219694671E-003</text:p>
          </table:table-cell>
          <table:table-cell table:formula="of:=[initial.N34]" office:value-type="float" office:value="0.006030219694671">
            <text:p>6.030219694671E-003</text:p>
          </table:table-cell>
          <table:table-cell/>
        </table:table-row>
        <table:table-row table:style-name="ro2">
          <table:table-cell table:formula="of:=[initial.N35]" office:value-type="float" office:value="0.00641987203552053">
            <text:p>6.419872035521E-003</text:p>
          </table:table-cell>
          <table:table-cell table:formula="of:=[initial.N35]" office:value-type="float" office:value="0.00641987203552053">
            <text:p>6.419872035521E-003</text:p>
          </table:table-cell>
          <table:table-cell/>
        </table:table-row>
        <table:table-row table:style-name="ro2">
          <table:table-cell table:formula="of:=[initial.N36]" office:value-type="float" office:value="0.00683464195429252">
            <text:p>6.834641954293E-003</text:p>
          </table:table-cell>
          <table:table-cell table:formula="of:=[initial.N36]" office:value-type="float" office:value="0.00683464195429252">
            <text:p>6.834641954293E-003</text:p>
          </table:table-cell>
          <table:table-cell/>
        </table:table-row>
        <table:table-row table:style-name="ro2">
          <table:table-cell table:formula="of:=[initial.N37]" office:value-type="float" office:value="0.00727614133689512">
            <text:p>7.276141336895E-003</text:p>
          </table:table-cell>
          <table:table-cell table:formula="of:=[initial.N37]" office:value-type="float" office:value="0.00727614133689512">
            <text:p>7.276141336895E-003</text:p>
          </table:table-cell>
          <table:table-cell/>
        </table:table-row>
        <table:table-row table:style-name="ro2">
          <table:table-cell table:formula="of:=[initial.N38]" office:value-type="float" office:value="0.00774608508963541">
            <text:p>7.746085089635E-003</text:p>
          </table:table-cell>
          <table:table-cell table:formula="of:=[initial.N38]" office:value-type="float" office:value="0.00774608508963541">
            <text:p>7.746085089635E-003</text:p>
          </table:table-cell>
          <table:table-cell/>
        </table:table-row>
        <table:table-row table:style-name="ro2">
          <table:table-cell table:formula="of:=[initial.N39]" office:value-type="float" office:value="0.0082462977034816">
            <text:p>8.246297703482E-003</text:p>
          </table:table-cell>
          <table:table-cell table:formula="of:=[initial.N39]" office:value-type="float" office:value="0.0082462977034816">
            <text:p>8.246297703482E-003</text:p>
          </table:table-cell>
          <table:table-cell/>
        </table:table-row>
        <table:table-row table:style-name="ro2">
          <table:table-cell table:formula="of:=[initial.N40]" office:value-type="float" office:value="0.00877872023570341">
            <text:p>8.778720235703E-003</text:p>
          </table:table-cell>
          <table:table-cell table:formula="of:=[initial.N40]" office:value-type="float" office:value="0.00877872023570341">
            <text:p>8.778720235703E-003</text:p>
          </table:table-cell>
          <table:table-cell/>
        </table:table-row>
        <table:table-row table:style-name="ro2">
          <table:table-cell table:formula="of:=[initial.N41]" office:value-type="float" office:value="0.00934541773539171">
            <text:p>9.345417735392E-003</text:p>
          </table:table-cell>
          <table:table-cell table:formula="of:=[initial.N41]" office:value-type="float" office:value="0.00934541773539171">
            <text:p>9.345417735392E-003</text:p>
          </table:table-cell>
          <table:table-cell/>
        </table:table-row>
        <table:table-row table:style-name="ro2">
          <table:table-cell table:formula="of:=[initial.N42]" office:value-type="float" office:value="0.00994858714103869">
            <text:p>9.948587141039E-003</text:p>
          </table:table-cell>
          <table:table-cell table:formula="of:=[initial.N42]" office:value-type="float" office:value="0.00994858714103869">
            <text:p>9.948587141039E-003</text:p>
          </table:table-cell>
          <table:table-cell/>
        </table:table-row>
        <table:table-row table:style-name="ro2">
          <table:table-cell table:formula="of:=[initial.N43]" office:value-type="float" office:value="0.0105905656801478">
            <text:p>1.059056568015E-002</text:p>
          </table:table-cell>
          <table:table-cell table:formula="of:=[initial.N43]" office:value-type="float" office:value="0.0105905656801478">
            <text:p>1.059056568015E-002</text:p>
          </table:table-cell>
          <table:table-cell/>
        </table:table-row>
        <table:table-row table:style-name="ro2">
          <table:table-cell table:formula="of:=[initial.N44]" office:value-type="float" office:value="0.0112738398027431">
            <text:p>1.127383980274E-002</text:p>
          </table:table-cell>
          <table:table-cell table:formula="of:=[initial.N44]" office:value-type="float" office:value="0.0112738398027431">
            <text:p>1.127383980274E-002</text:p>
          </table:table-cell>
          <table:table-cell/>
        </table:table-row>
        <table:table-row table:style-name="ro2">
          <table:table-cell table:formula="of:=[initial.N45]" office:value-type="float" office:value="0.0120010546826702">
            <text:p>1.200105468267E-002</text:p>
          </table:table-cell>
          <table:table-cell table:formula="of:=[initial.N45]" office:value-type="float" office:value="0.0120010546826702">
            <text:p>1.200105468267E-002</text:p>
          </table:table-cell>
          <table:table-cell/>
        </table:table-row>
        <table:table-row table:style-name="ro2">
          <table:table-cell table:formula="of:=[initial.N46]" office:value-type="float" office:value="0.0127750243227286">
            <text:p>1.277502432273E-002</text:p>
          </table:table-cell>
          <table:table-cell table:formula="of:=[initial.N46]" office:value-type="float" office:value="0.0127750243227286">
            <text:p>1.277502432273E-002</text:p>
          </table:table-cell>
          <table:table-cell/>
        </table:table-row>
        <table:table-row table:style-name="ro2">
          <table:table-cell table:formula="of:=[initial.N47]" office:value-type="float" office:value="0.0135987423019625">
            <text:p>1.359874230196E-002</text:p>
          </table:table-cell>
          <table:table-cell table:formula="of:=[initial.N47]" office:value-type="float" office:value="0.0135987423019625">
            <text:p>1.359874230196E-002</text:p>
          </table:table-cell>
          <table:table-cell/>
        </table:table-row>
        <table:table-row table:style-name="ro2">
          <table:table-cell table:formula="of:=[initial.N48]" office:value-type="float" office:value="0.0144753932058678">
            <text:p>1.447539320587E-002</text:p>
          </table:table-cell>
          <table:table-cell table:formula="of:=[initial.N48]" office:value-type="float" office:value="0.0144753932058678">
            <text:p>1.447539320587E-002</text:p>
          </table:table-cell>
          <table:table-cell/>
        </table:table-row>
        <table:table-row table:style-name="ro2">
          <table:table-cell table:formula="of:=[initial.N49]" office:value-type="float" office:value="0.0154083647828565">
            <text:p>1.540836478286E-002</text:p>
          </table:table-cell>
          <table:table-cell table:formula="of:=[initial.N49]" office:value-type="float" office:value="0.0154083647828565">
            <text:p>1.540836478286E-002</text:p>
          </table:table-cell>
          <table:table-cell/>
        </table:table-row>
        <table:table-row table:style-name="ro2">
          <table:table-cell table:formula="of:=[initial.N50]" office:value-type="float" office:value="0.0164012608730689">
            <text:p>1.640126087307E-002</text:p>
          </table:table-cell>
          <table:table-cell table:formula="of:=[initial.N50]" office:value-type="float" office:value="0.0164012608730689">
            <text:p>1.640126087307E-002</text:p>
          </table:table-cell>
          <table:table-cell/>
        </table:table-row>
        <table:table-row table:style-name="ro2">
          <table:table-cell table:formula="of:=[initial.N51]" office:value-type="float" office:value="0.017457915158548">
            <text:p>1.745791515855E-002</text:p>
          </table:table-cell>
          <table:table-cell table:formula="of:=[initial.N51]" office:value-type="float" office:value="0.017457915158548">
            <text:p>1.745791515855E-002</text:p>
          </table:table-cell>
          <table:table-cell/>
        </table:table-row>
        <table:table-row table:style-name="ro2">
          <table:table-cell table:formula="of:=[initial.N52]" office:value-type="float" office:value="0.0185824057868952">
            <text:p>1.858240578690E-002</text:p>
          </table:table-cell>
          <table:table-cell table:formula="of:=[initial.N52]" office:value-type="float" office:value="0.0185824057868952">
            <text:p>1.858240578690E-002</text:p>
          </table:table-cell>
          <table:table-cell/>
        </table:table-row>
        <table:table-row table:style-name="ro2">
          <table:table-cell table:formula="of:=[initial.N53]" office:value-type="float" office:value="0.0197790709238361">
            <text:p>1.977907092384E-002</text:p>
          </table:table-cell>
          <table:table-cell table:formula="of:=[initial.N53]" office:value-type="float" office:value="0.0197790709238361">
            <text:p>1.977907092384E-002</text:p>
          </table:table-cell>
          <table:table-cell/>
        </table:table-row>
        <table:table-row table:style-name="ro2">
          <table:table-cell table:formula="of:=[initial.N54]" office:value-type="float" office:value="0.0210525252936338">
            <text:p>2.105252529363E-002</text:p>
          </table:table-cell>
          <table:table-cell table:formula="of:=[initial.N54]" office:value-type="float" office:value="0.0210525252936338">
            <text:p>2.105252529363E-002</text:p>
          </table:table-cell>
          <table:table-cell/>
        </table:table-row>
        <table:table-row table:style-name="ro2">
          <table:table-cell table:formula="of:=[initial.N55]" office:value-type="float" office:value="0.0224076777700298">
            <text:p>2.240767777003E-002</text:p>
          </table:table-cell>
          <table:table-cell table:formula="of:=[initial.N55]" office:value-type="float" office:value="0.0224076777700298">
            <text:p>2.240767777003E-002</text:p>
          </table:table-cell>
          <table:table-cell/>
        </table:table-row>
        <table:table-row table:style-name="ro2">
          <table:table-cell table:formula="of:=[initial.N56]" office:value-type="float" office:value="0.0238497500843635">
            <text:p>2.384975008436E-002</text:p>
          </table:table-cell>
          <table:table-cell table:formula="of:=[initial.N56]" office:value-type="float" office:value="0.0238497500843635">
            <text:p>2.384975008436E-002</text:p>
          </table:table-cell>
          <table:table-cell/>
        </table:table-row>
        <table:table-row table:style-name="ro2">
          <table:table-cell table:formula="of:=[initial.N57]" office:value-type="float" office:value="0.0253842967217467">
            <text:p>2.538429672175E-002</text:p>
          </table:table-cell>
          <table:table-cell table:formula="of:=[initial.N57]" office:value-type="float" office:value="0.0253842967217467">
            <text:p>2.538429672175E-002</text:p>
          </table:table-cell>
          <table:table-cell/>
        </table:table-row>
        <table:table-row table:style-name="ro2">
          <table:table-cell table:formula="of:=[initial.N58]" office:value-type="float" office:value="0.0270172260806653">
            <text:p>2.701722608067E-002</text:p>
          </table:table-cell>
          <table:table-cell table:formula="of:=[initial.N58]" office:value-type="float" office:value="0.0270172260806653">
            <text:p>2.701722608067E-002</text:p>
          </table:table-cell>
          <table:table-cell/>
        </table:table-row>
        <table:table-row table:style-name="ro2">
          <table:table-cell table:formula="of:=[initial.N59]" office:value-type="float" office:value="0.0287548229761575">
            <text:p>2.875482297616E-002</text:p>
          </table:table-cell>
          <table:table-cell table:formula="of:=[initial.N59]" office:value-type="float" office:value="0.0287548229761575">
            <text:p>2.875482297616E-002</text:p>
          </table:table-cell>
          <table:table-cell/>
        </table:table-row>
        <table:table-row table:style-name="ro2">
          <table:table-cell table:formula="of:=[initial.N60]" office:value-type="float" office:value="0.0306037725717984">
            <text:p>3.060377257180E-002</text:p>
          </table:table-cell>
          <table:table-cell table:formula="of:=[initial.N60]" office:value-type="float" office:value="0.0306037725717984">
            <text:p>3.060377257180E-002</text:p>
          </table:table-cell>
          <table:table-cell/>
        </table:table-row>
        <table:table-row table:style-name="ro2">
          <table:table-cell table:formula="of:=[initial.N61]" office:value-type="float" office:value="0.0325711858311252">
            <text:p>3.257118583113E-002</text:p>
          </table:table-cell>
          <table:table-cell table:formula="of:=[initial.N61]" office:value-type="float" office:value="0.0325711858311252">
            <text:p>3.257118583113E-002</text:p>
          </table:table-cell>
          <table:table-cell/>
        </table:table-row>
        <table:table-row table:style-name="ro2">
          <table:table-cell table:formula="of:=[initial.N62]" office:value-type="float" office:value="0.0346646265848829">
            <text:p>3.466462658488E-002</text:p>
          </table:table-cell>
          <table:table-cell table:formula="of:=[initial.N62]" office:value-type="float" office:value="0.0346646265848829">
            <text:p>3.466462658488E-002</text:p>
          </table:table-cell>
          <table:table-cell/>
        </table:table-row>
        <table:table-row table:style-name="ro2">
          <table:table-cell table:formula="of:=[initial.N63]" office:value-type="float" office:value="0.0368921403165785">
            <text:p>3.689214031658E-002</text:p>
          </table:table-cell>
          <table:table-cell table:formula="of:=[initial.N63]" office:value-type="float" office:value="0.0368921403165785">
            <text:p>3.689214031658E-002</text:p>
          </table:table-cell>
          <table:table-cell/>
        </table:table-row>
        <table:table-row table:style-name="ro2">
          <table:table-cell table:formula="of:=[initial.N64]" office:value-type="float" office:value="0.0392622847753298">
            <text:p>3.926228477533E-002</text:p>
          </table:table-cell>
          <table:table-cell table:formula="of:=[initial.N64]" office:value-type="float" office:value="0.0392622847753298">
            <text:p>3.926228477533E-002</text:p>
          </table:table-cell>
          <table:table-cell/>
        </table:table-row>
        <table:table-row table:style-name="ro2">
          <table:table-cell table:formula="of:=[initial.N65]" office:value-type="float" office:value="0.0417841625319038">
            <text:p>4.178416253190E-002</text:p>
          </table:table-cell>
          <table:table-cell table:formula="of:=[initial.N65]" office:value-type="float" office:value="0.0417841625319038">
            <text:p>4.178416253190E-002</text:p>
          </table:table-cell>
          <table:table-cell/>
        </table:table-row>
        <table:table-row table:style-name="ro2">
          <table:table-cell table:formula="of:=[initial.N66]" office:value-type="float" office:value="0.044467455601184">
            <text:p>4.446745560118E-002</text:p>
          </table:table-cell>
          <table:table-cell table:formula="of:=[initial.N66]" office:value-type="float" office:value="0.044467455601184">
            <text:p>4.446745560118E-002</text:p>
          </table:table-cell>
          <table:table-cell/>
        </table:table-row>
        <table:table-row table:style-name="ro2">
          <table:table-cell table:formula="of:=[initial.N67]" office:value-type="float" office:value="0.0473224622621187">
            <text:p>4.732246226212E-002</text:p>
          </table:table-cell>
          <table:table-cell table:formula="of:=[initial.N67]" office:value-type="float" office:value="0.0473224622621187">
            <text:p>4.732246226212E-002</text:p>
          </table:table-cell>
          <table:table-cell/>
        </table:table-row>
        <table:table-row table:style-name="ro2">
          <table:table-cell table:formula="of:=[initial.N68]" office:value-type="float" office:value="0.0503601362145106">
            <text:p>5.036013621451E-002</text:p>
          </table:table-cell>
          <table:table-cell table:formula="of:=[initial.N68]" office:value-type="float" office:value="0.0503601362145106">
            <text:p>5.036013621451E-002</text:p>
          </table:table-cell>
          <table:table-cell/>
        </table:table-row>
        <table:table-row table:style-name="ro2">
          <table:table-cell table:formula="of:=[initial.N69]" office:value-type="float" office:value="0.053592128220837">
            <text:p>5.359212822084E-002</text:p>
          </table:table-cell>
          <table:table-cell table:formula="of:=[initial.N69]" office:value-type="float" office:value="0.053592128220837">
            <text:p>5.359212822084E-002</text:p>
          </table:table-cell>
          <table:table-cell/>
        </table:table-row>
        <table:table-row table:style-name="ro2">
          <table:table-cell table:formula="of:=[initial.N70]" office:value-type="float" office:value="0.0570308303906871">
            <text:p>5.703083039069E-002</text:p>
          </table:table-cell>
          <table:table-cell table:formula="of:=[initial.N70]" office:value-type="float" office:value="0.0570308303906871">
            <text:p>5.703083039069E-002</text:p>
          </table:table-cell>
          <table:table-cell/>
        </table:table-row>
        <table:table-row table:style-name="ro2">
          <table:table-cell table:formula="of:=[initial.N71]" office:value-type="float" office:value="0.0606894232753861">
            <text:p>6.068942327539E-002</text:p>
          </table:table-cell>
          <table:table-cell table:formula="of:=[initial.N71]" office:value-type="float" office:value="0.0606894232753861">
            <text:p>6.068942327539E-002</text:p>
          </table:table-cell>
          <table:table-cell/>
        </table:table-row>
        <table:table-row table:style-name="ro2">
          <table:table-cell table:formula="of:=[initial.N72]" office:value-type="float" office:value="0.0645819259510009">
            <text:p>6.458192595100E-002</text:p>
          </table:table-cell>
          <table:table-cell table:formula="of:=[initial.N72]" office:value-type="float" office:value="0.0645819259510009">
            <text:p>6.458192595100E-002</text:p>
          </table:table-cell>
          <table:table-cell/>
        </table:table-row>
        <table:table-row table:style-name="ro2">
          <table:table-cell table:formula="of:=[initial.N73]" office:value-type="float" office:value="0.068723249279211">
            <text:p>6.872324927921E-002</text:p>
          </table:table-cell>
          <table:table-cell table:formula="of:=[initial.N73]" office:value-type="float" office:value="0.068723249279211">
            <text:p>6.872324927921E-002</text:p>
          </table:table-cell>
          <table:table-cell/>
        </table:table-row>
        <table:table-row table:style-name="ro2">
          <table:table-cell table:formula="of:=[initial.N74]" office:value-type="float" office:value="0.0731292525475415">
            <text:p>7.312925254754E-002</text:p>
          </table:table-cell>
          <table:table-cell table:formula="of:=[initial.N74]" office:value-type="float" office:value="0.0731292525475415">
            <text:p>7.312925254754E-002</text:p>
          </table:table-cell>
          <table:table-cell/>
        </table:table-row>
        <table:table-row table:style-name="ro2">
          <table:table-cell table:formula="of:=[initial.N75]" office:value-type="float" office:value="0.0778168037032204">
            <text:p>7.781680370322E-002</text:p>
          </table:table-cell>
          <table:table-cell table:formula="of:=[initial.N75]" office:value-type="float" office:value="0.0778168037032204">
            <text:p>7.781680370322E-002</text:p>
          </table:table-cell>
          <table:table-cell/>
        </table:table-row>
        <table:table-row table:style-name="ro2">
          <table:table-cell table:formula="of:=[initial.N76]" office:value-type="float" office:value="0.0828038434085053">
            <text:p>8.280384340851E-002</text:p>
          </table:table-cell>
          <table:table-cell table:formula="of:=[initial.N76]" office:value-type="float" office:value="0.0828038434085053">
            <text:p>8.280384340851E-002</text:p>
          </table:table-cell>
          <table:table-cell/>
        </table:table-row>
        <table:table-row table:style-name="ro2">
          <table:table-cell table:formula="of:=[initial.N77]" office:value-type="float" office:value="0.0881094531597611">
            <text:p>8.810945315976E-002</text:p>
          </table:table-cell>
          <table:table-cell table:formula="of:=[initial.N77]" office:value-type="float" office:value="0.0881094531597611">
            <text:p>8.810945315976E-002</text:p>
          </table:table-cell>
          <table:table-cell/>
        </table:table-row>
        <table:table-row table:style-name="ro2">
          <table:table-cell table:formula="of:=[initial.N78]" office:value-type="float" office:value="0.0937539277279242">
            <text:p>9.375392772792E-002</text:p>
          </table:table-cell>
          <table:table-cell table:formula="of:=[initial.N78]" office:value-type="float" office:value="0.0937539277279242">
            <text:p>9.375392772792E-002</text:p>
          </table:table-cell>
          <table:table-cell/>
        </table:table-row>
        <table:table-row table:style-name="ro2">
          <table:table-cell table:formula="of:=[initial.N79]" office:value-type="float" office:value="0.0997588521943155">
            <text:p>9.975885219432E-002</text:p>
          </table:table-cell>
          <table:table-cell table:formula="of:=[initial.N79]" office:value-type="float" office:value="0.0997588521943155">
            <text:p>9.975885219432E-002</text:p>
          </table:table-cell>
          <table:table-cell/>
        </table:table-row>
        <table:table-row table:style-name="ro2">
          <table:table-cell table:formula="of:=[initial.N80]" office:value-type="float" office:value="0.106147183873128">
            <text:p>1.061471838731E-001</text:p>
          </table:table-cell>
          <table:table-cell table:formula="of:=[initial.N80]" office:value-type="float" office:value="0.106147183873128">
            <text:p>1.061471838731E-001</text:p>
          </table:table-cell>
          <table:table-cell/>
        </table:table-row>
        <table:table-row table:style-name="ro2">
          <table:table-cell table:formula="of:=[initial.N81]" office:value-type="float" office:value="0.112943339430367">
            <text:p>1.129433394304E-001</text:p>
          </table:table-cell>
          <table:table-cell table:formula="of:=[initial.N81]" office:value-type="float" office:value="0.112943339430367">
            <text:p>1.129433394304E-001</text:p>
          </table:table-cell>
          <table:table-cell/>
        </table:table-row>
        <table:table-row table:style-name="ro2">
          <table:table-cell table:formula="of:=[initial.N82]" office:value-type="float" office:value="0.120173287528667">
            <text:p>1.201732875287E-001</text:p>
          </table:table-cell>
          <table:table-cell table:formula="of:=[initial.N82]" office:value-type="float" office:value="0.120173287528667">
            <text:p>1.201732875287E-001</text:p>
          </table:table-cell>
          <table:table-cell/>
        </table:table-row>
        <table:table-row table:style-name="ro2">
          <table:table-cell table:formula="of:=[initial.N83]" office:value-type="float" office:value="0.12786464734826">
            <text:p>1.278646473483E-001</text:p>
          </table:table-cell>
          <table:table-cell table:formula="of:=[initial.N83]" office:value-type="float" office:value="0.12786464734826">
            <text:p>1.278646473483E-001</text:p>
          </table:table-cell>
          <table:table-cell/>
        </table:table-row>
        <table:table-row table:style-name="ro2">
          <table:table-cell table:formula="of:=[initial.N84]" office:value-type="float" office:value="0.136046793356587">
            <text:p>1.360467933566E-001</text:p>
          </table:table-cell>
          <table:table-cell table:formula="of:=[initial.N84]" office:value-type="float" office:value="0.136046793356587">
            <text:p>1.360467933566E-001</text:p>
          </table:table-cell>
          <table:table-cell/>
        </table:table-row>
        <table:table-row table:style-name="ro2">
          <table:table-cell table:formula="of:=[initial.N85]" office:value-type="float" office:value="0.14475096672264">
            <text:p>1.447509667226E-001</text:p>
          </table:table-cell>
          <table:table-cell table:formula="of:=[initial.N85]" office:value-type="float" office:value="0.14475096672264">
            <text:p>1.447509667226E-001</text:p>
          </table:table-cell>
          <table:table-cell/>
        </table:table-row>
        <table:table-row table:style-name="ro2">
          <table:table-cell table:formula="of:=[initial.N86]" office:value-type="float" office:value="0.154010393797212">
            <text:p>1.540103937972E-001</text:p>
          </table:table-cell>
          <table:table-cell table:formula="of:=[initial.N86]" office:value-type="float" office:value="0.154010393797212">
            <text:p>1.540103937972E-001</text:p>
          </table:table-cell>
          <table:table-cell/>
        </table:table-row>
        <table:table-row table:style-name="ro2">
          <table:table-cell table:formula="of:=[initial.N87]" office:value-type="float" office:value="0.163860412106922">
            <text:p>1.638604121069E-001</text:p>
          </table:table-cell>
          <table:table-cell table:formula="of:=[initial.N87]" office:value-type="float" office:value="0.163860412106922">
            <text:p>1.638604121069E-001</text:p>
          </table:table-cell>
          <table:table-cell/>
        </table:table-row>
        <table:table-row table:style-name="ro2">
          <table:table-cell table:formula="of:=[initial.N88]" office:value-type="float" office:value="0.174338604338274">
            <text:p>1.743386043383E-001</text:p>
          </table:table-cell>
          <table:table-cell table:formula="of:=[initial.N88]" office:value-type="float" office:value="0.174338604338274">
            <text:p>1.743386043383E-001</text:p>
          </table:table-cell>
          <table:table-cell/>
        </table:table-row>
        <table:table-row table:style-name="ro2">
          <table:table-cell table:formula="of:=[initial.N89]" office:value-type="float" office:value="0.185484940818159">
            <text:p>1.854849408182E-001</text:p>
          </table:table-cell>
          <table:table-cell table:formula="of:=[initial.N89]" office:value-type="float" office:value="0.185484940818159">
            <text:p>1.854849408182E-001</text:p>
          </table:table-cell>
          <table:table-cell/>
        </table:table-row>
        <table:table-row table:style-name="ro2">
          <table:table-cell table:formula="of:=[initial.N90]" office:value-type="float" office:value="0.197341931029319">
            <text:p>1.973419310293E-001</text:p>
          </table:table-cell>
          <table:table-cell table:formula="of:=[initial.N90]" office:value-type="float" office:value="0.197341931029319">
            <text:p>1.973419310293E-001</text:p>
          </table:table-cell>
          <table:table-cell/>
        </table:table-row>
        <table:table-row table:style-name="ro2">
          <table:table-cell table:formula="of:=[initial.N91]" office:value-type="float" office:value="0.209954784733393">
            <text:p>2.099547847334E-001</text:p>
          </table:table-cell>
          <table:table-cell table:formula="of:=[initial.N91]" office:value-type="float" office:value="0.209954784733393">
            <text:p>2.099547847334E-001</text:p>
          </table:table-cell>
          <table:table-cell/>
        </table:table-row>
        <table:table-row table:style-name="ro2">
          <table:table-cell table:formula="of:=[initial.N92]" office:value-type="float" office:value="0.223371583310458">
            <text:p>2.233715833105E-001</text:p>
          </table:table-cell>
          <table:table-cell table:formula="of:=[initial.N92]" office:value-type="float" office:value="0.223371583310458">
            <text:p>2.233715833105E-001</text:p>
          </table:table-cell>
          <table:table-cell/>
        </table:table-row>
        <table:table-row table:style-name="ro2">
          <table:table-cell table:formula="of:=[initial.N93]" office:value-type="float" office:value="0.237643461962555">
            <text:p>2.376434619626E-001</text:p>
          </table:table-cell>
          <table:table-cell table:formula="of:=[initial.N93]" office:value-type="float" office:value="0.237643461962555">
            <text:p>2.376434619626E-001</text:p>
          </table:table-cell>
          <table:table-cell/>
        </table:table-row>
        <table:table-row table:style-name="ro2">
          <table:table-cell table:formula="of:=[initial.N94]" office:value-type="float" office:value="0.252824803469691">
            <text:p>2.528248034697E-001</text:p>
          </table:table-cell>
          <table:table-cell table:formula="of:=[initial.N94]" office:value-type="float" office:value="0.252824803469691">
            <text:p>2.528248034697E-001</text:p>
          </table:table-cell>
          <table:table-cell/>
        </table:table-row>
        <table:table-row table:style-name="ro2">
          <table:table-cell table:formula="of:=[initial.N95]" office:value-type="float" office:value="0.268973444230474">
            <text:p>2.689734442305E-001</text:p>
          </table:table-cell>
          <table:table-cell table:formula="of:=[initial.N95]" office:value-type="float" office:value="0.268973444230474">
            <text:p>2.689734442305E-001</text:p>
          </table:table-cell>
          <table:table-cell/>
        </table:table-row>
        <table:table-row table:style-name="ro2">
          <table:table-cell table:formula="of:=[initial.N96]" office:value-type="float" office:value="0.286150893365866">
            <text:p>2.861508933659E-001</text:p>
          </table:table-cell>
          <table:table-cell table:formula="of:=[initial.N96]" office:value-type="float" office:value="0.286150893365866">
            <text:p>2.861508933659E-001</text:p>
          </table:table-cell>
          <table:table-cell/>
        </table:table-row>
        <table:table-row table:style-name="ro2">
          <table:table-cell table:formula="of:=[initial.N97]" office:value-type="float" office:value="0.304422565713906">
            <text:p>3.044225657139E-001</text:p>
          </table:table-cell>
          <table:table-cell table:formula="of:=[initial.N97]" office:value-type="float" office:value="0.304422565713906">
            <text:p>3.044225657139E-001</text:p>
          </table:table-cell>
          <table:table-cell/>
        </table:table-row>
        <table:table-row table:style-name="ro2">
          <table:table-cell table:formula="of:=[initial.N98]" office:value-type="float" office:value="0.323858029595672">
            <text:p>3.238580295957E-001</text:p>
          </table:table-cell>
          <table:table-cell table:formula="of:=[initial.N98]" office:value-type="float" office:value="0.323858029595672">
            <text:p>3.238580295957E-001</text:p>
          </table:table-cell>
          <table:table-cell/>
        </table:table-row>
        <table:table-row table:style-name="ro2">
          <table:table-cell table:formula="of:=[initial.N99]" office:value-type="float" office:value="0.344531270288534">
            <text:p>3.445312702885E-001</text:p>
          </table:table-cell>
          <table:table-cell table:formula="of:=[initial.N99]" office:value-type="float" office:value="0.344531270288534">
            <text:p>3.445312702885E-001</text:p>
          </table:table-cell>
          <table:table-cell/>
        </table:table-row>
        <table:table-row table:style-name="ro2">
          <table:table-cell table:formula="of:=[initial.N100]" office:value-type="float" office:value="0.366520970202039">
            <text:p>3.665209702020E-001</text:p>
          </table:table-cell>
          <table:table-cell table:formula="of:=[initial.N100]" office:value-type="float" office:value="0.366520970202039">
            <text:p>3.665209702020E-001</text:p>
          </table:table-cell>
          <table:table-cell/>
        </table:table-row>
        <table:table-row table:style-name="ro2">
          <table:table-cell table:formula="of:=[initial.N101]" office:value-type="float" office:value="0.389910806814839">
            <text:p>3.899108068148E-001</text:p>
          </table:table-cell>
          <table:table-cell table:formula="of:=[initial.N101]" office:value-type="float" office:value="0.389910806814839">
            <text:p>3.899108068148E-001</text:p>
          </table:table-cell>
          <table:table-cell/>
        </table:table-row>
        <table:table-row table:style-name="ro2">
          <table:table-cell table:formula="of:=[initial.N102]" office:value-type="float" office:value="0.414789769498101">
            <text:p>4.147897694981E-001</text:p>
          </table:table-cell>
          <table:table-cell table:formula="of:=[initial.N102]" office:value-type="float" office:value="0.414789769498101">
            <text:p>4.147897694981E-001</text:p>
          </table:table-cell>
          <table:table-cell/>
        </table:table-row>
      </table:table>
      <table:table table:name="restart_A" table:style-name="ta1" table:print="false">
        <table:table-column table:style-name="co14" table:number-columns-repeated="2" table:default-cell-style-name="ce1"/>
        <table:table-column table:style-name="co4" table:number-columns-repeated="3" table:default-cell-style-name="Default"/>
        <table:table-column table:style-name="co15" table:default-cell-style-name="ce1"/>
        <table:table-row table:style-name="ro2">
          <table:table-cell table:formula="of:=[initial.M2]" office:value-type="float" office:value="0.00118639066752224">
            <text:p>1.186390667522E-003</text:p>
          </table:table-cell>
          <table:table-cell table:formula="of:=[initial.M2]" office:value-type="float" office:value="0.00118639066752224">
            <text:p>1.186390667522E-003</text:p>
          </table:table-cell>
          <table:table-cell table:number-columns-repeated="4"/>
        </table:table-row>
        <table:table-row table:style-name="ro2">
          <table:table-cell table:formula="of:=[initial.M3]" office:value-type="float" office:value="0.00125341509851813">
            <text:p>1.253415098518E-003</text:p>
          </table:table-cell>
          <table:table-cell table:formula="of:=[initial.M3]" office:value-type="float" office:value="0.00125341509851813">
            <text:p>1.253415098518E-003</text:p>
          </table:table-cell>
          <table:table-cell table:number-columns-repeated="4"/>
        </table:table-row>
        <table:table-row table:style-name="ro2">
          <table:table-cell table:formula="of:=[initial.M4]" office:value-type="float" office:value="0.00132445402890874">
            <text:p>1.324454028909E-003</text:p>
          </table:table-cell>
          <table:table-cell table:formula="of:=[initial.M4]" office:value-type="float" office:value="0.00132445402890874">
            <text:p>1.324454028909E-003</text:p>
          </table:table-cell>
          <table:table-cell table:number-columns-repeated="4"/>
        </table:table-row>
        <table:table-row table:style-name="ro2">
          <table:table-cell table:formula="of:=[initial.M5]" office:value-type="float" office:value="0.00139975348256476">
            <text:p>1.399753482565E-003</text:p>
          </table:table-cell>
          <table:table-cell table:formula="of:=[initial.M5]" office:value-type="float" office:value="0.00139975348256476">
            <text:p>1.399753482565E-003</text:p>
          </table:table-cell>
          <table:table-cell table:number-columns-repeated="4"/>
        </table:table-row>
        <table:table-row table:style-name="ro2">
          <table:table-cell table:formula="of:=[initial.M6]" office:value-type="float" office:value="0.00147957475375213">
            <text:p>1.479574753752E-003</text:p>
          </table:table-cell>
          <table:table-cell table:formula="of:=[initial.M6]" office:value-type="float" office:value="0.00147957475375213">
            <text:p>1.479574753752E-003</text:p>
          </table:table-cell>
          <table:table-cell table:number-columns-repeated="4"/>
        </table:table-row>
        <table:table-row table:style-name="ro2">
          <table:table-cell table:formula="of:=[initial.M7]" office:value-type="float" office:value="0.00156419536180277">
            <text:p>1.564195361803E-003</text:p>
          </table:table-cell>
          <table:table-cell table:formula="of:=[initial.M7]" office:value-type="float" office:value="0.00156419536180277">
            <text:p>1.564195361803E-003</text:p>
          </table:table-cell>
          <table:table-cell table:number-columns-repeated="4"/>
        </table:table-row>
        <table:table-row table:style-name="ro2">
          <table:table-cell table:formula="of:=[initial.M8]" office:value-type="float" office:value="0.00165391006573511">
            <text:p>1.653910065735E-003</text:p>
          </table:table-cell>
          <table:table-cell table:formula="of:=[initial.M8]" office:value-type="float" office:value="0.00165391006573511">
            <text:p>1.653910065735E-003</text:p>
          </table:table-cell>
          <table:table-cell table:number-columns-repeated="4"/>
        </table:table-row>
        <table:table-row table:style-name="ro2">
          <table:table-cell table:formula="of:=[initial.M9]" office:value-type="float" office:value="0.00174903194259961">
            <text:p>1.749031942600E-003</text:p>
          </table:table-cell>
          <table:table-cell table:formula="of:=[initial.M9]" office:value-type="float" office:value="0.00174903194259961">
            <text:p>1.749031942600E-003</text:p>
          </table:table-cell>
          <table:table-cell table:number-columns-repeated="4"/>
        </table:table-row>
        <table:table-row table:style-name="ro2">
          <table:table-cell table:formula="of:=[initial.M10]" office:value-type="float" office:value="0.00184989353356307">
            <text:p>1.849893533563E-003</text:p>
          </table:table-cell>
          <table:table-cell table:formula="of:=[initial.M10]" office:value-type="float" office:value="0.00184989353356307">
            <text:p>1.849893533563E-003</text:p>
          </table:table-cell>
          <table:table-cell table:number-columns-repeated="4"/>
        </table:table-row>
        <table:table-row table:style-name="ro2">
          <table:table-cell table:formula="of:=[initial.M11]" office:value-type="float" office:value="0.00195684806199829">
            <text:p>1.956848061998E-003</text:p>
          </table:table-cell>
          <table:table-cell table:formula="of:=[initial.M11]" office:value-type="float" office:value="0.00195684806199829">
            <text:p>1.956848061998E-003</text:p>
          </table:table-cell>
          <table:table-cell table:number-columns-repeated="4"/>
        </table:table-row>
        <table:table-row table:style-name="ro2">
          <table:table-cell table:formula="of:=[initial.M12]" office:value-type="float" office:value="0.00207027072811528">
            <text:p>2.070270728115E-003</text:p>
          </table:table-cell>
          <table:table-cell table:formula="of:=[initial.M12]" office:value-type="float" office:value="0.00207027072811528">
            <text:p>2.070270728115E-003</text:p>
          </table:table-cell>
          <table:table-cell table:number-columns-repeated="4"/>
        </table:table-row>
        <table:table-row table:style-name="ro2">
          <table:table-cell table:formula="of:=[initial.M13]" office:value-type="float" office:value="0.00219056008495619">
            <text:p>2.190560084956E-003</text:p>
          </table:table-cell>
          <table:table-cell table:formula="of:=[initial.M13]" office:value-type="float" office:value="0.00219056008495619">
            <text:p>2.190560084956E-003</text:p>
          </table:table-cell>
          <table:table-cell table:number-columns-repeated="4"/>
        </table:table-row>
        <table:table-row table:style-name="ro2">
          <table:table-cell table:formula="of:=[initial.M14]" office:value-type="float" office:value="0.00231813950088058">
            <text:p>2.318139500881E-003</text:p>
          </table:table-cell>
          <table:table-cell table:formula="of:=[initial.M14]" office:value-type="float" office:value="0.00231813950088058">
            <text:p>2.318139500881E-003</text:p>
          </table:table-cell>
          <table:table-cell table:number-columns-repeated="4"/>
        </table:table-row>
        <table:table-row table:style-name="ro2">
          <table:table-cell table:formula="of:=[initial.M15]" office:value-type="float" office:value="0.00245345871399126">
            <text:p>2.453458713991E-003</text:p>
          </table:table-cell>
          <table:table-cell table:formula="of:=[initial.M15]" office:value-type="float" office:value="0.00245345871399126">
            <text:p>2.453458713991E-003</text:p>
          </table:table-cell>
          <table:table-cell table:number-columns-repeated="4"/>
        </table:table-row>
        <table:table-row table:style-name="ro2">
          <table:table-cell table:formula="of:=[initial.M16]" office:value-type="float" office:value="0.00259699548429474">
            <text:p>2.596995484295E-003</text:p>
          </table:table-cell>
          <table:table-cell table:formula="of:=[initial.M16]" office:value-type="float" office:value="0.00259699548429474">
            <text:p>2.596995484295E-003</text:p>
          </table:table-cell>
          <table:table-cell table:number-columns-repeated="4"/>
        </table:table-row>
        <table:table-row table:style-name="ro2">
          <table:table-cell table:formula="of:=[initial.M17]" office:value-type="float" office:value="0.00274925734975621">
            <text:p>2.749257349756E-003</text:p>
          </table:table-cell>
          <table:table-cell table:formula="of:=[initial.M17]" office:value-type="float" office:value="0.00274925734975621">
            <text:p>2.749257349756E-003</text:p>
          </table:table-cell>
          <table:table-cell table:number-columns-repeated="4"/>
        </table:table-row>
        <table:table-row table:style-name="ro2">
          <table:table-cell table:formula="of:=[initial.M18]" office:value-type="float" office:value="0.00291078349279776">
            <text:p>2.910783492798E-003</text:p>
          </table:table-cell>
          <table:table-cell table:formula="of:=[initial.M18]" office:value-type="float" office:value="0.00291078349279776">
            <text:p>2.910783492798E-003</text:p>
          </table:table-cell>
          <table:table-cell table:number-columns-repeated="4"/>
        </table:table-row>
        <table:table-row table:style-name="ro2">
          <table:table-cell table:formula="of:=[initial.M19]" office:value-type="float" office:value="0.00308214672420206">
            <text:p>3.082146724202E-003</text:p>
          </table:table-cell>
          <table:table-cell table:formula="of:=[initial.M19]" office:value-type="float" office:value="0.00308214672420206">
            <text:p>3.082146724202E-003</text:p>
          </table:table-cell>
          <table:table-cell table:number-columns-repeated="4"/>
        </table:table-row>
        <table:table-row table:style-name="ro2">
          <table:table-cell table:formula="of:=[initial.M20]" office:value-type="float" office:value="0.00326395559182301">
            <text:p>3.263955591823E-003</text:p>
          </table:table-cell>
          <table:table-cell table:formula="of:=[initial.M20]" office:value-type="float" office:value="0.00326395559182301">
            <text:p>3.263955591823E-003</text:p>
          </table:table-cell>
          <table:table-cell table:number-columns-repeated="4"/>
        </table:table-row>
        <table:table-row table:style-name="ro2">
          <table:table-cell table:formula="of:=[initial.M21]" office:value-type="float" office:value="0.00345685662197245">
            <text:p>3.456856621972E-003</text:p>
          </table:table-cell>
          <table:table-cell table:formula="of:=[initial.M21]" office:value-type="float" office:value="0.00345685662197245">
            <text:p>3.456856621972E-003</text:p>
          </table:table-cell>
          <table:table-cell table:number-columns-repeated="4"/>
        </table:table-row>
        <table:table-row table:style-name="ro2">
          <table:table-cell table:formula="of:=[initial.M22]" office:value-type="float" office:value="0.00366153670184875">
            <text:p>3.661536701849E-003</text:p>
          </table:table-cell>
          <table:table-cell table:formula="of:=[initial.M22]" office:value-type="float" office:value="0.00366153670184875">
            <text:p>3.661536701849E-003</text:p>
          </table:table-cell>
          <table:table-cell table:number-columns-repeated="4"/>
        </table:table-row>
        <table:table-row table:style-name="ro2">
          <table:table-cell table:formula="of:=[initial.M23]" office:value-type="float" office:value="0.00387872561190131">
            <text:p>3.878725611901E-003</text:p>
          </table:table-cell>
          <table:table-cell table:formula="of:=[initial.M23]" office:value-type="float" office:value="0.00387872561190131">
            <text:p>3.878725611901E-003</text:p>
          </table:table-cell>
          <table:table-cell table:number-columns-repeated="4"/>
        </table:table-row>
        <table:table-row table:style-name="ro2">
          <table:table-cell table:formula="of:=[initial.M24]" office:value-type="float" office:value="0.00410919871758666">
            <text:p>4.109198717587E-003</text:p>
          </table:table-cell>
          <table:table-cell table:formula="of:=[initial.M24]" office:value-type="float" office:value="0.00410919871758666">
            <text:p>4.109198717587E-003</text:p>
          </table:table-cell>
          <table:table-cell table:number-columns-repeated="4"/>
        </table:table-row>
        <table:table-row table:style-name="ro2">
          <table:table-cell table:formula="of:=[initial.M25]" office:value-type="float" office:value="0.00435377983056909">
            <text:p>4.353779830569E-003</text:p>
          </table:table-cell>
          <table:table-cell table:formula="of:=[initial.M25]" office:value-type="float" office:value="0.00435377983056909">
            <text:p>4.353779830569E-003</text:p>
          </table:table-cell>
          <table:table-cell table:number-columns-repeated="4"/>
        </table:table-row>
        <table:table-row table:style-name="ro2">
          <table:table-cell table:formula="of:=[initial.M26]" office:value-type="float" office:value="0.00461334425005338">
            <text:p>4.613344250053E-003</text:p>
          </table:table-cell>
          <table:table-cell table:formula="of:=[initial.M26]" office:value-type="float" office:value="0.00461334425005338">
            <text:p>4.613344250053E-003</text:p>
          </table:table-cell>
          <table:table-cell table:number-columns-repeated="4"/>
        </table:table-row>
        <table:table-row table:style-name="ro2">
          <table:table-cell table:formula="of:=[initial.M27]" office:value-type="float" office:value="0.00488882199561245">
            <text:p>4.888821995612E-003</text:p>
          </table:table-cell>
          <table:table-cell table:formula="of:=[initial.M27]" office:value-type="float" office:value="0.00488882199561245">
            <text:p>4.888821995612E-003</text:p>
          </table:table-cell>
          <table:table-cell table:number-columns-repeated="4"/>
        </table:table-row>
        <table:table-row table:style-name="ro2">
          <table:table-cell table:formula="of:=[initial.M28]" office:value-type="float" office:value="0.00518120124359022">
            <text:p>5.181201243590E-003</text:p>
          </table:table-cell>
          <table:table-cell table:formula="of:=[initial.M28]" office:value-type="float" office:value="0.00518120124359022">
            <text:p>5.181201243590E-003</text:p>
          </table:table-cell>
          <table:table-cell table:number-columns-repeated="4"/>
        </table:table-row>
        <table:table-row table:style-name="ro2">
          <table:table-cell table:formula="of:=[initial.M29]" office:value-type="float" office:value="0.00549153197992312">
            <text:p>5.491531979923E-003</text:p>
          </table:table-cell>
          <table:table-cell table:formula="of:=[initial.M29]" office:value-type="float" office:value="0.00549153197992312">
            <text:p>5.491531979923E-003</text:p>
          </table:table-cell>
          <table:table-cell table:number-columns-repeated="4"/>
        </table:table-row>
        <table:table-row table:style-name="ro2">
          <table:table-cell table:formula="of:=[initial.M30]" office:value-type="float" office:value="0.00582092988303498">
            <text:p>5.820929883035E-003</text:p>
          </table:table-cell>
          <table:table-cell table:formula="of:=[initial.M30]" office:value-type="float" office:value="0.00582092988303498">
            <text:p>5.820929883035E-003</text:p>
          </table:table-cell>
          <table:table-cell table:number-columns-repeated="4"/>
        </table:table-row>
        <table:table-row table:style-name="ro2">
          <table:table-cell table:formula="of:=[initial.M31]" office:value-type="float" office:value="0.0061705804513224">
            <text:p>6.170580451322E-003</text:p>
          </table:table-cell>
          <table:table-cell table:formula="of:=[initial.M31]" office:value-type="float" office:value="0.0061705804513224">
            <text:p>6.170580451322E-003</text:p>
          </table:table-cell>
          <table:table-cell table:number-columns-repeated="4"/>
        </table:table-row>
        <table:table-row table:style-name="ro2">
          <table:table-cell table:formula="of:=[initial.M32]" office:value-type="float" office:value="0.00654174339066507">
            <text:p>6.541743390665E-003</text:p>
          </table:table-cell>
          <table:table-cell table:formula="of:=[initial.M32]" office:value-type="float" office:value="0.00654174339066507">
            <text:p>6.541743390665E-003</text:p>
          </table:table-cell>
          <table:table-cell table:number-columns-repeated="4"/>
        </table:table-row>
        <table:table-row table:style-name="ro2">
          <table:table-cell table:formula="of:=[initial.M33]" office:value-type="float" office:value="0.00693575727837032">
            <text:p>6.935757278370E-003</text:p>
          </table:table-cell>
          <table:table-cell table:formula="of:=[initial.M33]" office:value-type="float" office:value="0.00693575727837032">
            <text:p>6.935757278370E-003</text:p>
          </table:table-cell>
          <table:table-cell table:number-columns-repeated="4"/>
        </table:table-row>
        <table:table-row table:style-name="ro2">
          <table:table-cell table:formula="of:=[initial.M34]" office:value-type="float" office:value="0.00735404452099806">
            <text:p>7.354044520998E-003</text:p>
          </table:table-cell>
          <table:table-cell table:formula="of:=[initial.M34]" office:value-type="float" office:value="0.00735404452099806">
            <text:p>7.354044520998E-003</text:p>
          </table:table-cell>
          <table:table-cell table:number-columns-repeated="4"/>
        </table:table-row>
        <table:table-row table:style-name="ro2">
          <table:table-cell table:formula="of:=[initial.M35]" office:value-type="float" office:value="0.00779811662461438">
            <text:p>7.798116624614E-003</text:p>
          </table:table-cell>
          <table:table-cell table:formula="of:=[initial.M35]" office:value-type="float" office:value="0.00779811662461438">
            <text:p>7.798116624614E-003</text:p>
          </table:table-cell>
          <table:table-cell table:number-columns-repeated="4"/>
        </table:table-row>
        <table:table-row table:style-name="ro2">
          <table:table-cell table:formula="of:=[initial.M36]" office:value-type="float" office:value="0.00826957979719422">
            <text:p>8.269579797194E-003</text:p>
          </table:table-cell>
          <table:table-cell table:formula="of:=[initial.M36]" office:value-type="float" office:value="0.00826957979719422">
            <text:p>8.269579797194E-003</text:p>
          </table:table-cell>
          <table:table-cell table:number-columns-repeated="4"/>
        </table:table-row>
        <table:table-row table:style-name="ro2">
          <table:table-cell table:formula="of:=[initial.M37]" office:value-type="float" office:value="0.00877014090413939">
            <text:p>8.770140904139E-003</text:p>
          </table:table-cell>
          <table:table-cell table:formula="of:=[initial.M37]" office:value-type="float" office:value="0.00877014090413939">
            <text:p>8.770140904139E-003</text:p>
          </table:table-cell>
          <table:table-cell table:number-columns-repeated="4"/>
        </table:table-row>
        <table:table-row table:style-name="ro2">
          <table:table-cell table:formula="of:=[initial.M38]" office:value-type="float" office:value="0.00930161379920306">
            <text:p>9.301613799203E-003</text:p>
          </table:table-cell>
          <table:table-cell table:formula="of:=[initial.M38]" office:value-type="float" office:value="0.00930161379920306">
            <text:p>9.301613799203E-003</text:p>
          </table:table-cell>
          <table:table-cell table:number-columns-repeated="4"/>
        </table:table-row>
        <table:table-row table:style-name="ro2">
          <table:table-cell table:formula="of:=[initial.M39]" office:value-type="float" office:value="0.00986592605452079">
            <text:p>9.865926054521E-003</text:p>
          </table:table-cell>
          <table:table-cell table:formula="of:=[initial.M39]" office:value-type="float" office:value="0.00986592605452079">
            <text:p>9.865926054521E-003</text:p>
          </table:table-cell>
          <table:table-cell table:number-columns-repeated="4"/>
        </table:table-row>
        <table:table-row table:style-name="ro2">
          <table:table-cell table:formula="of:=[initial.M40]" office:value-type="float" office:value="0.0104651261149452">
            <text:p>1.046512611495E-002</text:p>
          </table:table-cell>
          <table:table-cell table:formula="of:=[initial.M40]" office:value-type="float" office:value="0.0104651261149452">
            <text:p>1.046512611495E-002</text:p>
          </table:table-cell>
          <table:table-cell table:number-columns-repeated="4"/>
        </table:table-row>
        <table:table-row table:style-name="ro2">
          <table:table-cell table:formula="of:=[initial.M41]" office:value-type="float" office:value="0.0111013909034744">
            <text:p>1.110139090347E-002</text:p>
          </table:table-cell>
          <table:table-cell table:formula="of:=[initial.M41]" office:value-type="float" office:value="0.0111013909034744">
            <text:p>1.110139090347E-002</text:p>
          </table:table-cell>
          <table:table-cell table:number-columns-repeated="4"/>
        </table:table-row>
        <table:table-row table:style-name="ro2">
          <table:table-cell table:formula="of:=[initial.M42]" office:value-type="float" office:value="0.011777033906257">
            <text:p>1.177703390626E-002</text:p>
          </table:table-cell>
          <table:table-cell table:formula="of:=[initial.M42]" office:value-type="float" office:value="0.011777033906257">
            <text:p>1.177703390626E-002</text:p>
          </table:table-cell>
          <table:table-cell table:number-columns-repeated="4"/>
        </table:table-row>
        <table:table-row table:style-name="ro2">
          <table:table-cell table:formula="of:=[initial.M43]" office:value-type="float" office:value="0.0124945137674572">
            <text:p>1.249451376746E-002</text:p>
          </table:table-cell>
          <table:table-cell table:formula="of:=[initial.M43]" office:value-type="float" office:value="0.0124945137674572">
            <text:p>1.249451376746E-002</text:p>
          </table:table-cell>
          <table:table-cell table:number-columns-repeated="4"/>
        </table:table-row>
        <table:table-row table:style-name="ro2">
          <table:table-cell table:formula="of:=[initial.M44]" office:value-type="float" office:value="0.0132564434261761">
            <text:p>1.325644342618E-002</text:p>
          </table:table-cell>
          <table:table-cell table:formula="of:=[initial.M44]" office:value-type="float" office:value="0.0132564434261761">
            <text:p>1.325644342618E-002</text:p>
          </table:table-cell>
          <table:table-cell table:number-columns-repeated="4"/>
        </table:table-row>
        <table:table-row table:style-name="ro2">
          <table:table-cell table:formula="of:=[initial.M45]" office:value-type="float" office:value="0.0140655998296626">
            <text:p>1.406559982966E-002</text:p>
          </table:table-cell>
          <table:table-cell table:formula="of:=[initial.M45]" office:value-type="float" office:value="0.0140655998296626">
            <text:p>1.406559982966E-002</text:p>
          </table:table-cell>
          <table:table-cell table:number-columns-repeated="4"/>
        </table:table-row>
        <table:table-row table:style-name="ro2">
          <table:table-cell table:formula="of:=[initial.M46]" office:value-type="float" office:value="0.0149249342592085">
            <text:p>1.492493425921E-002</text:p>
          </table:table-cell>
          <table:table-cell table:formula="of:=[initial.M46]" office:value-type="float" office:value="0.0149249342592085">
            <text:p>1.492493425921E-002</text:p>
          </table:table-cell>
          <table:table-cell table:number-columns-repeated="4"/>
        </table:table-row>
        <table:table-row table:style-name="ro2">
          <table:table-cell table:formula="of:=[initial.M47]" office:value-type="float" office:value="0.0158375833074257">
            <text:p>1.583758330743E-002</text:p>
          </table:table-cell>
          <table:table-cell table:formula="of:=[initial.M47]" office:value-type="float" office:value="0.0158375833074257">
            <text:p>1.583758330743E-002</text:p>
          </table:table-cell>
          <table:table-cell table:number-columns-repeated="4"/>
        </table:table-row>
        <table:table-row table:style-name="ro2">
          <table:table-cell table:formula="of:=[initial.M48]" office:value-type="float" office:value="0.0168068805480467">
            <text:p>1.680688054805E-002</text:p>
          </table:table-cell>
          <table:table-cell table:formula="of:=[initial.M48]" office:value-type="float" office:value="0.0168068805480467">
            <text:p>1.680688054805E-002</text:p>
          </table:table-cell>
          <table:table-cell table:number-columns-repeated="4"/>
        </table:table-row>
        <table:table-row table:style-name="ro2">
          <table:table-cell table:formula="of:=[initial.M49]" office:value-type="float" office:value="0.0178363689419919">
            <text:p>1.783636894199E-002</text:p>
          </table:table-cell>
          <table:table-cell table:formula="of:=[initial.M49]" office:value-type="float" office:value="0.0178363689419919">
            <text:p>1.783636894199E-002</text:p>
          </table:table-cell>
          <table:table-cell table:number-columns-repeated="4"/>
        </table:table-row>
        <table:table-row table:style-name="ro2">
          <table:table-cell table:formula="of:=[initial.M50]" office:value-type="float" office:value="0.018929814026214">
            <text:p>1.892981402621E-002</text:p>
          </table:table-cell>
          <table:table-cell table:formula="of:=[initial.M50]" office:value-type="float" office:value="0.018929814026214">
            <text:p>1.892981402621E-002</text:p>
          </table:table-cell>
          <table:table-cell table:number-columns-repeated="4"/>
        </table:table-row>
        <table:table-row table:style-name="ro2">
          <table:table-cell table:formula="of:=[initial.M51]" office:value-type="float" office:value="0.0200912179347655">
            <text:p>2.009121793477E-002</text:p>
          </table:table-cell>
          <table:table-cell table:formula="of:=[initial.M51]" office:value-type="float" office:value="0.0200912179347655">
            <text:p>2.009121793477E-002</text:p>
          </table:table-cell>
          <table:table-cell table:number-columns-repeated="4"/>
        </table:table-row>
        <table:table-row table:style-name="ro2">
          <table:table-cell table:formula="of:=[initial.M52]" office:value-type="float" office:value="0.0213248343046668">
            <text:p>2.132483430467E-002</text:p>
          </table:table-cell>
          <table:table-cell table:formula="of:=[initial.M52]" office:value-type="float" office:value="0.0213248343046668">
            <text:p>2.132483430467E-002</text:p>
          </table:table-cell>
          <table:table-cell table:number-columns-repeated="4"/>
        </table:table-row>
        <table:table-row table:style-name="ro2">
          <table:table-cell table:formula="of:=[initial.M53]" office:value-type="float" office:value="0.0226351841224727">
            <text:p>2.263518412247E-002</text:p>
          </table:table-cell>
          <table:table-cell table:formula="of:=[initial.M53]" office:value-type="float" office:value="0.0226351841224727">
            <text:p>2.263518412247E-002</text:p>
          </table:table-cell>
          <table:table-cell table:number-columns-repeated="4"/>
        </table:table-row>
        <table:table-row table:style-name="ro2">
          <table:table-cell table:formula="of:=[initial.M54]" office:value-type="float" office:value="0.0240270725709701">
            <text:p>2.402707257097E-002</text:p>
          </table:table-cell>
          <table:table-cell table:formula="of:=[initial.M54]" office:value-type="float" office:value="0.0240270725709701">
            <text:p>2.402707257097E-002</text:p>
          </table:table-cell>
          <table:table-cell table:number-columns-repeated="4"/>
        </table:table-row>
        <table:table-row table:style-name="ro2">
          <table:table-cell table:formula="of:=[initial.M55]" office:value-type="float" office:value="0.0255056069391983">
            <text:p>2.550560693920E-002</text:p>
          </table:table-cell>
          <table:table-cell table:formula="of:=[initial.M55]" office:value-type="float" office:value="0.0255056069391983">
            <text:p>2.550560693920E-002</text:p>
          </table:table-cell>
          <table:table-cell table:number-columns-repeated="4"/>
        </table:table-row>
        <table:table-row table:style-name="ro2">
          <table:table-cell table:formula="of:=[initial.M56]" office:value-type="float" office:value="0.0270762156629777">
            <text:p>2.707621566298E-002</text:p>
          </table:table-cell>
          <table:table-cell table:formula="of:=[initial.M56]" office:value-type="float" office:value="0.0270762156629777">
            <text:p>2.707621566298E-002</text:p>
          </table:table-cell>
          <table:table-cell table:number-columns-repeated="4"/>
        </table:table-row>
        <table:table-row table:style-name="ro2">
          <table:table-cell table:formula="of:=[initial.M57]" office:value-type="float" office:value="0.0287446685673816">
            <text:p>2.874466856738E-002</text:p>
          </table:table-cell>
          <table:table-cell table:formula="of:=[initial.M57]" office:value-type="float" office:value="0.0287446685673816">
            <text:p>2.874466856738E-002</text:p>
          </table:table-cell>
          <table:table-cell table:number-columns-repeated="4"/>
        </table:table-row>
        <table:table-row table:style-name="ro2">
          <table:table-cell table:formula="of:=[initial.M58]" office:value-type="float" office:value="0.0305170983871016">
            <text:p>3.051709838710E-002</text:p>
          </table:table-cell>
          <table:table-cell table:formula="of:=[initial.M58]" office:value-type="float" office:value="0.0305170983871016">
            <text:p>3.051709838710E-002</text:p>
          </table:table-cell>
          <table:table-cell table:number-columns-repeated="4"/>
        </table:table-row>
        <table:table-row table:style-name="ro2">
          <table:table-cell table:formula="of:=[initial.M59]" office:value-type="float" office:value="0.0324000236454611">
            <text:p>3.240002364546E-002</text:p>
          </table:table-cell>
          <table:table-cell table:formula="of:=[initial.M59]" office:value-type="float" office:value="0.0324000236454611">
            <text:p>3.240002364546E-002</text:p>
          </table:table-cell>
          <table:table-cell table:number-columns-repeated="4"/>
        </table:table-row>
        <table:table-row table:style-name="ro2">
          <table:table-cell table:formula="of:=[initial.M60]" office:value-type="float" office:value="0.0344003729779369">
            <text:p>3.440037297794E-002</text:p>
          </table:table-cell>
          <table:table-cell table:formula="of:=[initial.M60]" office:value-type="float" office:value="0.0344003729779369">
            <text:p>3.440037297794E-002</text:p>
          </table:table-cell>
          <table:table-cell table:number-columns-repeated="4"/>
        </table:table-row>
        <table:table-row table:style-name="ro2">
          <table:table-cell table:formula="of:=[initial.M61]" office:value-type="float" office:value="0.0365255109914786">
            <text:p>3.652551099148E-002</text:p>
          </table:table-cell>
          <table:table-cell table:formula="of:=[initial.M61]" office:value-type="float" office:value="0.0365255109914786">
            <text:p>3.652551099148E-002</text:p>
          </table:table-cell>
          <table:table-cell table:number-columns-repeated="4"/>
        </table:table-row>
        <table:table-row table:style-name="ro2">
          <table:table-cell table:formula="of:=[initial.M62]" office:value-type="float" office:value="0.0387832657566884">
            <text:p>3.878326575669E-002</text:p>
          </table:table-cell>
          <table:table-cell table:formula="of:=[initial.M62]" office:value-type="float" office:value="0.0387832657566884">
            <text:p>3.878326575669E-002</text:p>
          </table:table-cell>
          <table:table-cell table:number-columns-repeated="4"/>
        </table:table-row>
        <table:table-row table:style-name="ro2">
          <table:table-cell table:formula="of:=[initial.M63]" office:value-type="float" office:value="0.0411819580360626">
            <text:p>4.118195803606E-002</text:p>
          </table:table-cell>
          <table:table-cell table:formula="of:=[initial.M63]" office:value-type="float" office:value="0.0411819580360626">
            <text:p>4.118195803606E-002</text:p>
          </table:table-cell>
          <table:table-cell table:number-columns-repeated="4"/>
        </table:table-row>
        <table:table-row table:style-name="ro2">
          <table:table-cell table:formula="of:=[initial.M64]" office:value-type="float" office:value="0.0437304323580218">
            <text:p>4.373043235802E-002</text:p>
          </table:table-cell>
          <table:table-cell table:formula="of:=[initial.M64]" office:value-type="float" office:value="0.0437304323580218">
            <text:p>4.373043235802E-002</text:p>
          </table:table-cell>
          <table:table-cell table:number-columns-repeated="4"/>
        </table:table-row>
        <table:table-row table:style-name="ro2">
          <table:table-cell table:formula="of:=[initial.M65]" office:value-type="float" office:value="0.0464380900533965">
            <text:p>4.643809005340E-002</text:p>
          </table:table-cell>
          <table:table-cell table:formula="of:=[initial.M65]" office:value-type="float" office:value="0.0464380900533965">
            <text:p>4.643809005340E-002</text:p>
          </table:table-cell>
          <table:table-cell table:number-columns-repeated="4"/>
        </table:table-row>
        <table:table-row table:style-name="ro2">
          <table:table-cell table:formula="of:=[initial.M66]" office:value-type="float" office:value="0.0493149243784144">
            <text:p>4.931492437841E-002</text:p>
          </table:table-cell>
          <table:table-cell table:formula="of:=[initial.M66]" office:value-type="float" office:value="0.0493149243784144">
            <text:p>4.931492437841E-002</text:p>
          </table:table-cell>
          <table:table-cell table:number-columns-repeated="4"/>
        </table:table-row>
        <table:table-row table:style-name="ro2">
          <table:table-cell table:formula="of:=[initial.M67]" office:value-type="float" office:value="0.0523715578560782">
            <text:p>5.237155785608E-002</text:p>
          </table:table-cell>
          <table:table-cell table:formula="of:=[initial.M67]" office:value-type="float" office:value="0.0523715578560782">
            <text:p>5.237155785608E-002</text:p>
          </table:table-cell>
          <table:table-cell table:number-columns-repeated="4"/>
        </table:table-row>
        <table:table-row table:style-name="ro2">
          <table:table-cell table:formula="of:=[initial.M68]" office:value-type="float" office:value="0.055619281976169">
            <text:p>5.561928197617E-002</text:p>
          </table:table-cell>
          <table:table-cell table:formula="of:=[initial.M68]" office:value-type="float" office:value="0.055619281976169">
            <text:p>5.561928197617E-002</text:p>
          </table:table-cell>
          <table:table-cell table:number-columns-repeated="4"/>
        </table:table-row>
        <table:table-row table:style-name="ro2">
          <table:table-cell table:formula="of:=[initial.M69]" office:value-type="float" office:value="0.059070099402973">
            <text:p>5.907009940297E-002</text:p>
          </table:table-cell>
          <table:table-cell table:formula="of:=[initial.M69]" office:value-type="float" office:value="0.059070099402973">
            <text:p>5.907009940297E-002</text:p>
          </table:table-cell>
          <table:table-cell table:number-columns-repeated="4"/>
        </table:table-row>
        <table:table-row table:style-name="ro2">
          <table:table-cell table:formula="of:=[initial.M70]" office:value-type="float" office:value="0.0627367688492683">
            <text:p>6.273676884927E-002</text:p>
          </table:table-cell>
          <table:table-cell table:formula="of:=[initial.M70]" office:value-type="float" office:value="0.0627367688492683">
            <text:p>6.273676884927E-002</text:p>
          </table:table-cell>
          <table:table-cell table:number-columns-repeated="4"/>
        </table:table-row>
        <table:table-row table:style-name="ro2">
          <table:table-cell table:formula="of:=[initial.M71]" office:value-type="float" office:value="0.0666328527851279">
            <text:p>6.663285278513E-002</text:p>
          </table:table-cell>
          <table:table-cell table:formula="of:=[initial.M71]" office:value-type="float" office:value="0.0666328527851279">
            <text:p>6.663285278513E-002</text:p>
          </table:table-cell>
          <table:table-cell table:number-columns-repeated="4"/>
        </table:table-row>
        <table:table-row table:style-name="ro2">
          <table:table-cell table:formula="of:=[initial.M72]" office:value-type="float" office:value="0.0707727681607619">
            <text:p>7.077276816076E-002</text:p>
          </table:table-cell>
          <table:table-cell table:formula="of:=[initial.M72]" office:value-type="float" office:value="0.0707727681607619">
            <text:p>7.077276816076E-002</text:p>
          </table:table-cell>
          <table:table-cell table:number-columns-repeated="4"/>
        </table:table-row>
        <table:table-row table:style-name="ro2">
          <table:table-cell table:formula="of:=[initial.M73]" office:value-type="float" office:value="0.0751718403339565">
            <text:p>7.517184033396E-002</text:p>
          </table:table-cell>
          <table:table-cell table:formula="of:=[initial.M73]" office:value-type="float" office:value="0.0751718403339565">
            <text:p>7.517184033396E-002</text:p>
          </table:table-cell>
          <table:table-cell table:number-columns-repeated="4"/>
        </table:table-row>
        <table:table-row table:style-name="ro2">
          <table:table-cell table:formula="of:=[initial.M74]" office:value-type="float" office:value="0.0798463604047216">
            <text:p>7.984636040472E-002</text:p>
          </table:table-cell>
          <table:table-cell table:formula="of:=[initial.M74]" office:value-type="float" office:value="0.0798463604047216">
            <text:p>7.984636040472E-002</text:p>
          </table:table-cell>
          <table:table-cell table:number-columns-repeated="4"/>
        </table:table-row>
        <table:table-row table:style-name="ro2">
          <table:table-cell table:formula="of:=[initial.M75]" office:value-type="float" office:value="0.0848136461725731">
            <text:p>8.481364617257E-002</text:p>
          </table:table-cell>
          <table:table-cell table:formula="of:=[initial.M75]" office:value-type="float" office:value="0.0848136461725731">
            <text:p>8.481364617257E-002</text:p>
          </table:table-cell>
          <table:table-cell table:number-columns-repeated="4"/>
        </table:table-row>
        <table:table-row table:style-name="ro2">
          <table:table-cell table:formula="of:=[initial.M76]" office:value-type="float" office:value="0.0900921069455077">
            <text:p>9.009210694551E-002</text:p>
          </table:table-cell>
          <table:table-cell table:formula="of:=[initial.M76]" office:value-type="float" office:value="0.0900921069455077">
            <text:p>9.009210694551E-002</text:p>
          </table:table-cell>
          <table:table-cell table:number-columns-repeated="4"/>
        </table:table-row>
        <table:table-row table:style-name="ro2">
          <table:table-cell table:formula="of:=[initial.M77]" office:value-type="float" office:value="0.0957013124442133">
            <text:p>9.570131244421E-002</text:p>
          </table:table-cell>
          <table:table-cell table:formula="of:=[initial.M77]" office:value-type="float" office:value="0.0957013124442133">
            <text:p>9.570131244421E-002</text:p>
          </table:table-cell>
          <table:table-cell table:number-columns-repeated="4"/>
        </table:table-row>
        <table:table-row table:style-name="ro2">
          <table:table-cell table:formula="of:=[initial.M78]" office:value-type="float" office:value="0.101662066060466">
            <text:p>1.016620660605E-001</text:p>
          </table:table-cell>
          <table:table-cell table:formula="of:=[initial.M78]" office:value-type="float" office:value="0.101662066060466">
            <text:p>1.016620660605E-001</text:p>
          </table:table-cell>
          <table:table-cell table:number-columns-repeated="4"/>
        </table:table-row>
        <table:table-row table:style-name="ro2">
          <table:table-cell table:formula="of:=[initial.M79]" office:value-type="float" office:value="0.107996482745048">
            <text:p>1.079964827450E-001</text:p>
          </table:table-cell>
          <table:table-cell table:formula="of:=[initial.M79]" office:value-type="float" office:value="0.107996482745048">
            <text:p>1.079964827450E-001</text:p>
          </table:table-cell>
          <table:table-cell table:number-columns-repeated="4"/>
        </table:table-row>
        <table:table-row table:style-name="ro2">
          <table:table-cell table:formula="of:=[initial.M80]" office:value-type="float" office:value="0.114728071817937">
            <text:p>1.147280718179E-001</text:p>
          </table:table-cell>
          <table:table-cell table:formula="of:=[initial.M80]" office:value-type="float" office:value="0.114728071817937">
            <text:p>1.147280718179E-001</text:p>
          </table:table-cell>
          <table:table-cell table:number-columns-repeated="4"/>
        </table:table-row>
        <table:table-row table:style-name="ro2">
          <table:table-cell table:formula="of:=[initial.M81]" office:value-type="float" office:value="0.121881825012035">
            <text:p>1.218818250120E-001</text:p>
          </table:table-cell>
          <table:table-cell table:formula="of:=[initial.M81]" office:value-type="float" office:value="0.121881825012035">
            <text:p>1.218818250120E-001</text:p>
          </table:table-cell>
          <table:table-cell table:number-columns-repeated="4"/>
        </table:table-row>
        <table:table-row table:style-name="ro2">
          <table:table-cell table:formula="of:=[initial.M82]" office:value-type="float" office:value="0.129484310081406">
            <text:p>1.294843100814E-001</text:p>
          </table:table-cell>
          <table:table-cell table:formula="of:=[initial.M82]" office:value-type="float" office:value="0.129484310081406">
            <text:p>1.294843100814E-001</text:p>
          </table:table-cell>
          <table:table-cell table:number-columns-repeated="4"/>
        </table:table-row>
        <table:table-row table:style-name="ro2">
          <table:table-cell table:formula="of:=[initial.M83]" office:value-type="float" office:value="0.137563770325916">
            <text:p>1.375637703259E-001</text:p>
          </table:table-cell>
          <table:table-cell table:formula="of:=[initial.M83]" office:value-type="float" office:value="0.137563770325916">
            <text:p>1.375637703259E-001</text:p>
          </table:table-cell>
          <table:table-cell table:number-columns-repeated="4"/>
        </table:table-row>
        <table:table-row table:style-name="ro2">
          <table:table-cell table:formula="of:=[initial.M84]" office:value-type="float" office:value="0.14615023040645">
            <text:p>1.461502304065E-001</text:p>
          </table:table-cell>
          <table:table-cell table:formula="of:=[initial.M84]" office:value-type="float" office:value="0.14615023040645">
            <text:p>1.461502304065E-001</text:p>
          </table:table-cell>
          <table:table-cell table:number-columns-repeated="4"/>
        </table:table-row>
        <table:table-row table:style-name="ro2">
          <table:table-cell table:formula="of:=[initial.M85]" office:value-type="float" office:value="0.155275608848533">
            <text:p>1.552756088485E-001</text:p>
          </table:table-cell>
          <table:table-cell table:formula="of:=[initial.M85]" office:value-type="float" office:value="0.155275608848533">
            <text:p>1.552756088485E-001</text:p>
          </table:table-cell>
          <table:table-cell table:number-columns-repeated="4"/>
        </table:table-row>
        <table:table-row table:style-name="ro2">
          <table:table-cell table:formula="of:=[initial.M86]" office:value-type="float" office:value="0.164973837657373">
            <text:p>1.649738376574E-001</text:p>
          </table:table-cell>
          <table:table-cell table:formula="of:=[initial.M86]" office:value-type="float" office:value="0.164973837657373">
            <text:p>1.649738376574E-001</text:p>
          </table:table-cell>
          <table:table-cell table:number-columns-repeated="4"/>
        </table:table-row>
        <table:table-row table:style-name="ro2">
          <table:table-cell table:formula="of:=[initial.M87]" office:value-type="float" office:value="0.175280989494085">
            <text:p>1.752809894941E-001</text:p>
          </table:table-cell>
          <table:table-cell table:formula="of:=[initial.M87]" office:value-type="float" office:value="0.175280989494085">
            <text:p>1.752809894941E-001</text:p>
          </table:table-cell>
          <table:table-cell table:number-columns-repeated="4"/>
        </table:table-row>
        <table:table-row table:style-name="ro2">
          <table:table-cell table:formula="of:=[initial.M88]" office:value-type="float" office:value="0.186235412891336">
            <text:p>1.862354128913E-001</text:p>
          </table:table-cell>
          <table:table-cell table:formula="of:=[initial.M88]" office:value-type="float" office:value="0.186235412891336">
            <text:p>1.862354128913E-001</text:p>
          </table:table-cell>
          <table:table-cell table:number-columns-repeated="4"/>
        </table:table-row>
        <table:table-row table:style-name="ro2">
          <table:table-cell table:formula="of:=[initial.M89]" office:value-type="float" office:value="0.197877876016889">
            <text:p>1.978778760169E-001</text:p>
          </table:table-cell>
          <table:table-cell table:formula="of:=[initial.M89]" office:value-type="float" office:value="0.197877876016889">
            <text:p>1.978778760169E-001</text:p>
          </table:table-cell>
          <table:table-cell table:number-columns-repeated="4"/>
        </table:table-row>
        <table:table-row table:style-name="ro2">
          <table:table-cell table:formula="of:=[initial.M90]" office:value-type="float" office:value="0.210251719525705">
            <text:p>2.102517195257E-001</text:p>
          </table:table-cell>
          <table:table-cell table:formula="of:=[initial.M90]" office:value-type="float" office:value="0.210251719525705">
            <text:p>2.102517195257E-001</text:p>
          </table:table-cell>
          <table:table-cell table:number-columns-repeated="4"/>
        </table:table-row>
        <table:table-row table:style-name="ro2">
          <table:table-cell table:formula="of:=[initial.M91]" office:value-type="float" office:value="0.223403019075473">
            <text:p>2.234030190755E-001</text:p>
          </table:table-cell>
          <table:table-cell table:formula="of:=[initial.M91]" office:value-type="float" office:value="0.223403019075473">
            <text:p>2.234030190755E-001</text:p>
          </table:table-cell>
          <table:table-cell table:number-columns-repeated="4"/>
        </table:table-row>
        <table:table-row table:style-name="ro2">
          <table:table-cell table:formula="of:=[initial.M92]" office:value-type="float" office:value="0.237380758116806">
            <text:p>2.373807581168E-001</text:p>
          </table:table-cell>
          <table:table-cell table:formula="of:=[initial.M92]" office:value-type="float" office:value="0.237380758116806">
            <text:p>2.373807581168E-001</text:p>
          </table:table-cell>
          <table:table-cell table:number-columns-repeated="4"/>
        </table:table-row>
        <table:table-row table:style-name="ro2">
          <table:table-cell table:formula="of:=[initial.M93]" office:value-type="float" office:value="0.252237011608022">
            <text:p>2.522370116080E-001</text:p>
          </table:table-cell>
          <table:table-cell table:formula="of:=[initial.M93]" office:value-type="float" office:value="0.252237011608022">
            <text:p>2.522370116080E-001</text:p>
          </table:table-cell>
          <table:table-cell table:number-columns-repeated="4"/>
        </table:table-row>
        <table:table-row table:style-name="ro2">
          <table:table-cell table:formula="of:=[initial.M94]" office:value-type="float" office:value="0.26802714134555">
            <text:p>2.680271413456E-001</text:p>
          </table:table-cell>
          <table:table-cell table:formula="of:=[initial.M94]" office:value-type="float" office:value="0.26802714134555">
            <text:p>2.680271413456E-001</text:p>
          </table:table-cell>
          <table:table-cell table:number-columns-repeated="4"/>
        </table:table-row>
        <table:table-row table:style-name="ro2">
          <table:table-cell table:formula="of:=[initial.M95]" office:value-type="float" office:value="0.284810003644725">
            <text:p>2.848100036447E-001</text:p>
          </table:table-cell>
          <table:table-cell table:formula="of:=[initial.M95]" office:value-type="float" office:value="0.284810003644725">
            <text:p>2.848100036447E-001</text:p>
          </table:table-cell>
          <table:table-cell table:number-columns-repeated="4"/>
        </table:table-row>
        <table:table-row table:style-name="ro2">
          <table:table-cell table:formula="of:=[initial.M96]" office:value-type="float" office:value="0.302648170152233">
            <text:p>3.026481701522E-001</text:p>
          </table:table-cell>
          <table:table-cell table:formula="of:=[initial.M96]" office:value-type="float" office:value="0.302648170152233">
            <text:p>3.026481701522E-001</text:p>
          </table:table-cell>
          <table:table-cell table:number-columns-repeated="4"/>
        </table:table-row>
        <table:table-row table:style-name="ro2">
          <table:table-cell table:formula="of:=[initial.M97]" office:value-type="float" office:value="0.321608162620908">
            <text:p>3.216081626209E-001</text:p>
          </table:table-cell>
          <table:table-cell table:formula="of:=[initial.M97]" office:value-type="float" office:value="0.321608162620908">
            <text:p>3.216081626209E-001</text:p>
          </table:table-cell>
          <table:table-cell table:number-columns-repeated="4"/>
        </table:table-row>
        <table:table-row table:style-name="ro2">
          <table:table-cell table:formula="of:=[initial.M98]" office:value-type="float" office:value="0.341760702530136">
            <text:p>3.417607025301E-001</text:p>
          </table:table-cell>
          <table:table-cell table:formula="of:=[initial.M98]" office:value-type="float" office:value="0.341760702530136">
            <text:p>3.417607025301E-001</text:p>
          </table:table-cell>
          <table:table-cell table:number-columns-repeated="4"/>
        </table:table-row>
        <table:table-row table:style-name="ro2">
          <table:table-cell table:formula="of:=[initial.M99]" office:value-type="float" office:value="0.363180976491015">
            <text:p>3.631809764910E-001</text:p>
          </table:table-cell>
          <table:table-cell table:formula="of:=[initial.M99]" office:value-type="float" office:value="0.363180976491015">
            <text:p>3.631809764910E-001</text:p>
          </table:table-cell>
          <table:table-cell table:number-columns-repeated="4"/>
        </table:table-row>
        <table:table-row table:style-name="ro2">
          <table:table-cell table:formula="of:=[initial.M100]" office:value-type="float" office:value="0.385948918434868">
            <text:p>3.859489184349E-001</text:p>
          </table:table-cell>
          <table:table-cell table:formula="of:=[initial.M100]" office:value-type="float" office:value="0.385948918434868">
            <text:p>3.859489184349E-001</text:p>
          </table:table-cell>
          <table:table-cell table:number-columns-repeated="4"/>
        </table:table-row>
        <table:table-row table:style-name="ro2">
          <table:table-cell table:formula="of:=[initial.M101]" office:value-type="float" office:value="0.410149509646865">
            <text:p>4.101495096469E-001</text:p>
          </table:table-cell>
          <table:table-cell table:formula="of:=[initial.M101]" office:value-type="float" office:value="0.410149509646865">
            <text:p>4.101495096469E-001</text:p>
          </table:table-cell>
          <table:table-cell table:number-columns-repeated="4"/>
        </table:table-row>
        <table:table-row table:style-name="ro2">
          <table:table-cell table:formula="of:=[initial.M102]" office:value-type="float" office:value="0.435873097773739">
            <text:p>4.358730977737E-001</text:p>
          </table:table-cell>
          <table:table-cell table:formula="of:=[initial.M102]" office:value-type="float" office:value="0.435873097773739">
            <text:p>4.358730977737E-001</text:p>
          </table:table-cell>
          <table:table-cell table:number-columns-repeated="4"/>
        </table:table-row>
      </table:table>
      <table:table table:name="msh-format" table:style-name="ta1" table:print="false">
        <table:table-column table:style-name="co4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Default"/>
        <table:table-row table:style-name="ro2">
          <table:table-cell office:value-type="string">
            <text:p>#FEM_MSH <text:s text:c="54"/>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<text:s/>$PCS_TYPE <text:s text:c="52"/>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<text:s text:c="2"/>GROUNDWATER_FLOW <text:s text:c="44"/>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>
            <text:p><text:s/>$NODES <text:s text:c="55"/>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float" office:value="101">
            <text:p>101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[.B6]+0.002/100" office:value-type="float" office:value="0.00002">
            <text:p>2.000000000000E-005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B7]+0.002/100" office:value-type="float" office:value="0.00004">
            <text:p>4.000000000000E-005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[.B8]+0.002/100" office:value-type="float" office:value="0.00006">
            <text:p>6.000000000000E-005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B9]+0.002/100" office:value-type="float" office:value="0.00008">
            <text:p>8.000000000000E-005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B10]+0.002/100" office:value-type="float" office:value="0.0001">
            <text:p>1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B11]+0.002/100" office:value-type="float" office:value="0.00012">
            <text:p>1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B12]+0.002/100" office:value-type="float" office:value="0.00014">
            <text:p>1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B13]+0.002/100" office:value-type="float" office:value="0.00016">
            <text:p>1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B14]+0.002/100" office:value-type="float" office:value="0.00018">
            <text:p>1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B15]+0.002/100" office:value-type="float" office:value="0.0002">
            <text:p>2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[.B16]+0.002/100" office:value-type="float" office:value="0.00022">
            <text:p>2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[.B17]+0.002/100" office:value-type="float" office:value="0.00024">
            <text:p>2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[.B18]+0.002/100" office:value-type="float" office:value="0.00026">
            <text:p>2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[.B19]+0.002/100" office:value-type="float" office:value="0.00028">
            <text:p>2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B20]+0.002/100" office:value-type="float" office:value="0.0003">
            <text:p>3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B21]+0.002/100" office:value-type="float" office:value="0.00032">
            <text:p>3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formula="of:=[.B22]+0.002/100" office:value-type="float" office:value="0.00034">
            <text:p>3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formula="of:=[.B23]+0.002/100" office:value-type="float" office:value="0.00036">
            <text:p>3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formula="of:=[.B24]+0.002/100" office:value-type="float" office:value="0.00038">
            <text:p>3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B25]+0.002/100" office:value-type="float" office:value="0.0004">
            <text:p>4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[.B26]+0.002/100" office:value-type="float" office:value="0.00042">
            <text:p>4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[.B27]+0.002/100" office:value-type="float" office:value="0.00044">
            <text:p>4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formula="of:=[.B28]+0.002/100" office:value-type="float" office:value="0.00046">
            <text:p>4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B29]+0.002/100" office:value-type="float" office:value="0.00048">
            <text:p>4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[.B30]+0.002/100" office:value-type="float" office:value="0.0005">
            <text:p>5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formula="of:=[.B31]+0.002/100" office:value-type="float" office:value="0.00052">
            <text:p>5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formula="of:=[.B32]+0.002/100" office:value-type="float" office:value="0.00054">
            <text:p>5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formula="of:=[.B33]+0.002/100" office:value-type="float" office:value="0.00056">
            <text:p>5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formula="of:=[.B34]+0.002/100" office:value-type="float" office:value="0.00058">
            <text:p>5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[.B35]+0.002/100" office:value-type="float" office:value="0.0006">
            <text:p>6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formula="of:=[.B36]+0.002/100" office:value-type="float" office:value="0.00062">
            <text:p>6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[.B37]+0.002/100" office:value-type="float" office:value="0.00064">
            <text:p>6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formula="of:=[.B38]+0.002/100" office:value-type="float" office:value="0.00066">
            <text:p>6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formula="of:=[.B39]+0.002/100" office:value-type="float" office:value="0.00068">
            <text:p>6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[.B40]+0.002/100" office:value-type="float" office:value="0.000700000000000001">
            <text:p>7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formula="of:=[.B41]+0.002/100" office:value-type="float" office:value="0.000720000000000001">
            <text:p>7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table:formula="of:=[.B42]+0.002/100" office:value-type="float" office:value="0.000740000000000001">
            <text:p>7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formula="of:=[.B43]+0.002/100" office:value-type="float" office:value="0.000760000000000001">
            <text:p>7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table:formula="of:=[.B44]+0.002/100" office:value-type="float" office:value="0.000780000000000001">
            <text:p>7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formula="of:=[.B45]+0.002/100" office:value-type="float" office:value="0.000800000000000001">
            <text:p>8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table:formula="of:=[.B46]+0.002/100" office:value-type="float" office:value="0.000820000000000001">
            <text:p>8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table:formula="of:=[.B47]+0.002/100" office:value-type="float" office:value="0.000840000000000001">
            <text:p>8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formula="of:=[.B48]+0.002/100" office:value-type="float" office:value="0.000860000000000001">
            <text:p>8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table:formula="of:=[.B49]+0.002/100" office:value-type="float" office:value="0.000880000000000001">
            <text:p>8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formula="of:=[.B50]+0.002/100" office:value-type="float" office:value="0.000900000000000001">
            <text:p>9.0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formula="of:=[.B51]+0.002/100" office:value-type="float" office:value="0.000920000000000001">
            <text:p>9.2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table:formula="of:=[.B52]+0.002/100" office:value-type="float" office:value="0.000940000000000001">
            <text:p>9.4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table:formula="of:=[.B53]+0.002/100" office:value-type="float" office:value="0.000960000000000001">
            <text:p>9.6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formula="of:=[.B54]+0.002/100" office:value-type="float" office:value="0.000980000000000001">
            <text:p>9.800000000000E-004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f:=[.B55]+0.002/100" office:value-type="float" office:value="0.001">
            <text:p>1.0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formula="of:=[.B56]+0.002/100" office:value-type="float" office:value="0.00102">
            <text:p>1.0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formula="of:=[.B57]+0.002/100" office:value-type="float" office:value="0.00104">
            <text:p>1.0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formula="of:=[.B58]+0.002/100" office:value-type="float" office:value="0.00106">
            <text:p>1.0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formula="of:=[.B59]+0.002/100" office:value-type="float" office:value="0.00108">
            <text:p>1.0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table:formula="of:=[.B60]+0.002/100" office:value-type="float" office:value="0.0011">
            <text:p>1.1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table:formula="of:=[.B61]+0.002/100" office:value-type="float" office:value="0.00112">
            <text:p>1.1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table:formula="of:=[.B62]+0.002/100" office:value-type="float" office:value="0.00114">
            <text:p>1.1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table:formula="of:=[.B63]+0.002/100" office:value-type="float" office:value="0.00116">
            <text:p>1.1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table:formula="of:=[.B64]+0.002/100" office:value-type="float" office:value="0.00118">
            <text:p>1.1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[.B65]+0.002/100" office:value-type="float" office:value="0.0012">
            <text:p>1.2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[.B66]+0.002/100" office:value-type="float" office:value="0.00122">
            <text:p>1.2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formula="of:=[.B67]+0.002/100" office:value-type="float" office:value="0.00124">
            <text:p>1.2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table:formula="of:=[.B68]+0.002/100" office:value-type="float" office:value="0.00126">
            <text:p>1.2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formula="of:=[.B69]+0.002/100" office:value-type="float" office:value="0.00128">
            <text:p>1.2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formula="of:=[.B70]+0.002/100" office:value-type="float" office:value="0.0013">
            <text:p>1.3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table:formula="of:=[.B71]+0.002/100" office:value-type="float" office:value="0.00132">
            <text:p>1.3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formula="of:=[.B72]+0.002/100" office:value-type="float" office:value="0.00134">
            <text:p>1.3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[.B73]+0.002/100" office:value-type="float" office:value="0.00136">
            <text:p>1.3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table:formula="of:=[.B74]+0.002/100" office:value-type="float" office:value="0.00138">
            <text:p>1.3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formula="of:=[.B75]+0.002/100" office:value-type="float" office:value="0.0014">
            <text:p>1.4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formula="of:=[.B76]+0.002/100" office:value-type="float" office:value="0.00142">
            <text:p>1.4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table:formula="of:=[.B77]+0.002/100" office:value-type="float" office:value="0.00144">
            <text:p>1.4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table:formula="of:=[.B78]+0.002/100" office:value-type="float" office:value="0.00146">
            <text:p>1.4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table:formula="of:=[.B79]+0.002/100" office:value-type="float" office:value="0.00148">
            <text:p>1.4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formula="of:=[.B80]+0.002/100" office:value-type="float" office:value="0.0015">
            <text:p>1.5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formula="of:=[.B81]+0.002/100" office:value-type="float" office:value="0.00152">
            <text:p>1.5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table:formula="of:=[.B82]+0.002/100" office:value-type="float" office:value="0.00154">
            <text:p>1.5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table:formula="of:=[.B83]+0.002/100" office:value-type="float" office:value="0.00156">
            <text:p>1.5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table:formula="of:=[.B84]+0.002/100" office:value-type="float" office:value="0.00158">
            <text:p>1.5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table:formula="of:=[.B85]+0.002/100" office:value-type="float" office:value="0.0016">
            <text:p>1.6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formula="of:=[.B86]+0.002/100" office:value-type="float" office:value="0.00162">
            <text:p>1.6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table:formula="of:=[.B87]+0.002/100" office:value-type="float" office:value="0.00164">
            <text:p>1.6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table:formula="of:=[.B88]+0.002/100" office:value-type="float" office:value="0.00166">
            <text:p>1.6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table:formula="of:=[.B89]+0.002/100" office:value-type="float" office:value="0.00168">
            <text:p>1.6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table:formula="of:=[.B90]+0.002/100" office:value-type="float" office:value="0.0017">
            <text:p>1.7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formula="of:=[.B91]+0.002/100" office:value-type="float" office:value="0.00172">
            <text:p>1.7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table:formula="of:=[.B92]+0.002/100" office:value-type="float" office:value="0.00174">
            <text:p>1.7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table:formula="of:=[.B93]+0.002/100" office:value-type="float" office:value="0.00176">
            <text:p>1.7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table:formula="of:=[.B94]+0.002/100" office:value-type="float" office:value="0.00178">
            <text:p>1.7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table:formula="of:=[.B95]+0.002/100" office:value-type="float" office:value="0.0018">
            <text:p>1.8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table:formula="of:=[.B96]+0.002/100" office:value-type="float" office:value="0.00182">
            <text:p>1.8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table:formula="of:=[.B97]+0.002/100" office:value-type="float" office:value="0.00184">
            <text:p>1.8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table:formula="of:=[.B98]+0.002/100" office:value-type="float" office:value="0.00186">
            <text:p>1.8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table:formula="of:=[.B99]+0.002/100" office:value-type="float" office:value="0.00188">
            <text:p>1.8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table:formula="of:=[.B100]+0.002/100" office:value-type="float" office:value="0.0019">
            <text:p>1.9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table:formula="of:=[.B101]+0.002/100" office:value-type="float" office:value="0.00192">
            <text:p>1.92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table:formula="of:=[.B102]+0.002/100" office:value-type="float" office:value="0.00194">
            <text:p>1.94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table:formula="of:=[.B103]+0.002/100" office:value-type="float" office:value="0.00196">
            <text:p>1.96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table:formula="of:=[.B104]+0.002/100" office:value-type="float" office:value="0.00198">
            <text:p>1.98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table:formula="of:=[.B105]+0.002/100" office:value-type="float" office:value="0.002">
            <text:p>2.000000000000E-003</text:p>
          </table:table-cell>
          <table:table-cell table:number-columns-repeated="2" office:value-type="float" office:value="0">
            <text:p>0.000000000000E+000</text:p>
          </table:table-cell>
          <table:table-cell/>
        </table:table-row>
        <table:table-row table:style-name="ro2">
          <table:table-cell office:value-type="string">
            <text:p><text:s/>$ELEMENTS <text:s/>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float" office:value="100">
            <text:p>100</text:p>
          </table:table-cell>
          <table:table-cell table:style-name="Default" table:number-columns-repeated="3"/>
          <table:table-cell/>
        </table:table-row>
        <table:table-row table:style-name="ro2"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3" table:formula="of:=[.A109]+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09]+1" office:value-type="float" office:value="1">
            <text:p>1</text:p>
          </table:table-cell>
          <table:table-cell table:style-name="ce3" table:formula="of:=[.E109]+1" office:value-type="float" office:value="2">
            <text:p>2</text:p>
          </table:table-cell>
        </table:table-row>
        <table:table-row table:style-name="ro2">
          <table:table-cell table:style-name="ce3" table:formula="of:=[.A110]+1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0]+1" office:value-type="float" office:value="2">
            <text:p>2</text:p>
          </table:table-cell>
          <table:table-cell table:style-name="ce3" table:formula="of:=[.E110]+1" office:value-type="float" office:value="3">
            <text:p>3</text:p>
          </table:table-cell>
        </table:table-row>
        <table:table-row table:style-name="ro2">
          <table:table-cell table:style-name="ce3" table:formula="of:=[.A111]+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1]+1" office:value-type="float" office:value="3">
            <text:p>3</text:p>
          </table:table-cell>
          <table:table-cell table:style-name="ce3" table:formula="of:=[.E111]+1" office:value-type="float" office:value="4">
            <text:p>4</text:p>
          </table:table-cell>
        </table:table-row>
        <table:table-row table:style-name="ro2">
          <table:table-cell table:style-name="ce3" table:formula="of:=[.A112]+1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2]+1" office:value-type="float" office:value="4">
            <text:p>4</text:p>
          </table:table-cell>
          <table:table-cell table:style-name="ce3" table:formula="of:=[.E112]+1" office:value-type="float" office:value="5">
            <text:p>5</text:p>
          </table:table-cell>
        </table:table-row>
        <table:table-row table:style-name="ro2">
          <table:table-cell table:style-name="ce3" table:formula="of:=[.A113]+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3]+1" office:value-type="float" office:value="5">
            <text:p>5</text:p>
          </table:table-cell>
          <table:table-cell table:style-name="ce3" table:formula="of:=[.E113]+1" office:value-type="float" office:value="6">
            <text:p>6</text:p>
          </table:table-cell>
        </table:table-row>
        <table:table-row table:style-name="ro2">
          <table:table-cell table:style-name="ce3" table:formula="of:=[.A114]+1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4]+1" office:value-type="float" office:value="6">
            <text:p>6</text:p>
          </table:table-cell>
          <table:table-cell table:style-name="ce3" table:formula="of:=[.E114]+1" office:value-type="float" office:value="7">
            <text:p>7</text:p>
          </table:table-cell>
        </table:table-row>
        <table:table-row table:style-name="ro2">
          <table:table-cell table:style-name="ce3" table:formula="of:=[.A115]+1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5]+1" office:value-type="float" office:value="7">
            <text:p>7</text:p>
          </table:table-cell>
          <table:table-cell table:style-name="ce3" table:formula="of:=[.E115]+1" office:value-type="float" office:value="8">
            <text:p>8</text:p>
          </table:table-cell>
        </table:table-row>
        <table:table-row table:style-name="ro2">
          <table:table-cell table:style-name="ce3" table:formula="of:=[.A116]+1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6]+1" office:value-type="float" office:value="8">
            <text:p>8</text:p>
          </table:table-cell>
          <table:table-cell table:style-name="ce3" table:formula="of:=[.E116]+1" office:value-type="float" office:value="9">
            <text:p>9</text:p>
          </table:table-cell>
        </table:table-row>
        <table:table-row table:style-name="ro2">
          <table:table-cell table:style-name="ce3" table:formula="of:=[.A117]+1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7]+1" office:value-type="float" office:value="9">
            <text:p>9</text:p>
          </table:table-cell>
          <table:table-cell table:style-name="ce3" table:formula="of:=[.E117]+1" office:value-type="float" office:value="10">
            <text:p>10</text:p>
          </table:table-cell>
        </table:table-row>
        <table:table-row table:style-name="ro2">
          <table:table-cell table:style-name="ce3" table:formula="of:=[.A118]+1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8]+1" office:value-type="float" office:value="10">
            <text:p>10</text:p>
          </table:table-cell>
          <table:table-cell table:style-name="ce3" table:formula="of:=[.E118]+1" office:value-type="float" office:value="11">
            <text:p>11</text:p>
          </table:table-cell>
        </table:table-row>
        <table:table-row table:style-name="ro2">
          <table:table-cell table:style-name="ce3" table:formula="of:=[.A119]+1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19]+1" office:value-type="float" office:value="11">
            <text:p>11</text:p>
          </table:table-cell>
          <table:table-cell table:style-name="ce3" table:formula="of:=[.E119]+1" office:value-type="float" office:value="12">
            <text:p>12</text:p>
          </table:table-cell>
        </table:table-row>
        <table:table-row table:style-name="ro2">
          <table:table-cell table:style-name="ce3" table:formula="of:=[.A120]+1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0]+1" office:value-type="float" office:value="12">
            <text:p>12</text:p>
          </table:table-cell>
          <table:table-cell table:style-name="ce3" table:formula="of:=[.E120]+1" office:value-type="float" office:value="13">
            <text:p>13</text:p>
          </table:table-cell>
        </table:table-row>
        <table:table-row table:style-name="ro2">
          <table:table-cell table:style-name="ce3" table:formula="of:=[.A121]+1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1]+1" office:value-type="float" office:value="13">
            <text:p>13</text:p>
          </table:table-cell>
          <table:table-cell table:style-name="ce3" table:formula="of:=[.E121]+1" office:value-type="float" office:value="14">
            <text:p>14</text:p>
          </table:table-cell>
        </table:table-row>
        <table:table-row table:style-name="ro2">
          <table:table-cell table:style-name="ce3" table:formula="of:=[.A122]+1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2]+1" office:value-type="float" office:value="14">
            <text:p>14</text:p>
          </table:table-cell>
          <table:table-cell table:style-name="ce3" table:formula="of:=[.E122]+1" office:value-type="float" office:value="15">
            <text:p>15</text:p>
          </table:table-cell>
        </table:table-row>
        <table:table-row table:style-name="ro2">
          <table:table-cell table:style-name="ce3" table:formula="of:=[.A123]+1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3]+1" office:value-type="float" office:value="15">
            <text:p>15</text:p>
          </table:table-cell>
          <table:table-cell table:style-name="ce3" table:formula="of:=[.E123]+1" office:value-type="float" office:value="16">
            <text:p>16</text:p>
          </table:table-cell>
        </table:table-row>
        <table:table-row table:style-name="ro2">
          <table:table-cell table:style-name="ce3" table:formula="of:=[.A124]+1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4]+1" office:value-type="float" office:value="16">
            <text:p>16</text:p>
          </table:table-cell>
          <table:table-cell table:style-name="ce3" table:formula="of:=[.E124]+1" office:value-type="float" office:value="17">
            <text:p>17</text:p>
          </table:table-cell>
        </table:table-row>
        <table:table-row table:style-name="ro2">
          <table:table-cell table:style-name="ce3" table:formula="of:=[.A125]+1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5]+1" office:value-type="float" office:value="17">
            <text:p>17</text:p>
          </table:table-cell>
          <table:table-cell table:style-name="ce3" table:formula="of:=[.E125]+1" office:value-type="float" office:value="18">
            <text:p>18</text:p>
          </table:table-cell>
        </table:table-row>
        <table:table-row table:style-name="ro2">
          <table:table-cell table:style-name="ce3" table:formula="of:=[.A126]+1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6]+1" office:value-type="float" office:value="18">
            <text:p>18</text:p>
          </table:table-cell>
          <table:table-cell table:style-name="ce3" table:formula="of:=[.E126]+1" office:value-type="float" office:value="19">
            <text:p>19</text:p>
          </table:table-cell>
        </table:table-row>
        <table:table-row table:style-name="ro2">
          <table:table-cell table:style-name="ce3" table:formula="of:=[.A127]+1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7]+1" office:value-type="float" office:value="19">
            <text:p>19</text:p>
          </table:table-cell>
          <table:table-cell table:style-name="ce3" table:formula="of:=[.E127]+1" office:value-type="float" office:value="20">
            <text:p>20</text:p>
          </table:table-cell>
        </table:table-row>
        <table:table-row table:style-name="ro2">
          <table:table-cell table:style-name="ce3" table:formula="of:=[.A128]+1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8]+1" office:value-type="float" office:value="20">
            <text:p>20</text:p>
          </table:table-cell>
          <table:table-cell table:style-name="ce3" table:formula="of:=[.E128]+1" office:value-type="float" office:value="21">
            <text:p>21</text:p>
          </table:table-cell>
        </table:table-row>
        <table:table-row table:style-name="ro2">
          <table:table-cell table:style-name="ce3" table:formula="of:=[.A129]+1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29]+1" office:value-type="float" office:value="21">
            <text:p>21</text:p>
          </table:table-cell>
          <table:table-cell table:style-name="ce3" table:formula="of:=[.E129]+1" office:value-type="float" office:value="22">
            <text:p>22</text:p>
          </table:table-cell>
        </table:table-row>
        <table:table-row table:style-name="ro2">
          <table:table-cell table:style-name="ce3" table:formula="of:=[.A130]+1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0]+1" office:value-type="float" office:value="22">
            <text:p>22</text:p>
          </table:table-cell>
          <table:table-cell table:style-name="ce3" table:formula="of:=[.E130]+1" office:value-type="float" office:value="23">
            <text:p>23</text:p>
          </table:table-cell>
        </table:table-row>
        <table:table-row table:style-name="ro2">
          <table:table-cell table:style-name="ce3" table:formula="of:=[.A131]+1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1]+1" office:value-type="float" office:value="23">
            <text:p>23</text:p>
          </table:table-cell>
          <table:table-cell table:style-name="ce3" table:formula="of:=[.E131]+1" office:value-type="float" office:value="24">
            <text:p>24</text:p>
          </table:table-cell>
        </table:table-row>
        <table:table-row table:style-name="ro2">
          <table:table-cell table:style-name="ce3" table:formula="of:=[.A132]+1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2]+1" office:value-type="float" office:value="24">
            <text:p>24</text:p>
          </table:table-cell>
          <table:table-cell table:style-name="ce3" table:formula="of:=[.E132]+1" office:value-type="float" office:value="25">
            <text:p>25</text:p>
          </table:table-cell>
        </table:table-row>
        <table:table-row table:style-name="ro2">
          <table:table-cell table:style-name="ce3" table:formula="of:=[.A133]+1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3]+1" office:value-type="float" office:value="25">
            <text:p>25</text:p>
          </table:table-cell>
          <table:table-cell table:style-name="ce3" table:formula="of:=[.E133]+1" office:value-type="float" office:value="26">
            <text:p>26</text:p>
          </table:table-cell>
        </table:table-row>
        <table:table-row table:style-name="ro2">
          <table:table-cell table:style-name="ce3" table:formula="of:=[.A134]+1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4]+1" office:value-type="float" office:value="26">
            <text:p>26</text:p>
          </table:table-cell>
          <table:table-cell table:style-name="ce3" table:formula="of:=[.E134]+1" office:value-type="float" office:value="27">
            <text:p>27</text:p>
          </table:table-cell>
        </table:table-row>
        <table:table-row table:style-name="ro2">
          <table:table-cell table:style-name="ce3" table:formula="of:=[.A135]+1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5]+1" office:value-type="float" office:value="27">
            <text:p>27</text:p>
          </table:table-cell>
          <table:table-cell table:style-name="ce3" table:formula="of:=[.E135]+1" office:value-type="float" office:value="28">
            <text:p>28</text:p>
          </table:table-cell>
        </table:table-row>
        <table:table-row table:style-name="ro2">
          <table:table-cell table:style-name="ce3" table:formula="of:=[.A136]+1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6]+1" office:value-type="float" office:value="28">
            <text:p>28</text:p>
          </table:table-cell>
          <table:table-cell table:style-name="ce3" table:formula="of:=[.E136]+1" office:value-type="float" office:value="29">
            <text:p>29</text:p>
          </table:table-cell>
        </table:table-row>
        <table:table-row table:style-name="ro2">
          <table:table-cell table:style-name="ce3" table:formula="of:=[.A137]+1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7]+1" office:value-type="float" office:value="29">
            <text:p>29</text:p>
          </table:table-cell>
          <table:table-cell table:style-name="ce3" table:formula="of:=[.E137]+1" office:value-type="float" office:value="30">
            <text:p>30</text:p>
          </table:table-cell>
        </table:table-row>
        <table:table-row table:style-name="ro2">
          <table:table-cell table:style-name="ce3" table:formula="of:=[.A138]+1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8]+1" office:value-type="float" office:value="30">
            <text:p>30</text:p>
          </table:table-cell>
          <table:table-cell table:style-name="ce3" table:formula="of:=[.E138]+1" office:value-type="float" office:value="31">
            <text:p>31</text:p>
          </table:table-cell>
        </table:table-row>
        <table:table-row table:style-name="ro2">
          <table:table-cell table:style-name="ce3" table:formula="of:=[.A139]+1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39]+1" office:value-type="float" office:value="31">
            <text:p>31</text:p>
          </table:table-cell>
          <table:table-cell table:style-name="ce3" table:formula="of:=[.E139]+1" office:value-type="float" office:value="32">
            <text:p>32</text:p>
          </table:table-cell>
        </table:table-row>
        <table:table-row table:style-name="ro2">
          <table:table-cell table:style-name="ce3" table:formula="of:=[.A140]+1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0]+1" office:value-type="float" office:value="32">
            <text:p>32</text:p>
          </table:table-cell>
          <table:table-cell table:style-name="ce3" table:formula="of:=[.E140]+1" office:value-type="float" office:value="33">
            <text:p>33</text:p>
          </table:table-cell>
        </table:table-row>
        <table:table-row table:style-name="ro2">
          <table:table-cell table:style-name="ce3" table:formula="of:=[.A141]+1" office:value-type="float" office:value="33">
            <text:p>3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1]+1" office:value-type="float" office:value="33">
            <text:p>33</text:p>
          </table:table-cell>
          <table:table-cell table:style-name="ce3" table:formula="of:=[.E141]+1" office:value-type="float" office:value="34">
            <text:p>34</text:p>
          </table:table-cell>
        </table:table-row>
        <table:table-row table:style-name="ro2">
          <table:table-cell table:style-name="ce3" table:formula="of:=[.A142]+1"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2]+1" office:value-type="float" office:value="34">
            <text:p>34</text:p>
          </table:table-cell>
          <table:table-cell table:style-name="ce3" table:formula="of:=[.E142]+1" office:value-type="float" office:value="35">
            <text:p>35</text:p>
          </table:table-cell>
        </table:table-row>
        <table:table-row table:style-name="ro2">
          <table:table-cell table:style-name="ce3" table:formula="of:=[.A143]+1"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3]+1" office:value-type="float" office:value="35">
            <text:p>35</text:p>
          </table:table-cell>
          <table:table-cell table:style-name="ce3" table:formula="of:=[.E143]+1" office:value-type="float" office:value="36">
            <text:p>36</text:p>
          </table:table-cell>
        </table:table-row>
        <table:table-row table:style-name="ro2">
          <table:table-cell table:style-name="ce3" table:formula="of:=[.A144]+1"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4]+1" office:value-type="float" office:value="36">
            <text:p>36</text:p>
          </table:table-cell>
          <table:table-cell table:style-name="ce3" table:formula="of:=[.E144]+1" office:value-type="float" office:value="37">
            <text:p>37</text:p>
          </table:table-cell>
        </table:table-row>
        <table:table-row table:style-name="ro2">
          <table:table-cell table:style-name="ce3" table:formula="of:=[.A145]+1" office:value-type="float" office:value="37">
            <text:p>3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5]+1" office:value-type="float" office:value="37">
            <text:p>37</text:p>
          </table:table-cell>
          <table:table-cell table:style-name="ce3" table:formula="of:=[.E145]+1" office:value-type="float" office:value="38">
            <text:p>38</text:p>
          </table:table-cell>
        </table:table-row>
        <table:table-row table:style-name="ro2">
          <table:table-cell table:style-name="ce3" table:formula="of:=[.A146]+1" office:value-type="float" office:value="38">
            <text:p>3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6]+1" office:value-type="float" office:value="38">
            <text:p>38</text:p>
          </table:table-cell>
          <table:table-cell table:style-name="ce3" table:formula="of:=[.E146]+1" office:value-type="float" office:value="39">
            <text:p>39</text:p>
          </table:table-cell>
        </table:table-row>
        <table:table-row table:style-name="ro2">
          <table:table-cell table:style-name="ce3" table:formula="of:=[.A147]+1"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7]+1" office:value-type="float" office:value="39">
            <text:p>39</text:p>
          </table:table-cell>
          <table:table-cell table:style-name="ce3" table:formula="of:=[.E147]+1" office:value-type="float" office:value="40">
            <text:p>40</text:p>
          </table:table-cell>
        </table:table-row>
        <table:table-row table:style-name="ro2">
          <table:table-cell table:style-name="ce3" table:formula="of:=[.A148]+1"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8]+1" office:value-type="float" office:value="40">
            <text:p>40</text:p>
          </table:table-cell>
          <table:table-cell table:style-name="ce3" table:formula="of:=[.E148]+1" office:value-type="float" office:value="41">
            <text:p>41</text:p>
          </table:table-cell>
        </table:table-row>
        <table:table-row table:style-name="ro2">
          <table:table-cell table:style-name="ce3" table:formula="of:=[.A149]+1" office:value-type="float" office:value="41">
            <text:p>4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49]+1" office:value-type="float" office:value="41">
            <text:p>41</text:p>
          </table:table-cell>
          <table:table-cell table:style-name="ce3" table:formula="of:=[.E149]+1" office:value-type="float" office:value="42">
            <text:p>42</text:p>
          </table:table-cell>
        </table:table-row>
        <table:table-row table:style-name="ro2">
          <table:table-cell table:style-name="ce3" table:formula="of:=[.A150]+1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0]+1" office:value-type="float" office:value="42">
            <text:p>42</text:p>
          </table:table-cell>
          <table:table-cell table:style-name="ce3" table:formula="of:=[.E150]+1" office:value-type="float" office:value="43">
            <text:p>43</text:p>
          </table:table-cell>
        </table:table-row>
        <table:table-row table:style-name="ro2">
          <table:table-cell table:style-name="ce3" table:formula="of:=[.A151]+1" office:value-type="float" office:value="43">
            <text:p>4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1]+1" office:value-type="float" office:value="43">
            <text:p>43</text:p>
          </table:table-cell>
          <table:table-cell table:style-name="ce3" table:formula="of:=[.E151]+1" office:value-type="float" office:value="44">
            <text:p>44</text:p>
          </table:table-cell>
        </table:table-row>
        <table:table-row table:style-name="ro2">
          <table:table-cell table:style-name="ce3" table:formula="of:=[.A152]+1" office:value-type="float" office:value="44">
            <text:p>4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2]+1" office:value-type="float" office:value="44">
            <text:p>44</text:p>
          </table:table-cell>
          <table:table-cell table:style-name="ce3" table:formula="of:=[.E152]+1" office:value-type="float" office:value="45">
            <text:p>45</text:p>
          </table:table-cell>
        </table:table-row>
        <table:table-row table:style-name="ro2">
          <table:table-cell table:style-name="ce3" table:formula="of:=[.A153]+1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3]+1" office:value-type="float" office:value="45">
            <text:p>45</text:p>
          </table:table-cell>
          <table:table-cell table:style-name="ce3" table:formula="of:=[.E153]+1" office:value-type="float" office:value="46">
            <text:p>46</text:p>
          </table:table-cell>
        </table:table-row>
        <table:table-row table:style-name="ro2">
          <table:table-cell table:style-name="ce3" table:formula="of:=[.A154]+1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4]+1" office:value-type="float" office:value="46">
            <text:p>46</text:p>
          </table:table-cell>
          <table:table-cell table:style-name="ce3" table:formula="of:=[.E154]+1" office:value-type="float" office:value="47">
            <text:p>47</text:p>
          </table:table-cell>
        </table:table-row>
        <table:table-row table:style-name="ro2">
          <table:table-cell table:style-name="ce3" table:formula="of:=[.A155]+1" office:value-type="float" office:value="47">
            <text:p>4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5]+1" office:value-type="float" office:value="47">
            <text:p>47</text:p>
          </table:table-cell>
          <table:table-cell table:style-name="ce3" table:formula="of:=[.E155]+1" office:value-type="float" office:value="48">
            <text:p>48</text:p>
          </table:table-cell>
        </table:table-row>
        <table:table-row table:style-name="ro2">
          <table:table-cell table:style-name="ce3" table:formula="of:=[.A156]+1" office:value-type="float" office:value="48">
            <text:p>4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6]+1" office:value-type="float" office:value="48">
            <text:p>48</text:p>
          </table:table-cell>
          <table:table-cell table:style-name="ce3" table:formula="of:=[.E156]+1" office:value-type="float" office:value="49">
            <text:p>49</text:p>
          </table:table-cell>
        </table:table-row>
        <table:table-row table:style-name="ro2">
          <table:table-cell table:style-name="ce3" table:formula="of:=[.A157]+1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7]+1" office:value-type="float" office:value="49">
            <text:p>49</text:p>
          </table:table-cell>
          <table:table-cell table:style-name="ce3" table:formula="of:=[.E157]+1" office:value-type="float" office:value="50">
            <text:p>50</text:p>
          </table:table-cell>
        </table:table-row>
        <table:table-row table:style-name="ro2">
          <table:table-cell table:style-name="ce3" table:formula="of:=[.A158]+1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8]+1" office:value-type="float" office:value="50">
            <text:p>50</text:p>
          </table:table-cell>
          <table:table-cell table:style-name="ce3" table:formula="of:=[.E158]+1" office:value-type="float" office:value="51">
            <text:p>51</text:p>
          </table:table-cell>
        </table:table-row>
        <table:table-row table:style-name="ro2">
          <table:table-cell table:style-name="ce3" table:formula="of:=[.A159]+1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59]+1" office:value-type="float" office:value="51">
            <text:p>51</text:p>
          </table:table-cell>
          <table:table-cell table:style-name="ce3" table:formula="of:=[.E159]+1" office:value-type="float" office:value="52">
            <text:p>52</text:p>
          </table:table-cell>
        </table:table-row>
        <table:table-row table:style-name="ro2">
          <table:table-cell table:style-name="ce3" table:formula="of:=[.A160]+1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0]+1" office:value-type="float" office:value="52">
            <text:p>52</text:p>
          </table:table-cell>
          <table:table-cell table:style-name="ce3" table:formula="of:=[.E160]+1" office:value-type="float" office:value="53">
            <text:p>53</text:p>
          </table:table-cell>
        </table:table-row>
        <table:table-row table:style-name="ro2">
          <table:table-cell table:style-name="ce3" table:formula="of:=[.A161]+1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1]+1" office:value-type="float" office:value="53">
            <text:p>53</text:p>
          </table:table-cell>
          <table:table-cell table:style-name="ce3" table:formula="of:=[.E161]+1" office:value-type="float" office:value="54">
            <text:p>54</text:p>
          </table:table-cell>
        </table:table-row>
        <table:table-row table:style-name="ro2">
          <table:table-cell table:style-name="ce3" table:formula="of:=[.A162]+1" office:value-type="float" office:value="54">
            <text:p>5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2]+1" office:value-type="float" office:value="54">
            <text:p>54</text:p>
          </table:table-cell>
          <table:table-cell table:style-name="ce3" table:formula="of:=[.E162]+1" office:value-type="float" office:value="55">
            <text:p>55</text:p>
          </table:table-cell>
        </table:table-row>
        <table:table-row table:style-name="ro2">
          <table:table-cell table:style-name="ce3" table:formula="of:=[.A163]+1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3]+1" office:value-type="float" office:value="55">
            <text:p>55</text:p>
          </table:table-cell>
          <table:table-cell table:style-name="ce3" table:formula="of:=[.E163]+1" office:value-type="float" office:value="56">
            <text:p>56</text:p>
          </table:table-cell>
        </table:table-row>
        <table:table-row table:style-name="ro2">
          <table:table-cell table:style-name="ce3" table:formula="of:=[.A164]+1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4]+1" office:value-type="float" office:value="56">
            <text:p>56</text:p>
          </table:table-cell>
          <table:table-cell table:style-name="ce3" table:formula="of:=[.E164]+1" office:value-type="float" office:value="57">
            <text:p>57</text:p>
          </table:table-cell>
        </table:table-row>
        <table:table-row table:style-name="ro2">
          <table:table-cell table:style-name="ce3" table:formula="of:=[.A165]+1" office:value-type="float" office:value="57">
            <text:p>5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5]+1" office:value-type="float" office:value="57">
            <text:p>57</text:p>
          </table:table-cell>
          <table:table-cell table:style-name="ce3" table:formula="of:=[.E165]+1" office:value-type="float" office:value="58">
            <text:p>58</text:p>
          </table:table-cell>
        </table:table-row>
        <table:table-row table:style-name="ro2">
          <table:table-cell table:style-name="ce3" table:formula="of:=[.A166]+1" office:value-type="float" office:value="58">
            <text:p>5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6]+1" office:value-type="float" office:value="58">
            <text:p>58</text:p>
          </table:table-cell>
          <table:table-cell table:style-name="ce3" table:formula="of:=[.E166]+1" office:value-type="float" office:value="59">
            <text:p>59</text:p>
          </table:table-cell>
        </table:table-row>
        <table:table-row table:style-name="ro2">
          <table:table-cell table:style-name="ce3" table:formula="of:=[.A167]+1" office:value-type="float" office:value="59">
            <text:p>5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7]+1" office:value-type="float" office:value="59">
            <text:p>59</text:p>
          </table:table-cell>
          <table:table-cell table:style-name="ce3" table:formula="of:=[.E167]+1" office:value-type="float" office:value="60">
            <text:p>60</text:p>
          </table:table-cell>
        </table:table-row>
        <table:table-row table:style-name="ro2">
          <table:table-cell table:style-name="ce3" table:formula="of:=[.A168]+1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8]+1" office:value-type="float" office:value="60">
            <text:p>60</text:p>
          </table:table-cell>
          <table:table-cell table:style-name="ce3" table:formula="of:=[.E168]+1" office:value-type="float" office:value="61">
            <text:p>61</text:p>
          </table:table-cell>
        </table:table-row>
        <table:table-row table:style-name="ro2">
          <table:table-cell table:style-name="ce3" table:formula="of:=[.A169]+1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69]+1" office:value-type="float" office:value="61">
            <text:p>61</text:p>
          </table:table-cell>
          <table:table-cell table:style-name="ce3" table:formula="of:=[.E169]+1" office:value-type="float" office:value="62">
            <text:p>62</text:p>
          </table:table-cell>
        </table:table-row>
        <table:table-row table:style-name="ro2">
          <table:table-cell table:style-name="ce3" table:formula="of:=[.A170]+1" office:value-type="float" office:value="62">
            <text:p>6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0]+1" office:value-type="float" office:value="62">
            <text:p>62</text:p>
          </table:table-cell>
          <table:table-cell table:style-name="ce3" table:formula="of:=[.E170]+1" office:value-type="float" office:value="63">
            <text:p>63</text:p>
          </table:table-cell>
        </table:table-row>
        <table:table-row table:style-name="ro2">
          <table:table-cell table:style-name="ce3" table:formula="of:=[.A171]+1" office:value-type="float" office:value="63">
            <text:p>6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1]+1" office:value-type="float" office:value="63">
            <text:p>63</text:p>
          </table:table-cell>
          <table:table-cell table:style-name="ce3" table:formula="of:=[.E171]+1" office:value-type="float" office:value="64">
            <text:p>64</text:p>
          </table:table-cell>
        </table:table-row>
        <table:table-row table:style-name="ro2">
          <table:table-cell table:style-name="ce3" table:formula="of:=[.A172]+1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2]+1" office:value-type="float" office:value="64">
            <text:p>64</text:p>
          </table:table-cell>
          <table:table-cell table:style-name="ce3" table:formula="of:=[.E172]+1" office:value-type="float" office:value="65">
            <text:p>65</text:p>
          </table:table-cell>
        </table:table-row>
        <table:table-row table:style-name="ro2">
          <table:table-cell table:style-name="ce3" table:formula="of:=[.A173]+1" office:value-type="float" office:value="65">
            <text:p>6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3]+1" office:value-type="float" office:value="65">
            <text:p>65</text:p>
          </table:table-cell>
          <table:table-cell table:style-name="ce3" table:formula="of:=[.E173]+1" office:value-type="float" office:value="66">
            <text:p>66</text:p>
          </table:table-cell>
        </table:table-row>
        <table:table-row table:style-name="ro2">
          <table:table-cell table:style-name="ce3" table:formula="of:=[.A174]+1"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4]+1" office:value-type="float" office:value="66">
            <text:p>66</text:p>
          </table:table-cell>
          <table:table-cell table:style-name="ce3" table:formula="of:=[.E174]+1" office:value-type="float" office:value="67">
            <text:p>67</text:p>
          </table:table-cell>
        </table:table-row>
        <table:table-row table:style-name="ro2">
          <table:table-cell table:style-name="ce3" table:formula="of:=[.A175]+1" office:value-type="float" office:value="67">
            <text:p>6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5]+1" office:value-type="float" office:value="67">
            <text:p>67</text:p>
          </table:table-cell>
          <table:table-cell table:style-name="ce3" table:formula="of:=[.E175]+1" office:value-type="float" office:value="68">
            <text:p>68</text:p>
          </table:table-cell>
        </table:table-row>
        <table:table-row table:style-name="ro2">
          <table:table-cell table:style-name="ce3" table:formula="of:=[.A176]+1" office:value-type="float" office:value="68">
            <text:p>6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6]+1" office:value-type="float" office:value="68">
            <text:p>68</text:p>
          </table:table-cell>
          <table:table-cell table:style-name="ce3" table:formula="of:=[.E176]+1" office:value-type="float" office:value="69">
            <text:p>69</text:p>
          </table:table-cell>
        </table:table-row>
        <table:table-row table:style-name="ro2">
          <table:table-cell table:style-name="ce3" table:formula="of:=[.A177]+1" office:value-type="float" office:value="69">
            <text:p>6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7]+1" office:value-type="float" office:value="69">
            <text:p>69</text:p>
          </table:table-cell>
          <table:table-cell table:style-name="ce3" table:formula="of:=[.E177]+1" office:value-type="float" office:value="70">
            <text:p>70</text:p>
          </table:table-cell>
        </table:table-row>
        <table:table-row table:style-name="ro2">
          <table:table-cell table:style-name="ce3" table:formula="of:=[.A178]+1" office:value-type="float" office:value="70">
            <text:p>7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8]+1" office:value-type="float" office:value="70">
            <text:p>70</text:p>
          </table:table-cell>
          <table:table-cell table:style-name="ce3" table:formula="of:=[.E178]+1" office:value-type="float" office:value="71">
            <text:p>71</text:p>
          </table:table-cell>
        </table:table-row>
        <table:table-row table:style-name="ro2">
          <table:table-cell table:style-name="ce3" table:formula="of:=[.A179]+1" office:value-type="float" office:value="71">
            <text:p>7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79]+1" office:value-type="float" office:value="71">
            <text:p>71</text:p>
          </table:table-cell>
          <table:table-cell table:style-name="ce3" table:formula="of:=[.E179]+1" office:value-type="float" office:value="72">
            <text:p>72</text:p>
          </table:table-cell>
        </table:table-row>
        <table:table-row table:style-name="ro2">
          <table:table-cell table:style-name="ce3" table:formula="of:=[.A180]+1" office:value-type="float" office:value="72">
            <text:p>7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0]+1" office:value-type="float" office:value="72">
            <text:p>72</text:p>
          </table:table-cell>
          <table:table-cell table:style-name="ce3" table:formula="of:=[.E180]+1" office:value-type="float" office:value="73">
            <text:p>73</text:p>
          </table:table-cell>
        </table:table-row>
        <table:table-row table:style-name="ro2">
          <table:table-cell table:style-name="ce3" table:formula="of:=[.A181]+1" office:value-type="float" office:value="73">
            <text:p>7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1]+1" office:value-type="float" office:value="73">
            <text:p>73</text:p>
          </table:table-cell>
          <table:table-cell table:style-name="ce3" table:formula="of:=[.E181]+1" office:value-type="float" office:value="74">
            <text:p>74</text:p>
          </table:table-cell>
        </table:table-row>
        <table:table-row table:style-name="ro2">
          <table:table-cell table:style-name="ce3" table:formula="of:=[.A182]+1" office:value-type="float" office:value="74">
            <text:p>7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2]+1" office:value-type="float" office:value="74">
            <text:p>74</text:p>
          </table:table-cell>
          <table:table-cell table:style-name="ce3" table:formula="of:=[.E182]+1" office:value-type="float" office:value="75">
            <text:p>75</text:p>
          </table:table-cell>
        </table:table-row>
        <table:table-row table:style-name="ro2">
          <table:table-cell table:style-name="ce3" table:formula="of:=[.A183]+1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3]+1" office:value-type="float" office:value="75">
            <text:p>75</text:p>
          </table:table-cell>
          <table:table-cell table:style-name="ce3" table:formula="of:=[.E183]+1" office:value-type="float" office:value="76">
            <text:p>76</text:p>
          </table:table-cell>
        </table:table-row>
        <table:table-row table:style-name="ro2">
          <table:table-cell table:style-name="ce3" table:formula="of:=[.A184]+1" office:value-type="float" office:value="76">
            <text:p>7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4]+1" office:value-type="float" office:value="76">
            <text:p>76</text:p>
          </table:table-cell>
          <table:table-cell table:style-name="ce3" table:formula="of:=[.E184]+1" office:value-type="float" office:value="77">
            <text:p>77</text:p>
          </table:table-cell>
        </table:table-row>
        <table:table-row table:style-name="ro2">
          <table:table-cell table:style-name="ce3" table:formula="of:=[.A185]+1" office:value-type="float" office:value="77">
            <text:p>7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5]+1" office:value-type="float" office:value="77">
            <text:p>77</text:p>
          </table:table-cell>
          <table:table-cell table:style-name="ce3" table:formula="of:=[.E185]+1" office:value-type="float" office:value="78">
            <text:p>78</text:p>
          </table:table-cell>
        </table:table-row>
        <table:table-row table:style-name="ro2">
          <table:table-cell table:style-name="ce3" table:formula="of:=[.A186]+1" office:value-type="float" office:value="78">
            <text:p>7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6]+1" office:value-type="float" office:value="78">
            <text:p>78</text:p>
          </table:table-cell>
          <table:table-cell table:style-name="ce3" table:formula="of:=[.E186]+1" office:value-type="float" office:value="79">
            <text:p>79</text:p>
          </table:table-cell>
        </table:table-row>
        <table:table-row table:style-name="ro2">
          <table:table-cell table:style-name="ce3" table:formula="of:=[.A187]+1" office:value-type="float" office:value="79">
            <text:p>7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7]+1" office:value-type="float" office:value="79">
            <text:p>79</text:p>
          </table:table-cell>
          <table:table-cell table:style-name="ce3" table:formula="of:=[.E187]+1" office:value-type="float" office:value="80">
            <text:p>80</text:p>
          </table:table-cell>
        </table:table-row>
        <table:table-row table:style-name="ro2">
          <table:table-cell table:style-name="ce3" table:formula="of:=[.A188]+1" office:value-type="float" office:value="80">
            <text:p>8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8]+1" office:value-type="float" office:value="80">
            <text:p>80</text:p>
          </table:table-cell>
          <table:table-cell table:style-name="ce3" table:formula="of:=[.E188]+1" office:value-type="float" office:value="81">
            <text:p>81</text:p>
          </table:table-cell>
        </table:table-row>
        <table:table-row table:style-name="ro2">
          <table:table-cell table:style-name="ce3" table:formula="of:=[.A189]+1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89]+1" office:value-type="float" office:value="81">
            <text:p>81</text:p>
          </table:table-cell>
          <table:table-cell table:style-name="ce3" table:formula="of:=[.E189]+1" office:value-type="float" office:value="82">
            <text:p>82</text:p>
          </table:table-cell>
        </table:table-row>
        <table:table-row table:style-name="ro2">
          <table:table-cell table:style-name="ce3" table:formula="of:=[.A190]+1" office:value-type="float" office:value="82">
            <text:p>8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0]+1" office:value-type="float" office:value="82">
            <text:p>82</text:p>
          </table:table-cell>
          <table:table-cell table:style-name="ce3" table:formula="of:=[.E190]+1" office:value-type="float" office:value="83">
            <text:p>83</text:p>
          </table:table-cell>
        </table:table-row>
        <table:table-row table:style-name="ro2">
          <table:table-cell table:style-name="ce3" table:formula="of:=[.A191]+1" office:value-type="float" office:value="83">
            <text:p>8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1]+1" office:value-type="float" office:value="83">
            <text:p>83</text:p>
          </table:table-cell>
          <table:table-cell table:style-name="ce3" table:formula="of:=[.E191]+1" office:value-type="float" office:value="84">
            <text:p>84</text:p>
          </table:table-cell>
        </table:table-row>
        <table:table-row table:style-name="ro2">
          <table:table-cell table:style-name="ce3" table:formula="of:=[.A192]+1" office:value-type="float" office:value="84">
            <text:p>8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2]+1" office:value-type="float" office:value="84">
            <text:p>84</text:p>
          </table:table-cell>
          <table:table-cell table:style-name="ce3" table:formula="of:=[.E192]+1" office:value-type="float" office:value="85">
            <text:p>85</text:p>
          </table:table-cell>
        </table:table-row>
        <table:table-row table:style-name="ro2">
          <table:table-cell table:style-name="ce3" table:formula="of:=[.A193]+1" office:value-type="float" office:value="85">
            <text:p>8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3]+1" office:value-type="float" office:value="85">
            <text:p>85</text:p>
          </table:table-cell>
          <table:table-cell table:style-name="ce3" table:formula="of:=[.E193]+1" office:value-type="float" office:value="86">
            <text:p>86</text:p>
          </table:table-cell>
        </table:table-row>
        <table:table-row table:style-name="ro2">
          <table:table-cell table:style-name="ce3" table:formula="of:=[.A194]+1" office:value-type="float" office:value="86">
            <text:p>8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4]+1" office:value-type="float" office:value="86">
            <text:p>86</text:p>
          </table:table-cell>
          <table:table-cell table:style-name="ce3" table:formula="of:=[.E194]+1" office:value-type="float" office:value="87">
            <text:p>87</text:p>
          </table:table-cell>
        </table:table-row>
        <table:table-row table:style-name="ro2">
          <table:table-cell table:style-name="ce3" table:formula="of:=[.A195]+1" office:value-type="float" office:value="87">
            <text:p>8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5]+1" office:value-type="float" office:value="87">
            <text:p>87</text:p>
          </table:table-cell>
          <table:table-cell table:style-name="ce3" table:formula="of:=[.E195]+1" office:value-type="float" office:value="88">
            <text:p>88</text:p>
          </table:table-cell>
        </table:table-row>
        <table:table-row table:style-name="ro2">
          <table:table-cell table:style-name="ce3" table:formula="of:=[.A196]+1" office:value-type="float" office:value="88">
            <text:p>8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6]+1" office:value-type="float" office:value="88">
            <text:p>88</text:p>
          </table:table-cell>
          <table:table-cell table:style-name="ce3" table:formula="of:=[.E196]+1" office:value-type="float" office:value="89">
            <text:p>89</text:p>
          </table:table-cell>
        </table:table-row>
        <table:table-row table:style-name="ro2">
          <table:table-cell table:style-name="ce3" table:formula="of:=[.A197]+1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7]+1" office:value-type="float" office:value="89">
            <text:p>89</text:p>
          </table:table-cell>
          <table:table-cell table:style-name="ce3" table:formula="of:=[.E197]+1" office:value-type="float" office:value="90">
            <text:p>90</text:p>
          </table:table-cell>
        </table:table-row>
        <table:table-row table:style-name="ro2">
          <table:table-cell table:style-name="ce3" table:formula="of:=[.A198]+1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8]+1" office:value-type="float" office:value="90">
            <text:p>90</text:p>
          </table:table-cell>
          <table:table-cell table:style-name="ce3" table:formula="of:=[.E198]+1" office:value-type="float" office:value="91">
            <text:p>91</text:p>
          </table:table-cell>
        </table:table-row>
        <table:table-row table:style-name="ro2">
          <table:table-cell table:style-name="ce3" table:formula="of:=[.A199]+1" office:value-type="float" office:value="91">
            <text:p>9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199]+1" office:value-type="float" office:value="91">
            <text:p>91</text:p>
          </table:table-cell>
          <table:table-cell table:style-name="ce3" table:formula="of:=[.E199]+1" office:value-type="float" office:value="92">
            <text:p>92</text:p>
          </table:table-cell>
        </table:table-row>
        <table:table-row table:style-name="ro2">
          <table:table-cell table:style-name="ce3" table:formula="of:=[.A200]+1" office:value-type="float" office:value="92">
            <text:p>9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0]+1" office:value-type="float" office:value="92">
            <text:p>92</text:p>
          </table:table-cell>
          <table:table-cell table:style-name="ce3" table:formula="of:=[.E200]+1" office:value-type="float" office:value="93">
            <text:p>93</text:p>
          </table:table-cell>
        </table:table-row>
        <table:table-row table:style-name="ro2">
          <table:table-cell table:style-name="ce3" table:formula="of:=[.A201]+1" office:value-type="float" office:value="93">
            <text:p>9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1]+1" office:value-type="float" office:value="93">
            <text:p>93</text:p>
          </table:table-cell>
          <table:table-cell table:style-name="ce3" table:formula="of:=[.E201]+1" office:value-type="float" office:value="94">
            <text:p>94</text:p>
          </table:table-cell>
        </table:table-row>
        <table:table-row table:style-name="ro2">
          <table:table-cell table:style-name="ce3" table:formula="of:=[.A202]+1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2]+1" office:value-type="float" office:value="94">
            <text:p>94</text:p>
          </table:table-cell>
          <table:table-cell table:style-name="ce3" table:formula="of:=[.E202]+1" office:value-type="float" office:value="95">
            <text:p>95</text:p>
          </table:table-cell>
        </table:table-row>
        <table:table-row table:style-name="ro2">
          <table:table-cell table:style-name="ce3" table:formula="of:=[.A203]+1" office:value-type="float" office:value="95">
            <text:p>9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3]+1" office:value-type="float" office:value="95">
            <text:p>95</text:p>
          </table:table-cell>
          <table:table-cell table:style-name="ce3" table:formula="of:=[.E203]+1" office:value-type="float" office:value="96">
            <text:p>96</text:p>
          </table:table-cell>
        </table:table-row>
        <table:table-row table:style-name="ro2">
          <table:table-cell table:style-name="ce3" table:formula="of:=[.A204]+1" office:value-type="float" office:value="96">
            <text:p>9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4]+1" office:value-type="float" office:value="96">
            <text:p>96</text:p>
          </table:table-cell>
          <table:table-cell table:style-name="ce3" table:formula="of:=[.E204]+1" office:value-type="float" office:value="97">
            <text:p>97</text:p>
          </table:table-cell>
        </table:table-row>
        <table:table-row table:style-name="ro2">
          <table:table-cell table:style-name="ce3" table:formula="of:=[.A205]+1" office:value-type="float" office:value="97">
            <text:p>97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5]+1" office:value-type="float" office:value="97">
            <text:p>97</text:p>
          </table:table-cell>
          <table:table-cell table:style-name="ce3" table:formula="of:=[.E205]+1" office:value-type="float" office:value="98">
            <text:p>98</text:p>
          </table:table-cell>
        </table:table-row>
        <table:table-row table:style-name="ro2">
          <table:table-cell table:style-name="ce3" table:formula="of:=[.A206]+1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6]+1" office:value-type="float" office:value="98">
            <text:p>98</text:p>
          </table:table-cell>
          <table:table-cell table:style-name="ce3" table:formula="of:=[.E206]+1" office:value-type="float" office:value="99">
            <text:p>99</text:p>
          </table:table-cell>
        </table:table-row>
        <table:table-row table:style-name="ro2">
          <table:table-cell table:style-name="ce3" table:formula="of:=[.A207]+1" office:value-type="float" office:value="99">
            <text:p>9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line</text:p>
          </table:table-cell>
          <table:table-cell table:style-name="ce3" table:formula="of:=[.D207]+1" office:value-type="float" office:value="99">
            <text:p>99</text:p>
          </table:table-cell>
          <table:table-cell table:style-name="ce3" table:formula="of:=[.E207]+1" office:value-type="float" office:value="100">
            <text:p>100</text:p>
          </table:table-cell>
        </table:table-row>
        <table:table-row table:style-name="ro2">
          <table:table-cell office:value-type="string">
            <text:p>#STOP</text:p>
          </table:table-cell>
          <table:table-cell table:style-name="Default" table:number-columns-repeated="3"/>
          <table:table-cell/>
        </table:table-row>
      </table:table>
      <table:table table:name="time10000" table:style-name="ta1" table:print="false">
        <table:table-column table:style-name="co16" table:default-cell-style-name="ce1"/>
        <table:table-column table:style-name="co17" table:default-cell-style-name="ce5"/>
        <table:table-column table:style-name="co18" table:default-cell-style-name="ce1"/>
        <table:table-column table:style-name="co19" table:default-cell-style-name="ce1"/>
        <table:table-column table:style-name="co20" table:default-cell-style-name="ce4"/>
        <table:table-column table:style-name="co12" table:default-cell-style-name="ce4"/>
        <table:table-column table:style-name="co21" table:default-cell-style-name="ce4"/>
        <table:table-column table:style-name="co22" table:default-cell-style-name="ce4"/>
        <table:table-column table:style-name="co25" table:default-cell-style-name="ce4"/>
        <table:table-column table:style-name="co14" table:default-cell-style-name="ce4"/>
        <table:table-column table:style-name="co26" table:default-cell-style-name="ce4"/>
        <table:table-column table:style-name="co4" table:default-cell-style-name="Default"/>
        <table:table-column table:style-name="co27" table:default-cell-style-name="ce4"/>
        <table:table-column table:style-name="co28" table:default-cell-style-name="ce4"/>
        <table:table-row table:style-name="ro4">
          <table:table-cell office:value-type="string">
            <text:p>x</text:p>
          </table:table-cell>
          <table:table-cell office:value-type="string">
            <text:p>Exp-Term</text:p>
          </table:table-cell>
          <table:table-cell office:value-type="string">
            <text:p>C1(x,0)</text:p>
          </table:table-cell>
          <table:table-cell office:value-type="string">
            <text:p>C2(x,0)</text:p>
          </table:table-cell>
          <table:table-cell table:style-name="Default" office:value-type="string">
            <text:p>Poro(x,0)</text:p>
          </table:table-cell>
          <table:table-cell table:style-name="Default" office:value-type="string">
            <text:p>Inrt(x,0)</text:p>
          </table:table-cell>
          <table:table-cell table:style-name="Default" office:value-type="string">
            <text:p>incrt(Conc)</text:p>
          </table:table-cell>
          <table:table-cell table:style-name="Default" office:value-type="string">
            <text:p>H total</text:p>
          </table:table-cell>
          <table:table-cell table:style-name="Default" office:value-type="string">
            <text:p>O total</text:p>
          </table:table-cell>
          <table:table-cell table:style-name="Default" office:value-type="string">
            <text:p>H(conc)</text:p>
          </table:table-cell>
          <table:table-cell table:style-name="Default" office:value-type="string">
            <text:p>O(conc)</text:p>
          </table:table-cell>
          <table:table-cell/>
          <table:table-cell table:style-name="Default" office:value-type="string">
            <text:p>total C1</text:p>
          </table:table-cell>
          <table:table-cell table:style-name="Default" office:value-type="string">
            <text:p>total C2</text:p>
          </table:table-cell>
        </table:table-row>
        <table:table-row table:style-name="ro4">
          <table:table-cell office:value-type="float" office:value="0">
            <text:p>0.000000000000E+000</text:p>
          </table:table-cell>
          <table:table-cell table:formula="of:=EXP(-2046.392457*[.A2]-10.23196229+0.0002093861043*10000)" office:value-type="float" office:value="0.000292191471287921">
            <text:p>2.921914712879E-004</text:p>
          </table:table-cell>
          <table:table-cell table:formula="of:=1+0.01105400249*SQRT(([.B2])/(0.0000001194208575+0.0002*[.B2]))" office:value-type="float" office:value="1.44803837903785">
            <text:p>1.448038379038E+000</text:p>
          </table:table-cell>
          <table:table-cell table:formula="of:=1-0.01105400249*SQRT(([.B2])/(0.0000001194208575+0.0002*[.B2]))" office:value-type="float" office:value="0.551961620962147">
            <text:p>5.519616209621E-001</text:p>
          </table:table-cell>
          <table:table-cell table:formula="of:=0.001*EXP(3069.588686*[.A2]-0.0003140791565*10000)*POWER((0.943135751+1579.515969*[.B2]);3/2)" office:value-type="float" office:value="0.0000719990746412897">
            <text:p>7.199907464129E-05</text:p>
          </table:table-cell>
          <table:table-cell table:formula="of:=1-[.E2]" office:value-type="float" office:value="0.999928000925359">
            <text:p>9.999280009254E-01</text:p>
          </table:table-cell>
          <table:table-cell table:formula="of:=[.F2]/[.E2]" office:value-type="float" office:value="13888.0673940207">
            <text:p>1.388806739402E+04</text:p>
          </table:table-cell>
          <table:table-cell table:formula="of:=22138.0974/0.2*[.E2]" office:value-type="float" office:value="7.96961263559371">
            <text:p>7.969612635594E+00</text:p>
          </table:table-cell>
          <table:table-cell table:formula="of:=[.H2]/2" office:value-type="float" office:value="3.98480631779685">
            <text:p>3.984806317797E+00</text:p>
          </table:table-cell>
          <table:table-cell table:formula="of:=[.H2]/[.E2]" office:value-type="float" office:value="110690.487">
            <text:p>1.106904870000E+05</text:p>
          </table:table-cell>
          <table:table-cell table:formula="of:=[.I2]/[.E2]" office:value-type="float" office:value="55345.2435">
            <text:p>5.534524350000E+04</text:p>
          </table:table-cell>
          <table:table-cell/>
          <table:table-cell table:formula="of:=[.C2]*[.E2]+[.F2]" office:value-type="float" office:value="1.00003225834869">
            <text:p>1.000032258349E+00</text:p>
          </table:table-cell>
          <table:table-cell table:formula="of:=[.D2]*[.E2]+[.F2]" office:value-type="float" office:value="0.999967741651306">
            <text:p>9.999677416513E-01</text:p>
          </table:table-cell>
        </table:table-row>
        <table:table-row table:style-name="ro4">
          <table:table-cell office:value-type="float" office:value="0.00002">
            <text:p>2.000000000000E-005</text:p>
          </table:table-cell>
          <table:table-cell table:formula="of:=EXP(-2046.392457*[.A3]-10.23196229+0.0002093861043*10000)" office:value-type="float" office:value="0.000280474121383497">
            <text:p>2.804741213835E-004</text:p>
          </table:table-cell>
          <table:table-cell table:formula="of:=1+0.01105400249*SQRT(([.B3])/(0.0000001194208575+0.0002*[.B3]))" office:value-type="float" office:value="1.44188371188912">
            <text:p>1.441883711889E+000</text:p>
          </table:table-cell>
          <table:table-cell table:formula="of:=1-0.01105400249*SQRT(([.B3])/(0.0000001194208575+0.0002*[.B3]))" office:value-type="float" office:value="0.558116288110882">
            <text:p>5.581162881109E-001</text:p>
          </table:table-cell>
          <table:table-cell table:formula="of:=0.001*EXP(3069.588686*[.A3]-0.0003140791565*10000)*POWER((0.943135751+1579.515969*[.B3]);3/2)" office:value-type="float" office:value="0.0000750496353124821">
            <text:p>7.504963531248E-05</text:p>
          </table:table-cell>
          <table:table-cell table:formula="of:=1-[.E3]" office:value-type="float" office:value="0.999924950364687">
            <text:p>9.999249503647E-01</text:p>
          </table:table-cell>
          <table:table-cell table:formula="of:=[.F3]/[.E3]" office:value-type="float" office:value="13323.5151137154">
            <text:p>1.332351511372E+04</text:p>
          </table:table-cell>
          <table:table-cell table:formula="of:=22138.0974/0.2*[.E3]" office:value-type="float" office:value="8.30728068191104">
            <text:p>8.307280681911E+00</text:p>
          </table:table-cell>
          <table:table-cell table:formula="of:=[.H3]/2" office:value-type="float" office:value="4.15364034095552">
            <text:p>4.153640340956E+00</text:p>
          </table:table-cell>
          <table:table-cell table:formula="of:=[.H3]/[.E3]" office:value-type="float" office:value="110690.487">
            <text:p>1.106904870000E+05</text:p>
          </table:table-cell>
          <table:table-cell table:formula="of:=[.I3]/[.E3]" office:value-type="float" office:value="55345.2435">
            <text:p>5.534524350000E+04</text:p>
          </table:table-cell>
          <table:table-cell/>
          <table:table-cell table:formula="of:=[.C3]*[.E3]+[.F3]" office:value-type="float" office:value="1.00003316321143">
            <text:p>1.000033163211E+00</text:p>
          </table:table-cell>
          <table:table-cell table:formula="of:=[.D3]*[.E3]+[.F3]" office:value-type="float" office:value="0.999966836788572">
            <text:p>9.999668367886E-01</text:p>
          </table:table-cell>
        </table:table-row>
        <table:table-row table:style-name="ro4">
          <table:table-cell office:value-type="float" office:value="0.00004">
            <text:p>4.000000000000E-005</text:p>
          </table:table-cell>
          <table:table-cell table:formula="of:=EXP(-2046.392457*[.A4]-10.23196229+0.0002093861043*10000)" office:value-type="float" office:value="0.000269226656134424">
            <text:p>2.692266561344E-004</text:p>
          </table:table-cell>
          <table:table-cell table:formula="of:=1+0.01105400249*SQRT(([.B4])/(0.0000001194208575+0.0002*[.B4]))" office:value-type="float" office:value="1.43573422724102">
            <text:p>1.435734227241E+000</text:p>
          </table:table-cell>
          <table:table-cell table:formula="of:=1-0.01105400249*SQRT(([.B4])/(0.0000001194208575+0.0002*[.B4]))" office:value-type="float" office:value="0.564265772758982">
            <text:p>5.642657727590E-001</text:p>
          </table:table-cell>
          <table:table-cell table:formula="of:=0.001*EXP(3069.588686*[.A4]-0.0003140791565*10000)*POWER((0.943135751+1579.515969*[.B4]);3/2)" office:value-type="float" office:value="0.0000782721999396762">
            <text:p>7.827219993968E-05</text:p>
          </table:table-cell>
          <table:table-cell table:formula="of:=1-[.E4]" office:value-type="float" office:value="0.99992172780006">
            <text:p>9.999217278001E-01</text:p>
          </table:table-cell>
          <table:table-cell table:formula="of:=[.F4]/[.E4]" office:value-type="float" office:value="12774.9281171437">
            <text:p>1.277492811714E+04</text:p>
          </table:table-cell>
          <table:table-cell table:formula="of:=22138.0974/0.2*[.E4]" office:value-type="float" office:value="8.66398792988413">
            <text:p>8.663987929884E+00</text:p>
          </table:table-cell>
          <table:table-cell table:formula="of:=[.H4]/2" office:value-type="float" office:value="4.33199396494207">
            <text:p>4.331993964942E+00</text:p>
          </table:table-cell>
          <table:table-cell table:formula="of:=[.H4]/[.E4]" office:value-type="float" office:value="110690.487">
            <text:p>1.106904870000E+05</text:p>
          </table:table-cell>
          <table:table-cell table:formula="of:=[.I4]/[.E4]" office:value-type="float" office:value="55345.2435">
            <text:p>5.534524350000E+04</text:p>
          </table:table-cell>
          <table:table-cell/>
          <table:table-cell table:formula="of:=[.C4]*[.E4]+[.F4]" office:value-type="float" office:value="1.00003410587656">
            <text:p>1.000034105877E+00</text:p>
          </table:table-cell>
          <table:table-cell table:formula="of:=[.D4]*[.E4]+[.F4]" office:value-type="float" office:value="0.999965894123445">
            <text:p>9.999658941234E-01</text:p>
          </table:table-cell>
        </table:table-row>
        <table:table-row table:style-name="ro4">
          <table:table-cell office:value-type="float" office:value="0.00006">
            <text:p>6.000000000000E-005</text:p>
          </table:table-cell>
          <table:table-cell table:formula="of:=EXP(-2046.392457*[.A5]-10.23196229+0.0002093861043*10000)" office:value-type="float" office:value="0.000258430232407133">
            <text:p>2.584302324071E-004</text:p>
          </table:table-cell>
          <table:table-cell table:formula="of:=1+0.01105400249*SQRT(([.B5])/(0.0000001194208575+0.0002*[.B5]))" office:value-type="float" office:value="1.42959325164428">
            <text:p>1.429593251644E+000</text:p>
          </table:table-cell>
          <table:table-cell table:formula="of:=1-0.01105400249*SQRT(([.B5])/(0.0000001194208575+0.0002*[.B5]))" office:value-type="float" office:value="0.570406748355716">
            <text:p>5.704067483557E-001</text:p>
          </table:table-cell>
          <table:table-cell table:formula="of:=0.001*EXP(3069.588686*[.A5]-0.0003140791565*10000)*POWER((0.943135751+1579.515969*[.B5]);3/2)" office:value-type="float" office:value="0.0000816770822413233">
            <text:p>8.167708224132E-05</text:p>
          </table:table-cell>
          <table:table-cell table:formula="of:=1-[.E5]" office:value-type="float" office:value="0.999918322917759">
            <text:p>9.999183229178E-01</text:p>
          </table:table-cell>
          <table:table-cell table:formula="of:=[.F5]/[.E5]" office:value-type="float" office:value="12242.3364728358">
            <text:p>1.224233647284E+04</text:p>
          </table:table-cell>
          <table:table-cell table:formula="of:=22138.0974/0.2*[.E5]" office:value-type="float" office:value="9.04087601003113">
            <text:p>9.040876010031E+00</text:p>
          </table:table-cell>
          <table:table-cell table:formula="of:=[.H5]/2" office:value-type="float" office:value="4.52043800501556">
            <text:p>4.520438005016E+00</text:p>
          </table:table-cell>
          <table:table-cell table:formula="of:=[.H5]/[.E5]" office:value-type="float" office:value="110690.487">
            <text:p>1.106904870000E+05</text:p>
          </table:table-cell>
          <table:table-cell table:formula="of:=[.I5]/[.E5]" office:value-type="float" office:value="55345.2435">
            <text:p>5.534524350000E+04</text:p>
          </table:table-cell>
          <table:table-cell/>
          <table:table-cell table:formula="of:=[.C5]*[.E5]+[.F5]" office:value-type="float" office:value="1.00003508792334">
            <text:p>1.000035087923E+00</text:p>
          </table:table-cell>
          <table:table-cell table:formula="of:=[.D5]*[.E5]+[.F5]" office:value-type="float" office:value="0.999964912076655">
            <text:p>9.999649120767E-01</text:p>
          </table:table-cell>
        </table:table-row>
        <table:table-row table:style-name="ro4">
          <table:table-cell office:value-type="float" office:value="0.00008">
            <text:p>8.000000000000E-005</text:p>
          </table:table-cell>
          <table:table-cell table:formula="of:=EXP(-2046.392457*[.A6]-10.23196229+0.0002093861043*10000)" office:value-type="float" office:value="0.000248066762708142">
            <text:p>2.480667627081E-004</text:p>
          </table:table-cell>
          <table:table-cell table:formula="of:=1+0.01105400249*SQRT(([.B6])/(0.0000001194208575+0.0002*[.B6]))" office:value-type="float" office:value="1.42346404676171">
            <text:p>1.423464046762E+000</text:p>
          </table:table-cell>
          <table:table-cell table:formula="of:=1-0.01105400249*SQRT(([.B6])/(0.0000001194208575+0.0002*[.B6]))" office:value-type="float" office:value="0.576535953238295">
            <text:p>5.765359532383E-001</text:p>
          </table:table-cell>
          <table:table-cell table:formula="of:=0.001*EXP(3069.588686*[.A6]-0.0003140791565*10000)*POWER((0.943135751+1579.515969*[.B6]);3/2)" office:value-type="float" office:value="0.0000852752372209663">
            <text:p>8.527523722097E-05</text:p>
          </table:table-cell>
          <table:table-cell table:formula="of:=1-[.E6]" office:value-type="float" office:value="0.999914724762779">
            <text:p>9.999147247628E-01</text:p>
          </table:table-cell>
          <table:table-cell table:formula="of:=[.F6]/[.E6]" office:value-type="float" office:value="11725.7337223441">
            <text:p>1.172573372234E+04</text:p>
          </table:table-cell>
          <table:table-cell table:formula="of:=22138.0974/0.2*[.E6]" office:value-type="float" office:value="9.43915753702929">
            <text:p>9.439157537029E+00</text:p>
          </table:table-cell>
          <table:table-cell table:formula="of:=[.H6]/2" office:value-type="float" office:value="4.71957876851464">
            <text:p>4.719578768515E+00</text:p>
          </table:table-cell>
          <table:table-cell table:formula="of:=[.H6]/[.E6]" office:value-type="float" office:value="110690.487">
            <text:p>1.106904870000E+05</text:p>
          </table:table-cell>
          <table:table-cell table:formula="of:=[.I6]/[.E6]" office:value-type="float" office:value="55345.2435">
            <text:p>5.534524350000E+04</text:p>
          </table:table-cell>
          <table:table-cell/>
          <table:table-cell table:formula="of:=[.C6]*[.E6]+[.F6]" office:value-type="float" office:value="1.00003611099704">
            <text:p>1.000036110997E+00</text:p>
          </table:table-cell>
          <table:table-cell table:formula="of:=[.D6]*[.E6]+[.F6]" office:value-type="float" office:value="0.999963889002958">
            <text:p>9.999638890030E-01</text:p>
          </table:table-cell>
        </table:table-row>
        <table:table-row table:style-name="ro4">
          <table:table-cell office:value-type="float" office:value="0.0001">
            <text:p>1.000000000000E-004</text:p>
          </table:table-cell>
          <table:table-cell table:formula="of:=EXP(-2046.392457*[.A7]-10.23196229+0.0002093861043*10000)" office:value-type="float" office:value="0.000238118884881671">
            <text:p>2.381188848817E-004</text:p>
          </table:table-cell>
          <table:table-cell table:formula="of:=1+0.01105400249*SQRT(([.B7])/(0.0000001194208575+0.0002*[.B7]))" office:value-type="float" office:value="1.41734980300488">
            <text:p>1.417349803005E+000</text:p>
          </table:table-cell>
          <table:table-cell table:formula="of:=1-0.01105400249*SQRT(([.B7])/(0.0000001194208575+0.0002*[.B7]))" office:value-type="float" office:value="0.582650196995119">
            <text:p>5.826501969951E-001</text:p>
          </table:table-cell>
          <table:table-cell table:formula="of:=0.001*EXP(3069.588686*[.A7]-0.0003140791565*10000)*POWER((0.943135751+1579.515969*[.B7]);3/2)" office:value-type="float" office:value="0.0000890783016019778">
            <text:p>8.907830160198E-05</text:p>
          </table:table-cell>
          <table:table-cell table:formula="of:=1-[.E7]" office:value-type="float" office:value="0.999910921698398">
            <text:p>9.999109216984E-01</text:p>
          </table:table-cell>
          <table:table-cell table:formula="of:=[.F7]/[.E7]" office:value-type="float" office:value="11225.0784278109">
            <text:p>1.122507842781E+04</text:p>
          </table:table-cell>
          <table:table-cell table:formula="of:=22138.0974/0.2*[.E7]" office:value-type="float" office:value="9.86012058545581">
            <text:p>9.860120585456E+00</text:p>
          </table:table-cell>
          <table:table-cell table:formula="of:=[.H7]/2" office:value-type="float" office:value="4.9300602927279">
            <text:p>4.930060292728E+00</text:p>
          </table:table-cell>
          <table:table-cell table:formula="of:=[.H7]/[.E7]" office:value-type="float" office:value="110690.487">
            <text:p>1.106904870000E+05</text:p>
          </table:table-cell>
          <table:table-cell table:formula="of:=[.I7]/[.E7]" office:value-type="float" office:value="55345.2435">
            <text:p>5.534524350000E+04</text:p>
          </table:table-cell>
          <table:table-cell/>
          <table:table-cell table:formula="of:=[.C7]*[.E7]+[.F7]" office:value-type="float" office:value="1.00003717681163">
            <text:p>1.000037176812E+00</text:p>
          </table:table-cell>
          <table:table-cell table:formula="of:=[.D7]*[.E7]+[.F7]" office:value-type="float" office:value="0.999962823188374">
            <text:p>9.999628231884E-01</text:p>
          </table:table-cell>
        </table:table-row>
        <table:table-row table:style-name="ro4">
          <table:table-cell office:value-type="float" office:value="0.00012">
            <text:p>1.200000000000E-004</text:p>
          </table:table-cell>
          <table:table-cell table:formula="of:=EXP(-2046.392457*[.A8]-10.23196229+0.0002093861043*10000)" office:value-type="float" office:value="0.000228569933022428">
            <text:p>2.285699330224E-004</text:p>
          </table:table-cell>
          <table:table-cell table:formula="of:=1+0.01105400249*SQRT(([.B8])/(0.0000001194208575+0.0002*[.B8]))" office:value-type="float" office:value="1.41125363364501">
            <text:p>1.411253633645E+000</text:p>
          </table:table-cell>
          <table:table-cell table:formula="of:=1-0.01105400249*SQRT(([.B8])/(0.0000001194208575+0.0002*[.B8]))" office:value-type="float" office:value="0.588746366354992">
            <text:p>5.887463663550E-001</text:p>
          </table:table-cell>
          <table:table-cell table:formula="of:=0.001*EXP(3069.588686*[.A8]-0.0003140791565*10000)*POWER((0.943135751+1579.515969*[.B8]);3/2)" office:value-type="float" office:value="0.0000930986368173387">
            <text:p>9.309863681734E-05</text:p>
          </table:table-cell>
          <table:table-cell table:formula="of:=1-[.E8]" office:value-type="float" office:value="0.999906901363183">
            <text:p>9.999069013632E-01</text:p>
          </table:table-cell>
          <table:table-cell table:formula="of:=[.F8]/[.E8]" office:value-type="float" office:value="10740.2958361788">
            <text:p>1.074029583618E+04</text:p>
          </table:table-cell>
          <table:table-cell table:formula="of:=22138.0974/0.2*[.E8]" office:value-type="float" office:value="10.3051334483473">
            <text:p>1.030513344835E+01</text:p>
          </table:table-cell>
          <table:table-cell table:formula="of:=[.H8]/2" office:value-type="float" office:value="5.15256672417367">
            <text:p>5.152566724174E+00</text:p>
          </table:table-cell>
          <table:table-cell table:formula="of:=[.H8]/[.E8]" office:value-type="float" office:value="110690.487">
            <text:p>1.106904870000E+05</text:p>
          </table:table-cell>
          <table:table-cell table:formula="of:=[.I8]/[.E8]" office:value-type="float" office:value="55345.2435">
            <text:p>5.534524350000E+04</text:p>
          </table:table-cell>
          <table:table-cell/>
          <table:table-cell table:formula="of:=[.C8]*[.E8]+[.F8]" office:value-type="float" office:value="1.00003828715268">
            <text:p>1.000038287153E+00</text:p>
          </table:table-cell>
          <table:table-cell table:formula="of:=[.D8]*[.E8]+[.F8]" office:value-type="float" office:value="0.999961712847321">
            <text:p>9.999617128473E-01</text:p>
          </table:table-cell>
        </table:table-row>
        <table:table-row table:style-name="ro4">
          <table:table-cell office:value-type="float" office:value="0.00014">
            <text:p>1.400000000000E-004</text:p>
          </table:table-cell>
          <table:table-cell table:formula="of:=EXP(-2046.392457*[.A9]-10.23196229+0.0002093861043*10000)" office:value-type="float" office:value="0.000219403909554838">
            <text:p>2.194039095548E-004</text:p>
          </table:table-cell>
          <table:table-cell table:formula="of:=1+0.01105400249*SQRT(([.B9])/(0.0000001194208575+0.0002*[.B9]))" office:value-type="float" office:value="1.40517856941115">
            <text:p>1.405178569411E+000</text:p>
          </table:table-cell>
          <table:table-cell table:formula="of:=1-0.01105400249*SQRT(([.B9])/(0.0000001194208575+0.0002*[.B9]))" office:value-type="float" office:value="0.59482143058885">
            <text:p>5.948214305889E-001</text:p>
          </table:table-cell>
          <table:table-cell table:formula="of:=0.001*EXP(3069.588686*[.A9]-0.0003140791565*10000)*POWER((0.943135751+1579.515969*[.B9]);3/2)" office:value-type="float" office:value="0.0000973493747159948">
            <text:p>9.734937471599E-05</text:p>
          </table:table-cell>
          <table:table-cell table:formula="of:=1-[.E9]" office:value-type="float" office:value="0.999902650625284">
            <text:p>9.999026506253E-01</text:p>
          </table:table-cell>
          <table:table-cell table:formula="of:=[.F9]/[.E9]" office:value-type="float" office:value="10271.2796414192">
            <text:p>1.027127964142E+04</text:p>
          </table:table-cell>
          <table:table-cell table:formula="of:=22138.0974/0.2*[.E9]" office:value-type="float" office:value="10.7756496964589">
            <text:p>1.077564969646E+01</text:p>
          </table:table-cell>
          <table:table-cell table:formula="of:=[.H9]/2" office:value-type="float" office:value="5.38782484822947">
            <text:p>5.387824848229E+00</text:p>
          </table:table-cell>
          <table:table-cell table:formula="of:=[.H9]/[.E9]" office:value-type="float" office:value="110690.487">
            <text:p>1.106904870000E+05</text:p>
          </table:table-cell>
          <table:table-cell table:formula="of:=[.I9]/[.E9]" office:value-type="float" office:value="55345.2435">
            <text:p>5.534524350000E+04</text:p>
          </table:table-cell>
          <table:table-cell/>
          <table:table-cell table:formula="of:=[.C9]*[.E9]+[.F9]" office:value-type="float" office:value="1.00003944388038">
            <text:p>1.000039443880E+00</text:p>
          </table:table-cell>
          <table:table-cell table:formula="of:=[.D9]*[.E9]+[.F9]" office:value-type="float" office:value="0.999960556119619">
            <text:p>9.999605561196E-01</text:p>
          </table:table-cell>
        </table:table-row>
        <table:table-row table:style-name="ro4">
          <table:table-cell office:value-type="float" office:value="0.00016">
            <text:p>1.600000000000E-004</text:p>
          </table:table-cell>
          <table:table-cell table:formula="of:=EXP(-2046.392457*[.A10]-10.23196229+0.0002093861043*10000)" office:value-type="float" office:value="0.000210605458431946">
            <text:p>2.106054584319E-004</text:p>
          </table:table-cell>
          <table:table-cell table:formula="of:=1+0.01105400249*SQRT(([.B10])/(0.0000001194208575+0.0002*[.B10]))" office:value-type="float" office:value="1.39912755358515">
            <text:p>1.399127553585E+000</text:p>
          </table:table-cell>
          <table:table-cell table:formula="of:=1-0.01105400249*SQRT(([.B10])/(0.0000001194208575+0.0002*[.B10]))" office:value-type="float" office:value="0.600872446414849">
            <text:p>6.008724464148E-001</text:p>
          </table:table-cell>
          <table:table-cell table:formula="of:=0.001*EXP(3069.588686*[.A10]-0.0003140791565*10000)*POWER((0.943135751+1579.515969*[.B10]);3/2)" office:value-type="float" office:value="0.000101844466157557">
            <text:p>1.018444661576E-04</text:p>
          </table:table-cell>
          <table:table-cell table:formula="of:=1-[.E10]" office:value-type="float" office:value="0.999898155533842">
            <text:p>9.998981555338E-01</text:p>
          </table:table-cell>
          <table:table-cell table:formula="of:=[.F10]/[.E10]" office:value-type="float" office:value="9817.89382632695">
            <text:p>9.817893826327E+03</text:p>
          </table:table-cell>
          <table:table-cell table:formula="of:=22138.0974/0.2*[.E10]" office:value-type="float" office:value="11.273213557235">
            <text:p>1.127321355724E+01</text:p>
          </table:table-cell>
          <table:table-cell table:formula="of:=[.H10]/2" office:value-type="float" office:value="5.6366067786175">
            <text:p>5.636606778618E+00</text:p>
          </table:table-cell>
          <table:table-cell table:formula="of:=[.H10]/[.E10]" office:value-type="float" office:value="110690.487">
            <text:p>1.106904870000E+05</text:p>
          </table:table-cell>
          <table:table-cell table:formula="of:=[.I10]/[.E10]" office:value-type="float" office:value="55345.2435">
            <text:p>5.534524350000E+04</text:p>
          </table:table-cell>
          <table:table-cell/>
          <table:table-cell table:formula="of:=[.C10]*[.E10]+[.F10]" office:value-type="float" office:value="1.00004064893262">
            <text:p>1.000040648933E+00</text:p>
          </table:table-cell>
          <table:table-cell table:formula="of:=[.D10]*[.E10]+[.F10]" office:value-type="float" office:value="0.999959351067376">
            <text:p>9.999593510674E-01</text:p>
          </table:table-cell>
        </table:table-row>
        <table:table-row table:style-name="ro4">
          <table:table-cell office:value-type="float" office:value="0.00018">
            <text:p>1.800000000000E-004</text:p>
          </table:table-cell>
          <table:table-cell table:formula="of:=EXP(-2046.392457*[.A11]-10.23196229+0.0002093861043*10000)" office:value-type="float" office:value="0.00020215983940908">
            <text:p>2.021598394091E-004</text:p>
          </table:table-cell>
          <table:table-cell table:formula="of:=1+0.01105400249*SQRT(([.B11])/(0.0000001194208575+0.0002*[.B11]))" office:value-type="float" office:value="1.39310343759827">
            <text:p>1.393103437598E+000</text:p>
          </table:table-cell>
          <table:table-cell table:formula="of:=1-0.01105400249*SQRT(([.B11])/(0.0000001194208575+0.0002*[.B11]))" office:value-type="float" office:value="0.606896562401726">
            <text:p>6.068965624017E-001</text:p>
          </table:table-cell>
          <table:table-cell table:formula="of:=0.001*EXP(3069.588686*[.A11]-0.0003140791565*10000)*POWER((0.943135751+1579.515969*[.B11]);3/2)" office:value-type="float" office:value="0.000106598732677997">
            <text:p>1.065987326780E-04</text:p>
          </table:table-cell>
          <table:table-cell table:formula="of:=1-[.E11]" office:value-type="float" office:value="0.999893401267322">
            <text:p>9.998934012673E-01</text:p>
          </table:table-cell>
          <table:table-cell table:formula="of:=[.F11]/[.E11]" office:value-type="float" office:value="9379.97456581119">
            <text:p>9.379974565811E+03</text:p>
          </table:table-cell>
          <table:table-cell table:formula="of:=22138.0974/0.2*[.E11]" office:value-type="float" office:value="11.7994656337103">
            <text:p>1.179946563371E+01</text:p>
          </table:table-cell>
          <table:table-cell table:formula="of:=[.H11]/2" office:value-type="float" office:value="5.89973281685517">
            <text:p>5.899732816855E+00</text:p>
          </table:table-cell>
          <table:table-cell table:formula="of:=[.H11]/[.E11]" office:value-type="float" office:value="110690.487">
            <text:p>1.106904870000E+05</text:p>
          </table:table-cell>
          <table:table-cell table:formula="of:=[.I11]/[.E11]" office:value-type="float" office:value="55345.2435">
            <text:p>5.534524350000E+04</text:p>
          </table:table-cell>
          <table:table-cell/>
          <table:table-cell table:formula="of:=[.C11]*[.E11]+[.F11]" office:value-type="float" office:value="1.00004190432826">
            <text:p>1.000041904328E+00</text:p>
          </table:table-cell>
          <table:table-cell table:formula="of:=[.D11]*[.E11]+[.F11]" office:value-type="float" office:value="0.999958095671741">
            <text:p>9.999580956717E-01</text:p>
          </table:table-cell>
        </table:table-row>
        <table:table-row table:style-name="ro4">
          <table:table-cell office:value-type="float" office:value="0.0002">
            <text:p>2.000000000000E-004</text:p>
          </table:table-cell>
          <table:table-cell table:formula="of:=EXP(-2046.392457*[.A12]-10.23196229+0.0002093861043*10000)" office:value-type="float" office:value="0.000194052903349183">
            <text:p>1.940529033492E-004</text:p>
          </table:table-cell>
          <table:table-cell table:formula="of:=1+0.01105400249*SQRT(([.B12])/(0.0000001194208575+0.0002*[.B12]))" office:value-type="float" office:value="1.38710897713069">
            <text:p>1.387108977131E+000</text:p>
          </table:table-cell>
          <table:table-cell table:formula="of:=1-0.01105400249*SQRT(([.B12])/(0.0000001194208575+0.0002*[.B12]))" office:value-type="float" office:value="0.612891022869306">
            <text:p>6.128910228693E-001</text:p>
          </table:table-cell>
          <table:table-cell table:formula="of:=0.001*EXP(3069.588686*[.A12]-0.0003140791565*10000)*POWER((0.943135751+1579.515969*[.B12]);3/2)" office:value-type="float" office:value="0.00011162792142056">
            <text:p>1.116279214206E-04</text:p>
          </table:table-cell>
          <table:table-cell table:formula="of:=1-[.E12]" office:value-type="float" office:value="0.999888372078579">
            <text:p>9.998883720786E-01</text:p>
          </table:table-cell>
          <table:table-cell table:formula="of:=[.F12]/[.E12]" office:value-type="float" office:value="8957.33217419219">
            <text:p>8.957332174192E+03</text:p>
          </table:table-cell>
          <table:table-cell table:formula="of:=22138.0974/0.2*[.E12]" office:value-type="float" office:value="12.3561489848395">
            <text:p>1.235614898484E+01</text:p>
          </table:table-cell>
          <table:table-cell table:formula="of:=[.H12]/2" office:value-type="float" office:value="6.17807449241976">
            <text:p>6.178074492420E+00</text:p>
          </table:table-cell>
          <table:table-cell table:formula="of:=[.H12]/[.E12]" office:value-type="float" office:value="110690.487">
            <text:p>1.106904870000E+05</text:p>
          </table:table-cell>
          <table:table-cell table:formula="of:=[.I12]/[.E12]" office:value-type="float" office:value="55345.2435">
            <text:p>5.534524350000E+04</text:p>
          </table:table-cell>
          <table:table-cell/>
          <table:table-cell table:formula="of:=[.C12]*[.E12]+[.F12]" office:value-type="float" office:value="1.00004321217048">
            <text:p>1.000043212170E+00</text:p>
          </table:table-cell>
          <table:table-cell table:formula="of:=[.D12]*[.E12]+[.F12]" office:value-type="float" office:value="0.99995678782952">
            <text:p>9.999567878295E-01</text:p>
          </table:table-cell>
        </table:table-row>
        <table:table-row table:style-name="ro4">
          <table:table-cell office:value-type="float" office:value="0.00022">
            <text:p>2.200000000000E-004</text:p>
          </table:table-cell>
          <table:table-cell table:formula="of:=EXP(-2046.392457*[.A13]-10.23196229+0.0002093861043*10000)" office:value-type="float" office:value="0.000186271068518449">
            <text:p>1.862710685184E-004</text:p>
          </table:table-cell>
          <table:table-cell table:formula="of:=1+0.01105400249*SQRT(([.B13])/(0.0000001194208575+0.0002*[.B13]))" office:value-type="float" office:value="1.38114682871131">
            <text:p>1.381146828711E+000</text:p>
          </table:table-cell>
          <table:table-cell table:formula="of:=1-0.01105400249*SQRT(([.B13])/(0.0000001194208575+0.0002*[.B13]))" office:value-type="float" office:value="0.618853171288688">
            <text:p>6.188531712887E-001</text:p>
          </table:table-cell>
          <table:table-cell table:formula="of:=0.001*EXP(3069.588686*[.A13]-0.0003140791565*10000)*POWER((0.943135751+1579.515969*[.B13]);3/2)" office:value-type="float" office:value="0.000116948763538414">
            <text:p>1.169487635384E-04</text:p>
          </table:table-cell>
          <table:table-cell table:formula="of:=1-[.E13]" office:value-type="float" office:value="0.999883051236461">
            <text:p>9.998830512365E-01</text:p>
          </table:table-cell>
          <table:table-cell table:formula="of:=[.F13]/[.E13]" office:value-type="float" office:value="8549.75307975812">
            <text:p>8.549753079758E+03</text:p>
          </table:table-cell>
          <table:table-cell table:formula="of:=22138.0974/0.2*[.E13]" office:value-type="float" office:value="12.9451155901149">
            <text:p>1.294511559012E+01</text:p>
          </table:table-cell>
          <table:table-cell table:formula="of:=[.H13]/2" office:value-type="float" office:value="6.47255779505746">
            <text:p>6.472557795057E+00</text:p>
          </table:table-cell>
          <table:table-cell table:formula="of:=[.H13]/[.E13]" office:value-type="float" office:value="110690.487">
            <text:p>1.106904870000E+05</text:p>
          </table:table-cell>
          <table:table-cell table:formula="of:=[.I13]/[.E13]" office:value-type="float" office:value="55345.2435">
            <text:p>5.534524350000E+04</text:p>
          </table:table-cell>
          <table:table-cell/>
          <table:table-cell table:formula="of:=[.C13]*[.E13]+[.F13]" office:value-type="float" office:value="1.00004457465034">
            <text:p>1.000044574650E+00</text:p>
          </table:table-cell>
          <table:table-cell table:formula="of:=[.D13]*[.E13]+[.F13]" office:value-type="float" office:value="0.999955425349656">
            <text:p>9.999554253497E-01</text:p>
          </table:table-cell>
        </table:table-row>
        <table:table-row table:style-name="ro4">
          <table:table-cell office:value-type="float" office:value="0.00024">
            <text:p>2.400000000000E-004</text:p>
          </table:table-cell>
          <table:table-cell table:formula="of:=EXP(-2046.392457*[.A14]-10.23196229+0.0002093861043*10000)" office:value-type="float" office:value="0.000178801297832531">
            <text:p>1.788012978325E-004</text:p>
          </table:table-cell>
          <table:table-cell table:formula="of:=1+0.01105400249*SQRT(([.B14])/(0.0000001194208575+0.0002*[.B14]))" office:value-type="float" office:value="1.37521954681185">
            <text:p>1.375219546812E+000</text:p>
          </table:table-cell>
          <table:table-cell table:formula="of:=1-0.01105400249*SQRT(([.B14])/(0.0000001194208575+0.0002*[.B14]))" office:value-type="float" office:value="0.62478045318815">
            <text:p>6.247804531882E-001</text:p>
          </table:table-cell>
          <table:table-cell table:formula="of:=0.001*EXP(3069.588686*[.A14]-0.0003140791565*10000)*POWER((0.943135751+1579.515969*[.B14]);3/2)" office:value-type="float" office:value="0.000122579036288658">
            <text:p>1.225790362887E-04</text:p>
          </table:table-cell>
          <table:table-cell table:formula="of:=1-[.E14]" office:value-type="float" office:value="0.999877420963711">
            <text:p>9.998774209637E-01</text:p>
          </table:table-cell>
          <table:table-cell table:formula="of:=[.F14]/[.E14]" office:value-type="float" office:value="8157.00181072667">
            <text:p>8.157001810727E+03</text:p>
          </table:table-cell>
          <table:table-cell table:formula="of:=22138.0974/0.2*[.E14]" office:value-type="float" office:value="13.5683332227822">
            <text:p>1.356833322278E+01</text:p>
          </table:table-cell>
          <table:table-cell table:formula="of:=[.H14]/2" office:value-type="float" office:value="6.7841666113911">
            <text:p>6.784166611391E+00</text:p>
          </table:table-cell>
          <table:table-cell table:formula="of:=[.H14]/[.E14]" office:value-type="float" office:value="110690.487">
            <text:p>1.106904870000E+05</text:p>
          </table:table-cell>
          <table:table-cell table:formula="of:=[.I14]/[.E14]" office:value-type="float" office:value="55345.2435">
            <text:p>5.534524350000E+04</text:p>
          </table:table-cell>
          <table:table-cell/>
          <table:table-cell table:formula="of:=[.C14]*[.E14]+[.F14]" office:value-type="float" office:value="1.00004599405045">
            <text:p>1.000045994050E+00</text:p>
          </table:table-cell>
          <table:table-cell table:formula="of:=[.D14]*[.E14]+[.F14]" office:value-type="float" office:value="0.999954005949555">
            <text:p>9.999540059496E-01</text:p>
          </table:table-cell>
        </table:table-row>
        <table:table-row table:style-name="ro4">
          <table:table-cell office:value-type="float" office:value="0.00026">
            <text:p>2.600000000000E-004</text:p>
          </table:table-cell>
          <table:table-cell table:formula="of:=EXP(-2046.392457*[.A15]-10.23196229+0.0002093861043*10000)" office:value-type="float" office:value="0.000171631077015222">
            <text:p>1.716310770152E-004</text:p>
          </table:table-cell>
          <table:table-cell table:formula="of:=1+0.01105400249*SQRT(([.B15])/(0.0000001194208575+0.0002*[.B15]))" office:value-type="float" office:value="1.36932958142608">
            <text:p>1.369329581426E+000</text:p>
          </table:table-cell>
          <table:table-cell table:formula="of:=1-0.01105400249*SQRT(([.B15])/(0.0000001194208575+0.0002*[.B15]))" office:value-type="float" office:value="0.630670418573923">
            <text:p>6.306704185739E-001</text:p>
          </table:table-cell>
          <table:table-cell table:formula="of:=0.001*EXP(3069.588686*[.A15]-0.0003140791565*10000)*POWER((0.943135751+1579.515969*[.B15]);3/2)" office:value-type="float" office:value="0.00012853762905119">
            <text:p>1.285376290512E-04</text:p>
          </table:table-cell>
          <table:table-cell table:formula="of:=1-[.E15]" office:value-type="float" office:value="0.999871462370949">
            <text:p>9.998714623709E-01</text:p>
          </table:table-cell>
          <table:table-cell table:formula="of:=[.F15]/[.E15]" office:value-type="float" office:value="7778.82297776595">
            <text:p>7.778822977766E+03</text:p>
          </table:table-cell>
          <table:table-cell table:formula="of:=22138.0974/0.2*[.E15]" office:value-type="float" office:value="14.2278927575015">
            <text:p>1.422789275750E+01</text:p>
          </table:table-cell>
          <table:table-cell table:formula="of:=[.H15]/2" office:value-type="float" office:value="7.11394637875076">
            <text:p>7.113946378751E+00</text:p>
          </table:table-cell>
          <table:table-cell table:formula="of:=[.H15]/[.E15]" office:value-type="float" office:value="110690.487">
            <text:p>1.106904870000E+05</text:p>
          </table:table-cell>
          <table:table-cell table:formula="of:=[.I15]/[.E15]" office:value-type="float" office:value="55345.2435">
            <text:p>5.534524350000E+04</text:p>
          </table:table-cell>
          <table:table-cell/>
          <table:table-cell table:formula="of:=[.C15]*[.E15]+[.F15]" office:value-type="float" office:value="1.00004747274874">
            <text:p>1.000047472749E+00</text:p>
          </table:table-cell>
          <table:table-cell table:formula="of:=[.D15]*[.E15]+[.F15]" office:value-type="float" office:value="0.999952527251265">
            <text:p>9.999525272513E-01</text:p>
          </table:table-cell>
        </table:table-row>
        <table:table-row table:style-name="ro4">
          <table:table-cell office:value-type="float" office:value="0.00028">
            <text:p>2.800000000000E-004</text:p>
          </table:table-cell>
          <table:table-cell table:formula="of:=EXP(-2046.392457*[.A16]-10.23196229+0.0002093861043*10000)" office:value-type="float" office:value="0.000164748393632999">
            <text:p>1.647483936330E-004</text:p>
          </table:table-cell>
          <table:table-cell table:formula="of:=1+0.01105400249*SQRT(([.B16])/(0.0000001194208575+0.0002*[.B16]))" office:value-type="float" office:value="1.36347927612208">
            <text:p>1.363479276122E+000</text:p>
          </table:table-cell>
          <table:table-cell table:formula="of:=1-0.01105400249*SQRT(([.B16])/(0.0000001194208575+0.0002*[.B16]))" office:value-type="float" office:value="0.636520723877917">
            <text:p>6.365207238779E-001</text:p>
          </table:table-cell>
          <table:table-cell table:formula="of:=0.001*EXP(3069.588686*[.A16]-0.0003140791565*10000)*POWER((0.943135751+1579.515969*[.B16]);3/2)" office:value-type="float" office:value="0.000134844613520766">
            <text:p>1.348446135208E-04</text:p>
          </table:table-cell>
          <table:table-cell table:formula="of:=1-[.E16]" office:value-type="float" office:value="0.999865155386479">
            <text:p>9.998651553865E-01</text:p>
          </table:table-cell>
          <table:table-cell table:formula="of:=[.F16]/[.E16]" office:value-type="float" office:value="7414.94323933453">
            <text:p>7.414943239335E+03</text:p>
          </table:table-cell>
          <table:table-cell table:formula="of:=22138.0974/0.2*[.E16]" office:value-type="float" office:value="14.9260159399403">
            <text:p>1.492601593994E+01</text:p>
          </table:table-cell>
          <table:table-cell table:formula="of:=[.H16]/2" office:value-type="float" office:value="7.46300796997017">
            <text:p>7.463007969970E+00</text:p>
          </table:table-cell>
          <table:table-cell table:formula="of:=[.H16]/[.E16]" office:value-type="float" office:value="110690.487">
            <text:p>1.106904870000E+05</text:p>
          </table:table-cell>
          <table:table-cell table:formula="of:=[.I16]/[.E16]" office:value-type="float" office:value="55345.2435">
            <text:p>5.534524350000E+04</text:p>
          </table:table-cell>
          <table:table-cell/>
          <table:table-cell table:formula="of:=[.C16]*[.E16]+[.F16]" office:value-type="float" office:value="1.00004901322251">
            <text:p>1.000049013223E+00</text:p>
          </table:table-cell>
          <table:table-cell table:formula="of:=[.D16]*[.E16]+[.F16]" office:value-type="float" office:value="0.999950986777488">
            <text:p>9.999509867775E-01</text:p>
          </table:table-cell>
        </table:table-row>
        <table:table-row table:style-name="ro4">
          <table:table-cell office:value-type="float" office:value="0.0003">
            <text:p>3.000000000000E-004</text:p>
          </table:table-cell>
          <table:table-cell table:formula="of:=EXP(-2046.392457*[.A17]-10.23196229+0.0002093861043*10000)" office:value-type="float" office:value="0.000158141716970328">
            <text:p>1.581417169703E-004</text:p>
          </table:table-cell>
          <table:table-cell table:formula="of:=1+0.01105400249*SQRT(([.B17])/(0.0000001194208575+0.0002*[.B17]))" office:value-type="float" office:value="1.35767086655296">
            <text:p>1.357670866553E+000</text:p>
          </table:table-cell>
          <table:table-cell table:formula="of:=1-0.01105400249*SQRT(([.B17])/(0.0000001194208575+0.0002*[.B17]))" office:value-type="float" office:value="0.642329133447042">
            <text:p>6.423291334470E-001</text:p>
          </table:table-cell>
          <table:table-cell table:formula="of:=0.001*EXP(3069.588686*[.A17]-0.0003140791565*10000)*POWER((0.943135751+1579.515969*[.B17]);3/2)" office:value-type="float" office:value="0.00014152131833628">
            <text:p>1.415213183363E-04</text:p>
          </table:table-cell>
          <table:table-cell table:formula="of:=1-[.E17]" office:value-type="float" office:value="0.999858478681664">
            <text:p>9.998584786817E-01</text:p>
          </table:table-cell>
          <table:table-cell table:formula="of:=[.F17]/[.E17]" office:value-type="float" office:value="7065.07323727596">
            <text:p>7.065073237276E+03</text:p>
          </table:table-cell>
          <table:table-cell table:formula="of:=22138.0974/0.2*[.E17]" office:value-type="float" office:value="15.6650636475249">
            <text:p>1.566506364752E+01</text:p>
          </table:table-cell>
          <table:table-cell table:formula="of:=[.H17]/2" office:value-type="float" office:value="7.83253182376244">
            <text:p>7.832531823762E+00</text:p>
          </table:table-cell>
          <table:table-cell table:formula="of:=[.H17]/[.E17]" office:value-type="float" office:value="110690.487">
            <text:p>1.106904870000E+05</text:p>
          </table:table-cell>
          <table:table-cell table:formula="of:=[.I17]/[.E17]" office:value-type="float" office:value="55345.2435">
            <text:p>5.534524350000E+04</text:p>
          </table:table-cell>
          <table:table-cell/>
          <table:table-cell table:formula="of:=[.C17]*[.E17]+[.F17]" office:value-type="float" office:value="1.00005061805257">
            <text:p>1.000050618053E+00</text:p>
          </table:table-cell>
          <table:table-cell table:formula="of:=[.D17]*[.E17]+[.F17]" office:value-type="float" office:value="0.999949381947435">
            <text:p>9.999493819474E-01</text:p>
          </table:table-cell>
        </table:table-row>
        <table:table-row table:style-name="ro4">
          <table:table-cell office:value-type="float" office:value="0.00032">
            <text:p>3.200000000000E-004</text:p>
          </table:table-cell>
          <table:table-cell table:formula="of:=EXP(-2046.392457*[.A18]-10.23196229+0.0002093861043*10000)" office:value-type="float" office:value="0.000151799978711986">
            <text:p>1.517999787120E-004</text:p>
          </table:table-cell>
          <table:table-cell table:formula="of:=1+0.01105400249*SQRT(([.B18])/(0.0000001194208575+0.0002*[.B18]))" office:value-type="float" office:value="1.35190647940896">
            <text:p>1.351906479409E+000</text:p>
          </table:table-cell>
          <table:table-cell table:formula="of:=1-0.01105400249*SQRT(([.B18])/(0.0000001194208575+0.0002*[.B18]))" office:value-type="float" office:value="0.648093520591037">
            <text:p>6.480935205910E-001</text:p>
          </table:table-cell>
          <table:table-cell table:formula="of:=0.001*EXP(3069.588686*[.A18]-0.0003140791565*10000)*POWER((0.943135751+1579.515969*[.B18]);3/2)" office:value-type="float" office:value="0.000148590408428033">
            <text:p>1.485904084280E-04</text:p>
          </table:table-cell>
          <table:table-cell table:formula="of:=1-[.E18]" office:value-type="float" office:value="0.999851409591572">
            <text:p>9.998514095916E-01</text:p>
          </table:table-cell>
          <table:table-cell table:formula="of:=[.F18]/[.E18]" office:value-type="float" office:value="6728.90949132718">
            <text:p>6.728909491327E+03</text:p>
          </table:table-cell>
          <table:table-cell table:formula="of:=22138.0974/0.2*[.E18]" office:value-type="float" office:value="16.4475446724278">
            <text:p>1.644754467243E+01</text:p>
          </table:table-cell>
          <table:table-cell table:formula="of:=[.H18]/2" office:value-type="float" office:value="8.22377233621392">
            <text:p>8.223772336214E+00</text:p>
          </table:table-cell>
          <table:table-cell table:formula="of:=[.H18]/[.E18]" office:value-type="float" office:value="110690.487">
            <text:p>1.106904870000E+05</text:p>
          </table:table-cell>
          <table:table-cell table:formula="of:=[.I18]/[.E18]" office:value-type="float" office:value="55345.2435">
            <text:p>5.534524350000E+04</text:p>
          </table:table-cell>
          <table:table-cell/>
          <table:table-cell table:formula="of:=[.C18]*[.E18]+[.F18]" office:value-type="float" office:value="1.0000522899275">
            <text:p>1.000052289928E+00</text:p>
          </table:table-cell>
          <table:table-cell table:formula="of:=[.D18]*[.E18]+[.F18]" office:value-type="float" office:value="0.999947710072496">
            <text:p>9.999477100725E-01</text:p>
          </table:table-cell>
        </table:table-row>
        <table:table-row table:style-name="ro4">
          <table:table-cell office:value-type="float" office:value="0.00034">
            <text:p>3.400000000000E-004</text:p>
          </table:table-cell>
          <table:table-cell table:formula="of:=EXP(-2046.392457*[.A19]-10.23196229+0.0002093861043*10000)" office:value-type="float" office:value="0.000145712554400071">
            <text:p>1.457125544001E-004</text:p>
          </table:table-cell>
          <table:table-cell table:formula="of:=1+0.01105400249*SQRT(([.B19])/(0.0000001194208575+0.0002*[.B19]))" office:value-type="float" office:value="1.34618813179232">
            <text:p>1.346188131792E+000</text:p>
          </table:table-cell>
          <table:table-cell table:formula="of:=1-0.01105400249*SQRT(([.B19])/(0.0000001194208575+0.0002*[.B19]))" office:value-type="float" office:value="0.653811868207682">
            <text:p>6.538118682077E-001</text:p>
          </table:table-cell>
          <table:table-cell table:formula="of:=0.001*EXP(3069.588686*[.A19]-0.0003140791565*10000)*POWER((0.943135751+1579.515969*[.B19]);3/2)" office:value-type="float" office:value="0.000156075969381539">
            <text:p>1.560759693815E-04</text:p>
          </table:table-cell>
          <table:table-cell table:formula="of:=1-[.E19]" office:value-type="float" office:value="0.999843924030619">
            <text:p>9.998439240306E-01</text:p>
          </table:table-cell>
          <table:table-cell table:formula="of:=[.F19]/[.E19]" office:value-type="float" office:value="6406.13624245018">
            <text:p>6.406136242450E+03</text:p>
          </table:table-cell>
          <table:table-cell table:formula="of:=22138.0974/0.2*[.E19]" office:value-type="float" office:value="17.2761250598396">
            <text:p>1.727612505984E+01</text:p>
          </table:table-cell>
          <table:table-cell table:formula="of:=[.H19]/2" office:value-type="float" office:value="8.6380625299198">
            <text:p>8.638062529920E+00</text:p>
          </table:table-cell>
          <table:table-cell table:formula="of:=[.H19]/[.E19]" office:value-type="float" office:value="110690.487">
            <text:p>1.106904870000E+05</text:p>
          </table:table-cell>
          <table:table-cell table:formula="of:=[.I19]/[.E19]" office:value-type="float" office:value="55345.2435">
            <text:p>5.534524350000E+04</text:p>
          </table:table-cell>
          <table:table-cell/>
          <table:table-cell table:formula="of:=[.C19]*[.E19]+[.F19]" office:value-type="float" office:value="1.00005403164826">
            <text:p>1.000054031648E+00</text:p>
          </table:table-cell>
          <table:table-cell table:formula="of:=[.D19]*[.E19]+[.F19]" office:value-type="float" office:value="0.999945968351742">
            <text:p>9.999459683517E-01</text:p>
          </table:table-cell>
        </table:table-row>
        <table:table-row table:style-name="ro4">
          <table:table-cell office:value-type="float" office:value="0.00036">
            <text:p>3.600000000000E-004</text:p>
          </table:table-cell>
          <table:table-cell table:formula="of:=EXP(-2046.392457*[.A20]-10.23196229+0.0002093861043*10000)" office:value-type="float" office:value="0.000139869245634598">
            <text:p>1.398692456346E-004</text:p>
          </table:table-cell>
          <table:table-cell table:formula="of:=1+0.01105400249*SQRT(([.B20])/(0.0000001194208575+0.0002*[.B20]))" office:value-type="float" office:value="1.34051773099409">
            <text:p>1.340517730994E+000</text:p>
          </table:table-cell>
          <table:table-cell table:formula="of:=1-0.01105400249*SQRT(([.B20])/(0.0000001194208575+0.0002*[.B20]))" office:value-type="float" office:value="0.659482269005913">
            <text:p>6.594822690059E-001</text:p>
          </table:table-cell>
          <table:table-cell table:formula="of:=0.001*EXP(3069.588686*[.A20]-0.0003140791565*10000)*POWER((0.943135751+1579.515969*[.B20]);3/2)" office:value-type="float" office:value="0.000164003597135332">
            <text:p>1.640035971353E-04</text:p>
          </table:table-cell>
          <table:table-cell table:formula="of:=1-[.E20]" office:value-type="float" office:value="0.999835996402865">
            <text:p>9.998359964029E-01</text:p>
          </table:table-cell>
          <table:table-cell table:formula="of:=[.F20]/[.E20]" office:value-type="float" office:value="6096.42723615279">
            <text:p>6.096427236153E+03</text:p>
          </table:table-cell>
          <table:table-cell table:formula="of:=22138.0974/0.2*[.E20]" office:value-type="float" office:value="18.1536380366617">
            <text:p>1.815363803666E+01</text:p>
          </table:table-cell>
          <table:table-cell table:formula="of:=[.H20]/2" office:value-type="float" office:value="9.07681901833083">
            <text:p>9.076819018331E+00</text:p>
          </table:table-cell>
          <table:table-cell table:formula="of:=[.H20]/[.E20]" office:value-type="float" office:value="110690.487">
            <text:p>1.106904870000E+05</text:p>
          </table:table-cell>
          <table:table-cell table:formula="of:=[.I20]/[.E20]" office:value-type="float" office:value="55345.2435">
            <text:p>5.534524350000E+04</text:p>
          </table:table-cell>
          <table:table-cell/>
          <table:table-cell table:formula="of:=[.C20]*[.E20]+[.F20]" office:value-type="float" office:value="1.00005584613277">
            <text:p>1.000055846133E+00</text:p>
          </table:table-cell>
          <table:table-cell table:formula="of:=[.D20]*[.E20]+[.F20]" office:value-type="float" office:value="0.999944153867229">
            <text:p>9.999441538672E-01</text:p>
          </table:table-cell>
        </table:table-row>
        <table:table-row table:style-name="ro4">
          <table:table-cell office:value-type="float" office:value="0.00038">
            <text:p>3.800000000000E-004</text:p>
          </table:table-cell>
          <table:table-cell table:formula="of:=EXP(-2046.392457*[.A21]-10.23196229+0.0002093861043*10000)" office:value-type="float" office:value="0.000134260262987896">
            <text:p>1.342602629879E-004</text:p>
          </table:table-cell>
          <table:table-cell table:formula="of:=1+0.01105400249*SQRT(([.B21])/(0.0000001194208575+0.0002*[.B21]))" office:value-type="float" office:value="1.33489707465129">
            <text:p>1.334897074651E+000</text:p>
          </table:table-cell>
          <table:table-cell table:formula="of:=1-0.01105400249*SQRT(([.B21])/(0.0000001194208575+0.0002*[.B21]))" office:value-type="float" office:value="0.665102925348707">
            <text:p>6.651029253487E-001</text:p>
          </table:table-cell>
          <table:table-cell table:formula="of:=0.001*EXP(3069.588686*[.A21]-0.0003140791565*10000)*POWER((0.943135751+1579.515969*[.B21]);3/2)" office:value-type="float" office:value="0.000172400493350327">
            <text:p>1.724004933503E-04</text:p>
          </table:table-cell>
          <table:table-cell table:formula="of:=1-[.E21]" office:value-type="float" office:value="0.99982759950665">
            <text:p>9.998275995067E-01</text:p>
          </table:table-cell>
          <table:table-cell table:formula="of:=[.F21]/[.E21]" office:value-type="float" office:value="5799.44743820973">
            <text:p>5.799447438210E+03</text:p>
          </table:table-cell>
          <table:table-cell table:formula="of:=22138.0974/0.2*[.E21]" office:value-type="float" office:value="19.083094567988">
            <text:p>1.908309456799E+01</text:p>
          </table:table-cell>
          <table:table-cell table:formula="of:=[.H21]/2" office:value-type="float" office:value="9.541547283994">
            <text:p>9.541547283994E+00</text:p>
          </table:table-cell>
          <table:table-cell table:formula="of:=[.H21]/[.E21]" office:value-type="float" office:value="110690.487">
            <text:p>1.106904870000E+05</text:p>
          </table:table-cell>
          <table:table-cell table:formula="of:=[.I21]/[.E21]" office:value-type="float" office:value="55345.2435">
            <text:p>5.534524350000E+04</text:p>
          </table:table-cell>
          <table:table-cell/>
          <table:table-cell table:formula="of:=[.C21]*[.E21]+[.F21]" office:value-type="float" office:value="1.00005773642089">
            <text:p>1.000057736421E+00</text:p>
          </table:table-cell>
          <table:table-cell table:formula="of:=[.D21]*[.E21]+[.F21]" office:value-type="float" office:value="0.999942263579109">
            <text:p>9.999422635791E-01</text:p>
          </table:table-cell>
        </table:table-row>
        <table:table-row table:style-name="ro4">
          <table:table-cell office:value-type="float" office:value="0.0004">
            <text:p>4.000000000000E-004</text:p>
          </table:table-cell>
          <table:table-cell table:formula="of:=EXP(-2046.392457*[.A22]-10.23196229+0.0002093861043*10000)" office:value-type="float" office:value="0.00012887620960415">
            <text:p>1.288762096042E-004</text:p>
          </table:table-cell>
          <table:table-cell table:formula="of:=1+0.01105400249*SQRT(([.B22])/(0.0000001194208575+0.0002*[.B22]))" office:value-type="float" office:value="1.32932785126133">
            <text:p>1.329327851261E+000</text:p>
          </table:table-cell>
          <table:table-cell table:formula="of:=1-0.01105400249*SQRT(([.B22])/(0.0000001194208575+0.0002*[.B22]))" office:value-type="float" office:value="0.670672148738668">
            <text:p>6.706721487387E-001</text:p>
          </table:table-cell>
          <table:table-cell table:formula="of:=0.001*EXP(3069.588686*[.A22]-0.0003140791565*10000)*POWER((0.943135751+1579.515969*[.B22]);3/2)" office:value-type="float" office:value="0.000181295566809688">
            <text:p>1.812955668097E-04</text:p>
          </table:table-cell>
          <table:table-cell table:formula="of:=1-[.E22]" office:value-type="float" office:value="0.99981870443319">
            <text:p>9.998187044332E-01</text:p>
          </table:table-cell>
          <table:table-cell table:formula="of:=[.F22]/[.E22]" office:value-type="float" office:value="5514.85467641209">
            <text:p>5.514854676412E+03</text:p>
          </table:table-cell>
          <table:table-cell table:formula="of:=22138.0974/0.2*[.E22]" office:value-type="float" office:value="20.0676945811054">
            <text:p>2.006769458111E+01</text:p>
          </table:table-cell>
          <table:table-cell table:formula="of:=[.H22]/2" office:value-type="float" office:value="10.0338472905527">
            <text:p>1.003384729055E+01</text:p>
          </table:table-cell>
          <table:table-cell table:formula="of:=[.H22]/[.E22]" office:value-type="float" office:value="110690.487">
            <text:p>1.106904870000E+05</text:p>
          </table:table-cell>
          <table:table-cell table:formula="of:=[.I22]/[.E22]" office:value-type="float" office:value="55345.2435">
            <text:p>5.534524350000E+04</text:p>
          </table:table-cell>
          <table:table-cell/>
          <table:table-cell table:formula="of:=[.C22]*[.E22]+[.F22]" office:value-type="float" office:value="1.00005970567946">
            <text:p>1.000059705679E+00</text:p>
          </table:table-cell>
          <table:table-cell table:formula="of:=[.D22]*[.E22]+[.F22]" office:value-type="float" office:value="0.999940294320539">
            <text:p>9.999402943205E-01</text:p>
          </table:table-cell>
        </table:table-row>
        <table:table-row table:style-name="ro4">
          <table:table-cell office:value-type="float" office:value="0.00042">
            <text:p>4.200000000000E-004</text:p>
          </table:table-cell>
          <table:table-cell table:formula="of:=EXP(-2046.392457*[.A23]-10.23196229+0.0002093861043*10000)" office:value-type="float" office:value="0.000123708065456645">
            <text:p>1.237080654566E-004</text:p>
          </table:table-cell>
          <table:table-cell table:formula="of:=1+0.01105400249*SQRT(([.B23])/(0.0000001194208575+0.0002*[.B23]))" office:value-type="float" office:value="1.32381164103">
            <text:p>1.323811641030E+000</text:p>
          </table:table-cell>
          <table:table-cell table:formula="of:=1-0.01105400249*SQRT(([.B23])/(0.0000001194208575+0.0002*[.B23]))" office:value-type="float" office:value="0.676188358970001">
            <text:p>6.761883589700E-001</text:p>
          </table:table-cell>
          <table:table-cell table:formula="of:=0.001*EXP(3069.588686*[.A23]-0.0003140791565*10000)*POWER((0.943135751+1579.515969*[.B23]);3/2)" office:value-type="float" office:value="0.000190719541230861">
            <text:p>1.907195412309E-04</text:p>
          </table:table-cell>
          <table:table-cell table:formula="of:=1-[.E23]" office:value-type="float" office:value="0.999809280458769">
            <text:p>9.998092804588E-01</text:p>
          </table:table-cell>
          <table:table-cell table:formula="of:=[.F23]/[.E23]" office:value-type="float" office:value="5242.30120315004">
            <text:p>5.242301203150E+03</text:p>
          </table:table-cell>
          <table:table-cell table:formula="of:=22138.0974/0.2*[.E23]" office:value-type="float" office:value="21.1108388992606">
            <text:p>2.111083889926E+01</text:p>
          </table:table-cell>
          <table:table-cell table:formula="of:=[.H23]/2" office:value-type="float" office:value="10.5554194496303">
            <text:p>1.055541944963E+01</text:p>
          </table:table-cell>
          <table:table-cell table:formula="of:=[.H23]/[.E23]" office:value-type="float" office:value="110690.487">
            <text:p>1.106904870000E+05</text:p>
          </table:table-cell>
          <table:table-cell table:formula="of:=[.I23]/[.E23]" office:value-type="float" office:value="55345.2435">
            <text:p>5.534524350000E+04</text:p>
          </table:table-cell>
          <table:table-cell/>
          <table:table-cell table:formula="of:=[.C23]*[.E23]+[.F23]" office:value-type="float" office:value="1.00006175720762">
            <text:p>1.000061757208E+00</text:p>
          </table:table-cell>
          <table:table-cell table:formula="of:=[.D23]*[.E23]+[.F23]" office:value-type="float" office:value="0.999938242792378">
            <text:p>9.999382427924E-01</text:p>
          </table:table-cell>
        </table:table-row>
        <table:table-row table:style-name="ro4">
          <table:table-cell office:value-type="float" office:value="0.00044">
            <text:p>4.400000000000E-004</text:p>
          </table:table-cell>
          <table:table-cell table:formula="of:=EXP(-2046.392457*[.A24]-10.23196229+0.0002093861043*10000)" office:value-type="float" office:value="0.0001187471722363">
            <text:p>1.187471722363E-004</text:p>
          </table:table-cell>
          <table:table-cell table:formula="of:=1+0.01105400249*SQRT(([.B24])/(0.0000001194208575+0.0002*[.B24]))" office:value-type="float" office:value="1.31834991702891">
            <text:p>1.318349917029E+000</text:p>
          </table:table-cell>
          <table:table-cell table:formula="of:=1-0.01105400249*SQRT(([.B24])/(0.0000001194208575+0.0002*[.B24]))" office:value-type="float" office:value="0.681650082971091">
            <text:p>6.816500829711E-001</text:p>
          </table:table-cell>
          <table:table-cell table:formula="of:=0.001*EXP(3069.588686*[.A24]-0.0003140791565*10000)*POWER((0.943135751+1579.515969*[.B24]);3/2)" office:value-type="float" office:value="0.000200705069895633">
            <text:p>2.007050698956E-04</text:p>
          </table:table-cell>
          <table:table-cell table:formula="of:=1-[.E24]" office:value-type="float" office:value="0.999799294930104">
            <text:p>9.997992949301E-01</text:p>
          </table:table-cell>
          <table:table-cell table:formula="of:=[.F24]/[.E24]" office:value-type="float" office:value="4981.43517475669">
            <text:p>4.981435174757E+03</text:p>
          </table:table-cell>
          <table:table-cell table:formula="of:=22138.0974/0.2*[.E24]" office:value-type="float" office:value="22.2161419301166">
            <text:p>2.221614193012E+01</text:p>
          </table:table-cell>
          <table:table-cell table:formula="of:=[.H24]/2" office:value-type="float" office:value="11.1080709650583">
            <text:p>1.110807096506E+01</text:p>
          </table:table-cell>
          <table:table-cell table:formula="of:=[.H24]/[.E24]" office:value-type="float" office:value="110690.487">
            <text:p>1.106904870000E+05</text:p>
          </table:table-cell>
          <table:table-cell table:formula="of:=[.I24]/[.E24]" office:value-type="float" office:value="55345.2435">
            <text:p>5.534524350000E+04</text:p>
          </table:table-cell>
          <table:table-cell/>
          <table:table-cell table:formula="of:=[.C24]*[.E24]+[.F24]" office:value-type="float" office:value="1.00006389444235">
            <text:p>1.000063894442E+00</text:p>
          </table:table-cell>
          <table:table-cell table:formula="of:=[.D24]*[.E24]+[.F24]" office:value-type="float" office:value="0.999936105557651">
            <text:p>9.999361055577E-01</text:p>
          </table:table-cell>
        </table:table-row>
        <table:table-row table:style-name="ro4">
          <table:table-cell office:value-type="float" office:value="0.00046">
            <text:p>4.600000000000E-004</text:p>
          </table:table-cell>
          <table:table-cell table:formula="of:=EXP(-2046.392457*[.A25]-10.23196229+0.0002093861043*10000)" office:value-type="float" office:value="0.000113985218846214">
            <text:p>1.139852188462E-004</text:p>
          </table:table-cell>
          <table:table-cell table:formula="of:=1+0.01105400249*SQRT(([.B25])/(0.0000001194208575+0.0002*[.B25]))" office:value-type="float" office:value="1.31294404663782">
            <text:p>1.312944046638E+000</text:p>
          </table:table-cell>
          <table:table-cell table:formula="of:=1-0.01105400249*SQRT(([.B25])/(0.0000001194208575+0.0002*[.B25]))" office:value-type="float" office:value="0.687055953362178">
            <text:p>6.870559533622E-001</text:p>
          </table:table-cell>
          <table:table-cell table:formula="of:=0.001*EXP(3069.588686*[.A25]-0.0003140791565*10000)*POWER((0.943135751+1579.515969*[.B25]);3/2)" office:value-type="float" office:value="0.000211286857529742">
            <text:p>2.112868575297E-04</text:p>
          </table:table-cell>
          <table:table-cell table:formula="of:=1-[.E25]" office:value-type="float" office:value="0.99978871314247">
            <text:p>9.997887131425E-01</text:p>
          </table:table-cell>
          <table:table-cell table:formula="of:=[.F25]/[.E25]" office:value-type="float" office:value="4731.90204460177">
            <text:p>4.731902044602E+03</text:p>
          </table:table-cell>
          <table:table-cell table:formula="of:=22138.0974/0.2*[.E25]" office:value-type="float" office:value="23.3874451566668">
            <text:p>2.338744515667E+01</text:p>
          </table:table-cell>
          <table:table-cell table:formula="of:=[.H25]/2" office:value-type="float" office:value="11.6937225783334">
            <text:p>1.169372257833E+01</text:p>
          </table:table-cell>
          <table:table-cell table:formula="of:=[.H25]/[.E25]" office:value-type="float" office:value="110690.487">
            <text:p>1.106904870000E+05</text:p>
          </table:table-cell>
          <table:table-cell table:formula="of:=[.I25]/[.E25]" office:value-type="float" office:value="55345.2435">
            <text:p>5.534524350000E+04</text:p>
          </table:table-cell>
          <table:table-cell/>
          <table:table-cell table:formula="of:=[.C25]*[.E25]+[.F25]" office:value-type="float" office:value="1.0000661209642">
            <text:p>1.000066120964E+00</text:p>
          </table:table-cell>
          <table:table-cell table:formula="of:=[.D25]*[.E25]+[.F25]" office:value-type="float" office:value="0.999933879035803">
            <text:p>9.999338790358E-01</text:p>
          </table:table-cell>
        </table:table-row>
        <table:table-row table:style-name="ro4">
          <table:table-cell office:value-type="float" office:value="0.00048">
            <text:p>4.800000000000E-004</text:p>
          </table:table-cell>
          <table:table-cell table:formula="of:=EXP(-2046.392457*[.A26]-10.23196229+0.0002093861043*10000)" office:value-type="float" office:value="0.000109414227477895">
            <text:p>1.094142274779E-004</text:p>
          </table:table-cell>
          <table:table-cell table:formula="of:=1+0.01105400249*SQRT(([.B26])/(0.0000001194208575+0.0002*[.B26]))" office:value-type="float" office:value="1.30759529324737">
            <text:p>1.307595293247E+000</text:p>
          </table:table-cell>
          <table:table-cell table:formula="of:=1-0.01105400249*SQRT(([.B26])/(0.0000001194208575+0.0002*[.B26]))" office:value-type="float" office:value="0.692404706752628">
            <text:p>6.924047067526E-001</text:p>
          </table:table-cell>
          <table:table-cell table:formula="of:=0.001*EXP(3069.588686*[.A26]-0.0003140791565*10000)*POWER((0.943135751+1579.515969*[.B26]);3/2)" office:value-type="float" office:value="0.000222501789890931">
            <text:p>2.225017898909E-04</text:p>
          </table:table-cell>
          <table:table-cell table:formula="of:=1-[.E26]" office:value-type="float" office:value="0.999777498210109">
            <text:p>9.997774982101E-01</text:p>
          </table:table-cell>
          <table:table-cell table:formula="of:=[.F26]/[.E26]" office:value-type="float" office:value="4493.34586791501">
            <text:p>4.493345867915E+03</text:p>
          </table:table-cell>
          <table:table-cell table:formula="of:=22138.0974/0.2*[.E26]" office:value-type="float" office:value="24.6288314813989">
            <text:p>2.462883148140E+01</text:p>
          </table:table-cell>
          <table:table-cell table:formula="of:=[.H26]/2" office:value-type="float" office:value="12.3144157406994">
            <text:p>1.231441574070E+01</text:p>
          </table:table-cell>
          <table:table-cell table:formula="of:=[.H26]/[.E26]" office:value-type="float" office:value="110690.487">
            <text:p>1.106904870000E+05</text:p>
          </table:table-cell>
          <table:table-cell table:formula="of:=[.I26]/[.E26]" office:value-type="float" office:value="55345.2435">
            <text:p>5.534524350000E+04</text:p>
          </table:table-cell>
          <table:table-cell/>
          <table:table-cell table:formula="of:=[.C26]*[.E26]+[.F26]" office:value-type="float" office:value="1.00006844050331">
            <text:p>1.000068440503E+00</text:p>
          </table:table-cell>
          <table:table-cell table:formula="of:=[.D26]*[.E26]+[.F26]" office:value-type="float" office:value="0.99993155949669">
            <text:p>9.999315594967E-01</text:p>
          </table:table-cell>
        </table:table-row>
        <table:table-row table:style-name="ro4">
          <table:table-cell office:value-type="float" office:value="0.0005">
            <text:p>5.000000000000E-004</text:p>
          </table:table-cell>
          <table:table-cell table:formula="of:=EXP(-2046.392457*[.A27]-10.23196229+0.0002093861043*10000)" office:value-type="float" office:value="0.000105026540245856">
            <text:p>1.050265402459E-004</text:p>
          </table:table-cell>
          <table:table-cell table:formula="of:=1+0.01105400249*SQRT(([.B27])/(0.0000001194208575+0.0002*[.B27]))" office:value-type="float" office:value="1.30230481819782">
            <text:p>1.302304818198E+000</text:p>
          </table:table-cell>
          <table:table-cell table:formula="of:=1-0.01105400249*SQRT(([.B27])/(0.0000001194208575+0.0002*[.B27]))" office:value-type="float" office:value="0.697695181802184">
            <text:p>6.976951818022E-001</text:p>
          </table:table-cell>
          <table:table-cell table:formula="of:=0.001*EXP(3069.588686*[.A27]-0.0003140791565*10000)*POWER((0.943135751+1579.515969*[.B27]);3/2)" office:value-type="float" office:value="0.000234389071553343">
            <text:p>2.343890715533E-04</text:p>
          </table:table-cell>
          <table:table-cell table:formula="of:=1-[.E27]" office:value-type="float" office:value="0.999765610928447">
            <text:p>9.997656109284E-01</text:p>
          </table:table-cell>
          <table:table-cell table:formula="of:=[.F27]/[.E27]" office:value-type="float" office:value="4265.41051723444">
            <text:p>4.265410517234E+03</text:p>
          </table:table-cell>
          <table:table-cell table:formula="of:=22138.0974/0.2*[.E27]" office:value-type="float" office:value="25.9446404777174">
            <text:p>2.594464047772E+01</text:p>
          </table:table-cell>
          <table:table-cell table:formula="of:=[.H27]/2" office:value-type="float" office:value="12.9723202388587">
            <text:p>1.297232023886E+01</text:p>
          </table:table-cell>
          <table:table-cell table:formula="of:=[.H27]/[.E27]" office:value-type="float" office:value="110690.487">
            <text:p>1.106904870000E+05</text:p>
          </table:table-cell>
          <table:table-cell table:formula="of:=[.I27]/[.E27]" office:value-type="float" office:value="55345.2435">
            <text:p>5.534524350000E+04</text:p>
          </table:table-cell>
          <table:table-cell/>
          <table:table-cell table:formula="of:=[.C27]*[.E27]+[.F27]" office:value-type="float" office:value="1.00007085694566">
            <text:p>1.000070856946E+00</text:p>
          </table:table-cell>
          <table:table-cell table:formula="of:=[.D27]*[.E27]+[.F27]" office:value-type="float" office:value="0.999929143054336">
            <text:p>9.999291430543E-01</text:p>
          </table:table-cell>
        </table:table-row>
        <table:table-row table:style-name="ro4">
          <table:table-cell office:value-type="float" office:value="0.00052">
            <text:p>5.200000000000E-004</text:p>
          </table:table-cell>
          <table:table-cell table:formula="of:=EXP(-2046.392457*[.A28]-10.23196229+0.0002093861043*10000)" office:value-type="float" office:value="0.000100814806358185">
            <text:p>1.008148063582E-004</text:p>
          </table:table-cell>
          <table:table-cell table:formula="of:=1+0.01105400249*SQRT(([.B28])/(0.0000001194208575+0.0002*[.B28]))" office:value-type="float" office:value="1.2970736829298">
            <text:p>1.297073682930E+000</text:p>
          </table:table-cell>
          <table:table-cell table:formula="of:=1-0.01105400249*SQRT(([.B28])/(0.0000001194208575+0.0002*[.B28]))" office:value-type="float" office:value="0.702926317070195">
            <text:p>7.029263170702E-001</text:p>
          </table:table-cell>
          <table:table-cell table:formula="of:=0.001*EXP(3069.588686*[.A28]-0.0003140791565*10000)*POWER((0.943135751+1579.515969*[.B28]);3/2)" office:value-type="float" office:value="0.000246990372407108">
            <text:p>2.469903724071E-04</text:p>
          </table:table-cell>
          <table:table-cell table:formula="of:=1-[.E28]" office:value-type="float" office:value="0.999753009627593">
            <text:p>9.997530096276E-01</text:p>
          </table:table-cell>
          <table:table-cell table:formula="of:=[.F28]/[.E28]" office:value-type="float" office:value="4047.74080821144">
            <text:p>4.047740808211E+03</text:p>
          </table:table-cell>
          <table:table-cell table:formula="of:=22138.0974/0.2*[.E28]" office:value-type="float" office:value="27.3394846060542">
            <text:p>2.733948460605E+01</text:p>
          </table:table-cell>
          <table:table-cell table:formula="of:=[.H28]/2" office:value-type="float" office:value="13.6697423030271">
            <text:p>1.366974230303E+01</text:p>
          </table:table-cell>
          <table:table-cell table:formula="of:=[.H28]/[.E28]" office:value-type="float" office:value="110690.487">
            <text:p>1.106904870000E+05</text:p>
          </table:table-cell>
          <table:table-cell table:formula="of:=[.I28]/[.E28]" office:value-type="float" office:value="55345.2435">
            <text:p>5.534524350000E+04</text:p>
          </table:table-cell>
          <table:table-cell/>
          <table:table-cell table:formula="of:=[.C28]*[.E28]+[.F28]" office:value-type="float" office:value="1.00007337433958">
            <text:p>1.000073374340E+00</text:p>
          </table:table-cell>
          <table:table-cell table:formula="of:=[.D28]*[.E28]+[.F28]" office:value-type="float" office:value="0.999926625660421">
            <text:p>9.999266256604E-01</text:p>
          </table:table-cell>
        </table:table-row>
        <table:table-row table:style-name="ro4">
          <table:table-cell office:value-type="float" office:value="0.00054">
            <text:p>5.400000000000E-004</text:p>
          </table:table-cell>
          <table:table-cell table:formula="of:=EXP(-2046.392457*[.A29]-10.23196229+0.0002093861043*10000)" office:value-type="float" office:value="0.0000967719698015989">
            <text:p>9.677196980160E-005</text:p>
          </table:table-cell>
          <table:table-cell table:formula="of:=1+0.01105400249*SQRT(([.B29])/(0.0000001194208575+0.0002*[.B29]))" office:value-type="float" office:value="1.29190285132367">
            <text:p>1.291902851324E+000</text:p>
          </table:table-cell>
          <table:table-cell table:formula="of:=1-0.01105400249*SQRT(([.B29])/(0.0000001194208575+0.0002*[.B29]))" office:value-type="float" office:value="0.708097148676328">
            <text:p>7.080971486763E-001</text:p>
          </table:table-cell>
          <table:table-cell table:formula="of:=0.001*EXP(3069.588686*[.A29]-0.0003140791565*10000)*POWER((0.943135751+1579.515969*[.B29]);3/2)" office:value-type="float" office:value="0.000260349983424777">
            <text:p>2.603499834248E-04</text:p>
          </table:table-cell>
          <table:table-cell table:formula="of:=1-[.E29]" office:value-type="float" office:value="0.999739650016575">
            <text:p>9.997396500166E-01</text:p>
          </table:table-cell>
          <table:table-cell table:formula="of:=[.F29]/[.E29]" office:value-type="float" office:value="3839.98353625949">
            <text:p>3.839983536259E+03</text:p>
          </table:table-cell>
          <table:table-cell table:formula="of:=22138.0974/0.2*[.E29]" office:value-type="float" office:value="28.8182664557305">
            <text:p>2.881826645573E+01</text:p>
          </table:table-cell>
          <table:table-cell table:formula="of:=[.H29]/2" office:value-type="float" office:value="14.4091332278653">
            <text:p>1.440913322787E+01</text:p>
          </table:table-cell>
          <table:table-cell table:formula="of:=[.H29]/[.E29]" office:value-type="float" office:value="110690.487">
            <text:p>1.106904870000E+05</text:p>
          </table:table-cell>
          <table:table-cell table:formula="of:=[.I29]/[.E29]" office:value-type="float" office:value="55345.2435">
            <text:p>5.534524350000E+04</text:p>
          </table:table-cell>
          <table:table-cell/>
          <table:table-cell table:formula="of:=[.C29]*[.E29]+[.F29]" office:value-type="float" office:value="1.0000759969025">
            <text:p>1.000075996903E+00</text:p>
          </table:table-cell>
          <table:table-cell table:formula="of:=[.D29]*[.E29]+[.F29]" office:value-type="float" office:value="0.999924003097496">
            <text:p>9.999240030975E-01</text:p>
          </table:table-cell>
        </table:table-row>
        <table:table-row table:style-name="ro4">
          <table:table-cell office:value-type="float" office:value="0.00056">
            <text:p>5.600000000000E-004</text:p>
          </table:table-cell>
          <table:table-cell table:formula="of:=EXP(-2046.392457*[.A30]-10.23196229+0.0002093861043*10000)" office:value-type="float" office:value="0.0000928912575203415">
            <text:p>9.289125752034E-005</text:p>
          </table:table-cell>
          <table:table-cell table:formula="of:=1+0.01105400249*SQRT(([.B30])/(0.0000001194208575+0.0002*[.B30]))" office:value-type="float" office:value="1.28679319220439">
            <text:p>1.286793192204E+000</text:p>
          </table:table-cell>
          <table:table-cell table:formula="of:=1-0.01105400249*SQRT(([.B30])/(0.0000001194208575+0.0002*[.B30]))" office:value-type="float" office:value="0.713206807795608">
            <text:p>7.132068077956E-001</text:p>
          </table:table-cell>
          <table:table-cell table:formula="of:=0.001*EXP(3069.588686*[.A30]-0.0003140791565*10000)*POWER((0.943135751+1579.515969*[.B30]);3/2)" office:value-type="float" office:value="0.000274514982281222">
            <text:p>2.745149822812E-04</text:p>
          </table:table-cell>
          <table:table-cell table:formula="of:=1-[.E30]" office:value-type="float" office:value="0.999725485017719">
            <text:p>9.997254850177E-01</text:p>
          </table:table-cell>
          <table:table-cell table:formula="of:=[.F30]/[.E30]" office:value-type="float" office:value="3641.78842520722">
            <text:p>3.641788425207E+03</text:p>
          </table:table-cell>
          <table:table-cell table:formula="of:=22138.0974/0.2*[.E30]" office:value-type="float" office:value="30.3861970775048">
            <text:p>3.038619707750E+01</text:p>
          </table:table-cell>
          <table:table-cell table:formula="of:=[.H30]/2" office:value-type="float" office:value="15.1930985387524">
            <text:p>1.519309853875E+01</text:p>
          </table:table-cell>
          <table:table-cell table:formula="of:=[.H30]/[.E30]" office:value-type="float" office:value="110690.487">
            <text:p>1.106904870000E+05</text:p>
          </table:table-cell>
          <table:table-cell table:formula="of:=[.I30]/[.E30]" office:value-type="float" office:value="55345.2435">
            <text:p>5.534524350000E+04</text:p>
          </table:table-cell>
          <table:table-cell/>
          <table:table-cell table:formula="of:=[.C30]*[.E30]+[.F30]" office:value-type="float" office:value="1.00007872902808">
            <text:p>1.000078729028E+00</text:p>
          </table:table-cell>
          <table:table-cell table:formula="of:=[.D30]*[.E30]+[.F30]" office:value-type="float" office:value="0.999921270971924">
            <text:p>9.999212709719E-01</text:p>
          </table:table-cell>
        </table:table-row>
        <table:table-row table:style-name="ro4">
          <table:table-cell office:value-type="float" office:value="0.00058">
            <text:p>5.800000000000E-004</text:p>
          </table:table-cell>
          <table:table-cell table:formula="of:=EXP(-2046.392457*[.A31]-10.23196229+0.0002093861043*10000)" office:value-type="float" office:value="0.0000891661680691328">
            <text:p>8.916616806913E-005</text:p>
          </table:table-cell>
          <table:table-cell table:formula="of:=1+0.01105400249*SQRT(([.B31])/(0.0000001194208575+0.0002*[.B31]))" office:value-type="float" office:value="1.28174548199014">
            <text:p>1.281745481990E+000</text:p>
          </table:table-cell>
          <table:table-cell table:formula="of:=1-0.01105400249*SQRT(([.B31])/(0.0000001194208575+0.0002*[.B31]))" office:value-type="float" office:value="0.718254518009857">
            <text:p>7.182545180099E-001</text:p>
          </table:table-cell>
          <table:table-cell table:formula="of:=0.001*EXP(3069.588686*[.A31]-0.0003140791565*10000)*POWER((0.943135751+1579.515969*[.B31]);3/2)" office:value-type="float" office:value="0.000289535409450733">
            <text:p>2.895354094507E-04</text:p>
          </table:table-cell>
          <table:table-cell table:formula="of:=1-[.E31]" office:value-type="float" office:value="0.999710464590549">
            <text:p>9.997104645905E-01</text:p>
          </table:table-cell>
          <table:table-cell table:formula="of:=[.F31]/[.E31]" office:value-type="float" office:value="3452.80898970894">
            <text:p>3.452808989709E+03</text:p>
          </table:table-cell>
          <table:table-cell table:formula="of:=22138.0974/0.2*[.E31]" office:value-type="float" office:value="32.048815475846">
            <text:p>3.204881547585E+01</text:p>
          </table:table-cell>
          <table:table-cell table:formula="of:=[.H31]/2" office:value-type="float" office:value="16.024407737923">
            <text:p>1.602440773792E+01</text:p>
          </table:table-cell>
          <table:table-cell table:formula="of:=[.H31]/[.E31]" office:value-type="float" office:value="110690.487">
            <text:p>1.106904870000E+05</text:p>
          </table:table-cell>
          <table:table-cell table:formula="of:=[.I31]/[.E31]" office:value-type="float" office:value="55345.2435">
            <text:p>5.534524350000E+04</text:p>
          </table:table-cell>
          <table:table-cell/>
          <table:table-cell table:formula="of:=[.C31]*[.E31]+[.F31]" office:value-type="float" office:value="1.00008157529349">
            <text:p>1.000081575293E+00</text:p>
          </table:table-cell>
          <table:table-cell table:formula="of:=[.D31]*[.E31]+[.F31]" office:value-type="float" office:value="0.999918424706511">
            <text:p>9.999184247065E-01</text:p>
          </table:table-cell>
        </table:table-row>
        <table:table-row table:style-name="ro4">
          <table:table-cell office:value-type="float" office:value="0.0006">
            <text:p>6.000000000000E-004</text:p>
          </table:table-cell>
          <table:table-cell table:formula="of:=EXP(-2046.392457*[.A32]-10.23196229+0.0002093861043*10000)" office:value-type="float" office:value="0.0000855904607211479">
            <text:p>8.559046072115E-005</text:p>
          </table:table-cell>
          <table:table-cell table:formula="of:=1+0.01105400249*SQRT(([.B32])/(0.0000001194208575+0.0002*[.B32]))" office:value-type="float" office:value="1.27676040746328">
            <text:p>1.276760407463E+000</text:p>
          </table:table-cell>
          <table:table-cell table:formula="of:=1-0.01105400249*SQRT(([.B32])/(0.0000001194208575+0.0002*[.B32]))" office:value-type="float" office:value="0.723239592536719">
            <text:p>7.232395925367E-001</text:p>
          </table:table-cell>
          <table:table-cell table:formula="of:=0.001*EXP(3069.588686*[.A32]-0.0003140791565*10000)*POWER((0.943135751+1579.515969*[.B32]);3/2)" office:value-type="float" office:value="0.000305464455444574">
            <text:p>3.054644554446E-04</text:p>
          </table:table-cell>
          <table:table-cell table:formula="of:=1-[.E32]" office:value-type="float" office:value="0.999694535544555">
            <text:p>9.996945355446E-01</text:p>
          </table:table-cell>
          <table:table-cell table:formula="of:=[.F32]/[.E32]" office:value-type="float" office:value="3272.70331367882">
            <text:p>3.272703313679E+03</text:p>
          </table:table-cell>
          <table:table-cell table:formula="of:=22138.0974/0.2*[.E32]" office:value-type="float" office:value="33.8120093343497">
            <text:p>3.381200933435E+01</text:p>
          </table:table-cell>
          <table:table-cell table:formula="of:=[.H32]/2" office:value-type="float" office:value="16.9060046671749">
            <text:p>1.690600466717E+01</text:p>
          </table:table-cell>
          <table:table-cell table:formula="of:=[.H32]/[.E32]" office:value-type="float" office:value="110690.487">
            <text:p>1.106904870000E+05</text:p>
          </table:table-cell>
          <table:table-cell table:formula="of:=[.I32]/[.E32]" office:value-type="float" office:value="55345.2435">
            <text:p>5.534524350000E+04</text:p>
          </table:table-cell>
          <table:table-cell/>
          <table:table-cell table:formula="of:=[.C32]*[.E32]+[.F32]" office:value-type="float" office:value="1.00008454046715">
            <text:p>1.000084540467E+00</text:p>
          </table:table-cell>
          <table:table-cell table:formula="of:=[.D32]*[.E32]+[.F32]" office:value-type="float" office:value="0.999915459532846">
            <text:p>9.999154595328E-01</text:p>
          </table:table-cell>
        </table:table-row>
        <table:table-row table:style-name="ro4">
          <table:table-cell office:value-type="float" office:value="0.00062">
            <text:p>6.200000000000E-004</text:p>
          </table:table-cell>
          <table:table-cell table:formula="of:=EXP(-2046.392457*[.A33]-10.23196229+0.0002093861043*10000)" office:value-type="float" office:value="0.0000821581450127873">
            <text:p>8.215814501279E-005</text:p>
          </table:table-cell>
          <table:table-cell table:formula="of:=1+0.01105400249*SQRT(([.B33])/(0.0000001194208575+0.0002*[.B33]))" office:value-type="float" office:value="1.27183856864351">
            <text:p>1.271838568644E+000</text:p>
          </table:table-cell>
          <table:table-cell table:formula="of:=1-0.01105400249*SQRT(([.B33])/(0.0000001194208575+0.0002*[.B33]))" office:value-type="float" office:value="0.728161431356492">
            <text:p>7.281614313565E-001</text:p>
          </table:table-cell>
          <table:table-cell table:formula="of:=0.001*EXP(3069.588686*[.A33]-0.0003140791565*10000)*POWER((0.943135751+1579.515969*[.B33]);3/2)" office:value-type="float" office:value="0.000322358659894214">
            <text:p>3.223586598942E-04</text:p>
          </table:table-cell>
          <table:table-cell table:formula="of:=1-[.E33]" office:value-type="float" office:value="0.999677641340106">
            <text:p>9.996776413401E-01</text:p>
          </table:table-cell>
          <table:table-cell table:formula="of:=[.F33]/[.E33]" office:value-type="float" office:value="3101.1347474523">
            <text:p>3.101134747452E+03</text:p>
          </table:table-cell>
          <table:table-cell table:formula="of:=22138.0974/0.2*[.E33]" office:value-type="float" office:value="35.6820370523579">
            <text:p>3.568203705236E+01</text:p>
          </table:table-cell>
          <table:table-cell table:formula="of:=[.H33]/2" office:value-type="float" office:value="17.841018526179">
            <text:p>1.784101852618E+01</text:p>
          </table:table-cell>
          <table:table-cell table:formula="of:=[.H33]/[.E33]" office:value-type="float" office:value="110690.487">
            <text:p>1.106904870000E+05</text:p>
          </table:table-cell>
          <table:table-cell table:formula="of:=[.I33]/[.E33]" office:value-type="float" office:value="55345.2435">
            <text:p>5.534524350000E+04</text:p>
          </table:table-cell>
          <table:table-cell/>
          <table:table-cell table:formula="of:=[.C33]*[.E33]+[.F33]" office:value-type="float" office:value="1.0000876295167">
            <text:p>1.000087629517E+00</text:p>
          </table:table-cell>
          <table:table-cell table:formula="of:=[.D33]*[.E33]+[.F33]" office:value-type="float" office:value="0.999912370483305">
            <text:p>9.999123704833E-01</text:p>
          </table:table-cell>
        </table:table-row>
        <table:table-row table:style-name="ro4">
          <table:table-cell office:value-type="float" office:value="0.00064">
            <text:p>6.400000000000E-004</text:p>
          </table:table-cell>
          <table:table-cell table:formula="of:=EXP(-2046.392457*[.A34]-10.23196229+0.0002093861043*10000)" office:value-type="float" office:value="0.0000788634707077163">
            <text:p>7.886347070772E-005</text:p>
          </table:table-cell>
          <table:table-cell table:formula="of:=1+0.01105400249*SQRT(([.B34])/(0.0000001194208575+0.0002*[.B34]))" office:value-type="float" office:value="1.26698048174403">
            <text:p>1.266980481744E+000</text:p>
          </table:table-cell>
          <table:table-cell table:formula="of:=1-0.01105400249*SQRT(([.B34])/(0.0000001194208575+0.0002*[.B34]))" office:value-type="float" office:value="0.733019518255973">
            <text:p>7.330195182560E-001</text:p>
          </table:table-cell>
          <table:table-cell table:formula="of:=0.001*EXP(3069.588686*[.A34]-0.0003140791565*10000)*POWER((0.943135751+1579.515969*[.B34]);3/2)" office:value-type="float" office:value="0.000340278123230126">
            <text:p>3.402781232301E-04</text:p>
          </table:table-cell>
          <table:table-cell table:formula="of:=1-[.E34]" office:value-type="float" office:value="0.99965972187677">
            <text:p>9.996597218768E-01</text:p>
          </table:table-cell>
          <table:table-cell table:formula="of:=[.F34]/[.E34]" office:value-type="float" office:value="2937.77252674193">
            <text:p>2.937772526742E+03</text:p>
          </table:table-cell>
          <table:table-cell table:formula="of:=22138.0974/0.2*[.E34]" office:value-type="float" office:value="37.6655511757887">
            <text:p>3.766555117579E+01</text:p>
          </table:table-cell>
          <table:table-cell table:formula="of:=[.H34]/2" office:value-type="float" office:value="18.8327755878943">
            <text:p>1.883277558789E+01</text:p>
          </table:table-cell>
          <table:table-cell table:formula="of:=[.H34]/[.E34]" office:value-type="float" office:value="110690.487">
            <text:p>1.106904870000E+05</text:p>
          </table:table-cell>
          <table:table-cell table:formula="of:=[.I34]/[.E34]" office:value-type="float" office:value="55345.2435">
            <text:p>5.534524350000E+04</text:p>
          </table:table-cell>
          <table:table-cell/>
          <table:table-cell table:formula="of:=[.C34]*[.E34]+[.F34]" office:value-type="float" office:value="1.00009084761727">
            <text:p>1.000090847617E+00</text:p>
          </table:table-cell>
          <table:table-cell table:formula="of:=[.D34]*[.E34]+[.F34]" office:value-type="float" office:value="0.999909152382733">
            <text:p>9.999091523827E-01</text:p>
          </table:table-cell>
        </table:table-row>
        <table:table-row table:style-name="ro4">
          <table:table-cell office:value-type="float" office:value="0.00066">
            <text:p>6.600000000000E-004</text:p>
          </table:table-cell>
          <table:table-cell table:formula="of:=EXP(-2046.392457*[.A35]-10.23196229+0.0002093861043*10000)" office:value-type="float" office:value="0.0000757009181633641">
            <text:p>7.570091816336E-005</text:p>
          </table:table-cell>
          <table:table-cell table:formula="of:=1+0.01105400249*SQRT(([.B35])/(0.0000001194208575+0.0002*[.B35]))" office:value-type="float" office:value="1.26218658219258">
            <text:p>1.262186582193E+000</text:p>
          </table:table-cell>
          <table:table-cell table:formula="of:=1-0.01105400249*SQRT(([.B35])/(0.0000001194208575+0.0002*[.B35]))" office:value-type="float" office:value="0.737813417807418">
            <text:p>7.378134178074E-001</text:p>
          </table:table-cell>
          <table:table-cell table:formula="of:=0.001*EXP(3069.588686*[.A35]-0.0003140791565*10000)*POWER((0.943135751+1579.515969*[.B35]);3/2)" office:value-type="float" office:value="0.000359286731753522">
            <text:p>3.592867317535E-04</text:p>
          </table:table-cell>
          <table:table-cell table:formula="of:=1-[.E35]" office:value-type="float" office:value="0.999640713268246">
            <text:p>9.996407132682E-01</text:p>
          </table:table-cell>
          <table:table-cell table:formula="of:=[.F35]/[.E35]" office:value-type="float" office:value="2782.29231675056">
            <text:p>2.782292316751E+03</text:p>
          </table:table-cell>
          <table:table-cell table:formula="of:=22138.0974/0.2*[.E35]" office:value-type="float" office:value="39.7696233104358">
            <text:p>3.976962331044E+01</text:p>
          </table:table-cell>
          <table:table-cell table:formula="of:=[.H35]/2" office:value-type="float" office:value="19.8848116552179">
            <text:p>1.988481165522E+01</text:p>
          </table:table-cell>
          <table:table-cell table:formula="of:=[.H35]/[.E35]" office:value-type="float" office:value="110690.487">
            <text:p>1.106904870000E+05</text:p>
          </table:table-cell>
          <table:table-cell table:formula="of:=[.I35]/[.E35]" office:value-type="float" office:value="55345.2435">
            <text:p>5.534524350000E+04</text:p>
          </table:table-cell>
          <table:table-cell/>
          <table:table-cell table:formula="of:=[.C35]*[.E35]+[.F35]" office:value-type="float" office:value="1.00009420016023">
            <text:p>1.000094200160E+00</text:p>
          </table:table-cell>
          <table:table-cell table:formula="of:=[.D35]*[.E35]+[.F35]" office:value-type="float" office:value="0.999905799839774">
            <text:p>9.999057998398E-01</text:p>
          </table:table-cell>
        </table:table-row>
        <table:table-row table:style-name="ro4">
          <table:table-cell office:value-type="float" office:value="0.00068">
            <text:p>6.800000000000E-004</text:p>
          </table:table-cell>
          <table:table-cell table:formula="of:=EXP(-2046.392457*[.A36]-10.23196229+0.0002093861043*10000)" office:value-type="float" office:value="0.0000726651890837419">
            <text:p>7.266518908374E-005</text:p>
          </table:table-cell>
          <table:table-cell table:formula="of:=1+0.01105400249*SQRT(([.B36])/(0.0000001194208575+0.0002*[.B36]))" office:value-type="float" office:value="1.25745722770039">
            <text:p>1.257457227700E+000</text:p>
          </table:table-cell>
          <table:table-cell table:formula="of:=1-0.01105400249*SQRT(([.B36])/(0.0000001194208575+0.0002*[.B36]))" office:value-type="float" office:value="0.742542772299611">
            <text:p>7.425427722996E-001</text:p>
          </table:table-cell>
          <table:table-cell table:formula="of:=0.001*EXP(3069.588686*[.A36]-0.0003140791565*10000)*POWER((0.943135751+1579.515969*[.B36]);3/2)" office:value-type="float" office:value="0.000379452396948871">
            <text:p>3.794523969489E-04</text:p>
          </table:table-cell>
          <table:table-cell table:formula="of:=1-[.E36]" office:value-type="float" office:value="0.999620547603051">
            <text:p>9.996205476031E-01</text:p>
          </table:table-cell>
          <table:table-cell table:formula="of:=[.F36]/[.E36]" office:value-type="float" office:value="2634.37668503578">
            <text:p>2.634376685036E+03</text:p>
          </table:table-cell>
          <table:table-cell table:formula="of:=22138.0974/0.2*[.E36]" office:value-type="float" office:value="42.0017706115879">
            <text:p>4.200177061159E+01</text:p>
          </table:table-cell>
          <table:table-cell table:formula="of:=[.H36]/2" office:value-type="float" office:value="21.0008853057939">
            <text:p>2.100088530579E+01</text:p>
          </table:table-cell>
          <table:table-cell table:formula="of:=[.H36]/[.E36]" office:value-type="float" office:value="110690.487">
            <text:p>1.106904870000E+05</text:p>
          </table:table-cell>
          <table:table-cell table:formula="of:=[.I36]/[.E36]" office:value-type="float" office:value="55345.2435">
            <text:p>5.534524350000E+04</text:p>
          </table:table-cell>
          <table:table-cell/>
          <table:table-cell table:formula="of:=[.C36]*[.E36]+[.F36]" office:value-type="float" office:value="1.00009769276216">
            <text:p>1.000097692762E+00</text:p>
          </table:table-cell>
          <table:table-cell table:formula="of:=[.D36]*[.E36]+[.F36]" office:value-type="float" office:value="0.999902307237837">
            <text:p>9.999023072378E-01</text:p>
          </table:table-cell>
        </table:table-row>
        <table:table-row table:style-name="ro4">
          <table:table-cell office:value-type="float" office:value="0.000700000000000001">
            <text:p>7.000000000000E-004</text:p>
          </table:table-cell>
          <table:table-cell table:formula="of:=EXP(-2046.392457*[.A37]-10.23196229+0.0002093861043*10000)" office:value-type="float" office:value="0.0000697511976430871">
            <text:p>6.975119764309E-005</text:p>
          </table:table-cell>
          <table:table-cell table:formula="of:=1+0.01105400249*SQRT(([.B37])/(0.0000001194208575+0.0002*[.B37]))" office:value-type="float" office:value="1.25279270136307">
            <text:p>1.252792701363E+000</text:p>
          </table:table-cell>
          <table:table-cell table:formula="of:=1-0.01105400249*SQRT(([.B37])/(0.0000001194208575+0.0002*[.B37]))" office:value-type="float" office:value="0.747207298636933">
            <text:p>7.472072986369E-001</text:p>
          </table:table-cell>
          <table:table-cell table:formula="of:=0.001*EXP(3069.588686*[.A37]-0.0003140791565*10000)*POWER((0.943135751+1579.515969*[.B37]);3/2)" office:value-type="float" office:value="0.000400847309938729">
            <text:p>4.008473099387E-04</text:p>
          </table:table-cell>
          <table:table-cell table:formula="of:=1-[.E37]" office:value-type="float" office:value="0.999599152690061">
            <text:p>9.995991526901E-01</text:p>
          </table:table-cell>
          <table:table-cell table:formula="of:=[.F37]/[.E37]" office:value-type="float" office:value="2493.71550689177">
            <text:p>2.493715506892E+03</text:p>
          </table:table-cell>
          <table:table-cell table:formula="of:=22138.0974/0.2*[.E37]" office:value-type="float" office:value="44.3699839497579">
            <text:p>4.436998394976E+01</text:p>
          </table:table-cell>
          <table:table-cell table:formula="of:=[.H37]/2" office:value-type="float" office:value="22.1849919748789">
            <text:p>2.218499197488E+01</text:p>
          </table:table-cell>
          <table:table-cell table:formula="of:=[.H37]/[.E37]" office:value-type="float" office:value="110690.487">
            <text:p>1.106904870000E+05</text:p>
          </table:table-cell>
          <table:table-cell table:formula="of:=[.I37]/[.E37]" office:value-type="float" office:value="55345.2435">
            <text:p>5.534524350000E+04</text:p>
          </table:table-cell>
          <table:table-cell/>
          <table:table-cell table:formula="of:=[.C37]*[.E37]+[.F37]" office:value-type="float" office:value="1.00010133127431">
            <text:p>1.000101331274E+00</text:p>
          </table:table-cell>
          <table:table-cell table:formula="of:=[.D37]*[.E37]+[.F37]" office:value-type="float" office:value="0.999898668725686">
            <text:p>9.998986687257E-01</text:p>
          </table:table-cell>
        </table:table-row>
        <table:table-row table:style-name="ro4">
          <table:table-cell office:value-type="float" office:value="0.000720000000000001">
            <text:p>7.200000000000E-004</text:p>
          </table:table-cell>
          <table:table-cell table:formula="of:=EXP(-2046.392457*[.A38]-10.23196229+0.0002093861043*10000)" office:value-type="float" office:value="0.0000669540619654637">
            <text:p>6.695406196546E-005</text:p>
          </table:table-cell>
          <table:table-cell table:formula="of:=1+0.01105400249*SQRT(([.B38])/(0.0000001194208575+0.0002*[.B38]))" office:value-type="float" office:value="1.24819321477889">
            <text:p>1.248193214779E+000</text:p>
          </table:table-cell>
          <table:table-cell table:formula="of:=1-0.01105400249*SQRT(([.B38])/(0.0000001194208575+0.0002*[.B38]))" office:value-type="float" office:value="0.75180678522111">
            <text:p>7.518067852211E-001</text:p>
          </table:table-cell>
          <table:table-cell table:formula="of:=0.001*EXP(3069.588686*[.A38]-0.0003140791565*10000)*POWER((0.943135751+1579.515969*[.B38]);3/2)" office:value-type="float" office:value="0.000423548212039483">
            <text:p>4.235482120395E-04</text:p>
          </table:table-cell>
          <table:table-cell table:formula="of:=1-[.E38]" office:value-type="float" office:value="0.999576451787961">
            <text:p>9.995764517880E-01</text:p>
          </table:table-cell>
          <table:table-cell table:formula="of:=[.F38]/[.E38]" office:value-type="float" office:value="2360.00630713271">
            <text:p>2.360006307133E+03</text:p>
          </table:table-cell>
          <table:table-cell table:formula="of:=22138.0974/0.2*[.E38]" office:value-type="float" office:value="46.8827578586296">
            <text:p>4.688275785863E+01</text:p>
          </table:table-cell>
          <table:table-cell table:formula="of:=[.H38]/2" office:value-type="float" office:value="23.4413789293148">
            <text:p>2.344137892931E+01</text:p>
          </table:table-cell>
          <table:table-cell table:formula="of:=[.H38]/[.E38]" office:value-type="float" office:value="110690.487">
            <text:p>1.106904870000E+05</text:p>
          </table:table-cell>
          <table:table-cell table:formula="of:=[.I38]/[.E38]" office:value-type="float" office:value="55345.2435">
            <text:p>5.534524350000E+04</text:p>
          </table:table-cell>
          <table:table-cell/>
          <table:table-cell table:formula="of:=[.C38]*[.E38]+[.F38]" office:value-type="float" office:value="1.00010512179236">
            <text:p>1.000105121792E+00</text:p>
          </table:table-cell>
          <table:table-cell table:formula="of:=[.D38]*[.E38]+[.F38]" office:value-type="float" office:value="0.99989487820764">
            <text:p>9.998948782076E-01</text:p>
          </table:table-cell>
        </table:table-row>
        <table:table-row table:style-name="ro4">
          <table:table-cell office:value-type="float" office:value="0.000740000000000001">
            <text:p>7.400000000000E-004</text:p>
          </table:table-cell>
          <table:table-cell table:formula="of:=EXP(-2046.392457*[.A39]-10.23196229+0.0002093861043*10000)" office:value-type="float" office:value="0.0000642690959460458">
            <text:p>6.426909594605E-005</text:p>
          </table:table-cell>
          <table:table-cell table:formula="of:=1+0.01105400249*SQRT(([.B39])/(0.0000001194208575+0.0002*[.B39]))" office:value-type="float" office:value="1.24365891117074">
            <text:p>1.243658911171E+000</text:p>
          </table:table-cell>
          <table:table-cell table:formula="of:=1-0.01105400249*SQRT(([.B39])/(0.0000001194208575+0.0002*[.B39]))" office:value-type="float" office:value="0.75634108882926">
            <text:p>7.563410888293E-001</text:p>
          </table:table-cell>
          <table:table-cell table:formula="of:=0.001*EXP(3069.588686*[.A39]-0.0003140791565*10000)*POWER((0.943135751+1579.515969*[.B39]);3/2)" office:value-type="float" office:value="0.000447636682437325">
            <text:p>4.476366824373E-04</text:p>
          </table:table-cell>
          <table:table-cell table:formula="of:=1-[.E39]" office:value-type="float" office:value="0.999552363317563">
            <text:p>9.995523633176E-01</text:p>
          </table:table-cell>
          <table:table-cell table:formula="of:=[.F39]/[.E39]" office:value-type="float" office:value="2232.95454223082">
            <text:p>2.232954542231E+03</text:p>
          </table:table-cell>
          <table:table-cell table:formula="of:=22138.0974/0.2*[.E39]" office:value-type="float" office:value="49.5491223780519">
            <text:p>4.954912237805E+01</text:p>
          </table:table-cell>
          <table:table-cell table:formula="of:=[.H39]/2" office:value-type="float" office:value="24.7745611890259">
            <text:p>2.477456118903E+01</text:p>
          </table:table-cell>
          <table:table-cell table:formula="of:=[.H39]/[.E39]" office:value-type="float" office:value="110690.487">
            <text:p>1.106904870000E+05</text:p>
          </table:table-cell>
          <table:table-cell table:formula="of:=[.I39]/[.E39]" office:value-type="float" office:value="55345.2435">
            <text:p>5.534524350000E+04</text:p>
          </table:table-cell>
          <table:table-cell/>
          <table:table-cell table:formula="of:=[.C39]*[.E39]+[.F39]" office:value-type="float" office:value="1.00010907066664">
            <text:p>1.000109070667E+00</text:p>
          </table:table-cell>
          <table:table-cell table:formula="of:=[.D39]*[.E39]+[.F39]" office:value-type="float" office:value="0.999890929333357">
            <text:p>9.998909293334E-01</text:p>
          </table:table-cell>
        </table:table-row>
        <table:table-row table:style-name="ro4">
          <table:table-cell office:value-type="float" office:value="0.000760000000000001">
            <text:p>7.600000000000E-004</text:p>
          </table:table-cell>
          <table:table-cell table:formula="of:=EXP(-2046.392457*[.A40]-10.23196229+0.0002093861043*10000)" office:value-type="float" office:value="0.0000616918014003787">
            <text:p>6.169180140038E-005</text:p>
          </table:table-cell>
          <table:table-cell table:formula="of:=1+0.01105400249*SQRT(([.B40])/(0.0000001194208575+0.0002*[.B40]))" office:value-type="float" office:value="1.23918986849934">
            <text:p>1.239189868499E+000</text:p>
          </table:table-cell>
          <table:table-cell table:formula="of:=1-0.01105400249*SQRT(([.B40])/(0.0000001194208575+0.0002*[.B40]))" office:value-type="float" office:value="0.76081013150066">
            <text:p>7.608101315007E-001</text:p>
          </table:table-cell>
          <table:table-cell table:formula="of:=0.001*EXP(3069.588686*[.A40]-0.0003140791565*10000)*POWER((0.943135751+1579.515969*[.B40]);3/2)" office:value-type="float" office:value="0.000473199444068284">
            <text:p>4.731994440683E-04</text:p>
          </table:table-cell>
          <table:table-cell table:formula="of:=1-[.E40]" office:value-type="float" office:value="0.999526800555932">
            <text:p>9.995268005559E-01</text:p>
          </table:table-cell>
          <table:table-cell table:formula="of:=[.F40]/[.E40]" office:value-type="float" office:value="2112.27382678771">
            <text:p>2.112273826788E+03</text:p>
          </table:table-cell>
          <table:table-cell table:formula="of:=22138.0974/0.2*[.E40]" office:value-type="float" office:value="52.3786769120476">
            <text:p>5.237867691205E+01</text:p>
          </table:table-cell>
          <table:table-cell table:formula="of:=[.H40]/2" office:value-type="float" office:value="26.1893384560238">
            <text:p>2.618933845602E+01</text:p>
          </table:table-cell>
          <table:table-cell table:formula="of:=[.H40]/[.E40]" office:value-type="float" office:value="110690.487">
            <text:p>1.106904870000E+05</text:p>
          </table:table-cell>
          <table:table-cell table:formula="of:=[.I40]/[.E40]" office:value-type="float" office:value="55345.2435">
            <text:p>5.534524350000E+04</text:p>
          </table:table-cell>
          <table:table-cell/>
          <table:table-cell table:formula="of:=[.C40]*[.E40]+[.F40]" office:value-type="float" office:value="1.0001131845128">
            <text:p>1.000113184513E+00</text:p>
          </table:table-cell>
          <table:table-cell table:formula="of:=[.D40]*[.E40]+[.F40]" office:value-type="float" office:value="0.999886815487199">
            <text:p>9.998868154872E-01</text:p>
          </table:table-cell>
        </table:table-row>
        <table:table-row table:style-name="ro4">
          <table:table-cell office:value-type="float" office:value="0.000780000000000001">
            <text:p>7.800000000000E-004</text:p>
          </table:table-cell>
          <table:table-cell table:formula="of:=EXP(-2046.392457*[.A41]-10.23196229+0.0002093861043*10000)" office:value-type="float" office:value="0.0000592178605284694">
            <text:p>5.921786052847E-005</text:p>
          </table:table-cell>
          <table:table-cell table:formula="of:=1+0.01105400249*SQRT(([.B41])/(0.0000001194208575+0.0002*[.B41]))" office:value-type="float" office:value="1.2347861025564">
            <text:p>1.234786102556E+000</text:p>
          </table:table-cell>
          <table:table-cell table:formula="of:=1-0.01105400249*SQRT(([.B41])/(0.0000001194208575+0.0002*[.B41]))" office:value-type="float" office:value="0.765213897443601">
            <text:p>7.652138974436E-001</text:p>
          </table:table-cell>
          <table:table-cell table:formula="of:=0.001*EXP(3069.588686*[.A41]-0.0003140791565*10000)*POWER((0.943135751+1579.515969*[.B41]);3/2)" office:value-type="float" office:value="0.000500328688854754">
            <text:p>5.003286888548E-04</text:p>
          </table:table-cell>
          <table:table-cell table:formula="of:=1-[.E41]" office:value-type="float" office:value="0.999499671311145">
            <text:p>9.994996713111E-01</text:p>
          </table:table-cell>
          <table:table-cell table:formula="of:=[.F41]/[.E41]" office:value-type="float" office:value="1997.6861083041">
            <text:p>1.997686108304E+03</text:p>
          </table:table-cell>
          <table:table-cell table:formula="of:=22138.0974/0.2*[.E41]" office:value-type="float" office:value="55.3816262294042">
            <text:p>5.538162622940E+01</text:p>
          </table:table-cell>
          <table:table-cell table:formula="of:=[.H41]/2" office:value-type="float" office:value="27.6908131147021">
            <text:p>2.769081311470E+01</text:p>
          </table:table-cell>
          <table:table-cell table:formula="of:=[.H41]/[.E41]" office:value-type="float" office:value="110690.487">
            <text:p>1.106904870000E+05</text:p>
          </table:table-cell>
          <table:table-cell table:formula="of:=[.I41]/[.E41]" office:value-type="float" office:value="55345.2435">
            <text:p>5.534524350000E+04</text:p>
          </table:table-cell>
          <table:table-cell/>
          <table:table-cell table:formula="of:=[.C41]*[.E41]+[.F41]" office:value-type="float" office:value="1.00011747022285">
            <text:p>1.000117470223E+00</text:p>
          </table:table-cell>
          <table:table-cell table:formula="of:=[.D41]*[.E41]+[.F41]" office:value-type="float" office:value="0.999882529777147">
            <text:p>9.998825297771E-01</text:p>
          </table:table-cell>
        </table:table-row>
        <table:table-row table:style-name="ro4">
          <table:table-cell office:value-type="float" office:value="0.000800000000000001">
            <text:p>8.000000000000E-004</text:p>
          </table:table-cell>
          <table:table-cell table:formula="of:=EXP(-2046.392457*[.A42]-10.23196229+0.0002093861043*10000)" office:value-type="float" office:value="0.0000568431286810784">
            <text:p>5.684312868108E-005</text:p>
          </table:table-cell>
          <table:table-cell table:formula="of:=1+0.01105400249*SQRT(([.B42])/(0.0000001194208575+0.0002*[.B42]))" office:value-type="float" office:value="1.23044757002742">
            <text:p>1.230447570027E+000</text:p>
          </table:table-cell>
          <table:table-cell table:formula="of:=1-0.01105400249*SQRT(([.B42])/(0.0000001194208575+0.0002*[.B42]))" office:value-type="float" office:value="0.769552429972584">
            <text:p>7.695524299726E-001</text:p>
          </table:table-cell>
          <table:table-cell table:formula="of:=0.001*EXP(3069.588686*[.A42]-0.0003140791565*10000)*POWER((0.943135751+1579.515969*[.B42]);3/2)" office:value-type="float" office:value="0.000529122423523973">
            <text:p>5.291224235240E-04</text:p>
          </table:table-cell>
          <table:table-cell table:formula="of:=1-[.E42]" office:value-type="float" office:value="0.999470877576476">
            <text:p>9.994708775765E-01</text:p>
          </table:table-cell>
          <table:table-cell table:formula="of:=[.F42]/[.E42]" office:value-type="float" office:value="1888.92179416621">
            <text:p>1.888921794166E+03</text:p>
          </table:table-cell>
          <table:table-cell table:formula="of:=22138.0974/0.2*[.E42]" office:value-type="float" office:value="58.5688187424888">
            <text:p>5.856881874249E+01</text:p>
          </table:table-cell>
          <table:table-cell table:formula="of:=[.H42]/2" office:value-type="float" office:value="29.2844093712444">
            <text:p>2.928440937124E+01</text:p>
          </table:table-cell>
          <table:table-cell table:formula="of:=[.H42]/[.E42]" office:value-type="float" office:value="110690.487">
            <text:p>1.106904870000E+05</text:p>
          </table:table-cell>
          <table:table-cell table:formula="of:=[.I42]/[.E42]" office:value-type="float" office:value="55345.2435">
            <text:p>5.534524350000E+04</text:p>
          </table:table-cell>
          <table:table-cell/>
          <table:table-cell table:formula="of:=[.C42]*[.E42]+[.F42]" office:value-type="float" office:value="1.00012193497675">
            <text:p>1.000121934977E+00</text:p>
          </table:table-cell>
          <table:table-cell table:formula="of:=[.D42]*[.E42]+[.F42]" office:value-type="float" office:value="0.999878065023252">
            <text:p>9.998780650233E-01</text:p>
          </table:table-cell>
        </table:table-row>
        <table:table-row table:style-name="ro4">
          <table:table-cell office:value-type="float" office:value="0.000820000000000001">
            <text:p>8.200000000000E-004</text:p>
          </table:table-cell>
          <table:table-cell table:formula="of:=EXP(-2046.392457*[.A43]-10.23196229+0.0002093861043*10000)" office:value-type="float" office:value="0.0000545636274160943">
            <text:p>5.456362741609E-005</text:p>
          </table:table-cell>
          <table:table-cell table:formula="of:=1+0.01105400249*SQRT(([.B43])/(0.0000001194208575+0.0002*[.B43]))" office:value-type="float" office:value="1.2261741715149">
            <text:p>1.226174171515E+000</text:p>
          </table:table-cell>
          <table:table-cell table:formula="of:=1-0.01105400249*SQRT(([.B43])/(0.0000001194208575+0.0002*[.B43]))" office:value-type="float" office:value="0.773825828485101">
            <text:p>7.738258284851E-001</text:p>
          </table:table-cell>
          <table:table-cell table:formula="of:=0.001*EXP(3069.588686*[.A43]-0.0003140791565*10000)*POWER((0.943135751+1579.515969*[.B43]);3/2)" office:value-type="float" office:value="0.000559684837311433">
            <text:p>5.596848373114E-04</text:p>
          </table:table-cell>
          <table:table-cell table:formula="of:=1-[.E43]" office:value-type="float" office:value="0.999440315162689">
            <text:p>9.994403151627E-01</text:p>
          </table:table-cell>
          <table:table-cell table:formula="of:=[.F43]/[.E43]" office:value-type="float" office:value="1785.71983469075">
            <text:p>1.785719834691E+03</text:p>
          </table:table-cell>
          <table:table-cell table:formula="of:=22138.0974/0.2*[.E43]" office:value-type="float" office:value="61.9517872085182">
            <text:p>6.195178720852E+01</text:p>
          </table:table-cell>
          <table:table-cell table:formula="of:=[.H43]/2" office:value-type="float" office:value="30.9758936042591">
            <text:p>3.097589360426E+01</text:p>
          </table:table-cell>
          <table:table-cell table:formula="of:=[.H43]/[.E43]" office:value-type="float" office:value="110690.487">
            <text:p>1.106904870000E+05</text:p>
          </table:table-cell>
          <table:table-cell table:formula="of:=[.I43]/[.E43]" office:value-type="float" office:value="55345.2435">
            <text:p>5.534524350000E+04</text:p>
          </table:table-cell>
          <table:table-cell/>
          <table:table-cell table:formula="of:=[.C43]*[.E43]+[.F43]" office:value-type="float" office:value="1.00012658625439">
            <text:p>1.000126586254E+00</text:p>
          </table:table-cell>
          <table:table-cell table:formula="of:=[.D43]*[.E43]+[.F43]" office:value-type="float" office:value="0.999873413745612">
            <text:p>9.998734137456E-01</text:p>
          </table:table-cell>
        </table:table-row>
        <table:table-row table:style-name="ro4">
          <table:table-cell office:value-type="float" office:value="0.000840000000000001">
            <text:p>8.400000000000E-004</text:p>
          </table:table-cell>
          <table:table-cell table:formula="of:=EXP(-2046.392457*[.A44]-10.23196229+0.0002093861043*10000)" office:value-type="float" office:value="0.0000523755378333597">
            <text:p>5.237553783336E-005</text:p>
          </table:table-cell>
          <table:table-cell table:formula="of:=1+0.01105400249*SQRT(([.B44])/(0.0000001194208575+0.0002*[.B44]))" office:value-type="float" office:value="1.22196575451378">
            <text:p>1.221965754514E+000</text:p>
          </table:table-cell>
          <table:table-cell table:formula="of:=1-0.01105400249*SQRT(([.B44])/(0.0000001194208575+0.0002*[.B44]))" office:value-type="float" office:value="0.778034245486218">
            <text:p>7.780342454862E-001</text:p>
          </table:table-cell>
          <table:table-cell table:formula="of:=0.001*EXP(3069.588686*[.A44]-0.0003140791565*10000)*POWER((0.943135751+1579.515969*[.B44]);3/2)" office:value-type="float" office:value="0.00059212669293472">
            <text:p>5.921266929347E-04</text:p>
          </table:table-cell>
          <table:table-cell table:formula="of:=1-[.E44]" office:value-type="float" office:value="0.999407873307065">
            <text:p>9.994078733071E-01</text:p>
          </table:table-cell>
          <table:table-cell table:formula="of:=[.F44]/[.E44]" office:value-type="float" office:value="1687.82776596975">
            <text:p>1.687827765970E+03</text:p>
          </table:table-cell>
          <table:table-cell table:formula="of:=22138.0974/0.2*[.E44]" office:value-type="float" office:value="65.5427920066436">
            <text:p>6.554279200664E+01</text:p>
          </table:table-cell>
          <table:table-cell table:formula="of:=[.H44]/2" office:value-type="float" office:value="32.7713960033218">
            <text:p>3.277139600332E+01</text:p>
          </table:table-cell>
          <table:table-cell table:formula="of:=[.H44]/[.E44]" office:value-type="float" office:value="110690.487">
            <text:p>1.106904870000E+05</text:p>
          </table:table-cell>
          <table:table-cell table:formula="of:=[.I44]/[.E44]" office:value-type="float" office:value="55345.2435">
            <text:p>5.534524350000E+04</text:p>
          </table:table-cell>
          <table:table-cell/>
          <table:table-cell table:formula="of:=[.C44]*[.E44]+[.F44]" office:value-type="float" office:value="1.00013143184816">
            <text:p>1.000131431848E+00</text:p>
          </table:table-cell>
          <table:table-cell table:formula="of:=[.D44]*[.E44]+[.F44]" office:value-type="float" office:value="0.999868568151835">
            <text:p>9.998685681518E-01</text:p>
          </table:table-cell>
        </table:table-row>
        <table:table-row table:style-name="ro4">
          <table:table-cell office:value-type="float" office:value="0.000860000000000001">
            <text:p>8.600000000000E-004</text:p>
          </table:table-cell>
          <table:table-cell table:formula="of:=EXP(-2046.392457*[.A45]-10.23196229+0.0002093861043*10000)" office:value-type="float" office:value="0.0000502751941767813">
            <text:p>5.027519417678E-005</text:p>
          </table:table-cell>
          <table:table-cell table:formula="of:=1+0.01105400249*SQRT(([.B45])/(0.0000001194208575+0.0002*[.B45]))" office:value-type="float" office:value="1.21782211633177">
            <text:p>1.217822116332E+000</text:p>
          </table:table-cell>
          <table:table-cell table:formula="of:=1-0.01105400249*SQRT(([.B45])/(0.0000001194208575+0.0002*[.B45]))" office:value-type="float" office:value="0.782177883668234">
            <text:p>7.821778836682E-001</text:p>
          </table:table-cell>
          <table:table-cell table:formula="of:=0.001*EXP(3069.588686*[.A45]-0.0003140791565*10000)*POWER((0.943135751+1579.515969*[.B45]);3/2)" office:value-type="float" office:value="0.000626565742311032">
            <text:p>6.265657423110E-04</text:p>
          </table:table-cell>
          <table:table-cell table:formula="of:=1-[.E45]" office:value-type="float" office:value="0.999373434257689">
            <text:p>9.993734342577E-01</text:p>
          </table:table-cell>
          <table:table-cell table:formula="of:=[.F45]/[.E45]" office:value-type="float" office:value="1595.00171613531">
            <text:p>1.595001716135E+03</text:p>
          </table:table-cell>
          <table:table-cell table:formula="of:=22138.0974/0.2*[.E45]" office:value-type="float" office:value="69.3548671539246">
            <text:p>6.935486715392E+01</text:p>
          </table:table-cell>
          <table:table-cell table:formula="of:=[.H45]/2" office:value-type="float" office:value="34.6774335769623">
            <text:p>3.467743357696E+01</text:p>
          </table:table-cell>
          <table:table-cell table:formula="of:=[.H45]/[.E45]" office:value-type="float" office:value="110690.487">
            <text:p>1.106904870000E+05</text:p>
          </table:table-cell>
          <table:table-cell table:formula="of:=[.I45]/[.E45]" office:value-type="float" office:value="55345.2435">
            <text:p>5.534524350000E+04</text:p>
          </table:table-cell>
          <table:table-cell/>
          <table:table-cell table:formula="of:=[.C45]*[.E45]+[.F45]" office:value-type="float" office:value="1.00013647987601">
            <text:p>1.000136479876E+00</text:p>
          </table:table-cell>
          <table:table-cell table:formula="of:=[.D45]*[.E45]+[.F45]" office:value-type="float" office:value="0.999863520123989">
            <text:p>9.998635201240E-01</text:p>
          </table:table-cell>
        </table:table-row>
        <table:table-row table:style-name="ro4">
          <table:table-cell office:value-type="float" office:value="0.000880000000000001">
            <text:p>8.800000000000E-004</text:p>
          </table:table-cell>
          <table:table-cell table:formula="of:=EXP(-2046.392457*[.A46]-10.23196229+0.0002093861043*10000)" office:value-type="float" office:value="0.0000482590776930057">
            <text:p>4.825907769301E-005</text:p>
          </table:table-cell>
          <table:table-cell table:formula="of:=1+0.01105400249*SQRT(([.B46])/(0.0000001194208575+0.0002*[.B46]))" office:value-type="float" office:value="1.21374300694823">
            <text:p>1.213743006948E+000</text:p>
          </table:table-cell>
          <table:table-cell table:formula="of:=1-0.01105400249*SQRT(([.B46])/(0.0000001194208575+0.0002*[.B46]))" office:value-type="float" office:value="0.786256993051772">
            <text:p>7.862569930518E-001</text:p>
          </table:table-cell>
          <table:table-cell table:formula="of:=0.001*EXP(3069.588686*[.A46]-0.0003140791565*10000)*POWER((0.943135751+1579.515969*[.B46]);3/2)" office:value-type="float" office:value="0.000663127168584832">
            <text:p>6.631271685848E-04</text:p>
          </table:table-cell>
          <table:table-cell table:formula="of:=1-[.E46]" office:value-type="float" office:value="0.999336872831415">
            <text:p>9.993368728314E-01</text:p>
          </table:table-cell>
          <table:table-cell table:formula="of:=[.F46]/[.E46]" office:value-type="float" office:value="1507.00637852628">
            <text:p>1.507006378526E+03</text:p>
          </table:table-cell>
          <table:table-cell table:formula="of:=22138.0974/0.2*[.E46]" office:value-type="float" office:value="73.4018692335862">
            <text:p>7.340186923359E+01</text:p>
          </table:table-cell>
          <table:table-cell table:formula="of:=[.H46]/2" office:value-type="float" office:value="36.7009346167931">
            <text:p>3.670093461679E+01</text:p>
          </table:table-cell>
          <table:table-cell table:formula="of:=[.H46]/[.E46]" office:value-type="float" office:value="110690.487">
            <text:p>1.106904870000E+05</text:p>
          </table:table-cell>
          <table:table-cell table:formula="of:=[.I46]/[.E46]" office:value-type="float" office:value="55345.2435">
            <text:p>5.534524350000E+04</text:p>
          </table:table-cell>
          <table:table-cell/>
          <table:table-cell table:formula="of:=[.C46]*[.E46]+[.F46]" office:value-type="float" office:value="1.000141738795">
            <text:p>1.000141738795E+00</text:p>
          </table:table-cell>
          <table:table-cell table:formula="of:=[.D46]*[.E46]+[.F46]" office:value-type="float" office:value="0.999858261204997">
            <text:p>9.998582612050E-01</text:p>
          </table:table-cell>
        </table:table-row>
        <table:table-row table:style-name="ro4">
          <table:table-cell office:value-type="float" office:value="0.000900000000000001">
            <text:p>9.000000000000E-004</text:p>
          </table:table-cell>
          <table:table-cell table:formula="of:=EXP(-2046.392457*[.A47]-10.23196229+0.0002093861043*10000)" office:value-type="float" office:value="0.000046323810736372">
            <text:p>4.632381073637E-005</text:p>
          </table:table-cell>
          <table:table-cell table:formula="of:=1+0.01105400249*SQRT(([.B47])/(0.0000001194208575+0.0002*[.B47]))" office:value-type="float" office:value="1.20972813180619">
            <text:p>1.209728131806E+000</text:p>
          </table:table-cell>
          <table:table-cell table:formula="of:=1-0.01105400249*SQRT(([.B47])/(0.0000001194208575+0.0002*[.B47]))" office:value-type="float" office:value="0.790271868193811">
            <text:p>7.902718681938E-001</text:p>
          </table:table-cell>
          <table:table-cell table:formula="of:=0.001*EXP(3069.588686*[.A47]-0.0003140791565*10000)*POWER((0.943135751+1579.515969*[.B47]);3/2)" office:value-type="float" office:value="0.000701944056131336">
            <text:p>7.019440561313E-04</text:p>
          </table:table-cell>
          <table:table-cell table:formula="of:=1-[.E47]" office:value-type="float" office:value="0.999298055943869">
            <text:p>9.992980559439E-01</text:p>
          </table:table-cell>
          <table:table-cell table:formula="of:=[.F47]/[.E47]" office:value-type="float" office:value="1423.61495508824">
            <text:p>1.423614955088E+03</text:p>
          </table:table-cell>
          <table:table-cell table:formula="of:=22138.0974/0.2*[.E47]" office:value-type="float" office:value="77.6985294199329">
            <text:p>7.769852941993E+01</text:p>
          </table:table-cell>
          <table:table-cell table:formula="of:=[.H47]/2" office:value-type="float" office:value="38.8492647099665">
            <text:p>3.884926470997E+01</text:p>
          </table:table-cell>
          <table:table-cell table:formula="of:=[.H47]/[.E47]" office:value-type="float" office:value="110690.487">
            <text:p>1.106904870000E+05</text:p>
          </table:table-cell>
          <table:table-cell table:formula="of:=[.I47]/[.E47]" office:value-type="float" office:value="55345.2435">
            <text:p>5.534524350000E+04</text:p>
          </table:table-cell>
          <table:table-cell/>
          <table:table-cell table:formula="of:=[.C47]*[.E47]+[.F47]" office:value-type="float" office:value="1.00014721741552">
            <text:p>1.000147217416E+00</text:p>
          </table:table-cell>
          <table:table-cell table:formula="of:=[.D47]*[.E47]+[.F47]" office:value-type="float" office:value="0.999852782584475">
            <text:p>9.998527825845E-01</text:p>
          </table:table-cell>
        </table:table-row>
        <table:table-row table:style-name="ro4">
          <table:table-cell office:value-type="float" office:value="0.000920000000000001">
            <text:p>9.200000000000E-004</text:p>
          </table:table-cell>
          <table:table-cell table:formula="of:=EXP(-2046.392457*[.A48]-10.23196229+0.0002093861043*10000)" office:value-type="float" office:value="0.000044466151110265">
            <text:p>4.446615111027E-005</text:p>
          </table:table-cell>
          <table:table-cell table:formula="of:=1+0.01105400249*SQRT(([.B48])/(0.0000001194208575+0.0002*[.B48]))" office:value-type="float" office:value="1.20577715453266">
            <text:p>1.205777154533E+000</text:p>
          </table:table-cell>
          <table:table-cell table:formula="of:=1-0.01105400249*SQRT(([.B48])/(0.0000001194208575+0.0002*[.B48]))" office:value-type="float" office:value="0.794222845467343">
            <text:p>7.942228454673E-001</text:p>
          </table:table-cell>
          <table:table-cell table:formula="of:=0.001*EXP(3069.588686*[.A48]-0.0003140791565*10000)*POWER((0.943135751+1579.515969*[.B48]);3/2)" office:value-type="float" office:value="0.000743157890306955">
            <text:p>7.431578903070E-04</text:p>
          </table:table-cell>
          <table:table-cell table:formula="of:=1-[.E48]" office:value-type="float" office:value="0.999256842109693">
            <text:p>9.992568421097E-01</text:p>
          </table:table-cell>
          <table:table-cell table:formula="of:=[.F48]/[.E48]" office:value-type="float" office:value="1344.60907317684">
            <text:p>1.344609073177E+03</text:p>
          </table:table-cell>
          <table:table-cell table:formula="of:=22138.0974/0.2*[.E48]" office:value-type="float" office:value="82.2605087959694">
            <text:p>8.226050879597E+01</text:p>
          </table:table-cell>
          <table:table-cell table:formula="of:=[.H48]/2" office:value-type="float" office:value="41.1302543979847">
            <text:p>4.113025439798E+01</text:p>
          </table:table-cell>
          <table:table-cell table:formula="of:=[.H48]/[.E48]" office:value-type="float" office:value="110690.487">
            <text:p>1.106904870000E+05</text:p>
          </table:table-cell>
          <table:table-cell table:formula="of:=[.I48]/[.E48]" office:value-type="float" office:value="55345.2435">
            <text:p>5.534524350000E+04</text:p>
          </table:table-cell>
          <table:table-cell/>
          <table:table-cell table:formula="of:=[.C48]*[.E48]+[.F48]" office:value-type="float" office:value="1.00015292491604">
            <text:p>1.000152924916E+00</text:p>
          </table:table-cell>
          <table:table-cell table:formula="of:=[.D48]*[.E48]+[.F48]" office:value-type="float" office:value="0.999847075083964">
            <text:p>9.998470750840E-01</text:p>
          </table:table-cell>
        </table:table-row>
        <table:table-row table:style-name="ro4">
          <table:table-cell office:value-type="float" office:value="0.000940000000000001">
            <text:p>9.400000000000E-004</text:p>
          </table:table-cell>
          <table:table-cell table:formula="of:=EXP(-2046.392457*[.A49]-10.23196229+0.0002093861043*10000)" office:value-type="float" office:value="0.0000426829866353903">
            <text:p>4.268298663539E-005</text:p>
          </table:table-cell>
          <table:table-cell table:formula="of:=1+0.01105400249*SQRT(([.B49])/(0.0000001194208575+0.0002*[.B49]))" office:value-type="float" office:value="1.20188969958342">
            <text:p>1.201889699583E+000</text:p>
          </table:table-cell>
          <table:table-cell table:formula="of:=1-0.01105400249*SQRT(([.B49])/(0.0000001194208575+0.0002*[.B49]))" office:value-type="float" office:value="0.79811030041658">
            <text:p>7.981103004166E-001</text:p>
          </table:table-cell>
          <table:table-cell table:formula="of:=0.001*EXP(3069.588686*[.A49]-0.0003140791565*10000)*POWER((0.943135751+1579.515969*[.B49]);3/2)" office:value-type="float" office:value="0.000786919088829953">
            <text:p>7.869190888300E-04</text:p>
          </table:table-cell>
          <table:table-cell table:formula="of:=1-[.E49]" office:value-type="float" office:value="0.99921308091117">
            <text:p>9.992130809112E-01</text:p>
          </table:table-cell>
          <table:table-cell table:formula="of:=[.F49]/[.E49]" office:value-type="float" office:value="1269.77867876718">
            <text:p>1.269778678767E+03</text:p>
          </table:table-cell>
          <table:table-cell table:formula="of:=22138.0974/0.2*[.E49]" office:value-type="float" office:value="87.1044571721838">
            <text:p>8.710445717218E+01</text:p>
          </table:table-cell>
          <table:table-cell table:formula="of:=[.H49]/2" office:value-type="float" office:value="43.5522285860919">
            <text:p>4.355222858609E+01</text:p>
          </table:table-cell>
          <table:table-cell table:formula="of:=[.H49]/[.E49]" office:value-type="float" office:value="110690.487">
            <text:p>1.106904870000E+05</text:p>
          </table:table-cell>
          <table:table-cell table:formula="of:=[.I49]/[.E49]" office:value-type="float" office:value="55345.2435">
            <text:p>5.534524350000E+04</text:p>
          </table:table-cell>
          <table:table-cell/>
          <table:table-cell table:formula="of:=[.C49]*[.E49]+[.F49]" office:value-type="float" office:value="1.00015887085844">
            <text:p>1.000158870858E+00</text:p>
          </table:table-cell>
          <table:table-cell table:formula="of:=[.D49]*[.E49]+[.F49]" office:value-type="float" office:value="0.99984112914156">
            <text:p>9.998411291416E-01</text:p>
          </table:table-cell>
        </table:table-row>
        <table:table-row table:style-name="ro4">
          <table:table-cell office:value-type="float" office:value="0.000960000000000001">
            <text:p>9.600000000000E-004</text:p>
          </table:table-cell>
          <table:table-cell table:formula="of:=EXP(-2046.392457*[.A50]-10.23196229+0.0002093861043*10000)" office:value-type="float" office:value="0.0000409713299358698">
            <text:p>4.097132993587E-005</text:p>
          </table:table-cell>
          <table:table-cell table:formula="of:=1+0.01105400249*SQRT(([.B50])/(0.0000001194208575+0.0002*[.B50]))" office:value-type="float" office:value="1.19806535480904">
            <text:p>1.198065354809E+000</text:p>
          </table:table-cell>
          <table:table-cell table:formula="of:=1-0.01105400249*SQRT(([.B50])/(0.0000001194208575+0.0002*[.B50]))" office:value-type="float" office:value="0.801934645190958">
            <text:p>8.019346451910E-001</text:p>
          </table:table-cell>
          <table:table-cell table:formula="of:=0.001*EXP(3069.588686*[.A50]-0.0003140791565*10000)*POWER((0.943135751+1579.515969*[.B50]);3/2)" office:value-type="float" office:value="0.000833387566793828">
            <text:p>8.333875667938E-04</text:p>
          </table:table-cell>
          <table:table-cell table:formula="of:=1-[.E50]" office:value-type="float" office:value="0.999166612433206">
            <text:p>9.991666124332E-01</text:p>
          </table:table-cell>
          <table:table-cell table:formula="of:=[.F50]/[.E50]" office:value-type="float" office:value="1198.92190889907">
            <text:p>1.198921908899E+03</text:p>
          </table:table-cell>
          <table:table-cell table:formula="of:=22138.0974/0.2*[.E50]" office:value-type="float" office:value="92.2480756281538">
            <text:p>9.224807562815E+01</text:p>
          </table:table-cell>
          <table:table-cell table:formula="of:=[.H50]/2" office:value-type="float" office:value="46.1240378140769">
            <text:p>4.612403781408E+01</text:p>
          </table:table-cell>
          <table:table-cell table:formula="of:=[.H50]/[.E50]" office:value-type="float" office:value="110690.487">
            <text:p>1.106904870000E+05</text:p>
          </table:table-cell>
          <table:table-cell table:formula="of:=[.I50]/[.E50]" office:value-type="float" office:value="55345.2435">
            <text:p>5.534524350000E+04</text:p>
          </table:table-cell>
          <table:table-cell/>
          <table:table-cell table:formula="of:=[.C50]*[.E50]+[.F50]" office:value-type="float" office:value="1.00016506520411">
            <text:p>1.000165065204E+00</text:p>
          </table:table-cell>
          <table:table-cell table:formula="of:=[.D50]*[.E50]+[.F50]" office:value-type="float" office:value="0.99983493479589">
            <text:p>9.998349347959E-01</text:p>
          </table:table-cell>
        </table:table-row>
        <table:table-row table:style-name="ro4">
          <table:table-cell office:value-type="float" office:value="0.000980000000000001">
            <text:p>9.800000000000E-004</text:p>
          </table:table-cell>
          <table:table-cell table:formula="of:=EXP(-2046.392457*[.A51]-10.23196229+0.0002093861043*10000)" office:value-type="float" office:value="0.0000393283134344226">
            <text:p>3.932831343442E-005</text:p>
          </table:table-cell>
          <table:table-cell table:formula="of:=1+0.01105400249*SQRT(([.B51])/(0.0000001194208575+0.0002*[.B51]))" office:value-type="float" office:value="1.19430367393951">
            <text:p>1.194303673940E+000</text:p>
          </table:table-cell>
          <table:table-cell table:formula="of:=1-0.01105400249*SQRT(([.B51])/(0.0000001194208575+0.0002*[.B51]))" office:value-type="float" office:value="0.805696326060489">
            <text:p>8.056963260605E-001</text:p>
          </table:table-cell>
          <table:table-cell table:formula="of:=0.001*EXP(3069.588686*[.A51]-0.0003140791565*10000)*POWER((0.943135751+1579.515969*[.B51]);3/2)" office:value-type="float" office:value="0.000882733337442691">
            <text:p>8.827333374427E-04</text:p>
          </table:table-cell>
          <table:table-cell table:formula="of:=1-[.E51]" office:value-type="float" office:value="0.999117266662557">
            <text:p>9.991172666626E-01</text:p>
          </table:table-cell>
          <table:table-cell table:formula="of:=[.F51]/[.E51]" office:value-type="float" office:value="1131.84494601397">
            <text:p>1.131844946014E+03</text:p>
          </table:table-cell>
          <table:table-cell table:formula="of:=22138.0974/0.2*[.E51]" office:value-type="float" office:value="97.7101830126668">
            <text:p>9.771018301267E+01</text:p>
          </table:table-cell>
          <table:table-cell table:formula="of:=[.H51]/2" office:value-type="float" office:value="48.8550915063334">
            <text:p>4.885509150633E+01</text:p>
          </table:table-cell>
          <table:table-cell table:formula="of:=[.H51]/[.E51]" office:value-type="float" office:value="110690.487">
            <text:p>1.106904870000E+05</text:p>
          </table:table-cell>
          <table:table-cell table:formula="of:=[.I51]/[.E51]" office:value-type="float" office:value="55345.2435">
            <text:p>5.534524350000E+04</text:p>
          </table:table-cell>
          <table:table-cell/>
          <table:table-cell table:formula="of:=[.C51]*[.E51]+[.F51]" office:value-type="float" office:value="1.00017151833057">
            <text:p>1.000171518331E+00</text:p>
          </table:table-cell>
          <table:table-cell table:formula="of:=[.D51]*[.E51]+[.F51]" office:value-type="float" office:value="0.999828481669426">
            <text:p>9.998284816694E-01</text:p>
          </table:table-cell>
        </table:table-row>
        <table:table-row table:style-name="ro4">
          <table:table-cell office:value-type="float" office:value="0.001">
            <text:p>1.000000000000E-003</text:p>
          </table:table-cell>
          <table:table-cell table:formula="of:=EXP(-2046.392457*[.A52]-10.23196229+0.0002093861043*10000)" office:value-type="float" office:value="0.0000377511845482483">
            <text:p>3.775118454825E-005</text:p>
          </table:table-cell>
          <table:table-cell table:formula="of:=1+0.01105400249*SQRT(([.B52])/(0.0000001194208575+0.0002*[.B52]))" office:value-type="float" office:value="1.19060417898555">
            <text:p>1.190604178986E+000</text:p>
          </table:table-cell>
          <table:table-cell table:formula="of:=1-0.01105400249*SQRT(([.B52])/(0.0000001194208575+0.0002*[.B52]))" office:value-type="float" office:value="0.809395821014451">
            <text:p>8.093958210145E-001</text:p>
          </table:table-cell>
          <table:table-cell table:formula="of:=0.001*EXP(3069.588686*[.A52]-0.0003140791565*10000)*POWER((0.943135751+1579.515969*[.B52]);3/2)" office:value-type="float" office:value="0.000935137150972735">
            <text:p>9.351371509727E-04</text:p>
          </table:table-cell>
          <table:table-cell table:formula="of:=1-[.E52]" office:value-type="float" office:value="0.999064862849027">
            <text:p>9.990648628490E-01</text:p>
          </table:table-cell>
          <table:table-cell table:formula="of:=[.F52]/[.E52]" office:value-type="float" office:value="1068.36185666433">
            <text:p>1.068361856664E+03</text:p>
          </table:table-cell>
          <table:table-cell table:formula="of:=22138.0974/0.2*[.E52]" office:value-type="float" office:value="103.510786652965">
            <text:p>1.035107866530E+02</text:p>
          </table:table-cell>
          <table:table-cell table:formula="of:=[.H52]/2" office:value-type="float" office:value="51.7553933264823">
            <text:p>5.175539332648E+01</text:p>
          </table:table-cell>
          <table:table-cell table:formula="of:=[.H52]/[.E52]" office:value-type="float" office:value="110690.487">
            <text:p>1.106904870000E+05</text:p>
          </table:table-cell>
          <table:table-cell table:formula="of:=[.I52]/[.E52]" office:value-type="float" office:value="55345.2435">
            <text:p>5.534524350000E+04</text:p>
          </table:table-cell>
          <table:table-cell/>
          <table:table-cell table:formula="of:=[.C52]*[.E52]+[.F52]" office:value-type="float" office:value="1.0001782410489">
            <text:p>1.000178241049E+00</text:p>
          </table:table-cell>
          <table:table-cell table:formula="of:=[.D52]*[.E52]+[.F52]" office:value-type="float" office:value="0.9998217589511">
            <text:p>9.998217589511E-01</text:p>
          </table:table-cell>
        </table:table-row>
        <table:table-row table:style-name="ro4">
          <table:table-cell office:value-type="float" office:value="0.00102">
            <text:p>1.020000000000E-003</text:p>
          </table:table-cell>
          <table:table-cell table:formula="of:=EXP(-2046.392457*[.A53]-10.23196229+0.0002093861043*10000)" office:value-type="float" office:value="0.0000362373010775619">
            <text:p>3.623730107756E-005</text:p>
          </table:table-cell>
          <table:table-cell table:formula="of:=1+0.01105400249*SQRT(([.B53])/(0.0000001194208575+0.0002*[.B53]))" office:value-type="float" office:value="1.18696636255519">
            <text:p>1.186966362555E+000</text:p>
          </table:table-cell>
          <table:table-cell table:formula="of:=1-0.01105400249*SQRT(([.B53])/(0.0000001194208575+0.0002*[.B53]))" office:value-type="float" office:value="0.813033637444815">
            <text:p>8.130336374448E-001</text:p>
          </table:table-cell>
          <table:table-cell table:formula="of:=0.001*EXP(3069.588686*[.A53]-0.0003140791565*10000)*POWER((0.943135751+1579.515969*[.B53]);3/2)" office:value-type="float" office:value="0.000990791173767258">
            <text:p>9.907911737673E-04</text:p>
          </table:table-cell>
          <table:table-cell table:formula="of:=1-[.E53]" office:value-type="float" office:value="0.999009208826233">
            <text:p>9.990092088262E-01</text:p>
          </table:table-cell>
          <table:table-cell table:formula="of:=[.F53]/[.E53]" office:value-type="float" office:value="1008.29441690294">
            <text:p>1.008294416903E+03</text:p>
          </table:table-cell>
          <table:table-cell table:formula="of:=22138.0974/0.2*[.E53]" office:value-type="float" office:value="109.671157539599">
            <text:p>1.096711575396E+02</text:p>
          </table:table-cell>
          <table:table-cell table:formula="of:=[.H53]/2" office:value-type="float" office:value="54.8355787697997">
            <text:p>5.483557876980E+01</text:p>
          </table:table-cell>
          <table:table-cell table:formula="of:=[.H53]/[.E53]" office:value-type="float" office:value="110690.487">
            <text:p>1.106904870000E+05</text:p>
          </table:table-cell>
          <table:table-cell table:formula="of:=[.I53]/[.E53]" office:value-type="float" office:value="55345.2435">
            <text:p>5.534524350000E+04</text:p>
          </table:table-cell>
          <table:table-cell/>
          <table:table-cell table:formula="of:=[.C53]*[.E53]+[.F53]" office:value-type="float" office:value="1.00018524462181">
            <text:p>1.000185244622E+00</text:p>
          </table:table-cell>
          <table:table-cell table:formula="of:=[.D53]*[.E53]+[.F53]" office:value-type="float" office:value="0.999814755378189">
            <text:p>9.998147553782E-01</text:p>
          </table:table-cell>
        </table:table-row>
        <table:table-row table:style-name="ro4">
          <table:table-cell office:value-type="float" office:value="0.00104">
            <text:p>1.040000000000E-003</text:p>
          </table:table-cell>
          <table:table-cell table:formula="of:=EXP(-2046.392457*[.A54]-10.23196229+0.0002093861043*10000)" office:value-type="float" office:value="0.0000347841267790577">
            <text:p>3.478412677906E-005</text:p>
          </table:table-cell>
          <table:table-cell table:formula="of:=1+0.01105400249*SQRT(([.B54])/(0.0000001194208575+0.0002*[.B54]))" office:value-type="float" office:value="1.18338969008468">
            <text:p>1.183389690085E+000</text:p>
          </table:table-cell>
          <table:table-cell table:formula="of:=1-0.01105400249*SQRT(([.B54])/(0.0000001194208575+0.0002*[.B54]))" office:value-type="float" office:value="0.816610309915319">
            <text:p>8.166103099153E-001</text:p>
          </table:table-cell>
          <table:table-cell table:formula="of:=0.001*EXP(3069.588686*[.A54]-0.0003140791565*10000)*POWER((0.943135751+1579.515969*[.B54]);3/2)" office:value-type="float" office:value="0.00104989971062504">
            <text:p>1.049899710625E-03</text:p>
          </table:table-cell>
          <table:table-cell table:formula="of:=1-[.E54]" office:value-type="float" office:value="0.998950100289375">
            <text:p>9.989501002894E-01</text:p>
          </table:table-cell>
          <table:table-cell table:formula="of:=[.F54]/[.E54]" office:value-type="float" office:value="951.471926489691">
            <text:p>9.514719264897E+02</text:p>
          </table:table-cell>
          <table:table-cell table:formula="of:=22138.0974/0.2*[.E54]" office:value-type="float" office:value="116.213910270245">
            <text:p>1.162139102702E+02</text:p>
          </table:table-cell>
          <table:table-cell table:formula="of:=[.H54]/2" office:value-type="float" office:value="58.1069551351223">
            <text:p>5.810695513512E+01</text:p>
          </table:table-cell>
          <table:table-cell table:formula="of:=[.H54]/[.E54]" office:value-type="float" office:value="110690.487">
            <text:p>1.106904870000E+05</text:p>
          </table:table-cell>
          <table:table-cell table:formula="of:=[.I54]/[.E54]" office:value-type="float" office:value="55345.2435">
            <text:p>5.534524350000E+04</text:p>
          </table:table-cell>
          <table:table-cell/>
          <table:table-cell table:formula="of:=[.C54]*[.E54]+[.F54]" office:value-type="float" office:value="1.00019254078255">
            <text:p>1.000192540783E+00</text:p>
          </table:table-cell>
          <table:table-cell table:formula="of:=[.D54]*[.E54]+[.F54]" office:value-type="float" office:value="0.999807459217448">
            <text:p>9.998074592174E-01</text:p>
          </table:table-cell>
        </table:table-row>
        <table:table-row table:style-name="ro4">
          <table:table-cell office:value-type="float" office:value="0.00106">
            <text:p>1.060000000000E-003</text:p>
          </table:table-cell>
          <table:table-cell table:formula="of:=EXP(-2046.392457*[.A55]-10.23196229+0.0002093861043*10000)" office:value-type="float" office:value="0.0000333892271168822">
            <text:p>3.338922711688E-005</text:p>
          </table:table-cell>
          <table:table-cell table:formula="of:=1+0.01105400249*SQRT(([.B55])/(0.0000001194208575+0.0002*[.B55]))" office:value-type="float" office:value="1.17987360198334">
            <text:p>1.179873601983E+000</text:p>
          </table:table-cell>
          <table:table-cell table:formula="of:=1-0.01105400249*SQRT(([.B55])/(0.0000001194208575+0.0002*[.B55]))" office:value-type="float" office:value="0.820126398016662">
            <text:p>8.201263980167E-001</text:p>
          </table:table-cell>
          <table:table-cell table:formula="of:=0.001*EXP(3069.588686*[.A55]-0.0003140791565*10000)*POWER((0.943135751+1579.515969*[.B55]);3/2)" office:value-type="float" office:value="0.00111267997270408">
            <text:p>1.112679972704E-03</text:p>
          </table:table-cell>
          <table:table-cell table:formula="of:=1-[.E55]" office:value-type="float" office:value="0.998887320027296">
            <text:p>9.988873200273E-01</text:p>
          </table:table-cell>
          <table:table-cell table:formula="of:=[.F55]/[.E55]" office:value-type="float" office:value="897.731013886911">
            <text:p>8.977310138869E+02</text:p>
          </table:table-cell>
          <table:table-cell table:formula="of:=22138.0974/0.2*[.E55]" office:value-type="float" office:value="123.163088053762">
            <text:p>1.231630880538E+02</text:p>
          </table:table-cell>
          <table:table-cell table:formula="of:=[.H55]/2" office:value-type="float" office:value="61.5815440268808">
            <text:p>6.158154402688E+01</text:p>
          </table:table-cell>
          <table:table-cell table:formula="of:=[.H55]/[.E55]" office:value-type="float" office:value="110690.487">
            <text:p>1.106904870000E+05</text:p>
          </table:table-cell>
          <table:table-cell table:formula="of:=[.I55]/[.E55]" office:value-type="float" office:value="55345.2435">
            <text:p>5.534524350000E+04</text:p>
          </table:table-cell>
          <table:table-cell/>
          <table:table-cell table:formula="of:=[.C55]*[.E55]+[.F55]" office:value-type="float" office:value="1.00020014175455">
            <text:p>1.000200141755E+00</text:p>
          </table:table-cell>
          <table:table-cell table:formula="of:=[.D55]*[.E55]+[.F55]" office:value-type="float" office:value="0.999799858245455">
            <text:p>9.997998582455E-01</text:p>
          </table:table-cell>
        </table:table-row>
        <table:table-row table:style-name="ro4">
          <table:table-cell office:value-type="float" office:value="0.00108">
            <text:p>1.080000000000E-003</text:p>
          </table:table-cell>
          <table:table-cell table:formula="of:=EXP(-2046.392457*[.A56]-10.23196229+0.0002093861043*10000)" office:value-type="float" office:value="0.000032050265184002">
            <text:p>3.205026518400E-005</text:p>
          </table:table-cell>
          <table:table-cell table:formula="of:=1+0.01105400249*SQRT(([.B56])/(0.0000001194208575+0.0002*[.B56]))" office:value-type="float" office:value="1.17641751569218">
            <text:p>1.176417515692E+000</text:p>
          </table:table-cell>
          <table:table-cell table:formula="of:=1-0.01105400249*SQRT(([.B56])/(0.0000001194208575+0.0002*[.B56]))" office:value-type="float" office:value="0.823582484307823">
            <text:p>8.235824843078E-001</text:p>
          </table:table-cell>
          <table:table-cell table:formula="of:=0.001*EXP(3069.588686*[.A56]-0.0003140791565*10000)*POWER((0.943135751+1579.515969*[.B56]);3/2)" office:value-type="float" office:value="0.00117936289407494">
            <text:p>1.179362894075E-03</text:p>
          </table:table-cell>
          <table:table-cell table:formula="of:=1-[.E56]" office:value-type="float" office:value="0.998820637105925">
            <text:p>9.988206371059E-01</text:p>
          </table:table-cell>
          <table:table-cell table:formula="of:=[.F56]/[.E56]" office:value-type="float" office:value="846.915433853271">
            <text:p>8.469154338533E+02</text:p>
          </table:table-cell>
          <table:table-cell table:formula="of:=22138.0974/0.2*[.E56]" office:value-type="float" office:value="130.544253094884">
            <text:p>1.305442530949E+02</text:p>
          </table:table-cell>
          <table:table-cell table:formula="of:=[.H56]/2" office:value-type="float" office:value="65.2721265474422">
            <text:p>6.527212654744E+01</text:p>
          </table:table-cell>
          <table:table-cell table:formula="of:=[.H56]/[.E56]" office:value-type="float" office:value="110690.487">
            <text:p>1.106904870000E+05</text:p>
          </table:table-cell>
          <table:table-cell table:formula="of:=[.I56]/[.E56]" office:value-type="float" office:value="55345.2435">
            <text:p>5.534524350000E+04</text:p>
          </table:table-cell>
          <table:table-cell/>
          <table:table-cell table:formula="of:=[.C56]*[.E56]+[.F56]" office:value-type="float" office:value="1.00020806027187">
            <text:p>1.000208060272E+00</text:p>
          </table:table-cell>
          <table:table-cell table:formula="of:=[.D56]*[.E56]+[.F56]" office:value-type="float" office:value="0.999791939728128">
            <text:p>9.997919397281E-01</text:p>
          </table:table-cell>
        </table:table-row>
        <table:table-row table:style-name="ro4">
          <table:table-cell office:value-type="float" office:value="0.0011">
            <text:p>1.100000000000E-003</text:p>
          </table:table-cell>
          <table:table-cell table:formula="of:=EXP(-2046.392457*[.A57]-10.23196229+0.0002093861043*10000)" office:value-type="float" office:value="0.0000307649977871296">
            <text:p>3.076499778713E-005</text:p>
          </table:table-cell>
          <table:table-cell table:formula="of:=1+0.01105400249*SQRT(([.B57])/(0.0000001194208575+0.0002*[.B57]))" office:value-type="float" office:value="1.17302082765681">
            <text:p>1.173020827657E+000</text:p>
          </table:table-cell>
          <table:table-cell table:formula="of:=1-0.01105400249*SQRT(([.B57])/(0.0000001194208575+0.0002*[.B57]))" office:value-type="float" office:value="0.82697917234319">
            <text:p>8.269791723432E-001</text:p>
          </table:table-cell>
          <table:table-cell table:formula="of:=0.001*EXP(3069.588686*[.A57]-0.0003140791565*10000)*POWER((0.943135751+1579.515969*[.B57]);3/2)" office:value-type="float" office:value="0.00125019399996114">
            <text:p>1.250193999961E-03</text:p>
          </table:table-cell>
          <table:table-cell table:formula="of:=1-[.E57]" office:value-type="float" office:value="0.998749806000039">
            <text:p>9.987498060000E-01</text:p>
          </table:table-cell>
          <table:table-cell table:formula="of:=[.F57]/[.E57]" office:value-type="float" office:value="798.875859291507">
            <text:p>7.988758592915E+02</text:p>
          </table:table-cell>
          <table:table-cell table:formula="of:=22138.0974/0.2*[.E57]" office:value-type="float" office:value="138.384582700176">
            <text:p>1.383845827002E+02</text:p>
          </table:table-cell>
          <table:table-cell table:formula="of:=[.H57]/2" office:value-type="float" office:value="69.192291350088">
            <text:p>6.919229135009E+01</text:p>
          </table:table-cell>
          <table:table-cell table:formula="of:=[.H57]/[.E57]" office:value-type="float" office:value="110690.487">
            <text:p>1.106904870000E+05</text:p>
          </table:table-cell>
          <table:table-cell table:formula="of:=[.I57]/[.E57]" office:value-type="float" office:value="55345.2435">
            <text:p>5.534524350000E+04</text:p>
          </table:table-cell>
          <table:table-cell/>
          <table:table-cell table:formula="of:=[.C57]*[.E57]+[.F57]" office:value-type="float" office:value="1.0002163096006">
            <text:p>1.000216309601E+00</text:p>
          </table:table-cell>
          <table:table-cell table:formula="of:=[.D57]*[.E57]+[.F57]" office:value-type="float" office:value="0.999783690399395">
            <text:p>9.997836903994E-01</text:p>
          </table:table-cell>
        </table:table-row>
        <table:table-row table:style-name="ro4">
          <table:table-cell office:value-type="float" office:value="0.00112">
            <text:p>1.120000000000E-003</text:p>
          </table:table-cell>
          <table:table-cell table:formula="of:=EXP(-2046.392457*[.A58]-10.23196229+0.0002093861043*10000)" office:value-type="float" office:value="0.0000295312716886515">
            <text:p>2.953127168865E-005</text:p>
          </table:table-cell>
          <table:table-cell table:formula="of:=1+0.01105400249*SQRT(([.B58])/(0.0000001194208575+0.0002*[.B58]))" office:value-type="float" office:value="1.16968291521518">
            <text:p>1.169682915215E+000</text:p>
          </table:table-cell>
          <table:table-cell table:formula="of:=1-0.01105400249*SQRT(([.B58])/(0.0000001194208575+0.0002*[.B58]))" office:value-type="float" office:value="0.830317084784818">
            <text:p>8.303170847848E-001</text:p>
          </table:table-cell>
          <table:table-cell table:formula="of:=0.001*EXP(3069.588686*[.A58]-0.0003140791565*10000)*POWER((0.943135751+1579.515969*[.B58]);3/2)" office:value-type="float" office:value="0.00132543432993908">
            <text:p>1.325434329939E-03</text:p>
          </table:table-cell>
          <table:table-cell table:formula="of:=1-[.E58]" office:value-type="float" office:value="0.998674565670061">
            <text:p>9.986745656701E-01</text:p>
          </table:table-cell>
          <table:table-cell table:formula="of:=[.F58]/[.E58]" office:value-type="float" office:value="753.46966885637">
            <text:p>7.534696688564E+02</text:p>
          </table:table-cell>
          <table:table-cell table:formula="of:=22138.0974/0.2*[.E58]" office:value-type="float" office:value="146.712971467475">
            <text:p>1.467129714675E+02</text:p>
          </table:table-cell>
          <table:table-cell table:formula="of:=[.H58]/2" office:value-type="float" office:value="73.3564857337376">
            <text:p>7.335648573374E+01</text:p>
          </table:table-cell>
          <table:table-cell table:formula="of:=[.H58]/[.E58]" office:value-type="float" office:value="110690.487">
            <text:p>1.106904870000E+05</text:p>
          </table:table-cell>
          <table:table-cell table:formula="of:=[.I58]/[.E58]" office:value-type="float" office:value="55345.2435">
            <text:p>5.534524350000E+04</text:p>
          </table:table-cell>
          <table:table-cell/>
          <table:table-cell table:formula="of:=[.C58]*[.E58]+[.F58]" office:value-type="float" office:value="1.00022490356103">
            <text:p>1.000224903561E+00</text:p>
          </table:table-cell>
          <table:table-cell table:formula="of:=[.D58]*[.E58]+[.F58]" office:value-type="float" office:value="0.99977509643897">
            <text:p>9.997750964390E-01</text:p>
          </table:table-cell>
        </table:table-row>
        <table:table-row table:style-name="ro4">
          <table:table-cell office:value-type="float" office:value="0.00114">
            <text:p>1.140000000000E-003</text:p>
          </table:table-cell>
          <table:table-cell table:formula="of:=EXP(-2046.392457*[.A59]-10.23196229+0.0002093861043*10000)" office:value-type="float" office:value="0.0000283470199992599">
            <text:p>2.834701999926E-005</text:p>
          </table:table-cell>
          <table:table-cell table:formula="of:=1+0.01105400249*SQRT(([.B59])/(0.0000001194208575+0.0002*[.B59]))" office:value-type="float" office:value="1.16640313840114">
            <text:p>1.166403138401E+000</text:p>
          </table:table-cell>
          <table:table-cell table:formula="of:=1-0.01105400249*SQRT(([.B59])/(0.0000001194208575+0.0002*[.B59]))" office:value-type="float" office:value="0.833596861598862">
            <text:p>8.335968615989E-001</text:p>
          </table:table-cell>
          <table:table-cell table:formula="of:=0.001*EXP(3069.588686*[.A59]-0.0003140791565*10000)*POWER((0.943135751+1579.515969*[.B59]);3/2)" office:value-type="float" office:value="0.00140536141957696">
            <text:p>1.405361419577E-03</text:p>
          </table:table-cell>
          <table:table-cell table:formula="of:=1-[.E59]" office:value-type="float" office:value="0.998594638580423">
            <text:p>9.985946385804E-01</text:p>
          </table:table-cell>
          <table:table-cell table:formula="of:=[.F59]/[.E59]" office:value-type="float" office:value="710.56073168781">
            <text:p>7.105607316878E+02</text:p>
          </table:table-cell>
          <table:table-cell table:formula="of:=22138.0974/0.2*[.E59]" office:value-type="float" office:value="155.560139943985">
            <text:p>1.555601399440E+02</text:p>
          </table:table-cell>
          <table:table-cell table:formula="of:=[.H59]/2" office:value-type="float" office:value="77.7800699719924">
            <text:p>7.778006997199E+01</text:p>
          </table:table-cell>
          <table:table-cell table:formula="of:=[.H59]/[.E59]" office:value-type="float" office:value="110690.487">
            <text:p>1.106904870000E+05</text:p>
          </table:table-cell>
          <table:table-cell table:formula="of:=[.I59]/[.E59]" office:value-type="float" office:value="55345.2435">
            <text:p>5.534524350000E+04</text:p>
          </table:table-cell>
          <table:table-cell/>
          <table:table-cell table:formula="of:=[.C59]*[.E59]+[.F59]" office:value-type="float" office:value="1.00023385655081">
            <text:p>1.000233856551E+00</text:p>
          </table:table-cell>
          <table:table-cell table:formula="of:=[.D59]*[.E59]+[.F59]" office:value-type="float" office:value="0.999766143449195">
            <text:p>9.997661434492E-01</text:p>
          </table:table-cell>
        </table:table-row>
        <table:table-row table:style-name="ro4">
          <table:table-cell office:value-type="float" office:value="0.00116">
            <text:p>1.160000000000E-003</text:p>
          </table:table-cell>
          <table:table-cell table:formula="of:=EXP(-2046.392457*[.A60]-10.23196229+0.0002093861043*10000)" office:value-type="float" office:value="0.0000272102587152465">
            <text:p>2.721025871525E-005</text:p>
          </table:table-cell>
          <table:table-cell table:formula="of:=1+0.01105400249*SQRT(([.B60])/(0.0000001194208575+0.0002*[.B60]))" office:value-type="float" office:value="1.16318084166505">
            <text:p>1.163180841665E+000</text:p>
          </table:table-cell>
          <table:table-cell table:formula="of:=1-0.01105400249*SQRT(([.B60])/(0.0000001194208575+0.0002*[.B60]))" office:value-type="float" office:value="0.836819158334951">
            <text:p>8.368191583350E-001</text:p>
          </table:table-cell>
          <table:table-cell table:formula="of:=0.001*EXP(3069.588686*[.A60]-0.0003140791565*10000)*POWER((0.943135751+1579.515969*[.B60]);3/2)" office:value-type="float" office:value="0.00149027034421254">
            <text:p>1.490270344213E-03</text:p>
          </table:table-cell>
          <table:table-cell table:formula="of:=1-[.E60]" office:value-type="float" office:value="0.998509729655787">
            <text:p>9.985097296558E-01</text:p>
          </table:table-cell>
          <table:table-cell table:formula="of:=[.F60]/[.E60]" office:value-type="float" office:value="670.019190500234">
            <text:p>6.700191905002E+02</text:p>
          </table:table-cell>
          <table:table-cell table:formula="of:=22138.0974/0.2*[.E60]" office:value-type="float" office:value="164.958750162543">
            <text:p>1.649587501625E+02</text:p>
          </table:table-cell>
          <table:table-cell table:formula="of:=[.H60]/2" office:value-type="float" office:value="82.4793750812716">
            <text:p>8.247937508127E+01</text:p>
          </table:table-cell>
          <table:table-cell table:formula="of:=[.H60]/[.E60]" office:value-type="float" office:value="110690.487">
            <text:p>1.106904870000E+05</text:p>
          </table:table-cell>
          <table:table-cell table:formula="of:=[.I60]/[.E60]" office:value-type="float" office:value="55345.2435">
            <text:p>5.534524350000E+04</text:p>
          </table:table-cell>
          <table:table-cell/>
          <table:table-cell table:formula="of:=[.C60]*[.E60]+[.F60]" office:value-type="float" office:value="1.00024318356908">
            <text:p>1.000243183569E+00</text:p>
          </table:table-cell>
          <table:table-cell table:formula="of:=[.D60]*[.E60]+[.F60]" office:value-type="float" office:value="0.999756816430923">
            <text:p>9.997568164309E-01</text:p>
          </table:table-cell>
        </table:table-row>
        <table:table-row table:style-name="ro4">
          <table:table-cell office:value-type="float" office:value="0.00118">
            <text:p>1.180000000000E-003</text:p>
          </table:table-cell>
          <table:table-cell table:formula="of:=EXP(-2046.392457*[.A61]-10.23196229+0.0002093861043*10000)" office:value-type="float" office:value="0.0000261190833946559">
            <text:p>2.611908339466E-005</text:p>
          </table:table-cell>
          <table:table-cell table:formula="of:=1+0.01105400249*SQRT(([.B61])/(0.0000001194208575+0.0002*[.B61]))" office:value-type="float" office:value="1.16001535551293">
            <text:p>1.160015355513E+000</text:p>
          </table:table-cell>
          <table:table-cell table:formula="of:=1-0.01105400249*SQRT(([.B61])/(0.0000001194208575+0.0002*[.B61]))" office:value-type="float" office:value="0.839984644487067">
            <text:p>8.399846444871E-001</text:p>
          </table:table-cell>
          <table:table-cell table:formula="of:=0.001*EXP(3069.588686*[.A61]-0.0003140791565*10000)*POWER((0.943135751+1579.515969*[.B61]);3/2)" office:value-type="float" office:value="0.00158047482880386">
            <text:p>1.580474828804E-03</text:p>
          </table:table-cell>
          <table:table-cell table:formula="of:=1-[.E61]" office:value-type="float" office:value="0.998419525171196">
            <text:p>9.984195251712E-01</text:p>
          </table:table-cell>
          <table:table-cell table:formula="of:=[.F61]/[.E61]" office:value-type="float" office:value="631.721244131945">
            <text:p>6.317212441319E+02</text:p>
          </table:table-cell>
          <table:table-cell table:formula="of:=22138.0974/0.2*[.E61]" office:value-type="float" office:value="174.943528491541">
            <text:p>1.749435284915E+02</text:p>
          </table:table-cell>
          <table:table-cell table:formula="of:=[.H61]/2" office:value-type="float" office:value="87.4717642457703">
            <text:p>8.747176424577E+01</text:p>
          </table:table-cell>
          <table:table-cell table:formula="of:=[.H61]/[.E61]" office:value-type="float" office:value="110690.487">
            <text:p>1.106904870000E+05</text:p>
          </table:table-cell>
          <table:table-cell table:formula="of:=[.I61]/[.E61]" office:value-type="float" office:value="55345.2435">
            <text:p>5.534524350000E+04</text:p>
          </table:table-cell>
          <table:table-cell/>
          <table:table-cell table:formula="of:=[.C61]*[.E61]+[.F61]" office:value-type="float" office:value="1.00025290024161">
            <text:p>1.000252900242E+00</text:p>
          </table:table-cell>
          <table:table-cell table:formula="of:=[.D61]*[.E61]+[.F61]" office:value-type="float" office:value="0.99974709975839">
            <text:p>9.997470997584E-01</text:p>
          </table:table-cell>
        </table:table-row>
        <table:table-row table:style-name="ro4">
          <table:table-cell office:value-type="float" office:value="0.0012">
            <text:p>1.200000000000E-003</text:p>
          </table:table-cell>
          <table:table-cell table:formula="of:=EXP(-2046.392457*[.A62]-10.23196229+0.0002093861043*10000)" office:value-type="float" office:value="0.0000250716659667309">
            <text:p>2.507166596673E-005</text:p>
          </table:table-cell>
          <table:table-cell table:formula="of:=1+0.01105400249*SQRT(([.B62])/(0.0000001194208575+0.0002*[.B62]))" office:value-type="float" office:value="1.15690599806573">
            <text:p>1.156905998066E+000</text:p>
          </table:table-cell>
          <table:table-cell table:formula="of:=1-0.01105400249*SQRT(([.B62])/(0.0000001194208575+0.0002*[.B62]))" office:value-type="float" office:value="0.843094001934274">
            <text:p>8.430940019343E-001</text:p>
          </table:table-cell>
          <table:table-cell table:formula="of:=0.001*EXP(3069.588686*[.A62]-0.0003140791565*10000)*POWER((0.943135751+1579.515969*[.B62]);3/2)" office:value-type="float" office:value="0.00167630842803613">
            <text:p>1.676308428036E-03</text:p>
          </table:table-cell>
          <table:table-cell table:formula="of:=1-[.E62]" office:value-type="float" office:value="0.998323691571964">
            <text:p>9.983236915720E-01</text:p>
          </table:table-cell>
          <table:table-cell table:formula="of:=[.F62]/[.E62]" office:value-type="float" office:value="595.548930539915">
            <text:p>5.955489305399E+02</text:p>
          </table:table-cell>
          <table:table-cell table:formula="of:=22138.0974/0.2*[.E62]" office:value-type="float" office:value="185.551396261524">
            <text:p>1.855513962615E+02</text:p>
          </table:table-cell>
          <table:table-cell table:formula="of:=[.H62]/2" office:value-type="float" office:value="92.7756981307619">
            <text:p>9.277569813076E+01</text:p>
          </table:table-cell>
          <table:table-cell table:formula="of:=[.H62]/[.E62]" office:value-type="float" office:value="110690.487">
            <text:p>1.106904870000E+05</text:p>
          </table:table-cell>
          <table:table-cell table:formula="of:=[.I62]/[.E62]" office:value-type="float" office:value="55345.2435">
            <text:p>5.534524350000E+04</text:p>
          </table:table-cell>
          <table:table-cell/>
          <table:table-cell table:formula="of:=[.C62]*[.E62]+[.F62]" office:value-type="float" office:value="1.00026302284697">
            <text:p>1.000263022847E+00</text:p>
          </table:table-cell>
          <table:table-cell table:formula="of:=[.D62]*[.E62]+[.F62]" office:value-type="float" office:value="0.999736977153033">
            <text:p>9.997369771530E-01</text:p>
          </table:table-cell>
        </table:table-row>
        <table:table-row table:style-name="ro4">
          <table:table-cell office:value-type="float" office:value="0.00122">
            <text:p>1.220000000000E-003</text:p>
          </table:table-cell>
          <table:table-cell table:formula="of:=EXP(-2046.392457*[.A63]-10.23196229+0.0002093861043*10000)" office:value-type="float" office:value="0.0000240662516693041">
            <text:p>2.406625166930E-005</text:p>
          </table:table-cell>
          <table:table-cell table:formula="of:=1+0.01105400249*SQRT(([.B63])/(0.0000001194208575+0.0002*[.B63]))" office:value-type="float" office:value="1.1538520765405">
            <text:p>1.153852076541E+000</text:p>
          </table:table-cell>
          <table:table-cell table:formula="of:=1-0.01105400249*SQRT(([.B63])/(0.0000001194208575+0.0002*[.B63]))" office:value-type="float" office:value="0.846147923459499">
            <text:p>8.461479234595E-001</text:p>
          </table:table-cell>
          <table:table-cell table:formula="of:=0.001*EXP(3069.588686*[.A63]-0.0003140791565*10000)*POWER((0.943135751+1579.515969*[.B63]);3/2)" office:value-type="float" office:value="0.00177812578113275">
            <text:p>1.778125781133E-03</text:p>
          </table:table-cell>
          <table:table-cell table:formula="of:=1-[.E63]" office:value-type="float" office:value="0.998221874218867">
            <text:p>9.982218742189E-01</text:p>
          </table:table-cell>
          <table:table-cell table:formula="of:=[.F63]/[.E63]" office:value-type="float" office:value="561.389911113573">
            <text:p>5.613899111136E+02</text:p>
          </table:table-cell>
          <table:table-cell table:formula="of:=22138.0974/0.2*[.E63]" office:value-type="float" office:value="196.821608660839">
            <text:p>1.968216086608E+02</text:p>
          </table:table-cell>
          <table:table-cell table:formula="of:=[.H63]/2" office:value-type="float" office:value="98.4108043304197">
            <text:p>9.841080433042E+01</text:p>
          </table:table-cell>
          <table:table-cell table:formula="of:=[.H63]/[.E63]" office:value-type="float" office:value="110690.487">
            <text:p>1.106904870000E+05</text:p>
          </table:table-cell>
          <table:table-cell table:formula="of:=[.I63]/[.E63]" office:value-type="float" office:value="55345.2435">
            <text:p>5.534524350000E+04</text:p>
          </table:table-cell>
          <table:table-cell/>
          <table:table-cell table:formula="of:=[.C63]*[.E63]+[.F63]" office:value-type="float" office:value="1.00027356834378">
            <text:p>1.000273568344E+00</text:p>
          </table:table-cell>
          <table:table-cell table:formula="of:=[.D63]*[.E63]+[.F63]" office:value-type="float" office:value="0.999726431656222">
            <text:p>9.997264316562E-01</text:p>
          </table:table-cell>
        </table:table-row>
        <table:table-row table:style-name="ro4">
          <table:table-cell office:value-type="float" office:value="0.00124">
            <text:p>1.240000000000E-003</text:p>
          </table:table-cell>
          <table:table-cell table:formula="of:=EXP(-2046.392457*[.A64]-10.23196229+0.0002093861043*10000)" office:value-type="float" office:value="0.0000231011561090053">
            <text:p>2.310115610901E-005</text:p>
          </table:table-cell>
          <table:table-cell table:formula="of:=1+0.01105400249*SQRT(([.B64])/(0.0000001194208575+0.0002*[.B64]))" office:value-type="float" office:value="1.1508528886556">
            <text:p>1.150852888656E+000</text:p>
          </table:table-cell>
          <table:table-cell table:formula="of:=1-0.01105400249*SQRT(([.B64])/(0.0000001194208575+0.0002*[.B64]))" office:value-type="float" office:value="0.849147111344402">
            <text:p>8.491471113444E-001</text:p>
          </table:table-cell>
          <table:table-cell table:formula="of:=0.001*EXP(3069.588686*[.A64]-0.0003140791565*10000)*POWER((0.943135751+1579.515969*[.B64]);3/2)" office:value-type="float" office:value="0.00188630394610014">
            <text:p>1.886303946100E-03</text:p>
          </table:table-cell>
          <table:table-cell table:formula="of:=1-[.E64]" office:value-type="float" office:value="0.9981136960539">
            <text:p>9.981136960539E-01</text:p>
          </table:table-cell>
          <table:table-cell table:formula="of:=[.F64]/[.E64]" office:value-type="float" office:value="529.137257077505">
            <text:p>5.291372570775E+02</text:p>
          </table:table-cell>
          <table:table-cell table:formula="of:=22138.0974/0.2*[.E64]" office:value-type="float" office:value="208.795902423846">
            <text:p>2.087959024238E+02</text:p>
          </table:table-cell>
          <table:table-cell table:formula="of:=[.H64]/2" office:value-type="float" office:value="104.397951211923">
            <text:p>1.043979512119E+02</text:p>
          </table:table-cell>
          <table:table-cell table:formula="of:=[.H64]/[.E64]" office:value-type="float" office:value="110690.487">
            <text:p>1.106904870000E+05</text:p>
          </table:table-cell>
          <table:table-cell table:formula="of:=[.I64]/[.E64]" office:value-type="float" office:value="55345.2435">
            <text:p>5.534524350000E+04</text:p>
          </table:table-cell>
          <table:table-cell/>
          <table:table-cell table:formula="of:=[.C64]*[.E64]+[.F64]" office:value-type="float" office:value="1.00028455439915">
            <text:p>1.000284554399E+00</text:p>
          </table:table-cell>
          <table:table-cell table:formula="of:=[.D64]*[.E64]+[.F64]" office:value-type="float" office:value="0.999715445600848">
            <text:p>9.997154456008E-01</text:p>
          </table:table-cell>
        </table:table-row>
        <table:table-row table:style-name="ro4">
          <table:table-cell office:value-type="float" office:value="0.00126">
            <text:p>1.260000000000E-003</text:p>
          </table:table-cell>
          <table:table-cell table:formula="of:=EXP(-2046.392457*[.A65]-10.23196229+0.0002093861043*10000)" office:value-type="float" office:value="0.0000221747624393584">
            <text:p>2.217476243936E-005</text:p>
          </table:table-cell>
          <table:table-cell table:formula="of:=1+0.01105400249*SQRT(([.B65])/(0.0000001194208575+0.0002*[.B65]))" office:value-type="float" office:value="1.14790772396171">
            <text:p>1.147907723962E+000</text:p>
          </table:table-cell>
          <table:table-cell table:formula="of:=1-0.01105400249*SQRT(([.B65])/(0.0000001194208575+0.0002*[.B65]))" office:value-type="float" office:value="0.852092276038291">
            <text:p>8.520922760383E-001</text:p>
          </table:table-cell>
          <table:table-cell table:formula="of:=0.001*EXP(3069.588686*[.A65]-0.0003140791565*10000)*POWER((0.943135751+1579.515969*[.B65]);3/2)" office:value-type="float" office:value="0.00200124381843554">
            <text:p>2.001243818436E-03</text:p>
          </table:table-cell>
          <table:table-cell table:formula="of:=1-[.E65]" office:value-type="float" office:value="0.997998756181564">
            <text:p>9.979987561816E-01</text:p>
          </table:table-cell>
          <table:table-cell table:formula="of:=[.F65]/[.E65]" office:value-type="float" office:value="498.689238656459">
            <text:p>4.986892386565E+02</text:p>
          </table:table-cell>
          <table:table-cell table:formula="of:=22138.0974/0.2*[.E65]" office:value-type="float" office:value="221.51865286837">
            <text:p>2.215186528684E+02</text:p>
          </table:table-cell>
          <table:table-cell table:formula="of:=[.H65]/2" office:value-type="float" office:value="110.759326434185">
            <text:p>1.107593264342E+02</text:p>
          </table:table-cell>
          <table:table-cell table:formula="of:=[.H65]/[.E65]" office:value-type="float" office:value="110690.487">
            <text:p>1.106904870000E+05</text:p>
          </table:table-cell>
          <table:table-cell table:formula="of:=[.I65]/[.E65]" office:value-type="float" office:value="55345.2435">
            <text:p>5.534524350000E+04</text:p>
          </table:table-cell>
          <table:table-cell/>
          <table:table-cell table:formula="of:=[.C65]*[.E65]+[.F65]" office:value-type="float" office:value="1.00029599941828">
            <text:p>1.000295999418E+00</text:p>
          </table:table-cell>
          <table:table-cell table:formula="of:=[.D65]*[.E65]+[.F65]" office:value-type="float" office:value="0.999704000581723">
            <text:p>9.997040005817E-01</text:p>
          </table:table-cell>
        </table:table-row>
        <table:table-row table:style-name="ro4">
          <table:table-cell office:value-type="float" office:value="0.00128">
            <text:p>1.280000000000E-003</text:p>
          </table:table-cell>
          <table:table-cell table:formula="of:=EXP(-2046.392457*[.A66]-10.23196229+0.0002093861043*10000)" office:value-type="float" office:value="0.0000212855186520426">
            <text:p>2.128551865204E-005</text:p>
          </table:table-cell>
          <table:table-cell table:formula="of:=1+0.01105400249*SQRT(([.B66])/(0.0000001194208575+0.0002*[.B66]))" office:value-type="float" office:value="1.14501586510109">
            <text:p>1.145015865101E+000</text:p>
          </table:table-cell>
          <table:table-cell table:formula="of:=1-0.01105400249*SQRT(([.B66])/(0.0000001194208575+0.0002*[.B66]))" office:value-type="float" office:value="0.854984134898905">
            <text:p>8.549841348989E-001</text:p>
          </table:table-cell>
          <table:table-cell table:formula="of:=0.001*EXP(3069.588686*[.A66]-0.0003140791565*10000)*POWER((0.943135751+1579.515969*[.B66]);3/2)" office:value-type="float" office:value="0.00212337163964523">
            <text:p>2.123371639645E-03</text:p>
          </table:table-cell>
          <table:table-cell table:formula="of:=1-[.E66]" office:value-type="float" office:value="0.997876628360355">
            <text:p>9.978766283604E-01</text:p>
          </table:table-cell>
          <table:table-cell table:formula="of:=[.F66]/[.E66]" office:value-type="float" office:value="469.949117586913">
            <text:p>4.699491175869E+02</text:p>
          </table:table-cell>
          <table:table-cell table:formula="of:=22138.0974/0.2*[.E66]" office:value-type="float" office:value="235.037040874319">
            <text:p>2.350370408743E+02</text:p>
          </table:table-cell>
          <table:table-cell table:formula="of:=[.H66]/2" office:value-type="float" office:value="117.51852043716">
            <text:p>1.175185204372E+02</text:p>
          </table:table-cell>
          <table:table-cell table:formula="of:=[.H66]/[.E66]" office:value-type="float" office:value="110690.487">
            <text:p>1.106904870000E+05</text:p>
          </table:table-cell>
          <table:table-cell table:formula="of:=[.I66]/[.E66]" office:value-type="float" office:value="55345.2435">
            <text:p>5.534524350000E+04</text:p>
          </table:table-cell>
          <table:table-cell/>
          <table:table-cell table:formula="of:=[.C66]*[.E66]+[.F66]" office:value-type="float" office:value="1.00030792257525">
            <text:p>1.000307922575E+00</text:p>
          </table:table-cell>
          <table:table-cell table:formula="of:=[.D66]*[.E66]+[.F66]" office:value-type="float" office:value="0.999692077424746">
            <text:p>9.996920774247E-01</text:p>
          </table:table-cell>
        </table:table-row>
        <table:table-row table:style-name="ro4">
          <table:table-cell office:value-type="float" office:value="0.0013">
            <text:p>1.300000000000E-003</text:p>
          </table:table-cell>
          <table:table-cell table:formula="of:=EXP(-2046.392457*[.A67]-10.23196229+0.0002093861043*10000)" office:value-type="float" office:value="0.0000204319349767773">
            <text:p>2.043193497678E-005</text:p>
          </table:table-cell>
          <table:table-cell table:formula="of:=1+0.01105400249*SQRT(([.B67])/(0.0000001194208575+0.0002*[.B67]))" office:value-type="float" office:value="1.14217658899716">
            <text:p>1.142176588997E+000</text:p>
          </table:table-cell>
          <table:table-cell table:formula="of:=1-0.01105400249*SQRT(([.B67])/(0.0000001194208575+0.0002*[.B67]))" office:value-type="float" office:value="0.857823411002843">
            <text:p>8.578234110028E-001</text:p>
          </table:table-cell>
          <table:table-cell table:formula="of:=0.001*EXP(3069.588686*[.A67]-0.0003140791565*10000)*POWER((0.943135751+1579.515969*[.B67]);3/2)" office:value-type="float" office:value="0.00225314060125926">
            <text:p>2.253140601259E-03</text:p>
          </table:table-cell>
          <table:table-cell table:formula="of:=1-[.E67]" office:value-type="float" office:value="0.997746859398741">
            <text:p>9.977468593987E-01</text:p>
          </table:table-cell>
          <table:table-cell table:formula="of:=[.F67]/[.E67]" office:value-type="float" office:value="442.824943477166">
            <text:p>4.428249434772E+02</text:p>
          </table:table-cell>
          <table:table-cell table:formula="of:=22138.0974/0.2*[.E67]" office:value-type="float" office:value="249.40123043286">
            <text:p>2.494012304329E+02</text:p>
          </table:table-cell>
          <table:table-cell table:formula="of:=[.H67]/2" office:value-type="float" office:value="124.70061521643">
            <text:p>1.247006152164E+02</text:p>
          </table:table-cell>
          <table:table-cell table:formula="of:=[.H67]/[.E67]" office:value-type="float" office:value="110690.487">
            <text:p>1.106904870000E+05</text:p>
          </table:table-cell>
          <table:table-cell table:formula="of:=[.I67]/[.E67]" office:value-type="float" office:value="55345.2435">
            <text:p>5.534524350000E+04</text:p>
          </table:table-cell>
          <table:table-cell/>
          <table:table-cell table:formula="of:=[.C67]*[.E67]+[.F67]" office:value-type="float" office:value="1.00032034384522">
            <text:p>1.000320343845E+00</text:p>
          </table:table-cell>
          <table:table-cell table:formula="of:=[.D67]*[.E67]+[.F67]" office:value-type="float" office:value="0.999679656154782">
            <text:p>9.996796561548E-01</text:p>
          </table:table-cell>
        </table:table-row>
        <table:table-row table:style-name="ro4">
          <table:table-cell office:value-type="float" office:value="0.00132">
            <text:p>1.320000000000E-003</text:p>
          </table:table-cell>
          <table:table-cell table:formula="of:=EXP(-2046.392457*[.A68]-10.23196229+0.0002093861043*10000)" office:value-type="float" office:value="0.0000196125813854761">
            <text:p>1.961258138548E-005</text:p>
          </table:table-cell>
          <table:table-cell table:formula="of:=1+0.01105400249*SQRT(([.B68])/(0.0000001194208575+0.0002*[.B68]))" office:value-type="float" office:value="1.13938916797664">
            <text:p>1.139389167977E+000</text:p>
          </table:table-cell>
          <table:table-cell table:formula="of:=1-0.01105400249*SQRT(([.B68])/(0.0000001194208575+0.0002*[.B68]))" office:value-type="float" office:value="0.860610832023364">
            <text:p>8.606108320234E-001</text:p>
          </table:table-cell>
          <table:table-cell table:formula="of:=0.001*EXP(3069.588686*[.A68]-0.0003140791565*10000)*POWER((0.943135751+1579.515969*[.B68]);3/2)" office:value-type="float" office:value="0.00239103255038885">
            <text:p>2.391032550389E-03</text:p>
          </table:table-cell>
          <table:table-cell table:formula="of:=1-[.E68]" office:value-type="float" office:value="0.997608967449611">
            <text:p>9.976089674496E-01</text:p>
          </table:table-cell>
          <table:table-cell table:formula="of:=[.F68]/[.E68]" office:value-type="float" office:value="417.229354442443">
            <text:p>4.172293544424E+02</text:p>
          </table:table-cell>
          <table:table-cell table:formula="of:=22138.0974/0.2*[.E68]" office:value-type="float" office:value="264.664557435394">
            <text:p>2.646645574354E+02</text:p>
          </table:table-cell>
          <table:table-cell table:formula="of:=[.H68]/2" office:value-type="float" office:value="132.332278717697">
            <text:p>1.323322787177E+02</text:p>
          </table:table-cell>
          <table:table-cell table:formula="of:=[.H68]/[.E68]" office:value-type="float" office:value="110690.487">
            <text:p>1.106904870000E+05</text:p>
          </table:table-cell>
          <table:table-cell table:formula="of:=[.I68]/[.E68]" office:value-type="float" office:value="55345.2435">
            <text:p>5.534524350000E+04</text:p>
          </table:table-cell>
          <table:table-cell/>
          <table:table-cell table:formula="of:=[.C68]*[.E68]+[.F68]" office:value-type="float" office:value="1.0003332840378">
            <text:p>1.000333284038E+00</text:p>
          </table:table-cell>
          <table:table-cell table:formula="of:=[.D68]*[.E68]+[.F68]" office:value-type="float" office:value="0.999666715962196">
            <text:p>9.996667159622E-01</text:p>
          </table:table-cell>
        </table:table-row>
        <table:table-row table:style-name="ro4">
          <table:table-cell office:value-type="float" office:value="0.00134">
            <text:p>1.340000000000E-003</text:p>
          </table:table-cell>
          <table:table-cell table:formula="of:=EXP(-2046.392457*[.A69]-10.23196229+0.0002093861043*10000)" office:value-type="float" office:value="0.0000188260851964886">
            <text:p>1.882608519649E-005</text:p>
          </table:table-cell>
          <table:table-cell table:formula="of:=1+0.01105400249*SQRT(([.B69])/(0.0000001194208575+0.0002*[.B69]))" office:value-type="float" office:value="1.13665287082678">
            <text:p>1.136652870827E+000</text:p>
          </table:table-cell>
          <table:table-cell table:formula="of:=1-0.01105400249*SQRT(([.B69])/(0.0000001194208575+0.0002*[.B69]))" office:value-type="float" office:value="0.863347129173216">
            <text:p>8.633471291732E-001</text:p>
          </table:table-cell>
          <table:table-cell table:formula="of:=0.001*EXP(3069.588686*[.A69]-0.0003140791565*10000)*POWER((0.943135751+1579.515969*[.B69]);3/2)" office:value-type="float" office:value="0.00253755980325532">
            <text:p>2.537559803255E-03</text:p>
          </table:table-cell>
          <table:table-cell table:formula="of:=1-[.E69]" office:value-type="float" office:value="0.997462440196745">
            <text:p>9.974624401967E-01</text:p>
          </table:table-cell>
          <table:table-cell table:formula="of:=[.F69]/[.E69]" office:value-type="float" office:value="393.079382372444">
            <text:p>3.930793823724E+02</text:p>
          </table:table-cell>
          <table:table-cell table:formula="of:=22138.0974/0.2*[.E69]" office:value-type="float" office:value="280.883730413956">
            <text:p>2.808837304140E+02</text:p>
          </table:table-cell>
          <table:table-cell table:formula="of:=[.H69]/2" office:value-type="float" office:value="140.441865206978">
            <text:p>1.404418652070E+02</text:p>
          </table:table-cell>
          <table:table-cell table:formula="of:=[.H69]/[.E69]" office:value-type="float" office:value="110690.487">
            <text:p>1.106904870000E+05</text:p>
          </table:table-cell>
          <table:table-cell table:formula="of:=[.I69]/[.E69]" office:value-type="float" office:value="55345.2435">
            <text:p>5.534524350000E+04</text:p>
          </table:table-cell>
          <table:table-cell/>
          <table:table-cell table:formula="of:=[.C69]*[.E69]+[.F69]" office:value-type="float" office:value="1.00034676483201">
            <text:p>1.000346764832E+00</text:p>
          </table:table-cell>
          <table:table-cell table:formula="of:=[.D69]*[.E69]+[.F69]" office:value-type="float" office:value="0.999653235167991">
            <text:p>9.996532351680E-01</text:p>
          </table:table-cell>
        </table:table-row>
        <table:table-row table:style-name="ro4">
          <table:table-cell office:value-type="float" office:value="0.00136">
            <text:p>1.360000000000E-003</text:p>
          </table:table-cell>
          <table:table-cell table:formula="of:=EXP(-2046.392457*[.A70]-10.23196229+0.0002093861043*10000)" office:value-type="float" office:value="0.0000180711287749153">
            <text:p>1.807112877492E-005</text:p>
          </table:table-cell>
          <table:table-cell table:formula="of:=1+0.01105400249*SQRT(([.B70])/(0.0000001194208575+0.0002*[.B70]))" office:value-type="float" office:value="1.13396696378983">
            <text:p>1.133966963790E+000</text:p>
          </table:table-cell>
          <table:table-cell table:formula="of:=1-0.01105400249*SQRT(([.B70])/(0.0000001194208575+0.0002*[.B70]))" office:value-type="float" office:value="0.866033036210169">
            <text:p>8.660330362102E-001</text:p>
          </table:table-cell>
          <table:table-cell table:formula="of:=0.001*EXP(3069.588686*[.A70]-0.0003140791565*10000)*POWER((0.943135751+1579.515969*[.B70]);3/2)" office:value-type="float" office:value="0.00269326707352649">
            <text:p>2.693267073526E-03</text:p>
          </table:table-cell>
          <table:table-cell table:formula="of:=1-[.E70]" office:value-type="float" office:value="0.997306732926474">
            <text:p>9.973067329265E-01</text:p>
          </table:table-cell>
          <table:table-cell table:formula="of:=[.F70]/[.E70]" office:value-type="float" office:value="370.296263125746">
            <text:p>3.702962631257E+02</text:p>
          </table:table-cell>
          <table:table-cell table:formula="of:=22138.0974/0.2*[.E70]" office:value-type="float" office:value="298.119043989712">
            <text:p>2.981190439897E+02</text:p>
          </table:table-cell>
          <table:table-cell table:formula="of:=[.H70]/2" office:value-type="float" office:value="149.059521994856">
            <text:p>1.490595219949E+02</text:p>
          </table:table-cell>
          <table:table-cell table:formula="of:=[.H70]/[.E70]" office:value-type="float" office:value="110690.487">
            <text:p>1.106904870000E+05</text:p>
          </table:table-cell>
          <table:table-cell table:formula="of:=[.I70]/[.E70]" office:value-type="float" office:value="55345.2435">
            <text:p>5.534524350000E+04</text:p>
          </table:table-cell>
          <table:table-cell/>
          <table:table-cell table:formula="of:=[.C70]*[.E70]+[.F70]" office:value-type="float" office:value="1.00036080881252">
            <text:p>1.000360808813E+00</text:p>
          </table:table-cell>
          <table:table-cell table:formula="of:=[.D70]*[.E70]+[.F70]" office:value-type="float" office:value="0.999639191187485">
            <text:p>9.996391911875E-01</text:p>
          </table:table-cell>
        </table:table-row>
        <table:table-row table:style-name="ro4">
          <table:table-cell office:value-type="float" office:value="0.00138">
            <text:p>1.380000000000E-003</text:p>
          </table:table-cell>
          <table:table-cell table:formula="of:=EXP(-2046.392457*[.A71]-10.23196229+0.0002093861043*10000)" office:value-type="float" office:value="0.0000173464473251445">
            <text:p>1.734644732514E-005</text:p>
          </table:table-cell>
          <table:table-cell table:formula="of:=1+0.01105400249*SQRT(([.B71])/(0.0000001194208575+0.0002*[.B71]))" office:value-type="float" office:value="1.13133071149711">
            <text:p>1.131330711497E+000</text:p>
          </table:table-cell>
          <table:table-cell table:formula="of:=1-0.01105400249*SQRT(([.B71])/(0.0000001194208575+0.0002*[.B71]))" office:value-type="float" office:value="0.868669288502886">
            <text:p>8.686692885029E-001</text:p>
          </table:table-cell>
          <table:table-cell table:formula="of:=0.001*EXP(3069.588686*[.A71]-0.0003140791565*10000)*POWER((0.943135751+1579.515969*[.B71]);3/2)" office:value-type="float" office:value="0.00285873352272931">
            <text:p>2.858733522729E-03</text:p>
          </table:table-cell>
          <table:table-cell table:formula="of:=1-[.E71]" office:value-type="float" office:value="0.997141266477271">
            <text:p>9.971412664773E-01</text:p>
          </table:table-cell>
          <table:table-cell table:formula="of:=[.F71]/[.E71]" office:value-type="float" office:value="348.805251888351">
            <text:p>3.488052518884E+02</text:p>
          </table:table-cell>
          <table:table-cell table:formula="of:=22138.0974/0.2*[.E71]" office:value-type="float" office:value="316.434605834133">
            <text:p>3.164346058341E+02</text:p>
          </table:table-cell>
          <table:table-cell table:formula="of:=[.H71]/2" office:value-type="float" office:value="158.217302917067">
            <text:p>1.582173029171E+02</text:p>
          </table:table-cell>
          <table:table-cell table:formula="of:=[.H71]/[.E71]" office:value-type="float" office:value="110690.487">
            <text:p>1.106904870000E+05</text:p>
          </table:table-cell>
          <table:table-cell table:formula="of:=[.I71]/[.E71]" office:value-type="float" office:value="55345.2435">
            <text:p>5.534524350000E+04</text:p>
          </table:table-cell>
          <table:table-cell/>
          <table:table-cell table:formula="of:=[.C71]*[.E71]+[.F71]" office:value-type="float" office:value="1.00037543950752">
            <text:p>1.000375439508E+00</text:p>
          </table:table-cell>
          <table:table-cell table:formula="of:=[.D71]*[.E71]+[.F71]" office:value-type="float" office:value="0.999624560492479">
            <text:p>9.996245604925E-01</text:p>
          </table:table-cell>
        </table:table-row>
        <table:table-row table:style-name="ro4">
          <table:table-cell office:value-type="float" office:value="0.0014">
            <text:p>1.400000000000E-003</text:p>
          </table:table-cell>
          <table:table-cell table:formula="of:=EXP(-2046.392457*[.A72]-10.23196229+0.0002093861043*10000)" office:value-type="float" office:value="0.0000166508267719111">
            <text:p>1.665082677191E-005</text:p>
          </table:table-cell>
          <table:table-cell table:formula="of:=1+0.01105400249*SQRT(([.B72])/(0.0000001194208575+0.0002*[.B72]))" office:value-type="float" office:value="1.12874337784522">
            <text:p>1.128743377845E+000</text:p>
          </table:table-cell>
          <table:table-cell table:formula="of:=1-0.01105400249*SQRT(([.B72])/(0.0000001194208575+0.0002*[.B72]))" office:value-type="float" office:value="0.871256622154782">
            <text:p>8.712566221548E-001</text:p>
          </table:table-cell>
          <table:table-cell table:formula="of:=0.001*EXP(3069.588686*[.A72]-0.0003140791565*10000)*POWER((0.943135751+1579.515969*[.B72]);3/2)" office:value-type="float" office:value="0.00303457494046776">
            <text:p>3.034574940468E-03</text:p>
          </table:table-cell>
          <table:table-cell table:formula="of:=1-[.E72]" office:value-type="float" office:value="0.996965425059532">
            <text:p>9.969654250595E-01</text:p>
          </table:table-cell>
          <table:table-cell table:formula="of:=[.F72]/[.E72]" office:value-type="float" office:value="328.535443881922">
            <text:p>3.285354438819E+02</text:p>
          </table:table-cell>
          <table:table-cell table:formula="of:=22138.0974/0.2*[.E72]" office:value-type="float" office:value="335.898577998372">
            <text:p>3.358985779984E+02</text:p>
          </table:table-cell>
          <table:table-cell table:formula="of:=[.H72]/2" office:value-type="float" office:value="167.949288999186">
            <text:p>1.679492889992E+02</text:p>
          </table:table-cell>
          <table:table-cell table:formula="of:=[.H72]/[.E72]" office:value-type="float" office:value="110690.487">
            <text:p>1.106904870000E+05</text:p>
          </table:table-cell>
          <table:table-cell table:formula="of:=[.I72]/[.E72]" office:value-type="float" office:value="55345.2435">
            <text:p>5.534524350000E+04</text:p>
          </table:table-cell>
          <table:table-cell/>
          <table:table-cell table:formula="of:=[.C72]*[.E72]+[.F72]" office:value-type="float" office:value="1.00039068142816">
            <text:p>1.000390681428E+00</text:p>
          </table:table-cell>
          <table:table-cell table:formula="of:=[.D72]*[.E72]+[.F72]" office:value-type="float" office:value="0.99960931857184">
            <text:p>9.996093185718E-01</text:p>
          </table:table-cell>
        </table:table-row>
        <table:table-row table:style-name="ro4">
          <table:table-cell office:value-type="float" office:value="0.00142">
            <text:p>1.420000000000E-003</text:p>
          </table:table-cell>
          <table:table-cell table:formula="of:=EXP(-2046.392457*[.A73]-10.23196229+0.0002093861043*10000)" office:value-type="float" office:value="0.000015983101726329">
            <text:p>1.598310172633E-005</text:p>
          </table:table-cell>
          <table:table-cell table:formula="of:=1+0.01105400249*SQRT(([.B73])/(0.0000001194208575+0.0002*[.B73]))" office:value-type="float" office:value="1.12620422681646">
            <text:p>1.126204226816E+000</text:p>
          </table:table-cell>
          <table:table-cell table:formula="of:=1-0.01105400249*SQRT(([.B73])/(0.0000001194208575+0.0002*[.B73]))" office:value-type="float" office:value="0.873795773183537">
            <text:p>8.737957731835E-001</text:p>
          </table:table-cell>
          <table:table-cell table:formula="of:=0.001*EXP(3069.588686*[.A73]-0.0003140791565*10000)*POWER((0.943135751+1579.515969*[.B73]);3/2)" office:value-type="float" office:value="0.00322144606266421">
            <text:p>3.221446062664E-03</text:p>
          </table:table-cell>
          <table:table-cell table:formula="of:=1-[.E73]" office:value-type="float" office:value="0.996778553937336">
            <text:p>9.967785539373E-01</text:p>
          </table:table-cell>
          <table:table-cell table:formula="of:=[.F73]/[.E73]" office:value-type="float" office:value="309.41960056068">
            <text:p>3.094196005607E+02</text:p>
          </table:table-cell>
          <table:table-cell table:formula="of:=22138.0974/0.2*[.E73]" office:value-type="float" office:value="356.583433520534">
            <text:p>3.565834335205E+02</text:p>
          </table:table-cell>
          <table:table-cell table:formula="of:=[.H73]/2" office:value-type="float" office:value="178.291716760267">
            <text:p>1.782917167603E+02</text:p>
          </table:table-cell>
          <table:table-cell table:formula="of:=[.H73]/[.E73]" office:value-type="float" office:value="110690.487">
            <text:p>1.106904870000E+05</text:p>
          </table:table-cell>
          <table:table-cell table:formula="of:=[.I73]/[.E73]" office:value-type="float" office:value="55345.2435">
            <text:p>5.534524350000E+04</text:p>
          </table:table-cell>
          <table:table-cell/>
          <table:table-cell table:formula="of:=[.C73]*[.E73]+[.F73]" office:value-type="float" office:value="1.00040656010957">
            <text:p>1.000406560110E+00</text:p>
          </table:table-cell>
          <table:table-cell table:formula="of:=[.D73]*[.E73]+[.F73]" office:value-type="float" office:value="0.999593439890431">
            <text:p>9.995934398904E-01</text:p>
          </table:table-cell>
        </table:table-row>
        <table:table-row table:style-name="ro4">
          <table:table-cell office:value-type="float" office:value="0.00144">
            <text:p>1.440000000000E-003</text:p>
          </table:table-cell>
          <table:table-cell table:formula="of:=EXP(-2046.392457*[.A74]-10.23196229+0.0002093861043*10000)" office:value-type="float" office:value="0.0000153421535334885">
            <text:p>1.534215353349E-005</text:p>
          </table:table-cell>
          <table:table-cell table:formula="of:=1+0.01105400249*SQRT(([.B74])/(0.0000001194208575+0.0002*[.B74]))" office:value-type="float" office:value="1.12371252324606">
            <text:p>1.123712523246E+000</text:p>
          </table:table-cell>
          <table:table-cell table:formula="of:=1-0.01105400249*SQRT(([.B74])/(0.0000001194208575+0.0002*[.B74]))" office:value-type="float" office:value="0.876287476753939">
            <text:p>8.762874767539E-001</text:p>
          </table:table-cell>
          <table:table-cell table:formula="of:=0.001*EXP(3069.588686*[.A74]-0.0003140791565*10000)*POWER((0.943135751+1579.515969*[.B74]);3/2)" office:value-type="float" office:value="0.00342004303656307">
            <text:p>3.420043036563E-03</text:p>
          </table:table-cell>
          <table:table-cell table:formula="of:=1-[.E74]" office:value-type="float" office:value="0.996579956963437">
            <text:p>9.965799569634E-01</text:p>
          </table:table-cell>
          <table:table-cell table:formula="of:=[.F74]/[.E74]" office:value-type="float" office:value="291.393981394146">
            <text:p>2.913939813941E+02</text:p>
          </table:table-cell>
          <table:table-cell table:formula="of:=22138.0974/0.2*[.E74]" office:value-type="float" office:value="378.566229278124">
            <text:p>3.785662292781E+02</text:p>
          </table:table-cell>
          <table:table-cell table:formula="of:=[.H74]/2" office:value-type="float" office:value="189.283114639062">
            <text:p>1.892831146391E+02</text:p>
          </table:table-cell>
          <table:table-cell table:formula="of:=[.H74]/[.E74]" office:value-type="float" office:value="110690.487">
            <text:p>1.106904870000E+05</text:p>
          </table:table-cell>
          <table:table-cell table:formula="of:=[.I74]/[.E74]" office:value-type="float" office:value="55345.2435">
            <text:p>5.534524350000E+04</text:p>
          </table:table-cell>
          <table:table-cell/>
          <table:table-cell table:formula="of:=[.C74]*[.E74]+[.F74]" office:value-type="float" office:value="1.00042310215366">
            <text:p>1.000423102154E+00</text:p>
          </table:table-cell>
          <table:table-cell table:formula="of:=[.D74]*[.E74]+[.F74]" office:value-type="float" office:value="0.999576897846337">
            <text:p>9.995768978463E-01</text:p>
          </table:table-cell>
        </table:table-row>
        <table:table-row table:style-name="ro4">
          <table:table-cell office:value-type="float" office:value="0.00146">
            <text:p>1.460000000000E-003</text:p>
          </table:table-cell>
          <table:table-cell table:formula="of:=EXP(-2046.392457*[.A75]-10.23196229+0.0002093861043*10000)" office:value-type="float" office:value="0.0000147269083983485">
            <text:p>1.472690839835E-005</text:p>
          </table:table-cell>
          <table:table-cell table:formula="of:=1+0.01105400249*SQRT(([.B75])/(0.0000001194208575+0.0002*[.B75]))" office:value-type="float" office:value="1.12126753353822">
            <text:p>1.121267533538E+000</text:p>
          </table:table-cell>
          <table:table-cell table:formula="of:=1-0.01105400249*SQRT(([.B75])/(0.0000001194208575+0.0002*[.B75]))" office:value-type="float" office:value="0.878732466461776">
            <text:p>8.787324664618E-001</text:p>
          </table:table-cell>
          <table:table-cell table:formula="of:=0.001*EXP(3069.588686*[.A75]-0.0003140791565*10000)*POWER((0.943135751+1579.515969*[.B75]);3/2)" office:value-type="float" office:value="0.00363110604178851">
            <text:p>3.631106041789E-03</text:p>
          </table:table-cell>
          <table:table-cell table:formula="of:=1-[.E75]" office:value-type="float" office:value="0.996368893958211">
            <text:p>9.963688939582E-01</text:p>
          </table:table-cell>
          <table:table-cell table:formula="of:=[.F75]/[.E75]" office:value-type="float" office:value="274.398181295594">
            <text:p>2.743981812956E+02</text:p>
          </table:table-cell>
          <table:table-cell table:formula="of:=22138.0974/0.2*[.E75]" office:value-type="float" office:value="401.928896114213">
            <text:p>4.019288961142E+02</text:p>
          </table:table-cell>
          <table:table-cell table:formula="of:=[.H75]/2" office:value-type="float" office:value="200.964448057106">
            <text:p>2.009644480571E+02</text:p>
          </table:table-cell>
          <table:table-cell table:formula="of:=[.H75]/[.E75]" office:value-type="float" office:value="110690.487">
            <text:p>1.106904870000E+05</text:p>
          </table:table-cell>
          <table:table-cell table:formula="of:=[.I75]/[.E75]" office:value-type="float" office:value="55345.2435">
            <text:p>5.534524350000E+04</text:p>
          </table:table-cell>
          <table:table-cell/>
          <table:table-cell table:formula="of:=[.C75]*[.E75]+[.F75]" office:value-type="float" office:value="1.0004403352737">
            <text:p>1.000440335274E+00</text:p>
          </table:table-cell>
          <table:table-cell table:formula="of:=[.D75]*[.E75]+[.F75]" office:value-type="float" office:value="0.999559664726296">
            <text:p>9.995596647263E-01</text:p>
          </table:table-cell>
        </table:table-row>
        <table:table-row table:style-name="ro4">
          <table:table-cell office:value-type="float" office:value="0.00148">
            <text:p>1.480000000000E-003</text:p>
          </table:table-cell>
          <table:table-cell table:formula="of:=EXP(-2046.392457*[.A76]-10.23196229+0.0002093861043*10000)" office:value-type="float" office:value="0.0000141363355867834">
            <text:p>1.413633558678E-005</text:p>
          </table:table-cell>
          <table:table-cell table:formula="of:=1+0.01105400249*SQRT(([.B76])/(0.0000001194208575+0.0002*[.B76]))" office:value-type="float" office:value="1.11886852633347">
            <text:p>1.118868526333E+000</text:p>
          </table:table-cell>
          <table:table-cell table:formula="of:=1-0.01105400249*SQRT(([.B76])/(0.0000001194208575+0.0002*[.B76]))" office:value-type="float" office:value="0.881131473666529">
            <text:p>8.811314736665E-001</text:p>
          </table:table-cell>
          <table:table-cell table:formula="of:=0.001*EXP(3069.588686*[.A76]-0.0003140791565*10000)*POWER((0.943135751+1579.515969*[.B76]);3/2)" office:value-type="float" office:value="0.00385542207733672">
            <text:p>3.855422077337E-03</text:p>
          </table:table-cell>
          <table:table-cell table:formula="of:=1-[.E76]" office:value-type="float" office:value="0.996144577922663">
            <text:p>9.961445779227E-01</text:p>
          </table:table-cell>
          <table:table-cell table:formula="of:=[.F76]/[.E76]" office:value-type="float" office:value="258.374973722926">
            <text:p>2.583749737229E+02</text:p>
          </table:table-cell>
          <table:table-cell table:formula="of:=22138.0974/0.2*[.E76]" office:value-type="float" office:value="426.758547330954">
            <text:p>4.267585473310E+02</text:p>
          </table:table-cell>
          <table:table-cell table:formula="of:=[.H76]/2" office:value-type="float" office:value="213.379273665477">
            <text:p>2.133792736655E+02</text:p>
          </table:table-cell>
          <table:table-cell table:formula="of:=[.H76]/[.E76]" office:value-type="float" office:value="110690.487">
            <text:p>1.106904870000E+05</text:p>
          </table:table-cell>
          <table:table-cell table:formula="of:=[.I76]/[.E76]" office:value-type="float" office:value="55345.2435">
            <text:p>5.534524350000E+04</text:p>
          </table:table-cell>
          <table:table-cell/>
          <table:table-cell table:formula="of:=[.C76]*[.E76]+[.F76]" office:value-type="float" office:value="1.00045828834073">
            <text:p>1.000458288341E+00</text:p>
          </table:table-cell>
          <table:table-cell table:formula="of:=[.D76]*[.E76]+[.F76]" office:value-type="float" office:value="0.999541711659274">
            <text:p>9.995417116593E-01</text:p>
          </table:table-cell>
        </table:table-row>
        <table:table-row table:style-name="ro4">
          <table:table-cell office:value-type="float" office:value="0.0015">
            <text:p>1.500000000000E-003</text:p>
          </table:table-cell>
          <table:table-cell table:formula="of:=EXP(-2046.392457*[.A77]-10.23196229+0.0002093861043*10000)" office:value-type="float" office:value="0.0000135694456987707">
            <text:p>1.356944569877E-005</text:p>
          </table:table-cell>
          <table:table-cell table:formula="of:=1+0.01105400249*SQRT(([.B77])/(0.0000001194208575+0.0002*[.B77]))" office:value-type="float" office:value="1.11651477312935">
            <text:p>1.116514773129E+000</text:p>
          </table:table-cell>
          <table:table-cell table:formula="of:=1-0.01105400249*SQRT(([.B77])/(0.0000001194208575+0.0002*[.B77]))" office:value-type="float" office:value="0.883485226870645">
            <text:p>8.834852268706E-001</text:p>
          </table:table-cell>
          <table:table-cell table:formula="of:=0.001*EXP(3069.588686*[.A77]-0.0003140791565*10000)*POWER((0.943135751+1579.515969*[.B77]);3/2)" office:value-type="float" office:value="0.00409382792500832">
            <text:p>4.093827925008E-03</text:p>
          </table:table-cell>
          <table:table-cell table:formula="of:=1-[.E77]" office:value-type="float" office:value="0.995906172074992">
            <text:p>9.959061720750E-01</text:p>
          </table:table-cell>
          <table:table-cell table:formula="of:=[.F77]/[.E77]" office:value-type="float" office:value="243.270159449354">
            <text:p>2.432701594494E+02</text:p>
          </table:table-cell>
          <table:table-cell table:formula="of:=22138.0974/0.2*[.E77]" office:value-type="float" office:value="453.14780671337">
            <text:p>4.531478067134E+02</text:p>
          </table:table-cell>
          <table:table-cell table:formula="of:=[.H77]/2" office:value-type="float" office:value="226.573903356685">
            <text:p>2.265739033567E+02</text:p>
          </table:table-cell>
          <table:table-cell table:formula="of:=[.H77]/[.E77]" office:value-type="float" office:value="110690.487">
            <text:p>1.106904870000E+05</text:p>
          </table:table-cell>
          <table:table-cell table:formula="of:=[.I77]/[.E77]" office:value-type="float" office:value="55345.2435">
            <text:p>5.534524350000E+04</text:p>
          </table:table-cell>
          <table:table-cell/>
          <table:table-cell table:formula="of:=[.C77]*[.E77]+[.F77]" office:value-type="float" office:value="1.00047699143191">
            <text:p>1.000476991432E+00</text:p>
          </table:table-cell>
          <table:table-cell table:formula="of:=[.D77]*[.E77]+[.F77]" office:value-type="float" office:value="0.999523008568087">
            <text:p>9.995230085681E-01</text:p>
          </table:table-cell>
        </table:table-row>
        <table:table-row table:style-name="ro4">
          <table:table-cell office:value-type="float" office:value="0.00152">
            <text:p>1.520000000000E-003</text:p>
          </table:table-cell>
          <table:table-cell table:formula="of:=EXP(-2046.392457*[.A78]-10.23196229+0.0002093861043*10000)" office:value-type="float" office:value="0.0000130252890108265">
            <text:p>1.302528901083E-005</text:p>
          </table:table-cell>
          <table:table-cell table:formula="of:=1+0.01105400249*SQRT(([.B78])/(0.0000001194208575+0.0002*[.B78]))" office:value-type="float" office:value="1.11420554885674">
            <text:p>1.114205548857E+000</text:p>
          </table:table-cell>
          <table:table-cell table:formula="of:=1-0.01105400249*SQRT(([.B78])/(0.0000001194208575+0.0002*[.B78]))" office:value-type="float" office:value="0.885794451143259">
            <text:p>8.857944511433E-001</text:p>
          </table:table-cell>
          <table:table-cell table:formula="of:=0.001*EXP(3069.588686*[.A78]-0.0003140791565*10000)*POWER((0.943135751+1579.515969*[.B78]);3/2)" office:value-type="float" office:value="0.00434721330045207">
            <text:p>4.347213300452E-03</text:p>
          </table:table-cell>
          <table:table-cell table:formula="of:=1-[.E78]" office:value-type="float" office:value="0.995652786699548">
            <text:p>9.956527866995E-01</text:p>
          </table:table-cell>
          <table:table-cell table:formula="of:=[.F78]/[.E78]" office:value-type="float" office:value="229.032420975527">
            <text:p>2.290324209755E+02</text:p>
          </table:table-cell>
          <table:table-cell table:formula="of:=22138.0974/0.2*[.E78]" office:value-type="float" office:value="481.195157319917">
            <text:p>4.811951573199E+02</text:p>
          </table:table-cell>
          <table:table-cell table:formula="of:=[.H78]/2" office:value-type="float" office:value="240.597578659958">
            <text:p>2.405975786600E+02</text:p>
          </table:table-cell>
          <table:table-cell table:formula="of:=[.H78]/[.E78]" office:value-type="float" office:value="110690.487">
            <text:p>1.106904870000E+05</text:p>
          </table:table-cell>
          <table:table-cell table:formula="of:=[.I78]/[.E78]" office:value-type="float" office:value="55345.2435">
            <text:p>5.534524350000E+04</text:p>
          </table:table-cell>
          <table:table-cell/>
          <table:table-cell table:formula="of:=[.C78]*[.E78]+[.F78]" office:value-type="float" office:value="1.00049647588098">
            <text:p>1.000496475881E+00</text:p>
          </table:table-cell>
          <table:table-cell table:formula="of:=[.D78]*[.E78]+[.F78]" office:value-type="float" office:value="0.999503524119024">
            <text:p>9.995035241190E-01</text:p>
          </table:table-cell>
        </table:table-row>
        <table:table-row table:style-name="ro4">
          <table:table-cell office:value-type="float" office:value="0.00154">
            <text:p>1.540000000000E-003</text:p>
          </table:table-cell>
          <table:table-cell table:formula="of:=EXP(-2046.392457*[.A79]-10.23196229+0.0002093861043*10000)" office:value-type="float" office:value="0.0000125029538849127">
            <text:p>1.250295388491E-005</text:p>
          </table:table-cell>
          <table:table-cell table:formula="of:=1+0.01105400249*SQRT(([.B79])/(0.0000001194208575+0.0002*[.B79]))" office:value-type="float" office:value="1.11194013241377">
            <text:p>1.111940132414E+000</text:p>
          </table:table-cell>
          <table:table-cell table:formula="of:=1-0.01105400249*SQRT(([.B79])/(0.0000001194208575+0.0002*[.B79]))" office:value-type="float" office:value="0.888059867586225">
            <text:p>8.880598675862E-001</text:p>
          </table:table-cell>
          <table:table-cell table:formula="of:=0.001*EXP(3069.588686*[.A79]-0.0003140791565*10000)*POWER((0.943135751+1579.515969*[.B79]);3/2)" office:value-type="float" office:value="0.00461652420369814">
            <text:p>4.616524203698E-03</text:p>
          </table:table-cell>
          <table:table-cell table:formula="of:=1-[.E79]" office:value-type="float" office:value="0.995383475796302">
            <text:p>9.953834757963E-01</text:p>
          </table:table-cell>
          <table:table-cell table:formula="of:=[.F79]/[.E79]" office:value-type="float" office:value="215.613182532203">
            <text:p>2.156131825322E+02</text:p>
          </table:table-cell>
          <table:table-cell table:formula="of:=22138.0974/0.2*[.E79]" office:value-type="float" office:value="511.005312354634">
            <text:p>5.110053123546E+02</text:p>
          </table:table-cell>
          <table:table-cell table:formula="of:=[.H79]/2" office:value-type="float" office:value="255.502656177317">
            <text:p>2.555026561773E+02</text:p>
          </table:table-cell>
          <table:table-cell table:formula="of:=[.H79]/[.E79]" office:value-type="float" office:value="110690.487">
            <text:p>1.106904870000E+05</text:p>
          </table:table-cell>
          <table:table-cell table:formula="of:=[.I79]/[.E79]" office:value-type="float" office:value="55345.2435">
            <text:p>5.534524350000E+04</text:p>
          </table:table-cell>
          <table:table-cell/>
          <table:table-cell table:formula="of:=[.C79]*[.E79]+[.F79]" office:value-type="float" office:value="1.00051677433065">
            <text:p>1.000516774331E+00</text:p>
          </table:table-cell>
          <table:table-cell table:formula="of:=[.D79]*[.E79]+[.F79]" office:value-type="float" office:value="0.999483225669347">
            <text:p>9.994832256693E-01</text:p>
          </table:table-cell>
        </table:table-row>
        <table:table-row table:style-name="ro4">
          <table:table-cell office:value-type="float" office:value="0.00156">
            <text:p>1.560000000000E-003</text:p>
          </table:table-cell>
          <table:table-cell table:formula="of:=EXP(-2046.392457*[.A80]-10.23196229+0.0002093861043*10000)" office:value-type="float" office:value="0.0000120015652411489">
            <text:p>1.200156524115E-005</text:p>
          </table:table-cell>
          <table:table-cell table:formula="of:=1+0.01105400249*SQRT(([.B80])/(0.0000001194208575+0.0002*[.B80]))" office:value-type="float" office:value="1.10971780715956">
            <text:p>1.109717807160E+000</text:p>
          </table:table-cell>
          <table:table-cell table:formula="of:=1-0.01105400249*SQRT(([.B80])/(0.0000001194208575+0.0002*[.B80]))" office:value-type="float" office:value="0.890282192840439">
            <text:p>8.902821928404E-001</text:p>
          </table:table-cell>
          <table:table-cell table:formula="of:=0.001*EXP(3069.588686*[.A80]-0.0003140791565*10000)*POWER((0.943135751+1579.515969*[.B80]);3/2)" office:value-type="float" office:value="0.0049027664818113">
            <text:p>4.902766481811E-03</text:p>
          </table:table-cell>
          <table:table-cell table:formula="of:=1-[.E80]" office:value-type="float" office:value="0.995097233518189">
            <text:p>9.950972335182E-01</text:p>
          </table:table-cell>
          <table:table-cell table:formula="of:=[.F80]/[.E80]" office:value-type="float" office:value="202.966475603088">
            <text:p>2.029664756031E+02</text:p>
          </table:table-cell>
          <table:table-cell table:formula="of:=22138.0974/0.2*[.E80]" office:value-type="float" office:value="542.689609518969">
            <text:p>5.426896095190E+02</text:p>
          </table:table-cell>
          <table:table-cell table:formula="of:=[.H80]/2" office:value-type="float" office:value="271.344804759485">
            <text:p>2.713448047595E+02</text:p>
          </table:table-cell>
          <table:table-cell table:formula="of:=[.H80]/[.E80]" office:value-type="float" office:value="110690.487">
            <text:p>1.106904870000E+05</text:p>
          </table:table-cell>
          <table:table-cell table:formula="of:=[.I80]/[.E80]" office:value-type="float" office:value="55345.2435">
            <text:p>5.534524350000E+04</text:p>
          </table:table-cell>
          <table:table-cell/>
          <table:table-cell table:formula="of:=[.C80]*[.E80]+[.F80]" office:value-type="float" office:value="1.0005379207874">
            <text:p>1.000537920787E+00</text:p>
          </table:table-cell>
          <table:table-cell table:formula="of:=[.D80]*[.E80]+[.F80]" office:value-type="float" office:value="0.9994620792126">
            <text:p>9.994620792126E-01</text:p>
          </table:table-cell>
        </table:table-row>
        <table:table-row table:style-name="ro4">
          <table:table-cell office:value-type="float" office:value="0.00158">
            <text:p>1.580000000000E-003</text:p>
          </table:table-cell>
          <table:table-cell table:formula="of:=EXP(-2046.392457*[.A81]-10.23196229+0.0002093861043*10000)" office:value-type="float" office:value="0.0000115202830917711">
            <text:p>1.152028309177E-005</text:p>
          </table:table-cell>
          <table:table-cell table:formula="of:=1+0.01105400249*SQRT(([.B81])/(0.0000001194208575+0.0002*[.B81]))" office:value-type="float" office:value="1.10753786136957">
            <text:p>1.107537861370E+000</text:p>
          </table:table-cell>
          <table:table-cell table:formula="of:=1-0.01105400249*SQRT(([.B81])/(0.0000001194208575+0.0002*[.B81]))" office:value-type="float" office:value="0.892462138630433">
            <text:p>8.924621386304E-001</text:p>
          </table:table-cell>
          <table:table-cell table:formula="of:=0.001*EXP(3069.588686*[.A81]-0.0003140791565*10000)*POWER((0.943135751+1579.515969*[.B81]);3/2)" office:value-type="float" office:value="0.005207009617094">
            <text:p>5.207009617094E-03</text:p>
          </table:table-cell>
          <table:table-cell table:formula="of:=1-[.E81]" office:value-type="float" office:value="0.994792990382906">
            <text:p>9.947929903829E-01</text:p>
          </table:table-cell>
          <table:table-cell table:formula="of:=[.F81]/[.E81]" office:value-type="float" office:value="191.04880988065">
            <text:p>1.910488098807E+02</text:p>
          </table:table-cell>
          <table:table-cell table:formula="of:=22138.0974/0.2*[.E81]" office:value-type="float" office:value="576.366430329818">
            <text:p>5.763664303298E+02</text:p>
          </table:table-cell>
          <table:table-cell table:formula="of:=[.H81]/2" office:value-type="float" office:value="288.183215164909">
            <text:p>2.881832151649E+02</text:p>
          </table:table-cell>
          <table:table-cell table:formula="of:=[.H81]/[.E81]" office:value-type="float" office:value="110690.487">
            <text:p>1.106904870000E+05</text:p>
          </table:table-cell>
          <table:table-cell table:formula="of:=[.I81]/[.E81]" office:value-type="float" office:value="55345.2435">
            <text:p>5.534524350000E+04</text:p>
          </table:table-cell>
          <table:table-cell/>
          <table:table-cell table:formula="of:=[.C81]*[.E81]+[.F81]" office:value-type="float" office:value="1.00055995067835">
            <text:p>1.000559950678E+00</text:p>
          </table:table-cell>
          <table:table-cell table:formula="of:=[.D81]*[.E81]+[.F81]" office:value-type="float" office:value="0.999440049321647">
            <text:p>9.994400493216E-01</text:p>
          </table:table-cell>
        </table:table-row>
        <table:table-row table:style-name="ro4">
          <table:table-cell office:value-type="float" office:value="0.0016">
            <text:p>1.600000000000E-003</text:p>
          </table:table-cell>
          <table:table-cell table:formula="of:=EXP(-2046.392457*[.A82]-10.23196229+0.0002093861043*10000)" office:value-type="float" office:value="0.0000110583011338813">
            <text:p>1.105830113388E-005</text:p>
          </table:table-cell>
          <table:table-cell table:formula="of:=1+0.01105400249*SQRT(([.B82])/(0.0000001194208575+0.0002*[.B82]))" office:value-type="float" office:value="1.10539958865467">
            <text:p>1.105399588655E+000</text:p>
          </table:table-cell>
          <table:table-cell table:formula="of:=1-0.01105400249*SQRT(([.B82])/(0.0000001194208575+0.0002*[.B82]))" office:value-type="float" office:value="0.894600411345334">
            <text:p>8.946004113453E-001</text:p>
          </table:table-cell>
          <table:table-cell table:formula="of:=0.001*EXP(3069.588686*[.A82]-0.0003140791565*10000)*POWER((0.943135751+1579.515969*[.B82]);3/2)" office:value-type="float" office:value="0.00553039075511985">
            <text:p>5.530390755120E-03</text:p>
          </table:table-cell>
          <table:table-cell table:formula="of:=1-[.E82]" office:value-type="float" office:value="0.99446960924488">
            <text:p>9.944696092449E-01</text:p>
          </table:table-cell>
          <table:table-cell table:formula="of:=[.F82]/[.E82]" office:value-type="float" office:value="179.819049553458">
            <text:p>1.798190495535E+02</text:p>
          </table:table-cell>
          <table:table-cell table:formula="of:=22138.0974/0.2*[.E82]" office:value-type="float" office:value="612.161645984514">
            <text:p>6.121616459845E+02</text:p>
          </table:table-cell>
          <table:table-cell table:formula="of:=[.H82]/2" office:value-type="float" office:value="306.080822992257">
            <text:p>3.060808229923E+02</text:p>
          </table:table-cell>
          <table:table-cell table:formula="of:=[.H82]/[.E82]" office:value-type="float" office:value="110690.487">
            <text:p>1.106904870000E+05</text:p>
          </table:table-cell>
          <table:table-cell table:formula="of:=[.I82]/[.E82]" office:value-type="float" office:value="55345.2435">
            <text:p>5.534524350000E+04</text:p>
          </table:table-cell>
          <table:table-cell/>
          <table:table-cell table:formula="of:=[.C82]*[.E82]+[.F82]" office:value-type="float" office:value="1.00058290091069">
            <text:p>1.000582900911E+00</text:p>
          </table:table-cell>
          <table:table-cell table:formula="of:=[.D82]*[.E82]+[.F82]" office:value-type="float" office:value="0.999417099089311">
            <text:p>9.994170990893E-01</text:p>
          </table:table-cell>
        </table:table-row>
        <table:table-row table:style-name="ro4">
          <table:table-cell office:value-type="float" office:value="0.00162">
            <text:p>1.620000000000E-003</text:p>
          </table:table-cell>
          <table:table-cell table:formula="of:=EXP(-2046.392457*[.A83]-10.23196229+0.0002093861043*10000)" office:value-type="float" office:value="0.0000106148453986299">
            <text:p>1.061484539863E-005</text:p>
          </table:table-cell>
          <table:table-cell table:formula="of:=1+0.01105400249*SQRT(([.B83])/(0.0000001194208575+0.0002*[.B83]))" office:value-type="float" office:value="1.1033022883457">
            <text:p>1.103302288346E+000</text:p>
          </table:table-cell>
          <table:table-cell table:formula="of:=1-0.01105400249*SQRT(([.B83])/(0.0000001194208575+0.0002*[.B83]))" office:value-type="float" office:value="0.896697711654296">
            <text:p>8.966977116543E-001</text:p>
          </table:table-cell>
          <table:table-cell table:formula="of:=0.001*EXP(3069.588686*[.A83]-0.0003140791565*10000)*POWER((0.943135751+1579.515969*[.B83]);3/2)" office:value-type="float" office:value="0.00587411898778189">
            <text:p>5.874118987782E-03</text:p>
          </table:table-cell>
          <table:table-cell table:formula="of:=1-[.E83]" office:value-type="float" office:value="0.994125881012218">
            <text:p>9.941258810122E-01</text:p>
          </table:table-cell>
          <table:table-cell table:formula="of:=[.F83]/[.E83]" office:value-type="float" office:value="169.238294811527">
            <text:p>1.692382948115E+02</text:p>
          </table:table-cell>
          <table:table-cell table:formula="of:=22138.0974/0.2*[.E83]" office:value-type="float" office:value="650.209091453525">
            <text:p>6.502090914535E+02</text:p>
          </table:table-cell>
          <table:table-cell table:formula="of:=[.H83]/2" office:value-type="float" office:value="325.104545726762">
            <text:p>3.251045457268E+02</text:p>
          </table:table-cell>
          <table:table-cell table:formula="of:=[.H83]/[.E83]" office:value-type="float" office:value="110690.487">
            <text:p>1.106904870000E+05</text:p>
          </table:table-cell>
          <table:table-cell table:formula="of:=[.I83]/[.E83]" office:value-type="float" office:value="55345.2435">
            <text:p>5.534524350000E+04</text:p>
          </table:table-cell>
          <table:table-cell/>
          <table:table-cell table:formula="of:=[.C83]*[.E83]+[.F83]" office:value-type="float" office:value="1.00060680993345">
            <text:p>1.000606809933E+00</text:p>
          </table:table-cell>
          <table:table-cell table:formula="of:=[.D83]*[.E83]+[.F83]" office:value-type="float" office:value="0.999393190066547">
            <text:p>9.993931900665E-01</text:p>
          </table:table-cell>
        </table:table-row>
        <table:table-row table:style-name="ro4">
          <table:table-cell office:value-type="float" office:value="0.00164">
            <text:p>1.640000000000E-003</text:p>
          </table:table-cell>
          <table:table-cell table:formula="of:=EXP(-2046.392457*[.A84]-10.23196229+0.0002093861043*10000)" office:value-type="float" office:value="0.0000101891729545682">
            <text:p>1.018917295457E-005</text:p>
          </table:table-cell>
          <table:table-cell table:formula="of:=1+0.01105400249*SQRT(([.B84])/(0.0000001194208575+0.0002*[.B84]))" office:value-type="float" office:value="1.10124526584538">
            <text:p>1.101245265845E+000</text:p>
          </table:table-cell>
          <table:table-cell table:formula="of:=1-0.01105400249*SQRT(([.B84])/(0.0000001194208575+0.0002*[.B84]))" office:value-type="float" office:value="0.898754734154622">
            <text:p>8.987547341546E-001</text:p>
          </table:table-cell>
          <table:table-cell table:formula="of:=0.001*EXP(3069.588686*[.A84]-0.0003140791565*10000)*POWER((0.943135751+1579.515969*[.B84]);3/2)" office:value-type="float" office:value="0.00623947990750169">
            <text:p>6.239479907502E-03</text:p>
          </table:table-cell>
          <table:table-cell table:formula="of:=1-[.E84]" office:value-type="float" office:value="0.993760520092498">
            <text:p>9.937605200925E-01</text:p>
          </table:table-cell>
          <table:table-cell table:formula="of:=[.F84]/[.E84]" office:value-type="float" office:value="159.269768446198">
            <text:p>1.592697684462E+02</text:p>
          </table:table-cell>
          <table:table-cell table:formula="of:=22138.0974/0.2*[.E84]" office:value-type="float" office:value="690.651069588077">
            <text:p>6.906510695881E+02</text:p>
          </table:table-cell>
          <table:table-cell table:formula="of:=[.H84]/2" office:value-type="float" office:value="345.325534794038">
            <text:p>3.453255347940E+02</text:p>
          </table:table-cell>
          <table:table-cell table:formula="of:=[.H84]/[.E84]" office:value-type="float" office:value="110690.487">
            <text:p>1.106904870000E+05</text:p>
          </table:table-cell>
          <table:table-cell table:formula="of:=[.I84]/[.E84]" office:value-type="float" office:value="55345.2435">
            <text:p>5.534524350000E+04</text:p>
          </table:table-cell>
          <table:table-cell/>
          <table:table-cell table:formula="of:=[.C84]*[.E84]+[.F84]" office:value-type="float" office:value="1.00063171780197">
            <text:p>1.000631717802E+00</text:p>
          </table:table-cell>
          <table:table-cell table:formula="of:=[.D84]*[.E84]+[.F84]" office:value-type="float" office:value="0.999368282198028">
            <text:p>9.993682821980E-01</text:p>
          </table:table-cell>
        </table:table-row>
        <table:table-row table:style-name="ro4">
          <table:table-cell office:value-type="float" office:value="0.00166">
            <text:p>1.660000000000E-003</text:p>
          </table:table-cell>
          <table:table-cell table:formula="of:=EXP(-2046.392457*[.A85]-10.23196229+0.0002093861043*10000)" office:value-type="float" office:value="0.00000978057066299847">
            <text:p>9.780570662998E-006</text:p>
          </table:table-cell>
          <table:table-cell table:formula="of:=1+0.01105400249*SQRT(([.B85])/(0.0000001194208575+0.0002*[.B85]))" office:value-type="float" office:value="1.09922783294919">
            <text:p>1.099227832949E+000</text:p>
          </table:table-cell>
          <table:table-cell table:formula="of:=1-0.01105400249*SQRT(([.B85])/(0.0000001194208575+0.0002*[.B85]))" office:value-type="float" office:value="0.90077216705081">
            <text:p>9.007721670508E-001</text:p>
          </table:table-cell>
          <table:table-cell table:formula="of:=0.001*EXP(3069.588686*[.A85]-0.0003140791565*10000)*POWER((0.943135751+1579.515969*[.B85]);3/2)" office:value-type="float" office:value="0.00662784044976735">
            <text:p>6.627840449767E-03</text:p>
          </table:table-cell>
          <table:table-cell table:formula="of:=1-[.E85]" office:value-type="float" office:value="0.993372159550233">
            <text:p>9.933721595502E-01</text:p>
          </table:table-cell>
          <table:table-cell table:formula="of:=[.F85]/[.E85]" office:value-type="float" office:value="149.878707412925">
            <text:p>1.498787074129E+02</text:p>
          </table:table-cell>
          <table:table-cell table:formula="of:=22138.0974/0.2*[.E85]" office:value-type="float" office:value="733.638887143047">
            <text:p>7.336388871430E+02</text:p>
          </table:table-cell>
          <table:table-cell table:formula="of:=[.H85]/2" office:value-type="float" office:value="366.819443571523">
            <text:p>3.668194435715E+02</text:p>
          </table:table-cell>
          <table:table-cell table:formula="of:=[.H85]/[.E85]" office:value-type="float" office:value="110690.487">
            <text:p>1.106904870000E+05</text:p>
          </table:table-cell>
          <table:table-cell table:formula="of:=[.I85]/[.E85]" office:value-type="float" office:value="55345.2435">
            <text:p>5.534524350000E+04</text:p>
          </table:table-cell>
          <table:table-cell/>
          <table:table-cell table:formula="of:=[.C85]*[.E85]+[.F85]" office:value-type="float" office:value="1.00065766624496">
            <text:p>1.000657666245E+00</text:p>
          </table:table-cell>
          <table:table-cell table:formula="of:=[.D85]*[.E85]+[.F85]" office:value-type="float" office:value="0.999342333755036">
            <text:p>9.993423337550E-01</text:p>
          </table:table-cell>
        </table:table-row>
        <table:table-row table:style-name="ro4">
          <table:table-cell office:value-type="float" office:value="0.00168">
            <text:p>1.680000000000E-003</text:p>
          </table:table-cell>
          <table:table-cell table:formula="of:=EXP(-2046.392457*[.A86]-10.23196229+0.0002093861043*10000)" office:value-type="float" office:value="0.00000938835398323655">
            <text:p>9.388353983237E-006</text:p>
          </table:table-cell>
          <table:table-cell table:formula="of:=1+0.01105400249*SQRT(([.B86])/(0.0000001194208575+0.0002*[.B86]))" office:value-type="float" office:value="1.09724930813713">
            <text:p>1.097249308137E+000</text:p>
          </table:table-cell>
          <table:table-cell table:formula="of:=1-0.01105400249*SQRT(([.B86])/(0.0000001194208575+0.0002*[.B86]))" office:value-type="float" office:value="0.902750691862871">
            <text:p>9.027506918629E-001</text:p>
          </table:table-cell>
          <table:table-cell table:formula="of:=0.001*EXP(3069.588686*[.A86]-0.0003140791565*10000)*POWER((0.943135751+1579.515969*[.B86]);3/2)" office:value-type="float" office:value="0.00704065404225577">
            <text:p>7.040654042256E-03</text:p>
          </table:table-cell>
          <table:table-cell table:formula="of:=1-[.E86]" office:value-type="float" office:value="0.992959345957744">
            <text:p>9.929593459577E-01</text:p>
          </table:table-cell>
          <table:table-cell table:formula="of:=[.F86]/[.E86]" office:value-type="float" office:value="141.032259218862">
            <text:p>1.410322592189E+02</text:p>
          </table:table-cell>
          <table:table-cell table:formula="of:=22138.0974/0.2*[.E86]" office:value-type="float" office:value="779.33342473581">
            <text:p>7.793334247358E+02</text:p>
          </table:table-cell>
          <table:table-cell table:formula="of:=[.H86]/2" office:value-type="float" office:value="389.666712367905">
            <text:p>3.896667123679E+02</text:p>
          </table:table-cell>
          <table:table-cell table:formula="of:=[.H86]/[.E86]" office:value-type="float" office:value="110690.487">
            <text:p>1.106904870000E+05</text:p>
          </table:table-cell>
          <table:table-cell table:formula="of:=[.I86]/[.E86]" office:value-type="float" office:value="55345.2435">
            <text:p>5.534524350000E+04</text:p>
          </table:table-cell>
          <table:table-cell/>
          <table:table-cell table:formula="of:=[.C86]*[.E86]+[.F86]" office:value-type="float" office:value="1.00068469873444">
            <text:p>1.000684698734E+00</text:p>
          </table:table-cell>
          <table:table-cell table:formula="of:=[.D86]*[.E86]+[.F86]" office:value-type="float" office:value="0.999315301265558">
            <text:p>9.993153012656E-01</text:p>
          </table:table-cell>
        </table:table-row>
        <table:table-row table:style-name="ro4">
          <table:table-cell office:value-type="float" office:value="0.0017">
            <text:p>1.700000000000E-003</text:p>
          </table:table-cell>
          <table:table-cell table:formula="of:=EXP(-2046.392457*[.A87]-10.23196229+0.0002093861043*10000)" office:value-type="float" office:value="0.00000901186582578525">
            <text:p>9.011865825785E-006</text:p>
          </table:table-cell>
          <table:table-cell table:formula="of:=1+0.01105400249*SQRT(([.B87])/(0.0000001194208575+0.0002*[.B87]))" office:value-type="float" office:value="1.09530901683771">
            <text:p>1.095309016838E+000</text:p>
          </table:table-cell>
          <table:table-cell table:formula="of:=1-0.01105400249*SQRT(([.B87])/(0.0000001194208575+0.0002*[.B87]))" office:value-type="float" office:value="0.904690983162286">
            <text:p>9.046909831623E-001</text:p>
          </table:table-cell>
          <table:table-cell table:formula="of:=0.001*EXP(3069.588686*[.A87]-0.0003140791565*10000)*POWER((0.943135751+1579.515969*[.B87]);3/2)" office:value-type="float" office:value="0.00747946607995013">
            <text:p>7.479466079950E-03</text:p>
          </table:table-cell>
          <table:table-cell table:formula="of:=1-[.E87]" office:value-type="float" office:value="0.99252053392005">
            <text:p>9.925205339201E-01</text:p>
          </table:table-cell>
          <table:table-cell table:formula="of:=[.F87]/[.E87]" office:value-type="float" office:value="132.699382992144">
            <text:p>1.326993829921E+02</text:p>
          </table:table-cell>
          <table:table-cell table:formula="of:=22138.0974/0.2*[.E87]" office:value-type="float" office:value="827.905742889661">
            <text:p>8.279057428897E+02</text:p>
          </table:table-cell>
          <table:table-cell table:formula="of:=[.H87]/2" office:value-type="float" office:value="413.95287144483">
            <text:p>4.139528714448E+02</text:p>
          </table:table-cell>
          <table:table-cell table:formula="of:=[.H87]/[.E87]" office:value-type="float" office:value="110690.487">
            <text:p>1.106904870000E+05</text:p>
          </table:table-cell>
          <table:table-cell table:formula="of:=[.I87]/[.E87]" office:value-type="float" office:value="55345.2435">
            <text:p>5.534524350000E+04</text:p>
          </table:table-cell>
          <table:table-cell/>
          <table:table-cell table:formula="of:=[.C87]*[.E87]+[.F87]" office:value-type="float" office:value="1.00071286055855">
            <text:p>1.000712860559E+00</text:p>
          </table:table-cell>
          <table:table-cell table:formula="of:=[.D87]*[.E87]+[.F87]" office:value-type="float" office:value="0.999287139441449">
            <text:p>9.992871394414E-01</text:p>
          </table:table-cell>
        </table:table-row>
        <table:table-row table:style-name="ro4">
          <table:table-cell office:value-type="float" office:value="0.00172">
            <text:p>1.720000000000E-003</text:p>
          </table:table-cell>
          <table:table-cell table:formula="of:=EXP(-2046.392457*[.A88]-10.23196229+0.0002093861043*10000)" office:value-type="float" office:value="0.00000865047545149744">
            <text:p>8.650475451497E-006</text:p>
          </table:table-cell>
          <table:table-cell table:formula="of:=1+0.01105400249*SQRT(([.B88])/(0.0000001194208575+0.0002*[.B88]))" office:value-type="float" office:value="1.09340629166594">
            <text:p>1.093406291666E+000</text:p>
          </table:table-cell>
          <table:table-cell table:formula="of:=1-0.01105400249*SQRT(([.B88])/(0.0000001194208575+0.0002*[.B88]))" office:value-type="float" office:value="0.906593708334059">
            <text:p>9.065937083341E-001</text:p>
          </table:table-cell>
          <table:table-cell table:formula="of:=0.001*EXP(3069.588686*[.A88]-0.0003140791565*10000)*POWER((0.943135751+1579.515969*[.B88]);3/2)" office:value-type="float" office:value="0.00794591974689255">
            <text:p>7.945919746893E-03</text:p>
          </table:table-cell>
          <table:table-cell table:formula="of:=1-[.E88]" office:value-type="float" office:value="0.992054080253107">
            <text:p>9.920540802531E-01</text:p>
          </table:table-cell>
          <table:table-cell table:formula="of:=[.F88]/[.E88]" office:value-type="float" office:value="124.850755086103">
            <text:p>1.248507550861E+02</text:p>
          </table:table-cell>
          <table:table-cell table:formula="of:=22138.0974/0.2*[.E88]" office:value-type="float" office:value="879.537726446453">
            <text:p>8.795377264465E+02</text:p>
          </table:table-cell>
          <table:table-cell table:formula="of:=[.H88]/2" office:value-type="float" office:value="439.768863223226">
            <text:p>4.397688632232E+02</text:p>
          </table:table-cell>
          <table:table-cell table:formula="of:=[.H88]/[.E88]" office:value-type="float" office:value="110690.487">
            <text:p>1.106904870000E+05</text:p>
          </table:table-cell>
          <table:table-cell table:formula="of:=[.I88]/[.E88]" office:value-type="float" office:value="55345.2435">
            <text:p>5.534524350000E+04</text:p>
          </table:table-cell>
          <table:table-cell/>
          <table:table-cell table:formula="of:=[.C88]*[.E88]+[.F88]" office:value-type="float" office:value="1.00074219889743">
            <text:p>1.000742198897E+00</text:p>
          </table:table-cell>
          <table:table-cell table:formula="of:=[.D88]*[.E88]+[.F88]" office:value-type="float" office:value="0.999257801102568">
            <text:p>9.992578011026E-01</text:p>
          </table:table-cell>
        </table:table-row>
        <table:table-row table:style-name="ro4">
          <table:table-cell office:value-type="float" office:value="0.00174">
            <text:p>1.740000000000E-003</text:p>
          </table:table-cell>
          <table:table-cell table:formula="of:=EXP(-2046.392457*[.A89]-10.23196229+0.0002093861043*10000)" office:value-type="float" office:value="0.0000083035774148845">
            <text:p>8.303577414885E-006</text:p>
          </table:table-cell>
          <table:table-cell table:formula="of:=1+0.01105400249*SQRT(([.B89])/(0.0000001194208575+0.0002*[.B89]))" office:value-type="float" office:value="1.09154047263661">
            <text:p>1.091540472637E+000</text:p>
          </table:table-cell>
          <table:table-cell table:formula="of:=1-0.01105400249*SQRT(([.B89])/(0.0000001194208575+0.0002*[.B89]))" office:value-type="float" office:value="0.908459527363389">
            <text:p>9.084595273634E-001</text:p>
          </table:table-cell>
          <table:table-cell table:formula="of:=0.001*EXP(3069.588686*[.A89]-0.0003140791565*10000)*POWER((0.943135751+1579.515969*[.B89]);3/2)" office:value-type="float" office:value="0.00844176220651895">
            <text:p>8.441762206519E-03</text:p>
          </table:table-cell>
          <table:table-cell table:formula="of:=1-[.E89]" office:value-type="float" office:value="0.991558237793481">
            <text:p>9.915582377935E-01</text:p>
          </table:table-cell>
          <table:table-cell table:formula="of:=[.F89]/[.E89]" office:value-type="float" office:value="117.458679069137">
            <text:p>1.174586790691E+02</text:p>
          </table:table-cell>
          <table:table-cell table:formula="of:=22138.0974/0.2*[.E89]" office:value-type="float" office:value="934.422769777778">
            <text:p>9.344227697778E+02</text:p>
          </table:table-cell>
          <table:table-cell table:formula="of:=[.H89]/2" office:value-type="float" office:value="467.211384888889">
            <text:p>4.672113848889E+02</text:p>
          </table:table-cell>
          <table:table-cell table:formula="of:=[.H89]/[.E89]" office:value-type="float" office:value="110690.487">
            <text:p>1.106904870000E+05</text:p>
          </table:table-cell>
          <table:table-cell table:formula="of:=[.I89]/[.E89]" office:value-type="float" office:value="55345.2435">
            <text:p>5.534524350000E+04</text:p>
          </table:table-cell>
          <table:table-cell/>
          <table:table-cell table:formula="of:=[.C89]*[.E89]+[.F89]" office:value-type="float" office:value="1.00077276290227">
            <text:p>1.000772762902E+00</text:p>
          </table:table-cell>
          <table:table-cell table:formula="of:=[.D89]*[.E89]+[.F89]" office:value-type="float" office:value="0.999227237097729">
            <text:p>9.992272370977E-01</text:p>
          </table:table-cell>
        </table:table-row>
        <table:table-row table:style-name="ro4">
          <table:table-cell office:value-type="float" office:value="0.00176">
            <text:p>1.760000000000E-003</text:p>
          </table:table-cell>
          <table:table-cell table:formula="of:=EXP(-2046.392457*[.A90]-10.23196229+0.0002093861043*10000)" office:value-type="float" office:value="0.00000797059054979972">
            <text:p>7.970590549800E-006</text:p>
          </table:table-cell>
          <table:table-cell table:formula="of:=1+0.01105400249*SQRT(([.B90])/(0.0000001194208575+0.0002*[.B90]))" office:value-type="float" office:value="1.08971090735448">
            <text:p>1.089710907354E+000</text:p>
          </table:table-cell>
          <table:table-cell table:formula="of:=1-0.01105400249*SQRT(([.B90])/(0.0000001194208575+0.0002*[.B90]))" office:value-type="float" office:value="0.910289092645516">
            <text:p>9.102890926455E-001</text:p>
          </table:table-cell>
          <table:table-cell table:formula="of:=0.001*EXP(3069.588686*[.A90]-0.0003140791565*10000)*POWER((0.943135751+1579.515969*[.B90]);3/2)" office:value-type="float" office:value="0.00896885118391253">
            <text:p>8.968851183913E-03</text:p>
          </table:table-cell>
          <table:table-cell table:formula="of:=1-[.E90]" office:value-type="float" office:value="0.991031148816087">
            <text:p>9.910311488161E-01</text:p>
          </table:table-cell>
          <table:table-cell table:formula="of:=[.F90]/[.E90]" office:value-type="float" office:value="110.496999949526">
            <text:p>1.104969999495E+02</text:p>
          </table:table-cell>
          <table:table-cell table:formula="of:=22138.0974/0.2*[.E90]" office:value-type="float" office:value="992.766505377804">
            <text:p>9.927665053778E+02</text:p>
          </table:table-cell>
          <table:table-cell table:formula="of:=[.H90]/2" office:value-type="float" office:value="496.383252688902">
            <text:p>4.963832526889E+02</text:p>
          </table:table-cell>
          <table:table-cell table:formula="of:=[.H90]/[.E90]" office:value-type="float" office:value="110690.487">
            <text:p>1.106904870000E+05</text:p>
          </table:table-cell>
          <table:table-cell table:formula="of:=[.I90]/[.E90]" office:value-type="float" office:value="55345.2435">
            <text:p>5.534524350000E+04</text:p>
          </table:table-cell>
          <table:table-cell/>
          <table:table-cell table:formula="of:=[.C90]*[.E90]+[.F90]" office:value-type="float" office:value="1.00080460377764">
            <text:p>1.000804603778E+00</text:p>
          </table:table-cell>
          <table:table-cell table:formula="of:=[.D90]*[.E90]+[.F90]" office:value-type="float" office:value="0.999195396222364">
            <text:p>9.991953962224E-01</text:p>
          </table:table-cell>
        </table:table-row>
        <table:table-row table:style-name="ro4">
          <table:table-cell office:value-type="float" office:value="0.00178">
            <text:p>1.780000000000E-003</text:p>
          </table:table-cell>
          <table:table-cell table:formula="of:=EXP(-2046.392457*[.A91]-10.23196229+0.0002093861043*10000)" office:value-type="float" office:value="0.0000076509569957975">
            <text:p>7.650956995798E-006</text:p>
          </table:table-cell>
          <table:table-cell table:formula="of:=1+0.01105400249*SQRT(([.B91])/(0.0000001194208575+0.0002*[.B91]))" office:value-type="float" office:value="1.08791695118259">
            <text:p>1.087916951183E+000</text:p>
          </table:table-cell>
          <table:table-cell table:formula="of:=1-0.01105400249*SQRT(([.B91])/(0.0000001194208575+0.0002*[.B91]))" office:value-type="float" office:value="0.912083048817407">
            <text:p>9.120830488174E-001</text:p>
          </table:table-cell>
          <table:table-cell table:formula="of:=0.001*EXP(3069.588686*[.A91]-0.0003140791565*10000)*POWER((0.943135751+1579.515969*[.B91]);3/2)" office:value-type="float" office:value="0.00952916196478954">
            <text:p>9.529161964790E-03</text:p>
          </table:table-cell>
          <table:table-cell table:formula="of:=1-[.E91]" office:value-type="float" office:value="0.99047083803521">
            <text:p>9.904708380352E-01</text:p>
          </table:table-cell>
          <table:table-cell table:formula="of:=[.F91]/[.E91]" office:value-type="float" office:value="103.941022483931">
            <text:p>1.039410224839E+02</text:p>
          </table:table-cell>
          <table:table-cell table:formula="of:=22138.0974/0.2*[.E91]" office:value-type="float" office:value="1054.78757858443">
            <text:p>1.054787578584E+03</text:p>
          </table:table-cell>
          <table:table-cell table:formula="of:=[.H91]/2" office:value-type="float" office:value="527.393789292216">
            <text:p>5.273937892922E+02</text:p>
          </table:table-cell>
          <table:table-cell table:formula="of:=[.H91]/[.E91]" office:value-type="float" office:value="110690.487">
            <text:p>1.106904870000E+05</text:p>
          </table:table-cell>
          <table:table-cell table:formula="of:=[.I91]/[.E91]" office:value-type="float" office:value="55345.2435">
            <text:p>5.534524350000E+04</text:p>
          </table:table-cell>
          <table:table-cell/>
          <table:table-cell table:formula="of:=[.C91]*[.E91]+[.F91]" office:value-type="float" office:value="1.00083777486727">
            <text:p>1.000837774867E+00</text:p>
          </table:table-cell>
          <table:table-cell table:formula="of:=[.D91]*[.E91]+[.F91]" office:value-type="float" office:value="0.999162225132731">
            <text:p>9.991622251327E-01</text:p>
          </table:table-cell>
        </table:table-row>
        <table:table-row table:style-name="ro4">
          <table:table-cell office:value-type="float" office:value="0.0018">
            <text:p>1.800000000000E-003</text:p>
          </table:table-cell>
          <table:table-cell table:formula="of:=EXP(-2046.392457*[.A92]-10.23196229+0.0002093861043*10000)" office:value-type="float" office:value="0.00000734414126353704">
            <text:p>7.344141263537E-006</text:p>
          </table:table-cell>
          <table:table-cell table:formula="of:=1+0.01105400249*SQRT(([.B92])/(0.0000001194208575+0.0002*[.B92]))" office:value-type="float" office:value="1.08615796739005">
            <text:p>1.086157967390E+000</text:p>
          </table:table-cell>
          <table:table-cell table:formula="of:=1-0.01105400249*SQRT(([.B92])/(0.0000001194208575+0.0002*[.B92]))" office:value-type="float" office:value="0.913842032609947">
            <text:p>9.138420326099E-001</text:p>
          </table:table-cell>
          <table:table-cell table:formula="of:=0.001*EXP(3069.588686*[.A92]-0.0003140791565*10000)*POWER((0.943135751+1579.515969*[.B92]);3/2)" office:value-type="float" office:value="0.0101247948376029">
            <text:p>1.012479483760E-02</text:p>
          </table:table-cell>
          <table:table-cell table:formula="of:=1-[.E92]" office:value-type="float" office:value="0.989875205162397">
            <text:p>9.898752051624E-01</text:p>
          </table:table-cell>
          <table:table-cell table:formula="of:=[.F92]/[.E92]" office:value-type="float" office:value="97.767433418607">
            <text:p>9.776743341861E+01</text:p>
          </table:table-cell>
          <table:table-cell table:formula="of:=22138.0974/0.2*[.E92]" office:value-type="float" office:value="1120.71847134935">
            <text:p>1.120718471349E+03</text:p>
          </table:table-cell>
          <table:table-cell table:formula="of:=[.H92]/2" office:value-type="float" office:value="560.359235674676">
            <text:p>5.603592356747E+02</text:p>
          </table:table-cell>
          <table:table-cell table:formula="of:=[.H92]/[.E92]" office:value-type="float" office:value="110690.487">
            <text:p>1.106904870000E+05</text:p>
          </table:table-cell>
          <table:table-cell table:formula="of:=[.I92]/[.E92]" office:value-type="float" office:value="55345.2435">
            <text:p>5.534524350000E+04</text:p>
          </table:table-cell>
          <table:table-cell/>
          <table:table-cell table:formula="of:=[.C92]*[.E92]+[.F92]" office:value-type="float" office:value="1.00087233174345">
            <text:p>1.000872331743E+00</text:p>
          </table:table-cell>
          <table:table-cell table:formula="of:=[.D92]*[.E92]+[.F92]" office:value-type="float" office:value="0.999127668256551">
            <text:p>9.991276682566E-01</text:p>
          </table:table-cell>
        </table:table-row>
        <table:table-row table:style-name="ro4">
          <table:table-cell office:value-type="float" office:value="0.00182">
            <text:p>1.820000000000E-003</text:p>
          </table:table-cell>
          <table:table-cell table:formula="of:=EXP(-2046.392457*[.A93]-10.23196229+0.0002093861043*10000)" office:value-type="float" office:value="0.00000704962933766504">
            <text:p>7.049629337665E-006</text:p>
          </table:table-cell>
          <table:table-cell table:formula="of:=1+0.01105400249*SQRT(([.B93])/(0.0000001194208575+0.0002*[.B93]))" office:value-type="float" office:value="1.08443332728058">
            <text:p>1.084433327281E+000</text:p>
          </table:table-cell>
          <table:table-cell table:formula="of:=1-0.01105400249*SQRT(([.B93])/(0.0000001194208575+0.0002*[.B93]))" office:value-type="float" office:value="0.915566672719421">
            <text:p>9.155666727194E-001</text:p>
          </table:table-cell>
          <table:table-cell table:formula="of:=0.001*EXP(3069.588686*[.A93]-0.0003140791565*10000)*POWER((0.943135751+1579.515969*[.B93]);3/2)" office:value-type="float" office:value="0.0107579830068189">
            <text:p>1.075798300682E-02</text:p>
          </table:table-cell>
          <table:table-cell table:formula="of:=1-[.E93]" office:value-type="float" office:value="0.989242016993181">
            <text:p>9.892420169932E-01</text:p>
          </table:table-cell>
          <table:table-cell table:formula="of:=[.F93]/[.E93]" office:value-type="float" office:value="91.9542275132948">
            <text:p>9.195422751329E+01</text:p>
          </table:table-cell>
          <table:table-cell table:formula="of:=22138.0974/0.2*[.E93]" office:value-type="float" office:value="1190.8063781625">
            <text:p>1.190806378163E+03</text:p>
          </table:table-cell>
          <table:table-cell table:formula="of:=[.H93]/2" office:value-type="float" office:value="595.403189081252">
            <text:p>5.954031890813E+02</text:p>
          </table:table-cell>
          <table:table-cell table:formula="of:=[.H93]/[.E93]" office:value-type="float" office:value="110690.487">
            <text:p>1.106904870000E+05</text:p>
          </table:table-cell>
          <table:table-cell table:formula="of:=[.I93]/[.E93]" office:value-type="float" office:value="55345.2435">
            <text:p>5.534524350000E+04</text:p>
          </table:table-cell>
          <table:table-cell/>
          <table:table-cell table:formula="of:=[.C93]*[.E93]+[.F93]" office:value-type="float" office:value="1.00090833230009">
            <text:p>1.000908332300E+00</text:p>
          </table:table-cell>
          <table:table-cell table:formula="of:=[.D93]*[.E93]+[.F93]" office:value-type="float" office:value="0.999091667699906">
            <text:p>9.990916676999E-01</text:p>
          </table:table-cell>
        </table:table-row>
        <table:table-row table:style-name="ro4">
          <table:table-cell office:value-type="float" office:value="0.00184">
            <text:p>1.840000000000E-003</text:p>
          </table:table-cell>
          <table:table-cell table:formula="of:=EXP(-2046.392457*[.A94]-10.23196229+0.0002093861043*10000)" office:value-type="float" office:value="0.00000676692781567393">
            <text:p>6.766927815674E-006</text:p>
          </table:table-cell>
          <table:table-cell table:formula="of:=1+0.01105400249*SQRT(([.B94])/(0.0000001194208575+0.0002*[.B94]))" office:value-type="float" office:value="1.08274241030292">
            <text:p>1.082742410303E+000</text:p>
          </table:table-cell>
          <table:table-cell table:formula="of:=1-0.01105400249*SQRT(([.B94])/(0.0000001194208575+0.0002*[.B94]))" office:value-type="float" office:value="0.917257589697085">
            <text:p>9.172575896971E-001</text:p>
          </table:table-cell>
          <table:table-cell table:formula="of:=0.001*EXP(3069.588686*[.A94]-0.0003140791565*10000)*POWER((0.943135751+1579.515969*[.B94]);3/2)" office:value-type="float" office:value="0.011431101007199">
            <text:p>1.143110100720E-02</text:p>
          </table:table-cell>
          <table:table-cell table:formula="of:=1-[.E94]" office:value-type="float" office:value="0.988568898992801">
            <text:p>9.885688989928E-01</text:p>
          </table:table-cell>
          <table:table-cell table:formula="of:=[.F94]/[.E94]" office:value-type="float" office:value="86.4806371993589">
            <text:p>8.648063719936E+01</text:p>
          </table:table-cell>
          <table:table-cell table:formula="of:=22138.0974/0.2*[.E94]" office:value-type="float" office:value="1265.31413743304">
            <text:p>1.265314137433E+03</text:p>
          </table:table-cell>
          <table:table-cell table:formula="of:=[.H94]/2" office:value-type="float" office:value="632.657068716522">
            <text:p>6.326570687165E+02</text:p>
          </table:table-cell>
          <table:table-cell table:formula="of:=[.H94]/[.E94]" office:value-type="float" office:value="110690.487">
            <text:p>1.106904870000E+05</text:p>
          </table:table-cell>
          <table:table-cell table:formula="of:=[.I94]/[.E94]" office:value-type="float" office:value="55345.2435">
            <text:p>5.534524350000E+04</text:p>
          </table:table-cell>
          <table:table-cell/>
          <table:table-cell table:formula="of:=[.C94]*[.E94]+[.F94]" office:value-type="float" office:value="1.00094583684975">
            <text:p>1.000945836850E+00</text:p>
          </table:table-cell>
          <table:table-cell table:formula="of:=[.D94]*[.E94]+[.F94]" office:value-type="float" office:value="0.999054163150248">
            <text:p>9.990541631502E-01</text:p>
          </table:table-cell>
        </table:table-row>
        <table:table-row table:style-name="ro4">
          <table:table-cell office:value-type="float" office:value="0.00186">
            <text:p>1.860000000000E-003</text:p>
          </table:table-cell>
          <table:table-cell table:formula="of:=EXP(-2046.392457*[.A95]-10.23196229+0.0002093861043*10000)" office:value-type="float" office:value="0.00000649556308129365">
            <text:p>6.495563081294E-006</text:p>
          </table:table-cell>
          <table:table-cell table:formula="of:=1+0.01105400249*SQRT(([.B95])/(0.0000001194208575+0.0002*[.B95]))" office:value-type="float" office:value="1.08108460414431">
            <text:p>1.081084604144E+000</text:p>
          </table:table-cell>
          <table:table-cell table:formula="of:=1-0.01105400249*SQRT(([.B95])/(0.0000001194208575+0.0002*[.B95]))" office:value-type="float" office:value="0.918915395855687">
            <text:p>9.189153958557E-001</text:p>
          </table:table-cell>
          <table:table-cell table:formula="of:=0.001*EXP(3069.588686*[.A95]-0.0003140791565*10000)*POWER((0.943135751+1579.515969*[.B95]);3/2)" office:value-type="float" office:value="0.012146673650808">
            <text:p>1.214667365081E-02</text:p>
          </table:table-cell>
          <table:table-cell table:formula="of:=1-[.E95]" office:value-type="float" office:value="0.987853326349192">
            <text:p>9.878533263492E-01</text:p>
          </table:table-cell>
          <table:table-cell table:formula="of:=[.F95]/[.E95]" office:value-type="float" office:value="81.3270657258073">
            <text:p>8.132706572581E+01</text:p>
          </table:table-cell>
          <table:table-cell table:formula="of:=22138.0974/0.2*[.E95]" office:value-type="float" office:value="1344.521221838">
            <text:p>1.344521221838E+03</text:p>
          </table:table-cell>
          <table:table-cell table:formula="of:=[.H95]/2" office:value-type="float" office:value="672.260610919002">
            <text:p>6.722606109190E+02</text:p>
          </table:table-cell>
          <table:table-cell table:formula="of:=[.H95]/[.E95]" office:value-type="float" office:value="110690.487">
            <text:p>1.106904870000E+05</text:p>
          </table:table-cell>
          <table:table-cell table:formula="of:=[.I95]/[.E95]" office:value-type="float" office:value="55345.2435">
            <text:p>5.534524350000E+04</text:p>
          </table:table-cell>
          <table:table-cell/>
          <table:table-cell table:formula="of:=[.C95]*[.E95]+[.F95]" office:value-type="float" office:value="1.00098490822465">
            <text:p>1.000984908225E+00</text:p>
          </table:table-cell>
          <table:table-cell table:formula="of:=[.D95]*[.E95]+[.F95]" office:value-type="float" office:value="0.999015091775354">
            <text:p>9.990150917754E-01</text:p>
          </table:table-cell>
        </table:table-row>
        <table:table-row table:style-name="ro4">
          <table:table-cell office:value-type="float" office:value="0.00188">
            <text:p>1.880000000000E-003</text:p>
          </table:table-cell>
          <table:table-cell table:formula="of:=EXP(-2046.392457*[.A96]-10.23196229+0.0002093861043*10000)" office:value-type="float" office:value="0.00000623508051103143">
            <text:p>6.235080511031E-006</text:p>
          </table:table-cell>
          <table:table-cell table:formula="of:=1+0.01105400249*SQRT(([.B96])/(0.0000001194208575+0.0002*[.B96]))" office:value-type="float" office:value="1.07945930480811">
            <text:p>1.079459304808E+000</text:p>
          </table:table-cell>
          <table:table-cell table:formula="of:=1-0.01105400249*SQRT(([.B96])/(0.0000001194208575+0.0002*[.B96]))" office:value-type="float" office:value="0.920540695191888">
            <text:p>9.205406951919E-001</text:p>
          </table:table-cell>
          <table:table-cell table:formula="of:=0.001*EXP(3069.588686*[.A96]-0.0003140791565*10000)*POWER((0.943135751+1579.515969*[.B96]);3/2)" office:value-type="float" office:value="0.0129073855404769">
            <text:p>1.290738554048E-02</text:p>
          </table:table-cell>
          <table:table-cell table:formula="of:=1-[.E96]" office:value-type="float" office:value="0.987092614459523">
            <text:p>9.870926144595E-01</text:p>
          </table:table-cell>
          <table:table-cell table:formula="of:=[.F96]/[.E96]" office:value-type="float" office:value="76.475023649371">
            <text:p>7.647502364937E+01</text:p>
          </table:table-cell>
          <table:table-cell table:formula="of:=22138.0974/0.2*[.E96]" office:value-type="float" office:value="1428.72479137215">
            <text:p>1.428724791372E+03</text:p>
          </table:table-cell>
          <table:table-cell table:formula="of:=[.H96]/2" office:value-type="float" office:value="714.362395686075">
            <text:p>7.143623956861E+02</text:p>
          </table:table-cell>
          <table:table-cell table:formula="of:=[.H96]/[.E96]" office:value-type="float" office:value="110690.487">
            <text:p>1.106904870000E+05</text:p>
          </table:table-cell>
          <table:table-cell table:formula="of:=[.I96]/[.E96]" office:value-type="float" office:value="55345.2435">
            <text:p>5.534524350000E+04</text:p>
          </table:table-cell>
          <table:table-cell/>
          <table:table-cell table:formula="of:=[.C96]*[.E96]+[.F96]" office:value-type="float" office:value="1.00102561188194">
            <text:p>1.001025611882E+00</text:p>
          </table:table-cell>
          <table:table-cell table:formula="of:=[.D96]*[.E96]+[.F96]" office:value-type="float" office:value="0.998974388118063">
            <text:p>9.989743881181E-01</text:p>
          </table:table-cell>
        </table:table-row>
        <table:table-row table:style-name="ro4">
          <table:table-cell office:value-type="float" office:value="0.0019">
            <text:p>1.900000000000E-003</text:p>
          </table:table-cell>
          <table:table-cell table:formula="of:=EXP(-2046.392457*[.A97]-10.23196229+0.0002093861043*10000)" office:value-type="float" office:value="0.00000598504371253084">
            <text:p>5.985043712531E-006</text:p>
          </table:table-cell>
          <table:table-cell table:formula="of:=1+0.01105400249*SQRT(([.B97])/(0.0000001194208575+0.0002*[.B97]))" office:value-type="float" office:value="1.07786591667647">
            <text:p>1.077865916676E+000</text:p>
          </table:table-cell>
          <table:table-cell table:formula="of:=1-0.01105400249*SQRT(([.B97])/(0.0000001194208575+0.0002*[.B97]))" office:value-type="float" office:value="0.922134083323529">
            <text:p>9.221340833235E-001</text:p>
          </table:table-cell>
          <table:table-cell table:formula="of:=0.001*EXP(3069.588686*[.A97]-0.0003140791565*10000)*POWER((0.943135751+1579.515969*[.B97]);3/2)" office:value-type="float" office:value="0.0137160911855863">
            <text:p>1.371609118559E-02</text:p>
          </table:table-cell>
          <table:table-cell table:formula="of:=1-[.E97]" office:value-type="float" office:value="0.986283908814414">
            <text:p>9.862839088144E-01</text:p>
          </table:table-cell>
          <table:table-cell table:formula="of:=[.F97]/[.E97]" office:value-type="float" office:value="71.9070685277202">
            <text:p>7.190706852772E+01</text:p>
          </table:table-cell>
          <table:table-cell table:formula="of:=22138.0974/0.2*[.E97]" office:value-type="float" office:value="1518.24081306896">
            <text:p>1.518240813069E+03</text:p>
          </table:table-cell>
          <table:table-cell table:formula="of:=[.H97]/2" office:value-type="float" office:value="759.120406534478">
            <text:p>7.591204065345E+02</text:p>
          </table:table-cell>
          <table:table-cell table:formula="of:=[.H97]/[.E97]" office:value-type="float" office:value="110690.487">
            <text:p>1.106904870000E+05</text:p>
          </table:table-cell>
          <table:table-cell table:formula="of:=[.I97]/[.E97]" office:value-type="float" office:value="55345.2435">
            <text:p>5.534524350000E+04</text:p>
          </table:table-cell>
          <table:table-cell/>
          <table:table-cell table:formula="of:=[.C97]*[.E97]+[.F97]" office:value-type="float" office:value="1.00106801601338">
            <text:p>1.001068016013E+00</text:p>
          </table:table-cell>
          <table:table-cell table:formula="of:=[.D97]*[.E97]+[.F97]" office:value-type="float" office:value="0.998931983986616">
            <text:p>9.989319839866E-01</text:p>
          </table:table-cell>
        </table:table-row>
        <table:table-row table:style-name="ro4">
          <table:table-cell office:value-type="float" office:value="0.00192">
            <text:p>1.920000000000E-003</text:p>
          </table:table-cell>
          <table:table-cell table:formula="of:=EXP(-2046.392457*[.A98]-10.23196229+0.0002093861043*10000)" office:value-type="float" office:value="0.00000574503379347371">
            <text:p>5.745033793474E-006</text:p>
          </table:table-cell>
          <table:table-cell table:formula="of:=1+0.01105400249*SQRT(([.B98])/(0.0000001194208575+0.0002*[.B98]))" office:value-type="float" office:value="1.07630385255921">
            <text:p>1.076303852559E+000</text:p>
          </table:table-cell>
          <table:table-cell table:formula="of:=1-0.01105400249*SQRT(([.B98])/(0.0000001194208575+0.0002*[.B98]))" office:value-type="float" office:value="0.923696147440792">
            <text:p>9.236961474408E-001</text:p>
          </table:table-cell>
          <table:table-cell table:formula="of:=0.001*EXP(3069.588686*[.A98]-0.0003140791565*10000)*POWER((0.943135751+1579.515969*[.B98]);3/2)" office:value-type="float" office:value="0.0145758257583045">
            <text:p>1.457582575830E-02</text:p>
          </table:table-cell>
          <table:table-cell table:formula="of:=1-[.E98]" office:value-type="float" office:value="0.985424174241695">
            <text:p>9.854241742417E-01</text:p>
          </table:table-cell>
          <table:table-cell table:formula="of:=[.F98]/[.E98]" office:value-type="float" office:value="67.6067476781038">
            <text:p>6.760674767810E+01</text:p>
          </table:table-cell>
          <table:table-cell table:formula="of:=22138.0974/0.2*[.E98]" office:value-type="float" office:value="1613.40525161387">
            <text:p>1.613405251614E+03</text:p>
          </table:table-cell>
          <table:table-cell table:formula="of:=[.H98]/2" office:value-type="float" office:value="806.702625806933">
            <text:p>8.067026258069E+02</text:p>
          </table:table-cell>
          <table:table-cell table:formula="of:=[.H98]/[.E98]" office:value-type="float" office:value="110690.487">
            <text:p>1.106904870000E+05</text:p>
          </table:table-cell>
          <table:table-cell table:formula="of:=[.I98]/[.E98]" office:value-type="float" office:value="55345.2435">
            <text:p>5.534524350000E+04</text:p>
          </table:table-cell>
          <table:table-cell/>
          <table:table-cell table:formula="of:=[.C98]*[.E98]+[.F98]" office:value-type="float" office:value="1.00111219165959">
            <text:p>1.001112191660E+00</text:p>
          </table:table-cell>
          <table:table-cell table:formula="of:=[.D98]*[.E98]+[.F98]" office:value-type="float" office:value="0.99888780834041">
            <text:p>9.988878083404E-01</text:p>
          </table:table-cell>
        </table:table-row>
        <table:table-row table:style-name="ro4">
          <table:table-cell office:value-type="float" office:value="0.00194">
            <text:p>1.940000000000E-003</text:p>
          </table:table-cell>
          <table:table-cell table:formula="of:=EXP(-2046.392457*[.A99]-10.23196229+0.0002093861043*10000)" office:value-type="float" office:value="0.0000055146486598004">
            <text:p>5.514648659800E-006</text:p>
          </table:table-cell>
          <table:table-cell table:formula="of:=1+0.01105400249*SQRT(([.B99])/(0.0000001194208575+0.0002*[.B99]))" office:value-type="float" office:value="1.07477253372969">
            <text:p>1.074772533730E+000</text:p>
          </table:table-cell>
          <table:table-cell table:formula="of:=1-0.01105400249*SQRT(([.B99])/(0.0000001194208575+0.0002*[.B99]))" office:value-type="float" office:value="0.925227466270312">
            <text:p>9.252274662703E-001</text:p>
          </table:table-cell>
          <table:table-cell table:formula="of:=0.001*EXP(3069.588686*[.A99]-0.0003140791565*10000)*POWER((0.943135751+1579.515969*[.B99]);3/2)" office:value-type="float" office:value="0.0154898165308318">
            <text:p>1.548981653083E-02</text:p>
          </table:table-cell>
          <table:table-cell table:formula="of:=1-[.E99]" office:value-type="float" office:value="0.984510183469168">
            <text:p>9.845101834692E-01</text:p>
          </table:table-cell>
          <table:table-cell table:formula="of:=[.F99]/[.E99]" office:value-type="float" office:value="63.5585438671621">
            <text:p>6.355854386716E+01</text:p>
          </table:table-cell>
          <table:table-cell table:formula="of:=22138.0974/0.2*[.E99]" office:value-type="float" office:value="1714.57533533843">
            <text:p>1.714575335338E+03</text:p>
          </table:table-cell>
          <table:table-cell table:formula="of:=[.H99]/2" office:value-type="float" office:value="857.287667669213">
            <text:p>8.572876676692E+02</text:p>
          </table:table-cell>
          <table:table-cell table:formula="of:=[.H99]/[.E99]" office:value-type="float" office:value="110690.487">
            <text:p>1.106904870000E+05</text:p>
          </table:table-cell>
          <table:table-cell table:formula="of:=[.I99]/[.E99]" office:value-type="float" office:value="55345.2435">
            <text:p>5.534524350000E+04</text:p>
          </table:table-cell>
          <table:table-cell/>
          <table:table-cell table:formula="of:=[.C99]*[.E99]+[.F99]" office:value-type="float" office:value="1.00115821282902">
            <text:p>1.001158212829E+00</text:p>
          </table:table-cell>
          <table:table-cell table:formula="of:=[.D99]*[.E99]+[.F99]" office:value-type="float" office:value="0.998841787170982">
            <text:p>9.988417871710E-01</text:p>
          </table:table-cell>
        </table:table-row>
        <table:table-row table:style-name="ro4">
          <table:table-cell office:value-type="float" office:value="0.00196">
            <text:p>1.960000000000E-003</text:p>
          </table:table-cell>
          <table:table-cell table:formula="of:=EXP(-2046.392457*[.A100]-10.23196229+0.0002093861043*10000)" office:value-type="float" office:value="0.00000529350234207241">
            <text:p>5.293502342072E-006</text:p>
          </table:table-cell>
          <table:table-cell table:formula="of:=1+0.01105400249*SQRT(([.B100])/(0.0000001194208575+0.0002*[.B100]))" office:value-type="float" office:value="1.07327138994862">
            <text:p>1.073271389949E+000</text:p>
          </table:table-cell>
          <table:table-cell table:formula="of:=1-0.01105400249*SQRT(([.B100])/(0.0000001194208575+0.0002*[.B100]))" office:value-type="float" office:value="0.926728610051384">
            <text:p>9.267286100514E-001</text:p>
          </table:table-cell>
          <table:table-cell table:formula="of:=0.001*EXP(3069.588686*[.A100]-0.0003140791565*10000)*POWER((0.943135751+1579.515969*[.B100]);3/2)" office:value-type="float" office:value="0.0164614950367682">
            <text:p>1.646149503677E-02</text:p>
          </table:table-cell>
          <table:table-cell table:formula="of:=1-[.E100]" office:value-type="float" office:value="0.983538504963232">
            <text:p>9.835385049632E-01</text:p>
          </table:table-cell>
          <table:table-cell table:formula="of:=[.F100]/[.E100]" office:value-type="float" office:value="59.7478238013262">
            <text:p>5.974782380133E+01</text:p>
          </table:table-cell>
          <table:table-cell table:formula="of:=22138.0974/0.2*[.E100]" office:value-type="float" office:value="1822.13090236795">
            <text:p>1.822130902368E+03</text:p>
          </table:table-cell>
          <table:table-cell table:formula="of:=[.H100]/2" office:value-type="float" office:value="911.065451183977">
            <text:p>9.110654511840E+02</text:p>
          </table:table-cell>
          <table:table-cell table:formula="of:=[.H100]/[.E100]" office:value-type="float" office:value="110690.487">
            <text:p>1.106904870000E+05</text:p>
          </table:table-cell>
          <table:table-cell table:formula="of:=[.I100]/[.E100]" office:value-type="float" office:value="55345.2435">
            <text:p>5.534524350000E+04</text:p>
          </table:table-cell>
          <table:table-cell/>
          <table:table-cell table:formula="of:=[.C100]*[.E100]+[.F100]" office:value-type="float" office:value="1.00120615662198">
            <text:p>1.001206156622E+00</text:p>
          </table:table-cell>
          <table:table-cell table:formula="of:=[.D100]*[.E100]+[.F100]" office:value-type="float" office:value="0.998793843378024">
            <text:p>9.987938433780E-01</text:p>
          </table:table-cell>
        </table:table-row>
        <table:table-row table:style-name="ro4">
          <table:table-cell office:value-type="float" office:value="0.00198">
            <text:p>1.980000000000E-003</text:p>
          </table:table-cell>
          <table:table-cell table:formula="of:=EXP(-2046.392457*[.A101]-10.23196229+0.0002093861043*10000)" office:value-type="float" office:value="0.00000508122434884916">
            <text:p>5.081224348849E-006</text:p>
          </table:table-cell>
          <table:table-cell table:formula="of:=1+0.01105400249*SQRT(([.B101])/(0.0000001194208575+0.0002*[.B101]))" office:value-type="float" office:value="1.07179985947659">
            <text:p>1.071799859477E+000</text:p>
          </table:table-cell>
          <table:table-cell table:formula="of:=1-0.01105400249*SQRT(([.B101])/(0.0000001194208575+0.0002*[.B101]))" office:value-type="float" office:value="0.928200140523411">
            <text:p>9.282001405234E-001</text:p>
          </table:table-cell>
          <table:table-cell table:formula="of:=0.001*EXP(3069.588686*[.A101]-0.0003140791565*10000)*POWER((0.943135751+1579.515969*[.B101]);3/2)" office:value-type="float" office:value="0.0174945100024504">
            <text:p>1.749451000245E-02</text:p>
          </table:table-cell>
          <table:table-cell table:formula="of:=1-[.E101]" office:value-type="float" office:value="0.98250548999755">
            <text:p>9.825054899976E-01</text:p>
          </table:table-cell>
          <table:table-cell table:formula="of:=[.F101]/[.E101]" office:value-type="float" office:value="56.1607892910366">
            <text:p>5.616078929104E+01</text:p>
          </table:table-cell>
          <table:table-cell table:formula="of:=22138.0974/0.2*[.E101]" office:value-type="float" office:value="1936.47583199761">
            <text:p>1.936475831998E+03</text:p>
          </table:table-cell>
          <table:table-cell table:formula="of:=[.H101]/2" office:value-type="float" office:value="968.237915998804">
            <text:p>9.682379159988E+02</text:p>
          </table:table-cell>
          <table:table-cell table:formula="of:=[.H101]/[.E101]" office:value-type="float" office:value="110690.487">
            <text:p>1.106904870000E+05</text:p>
          </table:table-cell>
          <table:table-cell table:formula="of:=[.I101]/[.E101]" office:value-type="float" office:value="55345.2435">
            <text:p>5.534524350000E+04</text:p>
          </table:table-cell>
          <table:table-cell/>
          <table:table-cell table:formula="of:=[.C101]*[.E101]+[.F101]" office:value-type="float" office:value="1.00125610335979">
            <text:p>1.001256103360E+00</text:p>
          </table:table-cell>
          <table:table-cell table:formula="of:=[.D101]*[.E101]+[.F101]" office:value-type="float" office:value="0.998743896640212">
            <text:p>9.987438966402E-01</text:p>
          </table:table-cell>
        </table:table-row>
        <table:table-row table:style-name="ro4">
          <table:table-cell office:value-type="float" office:value="0.002">
            <text:p>2.000000000000E-003</text:p>
          </table:table-cell>
          <table:table-cell table:formula="of:=EXP(-2046.392457*[.A102]-10.23196229+0.0002093861043*10000)" office:value-type="float" office:value="0.00000487745904599514">
            <text:p>4.877459045995E-006</text:p>
          </table:table-cell>
          <table:table-cell table:formula="of:=1+0.01105400249*SQRT(([.B102])/(0.0000001194208575+0.0002*[.B102]))" office:value-type="float" office:value="1.07035738907618">
            <text:p>1.070357389076E+000</text:p>
          </table:table-cell>
          <table:table-cell table:formula="of:=1-0.01105400249*SQRT(([.B102])/(0.0000001194208575+0.0002*[.B102]))" office:value-type="float" office:value="0.929642610923818">
            <text:p>9.296426109238E-001</text:p>
          </table:table-cell>
          <table:table-cell table:formula="of:=0.001*EXP(3069.588686*[.A102]-0.0003140791565*10000)*POWER((0.943135751+1579.515969*[.B102]);3/2)" office:value-type="float" office:value="0.0185927410970115">
            <text:p>1.859274109701E-02</text:p>
          </table:table-cell>
          <table:table-cell table:formula="of:=1-[.E102]" office:value-type="float" office:value="0.981407258902988">
            <text:p>9.814072589030E-01</text:p>
          </table:table-cell>
          <table:table-cell table:formula="of:=[.F102]/[.E102]" office:value-type="float" office:value="52.7844309659501">
            <text:p>5.278443096595E+01</text:p>
          </table:table-cell>
          <table:table-cell table:formula="of:=22138.0974/0.2*[.E102]" office:value-type="float" office:value="2058.03956669312">
            <text:p>2.058039566693E+03</text:p>
          </table:table-cell>
          <table:table-cell table:formula="of:=[.H102]/2" office:value-type="float" office:value="1029.01978334656">
            <text:p>1.029019783347E+03</text:p>
          </table:table-cell>
          <table:table-cell table:formula="of:=[.H102]/[.E102]" office:value-type="float" office:value="110690.487">
            <text:p>1.106904870000E+05</text:p>
          </table:table-cell>
          <table:table-cell table:formula="of:=[.I102]/[.E102]" office:value-type="float" office:value="55345.2435">
            <text:p>5.534524350000E+04</text:p>
          </table:table-cell>
          <table:table-cell/>
          <table:table-cell table:formula="of:=[.C102]*[.E102]+[.F102]" office:value-type="float" office:value="1.00130813671936">
            <text:p>1.001308136719E+00</text:p>
          </table:table-cell>
          <table:table-cell table:formula="of:=[.D102]*[.E102]+[.F102]" office:value-type="float" office:value="0.998691863280645">
            <text:p>9.986918632806E-01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4">
          <table:table-cell table:style-name="Default" table:number-columns-repeated="2"/>
          <table:table-cell table:style-name="ce4" table:formula="of:=SUM([.C2:.C102])*0.2*0.0003" office:value-type="float" office:value="0.00736360047937591">
            <text:p>7.363600479376E-03</text:p>
          </table:table-cell>
          <table:table-cell table:style-name="ce4" table:formula="of:=SUM([.D2:.D102])*0.2*0.0003" office:value-type="float" office:value="0.00475639952062409">
            <text:p>4.756399520624E-03</text:p>
          </table:table-cell>
          <table:table-cell table:formula="of:=SUM([.E2:.E102])*0.2*0.0003" office:value-type="float" office:value="0.0000190611312179647">
            <text:p>1.906113121796E-05</text:p>
          </table:table-cell>
          <table:table-cell table:style-name="Default" table:number-columns-repeated="6"/>
          <table:table-cell/>
          <table:table-cell table:formula="of:=SUM([.M2:.M102])" office:value-type="float" office:value="101.032908289129">
            <text:p>1.010329082891E+02</text:p>
          </table:table-cell>
          <table:table-cell table:formula="of:=SUM([.N2:.N102])" office:value-type="float" office:value="100.967091710871">
            <text:p>1.009670917109E+02</text:p>
          </table:table-cell>
        </table:table-row>
        <table:table-row table:style-name="ro4">
          <table:table-cell table:style-name="Default" table:number-columns-repeated="2"/>
          <table:table-cell table:style-name="ce4" table:formula="of:=[.C104]+[.D104]+2*[.E104]" office:value-type="float" office:value="0.0121581222624359">
            <text:p>1.215812226244E-02</text:p>
          </table:table-cell>
          <table:table-cell table:style-name="Default" table:number-columns-repeated="8"/>
          <table:table-cell/>
          <table:table-cell table:style-name="Default" table:formula="of:=[.M104]+[.N104]" office:value-type="float" office:value="202">
            <text:p>202</text:p>
          </table:table-cell>
          <table:table-cell table:style-name="Default"/>
        </table:table-row>
      </table:table>
      <table:table table:name="time1000" table:style-name="ta1" table:print="false">
        <table:table-column table:style-name="co16" table:default-cell-style-name="ce1"/>
        <table:table-column table:style-name="co17" table:default-cell-style-name="ce5"/>
        <table:table-column table:style-name="co18" table:default-cell-style-name="ce1"/>
        <table:table-column table:style-name="co19" table:default-cell-style-name="ce1"/>
        <table:table-column table:style-name="co20" table:default-cell-style-name="ce4"/>
        <table:table-column table:style-name="co12" table:default-cell-style-name="ce4"/>
        <table:table-column table:style-name="co21" table:default-cell-style-name="ce4"/>
        <table:table-column table:style-name="co22" table:default-cell-style-name="ce4"/>
        <table:table-column table:style-name="co25" table:default-cell-style-name="ce4"/>
        <table:table-column table:style-name="co14" table:default-cell-style-name="ce4"/>
        <table:table-column table:style-name="co26" table:default-cell-style-name="ce4"/>
        <table:table-column table:style-name="co4" table:default-cell-style-name="Default"/>
        <table:table-column table:style-name="co29" table:default-cell-style-name="ce4"/>
        <table:table-column table:style-name="co21" table:default-cell-style-name="ce4"/>
        <table:table-row table:style-name="ro5">
          <table:table-cell office:value-type="string">
            <text:p>x</text:p>
          </table:table-cell>
          <table:table-cell office:value-type="string">
            <text:p>Exp-Term</text:p>
          </table:table-cell>
          <table:table-cell office:value-type="string">
            <text:p>C1(x,0)</text:p>
          </table:table-cell>
          <table:table-cell office:value-type="string">
            <text:p>C2(x,0)</text:p>
          </table:table-cell>
          <table:table-cell table:style-name="Default" office:value-type="string">
            <text:p>Poro(x,0)</text:p>
          </table:table-cell>
          <table:table-cell table:style-name="Default" office:value-type="string">
            <text:p>Inrt(x,0)</text:p>
          </table:table-cell>
          <table:table-cell table:style-name="Default" office:value-type="string">
            <text:p>incrt(Conc)</text:p>
          </table:table-cell>
          <table:table-cell table:style-name="Default" office:value-type="string">
            <text:p>H total</text:p>
          </table:table-cell>
          <table:table-cell table:style-name="Default" office:value-type="string">
            <text:p>O total</text:p>
          </table:table-cell>
          <table:table-cell table:style-name="Default" office:value-type="string">
            <text:p>H(conc)</text:p>
          </table:table-cell>
          <table:table-cell table:style-name="Default" office:value-type="string">
            <text:p>O(conc)</text:p>
          </table:table-cell>
          <table:table-cell/>
          <table:table-cell table:style-name="Default" office:value-type="string">
            <text:p>total C1</text:p>
          </table:table-cell>
          <table:table-cell table:style-name="Default" office:value-type="string">
            <text:p>total C2</text:p>
          </table:table-cell>
        </table:table-row>
        <table:table-row table:style-name="ro5">
          <table:table-cell office:value-type="float" office:value="0">
            <text:p>0.000000000000E+000</text:p>
          </table:table-cell>
          <table:table-cell table:formula="of:=EXP(-2046.392457*[.A2]-10.23196229+0.0002093861043*1000)" office:value-type="float" office:value="0.0000443864557517396">
            <text:p>4.438645575174E-005</text:p>
          </table:table-cell>
          <table:table-cell table:formula="of:=1+0.01105400249*SQRT(([.B2])/(0.0000001194208575+0.0002*[.B2]))" office:value-type="float" office:value="1.20560543816662">
            <text:p>1.205605438167E+000</text:p>
          </table:table-cell>
          <table:table-cell table:formula="of:=1-0.01105400249*SQRT(([.B2])/(0.0000001194208575+0.0002*[.B2]))" office:value-type="float" office:value="0.794394561833385">
            <text:p>7.943945618334E-001</text:p>
          </table:table-cell>
          <table:table-cell table:formula="of:=0.001*EXP(3069.588686*[.A2]-0.0003140791565*1000)*POWER((0.943135751+1579.515969*[.B2]);3/2)" office:value-type="float" office:value="0.000745021444809088">
            <text:p>7.450214448091E-04</text:p>
          </table:table-cell>
          <table:table-cell table:formula="of:=1-[.E2]" office:value-type="float" office:value="0.999254978555191">
            <text:p>9.992549785552E-01</text:p>
          </table:table-cell>
          <table:table-cell table:formula="of:=[.F2]/[.E2]" office:value-type="float" office:value="1341.24324275156">
            <text:p>1.341243242752E+03</text:p>
          </table:table-cell>
          <table:table-cell table:formula="of:=22138.0974/0.2*[.E2]" office:value-type="float" office:value="82.4667865513616">
            <text:p>8.246678655136E+01</text:p>
          </table:table-cell>
          <table:table-cell table:formula="of:=[.H2]/2" office:value-type="float" office:value="41.2333932756808">
            <text:p>4.123339327568E+01</text:p>
          </table:table-cell>
          <table:table-cell table:formula="of:=[.H2]/[.E2]" office:value-type="float" office:value="110690.487">
            <text:p>1.106904870000E+05</text:p>
          </table:table-cell>
          <table:table-cell table:formula="of:=[.I2]/[.E2]" office:value-type="float" office:value="55345.2435">
            <text:p>5.534524350000E+04</text:p>
          </table:table-cell>
          <table:table-cell/>
          <table:table-cell table:formula="of:=[.C2]*[.E2]+[.F2]" office:value-type="float" office:value="1.0001531804606">
            <text:p>1.000153180461E+00</text:p>
          </table:table-cell>
          <table:table-cell table:formula="of:=[.D2]*[.E2]+[.F2]" office:value-type="float" office:value="0.999846819539397">
            <text:p>9.998468195394E-01</text:p>
          </table:table-cell>
        </table:table-row>
        <table:table-row table:style-name="ro5">
          <table:table-cell office:value-type="float" office:value="0.00002">
            <text:p>2.000000000000E-005</text:p>
          </table:table-cell>
          <table:table-cell table:formula="of:=EXP(-2046.392457*[.A3]-10.23196229+0.0002093861043*1000)" office:value-type="float" office:value="0.0000426064871894544">
            <text:p>4.260648718945E-005</text:p>
          </table:table-cell>
          <table:table-cell table:formula="of:=1+0.01105400249*SQRT(([.B3])/(0.0000001194208575+0.0002*[.B3]))" office:value-type="float" office:value="1.20172075824667">
            <text:p>1.201720758247E+000</text:p>
          </table:table-cell>
          <table:table-cell table:formula="of:=1-0.01105400249*SQRT(([.B3])/(0.0000001194208575+0.0002*[.B3]))" office:value-type="float" office:value="0.798279241753331">
            <text:p>7.982792417533E-001</text:p>
          </table:table-cell>
          <table:table-cell table:formula="of:=0.001*EXP(3069.588686*[.A3]-0.0003140791565*1000)*POWER((0.943135751+1579.515969*[.B3]);3/2)" office:value-type="float" office:value="0.00078889788170872">
            <text:p>7.888978817087E-04</text:p>
          </table:table-cell>
          <table:table-cell table:formula="of:=1-[.E3]" office:value-type="float" office:value="0.999211102118291">
            <text:p>9.992111021183E-01</text:p>
          </table:table-cell>
          <table:table-cell table:formula="of:=[.F3]/[.E3]" office:value-type="float" office:value="1266.59118408842">
            <text:p>1.266591184088E+03</text:p>
          </table:table-cell>
          <table:table-cell table:formula="of:=22138.0974/0.2*[.E3]" office:value-type="float" office:value="87.3234907196067">
            <text:p>8.732349071961E+01</text:p>
          </table:table-cell>
          <table:table-cell table:formula="of:=[.H3]/2" office:value-type="float" office:value="43.6617453598033">
            <text:p>4.366174535980E+01</text:p>
          </table:table-cell>
          <table:table-cell table:formula="of:=[.H3]/[.E3]" office:value-type="float" office:value="110690.487">
            <text:p>1.106904870000E+05</text:p>
          </table:table-cell>
          <table:table-cell table:formula="of:=[.I3]/[.E3]" office:value-type="float" office:value="55345.2435">
            <text:p>5.534524350000E+04</text:p>
          </table:table-cell>
          <table:table-cell/>
          <table:table-cell table:formula="of:=[.C3]*[.E3]+[.F3]" office:value-type="float" office:value="1.00015913707888">
            <text:p>1.000159137079E+00</text:p>
          </table:table-cell>
          <table:table-cell table:formula="of:=[.D3]*[.E3]+[.F3]" office:value-type="float" office:value="0.999840862921123">
            <text:p>9.998408629211E-01</text:p>
          </table:table-cell>
        </table:table-row>
        <table:table-row table:style-name="ro5">
          <table:table-cell office:value-type="float" office:value="0.00004">
            <text:p>4.000000000000E-005</text:p>
          </table:table-cell>
          <table:table-cell table:formula="of:=EXP(-2046.392457*[.A4]-10.23196229+0.0002093861043*1000)" office:value-type="float" office:value="0.0000408978982412668">
            <text:p>4.089789824127E-005</text:p>
          </table:table-cell>
          <table:table-cell table:formula="of:=1+0.01105400249*SQRT(([.B4])/(0.0000001194208575+0.0002*[.B4]))" office:value-type="float" office:value="1.19789916963863">
            <text:p>1.197899169639E+000</text:p>
          </table:table-cell>
          <table:table-cell table:formula="of:=1-0.01105400249*SQRT(([.B4])/(0.0000001194208575+0.0002*[.B4]))" office:value-type="float" office:value="0.802100830361372">
            <text:p>8.021008303614E-001</text:p>
          </table:table-cell>
          <table:table-cell table:formula="of:=0.001*EXP(3069.588686*[.A4]-0.0003140791565*1000)*POWER((0.943135751+1579.515969*[.B4]);3/2)" office:value-type="float" office:value="0.000835488833652793">
            <text:p>8.354888336528E-04</text:p>
          </table:table-cell>
          <table:table-cell table:formula="of:=1-[.E4]" office:value-type="float" office:value="0.999164511166347">
            <text:p>9.991645111663E-01</text:p>
          </table:table-cell>
          <table:table-cell table:formula="of:=[.F4]/[.E4]" office:value-type="float" office:value="1195.90408742862">
            <text:p>1.195904087429E+03</text:p>
          </table:table-cell>
          <table:table-cell table:formula="of:=22138.0974/0.2*[.E4]" office:value-type="float" office:value="92.4806658800896">
            <text:p>9.248066588009E+01</text:p>
          </table:table-cell>
          <table:table-cell table:formula="of:=[.H4]/2" office:value-type="float" office:value="46.2403329400448">
            <text:p>4.624033294004E+01</text:p>
          </table:table-cell>
          <table:table-cell table:formula="of:=[.H4]/[.E4]" office:value-type="float" office:value="110690.487">
            <text:p>1.106904870000E+05</text:p>
          </table:table-cell>
          <table:table-cell table:formula="of:=[.I4]/[.E4]" office:value-type="float" office:value="55345.2435">
            <text:p>5.534524350000E+04</text:p>
          </table:table-cell>
          <table:table-cell/>
          <table:table-cell table:formula="of:=[.C4]*[.E4]+[.F4]" office:value-type="float" office:value="1.00016534254642">
            <text:p>1.000165342546E+00</text:p>
          </table:table-cell>
          <table:table-cell table:formula="of:=[.D4]*[.E4]+[.F4]" office:value-type="float" office:value="0.999834657453578">
            <text:p>9.998346574536E-01</text:p>
          </table:table-cell>
        </table:table-row>
        <table:table-row table:style-name="ro5">
          <table:table-cell office:value-type="float" office:value="0.00006">
            <text:p>6.000000000000E-005</text:p>
          </table:table-cell>
          <table:table-cell table:formula="of:=EXP(-2046.392457*[.A5]-10.23196229+0.0002093861043*1000)" office:value-type="float" office:value="0.0000392578264693696">
            <text:p>3.925782646937E-005</text:p>
          </table:table-cell>
          <table:table-cell table:formula="of:=1+0.01105400249*SQRT(([.B5])/(0.0000001194208575+0.0002*[.B5]))" office:value-type="float" office:value="1.19414022463251">
            <text:p>1.194140224633E+000</text:p>
          </table:table-cell>
          <table:table-cell table:formula="of:=1-0.01105400249*SQRT(([.B5])/(0.0000001194208575+0.0002*[.B5]))" office:value-type="float" office:value="0.805859775367492">
            <text:p>8.058597753675E-001</text:p>
          </table:table-cell>
          <table:table-cell table:formula="of:=0.001*EXP(3069.588686*[.A5]-0.0003140791565*1000)*POWER((0.943135751+1579.515969*[.B5]);3/2)" office:value-type="float" office:value="0.000884964770816993">
            <text:p>8.849647708170E-04</text:p>
          </table:table-cell>
          <table:table-cell table:formula="of:=1-[.E5]" office:value-type="float" office:value="0.999115035229183">
            <text:p>9.991150352292E-01</text:p>
          </table:table-cell>
          <table:table-cell table:formula="of:=[.F5]/[.E5]" office:value-type="float" office:value="1128.98848426114">
            <text:p>1.128988484261E+03</text:p>
          </table:table-cell>
          <table:table-cell table:formula="of:=22138.0974/0.2*[.E5]" office:value-type="float" office:value="97.9571814595763">
            <text:p>9.795718145958E+01</text:p>
          </table:table-cell>
          <table:table-cell table:formula="of:=[.H5]/2" office:value-type="float" office:value="48.9785907297882">
            <text:p>4.897859072979E+01</text:p>
          </table:table-cell>
          <table:table-cell table:formula="of:=[.H5]/[.E5]" office:value-type="float" office:value="110690.487">
            <text:p>1.106904870000E+05</text:p>
          </table:table-cell>
          <table:table-cell table:formula="of:=[.I5]/[.E5]" office:value-type="float" office:value="55345.2435">
            <text:p>5.534524350000E+04</text:p>
          </table:table-cell>
          <table:table-cell/>
          <table:table-cell table:formula="of:=[.C5]*[.E5]+[.F5]" office:value-type="float" office:value="1.0001718072594">
            <text:p>1.000171807259E+00</text:p>
          </table:table-cell>
          <table:table-cell table:formula="of:=[.D5]*[.E5]+[.F5]" office:value-type="float" office:value="0.999828192740602">
            <text:p>9.998281927406E-01</text:p>
          </table:table-cell>
        </table:table-row>
        <table:table-row table:style-name="ro5">
          <table:table-cell office:value-type="float" office:value="0.00008">
            <text:p>8.000000000000E-005</text:p>
          </table:table-cell>
          <table:table-cell table:formula="of:=EXP(-2046.392457*[.A6]-10.23196229+0.0002093861043*1000)" office:value-type="float" office:value="0.0000376835242243342">
            <text:p>3.768352422433E-005</text:p>
          </table:table-cell>
          <table:table-cell table:formula="of:=1+0.01105400249*SQRT(([.B6])/(0.0000001194208575+0.0002*[.B6]))" office:value-type="float" office:value="1.19044344390238">
            <text:p>1.190443443902E+000</text:p>
          </table:table-cell>
          <table:table-cell table:formula="of:=1-0.01105400249*SQRT(([.B6])/(0.0000001194208575+0.0002*[.B6]))" office:value-type="float" office:value="0.809556556097616">
            <text:p>8.095565560976E-001</text:p>
          </table:table-cell>
          <table:table-cell table:formula="of:=0.001*EXP(3069.588686*[.A6]-0.0003140791565*1000)*POWER((0.943135751+1579.515969*[.B6]);3/2)" office:value-type="float" office:value="0.000937506929234765">
            <text:p>9.375069292348E-04</text:p>
          </table:table-cell>
          <table:table-cell table:formula="of:=1-[.E6]" office:value-type="float" office:value="0.999062493070765">
            <text:p>9.990624930708E-01</text:p>
          </table:table-cell>
          <table:table-cell table:formula="of:=[.F6]/[.E6]" office:value-type="float" office:value="1065.65878279561">
            <text:p>1.065658782796E+03</text:p>
          </table:table-cell>
          <table:table-cell table:formula="of:=22138.0974/0.2*[.E6]" office:value-type="float" office:value="103.773098562871">
            <text:p>1.037730985629E+02</text:p>
          </table:table-cell>
          <table:table-cell table:formula="of:=[.H6]/2" office:value-type="float" office:value="51.8865492814353">
            <text:p>5.188654928144E+01</text:p>
          </table:table-cell>
          <table:table-cell table:formula="of:=[.H6]/[.E6]" office:value-type="float" office:value="110690.487">
            <text:p>1.106904870000E+05</text:p>
          </table:table-cell>
          <table:table-cell table:formula="of:=[.I6]/[.E6]" office:value-type="float" office:value="55345.2435">
            <text:p>5.534524350000E+04</text:p>
          </table:table-cell>
          <table:table-cell/>
          <table:table-cell table:formula="of:=[.C6]*[.E6]+[.F6]" office:value-type="float" office:value="1.00017854204829">
            <text:p>1.000178542048E+00</text:p>
          </table:table-cell>
          <table:table-cell table:formula="of:=[.D6]*[.E6]+[.F6]" office:value-type="float" office:value="0.999821457951714">
            <text:p>9.998214579517E-01</text:p>
          </table:table-cell>
        </table:table-row>
        <table:table-row table:style-name="ro5">
          <table:table-cell office:value-type="float" office:value="0.0001">
            <text:p>1.000000000000E-004</text:p>
          </table:table-cell>
          <table:table-cell table:formula="of:=EXP(-2046.392457*[.A7]-10.23196229+0.0002093861043*1000)" office:value-type="float" office:value="0.0000361723540419121">
            <text:p>3.617235404191E-005</text:p>
          </table:table-cell>
          <table:table-cell table:formula="of:=1+0.01105400249*SQRT(([.B7])/(0.0000001194208575+0.0002*[.B7]))" office:value-type="float" office:value="1.18680831881922">
            <text:p>1.186808318819E+000</text:p>
          </table:table-cell>
          <table:table-cell table:formula="of:=1-0.01105400249*SQRT(([.B7])/(0.0000001194208575+0.0002*[.B7]))" office:value-type="float" office:value="0.81319168118078">
            <text:p>8.131916811808E-001</text:p>
          </table:table-cell>
          <table:table-cell table:formula="of:=0.001*EXP(3069.588686*[.A7]-0.0003140791565*1000)*POWER((0.943135751+1579.515969*[.B7]);3/2)" office:value-type="float" office:value="0.000993307991861944">
            <text:p>9.933079918619E-04</text:p>
          </table:table-cell>
          <table:table-cell table:formula="of:=1-[.E7]" office:value-type="float" office:value="0.999006692008138">
            <text:p>9.990066920081E-01</text:p>
          </table:table-cell>
          <table:table-cell table:formula="of:=[.F7]/[.E7]" office:value-type="float" office:value="1005.73709281802">
            <text:p>1.005737092818E+03</text:p>
          </table:table-cell>
          <table:table-cell table:formula="of:=22138.0974/0.2*[.E7]" office:value-type="float" office:value="109.949745360191">
            <text:p>1.099497453602E+02</text:p>
          </table:table-cell>
          <table:table-cell table:formula="of:=[.H7]/2" office:value-type="float" office:value="54.9748726800953">
            <text:p>5.497487268010E+01</text:p>
          </table:table-cell>
          <table:table-cell table:formula="of:=[.H7]/[.E7]" office:value-type="float" office:value="110690.487">
            <text:p>1.106904870000E+05</text:p>
          </table:table-cell>
          <table:table-cell table:formula="of:=[.I7]/[.E7]" office:value-type="float" office:value="55345.2435">
            <text:p>5.534524350000E+04</text:p>
          </table:table-cell>
          <table:table-cell/>
          <table:table-cell table:formula="of:=[.C7]*[.E7]+[.F7]" office:value-type="float" office:value="1.00018555819603">
            <text:p>1.000185558196E+00</text:p>
          </table:table-cell>
          <table:table-cell table:formula="of:=[.D7]*[.E7]+[.F7]" office:value-type="float" office:value="0.999814441803971">
            <text:p>9.998144418040E-01</text:p>
          </table:table-cell>
        </table:table-row>
        <table:table-row table:style-name="ro5">
          <table:table-cell office:value-type="float" office:value="0.00012">
            <text:p>1.200000000000E-004</text:p>
          </table:table-cell>
          <table:table-cell table:formula="of:=EXP(-2046.392457*[.A8]-10.23196229+0.0002093861043*1000)" office:value-type="float" office:value="0.0000347217842244305">
            <text:p>3.472178422443E-005</text:p>
          </table:table-cell>
          <table:table-cell table:formula="of:=1+0.01105400249*SQRT(([.B8])/(0.0000001194208575+0.0002*[.B8]))" office:value-type="float" office:value="1.18323431367802">
            <text:p>1.183234313678E+000</text:p>
          </table:table-cell>
          <table:table-cell table:formula="of:=1-0.01105400249*SQRT(([.B8])/(0.0000001194208575+0.0002*[.B8]))" office:value-type="float" office:value="0.816765686321978">
            <text:p>8.167656863220E-001</text:p>
          </table:table-cell>
          <table:table-cell table:formula="of:=0.001*EXP(3069.588686*[.A8]-0.0003140791565*1000)*POWER((0.943135751+1579.515969*[.B8]);3/2)" office:value-type="float" office:value="0.00105257281275061">
            <text:p>1.052572812751E-03</text:p>
          </table:table-cell>
          <table:table-cell table:formula="of:=1-[.E8]" office:value-type="float" office:value="0.998947427187249">
            <text:p>9.989474271873E-01</text:p>
          </table:table-cell>
          <table:table-cell table:formula="of:=[.F8]/[.E8]" office:value-type="float" office:value="949.053039453652">
            <text:p>9.490530394537E+02</text:p>
          </table:table-cell>
          <table:table-cell table:formula="of:=22138.0974/0.2*[.E8]" office:value-type="float" office:value="116.509797246325">
            <text:p>1.165097972463E+02</text:p>
          </table:table-cell>
          <table:table-cell table:formula="of:=[.H8]/2" office:value-type="float" office:value="58.2548986231626">
            <text:p>5.825489862316E+01</text:p>
          </table:table-cell>
          <table:table-cell table:formula="of:=[.H8]/[.E8]" office:value-type="float" office:value="110690.487">
            <text:p>1.106904870000E+05</text:p>
          </table:table-cell>
          <table:table-cell table:formula="of:=[.I8]/[.E8]" office:value-type="float" office:value="55345.2435">
            <text:p>5.534524350000E+04</text:p>
          </table:table-cell>
          <table:table-cell/>
          <table:table-cell table:formula="of:=[.C8]*[.E8]+[.F8]" office:value-type="float" office:value="1.00019286745694">
            <text:p>1.000192867457E+00</text:p>
          </table:table-cell>
          <table:table-cell table:formula="of:=[.D8]*[.E8]+[.F8]" office:value-type="float" office:value="0.999807132543059">
            <text:p>9.998071325431E-01</text:p>
          </table:table-cell>
        </table:table-row>
        <table:table-row table:style-name="ro5">
          <table:table-cell office:value-type="float" office:value="0.00014">
            <text:p>1.400000000000E-004</text:p>
          </table:table-cell>
          <table:table-cell table:formula="of:=EXP(-2046.392457*[.A9]-10.23196229+0.0002093861043*1000)" office:value-type="float" office:value="0.0000333293845993824">
            <text:p>3.332938459938E-005</text:p>
          </table:table-cell>
          <table:table-cell table:formula="of:=1+0.01105400249*SQRT(([.B9])/(0.0000001194208575+0.0002*[.B9]))" office:value-type="float" office:value="1.17972086783888">
            <text:p>1.179720867839E+000</text:p>
          </table:table-cell>
          <table:table-cell table:formula="of:=1-0.01105400249*SQRT(([.B9])/(0.0000001194208575+0.0002*[.B9]))" office:value-type="float" office:value="0.820279132161125">
            <text:p>8.202791321611E-001</text:p>
          </table:table-cell>
          <table:table-cell table:formula="of:=0.001*EXP(3069.588686*[.A9]-0.0003140791565*1000)*POWER((0.943135751+1579.515969*[.B9]);3/2)" office:value-type="float" office:value="0.00111551918706146">
            <text:p>1.115519187061E-03</text:p>
          </table:table-cell>
          <table:table-cell table:formula="of:=1-[.E9]" office:value-type="float" office:value="0.998884480812939">
            <text:p>9.988844808129E-01</text:p>
          </table:table-cell>
          <table:table-cell table:formula="of:=[.F9]/[.E9]" office:value-type="float" office:value="895.443567801138">
            <text:p>8.954435678011E+02</text:p>
          </table:table-cell>
          <table:table-cell table:formula="of:=22138.0974/0.2*[.E9]" office:value-type="float" office:value="123.477362073677">
            <text:p>1.234773620737E+02</text:p>
          </table:table-cell>
          <table:table-cell table:formula="of:=[.H9]/2" office:value-type="float" office:value="61.7386810368385">
            <text:p>6.173868103684E+01</text:p>
          </table:table-cell>
          <table:table-cell table:formula="of:=[.H9]/[.E9]" office:value-type="float" office:value="110690.487">
            <text:p>1.106904870000E+05</text:p>
          </table:table-cell>
          <table:table-cell table:formula="of:=[.I9]/[.E9]" office:value-type="float" office:value="55345.2435">
            <text:p>5.534524350000E+04</text:p>
          </table:table-cell>
          <table:table-cell/>
          <table:table-cell table:formula="of:=[.C9]*[.E9]+[.F9]" office:value-type="float" office:value="1.00020048207639">
            <text:p>1.000200482076E+00</text:p>
          </table:table-cell>
          <table:table-cell table:formula="of:=[.D9]*[.E9]+[.F9]" office:value-type="float" office:value="0.99979951792361">
            <text:p>9.997995179236E-01</text:p>
          </table:table-cell>
        </table:table-row>
        <table:table-row table:style-name="ro5">
          <table:table-cell office:value-type="float" office:value="0.00016">
            <text:p>1.600000000000E-004</text:p>
          </table:table-cell>
          <table:table-cell table:formula="of:=EXP(-2046.392457*[.A10]-10.23196229+0.0002093861043*1000)" office:value-type="float" office:value="0.0000319928224481029">
            <text:p>3.199282244810E-005</text:p>
          </table:table-cell>
          <table:table-cell table:formula="of:=1+0.01105400249*SQRT(([.B10])/(0.0000001194208575+0.0002*[.B10]))" office:value-type="float" office:value="1.17626739778185">
            <text:p>1.176267397782E+000</text:p>
          </table:table-cell>
          <table:table-cell table:formula="of:=1-0.01105400249*SQRT(([.B10])/(0.0000001194208575+0.0002*[.B10]))" office:value-type="float" office:value="0.823732602218152">
            <text:p>8.237326022182E-001</text:p>
          </table:table-cell>
          <table:table-cell table:formula="of:=0.001*EXP(3069.588686*[.A10]-0.0003140791565*1000)*POWER((0.943135751+1579.515969*[.B10]);3/2)" office:value-type="float" office:value="0.00118237866981669">
            <text:p>1.182378669817E-03</text:p>
          </table:table-cell>
          <table:table-cell table:formula="of:=1-[.E10]" office:value-type="float" office:value="0.998817621330183">
            <text:p>9.988176213302E-01</text:p>
          </table:table-cell>
          <table:table-cell table:formula="of:=[.F10]/[.E10]" office:value-type="float" office:value="844.752740241021">
            <text:p>8.447527402410E+02</text:p>
          </table:table-cell>
          <table:table-cell table:formula="of:=22138.0974/0.2*[.E10]" office:value-type="float" office:value="130.878070780422">
            <text:p>1.308780707804E+02</text:p>
          </table:table-cell>
          <table:table-cell table:formula="of:=[.H10]/2" office:value-type="float" office:value="65.4390353902108">
            <text:p>6.543903539021E+01</text:p>
          </table:table-cell>
          <table:table-cell table:formula="of:=[.H10]/[.E10]" office:value-type="float" office:value="110690.487">
            <text:p>1.106904870000E+05</text:p>
          </table:table-cell>
          <table:table-cell table:formula="of:=[.I10]/[.E10]" office:value-type="float" office:value="55345.2435">
            <text:p>5.534524350000E+04</text:p>
          </table:table-cell>
          <table:table-cell/>
          <table:table-cell table:formula="of:=[.C10]*[.E10]+[.F10]" office:value-type="float" office:value="1.00020841481132">
            <text:p>1.000208414811E+00</text:p>
          </table:table-cell>
          <table:table-cell table:formula="of:=[.D10]*[.E10]+[.F10]" office:value-type="float" office:value="0.999791585188679">
            <text:p>9.997915851887E-01</text:p>
          </table:table-cell>
        </table:table-row>
        <table:table-row table:style-name="ro5">
          <table:table-cell office:value-type="float" office:value="0.00018">
            <text:p>1.800000000000E-004</text:p>
          </table:table-cell>
          <table:table-cell table:formula="of:=EXP(-2046.392457*[.A11]-10.23196229+0.0002093861043*1000)" office:value-type="float" office:value="0.0000307098585977134">
            <text:p>3.070985859771E-005</text:p>
          </table:table-cell>
          <table:table-cell table:formula="of:=1+0.01105400249*SQRT(([.B11])/(0.0000001194208575+0.0002*[.B11]))" office:value-type="float" office:value="1.17287329907612">
            <text:p>1.172873299076E+000</text:p>
          </table:table-cell>
          <table:table-cell table:formula="of:=1-0.01105400249*SQRT(([.B11])/(0.0000001194208575+0.0002*[.B11]))" office:value-type="float" office:value="0.827126700923878">
            <text:p>8.271267009239E-001</text:p>
          </table:table-cell>
          <table:table-cell table:formula="of:=0.001*EXP(3069.588686*[.A11]-0.0003140791565*1000)*POWER((0.943135751+1579.515969*[.B11]);3/2)" office:value-type="float" office:value="0.00125339744647932">
            <text:p>1.253397446479E-03</text:p>
          </table:table-cell>
          <table:table-cell table:formula="of:=1-[.E11]" office:value-type="float" office:value="0.998746602553521">
            <text:p>9.987466025535E-01</text:p>
          </table:table-cell>
          <table:table-cell table:formula="of:=[.F11]/[.E11]" office:value-type="float" office:value="796.831528067105">
            <text:p>7.968315280671E+02</text:p>
          </table:table-cell>
          <table:table-cell table:formula="of:=22138.0974/0.2*[.E11]" office:value-type="float" office:value="138.739173755352">
            <text:p>1.387391737554E+02</text:p>
          </table:table-cell>
          <table:table-cell table:formula="of:=[.H11]/2" office:value-type="float" office:value="69.3695868776759">
            <text:p>6.936958687768E+01</text:p>
          </table:table-cell>
          <table:table-cell table:formula="of:=[.H11]/[.E11]" office:value-type="float" office:value="110690.487">
            <text:p>1.106904870000E+05</text:p>
          </table:table-cell>
          <table:table-cell table:formula="of:=[.I11]/[.E11]" office:value-type="float" office:value="55345.2435">
            <text:p>5.534524350000E+04</text:p>
          </table:table-cell>
          <table:table-cell/>
          <table:table-cell table:formula="of:=[.C11]*[.E11]+[.F11]" office:value-type="float" office:value="1.00021667895163">
            <text:p>1.000216678952E+00</text:p>
          </table:table-cell>
          <table:table-cell table:formula="of:=[.D11]*[.E11]+[.F11]" office:value-type="float" office:value="0.999783321048374">
            <text:p>9.997833210484E-01</text:p>
          </table:table-cell>
        </table:table-row>
        <table:table-row table:style-name="ro5">
          <table:table-cell office:value-type="float" office:value="0.0002">
            <text:p>2.000000000000E-004</text:p>
          </table:table-cell>
          <table:table-cell table:formula="of:=EXP(-2046.392457*[.A12]-10.23196229+0.0002093861043*1000)" office:value-type="float" office:value="0.0000294783436697838">
            <text:p>2.947834366978E-005</text:p>
          </table:table-cell>
          <table:table-cell table:formula="of:=1+0.01105400249*SQRT(([.B12])/(0.0000001194208575+0.0002*[.B12]))" office:value-type="float" office:value="1.16953794826401">
            <text:p>1.169537948264E+000</text:p>
          </table:table-cell>
          <table:table-cell table:formula="of:=1-0.01105400249*SQRT(([.B12])/(0.0000001194208575+0.0002*[.B12]))" office:value-type="float" office:value="0.830462051735988">
            <text:p>8.304620517360E-001</text:p>
          </table:table-cell>
          <table:table-cell table:formula="of:=0.001*EXP(3069.588686*[.A12]-0.0003140791565*1000)*POWER((0.943135751+1579.515969*[.B12]);3/2)" office:value-type="float" office:value="0.00132883725863997">
            <text:p>1.328837258640E-03</text:p>
          </table:table-cell>
          <table:table-cell table:formula="of:=1-[.E12]" office:value-type="float" office:value="0.99867116274136">
            <text:p>9.986711627414E-01</text:p>
          </table:table-cell>
          <table:table-cell table:formula="of:=[.F12]/[.E12]" office:value-type="float" office:value="751.537598940799">
            <text:p>7.515375989408E+02</text:p>
          </table:table-cell>
          <table:table-cell table:formula="of:=22138.0974/0.2*[.E12]" office:value-type="float" office:value="147.089643302604">
            <text:p>1.470896433026E+02</text:p>
          </table:table-cell>
          <table:table-cell table:formula="of:=[.H12]/2" office:value-type="float" office:value="73.5448216513019">
            <text:p>7.354482165130E+01</text:p>
          </table:table-cell>
          <table:table-cell table:formula="of:=[.H12]/[.E12]" office:value-type="float" office:value="110690.487">
            <text:p>1.106904870000E+05</text:p>
          </table:table-cell>
          <table:table-cell table:formula="of:=[.I12]/[.E12]" office:value-type="float" office:value="55345.2435">
            <text:p>5.534524350000E+04</text:p>
          </table:table-cell>
          <table:table-cell/>
          <table:table-cell table:formula="of:=[.C12]*[.E12]+[.F12]" office:value-type="float" office:value="1.00022528834241">
            <text:p>1.000225288342E+00</text:p>
          </table:table-cell>
          <table:table-cell table:formula="of:=[.D12]*[.E12]+[.F12]" office:value-type="float" office:value="0.999774711657593">
            <text:p>9.997747116576E-01</text:p>
          </table:table-cell>
        </table:table-row>
        <table:table-row table:style-name="ro5">
          <table:table-cell office:value-type="float" office:value="0.00022">
            <text:p>2.200000000000E-004</text:p>
          </table:table-cell>
          <table:table-cell table:formula="of:=EXP(-2046.392457*[.A13]-10.23196229+0.0002093861043*1000)" office:value-type="float" office:value="0.0000282962144794306">
            <text:p>2.829621447943E-005</text:p>
          </table:table-cell>
          <table:table-cell table:formula="of:=1+0.01105400249*SQRT(([.B13])/(0.0000001194208575+0.0002*[.B13]))" office:value-type="float" office:value="1.16626070466088">
            <text:p>1.166260704661E+000</text:p>
          </table:table-cell>
          <table:table-cell table:formula="of:=1-0.01105400249*SQRT(([.B13])/(0.0000001194208575+0.0002*[.B13]))" office:value-type="float" office:value="0.833739295339118">
            <text:p>8.337392953391E-001</text:p>
          </table:table-cell>
          <table:table-cell table:formula="of:=0.001*EXP(3069.588686*[.A13]-0.0003140791565*1000)*POWER((0.943135751+1579.515969*[.B13]);3/2)" office:value-type="float" office:value="0.00140897638830023">
            <text:p>1.408976388300E-03</text:p>
          </table:table-cell>
          <table:table-cell table:formula="of:=1-[.E13]" office:value-type="float" office:value="0.9985910236117">
            <text:p>9.985910236117E-01</text:p>
          </table:table-cell>
          <table:table-cell table:formula="of:=[.F13]/[.E13]" office:value-type="float" office:value="708.73510152742">
            <text:p>7.087351015274E+02</text:p>
          </table:table-cell>
          <table:table-cell table:formula="of:=22138.0974/0.2*[.E13]" office:value-type="float" office:value="155.960282592453">
            <text:p>1.559602825925E+02</text:p>
          </table:table-cell>
          <table:table-cell table:formula="of:=[.H13]/2" office:value-type="float" office:value="77.9801412962267">
            <text:p>7.798014129623E+01</text:p>
          </table:table-cell>
          <table:table-cell table:formula="of:=[.H13]/[.E13]" office:value-type="float" office:value="110690.487">
            <text:p>1.106904870000E+05</text:p>
          </table:table-cell>
          <table:table-cell table:formula="of:=[.I13]/[.E13]" office:value-type="float" office:value="55345.2435">
            <text:p>5.534524350000E+04</text:p>
          </table:table-cell>
          <table:table-cell/>
          <table:table-cell table:formula="of:=[.C13]*[.E13]+[.F13]" office:value-type="float" office:value="1.00023425740717">
            <text:p>1.000234257407E+00</text:p>
          </table:table-cell>
          <table:table-cell table:formula="of:=[.D13]*[.E13]+[.F13]" office:value-type="float" office:value="0.999765742592831">
            <text:p>9.997657425928E-01</text:p>
          </table:table-cell>
        </table:table-row>
        <table:table-row table:style-name="ro5">
          <table:table-cell office:value-type="float" office:value="0.00024">
            <text:p>2.400000000000E-004</text:p>
          </table:table-cell>
          <table:table-cell table:formula="of:=EXP(-2046.392457*[.A14]-10.23196229+0.0002093861043*1000)" office:value-type="float" office:value="0.000027161490578816">
            <text:p>2.716149057882E-005</text:p>
          </table:table-cell>
          <table:table-cell table:formula="of:=1+0.01105400249*SQRT(([.B14])/(0.0000001194208575+0.0002*[.B14]))" office:value-type="float" office:value="1.16304091207216">
            <text:p>1.163040912072E+000</text:p>
          </table:table-cell>
          <table:table-cell table:formula="of:=1-0.01105400249*SQRT(([.B14])/(0.0000001194208575+0.0002*[.B14]))" office:value-type="float" office:value="0.836959087927841">
            <text:p>8.369590879278E-001</text:p>
          </table:table-cell>
          <table:table-cell table:formula="of:=0.001*EXP(3069.588686*[.A14]-0.0003140791565*1000)*POWER((0.943135751+1579.515969*[.B14]);3/2)" office:value-type="float" office:value="0.00149411070446212">
            <text:p>1.494110704462E-03</text:p>
          </table:table-cell>
          <table:table-cell table:formula="of:=1-[.E14]" office:value-type="float" office:value="0.998505889295538">
            <text:p>9.985058892955E-01</text:p>
          </table:table-cell>
          <table:table-cell table:formula="of:=[.F14]/[.E14]" office:value-type="float" office:value="668.29444853954">
            <text:p>6.682944485395E+02</text:p>
          </table:table-cell>
          <table:table-cell table:formula="of:=22138.0974/0.2*[.E14]" office:value-type="float" office:value="165.383841508826">
            <text:p>1.653838415088E+02</text:p>
          </table:table-cell>
          <table:table-cell table:formula="of:=[.H14]/2" office:value-type="float" office:value="82.6919207544128">
            <text:p>8.269192075441E+01</text:p>
          </table:table-cell>
          <table:table-cell table:formula="of:=[.H14]/[.E14]" office:value-type="float" office:value="110690.487">
            <text:p>1.106904870000E+05</text:p>
          </table:table-cell>
          <table:table-cell table:formula="of:=[.I14]/[.E14]" office:value-type="float" office:value="55345.2435">
            <text:p>5.534524350000E+04</text:p>
          </table:table-cell>
          <table:table-cell/>
          <table:table-cell table:formula="of:=[.C14]*[.E14]+[.F14]" office:value-type="float" office:value="1.00024360117199">
            <text:p>1.000243601172E+00</text:p>
          </table:table-cell>
          <table:table-cell table:formula="of:=[.D14]*[.E14]+[.F14]" office:value-type="float" office:value="0.999756398828008">
            <text:p>9.997563988280E-01</text:p>
          </table:table-cell>
        </table:table-row>
        <table:table-row table:style-name="ro5">
          <table:table-cell office:value-type="float" office:value="0.00026">
            <text:p>2.600000000000E-004</text:p>
          </table:table-cell>
          <table:table-cell table:formula="of:=EXP(-2046.392457*[.A15]-10.23196229+0.0002093861043*1000)" office:value-type="float" office:value="0.0000260722709392596">
            <text:p>2.607227093926E-005</text:p>
          </table:table-cell>
          <table:table-cell table:formula="of:=1+0.01105400249*SQRT(([.B15])/(0.0000001194208575+0.0002*[.B15]))" office:value-type="float" office:value="1.15987790042892">
            <text:p>1.159877900429E+000</text:p>
          </table:table-cell>
          <table:table-cell table:formula="of:=1-0.01105400249*SQRT(([.B15])/(0.0000001194208575+0.0002*[.B15]))" office:value-type="float" office:value="0.840122099571078">
            <text:p>8.401220995711E-001</text:p>
          </table:table-cell>
          <table:table-cell table:formula="of:=0.001*EXP(3069.588686*[.A15]-0.0003140791565*1000)*POWER((0.943135751+1579.515969*[.B15]);3/2)" office:value-type="float" office:value="0.00158455477596874">
            <text:p>1.584554775969E-03</text:p>
          </table:table-cell>
          <table:table-cell table:formula="of:=1-[.E15]" office:value-type="float" office:value="0.998415445224031">
            <text:p>9.984154452240E-01</text:p>
          </table:table-cell>
          <table:table-cell table:formula="of:=[.F15]/[.E15]" office:value-type="float" office:value="630.092099286145">
            <text:p>6.300920992861E+02</text:p>
          </table:table-cell>
          <table:table-cell table:formula="of:=22138.0974/0.2*[.E15]" office:value-type="float" office:value="175.395139830156">
            <text:p>1.753951398302E+02</text:p>
          </table:table-cell>
          <table:table-cell table:formula="of:=[.H15]/2" office:value-type="float" office:value="87.6975699150779">
            <text:p>8.769756991508E+01</text:p>
          </table:table-cell>
          <table:table-cell table:formula="of:=[.H15]/[.E15]" office:value-type="float" office:value="110690.487">
            <text:p>1.106904870000E+05</text:p>
          </table:table-cell>
          <table:table-cell table:formula="of:=[.I15]/[.E15]" office:value-type="float" office:value="55345.2435">
            <text:p>5.534524350000E+04</text:p>
          </table:table-cell>
          <table:table-cell/>
          <table:table-cell table:formula="of:=[.C15]*[.E15]+[.F15]" office:value-type="float" office:value="1.0002533352907">
            <text:p>1.000253335291E+00</text:p>
          </table:table-cell>
          <table:table-cell table:formula="of:=[.D15]*[.E15]+[.F15]" office:value-type="float" office:value="0.999746664709303">
            <text:p>9.997466647093E-01</text:p>
          </table:table-cell>
        </table:table-row>
        <table:table-row table:style-name="ro5">
          <table:table-cell office:value-type="float" office:value="0.00028">
            <text:p>2.800000000000E-004</text:p>
          </table:table-cell>
          <table:table-cell table:formula="of:=EXP(-2046.392457*[.A16]-10.23196229+0.0002093861043*1000)" office:value-type="float" office:value="0.0000250267307664007">
            <text:p>2.502673076640E-005</text:p>
          </table:table-cell>
          <table:table-cell table:formula="of:=1+0.01105400249*SQRT(([.B16])/(0.0000001194208575+0.0002*[.B16]))" office:value-type="float" office:value="1.15677098734371">
            <text:p>1.156770987344E+000</text:p>
          </table:table-cell>
          <table:table-cell table:formula="of:=1-0.01105400249*SQRT(([.B16])/(0.0000001194208575+0.0002*[.B16]))" office:value-type="float" office:value="0.84322901265629">
            <text:p>8.432290126563E-001</text:p>
          </table:table-cell>
          <table:table-cell table:formula="of:=0.001*EXP(3069.588686*[.A16]-0.0003140791565*1000)*POWER((0.943135751+1579.515969*[.B16]);3/2)" office:value-type="float" office:value="0.00168064305479016">
            <text:p>1.680643054790E-03</text:p>
          </table:table-cell>
          <table:table-cell table:formula="of:=1-[.E16]" office:value-type="float" office:value="0.99831935694521">
            <text:p>9.983193569452E-01</text:p>
          </table:table-cell>
          <table:table-cell table:formula="of:=[.F16]/[.E16]" office:value-type="float" office:value="594.010342707695">
            <text:p>5.940103427077E+02</text:p>
          </table:table-cell>
          <table:table-cell table:formula="of:=22138.0974/0.2*[.E16]" office:value-type="float" office:value="186.03119820789">
            <text:p>1.860311982079E+02</text:p>
          </table:table-cell>
          <table:table-cell table:formula="of:=[.H16]/2" office:value-type="float" office:value="93.0155991039451">
            <text:p>9.301559910395E+01</text:p>
          </table:table-cell>
          <table:table-cell table:formula="of:=[.H16]/[.E16]" office:value-type="float" office:value="110690.487">
            <text:p>1.106904870000E+05</text:p>
          </table:table-cell>
          <table:table-cell table:formula="of:=[.I16]/[.E16]" office:value-type="float" office:value="55345.2435">
            <text:p>5.534524350000E+04</text:p>
          </table:table-cell>
          <table:table-cell/>
          <table:table-cell table:formula="of:=[.C16]*[.E16]+[.F16]" office:value-type="float" office:value="1.00026347607107">
            <text:p>1.000263476071E+00</text:p>
          </table:table-cell>
          <table:table-cell table:formula="of:=[.D16]*[.E16]+[.F16]" office:value-type="float" office:value="0.999736523928928">
            <text:p>9.997365239289E-01</text:p>
          </table:table-cell>
        </table:table-row>
        <table:table-row table:style-name="ro5">
          <table:table-cell office:value-type="float" office:value="0.0003">
            <text:p>3.000000000000E-004</text:p>
          </table:table-cell>
          <table:table-cell table:formula="of:=EXP(-2046.392457*[.A17]-10.23196229+0.0002093861043*1000)" office:value-type="float" office:value="0.0000240231184430802">
            <text:p>2.402311844308E-005</text:p>
          </table:table-cell>
          <table:table-cell table:formula="of:=1+0.01105400249*SQRT(([.B17])/(0.0000001194208575+0.0002*[.B17]))" office:value-type="float" office:value="1.15371947958837">
            <text:p>1.153719479588E+000</text:p>
          </table:table-cell>
          <table:table-cell table:formula="of:=1-0.01105400249*SQRT(([.B17])/(0.0000001194208575+0.0002*[.B17]))" office:value-type="float" office:value="0.84628052041163">
            <text:p>8.462805204116E-001</text:p>
          </table:table-cell>
          <table:table-cell table:formula="of:=0.001*EXP(3069.588686*[.A17]-0.0003140791565*1000)*POWER((0.943135751+1579.515969*[.B17]);3/2)" office:value-type="float" office:value="0.00178273113421487">
            <text:p>1.782731134215E-03</text:p>
          </table:table-cell>
          <table:table-cell table:formula="of:=1-[.E17]" office:value-type="float" office:value="0.998217268865785">
            <text:p>9.982172688658E-01</text:p>
          </table:table-cell>
          <table:table-cell table:formula="of:=[.F17]/[.E17]" office:value-type="float" office:value="559.937081766068">
            <text:p>5.599370817661E+02</text:p>
          </table:table-cell>
          <table:table-cell table:formula="of:=22138.0974/0.2*[.E17]" office:value-type="float" office:value="197.331377436306">
            <text:p>1.973313774363E+02</text:p>
          </table:table-cell>
          <table:table-cell table:formula="of:=[.H17]/2" office:value-type="float" office:value="98.6656887181529">
            <text:p>9.866568871815E+01</text:p>
          </table:table-cell>
          <table:table-cell table:formula="of:=[.H17]/[.E17]" office:value-type="float" office:value="110690.487">
            <text:p>1.106904870000E+05</text:p>
          </table:table-cell>
          <table:table-cell table:formula="of:=[.I17]/[.E17]" office:value-type="float" office:value="55345.2435">
            <text:p>5.534524350000E+04</text:p>
          </table:table-cell>
          <table:table-cell/>
          <table:table-cell table:formula="of:=[.C17]*[.E17]+[.F17]" office:value-type="float" office:value="1.0002740405022">
            <text:p>1.000274040502E+00</text:p>
          </table:table-cell>
          <table:table-cell table:formula="of:=[.D17]*[.E17]+[.F17]" office:value-type="float" office:value="0.999725959497802">
            <text:p>9.997259594978E-01</text:p>
          </table:table-cell>
        </table:table-row>
        <table:table-row table:style-name="ro5">
          <table:table-cell office:value-type="float" office:value="0.00032">
            <text:p>3.200000000000E-004</text:p>
          </table:table-cell>
          <table:table-cell table:formula="of:=EXP(-2046.392457*[.A18]-10.23196229+0.0002093861043*1000)" office:value-type="float" office:value="0.0000230597525948155">
            <text:p>2.305975259482E-005</text:p>
          </table:table-cell>
          <table:table-cell table:formula="of:=1+0.01105400249*SQRT(([.B18])/(0.0000001194208575+0.0002*[.B18]))" office:value-type="float" office:value="1.15072267449589">
            <text:p>1.150722674496E+000</text:p>
          </table:table-cell>
          <table:table-cell table:formula="of:=1-0.01105400249*SQRT(([.B18])/(0.0000001194208575+0.0002*[.B18]))" office:value-type="float" office:value="0.849277325504112">
            <text:p>8.492773255041E-001</text:p>
          </table:table-cell>
          <table:table-cell table:formula="of:=0.001*EXP(3069.588686*[.A18]-0.0003140791565*1000)*POWER((0.943135751+1579.515969*[.B18]);3/2)" office:value-type="float" office:value="0.00189119708668901">
            <text:p>1.891197086689E-03</text:p>
          </table:table-cell>
          <table:table-cell table:formula="of:=1-[.E18]" office:value-type="float" office:value="0.998108802913311">
            <text:p>9.981088029133E-01</text:p>
          </table:table-cell>
          <table:table-cell table:formula="of:=[.F18]/[.E18]" office:value-type="float" office:value="527.765619954892">
            <text:p>5.277656199549E+02</text:p>
          </table:table-cell>
          <table:table-cell table:formula="of:=22138.0974/0.2*[.E18]" office:value-type="float" office:value="209.337526538588">
            <text:p>2.093375265386E+02</text:p>
          </table:table-cell>
          <table:table-cell table:formula="of:=[.H18]/2" office:value-type="float" office:value="104.668763269294">
            <text:p>1.046687632693E+02</text:p>
          </table:table-cell>
          <table:table-cell table:formula="of:=[.H18]/[.E18]" office:value-type="float" office:value="110690.487">
            <text:p>1.106904870000E+05</text:p>
          </table:table-cell>
          <table:table-cell table:formula="of:=[.I18]/[.E18]" office:value-type="float" office:value="55345.2435">
            <text:p>5.534524350000E+04</text:p>
          </table:table-cell>
          <table:table-cell/>
          <table:table-cell table:formula="of:=[.C18]*[.E18]+[.F18]" office:value-type="float" office:value="1.0002850462829">
            <text:p>1.000285046283E+00</text:p>
          </table:table-cell>
          <table:table-cell table:formula="of:=[.D18]*[.E18]+[.F18]" office:value-type="float" office:value="0.999714953717095">
            <text:p>9.997149537171E-01</text:p>
          </table:table-cell>
        </table:table-row>
        <table:table-row table:style-name="ro5">
          <table:table-cell office:value-type="float" office:value="0.00034">
            <text:p>3.400000000000E-004</text:p>
          </table:table-cell>
          <table:table-cell table:formula="of:=EXP(-2046.392457*[.A19]-10.23196229+0.0002093861043*1000)" office:value-type="float" office:value="0.0000221350192729566">
            <text:p>2.213501927296E-005</text:p>
          </table:table-cell>
          <table:table-cell table:formula="of:=1+0.01105400249*SQRT(([.B19])/(0.0000001194208575+0.0002*[.B19]))" office:value-type="float" office:value="1.14777986128829">
            <text:p>1.147779861288E+000</text:p>
          </table:table-cell>
          <table:table-cell table:formula="of:=1-0.01105400249*SQRT(([.B19])/(0.0000001194208575+0.0002*[.B19]))" office:value-type="float" office:value="0.85222013871171">
            <text:p>8.522201387117E-001</text:p>
          </table:table-cell>
          <table:table-cell table:formula="of:=0.001*EXP(3069.588686*[.A19]-0.0003140791565*1000)*POWER((0.943135751+1579.515969*[.B19]);3/2)" office:value-type="float" office:value="0.00200644288634613">
            <text:p>2.006442886346E-03</text:p>
          </table:table-cell>
          <table:table-cell table:formula="of:=1-[.E19]" office:value-type="float" office:value="0.997993557113654">
            <text:p>9.979935571137E-01</text:p>
          </table:table-cell>
          <table:table-cell table:formula="of:=[.F19]/[.E19]" office:value-type="float" office:value="497.394450599622">
            <text:p>4.973944505996E+02</text:p>
          </table:table-cell>
          <table:table-cell table:formula="of:=22138.0974/0.2*[.E19]" office:value-type="float" office:value="222.094140227339">
            <text:p>2.220941402273E+02</text:p>
          </table:table-cell>
          <table:table-cell table:formula="of:=[.H19]/2" office:value-type="float" office:value="111.047070113669">
            <text:p>1.110470701137E+02</text:p>
          </table:table-cell>
          <table:table-cell table:formula="of:=[.H19]/[.E19]" office:value-type="float" office:value="110690.487">
            <text:p>1.106904870000E+05</text:p>
          </table:table-cell>
          <table:table-cell table:formula="of:=[.I19]/[.E19]" office:value-type="float" office:value="55345.2435">
            <text:p>5.534524350000E+04</text:p>
          </table:table-cell>
          <table:table-cell/>
          <table:table-cell table:formula="of:=[.C19]*[.E19]+[.F19]" office:value-type="float" office:value="1.00029651185143">
            <text:p>1.000296511851E+00</text:p>
          </table:table-cell>
          <table:table-cell table:formula="of:=[.D19]*[.E19]+[.F19]" office:value-type="float" office:value="0.999703488148573">
            <text:p>9.997034881486E-01</text:p>
          </table:table-cell>
        </table:table-row>
        <table:table-row table:style-name="ro5">
          <table:table-cell office:value-type="float" office:value="0.00036">
            <text:p>3.600000000000E-004</text:p>
          </table:table-cell>
          <table:table-cell table:formula="of:=EXP(-2046.392457*[.A20]-10.23196229+0.0002093861043*1000)" office:value-type="float" office:value="0.000021247369250801">
            <text:p>2.124736925080E-005</text:p>
          </table:table-cell>
          <table:table-cell table:formula="of:=1+0.01105400249*SQRT(([.B20])/(0.0000001194208575+0.0002*[.B20]))" office:value-type="float" office:value="1.14489032233275">
            <text:p>1.144890322333E+000</text:p>
          </table:table-cell>
          <table:table-cell table:formula="of:=1-0.01105400249*SQRT(([.B20])/(0.0000001194208575+0.0002*[.B20]))" office:value-type="float" office:value="0.85510967766725">
            <text:p>8.551096776673E-001</text:p>
          </table:table-cell>
          <table:table-cell table:formula="of:=0.001*EXP(3069.588686*[.A20]-0.0003140791565*1000)*POWER((0.943135751+1579.515969*[.B20]);3/2)" office:value-type="float" office:value="0.00212889592158933">
            <text:p>2.128895921589E-03</text:p>
          </table:table-cell>
          <table:table-cell table:formula="of:=1-[.E20]" office:value-type="float" office:value="0.997871104078411">
            <text:p>9.978711040784E-01</text:p>
          </table:table-cell>
          <table:table-cell table:formula="of:=[.F20]/[.E20]" office:value-type="float" office:value="468.727049527836">
            <text:p>4.687270495278E+02</text:p>
          </table:table-cell>
          <table:table-cell table:formula="of:=22138.0974/0.2*[.E20]" office:value-type="float" office:value="235.648526333037">
            <text:p>2.356485263330E+02</text:p>
          </table:table-cell>
          <table:table-cell table:formula="of:=[.H20]/2" office:value-type="float" office:value="117.824263166518">
            <text:p>1.178242631665E+02</text:p>
          </table:table-cell>
          <table:table-cell table:formula="of:=[.H20]/[.E20]" office:value-type="float" office:value="110690.487">
            <text:p>1.106904870000E+05</text:p>
          </table:table-cell>
          <table:table-cell table:formula="of:=[.I20]/[.E20]" office:value-type="float" office:value="55345.2435">
            <text:p>5.534524350000E+04</text:p>
          </table:table-cell>
          <table:table-cell/>
          <table:table-cell table:formula="of:=[.C20]*[.E20]+[.F20]" office:value-type="float" office:value="1.00030845641629">
            <text:p>1.000308456416E+00</text:p>
          </table:table-cell>
          <table:table-cell table:formula="of:=[.D20]*[.E20]+[.F20]" office:value-type="float" office:value="0.999691543583708">
            <text:p>9.996915435837E-01</text:p>
          </table:table-cell>
        </table:table-row>
        <table:table-row table:style-name="ro5">
          <table:table-cell office:value-type="float" office:value="0.00038">
            <text:p>3.800000000000E-004</text:p>
          </table:table-cell>
          <table:table-cell table:formula="of:=EXP(-2046.392457*[.A21]-10.23196229+0.0002093861043*1000)" office:value-type="float" office:value="0.0000203953154281389">
            <text:p>2.039531542814E-005</text:p>
          </table:table-cell>
          <table:table-cell table:formula="of:=1+0.01105400249*SQRT(([.B21])/(0.0000001194208575+0.0002*[.B21]))" office:value-type="float" office:value="1.14205333432816">
            <text:p>1.142053334328E+000</text:p>
          </table:table-cell>
          <table:table-cell table:formula="of:=1-0.01105400249*SQRT(([.B21])/(0.0000001194208575+0.0002*[.B21]))" office:value-type="float" office:value="0.857946665671838">
            <text:p>8.579466656718E-001</text:p>
          </table:table-cell>
          <table:table-cell table:formula="of:=0.001*EXP(3069.588686*[.A21]-0.0003140791565*1000)*POWER((0.943135751+1579.515969*[.B21]);3/2)" office:value-type="float" office:value="0.00225901060342726">
            <text:p>2.259010603427E-03</text:p>
          </table:table-cell>
          <table:table-cell table:formula="of:=1-[.E21]" office:value-type="float" office:value="0.997740989396573">
            <text:p>9.977409893966E-01</text:p>
          </table:table-cell>
          <table:table-cell table:formula="of:=[.F21]/[.E21]" office:value-type="float" office:value="441.671671608292">
            <text:p>4.416716716083E+02</text:p>
          </table:table-cell>
          <table:table-cell table:formula="of:=22138.0974/0.2*[.E21]" office:value-type="float" office:value="250.050983831527">
            <text:p>2.500509838315E+02</text:p>
          </table:table-cell>
          <table:table-cell table:formula="of:=[.H21]/2" office:value-type="float" office:value="125.025491915763">
            <text:p>1.250254919158E+02</text:p>
          </table:table-cell>
          <table:table-cell table:formula="of:=[.H21]/[.E21]" office:value-type="float" office:value="110690.487">
            <text:p>1.106904870000E+05</text:p>
          </table:table-cell>
          <table:table-cell table:formula="of:=[.I21]/[.E21]" office:value-type="float" office:value="55345.2435">
            <text:p>5.534524350000E+04</text:p>
          </table:table-cell>
          <table:table-cell/>
          <table:table-cell table:formula="of:=[.C21]*[.E21]+[.F21]" office:value-type="float" office:value="1.0003208999885">
            <text:p>1.000320899989E+00</text:p>
          </table:table-cell>
          <table:table-cell table:formula="of:=[.D21]*[.E21]+[.F21]" office:value-type="float" office:value="0.999679100011501">
            <text:p>9.996791000115E-01</text:p>
          </table:table-cell>
        </table:table-row>
        <table:table-row table:style-name="ro5">
          <table:table-cell office:value-type="float" office:value="0.0004">
            <text:p>4.000000000000E-004</text:p>
          </table:table-cell>
          <table:table-cell table:formula="of:=EXP(-2046.392457*[.A22]-10.23196229+0.0002093861043*1000)" office:value-type="float" office:value="0.0000195774303398808">
            <text:p>1.957743033988E-005</text:p>
          </table:table-cell>
          <table:table-cell table:formula="of:=1+0.01105400249*SQRT(([.B22])/(0.0000001194208575+0.0002*[.B22]))" office:value-type="float" office:value="1.13926816942444">
            <text:p>1.139268169424E+000</text:p>
          </table:table-cell>
          <table:table-cell table:formula="of:=1-0.01105400249*SQRT(([.B22])/(0.0000001194208575+0.0002*[.B22]))" office:value-type="float" office:value="0.860731830575555">
            <text:p>8.607318305756E-001</text:p>
          </table:table-cell>
          <table:table-cell table:formula="of:=0.001*EXP(3069.588686*[.A22]-0.0003140791565*1000)*POWER((0.943135751+1579.515969*[.B22]);3/2)" office:value-type="float" office:value="0.00239727007562632">
            <text:p>2.397270075626E-03</text:p>
          </table:table-cell>
          <table:table-cell table:formula="of:=1-[.E22]" office:value-type="float" office:value="0.997602729924374">
            <text:p>9.976027299244E-01</text:p>
          </table:table-cell>
          <table:table-cell table:formula="of:=[.F22]/[.E22]" office:value-type="float" office:value="416.141151582071">
            <text:p>4.161411515821E+02</text:p>
          </table:table-cell>
          <table:table-cell table:formula="of:=22138.0974/0.2*[.E22]" office:value-type="float" office:value="265.354992141604">
            <text:p>2.653549921416E+02</text:p>
          </table:table-cell>
          <table:table-cell table:formula="of:=[.H22]/2" office:value-type="float" office:value="132.677496070802">
            <text:p>1.326774960708E+02</text:p>
          </table:table-cell>
          <table:table-cell table:formula="of:=[.H22]/[.E22]" office:value-type="float" office:value="110690.487">
            <text:p>1.106904870000E+05</text:p>
          </table:table-cell>
          <table:table-cell table:formula="of:=[.I22]/[.E22]" office:value-type="float" office:value="55345.2435">
            <text:p>5.534524350000E+04</text:p>
          </table:table-cell>
          <table:table-cell/>
          <table:table-cell table:formula="of:=[.C22]*[.E22]+[.F22]" office:value-type="float" office:value="1.00033386341505">
            <text:p>1.000333863415E+00</text:p>
          </table:table-cell>
          <table:table-cell table:formula="of:=[.D22]*[.E22]+[.F22]" office:value-type="float" office:value="0.999666136584951">
            <text:p>9.996661365850E-01</text:p>
          </table:table-cell>
        </table:table-row>
        <table:table-row table:style-name="ro5">
          <table:table-cell office:value-type="float" office:value="0.00042">
            <text:p>4.200000000000E-004</text:p>
          </table:table-cell>
          <table:table-cell table:formula="of:=EXP(-2046.392457*[.A23]-10.23196229+0.0002093861043*1000)" office:value-type="float" office:value="0.0000187923437645925">
            <text:p>1.879234376459E-005</text:p>
          </table:table-cell>
          <table:table-cell table:formula="of:=1+0.01105400249*SQRT(([.B23])/(0.0000001194208575+0.0002*[.B23]))" office:value-type="float" office:value="1.13653409627691">
            <text:p>1.136534096277E+000</text:p>
          </table:table-cell>
          <table:table-cell table:formula="of:=1-0.01105400249*SQRT(([.B23])/(0.0000001194208575+0.0002*[.B23]))" office:value-type="float" office:value="0.86346590372309">
            <text:p>8.634659037231E-001</text:p>
          </table:table-cell>
          <table:table-cell table:formula="of:=0.001*EXP(3069.588686*[.A23]-0.0003140791565*1000)*POWER((0.943135751+1579.515969*[.B23]);3/2)" office:value-type="float" office:value="0.00254418803312534">
            <text:p>2.544188033125E-03</text:p>
          </table:table-cell>
          <table:table-cell table:formula="of:=1-[.E23]" office:value-type="float" office:value="0.997455811966875">
            <text:p>9.974558119669E-01</text:p>
          </table:table-cell>
          <table:table-cell table:formula="of:=[.F23]/[.E23]" office:value-type="float" office:value="392.052709540331">
            <text:p>3.920527095403E+02</text:p>
          </table:table-cell>
          <table:table-cell table:formula="of:=22138.0974/0.2*[.E23]" office:value-type="float" office:value="281.617412406216">
            <text:p>2.816174124062E+02</text:p>
          </table:table-cell>
          <table:table-cell table:formula="of:=[.H23]/2" office:value-type="float" office:value="140.808706203108">
            <text:p>1.408087062031E+02</text:p>
          </table:table-cell>
          <table:table-cell table:formula="of:=[.H23]/[.E23]" office:value-type="float" office:value="110690.487">
            <text:p>1.106904870000E+05</text:p>
          </table:table-cell>
          <table:table-cell table:formula="of:=[.I23]/[.E23]" office:value-type="float" office:value="55345.2435">
            <text:p>5.534524350000E+04</text:p>
          </table:table-cell>
          <table:table-cell/>
          <table:table-cell table:formula="of:=[.C23]*[.E23]+[.F23]" office:value-type="float" office:value="1.00034736841386">
            <text:p>1.000347368414E+00</text:p>
          </table:table-cell>
          <table:table-cell table:formula="of:=[.D23]*[.E23]+[.F23]" office:value-type="float" office:value="0.999652631586139">
            <text:p>9.996526315861E-01</text:p>
          </table:table-cell>
        </table:table-row>
        <table:table-row table:style-name="ro5">
          <table:table-cell office:value-type="float" office:value="0.00044">
            <text:p>4.400000000000E-004</text:p>
          </table:table-cell>
          <table:table-cell table:formula="of:=EXP(-2046.392457*[.A24]-10.23196229+0.0002093861043*1000)" office:value-type="float" office:value="0.0000180387404289326">
            <text:p>1.803874042893E-005</text:p>
          </table:table-cell>
          <table:table-cell table:formula="of:=1+0.01105400249*SQRT(([.B24])/(0.0000001194208575+0.0002*[.B24]))" office:value-type="float" office:value="1.13385038103804">
            <text:p>1.133850381038E+000</text:p>
          </table:table-cell>
          <table:table-cell table:formula="of:=1-0.01105400249*SQRT(([.B24])/(0.0000001194208575+0.0002*[.B24]))" office:value-type="float" office:value="0.866149618961961">
            <text:p>8.661496189620E-001</text:p>
          </table:table-cell>
          <table:table-cell table:formula="of:=0.001*EXP(3069.588686*[.A24]-0.0003140791565*1000)*POWER((0.943135751+1579.515969*[.B24]);3/2)" office:value-type="float" office:value="0.00270031065556704">
            <text:p>2.700310655567E-03</text:p>
          </table:table-cell>
          <table:table-cell table:formula="of:=1-[.E24]" office:value-type="float" office:value="0.997299689344433">
            <text:p>9.972996893444E-01</text:p>
          </table:table-cell>
          <table:table-cell table:formula="of:=[.F24]/[.E24]" office:value-type="float" office:value="369.327761340485">
            <text:p>3.693277613405E+02</text:p>
          </table:table-cell>
          <table:table-cell table:formula="of:=22138.0974/0.2*[.E24]" office:value-type="float" office:value="298.898701516005">
            <text:p>2.988987015160E+02</text:p>
          </table:table-cell>
          <table:table-cell table:formula="of:=[.H24]/2" office:value-type="float" office:value="149.449350758002">
            <text:p>1.494493507580E+02</text:p>
          </table:table-cell>
          <table:table-cell table:formula="of:=[.H24]/[.E24]" office:value-type="float" office:value="110690.487">
            <text:p>1.106904870000E+05</text:p>
          </table:table-cell>
          <table:table-cell table:formula="of:=[.I24]/[.E24]" office:value-type="float" office:value="55345.2435">
            <text:p>5.534524350000E+04</text:p>
          </table:table-cell>
          <table:table-cell/>
          <table:table-cell table:formula="of:=[.C24]*[.E24]+[.F24]" office:value-type="float" office:value="1.00036143761017">
            <text:p>1.000361437610E+00</text:p>
          </table:table-cell>
          <table:table-cell table:formula="of:=[.D24]*[.E24]+[.F24]" office:value-type="float" office:value="0.999638562389831">
            <text:p>9.996385623898E-01</text:p>
          </table:table-cell>
        </table:table-row>
        <table:table-row table:style-name="ro5">
          <table:table-cell office:value-type="float" office:value="0.00046">
            <text:p>4.600000000000E-004</text:p>
          </table:table-cell>
          <table:table-cell table:formula="of:=EXP(-2046.392457*[.A25]-10.23196229+0.0002093861043*1000)" office:value-type="float" office:value="0.0000173153578041448">
            <text:p>1.731535780414E-005</text:p>
          </table:table-cell>
          <table:table-cell table:formula="of:=1+0.01105400249*SQRT(([.B25])/(0.0000001194208575+0.0002*[.B25]))" office:value-type="float" office:value="1.13121628828902">
            <text:p>1.131216288289E+000</text:p>
          </table:table-cell>
          <table:table-cell table:formula="of:=1-0.01105400249*SQRT(([.B25])/(0.0000001194208575+0.0002*[.B25]))" office:value-type="float" office:value="0.868783711710981">
            <text:p>8.687837117110E-001</text:p>
          </table:table-cell>
          <table:table-cell table:formula="of:=0.001*EXP(3069.588686*[.A25]-0.0003140791565*1000)*POWER((0.943135751+1579.515969*[.B25]);3/2)" office:value-type="float" office:value="0.00286621866323466">
            <text:p>2.866218663235E-03</text:p>
          </table:table-cell>
          <table:table-cell table:formula="of:=1-[.E25]" office:value-type="float" office:value="0.997133781336765">
            <text:p>9.971337813368E-01</text:p>
          </table:table-cell>
          <table:table-cell table:formula="of:=[.F25]/[.E25]" office:value-type="float" office:value="347.891734195692">
            <text:p>3.478917341957E+02</text:p>
          </table:table-cell>
          <table:table-cell table:formula="of:=22138.0974/0.2*[.E25]" office:value-type="float" office:value="317.263139681934">
            <text:p>3.172631396819E+02</text:p>
          </table:table-cell>
          <table:table-cell table:formula="of:=[.H25]/2" office:value-type="float" office:value="158.631569840967">
            <text:p>1.586315698410E+02</text:p>
          </table:table-cell>
          <table:table-cell table:formula="of:=[.H25]/[.E25]" office:value-type="float" office:value="110690.487">
            <text:p>1.106904870000E+05</text:p>
          </table:table-cell>
          <table:table-cell table:formula="of:=[.I25]/[.E25]" office:value-type="float" office:value="55345.2435">
            <text:p>5.534524350000E+04</text:p>
          </table:table-cell>
          <table:table-cell/>
          <table:table-cell table:formula="of:=[.C25]*[.E25]+[.F25]" office:value-type="float" office:value="1.00037609457441">
            <text:p>1.000376094574E+00</text:p>
          </table:table-cell>
          <table:table-cell table:formula="of:=[.D25]*[.E25]+[.F25]" office:value-type="float" office:value="0.999623905425586">
            <text:p>9.996239054256E-01</text:p>
          </table:table-cell>
        </table:table-row>
        <table:table-row table:style-name="ro5">
          <table:table-cell office:value-type="float" office:value="0.00048">
            <text:p>4.800000000000E-004</text:p>
          </table:table-cell>
          <table:table-cell table:formula="of:=EXP(-2046.392457*[.A26]-10.23196229+0.0002093861043*1000)" office:value-type="float" office:value="0.0000166209839909148">
            <text:p>1.662098399091E-005</text:p>
          </table:table-cell>
          <table:table-cell table:formula="of:=1+0.01105400249*SQRT(([.B26])/(0.0000001194208575+0.0002*[.B26]))" office:value-type="float" office:value="1.1286310819134">
            <text:p>1.128631081913E+000</text:p>
          </table:table-cell>
          <table:table-cell table:formula="of:=1-0.01105400249*SQRT(([.B26])/(0.0000001194208575+0.0002*[.B26]))" office:value-type="float" office:value="0.871368918086603">
            <text:p>8.713689180866E-001</text:p>
          </table:table-cell>
          <table:table-cell table:formula="of:=0.001*EXP(3069.588686*[.A26]-0.0003140791565*1000)*POWER((0.943135751+1579.515969*[.B26]);3/2)" office:value-type="float" office:value="0.00304252950314353">
            <text:p>3.042529503144E-03</text:p>
          </table:table-cell>
          <table:table-cell table:formula="of:=1-[.E26]" office:value-type="float" office:value="0.996957470496856">
            <text:p>9.969574704969E-01</text:p>
          </table:table-cell>
          <table:table-cell table:formula="of:=[.F26]/[.E26]" office:value-type="float" office:value="327.673887621074">
            <text:p>3.276738876211E+02</text:p>
          </table:table-cell>
          <table:table-cell table:formula="of:=22138.0974/0.2*[.E26]" office:value-type="float" office:value="336.779072414825">
            <text:p>3.367790724148E+02</text:p>
          </table:table-cell>
          <table:table-cell table:formula="of:=[.H26]/2" office:value-type="float" office:value="168.389536207413">
            <text:p>1.683895362074E+02</text:p>
          </table:table-cell>
          <table:table-cell table:formula="of:=[.H26]/[.E26]" office:value-type="float" office:value="110690.487">
            <text:p>1.106904870000E+05</text:p>
          </table:table-cell>
          <table:table-cell table:formula="of:=[.I26]/[.E26]" office:value-type="float" office:value="55345.2435">
            <text:p>5.534524350000E+04</text:p>
          </table:table-cell>
          <table:table-cell/>
          <table:table-cell table:formula="of:=[.C26]*[.E26]+[.F26]" office:value-type="float" office:value="1.00039136386174">
            <text:p>1.000391363862E+00</text:p>
          </table:table-cell>
          <table:table-cell table:formula="of:=[.D26]*[.E26]+[.F26]" office:value-type="float" office:value="0.999608636138257">
            <text:p>9.996086361383E-01</text:p>
          </table:table-cell>
        </table:table-row>
        <table:table-row table:style-name="ro5">
          <table:table-cell office:value-type="float" office:value="0.0005">
            <text:p>5.000000000000E-004</text:p>
          </table:table-cell>
          <table:table-cell table:formula="of:=EXP(-2046.392457*[.A27]-10.23196229+0.0002093861043*1000)" office:value-type="float" office:value="0.0000159544556890484">
            <text:p>1.595445568905E-005</text:p>
          </table:table-cell>
          <table:table-cell table:formula="of:=1+0.01105400249*SQRT(([.B27])/(0.0000001194208575+0.0002*[.B27]))" office:value-type="float" office:value="1.12609402591518">
            <text:p>1.126094025915E+000</text:p>
          </table:table-cell>
          <table:table-cell table:formula="of:=1-0.01105400249*SQRT(([.B27])/(0.0000001194208575+0.0002*[.B27]))" office:value-type="float" office:value="0.873905974084819">
            <text:p>8.739059740848E-001</text:p>
          </table:table-cell>
          <table:table-cell table:formula="of:=0.001*EXP(3069.588686*[.A27]-0.0003140791565*1000)*POWER((0.943135751+1579.515969*[.B27]);3/2)" office:value-type="float" office:value="0.00322989967352806">
            <text:p>3.229899673528E-03</text:p>
          </table:table-cell>
          <table:table-cell table:formula="of:=1-[.E27]" office:value-type="float" office:value="0.996770100326472">
            <text:p>9.967701003265E-01</text:p>
          </table:table-cell>
          <table:table-cell table:formula="of:=[.F27]/[.E27]" office:value-type="float" office:value="308.607139873693">
            <text:p>3.086071398737E+02</text:p>
          </table:table-cell>
          <table:table-cell table:formula="of:=22138.0974/0.2*[.E27]" office:value-type="float" office:value="357.519167823962">
            <text:p>3.575191678240E+02</text:p>
          </table:table-cell>
          <table:table-cell table:formula="of:=[.H27]/2" office:value-type="float" office:value="178.759583911981">
            <text:p>1.787595839120E+02</text:p>
          </table:table-cell>
          <table:table-cell table:formula="of:=[.H27]/[.E27]" office:value-type="float" office:value="110690.487">
            <text:p>1.106904870000E+05</text:p>
          </table:table-cell>
          <table:table-cell table:formula="of:=[.I27]/[.E27]" office:value-type="float" office:value="55345.2435">
            <text:p>5.534524350000E+04</text:p>
          </table:table-cell>
          <table:table-cell/>
          <table:table-cell table:formula="of:=[.C27]*[.E27]+[.F27]" office:value-type="float" office:value="1.00040727105314">
            <text:p>1.000407271053E+00</text:p>
          </table:table-cell>
          <table:table-cell table:formula="of:=[.D27]*[.E27]+[.F27]" office:value-type="float" office:value="0.999592728946863">
            <text:p>9.995927289469E-01</text:p>
          </table:table-cell>
        </table:table-row>
        <table:table-row table:style-name="ro5">
          <table:table-cell office:value-type="float" office:value="0.00052">
            <text:p>5.200000000000E-004</text:p>
          </table:table-cell>
          <table:table-cell table:formula="of:=EXP(-2046.392457*[.A28]-10.23196229+0.0002093861043*1000)" office:value-type="float" office:value="0.0000153146562485678">
            <text:p>1.531465624857E-005</text:p>
          </table:table-cell>
          <table:table-cell table:formula="of:=1+0.01105400249*SQRT(([.B28])/(0.0000001194208575+0.0002*[.B28]))" office:value-type="float" office:value="1.12360438518371">
            <text:p>1.123604385184E+000</text:p>
          </table:table-cell>
          <table:table-cell table:formula="of:=1-0.01105400249*SQRT(([.B28])/(0.0000001194208575+0.0002*[.B28]))" office:value-type="float" office:value="0.876395614816289">
            <text:p>8.763956148163E-001</text:p>
          </table:table-cell>
          <table:table-cell table:formula="of:=0.001*EXP(3069.588686*[.A28]-0.0003140791565*1000)*POWER((0.943135751+1579.515969*[.B28]);3/2)" office:value-type="float" office:value="0.00342902719548641">
            <text:p>3.429027195486E-03</text:p>
          </table:table-cell>
          <table:table-cell table:formula="of:=1-[.E28]" office:value-type="float" office:value="0.996570972804514">
            <text:p>9.965709728045E-01</text:p>
          </table:table-cell>
          <table:table-cell table:formula="of:=[.F28]/[.E28]" office:value-type="float" office:value="290.627899981747">
            <text:p>2.906278999817E+02</text:p>
          </table:table-cell>
          <table:table-cell table:formula="of:=22138.0974/0.2*[.E28]" office:value-type="float" office:value="379.560690204635">
            <text:p>3.795606902046E+02</text:p>
          </table:table-cell>
          <table:table-cell table:formula="of:=[.H28]/2" office:value-type="float" office:value="189.780345102317">
            <text:p>1.897803451023E+02</text:p>
          </table:table-cell>
          <table:table-cell table:formula="of:=[.H28]/[.E28]" office:value-type="float" office:value="110690.487">
            <text:p>1.106904870000E+05</text:p>
          </table:table-cell>
          <table:table-cell table:formula="of:=[.I28]/[.E28]" office:value-type="float" office:value="55345.2435">
            <text:p>5.534524350000E+04</text:p>
          </table:table-cell>
          <table:table-cell/>
          <table:table-cell table:formula="of:=[.C28]*[.E28]+[.F28]" office:value-type="float" office:value="1.00042384279828">
            <text:p>1.000423842798E+00</text:p>
          </table:table-cell>
          <table:table-cell table:formula="of:=[.D28]*[.E28]+[.F28]" office:value-type="float" office:value="0.999576157201724">
            <text:p>9.995761572017E-01</text:p>
          </table:table-cell>
        </table:table-row>
        <table:table-row table:style-name="ro5">
          <table:table-cell office:value-type="float" office:value="0.00054">
            <text:p>5.400000000000E-004</text:p>
          </table:table-cell>
          <table:table-cell table:formula="of:=EXP(-2046.392457*[.A29]-10.23196229+0.0002093861043*1000)" office:value-type="float" office:value="0.0000147005137989629">
            <text:p>1.470051379896E-005</text:p>
          </table:table-cell>
          <table:table-cell table:formula="of:=1+0.01105400249*SQRT(([.B29])/(0.0000001194208575+0.0002*[.B29]))" office:value-type="float" office:value="1.12116142620758">
            <text:p>1.121161426208E+000</text:p>
          </table:table-cell>
          <table:table-cell table:formula="of:=1-0.01105400249*SQRT(([.B29])/(0.0000001194208575+0.0002*[.B29]))" office:value-type="float" office:value="0.878838573792421">
            <text:p>8.788385737924E-001</text:p>
          </table:table-cell>
          <table:table-cell table:formula="of:=0.001*EXP(3069.588686*[.A29]-0.0003140791565*1000)*POWER((0.943135751+1579.515969*[.B29]);3/2)" office:value-type="float" office:value="0.00364065424109969">
            <text:p>3.640654241100E-03</text:p>
          </table:table-cell>
          <table:table-cell table:formula="of:=1-[.E29]" office:value-type="float" office:value="0.9963593457589">
            <text:p>9.963593457589E-01</text:p>
          </table:table-cell>
          <table:table-cell table:formula="of:=[.F29]/[.E29]" office:value-type="float" office:value="273.675905421313">
            <text:p>2.736759054213E+02</text:p>
          </table:table-cell>
          <table:table-cell table:formula="of:=22138.0974/0.2*[.E29]" office:value-type="float" office:value="402.98579094594">
            <text:p>4.029857909459E+02</text:p>
          </table:table-cell>
          <table:table-cell table:formula="of:=[.H29]/2" office:value-type="float" office:value="201.49289547297">
            <text:p>2.014928954730E+02</text:p>
          </table:table-cell>
          <table:table-cell table:formula="of:=[.H29]/[.E29]" office:value-type="float" office:value="110690.487">
            <text:p>1.106904870000E+05</text:p>
          </table:table-cell>
          <table:table-cell table:formula="of:=[.I29]/[.E29]" office:value-type="float" office:value="55345.2435">
            <text:p>5.534524350000E+04</text:p>
          </table:table-cell>
          <table:table-cell/>
          <table:table-cell table:formula="of:=[.C29]*[.E29]+[.F29]" office:value-type="float" office:value="1.00044110686018">
            <text:p>1.000441106860E+00</text:p>
          </table:table-cell>
          <table:table-cell table:formula="of:=[.D29]*[.E29]+[.F29]" office:value-type="float" office:value="0.99955889313982">
            <text:p>9.995588931398E-01</text:p>
          </table:table-cell>
        </table:table-row>
        <table:table-row table:style-name="ro5">
          <table:table-cell office:value-type="float" office:value="0.00056">
            <text:p>5.600000000000E-004</text:p>
          </table:table-cell>
          <table:table-cell table:formula="of:=EXP(-2046.392457*[.A30]-10.23196229+0.0002093861043*1000)" office:value-type="float" office:value="0.0000141109994534619">
            <text:p>1.411099945346E-005</text:p>
          </table:table-cell>
          <table:table-cell table:formula="of:=1+0.01105400249*SQRT(([.B30])/(0.0000001194208575+0.0002*[.B30]))" office:value-type="float" office:value="1.11876441773986">
            <text:p>1.118764417740E+000</text:p>
          </table:table-cell>
          <table:table-cell table:formula="of:=1-0.01105400249*SQRT(([.B30])/(0.0000001194208575+0.0002*[.B30]))" office:value-type="float" office:value="0.881235582260145">
            <text:p>8.812355822601E-001</text:p>
          </table:table-cell>
          <table:table-cell table:formula="of:=0.001*EXP(3069.588686*[.A30]-0.0003140791565*1000)*POWER((0.943135751+1579.515969*[.B30]);3/2)" office:value-type="float" office:value="0.00386556992793279">
            <text:p>3.865569927933E-03</text:p>
          </table:table-cell>
          <table:table-cell table:formula="of:=1-[.E30]" office:value-type="float" office:value="0.996134430072067">
            <text:p>9.961344300721E-01</text:p>
          </table:table-cell>
          <table:table-cell table:formula="of:=[.F30]/[.E30]" office:value-type="float" office:value="257.694065465988">
            <text:p>2.576940654660E+02</text:p>
          </table:table-cell>
          <table:table-cell table:formula="of:=22138.0974/0.2*[.E30]" office:value-type="float" office:value="427.881817855435">
            <text:p>4.278818178554E+02</text:p>
          </table:table-cell>
          <table:table-cell table:formula="of:=[.H30]/2" office:value-type="float" office:value="213.940908927717">
            <text:p>2.139409089277E+02</text:p>
          </table:table-cell>
          <table:table-cell table:formula="of:=[.H30]/[.E30]" office:value-type="float" office:value="110690.487">
            <text:p>1.106904870000E+05</text:p>
          </table:table-cell>
          <table:table-cell table:formula="of:=[.I30]/[.E30]" office:value-type="float" office:value="55345.2435">
            <text:p>5.534524350000E+04</text:p>
          </table:table-cell>
          <table:table-cell/>
          <table:table-cell table:formula="of:=[.C30]*[.E30]+[.F30]" office:value-type="float" office:value="1.00045909216172">
            <text:p>1.000459092162E+00</text:p>
          </table:table-cell>
          <table:table-cell table:formula="of:=[.D30]*[.E30]+[.F30]" office:value-type="float" office:value="0.999540907838276">
            <text:p>9.995409078383E-01</text:p>
          </table:table-cell>
        </table:table-row>
        <table:table-row table:style-name="ro5">
          <table:table-cell office:value-type="float" office:value="0.00058">
            <text:p>5.800000000000E-004</text:p>
          </table:table-cell>
          <table:table-cell table:formula="of:=EXP(-2046.392457*[.A31]-10.23196229+0.0002093861043*1000)" office:value-type="float" office:value="0.0000135451255853146">
            <text:p>1.354512558531E-005</text:p>
          </table:table-cell>
          <table:table-cell table:formula="of:=1+0.01105400249*SQRT(([.B31])/(0.0000001194208575+0.0002*[.B31]))" office:value-type="float" office:value="1.11641263141681">
            <text:p>1.116412631417E+000</text:p>
          </table:table-cell>
          <table:table-cell table:formula="of:=1-0.01105400249*SQRT(([.B31])/(0.0000001194208575+0.0002*[.B31]))" office:value-type="float" office:value="0.883587368583186">
            <text:p>8.835873685832E-001</text:p>
          </table:table-cell>
          <table:table-cell table:formula="of:=0.001*EXP(3069.588686*[.A31]-0.0003140791565*1000)*POWER((0.943135751+1579.515969*[.B31]);3/2)" office:value-type="float" office:value="0.00410461329045075">
            <text:p>4.104613290451E-03</text:p>
          </table:table-cell>
          <table:table-cell table:formula="of:=1-[.E31]" office:value-type="float" office:value="0.995895386709549">
            <text:p>9.958953867095E-01</text:p>
          </table:table-cell>
          <table:table-cell table:formula="of:=[.F31]/[.E31]" office:value-type="float" office:value="242.628310205609">
            <text:p>2.426283102056E+02</text:p>
          </table:table-cell>
          <table:table-cell table:formula="of:=22138.0974/0.2*[.E31]" office:value-type="float" office:value="454.341644066666">
            <text:p>4.543416440667E+02</text:p>
          </table:table-cell>
          <table:table-cell table:formula="of:=[.H31]/2" office:value-type="float" office:value="227.170822033333">
            <text:p>2.271708220333E+02</text:p>
          </table:table-cell>
          <table:table-cell table:formula="of:=[.H31]/[.E31]" office:value-type="float" office:value="110690.487">
            <text:p>1.106904870000E+05</text:p>
          </table:table-cell>
          <table:table-cell table:formula="of:=[.I31]/[.E31]" office:value-type="float" office:value="55345.2435">
            <text:p>5.534524350000E+04</text:p>
          </table:table-cell>
          <table:table-cell/>
          <table:table-cell table:formula="of:=[.C31]*[.E31]+[.F31]" office:value-type="float" office:value="1.00047782883409">
            <text:p>1.000477828834E+00</text:p>
          </table:table-cell>
          <table:table-cell table:formula="of:=[.D31]*[.E31]+[.F31]" office:value-type="float" office:value="0.99952217116591">
            <text:p>9.995221711659E-01</text:p>
          </table:table-cell>
        </table:table-row>
        <table:table-row table:style-name="ro5">
          <table:table-cell office:value-type="float" office:value="0.0006">
            <text:p>6.000000000000E-004</text:p>
          </table:table-cell>
          <table:table-cell table:formula="of:=EXP(-2046.392457*[.A32]-10.23196229+0.0002093861043*1000)" office:value-type="float" office:value="0.0000130019441731984">
            <text:p>1.300194417320E-005</text:p>
          </table:table-cell>
          <table:table-cell table:formula="of:=1+0.01105400249*SQRT(([.B32])/(0.0000001194208575+0.0002*[.B32]))" office:value-type="float" office:value="1.11410534233232">
            <text:p>1.114105342332E+000</text:p>
          </table:table-cell>
          <table:table-cell table:formula="of:=1-0.01105400249*SQRT(([.B32])/(0.0000001194208575+0.0002*[.B32]))" office:value-type="float" office:value="0.885894657667678">
            <text:p>8.858946576677E-001</text:p>
          </table:table-cell>
          <table:table-cell table:formula="of:=0.001*EXP(3069.588686*[.A32]-0.0003140791565*1000)*POWER((0.943135751+1579.515969*[.B32]);3/2)" office:value-type="float" office:value="0.00435867643955197">
            <text:p>4.358676439552E-03</text:p>
          </table:table-cell>
          <table:table-cell table:formula="of:=1-[.E32]" office:value-type="float" office:value="0.995641323560448">
            <text:p>9.956413235604E-01</text:p>
          </table:table-cell>
          <table:table-cell table:formula="of:=[.F32]/[.E32]" office:value-type="float" office:value="228.427445204625">
            <text:p>2.284274452046E+02</text:p>
          </table:table-cell>
          <table:table-cell table:formula="of:=22138.0974/0.2*[.E32]" office:value-type="float" office:value="482.464017769433">
            <text:p>4.824640177694E+02</text:p>
          </table:table-cell>
          <table:table-cell table:formula="of:=[.H32]/2" office:value-type="float" office:value="241.232008884717">
            <text:p>2.412320088847E+02</text:p>
          </table:table-cell>
          <table:table-cell table:formula="of:=[.H32]/[.E32]" office:value-type="float" office:value="110690.487">
            <text:p>1.106904870000E+05</text:p>
          </table:table-cell>
          <table:table-cell table:formula="of:=[.I32]/[.E32]" office:value-type="float" office:value="55345.2435">
            <text:p>5.534524350000E+04</text:p>
          </table:table-cell>
          <table:table-cell/>
          <table:table-cell table:formula="of:=[.C32]*[.E32]+[.F32]" office:value-type="float" office:value="1.00049734826725">
            <text:p>1.000497348267E+00</text:p>
          </table:table-cell>
          <table:table-cell table:formula="of:=[.D32]*[.E32]+[.F32]" office:value-type="float" office:value="0.999502651732749">
            <text:p>9.995026517327E-01</text:p>
          </table:table-cell>
        </table:table-row>
        <table:table-row table:style-name="ro5">
          <table:table-cell office:value-type="float" office:value="0.00062">
            <text:p>6.200000000000E-004</text:p>
          </table:table-cell>
          <table:table-cell table:formula="of:=EXP(-2046.392457*[.A33]-10.23196229+0.0002093861043*1000)" office:value-type="float" office:value="0.0000124805452129767">
            <text:p>1.248054521298E-005</text:p>
          </table:table-cell>
          <table:table-cell table:formula="of:=1+0.01105400249*SQRT(([.B33])/(0.0000001194208575+0.0002*[.B33]))" office:value-type="float" office:value="1.11184182956999">
            <text:p>1.111841829570E+000</text:p>
          </table:table-cell>
          <table:table-cell table:formula="of:=1-0.01105400249*SQRT(([.B33])/(0.0000001194208575+0.0002*[.B33]))" office:value-type="float" office:value="0.888158170430011">
            <text:p>8.881581704300E-001</text:p>
          </table:table-cell>
          <table:table-cell table:formula="of:=0.001*EXP(3069.588686*[.A33]-0.0003140791565*1000)*POWER((0.943135751+1579.515969*[.B33]);3/2)" office:value-type="float" office:value="0.00462870792212836">
            <text:p>4.628707922128E-03</text:p>
          </table:table-cell>
          <table:table-cell table:formula="of:=1-[.E33]" office:value-type="float" office:value="0.995371292077872">
            <text:p>9.953712920779E-01</text:p>
          </table:table-cell>
          <table:table-cell table:formula="of:=[.F33]/[.E33]" office:value-type="float" office:value="215.043011748338">
            <text:p>2.150430117483E+02</text:p>
          </table:table-cell>
          <table:table-cell table:formula="of:=22138.0974/0.2*[.E33]" office:value-type="float" office:value="512.353934081146">
            <text:p>5.123539340811E+02</text:p>
          </table:table-cell>
          <table:table-cell table:formula="of:=[.H33]/2" office:value-type="float" office:value="256.176967040573">
            <text:p>2.561769670406E+02</text:p>
          </table:table-cell>
          <table:table-cell table:formula="of:=[.H33]/[.E33]" office:value-type="float" office:value="110690.487">
            <text:p>1.106904870000E+05</text:p>
          </table:table-cell>
          <table:table-cell table:formula="of:=[.I33]/[.E33]" office:value-type="float" office:value="55345.2435">
            <text:p>5.534524350000E+04</text:p>
          </table:table-cell>
          <table:table-cell/>
          <table:table-cell table:formula="of:=[.C33]*[.E33]+[.F33]" office:value-type="float" office:value="1.00051768316256">
            <text:p>1.000517683163E+00</text:p>
          </table:table-cell>
          <table:table-cell table:formula="of:=[.D33]*[.E33]+[.F33]" office:value-type="float" office:value="0.999482316837444">
            <text:p>9.994823168374E-01</text:p>
          </table:table-cell>
        </table:table-row>
        <table:table-row table:style-name="ro5">
          <table:table-cell office:value-type="float" office:value="0.00064">
            <text:p>6.400000000000E-004</text:p>
          </table:table-cell>
          <table:table-cell table:formula="of:=EXP(-2046.392457*[.A34]-10.23196229+0.0002093861043*1000)" office:value-type="float" office:value="0.0000119800551931489">
            <text:p>1.198005519315E-005</text:p>
          </table:table-cell>
          <table:table-cell table:formula="of:=1+0.01105400249*SQRT(([.B34])/(0.0000001194208575+0.0002*[.B34]))" office:value-type="float" office:value="1.10962137669514">
            <text:p>1.109621376695E+000</text:p>
          </table:table-cell>
          <table:table-cell table:formula="of:=1-0.01105400249*SQRT(([.B34])/(0.0000001194208575+0.0002*[.B34]))" office:value-type="float" office:value="0.890378623304865">
            <text:p>8.903786233049E-001</text:p>
          </table:table-cell>
          <table:table-cell table:formula="of:=0.001*EXP(3069.588686*[.A34]-0.0003140791565*1000)*POWER((0.943135751+1579.515969*[.B34]);3/2)" office:value-type="float" office:value="0.00491571629331704">
            <text:p>4.915716293317E-03</text:p>
          </table:table-cell>
          <table:table-cell table:formula="of:=1-[.E34]" office:value-type="float" office:value="0.995084283706683">
            <text:p>9.950842837067E-01</text:p>
          </table:table-cell>
          <table:table-cell table:formula="of:=[.F34]/[.E34]" office:value-type="float" office:value="202.429152605798">
            <text:p>2.024291526058E+02</text:p>
          </table:table-cell>
          <table:table-cell table:formula="of:=22138.0974/0.2*[.E34]" office:value-type="float" office:value="544.123030461098">
            <text:p>5.441230304611E+02</text:p>
          </table:table-cell>
          <table:table-cell table:formula="of:=[.H34]/2" office:value-type="float" office:value="272.061515230549">
            <text:p>2.720615152306E+02</text:p>
          </table:table-cell>
          <table:table-cell table:formula="of:=[.H34]/[.E34]" office:value-type="float" office:value="110690.487">
            <text:p>1.106904870000E+05</text:p>
          </table:table-cell>
          <table:table-cell table:formula="of:=[.I34]/[.E34]" office:value-type="float" office:value="55345.2435">
            <text:p>5.534524350000E+04</text:p>
          </table:table-cell>
          <table:table-cell/>
          <table:table-cell table:formula="of:=[.C34]*[.E34]+[.F34]" office:value-type="float" office:value="1.00053886758752">
            <text:p>1.000538867588E+00</text:p>
          </table:table-cell>
          <table:table-cell table:formula="of:=[.D34]*[.E34]+[.F34]" office:value-type="float" office:value="0.999461132412484">
            <text:p>9.994611324125E-01</text:p>
          </table:table-cell>
        </table:table-row>
        <table:table-row table:style-name="ro5">
          <table:table-cell office:value-type="float" office:value="0.00066">
            <text:p>6.600000000000E-004</text:p>
          </table:table-cell>
          <table:table-cell table:formula="of:=EXP(-2046.392457*[.A35]-10.23196229+0.0002093861043*1000)" office:value-type="float" office:value="0.0000114996356314358">
            <text:p>1.149963563144E-005</text:p>
          </table:table-cell>
          <table:table-cell table:formula="of:=1+0.01105400249*SQRT(([.B35])/(0.0000001194208575+0.0002*[.B35]))" office:value-type="float" office:value="1.10744327220856">
            <text:p>1.107443272209E+000</text:p>
          </table:table-cell>
          <table:table-cell table:formula="of:=1-0.01105400249*SQRT(([.B35])/(0.0000001194208575+0.0002*[.B35]))" office:value-type="float" office:value="0.892556727791444">
            <text:p>8.925567277914E-001</text:p>
          </table:table-cell>
          <table:table-cell table:formula="of:=0.001*EXP(3069.588686*[.A35]-0.0003140791565*1000)*POWER((0.943135751+1579.515969*[.B35]);3/2)" office:value-type="float" office:value="0.00522077391490964">
            <text:p>5.220773914910E-03</text:p>
          </table:table-cell>
          <table:table-cell table:formula="of:=1-[.E35]" office:value-type="float" office:value="0.99477922608509">
            <text:p>9.947792260851E-01</text:p>
          </table:table-cell>
          <table:table-cell table:formula="of:=[.F35]/[.E35]" office:value-type="float" office:value="190.542483221534">
            <text:p>1.905424832215E+02</text:p>
          </table:table-cell>
          <table:table-cell table:formula="of:=22138.0974/0.2*[.E35]" office:value-type="float" office:value="577.890007158244">
            <text:p>5.778900071582E+02</text:p>
          </table:table-cell>
          <table:table-cell table:formula="of:=[.H35]/2" office:value-type="float" office:value="288.945003579122">
            <text:p>2.889450035791E+02</text:p>
          </table:table-cell>
          <table:table-cell table:formula="of:=[.H35]/[.E35]" office:value-type="float" office:value="110690.487">
            <text:p>1.106904870000E+05</text:p>
          </table:table-cell>
          <table:table-cell table:formula="of:=[.I35]/[.E35]" office:value-type="float" office:value="55345.2435">
            <text:p>5.534524350000E+04</text:p>
          </table:table-cell>
          <table:table-cell/>
          <table:table-cell table:formula="of:=[.C35]*[.E35]+[.F35]" office:value-type="float" office:value="1.00056093703288">
            <text:p>1.000560937033E+00</text:p>
          </table:table-cell>
          <table:table-cell table:formula="of:=[.D35]*[.E35]+[.F35]" office:value-type="float" office:value="0.999439062967121">
            <text:p>9.994390629671E-01</text:p>
          </table:table-cell>
        </table:table-row>
        <table:table-row table:style-name="ro5">
          <table:table-cell office:value-type="float" office:value="0.00068">
            <text:p>6.800000000000E-004</text:p>
          </table:table-cell>
          <table:table-cell table:formula="of:=EXP(-2046.392457*[.A36]-10.23196229+0.0002093861043*1000)" office:value-type="float" office:value="0.0000110384816700522">
            <text:p>1.103848167005E-005</text:p>
          </table:table-cell>
          <table:table-cell table:formula="of:=1+0.01105400249*SQRT(([.B36])/(0.0000001194208575+0.0002*[.B36]))" office:value-type="float" office:value="1.10530680996402">
            <text:p>1.105306809964E+000</text:p>
          </table:table-cell>
          <table:table-cell table:formula="of:=1-0.01105400249*SQRT(([.B36])/(0.0000001194208575+0.0002*[.B36]))" office:value-type="float" office:value="0.894693190035979">
            <text:p>8.946931900360E-001</text:p>
          </table:table-cell>
          <table:table-cell table:formula="of:=0.001*EXP(3069.588686*[.A36]-0.0003140791565*1000)*POWER((0.943135751+1579.515969*[.B36]);3/2)" office:value-type="float" office:value="0.00554502099423809">
            <text:p>5.545020994238E-03</text:p>
          </table:table-cell>
          <table:table-cell table:formula="of:=1-[.E36]" office:value-type="float" office:value="0.994454979005762">
            <text:p>9.944549790058E-01</text:p>
          </table:table-cell>
          <table:table-cell table:formula="of:=[.F36]/[.E36]" office:value-type="float" office:value="179.341968234045">
            <text:p>1.793419682340E+02</text:p>
          </table:table-cell>
          <table:table-cell table:formula="of:=22138.0974/0.2*[.E36]" office:value-type="float" office:value="613.781074277438">
            <text:p>6.137810742774E+02</text:p>
          </table:table-cell>
          <table:table-cell table:formula="of:=[.H36]/2" office:value-type="float" office:value="306.890537138719">
            <text:p>3.068905371387E+02</text:p>
          </table:table-cell>
          <table:table-cell table:formula="of:=[.H36]/[.E36]" office:value-type="float" office:value="110690.487">
            <text:p>1.106904870000E+05</text:p>
          </table:table-cell>
          <table:table-cell table:formula="of:=[.I36]/[.E36]" office:value-type="float" office:value="55345.2435">
            <text:p>5.534524350000E+04</text:p>
          </table:table-cell>
          <table:table-cell/>
          <table:table-cell table:formula="of:=[.C36]*[.E36]+[.F36]" office:value-type="float" office:value="1.00058392847209">
            <text:p>1.000583928472E+00</text:p>
          </table:table-cell>
          <table:table-cell table:formula="of:=[.D36]*[.E36]+[.F36]" office:value-type="float" office:value="0.999416071527913">
            <text:p>9.994160715279E-01</text:p>
          </table:table-cell>
        </table:table-row>
        <table:table-row table:style-name="ro5">
          <table:table-cell office:value-type="float" office:value="0.000700000000000001">
            <text:p>7.000000000000E-004</text:p>
          </table:table-cell>
          <table:table-cell table:formula="of:=EXP(-2046.392457*[.A37]-10.23196229+0.0002093861043*1000)" office:value-type="float" office:value="0.0000105958207273099">
            <text:p>1.059582072731E-005</text:p>
          </table:table-cell>
          <table:table-cell table:formula="of:=1+0.01105400249*SQRT(([.B37])/(0.0000001194208575+0.0002*[.B37]))" office:value-type="float" office:value="1.10321128955136">
            <text:p>1.103211289551E+000</text:p>
          </table:table-cell>
          <table:table-cell table:formula="of:=1-0.01105400249*SQRT(([.B37])/(0.0000001194208575+0.0002*[.B37]))" office:value-type="float" office:value="0.896788710448638">
            <text:p>8.967887104486E-001</text:p>
          </table:table-cell>
          <table:table-cell table:formula="of:=0.001*EXP(3069.588686*[.A37]-0.0003140791565*1000)*POWER((0.943135751+1579.515969*[.B37]);3/2)" office:value-type="float" office:value="0.00588966987876248">
            <text:p>5.889669878762E-03</text:p>
          </table:table-cell>
          <table:table-cell table:formula="of:=1-[.E37]" office:value-type="float" office:value="0.994110330121237">
            <text:p>9.941103301212E-01</text:p>
          </table:table-cell>
          <table:table-cell table:formula="of:=[.F37]/[.E37]" office:value-type="float" office:value="168.788803207102">
            <text:p>1.687888032071E+02</text:p>
          </table:table-cell>
          <table:table-cell table:formula="of:=22138.0974/0.2*[.E37]" office:value-type="float" office:value="651.93042714945">
            <text:p>6.519304271495E+02</text:p>
          </table:table-cell>
          <table:table-cell table:formula="of:=[.H37]/2" office:value-type="float" office:value="325.965213574725">
            <text:p>3.259652135747E+02</text:p>
          </table:table-cell>
          <table:table-cell table:formula="of:=[.H37]/[.E37]" office:value-type="float" office:value="110690.487">
            <text:p>1.106904870000E+05</text:p>
          </table:table-cell>
          <table:table-cell table:formula="of:=[.I37]/[.E37]" office:value-type="float" office:value="55345.2435">
            <text:p>5.534524350000E+04</text:p>
          </table:table-cell>
          <table:table-cell/>
          <table:table-cell table:formula="of:=[.C37]*[.E37]+[.F37]" office:value-type="float" office:value="1.00060788042322">
            <text:p>1.000607880423E+00</text:p>
          </table:table-cell>
          <table:table-cell table:formula="of:=[.D37]*[.E37]+[.F37]" office:value-type="float" office:value="0.999392119576781">
            <text:p>9.993921195768E-01</text:p>
          </table:table-cell>
        </table:table-row>
        <table:table-row table:style-name="ro5">
          <table:table-cell office:value-type="float" office:value="0.000720000000000001">
            <text:p>7.200000000000E-004</text:p>
          </table:table-cell>
          <table:table-cell table:formula="of:=EXP(-2046.392457*[.A38]-10.23196229+0.0002093861043*1000)" office:value-type="float" office:value="0.0000101709112032941">
            <text:p>1.017091120329E-005</text:p>
          </table:table-cell>
          <table:table-cell table:formula="of:=1+0.01105400249*SQRT(([.B38])/(0.0000001194208575+0.0002*[.B38]))" office:value-type="float" office:value="1.10115601664697">
            <text:p>1.101156016647E+000</text:p>
          </table:table-cell>
          <table:table-cell table:formula="of:=1-0.01105400249*SQRT(([.B38])/(0.0000001194208575+0.0002*[.B38]))" office:value-type="float" office:value="0.898843983353028">
            <text:p>8.988439833530E-001</text:p>
          </table:table-cell>
          <table:table-cell table:formula="of:=0.001*EXP(3069.588686*[.A38]-0.0003140791565*1000)*POWER((0.943135751+1579.515969*[.B38]);3/2)" office:value-type="float" office:value="0.0062560096225501">
            <text:p>6.256009622550E-03</text:p>
          </table:table-cell>
          <table:table-cell table:formula="of:=1-[.E38]" office:value-type="float" office:value="0.99374399037745">
            <text:p>9.937439903775E-01</text:p>
          </table:table-cell>
          <table:table-cell table:formula="of:=[.F38]/[.E38]" office:value-type="float" office:value="158.846301449961">
            <text:p>1.588463014500E+02</text:p>
          </table:table-cell>
          <table:table-cell table:formula="of:=22138.0974/0.2*[.E38]" office:value-type="float" office:value="692.480751796756">
            <text:p>6.924807517968E+02</text:p>
          </table:table-cell>
          <table:table-cell table:formula="of:=[.H38]/2" office:value-type="float" office:value="346.240375898378">
            <text:p>3.462403758984E+02</text:p>
          </table:table-cell>
          <table:table-cell table:formula="of:=[.H38]/[.E38]" office:value-type="float" office:value="110690.487">
            <text:p>1.106904870000E+05</text:p>
          </table:table-cell>
          <table:table-cell table:formula="of:=[.I38]/[.E38]" office:value-type="float" office:value="55345.2435">
            <text:p>5.534524350000E+04</text:p>
          </table:table-cell>
          <table:table-cell/>
          <table:table-cell table:formula="of:=[.C38]*[.E38]+[.F38]" office:value-type="float" office:value="1.00063283301352">
            <text:p>1.000632833014E+00</text:p>
          </table:table-cell>
          <table:table-cell table:formula="of:=[.D38]*[.E38]+[.F38]" office:value-type="float" office:value="0.999367166986478">
            <text:p>9.993671669865E-01</text:p>
          </table:table-cell>
        </table:table-row>
        <table:table-row table:style-name="ro5">
          <table:table-cell office:value-type="float" office:value="0.000740000000000001">
            <text:p>7.400000000000E-004</text:p>
          </table:table-cell>
          <table:table-cell table:formula="of:=EXP(-2046.392457*[.A39]-10.23196229+0.0002093861043*1000)" office:value-type="float" office:value="0.00000976304123744421">
            <text:p>9.763041237444E-006</text:p>
          </table:table-cell>
          <table:table-cell table:formula="of:=1+0.01105400249*SQRT(([.B39])/(0.0000001194208575+0.0002*[.B39]))" office:value-type="float" office:value="1.09914030333343">
            <text:p>1.099140303333E+000</text:p>
          </table:table-cell>
          <table:table-cell table:formula="of:=1-0.01105400249*SQRT(([.B39])/(0.0000001194208575+0.0002*[.B39]))" office:value-type="float" office:value="0.900859696666573">
            <text:p>9.008596966666E-001</text:p>
          </table:table-cell>
          <table:table-cell table:formula="of:=0.001*EXP(3069.588686*[.A39]-0.0003140791565*1000)*POWER((0.943135751+1579.515969*[.B39]);3/2)" office:value-type="float" office:value="0.00664541084186056">
            <text:p>6.645410841861E-03</text:p>
          </table:table-cell>
          <table:table-cell table:formula="of:=1-[.E39]" office:value-type="float" office:value="0.993354589158139">
            <text:p>9.933545891581E-01</text:p>
          </table:table-cell>
          <table:table-cell table:formula="of:=[.F39]/[.E39]" office:value-type="float" office:value="149.479785794556">
            <text:p>1.494797857946E+02</text:p>
          </table:table-cell>
          <table:table-cell table:formula="of:=22138.0974/0.2*[.E39]" office:value-type="float" office:value="735.583762400625">
            <text:p>7.355837624006E+02</text:p>
          </table:table-cell>
          <table:table-cell table:formula="of:=[.H39]/2" office:value-type="float" office:value="367.791881200313">
            <text:p>3.677918812003E+02</text:p>
          </table:table-cell>
          <table:table-cell table:formula="of:=[.H39]/[.E39]" office:value-type="float" office:value="110690.487">
            <text:p>1.106904870000E+05</text:p>
          </table:table-cell>
          <table:table-cell table:formula="of:=[.I39]/[.E39]" office:value-type="float" office:value="55345.2435">
            <text:p>5.534524350000E+04</text:p>
          </table:table-cell>
          <table:table-cell/>
          <table:table-cell table:formula="of:=[.C39]*[.E39]+[.F39]" office:value-type="float" office:value="1.00065882804664">
            <text:p>1.000658828047E+00</text:p>
          </table:table-cell>
          <table:table-cell table:formula="of:=[.D39]*[.E39]+[.F39]" office:value-type="float" office:value="0.999341171953363">
            <text:p>9.993411719534E-01</text:p>
          </table:table-cell>
        </table:table-row>
        <table:table-row table:style-name="ro5">
          <table:table-cell office:value-type="float" office:value="0.000760000000000001">
            <text:p>7.600000000000E-004</text:p>
          </table:table-cell>
          <table:table-cell table:formula="of:=EXP(-2046.392457*[.A40]-10.23196229+0.0002093861043*1000)" office:value-type="float" office:value="0.00000937152751595805">
            <text:p>9.371527515958E-006</text:p>
          </table:table-cell>
          <table:table-cell table:formula="of:=1+0.01105400249*SQRT(([.B40])/(0.0000001194208575+0.0002*[.B40]))" office:value-type="float" office:value="1.09716346838994">
            <text:p>1.097163468390E+000</text:p>
          </table:table-cell>
          <table:table-cell table:formula="of:=1-0.01105400249*SQRT(([.B40])/(0.0000001194208575+0.0002*[.B40]))" office:value-type="float" office:value="0.902836531610063">
            <text:p>9.028365316101E-001</text:p>
          </table:table-cell>
          <table:table-cell table:formula="of:=0.001*EXP(3069.588686*[.A40]-0.0003140791565*1000)*POWER((0.943135751+1579.515969*[.B40]);3/2)" office:value-type="float" office:value="0.00705933087814099">
            <text:p>7.059330878141E-03</text:p>
          </table:table-cell>
          <table:table-cell table:formula="of:=1-[.E40]" office:value-type="float" office:value="0.992940669121859">
            <text:p>9.929406691219E-01</text:p>
          </table:table-cell>
          <table:table-cell table:formula="of:=[.F40]/[.E40]" office:value-type="float" office:value="140.656485191319">
            <text:p>1.406564851913E+02</text:p>
          </table:table-cell>
          <table:table-cell table:formula="of:=22138.0974/0.2*[.E40]" office:value-type="float" office:value="781.400772795564">
            <text:p>7.814007727956E+02</text:p>
          </table:table-cell>
          <table:table-cell table:formula="of:=[.H40]/2" office:value-type="float" office:value="390.700386397782">
            <text:p>3.907003863978E+02</text:p>
          </table:table-cell>
          <table:table-cell table:formula="of:=[.H40]/[.E40]" office:value-type="float" office:value="110690.487">
            <text:p>1.106904870000E+05</text:p>
          </table:table-cell>
          <table:table-cell table:formula="of:=[.I40]/[.E40]" office:value-type="float" office:value="55345.2435">
            <text:p>5.534524350000E+04</text:p>
          </table:table-cell>
          <table:table-cell/>
          <table:table-cell table:formula="of:=[.C40]*[.E40]+[.F40]" office:value-type="float" office:value="1.00068590907263">
            <text:p>1.000685909073E+00</text:p>
          </table:table-cell>
          <table:table-cell table:formula="of:=[.D40]*[.E40]+[.F40]" office:value-type="float" office:value="0.999314090927368">
            <text:p>9.993140909274E-01</text:p>
          </table:table-cell>
        </table:table-row>
        <table:table-row table:style-name="ro5">
          <table:table-cell office:value-type="float" office:value="0.000780000000000001">
            <text:p>7.800000000000E-004</text:p>
          </table:table-cell>
          <table:table-cell table:formula="of:=EXP(-2046.392457*[.A41]-10.23196229+0.0002093861043*1000)" office:value-type="float" office:value="0.0000089957141270203">
            <text:p>8.995714127020E-006</text:p>
          </table:table-cell>
          <table:table-cell table:formula="of:=1+0.01105400249*SQRT(([.B41])/(0.0000001194208575+0.0002*[.B41]))" office:value-type="float" office:value="1.09522483755521">
            <text:p>1.095224837555E+000</text:p>
          </table:table-cell>
          <table:table-cell table:formula="of:=1-0.01105400249*SQRT(([.B41])/(0.0000001194208575+0.0002*[.B41]))" office:value-type="float" office:value="0.904775162444795">
            <text:p>9.047751624448E-001</text:p>
          </table:table-cell>
          <table:table-cell table:formula="of:=0.001*EXP(3069.588686*[.A41]-0.0003140791565*1000)*POWER((0.943135751+1579.515969*[.B41]);3/2)" office:value-type="float" office:value="0.00749931928789488">
            <text:p>7.499319287895E-03</text:p>
          </table:table-cell>
          <table:table-cell table:formula="of:=1-[.E41]" office:value-type="float" office:value="0.992500680712105">
            <text:p>9.925006807121E-01</text:p>
          </table:table-cell>
          <table:table-cell table:formula="of:=[.F41]/[.E41]" office:value-type="float" office:value="132.345435980325">
            <text:p>1.323454359803E+02</text:p>
          </table:table-cell>
          <table:table-cell table:formula="of:=22138.0974/0.2*[.E41]" office:value-type="float" office:value="830.103304145578">
            <text:p>8.301033041456E+02</text:p>
          </table:table-cell>
          <table:table-cell table:formula="of:=[.H41]/2" office:value-type="float" office:value="415.051652072789">
            <text:p>4.150516520728E+02</text:p>
          </table:table-cell>
          <table:table-cell table:formula="of:=[.H41]/[.E41]" office:value-type="float" office:value="110690.487">
            <text:p>1.106904870000E+05</text:p>
          </table:table-cell>
          <table:table-cell table:formula="of:=[.I41]/[.E41]" office:value-type="float" office:value="55345.2435">
            <text:p>5.534524350000E+04</text:p>
          </table:table-cell>
          <table:table-cell/>
          <table:table-cell table:formula="of:=[.C41]*[.E41]+[.F41]" office:value-type="float" office:value="1.00071412146096">
            <text:p>1.000714121461E+00</text:p>
          </table:table-cell>
          <table:table-cell table:formula="of:=[.D41]*[.E41]+[.F41]" office:value-type="float" office:value="0.999285878539035">
            <text:p>9.992858785390E-01</text:p>
          </table:table-cell>
        </table:table-row>
        <table:table-row table:style-name="ro5">
          <table:table-cell office:value-type="float" office:value="0.000800000000000001">
            <text:p>8.000000000000E-004</text:p>
          </table:table-cell>
          <table:table-cell table:formula="of:=EXP(-2046.392457*[.A42]-10.23196229+0.0002093861043*1000)" office:value-type="float" office:value="0.00000863497146193887">
            <text:p>8.634971461939E-006</text:p>
          </table:table-cell>
          <table:table-cell table:formula="of:=1+0.01105400249*SQRT(([.B42])/(0.0000001194208575+0.0002*[.B42]))" office:value-type="float" office:value="1.09332374376426">
            <text:p>1.093323743764E+000</text:p>
          </table:table-cell>
          <table:table-cell table:formula="of:=1-0.01105400249*SQRT(([.B42])/(0.0000001194208575+0.0002*[.B42]))" office:value-type="float" office:value="0.906676256235736">
            <text:p>9.066762562357E-001</text:p>
          </table:table-cell>
          <table:table-cell table:formula="of:=0.001*EXP(3069.588686*[.A42]-0.0003140791565*1000)*POWER((0.943135751+1579.515969*[.B42]);3/2)" office:value-type="float" office:value="0.00796702368012009">
            <text:p>7.967023680120E-03</text:p>
          </table:table-cell>
          <table:table-cell table:formula="of:=1-[.E42]" office:value-type="float" office:value="0.99203297631988">
            <text:p>9.920329763199E-01</text:p>
          </table:table-cell>
          <table:table-cell table:formula="of:=[.F42]/[.E42]" office:value-type="float" office:value="124.517387690873">
            <text:p>1.245173876909E+02</text:p>
          </table:table-cell>
          <table:table-cell table:formula="of:=22138.0974/0.2*[.E42]" office:value-type="float" office:value="881.873731093025">
            <text:p>8.818737310930E+02</text:p>
          </table:table-cell>
          <table:table-cell table:formula="of:=[.H42]/2" office:value-type="float" office:value="440.936865546513">
            <text:p>4.409368655465E+02</text:p>
          </table:table-cell>
          <table:table-cell table:formula="of:=[.H42]/[.E42]" office:value-type="float" office:value="110690.487">
            <text:p>1.106904870000E+05</text:p>
          </table:table-cell>
          <table:table-cell table:formula="of:=[.I42]/[.E42]" office:value-type="float" office:value="55345.2435">
            <text:p>5.534524350000E+04</text:p>
          </table:table-cell>
          <table:table-cell/>
          <table:table-cell table:formula="of:=[.C42]*[.E42]+[.F42]" office:value-type="float" office:value="1.00074351247649">
            <text:p>1.000743512476E+00</text:p>
          </table:table-cell>
          <table:table-cell table:formula="of:=[.D42]*[.E42]+[.F42]" office:value-type="float" office:value="0.999256487523513">
            <text:p>9.992564875235E-01</text:p>
          </table:table-cell>
        </table:table-row>
        <table:table-row table:style-name="ro5">
          <table:table-cell office:value-type="float" office:value="0.000820000000000001">
            <text:p>8.200000000000E-004</text:p>
          </table:table-cell>
          <table:table-cell table:formula="of:=EXP(-2046.392457*[.A43]-10.23196229+0.0002093861043*1000)" office:value-type="float" office:value="0.00000828869516034706">
            <text:p>8.288695160347E-006</text:p>
          </table:table-cell>
          <table:table-cell table:formula="of:=1+0.01105400249*SQRT(([.B43])/(0.0000001194208575+0.0002*[.B43]))" office:value-type="float" office:value="1.09145952736077">
            <text:p>1.091459527361E+000</text:p>
          </table:table-cell>
          <table:table-cell table:formula="of:=1-0.01105400249*SQRT(([.B43])/(0.0000001194208575+0.0002*[.B43]))" office:value-type="float" office:value="0.908540472639233">
            <text:p>9.085404726392E-001</text:p>
          </table:table-cell>
          <table:table-cell table:formula="of:=0.001*EXP(3069.588686*[.A43]-0.0003140791565*1000)*POWER((0.943135751+1579.515969*[.B43]);3/2)" office:value-type="float" office:value="0.0084641959233222">
            <text:p>8.464195923322E-03</text:p>
          </table:table-cell>
          <table:table-cell table:formula="of:=1-[.E43]" office:value-type="float" office:value="0.991535804076678">
            <text:p>9.915358040767E-01</text:p>
          </table:table-cell>
          <table:table-cell table:formula="of:=[.F43]/[.E43]" office:value-type="float" office:value="117.144713220142">
            <text:p>1.171447132201E+02</text:p>
          </table:table-cell>
          <table:table-cell table:formula="of:=22138.0974/0.2*[.E43]" office:value-type="float" office:value="936.905968815949">
            <text:p>9.369059688160E+02</text:p>
          </table:table-cell>
          <table:table-cell table:formula="of:=[.H43]/2" office:value-type="float" office:value="468.452984407975">
            <text:p>4.684529844080E+02</text:p>
          </table:table-cell>
          <table:table-cell table:formula="of:=[.H43]/[.E43]" office:value-type="float" office:value="110690.487">
            <text:p>1.106904870000E+05</text:p>
          </table:table-cell>
          <table:table-cell table:formula="of:=[.I43]/[.E43]" office:value-type="float" office:value="55345.2435">
            <text:p>5.534524350000E+04</text:p>
          </table:table-cell>
          <table:table-cell/>
          <table:table-cell table:formula="of:=[.C43]*[.E43]+[.F43]" office:value-type="float" office:value="1.00077413135864">
            <text:p>1.000774131359E+00</text:p>
          </table:table-cell>
          <table:table-cell table:formula="of:=[.D43]*[.E43]+[.F43]" office:value-type="float" office:value="0.999225868641364">
            <text:p>9.992258686414E-01</text:p>
          </table:table-cell>
        </table:table-row>
        <table:table-row table:style-name="ro5">
          <table:table-cell office:value-type="float" office:value="0.000840000000000001">
            <text:p>8.400000000000E-004</text:p>
          </table:table-cell>
          <table:table-cell table:formula="of:=EXP(-2046.392457*[.A44]-10.23196229+0.0002093861043*1000)" office:value-type="float" office:value="0.00000795630509770492">
            <text:p>7.956305097705E-006</text:p>
          </table:table-cell>
          <table:table-cell table:formula="of:=1+0.01105400249*SQRT(([.B44])/(0.0000001194208575+0.0002*[.B44]))" office:value-type="float" office:value="1.08963153628615">
            <text:p>1.089631536286E+000</text:p>
          </table:table-cell>
          <table:table-cell table:formula="of:=1-0.01105400249*SQRT(([.B44])/(0.0000001194208575+0.0002*[.B44]))" office:value-type="float" office:value="0.910368463713854">
            <text:p>9.103684637139E-001</text:p>
          </table:table-cell>
          <table:table-cell table:formula="of:=0.001*EXP(3069.588686*[.A44]-0.0003140791565*1000)*POWER((0.943135751+1579.515969*[.B44]);3/2)" office:value-type="float" office:value="0.00899269874550225">
            <text:p>8.992698745502E-03</text:p>
          </table:table-cell>
          <table:table-cell table:formula="of:=1-[.E44]" office:value-type="float" office:value="0.991007301254498">
            <text:p>9.910073012545E-01</text:p>
          </table:table-cell>
          <table:table-cell table:formula="of:=[.F44]/[.E44]" office:value-type="float" office:value="110.201323240163">
            <text:p>1.102013232402E+02</text:p>
          </table:table-cell>
          <table:table-cell table:formula="of:=22138.0974/0.2*[.E44]" office:value-type="float" office:value="995.406203583933">
            <text:p>9.954062035839E+02</text:p>
          </table:table-cell>
          <table:table-cell table:formula="of:=[.H44]/2" office:value-type="float" office:value="497.703101791966">
            <text:p>4.977031017920E+02</text:p>
          </table:table-cell>
          <table:table-cell table:formula="of:=[.H44]/[.E44]" office:value-type="float" office:value="110690.487">
            <text:p>1.106904870000E+05</text:p>
          </table:table-cell>
          <table:table-cell table:formula="of:=[.I44]/[.E44]" office:value-type="float" office:value="55345.2435">
            <text:p>5.534524350000E+04</text:p>
          </table:table-cell>
          <table:table-cell/>
          <table:table-cell table:formula="of:=[.C44]*[.E44]+[.F44]" office:value-type="float" office:value="1.00080602940392">
            <text:p>1.000806029404E+00</text:p>
          </table:table-cell>
          <table:table-cell table:formula="of:=[.D44]*[.E44]+[.F44]" office:value-type="float" office:value="0.999193970596082">
            <text:p>9.991939705961E-01</text:p>
          </table:table-cell>
        </table:table-row>
        <table:table-row table:style-name="ro5">
          <table:table-cell office:value-type="float" office:value="0.000860000000000001">
            <text:p>8.600000000000E-004</text:p>
          </table:table-cell>
          <table:table-cell table:formula="of:=EXP(-2046.392457*[.A45]-10.23196229+0.0002093861043*1000)" office:value-type="float" office:value="0.0000076372444134035">
            <text:p>7.637244413404E-006</text:p>
          </table:table-cell>
          <table:table-cell table:formula="of:=1+0.01105400249*SQRT(([.B45])/(0.0000001194208575+0.0002*[.B45]))" office:value-type="float" office:value="1.08783912624701">
            <text:p>1.087839126247E+000</text:p>
          </table:table-cell>
          <table:table-cell table:formula="of:=1-0.01105400249*SQRT(([.B45])/(0.0000001194208575+0.0002*[.B45]))" office:value-type="float" office:value="0.912160873752991">
            <text:p>9.121608737530E-001</text:p>
          </table:table-cell>
          <table:table-cell table:formula="of:=0.001*EXP(3069.588686*[.A45]-0.0003140791565*1000)*POWER((0.943135751+1579.515969*[.B45]);3/2)" office:value-type="float" office:value="0.00955451275199995">
            <text:p>9.554512752000E-03</text:p>
          </table:table-cell>
          <table:table-cell table:formula="of:=1-[.E45]" office:value-type="float" office:value="0.990445487248">
            <text:p>9.904454872480E-01</text:p>
          </table:table-cell>
          <table:table-cell table:formula="of:=[.F45]/[.E45]" office:value-type="float" office:value="103.662584681849">
            <text:p>1.036625846818E+02</text:p>
          </table:table-cell>
          <table:table-cell table:formula="of:=22138.0974/0.2*[.E45]" office:value-type="float" office:value="1057.59366956658">
            <text:p>1.057593669567E+03</text:p>
          </table:table-cell>
          <table:table-cell table:formula="of:=[.H45]/2" office:value-type="float" office:value="528.796834783292">
            <text:p>5.287968347833E+02</text:p>
          </table:table-cell>
          <table:table-cell table:formula="of:=[.H45]/[.E45]" office:value-type="float" office:value="110690.487">
            <text:p>1.106904870000E+05</text:p>
          </table:table-cell>
          <table:table-cell table:formula="of:=[.I45]/[.E45]" office:value-type="float" office:value="55345.2435">
            <text:p>5.534524350000E+04</text:p>
          </table:table-cell>
          <table:table-cell/>
          <table:table-cell table:formula="of:=[.C45]*[.E45]+[.F45]" office:value-type="float" office:value="1.00083926005185">
            <text:p>1.000839260052E+00</text:p>
          </table:table-cell>
          <table:table-cell table:formula="of:=[.D45]*[.E45]+[.F45]" office:value-type="float" office:value="0.999160739948148">
            <text:p>9.991607399481E-01</text:p>
          </table:table-cell>
        </table:table-row>
        <table:table-row table:style-name="ro5">
          <table:table-cell office:value-type="float" office:value="0.000880000000000001">
            <text:p>8.800000000000E-004</text:p>
          </table:table-cell>
          <table:table-cell table:formula="of:=EXP(-2046.392457*[.A46]-10.23196229+0.0002093861043*1000)" office:value-type="float" office:value="0.00000733097857784364">
            <text:p>7.330978577844E-006</text:p>
          </table:table-cell>
          <table:table-cell table:formula="of:=1+0.01105400249*SQRT(([.B46])/(0.0000001194208575+0.0002*[.B46]))" office:value-type="float" office:value="1.08608166086207">
            <text:p>1.086081660862E+000</text:p>
          </table:table-cell>
          <table:table-cell table:formula="of:=1-0.01105400249*SQRT(([.B46])/(0.0000001194208575+0.0002*[.B46]))" office:value-type="float" office:value="0.913918339137928">
            <text:p>9.139183391379E-001</text:p>
          </table:table-cell>
          <table:table-cell table:formula="of:=0.001*EXP(3069.588686*[.A46]-0.0003140791565*1000)*POWER((0.943135751+1579.515969*[.B46]);3/2)" office:value-type="float" office:value="0.0101517438876484">
            <text:p>1.015174388765E-02</text:p>
          </table:table-cell>
          <table:table-cell table:formula="of:=1-[.E46]" office:value-type="float" office:value="0.989848256112352">
            <text:p>9.898482561124E-01</text:p>
          </table:table-cell>
          <table:table-cell table:formula="of:=[.F46]/[.E46]" office:value-type="float" office:value="97.5052431451408">
            <text:p>9.750524314514E+01</text:p>
          </table:table-cell>
          <table:table-cell table:formula="of:=22138.0974/0.2*[.E46]" office:value-type="float" office:value="1123.70147482307">
            <text:p>1.123701474823E+03</text:p>
          </table:table-cell>
          <table:table-cell table:formula="of:=[.H46]/2" office:value-type="float" office:value="561.850737411536">
            <text:p>5.618507374115E+02</text:p>
          </table:table-cell>
          <table:table-cell table:formula="of:=[.H46]/[.E46]" office:value-type="float" office:value="110690.487">
            <text:p>1.106904870000E+05</text:p>
          </table:table-cell>
          <table:table-cell table:formula="of:=[.I46]/[.E46]" office:value-type="float" office:value="55345.2435">
            <text:p>5.534524350000E+04</text:p>
          </table:table-cell>
          <table:table-cell/>
          <table:table-cell table:formula="of:=[.C46]*[.E46]+[.F46]" office:value-type="float" office:value="1.0008738789745">
            <text:p>1.000873878975E+00</text:p>
          </table:table-cell>
          <table:table-cell table:formula="of:=[.D46]*[.E46]+[.F46]" office:value-type="float" office:value="0.999126121025505">
            <text:p>9.991261210255E-01</text:p>
          </table:table-cell>
        </table:table-row>
        <table:table-row table:style-name="ro5">
          <table:table-cell office:value-type="float" office:value="0.000900000000000001">
            <text:p>9.000000000000E-004</text:p>
          </table:table-cell>
          <table:table-cell table:formula="of:=EXP(-2046.392457*[.A47]-10.23196229+0.0002093861043*1000)" office:value-type="float" office:value="0.00000703699449692643">
            <text:p>7.036994496926E-006</text:p>
          </table:table-cell>
          <table:table-cell table:formula="of:=1+0.01105400249*SQRT(([.B47])/(0.0000001194208575+0.0002*[.B47]))" office:value-type="float" office:value="1.08435851178986">
            <text:p>1.084358511790E+000</text:p>
          </table:table-cell>
          <table:table-cell table:formula="of:=1-0.01105400249*SQRT(([.B47])/(0.0000001194208575+0.0002*[.B47]))" office:value-type="float" office:value="0.915641488210139">
            <text:p>9.156414882101E-001</text:p>
          </table:table-cell>
          <table:table-cell table:formula="of:=0.001*EXP(3069.588686*[.A47]-0.0003140791565*1000)*POWER((0.943135751+1579.515969*[.B47]);3/2)" office:value-type="float" office:value="0.0107866313713714">
            <text:p>1.078663137137E-02</text:p>
          </table:table-cell>
          <table:table-cell table:formula="of:=1-[.E47]" office:value-type="float" office:value="0.989213368628629">
            <text:p>9.892133686286E-01</text:p>
          </table:table-cell>
          <table:table-cell table:formula="of:=[.F47]/[.E47]" office:value-type="float" office:value="91.707349085284">
            <text:p>9.170734908528E+01</text:p>
          </table:table-cell>
          <table:table-cell table:formula="of:=22138.0974/0.2*[.E47]" office:value-type="float" office:value="1193.97747958657">
            <text:p>1.193977479587E+03</text:p>
          </table:table-cell>
          <table:table-cell table:formula="of:=[.H47]/2" office:value-type="float" office:value="596.988739793287">
            <text:p>5.969887397933E+02</text:p>
          </table:table-cell>
          <table:table-cell table:formula="of:=[.H47]/[.E47]" office:value-type="float" office:value="110690.487">
            <text:p>1.106904870000E+05</text:p>
          </table:table-cell>
          <table:table-cell table:formula="of:=[.I47]/[.E47]" office:value-type="float" office:value="55345.2435">
            <text:p>5.534524350000E+04</text:p>
          </table:table-cell>
          <table:table-cell/>
          <table:table-cell table:formula="of:=[.C47]*[.E47]+[.F47]" office:value-type="float" office:value="1.00090994416971">
            <text:p>1.000909944170E+00</text:p>
          </table:table-cell>
          <table:table-cell table:formula="of:=[.D47]*[.E47]+[.F47]" office:value-type="float" office:value="0.999090055830285">
            <text:p>9.990900558303E-01</text:p>
          </table:table-cell>
        </table:table-row>
        <table:table-row table:style-name="ro5">
          <table:table-cell office:value-type="float" office:value="0.000920000000000001">
            <text:p>9.200000000000E-004</text:p>
          </table:table-cell>
          <table:table-cell table:formula="of:=EXP(-2046.392457*[.A48]-10.23196229+0.0002093861043*1000)" office:value-type="float" office:value="0.00000675479965245493">
            <text:p>6.754799652455E-006</text:p>
          </table:table-cell>
          <table:table-cell table:formula="of:=1+0.01105400249*SQRT(([.B48])/(0.0000001194208575+0.0002*[.B48]))" office:value-type="float" office:value="1.08266905883838">
            <text:p>1.082669058838E+000</text:p>
          </table:table-cell>
          <table:table-cell table:formula="of:=1-0.01105400249*SQRT(([.B48])/(0.0000001194208575+0.0002*[.B48]))" office:value-type="float" office:value="0.917330941161621">
            <text:p>9.173309411616E-001</text:p>
          </table:table-cell>
          <table:table-cell table:formula="of:=0.001*EXP(3069.588686*[.A48]-0.0003140791565*1000)*POWER((0.943135751+1579.515969*[.B48]);3/2)" office:value-type="float" office:value="0.0114615561331361">
            <text:p>1.146155613314E-02</text:p>
          </table:table-cell>
          <table:table-cell table:formula="of:=1-[.E48]" office:value-type="float" office:value="0.988538443866864">
            <text:p>9.885384438669E-01</text:p>
          </table:table-cell>
          <table:table-cell table:formula="of:=[.F48]/[.E48]" office:value-type="float" office:value="86.2481876268909">
            <text:p>8.624818762689E+01</text:p>
          </table:table-cell>
          <table:table-cell table:formula="of:=22138.0974/0.2*[.E48]" office:value-type="float" office:value="1268.68523015467">
            <text:p>1.268685230155E+03</text:p>
          </table:table-cell>
          <table:table-cell table:formula="of:=[.H48]/2" office:value-type="float" office:value="634.342615077336">
            <text:p>6.343426150773E+02</text:p>
          </table:table-cell>
          <table:table-cell table:formula="of:=[.H48]/[.E48]" office:value-type="float" office:value="110690.487">
            <text:p>1.106904870000E+05</text:p>
          </table:table-cell>
          <table:table-cell table:formula="of:=[.I48]/[.E48]" office:value-type="float" office:value="55345.2435">
            <text:p>5.534524350000E+04</text:p>
          </table:table-cell>
          <table:table-cell/>
          <table:table-cell table:formula="of:=[.C48]*[.E48]+[.F48]" office:value-type="float" office:value="1.00094751605835">
            <text:p>1.000947516058E+00</text:p>
          </table:table-cell>
          <table:table-cell table:formula="of:=[.D48]*[.E48]+[.F48]" office:value-type="float" office:value="0.999052483941651">
            <text:p>9.990524839417E-01</text:p>
          </table:table-cell>
        </table:table-row>
        <table:table-row table:style-name="ro5">
          <table:table-cell office:value-type="float" office:value="0.000940000000000001">
            <text:p>9.400000000000E-004</text:p>
          </table:table-cell>
          <table:table-cell table:formula="of:=EXP(-2046.392457*[.A49]-10.23196229+0.0002093861043*1000)" office:value-type="float" office:value="0.0000064839212770074">
            <text:p>6.483921277007E-006</text:p>
          </table:table-cell>
          <table:table-cell table:formula="of:=1+0.01105400249*SQRT(([.B49])/(0.0000001194208575+0.0002*[.B49]))" office:value-type="float" office:value="1.08101269005786">
            <text:p>1.081012690058E+000</text:p>
          </table:table-cell>
          <table:table-cell table:formula="of:=1-0.01105400249*SQRT(([.B49])/(0.0000001194208575+0.0002*[.B49]))" office:value-type="float" office:value="0.918987309942141">
            <text:p>9.189873099421E-001</text:p>
          </table:table-cell>
          <table:table-cell table:formula="of:=0.001*EXP(3069.588686*[.A49]-0.0003140791565*1000)*POWER((0.943135751+1579.515969*[.B49]);3/2)" office:value-type="float" office:value="0.012179049785067">
            <text:p>1.217904978507E-02</text:p>
          </table:table-cell>
          <table:table-cell table:formula="of:=1-[.E49]" office:value-type="float" office:value="0.987820950214933">
            <text:p>9.878209502149E-01</text:p>
          </table:table-cell>
          <table:table-cell table:formula="of:=[.F49]/[.E49]" office:value-type="float" office:value="81.1082118595263">
            <text:p>8.110821185953E+01</text:p>
          </table:table-cell>
          <table:table-cell table:formula="of:=22138.0974/0.2*[.E49]" office:value-type="float" office:value="1348.10495190631">
            <text:p>1.348104951906E+03</text:p>
          </table:table-cell>
          <table:table-cell table:formula="of:=[.H49]/2" office:value-type="float" office:value="674.052475953156">
            <text:p>6.740524759532E+02</text:p>
          </table:table-cell>
          <table:table-cell table:formula="of:=[.H49]/[.E49]" office:value-type="float" office:value="110690.487">
            <text:p>1.106904870000E+05</text:p>
          </table:table-cell>
          <table:table-cell table:formula="of:=[.I49]/[.E49]" office:value-type="float" office:value="55345.2435">
            <text:p>5.534524350000E+04</text:p>
          </table:table-cell>
          <table:table-cell/>
          <table:table-cell table:formula="of:=[.C49]*[.E49]+[.F49]" office:value-type="float" office:value="1.00098665758544">
            <text:p>1.000986657585E+00</text:p>
          </table:table-cell>
          <table:table-cell table:formula="of:=[.D49]*[.E49]+[.F49]" office:value-type="float" office:value="0.999013342414563">
            <text:p>9.990133424146E-01</text:p>
          </table:table-cell>
        </table:table-row>
        <table:table-row table:style-name="ro5">
          <table:table-cell office:value-type="float" office:value="0.000960000000000001">
            <text:p>9.600000000000E-004</text:p>
          </table:table-cell>
          <table:table-cell table:formula="of:=EXP(-2046.392457*[.A50]-10.23196229+0.0002093861043*1000)" office:value-type="float" office:value="0.00000622390556189923">
            <text:p>6.223905561899E-006</text:p>
          </table:table-cell>
          <table:table-cell table:formula="of:=1+0.01105400249*SQRT(([.B50])/(0.0000001194208575+0.0002*[.B50]))" office:value-type="float" office:value="1.07938880181768">
            <text:p>1.079388801818E+000</text:p>
          </table:table-cell>
          <table:table-cell table:formula="of:=1-0.01105400249*SQRT(([.B50])/(0.0000001194208575+0.0002*[.B50]))" office:value-type="float" office:value="0.920611198182324">
            <text:p>9.206111981823E-001</text:p>
          </table:table-cell>
          <table:table-cell table:formula="of:=0.001*EXP(3069.588686*[.A50]-0.0003140791565*1000)*POWER((0.943135751+1579.515969*[.B50]);3/2)" office:value-type="float" office:value="0.0129418041605411">
            <text:p>1.294180416054E-02</text:p>
          </table:table-cell>
          <table:table-cell table:formula="of:=1-[.E50]" office:value-type="float" office:value="0.987058195839459">
            <text:p>9.870581958395E-01</text:p>
          </table:table-cell>
          <table:table-cell table:formula="of:=[.F50]/[.E50]" office:value-type="float" office:value="76.2689794711118">
            <text:p>7.626897947111E+01</text:p>
          </table:table-cell>
          <table:table-cell table:formula="of:=22138.0974/0.2*[.E50]" office:value-type="float" office:value="1432.53460518892">
            <text:p>1.432534605189E+03</text:p>
          </table:table-cell>
          <table:table-cell table:formula="of:=[.H50]/2" office:value-type="float" office:value="716.267302594461">
            <text:p>7.162673025945E+02</text:p>
          </table:table-cell>
          <table:table-cell table:formula="of:=[.H50]/[.E50]" office:value-type="float" office:value="110690.487">
            <text:p>1.106904870000E+05</text:p>
          </table:table-cell>
          <table:table-cell table:formula="of:=[.I50]/[.E50]" office:value-type="float" office:value="55345.2435">
            <text:p>5.534524350000E+04</text:p>
          </table:table-cell>
          <table:table-cell/>
          <table:table-cell table:formula="of:=[.C50]*[.E50]+[.F50]" office:value-type="float" office:value="1.00102743432566">
            <text:p>1.001027434326E+00</text:p>
          </table:table-cell>
          <table:table-cell table:formula="of:=[.D50]*[.E50]+[.F50]" office:value-type="float" office:value="0.998972565674336">
            <text:p>9.989725656743E-01</text:p>
          </table:table-cell>
        </table:table-row>
        <table:table-row table:style-name="ro5">
          <table:table-cell office:value-type="float" office:value="0.000980000000000001">
            <text:p>9.800000000000E-004</text:p>
          </table:table-cell>
          <table:table-cell table:formula="of:=EXP(-2046.392457*[.A51]-10.23196229+0.0002093861043*1000)" office:value-type="float" office:value="0.00000597431689690702">
            <text:p>5.974316896907E-006</text:p>
          </table:table-cell>
          <table:table-cell table:formula="of:=1+0.01105400249*SQRT(([.B51])/(0.0000001194208575+0.0002*[.B51]))" office:value-type="float" office:value="1.07779679886845">
            <text:p>1.077796798868E+000</text:p>
          </table:table-cell>
          <table:table-cell table:formula="of:=1-0.01105400249*SQRT(([.B51])/(0.0000001194208575+0.0002*[.B51]))" office:value-type="float" office:value="0.92220320113155">
            <text:p>9.222032011316E-001</text:p>
          </table:table-cell>
          <table:table-cell table:formula="of:=0.001*EXP(3069.588686*[.A51]-0.0003140791565*1000)*POWER((0.943135751+1579.515969*[.B51]);3/2)" office:value-type="float" office:value="0.0137526814572263">
            <text:p>1.375268145723E-02</text:p>
          </table:table-cell>
          <table:table-cell table:formula="of:=1-[.E51]" office:value-type="float" office:value="0.986247318542774">
            <text:p>9.862473185428E-01</text:p>
          </table:table-cell>
          <table:table-cell table:formula="of:=[.F51]/[.E51]" office:value-type="float" office:value="71.7130925783609">
            <text:p>7.171309257836E+01</text:p>
          </table:table-cell>
          <table:table-cell table:formula="of:=22138.0974/0.2*[.E51]" office:value-type="float" office:value="1522.29100805624">
            <text:p>1.522291008056E+03</text:p>
          </table:table-cell>
          <table:table-cell table:formula="of:=[.H51]/2" office:value-type="float" office:value="761.145504028122">
            <text:p>7.611455040281E+02</text:p>
          </table:table-cell>
          <table:table-cell table:formula="of:=[.H51]/[.E51]" office:value-type="float" office:value="110690.487">
            <text:p>1.106904870000E+05</text:p>
          </table:table-cell>
          <table:table-cell table:formula="of:=[.I51]/[.E51]" office:value-type="float" office:value="55345.2435">
            <text:p>5.534524350000E+04</text:p>
          </table:table-cell>
          <table:table-cell/>
          <table:table-cell table:formula="of:=[.C51]*[.E51]+[.F51]" office:value-type="float" office:value="1.00106991459323">
            <text:p>1.001069914593E+00</text:p>
          </table:table-cell>
          <table:table-cell table:formula="of:=[.D51]*[.E51]+[.F51]" office:value-type="float" office:value="0.99893008540677">
            <text:p>9.989300854068E-01</text:p>
          </table:table-cell>
        </table:table-row>
        <table:table-row table:style-name="ro5">
          <table:table-cell office:value-type="float" office:value="0.001">
            <text:p>1.000000000000E-003</text:p>
          </table:table-cell>
          <table:table-cell table:formula="of:=EXP(-2046.392457*[.A52]-10.23196229+0.0002093861043*1000)" office:value-type="float" office:value="0.00000573473714048083">
            <text:p>5.734737140481E-006</text:p>
          </table:table-cell>
          <table:table-cell table:formula="of:=1+0.01105400249*SQRT(([.B52])/(0.0000001194208575+0.0002*[.B52]))" office:value-type="float" office:value="1.0762360943903">
            <text:p>1.076236094390E+000</text:p>
          </table:table-cell>
          <table:table-cell table:formula="of:=1-0.01105400249*SQRT(([.B52])/(0.0000001194208575+0.0002*[.B52]))" office:value-type="float" office:value="0.923763905609701">
            <text:p>9.237639056097E-001</text:p>
          </table:table-cell>
          <table:table-cell table:formula="of:=0.001*EXP(3069.588686*[.A52]-0.0003140791565*1000)*POWER((0.943135751+1579.515969*[.B52]);3/2)" office:value-type="float" office:value="0.0146147250223004">
            <text:p>1.461472502230E-02</text:p>
          </table:table-cell>
          <table:table-cell table:formula="of:=1-[.E52]" office:value-type="float" office:value="0.9853852749777">
            <text:p>9.853852749777E-01</text:p>
          </table:table-cell>
          <table:table-cell table:formula="of:=[.F52]/[.E52]" office:value-type="float" office:value="67.4241406166806">
            <text:p>6.742414061668E+01</text:p>
          </table:table-cell>
          <table:table-cell table:formula="of:=22138.0974/0.2*[.E52]" office:value-type="float" office:value="1617.71103008951">
            <text:p>1.617711030090E+03</text:p>
          </table:table-cell>
          <table:table-cell table:formula="of:=[.H52]/2" office:value-type="float" office:value="808.855515044757">
            <text:p>8.088555150448E+02</text:p>
          </table:table-cell>
          <table:table-cell table:formula="of:=[.H52]/[.E52]" office:value-type="float" office:value="110690.487">
            <text:p>1.106904870000E+05</text:p>
          </table:table-cell>
          <table:table-cell table:formula="of:=[.I52]/[.E52]" office:value-type="float" office:value="55345.2435">
            <text:p>5.534524350000E+04</text:p>
          </table:table-cell>
          <table:table-cell/>
          <table:table-cell table:formula="of:=[.C52]*[.E52]+[.F52]" office:value-type="float" office:value="1.00111416955629">
            <text:p>1.001114169556E+00</text:p>
          </table:table-cell>
          <table:table-cell table:formula="of:=[.D52]*[.E52]+[.F52]" office:value-type="float" office:value="0.998885830443712">
            <text:p>9.988858304437E-01</text:p>
          </table:table-cell>
        </table:table-row>
        <table:table-row table:style-name="ro5">
          <table:table-cell office:value-type="float" office:value="0.00102">
            <text:p>1.020000000000E-003</text:p>
          </table:table-cell>
          <table:table-cell table:formula="of:=EXP(-2046.392457*[.A53]-10.23196229+0.0002093861043*1000)" office:value-type="float" office:value="0.0000055047649192222">
            <text:p>5.504764919222E-006</text:p>
          </table:table-cell>
          <table:table-cell table:formula="of:=1+0.01105400249*SQRT(([.B53])/(0.0000001194208575+0.0002*[.B53]))" office:value-type="float" office:value="1.07470611002817">
            <text:p>1.074706110028E+000</text:p>
          </table:table-cell>
          <table:table-cell table:formula="of:=1-0.01105400249*SQRT(([.B53])/(0.0000001194208575+0.0002*[.B53]))" office:value-type="float" office:value="0.925293889971826">
            <text:p>9.252938899718E-001</text:p>
          </table:table-cell>
          <table:table-cell table:formula="of:=0.001*EXP(3069.588686*[.A53]-0.0003140791565*1000)*POWER((0.943135751+1579.515969*[.B53]);3/2)" office:value-type="float" office:value="0.0155311708205115">
            <text:p>1.553117082051E-02</text:p>
          </table:table-cell>
          <table:table-cell table:formula="of:=1-[.E53]" office:value-type="float" office:value="0.984468829179489">
            <text:p>9.844688291795E-01</text:p>
          </table:table-cell>
          <table:table-cell table:formula="of:=[.F53]/[.E53]" office:value-type="float" office:value="63.3866461554422">
            <text:p>6.338664615544E+01</text:p>
          </table:table-cell>
          <table:table-cell table:formula="of:=22138.0974/0.2*[.E53]" office:value-type="float" office:value="1719.1528618026">
            <text:p>1.719152861803E+03</text:p>
          </table:table-cell>
          <table:table-cell table:formula="of:=[.H53]/2" office:value-type="float" office:value="859.576430901302">
            <text:p>8.595764309013E+02</text:p>
          </table:table-cell>
          <table:table-cell table:formula="of:=[.H53]/[.E53]" office:value-type="float" office:value="110690.487">
            <text:p>1.106904870000E+05</text:p>
          </table:table-cell>
          <table:table-cell table:formula="of:=[.I53]/[.E53]" office:value-type="float" office:value="55345.2435">
            <text:p>5.534524350000E+04</text:p>
          </table:table-cell>
          <table:table-cell/>
          <table:table-cell table:formula="of:=[.C53]*[.E53]+[.F53]" office:value-type="float" office:value="1.00116027335618">
            <text:p>1.001160273356E+00</text:p>
          </table:table-cell>
          <table:table-cell table:formula="of:=[.D53]*[.E53]+[.F53]" office:value-type="float" office:value="0.998839726643817">
            <text:p>9.988397266438E-01</text:p>
          </table:table-cell>
        </table:table-row>
        <table:table-row table:style-name="ro5">
          <table:table-cell office:value-type="float" office:value="0.00104">
            <text:p>1.040000000000E-003</text:p>
          </table:table-cell>
          <table:table-cell table:formula="of:=EXP(-2046.392457*[.A54]-10.23196229+0.0002093861043*1000)" office:value-type="float" office:value="0.00000528401495545421">
            <text:p>5.284014955454E-006</text:p>
          </table:table-cell>
          <table:table-cell table:formula="of:=1+0.01105400249*SQRT(([.B54])/(0.0000001194208575+0.0002*[.B54]))" office:value-type="float" office:value="1.07320627591515">
            <text:p>1.073206275915E+000</text:p>
          </table:table-cell>
          <table:table-cell table:formula="of:=1-0.01105400249*SQRT(([.B54])/(0.0000001194208575+0.0002*[.B54]))" office:value-type="float" office:value="0.926793724084849">
            <text:p>9.267937240849E-001</text:p>
          </table:table-cell>
          <table:table-cell table:formula="of:=0.001*EXP(3069.588686*[.A54]-0.0003140791565*1000)*POWER((0.943135751+1579.515969*[.B54]);3/2)" office:value-type="float" office:value="0.0165054596283114">
            <text:p>1.650545962831E-02</text:p>
          </table:table-cell>
          <table:table-cell table:formula="of:=1-[.E54]" office:value-type="float" office:value="0.983494540371689">
            <text:p>9.834945403717E-01</text:p>
          </table:table-cell>
          <table:table-cell table:formula="of:=[.F54]/[.E54]" office:value-type="float" office:value="59.5860135082048">
            <text:p>5.958601350820E+01</text:p>
          </table:table-cell>
          <table:table-cell table:formula="of:=22138.0974/0.2*[.E54]" office:value-type="float" office:value="1826.99736441662">
            <text:p>1.826997364417E+03</text:p>
          </table:table-cell>
          <table:table-cell table:formula="of:=[.H54]/2" office:value-type="float" office:value="913.498682208311">
            <text:p>9.134986822083E+02</text:p>
          </table:table-cell>
          <table:table-cell table:formula="of:=[.H54]/[.E54]" office:value-type="float" office:value="110690.487">
            <text:p>1.106904870000E+05</text:p>
          </table:table-cell>
          <table:table-cell table:formula="of:=[.I54]/[.E54]" office:value-type="float" office:value="55345.2435">
            <text:p>5.534524350000E+04</text:p>
          </table:table-cell>
          <table:table-cell/>
          <table:table-cell table:formula="of:=[.C54]*[.E54]+[.F54]" office:value-type="float" office:value="1.00120830323166">
            <text:p>1.001208303232E+00</text:p>
          </table:table-cell>
          <table:table-cell table:formula="of:=[.D54]*[.E54]+[.F54]" office:value-type="float" office:value="0.998791696768343">
            <text:p>9.987916967683E-01</text:p>
          </table:table-cell>
        </table:table-row>
        <table:table-row table:style-name="ro5">
          <table:table-cell office:value-type="float" office:value="0.00106">
            <text:p>1.060000000000E-003</text:p>
          </table:table-cell>
          <table:table-cell table:formula="of:=EXP(-2046.392457*[.A55]-10.23196229+0.0002093861043*1000)" office:value-type="float" office:value="0.00000507211742175701">
            <text:p>5.072117421757E-006</text:p>
          </table:table-cell>
          <table:table-cell table:formula="of:=1+0.01105400249*SQRT(([.B55])/(0.0000001194208575+0.0002*[.B55]))" office:value-type="float" office:value="1.0717360306845">
            <text:p>1.071736030685E+000</text:p>
          </table:table-cell>
          <table:table-cell table:formula="of:=1-0.01105400249*SQRT(([.B55])/(0.0000001194208575+0.0002*[.B55]))" office:value-type="float" office:value="0.928263969315501">
            <text:p>9.282639693155E-001</text:p>
          </table:table-cell>
          <table:table-cell table:formula="of:=0.001*EXP(3069.588686*[.A55]-0.0003140791565*1000)*POWER((0.943135751+1579.515969*[.B55]);3/2)" office:value-type="float" office:value="0.0175412500000352">
            <text:p>1.754125000004E-02</text:p>
          </table:table-cell>
          <table:table-cell table:formula="of:=1-[.E55]" office:value-type="float" office:value="0.982458749999965">
            <text:p>9.824587500000E-01</text:p>
          </table:table-cell>
          <table:table-cell table:formula="of:=[.F55]/[.E55]" office:value-type="float" office:value="56.0084800112874">
            <text:p>5.600848001129E+01</text:p>
          </table:table-cell>
          <table:table-cell table:formula="of:=22138.0974/0.2*[.E55]" office:value-type="float" office:value="1941.64950509264">
            <text:p>1.941649505093E+03</text:p>
          </table:table-cell>
          <table:table-cell table:formula="of:=[.H55]/2" office:value-type="float" office:value="970.824752546321">
            <text:p>9.708247525463E+02</text:p>
          </table:table-cell>
          <table:table-cell table:formula="of:=[.H55]/[.E55]" office:value-type="float" office:value="110690.487">
            <text:p>1.106904870000E+05</text:p>
          </table:table-cell>
          <table:table-cell table:formula="of:=[.I55]/[.E55]" office:value-type="float" office:value="55345.2435">
            <text:p>5.534524350000E+04</text:p>
          </table:table-cell>
          <table:table-cell/>
          <table:table-cell table:formula="of:=[.C55]*[.E55]+[.F55]" office:value-type="float" office:value="1.00125833964825">
            <text:p>1.001258339648E+00</text:p>
          </table:table-cell>
          <table:table-cell table:formula="of:=[.D55]*[.E55]+[.F55]" office:value-type="float" office:value="0.998741660351753">
            <text:p>9.987416603518E-01</text:p>
          </table:table-cell>
        </table:table-row>
        <table:table-row table:style-name="ro5">
          <table:table-cell office:value-type="float" office:value="0.00108">
            <text:p>1.080000000000E-003</text:p>
          </table:table-cell>
          <table:table-cell table:formula="of:=EXP(-2046.392457*[.A56]-10.23196229+0.0002093861043*1000)" office:value-type="float" office:value="0.00000486871732138759">
            <text:p>4.868717321388E-006</text:p>
          </table:table-cell>
          <table:table-cell table:formula="of:=1+0.01105400249*SQRT(([.B56])/(0.0000001194208575+0.0002*[.B56]))" office:value-type="float" office:value="1.07029482147133">
            <text:p>1.070294821471E+000</text:p>
          </table:table-cell>
          <table:table-cell table:formula="of:=1-0.01105400249*SQRT(([.B56])/(0.0000001194208575+0.0002*[.B56]))" office:value-type="float" office:value="0.929705178528669">
            <text:p>9.297051785287E-001</text:p>
          </table:table-cell>
          <table:table-cell table:formula="of:=0.001*EXP(3069.588686*[.A56]-0.0003140791565*1000)*POWER((0.943135751+1579.515969*[.B56]);3/2)" office:value-type="float" office:value="0.0186424320550074">
            <text:p>1.864243205501E-02</text:p>
          </table:table-cell>
          <table:table-cell table:formula="of:=1-[.E56]" office:value-type="float" office:value="0.981357567944993">
            <text:p>9.813575679450E-01</text:p>
          </table:table-cell>
          <table:table-cell table:formula="of:=[.F56]/[.E56]" office:value-type="float" office:value="52.6410698480404">
            <text:p>5.264106984804E+01</text:p>
          </table:table-cell>
          <table:table-cell table:formula="of:=22138.0974/0.2*[.E56]" office:value-type="float" office:value="2063.53988303318">
            <text:p>2.063539883033E+03</text:p>
          </table:table-cell>
          <table:table-cell table:formula="of:=[.H56]/2" office:value-type="float" office:value="1031.76994151659">
            <text:p>1.031769941517E+03</text:p>
          </table:table-cell>
          <table:table-cell table:formula="of:=[.H56]/[.E56]" office:value-type="float" office:value="110690.487">
            <text:p>1.106904870000E+05</text:p>
          </table:table-cell>
          <table:table-cell table:formula="of:=[.I56]/[.E56]" office:value-type="float" office:value="55345.2435">
            <text:p>5.534524350000E+04</text:p>
          </table:table-cell>
          <table:table-cell/>
          <table:table-cell table:formula="of:=[.C56]*[.E56]+[.F56]" office:value-type="float" office:value="1.0013104664331">
            <text:p>1.001310466433E+00</text:p>
          </table:table-cell>
          <table:table-cell table:formula="of:=[.D56]*[.E56]+[.F56]" office:value-type="float" office:value="0.998689533566902">
            <text:p>9.986895335669E-01</text:p>
          </table:table-cell>
        </table:table-row>
        <table:table-row table:style-name="ro5">
          <table:table-cell office:value-type="float" office:value="0.0011">
            <text:p>1.100000000000E-003</text:p>
          </table:table-cell>
          <table:table-cell table:formula="of:=EXP(-2046.392457*[.A57]-10.23196229+0.0002093861043*1000)" office:value-type="float" office:value="0.00000467347389354567">
            <text:p>4.673473893546E-006</text:p>
          </table:table-cell>
          <table:table-cell table:formula="of:=1+0.01105400249*SQRT(([.B57])/(0.0000001194208575+0.0002*[.B57]))" office:value-type="float" office:value="1.06888210390457">
            <text:p>1.068882103905E+000</text:p>
          </table:table-cell>
          <table:table-cell table:formula="of:=1-0.01105400249*SQRT(([.B57])/(0.0000001194208575+0.0002*[.B57]))" office:value-type="float" office:value="0.931117896095434">
            <text:p>9.311178960954E-001</text:p>
          </table:table-cell>
          <table:table-cell table:formula="of:=0.001*EXP(3069.588686*[.A57]-0.0003140791565*1000)*POWER((0.943135751+1579.515969*[.B57]);3/2)" office:value-type="float" office:value="0.0198131421375518">
            <text:p>1.981314213755E-02</text:p>
          </table:table-cell>
          <table:table-cell table:formula="of:=1-[.E57]" office:value-type="float" office:value="0.980186857862448">
            <text:p>9.801868578624E-01</text:p>
          </table:table-cell>
          <table:table-cell table:formula="of:=[.F57]/[.E57]" office:value-type="float" office:value="49.4715503001768">
            <text:p>4.947155030018E+01</text:p>
          </table:table-cell>
          <table:table-cell table:formula="of:=22138.0974/0.2*[.E57]" office:value-type="float" office:value="2193.12635220583">
            <text:p>2.193126352206E+03</text:p>
          </table:table-cell>
          <table:table-cell table:formula="of:=[.H57]/2" office:value-type="float" office:value="1096.56317610292">
            <text:p>1.096563176103E+03</text:p>
          </table:table-cell>
          <table:table-cell table:formula="of:=[.H57]/[.E57]" office:value-type="float" office:value="110690.487">
            <text:p>1.106904870000E+05</text:p>
          </table:table-cell>
          <table:table-cell table:formula="of:=[.I57]/[.E57]" office:value-type="float" office:value="55345.2435">
            <text:p>5.534524350000E+04</text:p>
          </table:table-cell>
          <table:table-cell/>
          <table:table-cell table:formula="of:=[.C57]*[.E57]+[.F57]" office:value-type="float" office:value="1.00136477091539">
            <text:p>1.001364770915E+00</text:p>
          </table:table-cell>
          <table:table-cell table:formula="of:=[.D57]*[.E57]+[.F57]" office:value-type="float" office:value="0.998635229084605">
            <text:p>9.986352290846E-01</text:p>
          </table:table-cell>
        </table:table-row>
        <table:table-row table:style-name="ro5">
          <table:table-cell office:value-type="float" office:value="0.00112">
            <text:p>1.120000000000E-003</text:p>
          </table:table-cell>
          <table:table-cell table:formula="of:=EXP(-2046.392457*[.A58]-10.23196229+0.0002093861043*1000)" office:value-type="float" office:value="0.00000448606004248941">
            <text:p>4.486060042489E-006</text:p>
          </table:table-cell>
          <table:table-cell table:formula="of:=1+0.01105400249*SQRT(([.B58])/(0.0000001194208575+0.0002*[.B58]))" office:value-type="float" office:value="1.06749734208991">
            <text:p>1.067497342090E+000</text:p>
          </table:table-cell>
          <table:table-cell table:formula="of:=1-0.01105400249*SQRT(([.B58])/(0.0000001194208575+0.0002*[.B58]))" office:value-type="float" office:value="0.932502657910092">
            <text:p>9.325026579101E-001</text:p>
          </table:table-cell>
          <table:table-cell table:formula="of:=0.001*EXP(3069.588686*[.A58]-0.0003140791565*1000)*POWER((0.943135751+1579.515969*[.B58]);3/2)" office:value-type="float" office:value="0.0210577784051725">
            <text:p>2.105777840517E-02</text:p>
          </table:table-cell>
          <table:table-cell table:formula="of:=1-[.E58]" office:value-type="float" office:value="0.978942221594827">
            <text:p>9.789422215948E-01</text:p>
          </table:table-cell>
          <table:table-cell table:formula="of:=[.F58]/[.E58]" office:value-type="float" office:value="46.4883903115994">
            <text:p>4.648839031160E+01</text:p>
          </table:table-cell>
          <table:table-cell table:formula="of:=22138.0974/0.2*[.E58]" office:value-type="float" office:value="2330.89574680663">
            <text:p>2.330895746807E+03</text:p>
          </table:table-cell>
          <table:table-cell table:formula="of:=[.H58]/2" office:value-type="float" office:value="1165.44787340331">
            <text:p>1.165447873403E+03</text:p>
          </table:table-cell>
          <table:table-cell table:formula="of:=[.H58]/[.E58]" office:value-type="float" office:value="110690.487">
            <text:p>1.106904870000E+05</text:p>
          </table:table-cell>
          <table:table-cell table:formula="of:=[.I58]/[.E58]" office:value-type="float" office:value="55345.2435">
            <text:p>5.534524350000E+04</text:p>
          </table:table-cell>
          <table:table-cell/>
          <table:table-cell table:formula="of:=[.C58]*[.E58]+[.F58]" office:value-type="float" office:value="1.00142134407267">
            <text:p>1.001421344073E+00</text:p>
          </table:table-cell>
          <table:table-cell table:formula="of:=[.D58]*[.E58]+[.F58]" office:value-type="float" office:value="0.998578655927333">
            <text:p>9.985786559273E-01</text:p>
          </table:table-cell>
        </table:table-row>
        <table:table-row table:style-name="ro5">
          <table:table-cell office:value-type="float" office:value="0.00114">
            <text:p>1.140000000000E-003</text:p>
          </table:table-cell>
          <table:table-cell table:formula="of:=EXP(-2046.392457*[.A59]-10.23196229+0.0002093861043*1000)" office:value-type="float" office:value="0.00000430616178954448">
            <text:p>4.306161789544E-006</text:p>
          </table:table-cell>
          <table:table-cell table:formula="of:=1+0.01105400249*SQRT(([.B59])/(0.0000001194208575+0.0002*[.B59]))" office:value-type="float" office:value="1.06614000858452">
            <text:p>1.066140008585E+000</text:p>
          </table:table-cell>
          <table:table-cell table:formula="of:=1-0.01105400249*SQRT(([.B59])/(0.0000001194208575+0.0002*[.B59]))" office:value-type="float" office:value="0.933859991415476">
            <text:p>9.338599914155E-001</text:p>
          </table:table-cell>
          <table:table-cell table:formula="of:=0.001*EXP(3069.588686*[.A59]-0.0003140791565*1000)*POWER((0.943135751+1579.515969*[.B59]);3/2)" office:value-type="float" office:value="0.0223810174036728">
            <text:p>2.238101740367E-02</text:p>
          </table:table-cell>
          <table:table-cell table:formula="of:=1-[.E59]" office:value-type="float" office:value="0.977618982596327">
            <text:p>9.776189825963E-01</text:p>
          </table:table-cell>
          <table:table-cell table:formula="of:=[.F59]/[.E59]" office:value-type="float" office:value="43.680721254249">
            <text:p>4.368072125425E+01</text:p>
          </table:table-cell>
          <table:table-cell table:formula="of:=22138.0974/0.2*[.E59]" office:value-type="float" office:value="2477.36571596802">
            <text:p>2.477365715968E+03</text:p>
          </table:table-cell>
          <table:table-cell table:formula="of:=[.H59]/2" office:value-type="float" office:value="1238.68285798401">
            <text:p>1.238682857984E+03</text:p>
          </table:table-cell>
          <table:table-cell table:formula="of:=[.H59]/[.E59]" office:value-type="float" office:value="110690.487">
            <text:p>1.106904870000E+05</text:p>
          </table:table-cell>
          <table:table-cell table:formula="of:=[.I59]/[.E59]" office:value-type="float" office:value="55345.2435">
            <text:p>5.534524350000E+04</text:p>
          </table:table-cell>
          <table:table-cell/>
          <table:table-cell table:formula="of:=[.C59]*[.E59]+[.F59]" office:value-type="float" office:value="1.00148028068321">
            <text:p>1.001480280683E+00</text:p>
          </table:table-cell>
          <table:table-cell table:formula="of:=[.D59]*[.E59]+[.F59]" office:value-type="float" office:value="0.998519719316791">
            <text:p>9.985197193168E-01</text:p>
          </table:table-cell>
        </table:table-row>
        <table:table-row table:style-name="ro5">
          <table:table-cell office:value-type="float" office:value="0.00116">
            <text:p>1.160000000000E-003</text:p>
          </table:table-cell>
          <table:table-cell table:formula="of:=EXP(-2046.392457*[.A60]-10.23196229+0.0002093861043*1000)" office:value-type="float" office:value="0.00000413347774708852">
            <text:p>4.133477747089E-006</text:p>
          </table:table-cell>
          <table:table-cell table:formula="of:=1+0.01105400249*SQRT(([.B60])/(0.0000001194208575+0.0002*[.B60]))" office:value-type="float" office:value="1.06480958436403">
            <text:p>1.064809584364E+000</text:p>
          </table:table-cell>
          <table:table-cell table:formula="of:=1-0.01105400249*SQRT(([.B60])/(0.0000001194208575+0.0002*[.B60]))" office:value-type="float" office:value="0.935190415635973">
            <text:p>9.351904156360E-001</text:p>
          </table:table-cell>
          <table:table-cell table:formula="of:=0.001*EXP(3069.588686*[.A60]-0.0003140791565*1000)*POWER((0.943135751+1579.515969*[.B60]);3/2)" office:value-type="float" office:value="0.0237878316917003">
            <text:p>2.378783169170E-02</text:p>
          </table:table-cell>
          <table:table-cell table:formula="of:=1-[.E60]" office:value-type="float" office:value="0.9762121683083">
            <text:p>9.762121683083E-01</text:p>
          </table:table-cell>
          <table:table-cell table:formula="of:=[.F60]/[.E60]" office:value-type="float" office:value="41.0382997895897">
            <text:p>4.103829978959E+01</text:p>
          </table:table-cell>
          <table:table-cell table:formula="of:=22138.0974/0.2*[.E60]" office:value-type="float" office:value="2633.08667462834">
            <text:p>2.633086674628E+03</text:p>
          </table:table-cell>
          <table:table-cell table:formula="of:=[.H60]/2" office:value-type="float" office:value="1316.54333731417">
            <text:p>1.316543337314E+03</text:p>
          </table:table-cell>
          <table:table-cell table:formula="of:=[.H60]/[.E60]" office:value-type="float" office:value="110690.487">
            <text:p>1.106904870000E+05</text:p>
          </table:table-cell>
          <table:table-cell table:formula="of:=[.I60]/[.E60]" office:value-type="float" office:value="55345.2435">
            <text:p>5.534524350000E+04</text:p>
          </table:table-cell>
          <table:table-cell/>
          <table:table-cell table:formula="of:=[.C60]*[.E60]+[.F60]" office:value-type="float" office:value="1.00154167948486">
            <text:p>1.001541679485E+00</text:p>
          </table:table-cell>
          <table:table-cell table:formula="of:=[.D60]*[.E60]+[.F60]" office:value-type="float" office:value="0.99845832051514">
            <text:p>9.984583205151E-01</text:p>
          </table:table-cell>
        </table:table-row>
        <table:table-row table:style-name="ro5">
          <table:table-cell office:value-type="float" office:value="0.00118">
            <text:p>1.180000000000E-003</text:p>
          </table:table-cell>
          <table:table-cell table:formula="of:=EXP(-2046.392457*[.A61]-10.23196229+0.0002093861043*1000)" office:value-type="float" office:value="0.00000396771861362956">
            <text:p>3.967718613630E-006</text:p>
          </table:table-cell>
          <table:table-cell table:formula="of:=1+0.01105400249*SQRT(([.B61])/(0.0000001194208575+0.0002*[.B61]))" office:value-type="float" office:value="1.06350555878238">
            <text:p>1.063505558782E+000</text:p>
          </table:table-cell>
          <table:table-cell table:formula="of:=1-0.01105400249*SQRT(([.B61])/(0.0000001194208575+0.0002*[.B61]))" office:value-type="float" office:value="0.936494441217619">
            <text:p>9.364944412176E-001</text:p>
          </table:table-cell>
          <table:table-cell table:formula="of:=0.001*EXP(3069.588686*[.A61]-0.0003140791565*1000)*POWER((0.943135751+1579.515969*[.B61]);3/2)" office:value-type="float" office:value="0.0252835085811614">
            <text:p>2.528350858116E-02</text:p>
          </table:table-cell>
          <table:table-cell table:formula="of:=1-[.E61]" office:value-type="float" office:value="0.974716491418839">
            <text:p>9.747164914188E-01</text:p>
          </table:table-cell>
          <table:table-cell table:formula="of:=[.F61]/[.E61]" office:value-type="float" office:value="38.5514727234136">
            <text:p>3.855147272341E+01</text:p>
          </table:table-cell>
          <table:table-cell table:formula="of:=22138.0974/0.2*[.E61]" office:value-type="float" office:value="2798.64387791743">
            <text:p>2.798643877917E+03</text:p>
          </table:table-cell>
          <table:table-cell table:formula="of:=[.H61]/2" office:value-type="float" office:value="1399.32193895872">
            <text:p>1.399321938959E+03</text:p>
          </table:table-cell>
          <table:table-cell table:formula="of:=[.H61]/[.E61]" office:value-type="float" office:value="110690.487">
            <text:p>1.106904870000E+05</text:p>
          </table:table-cell>
          <table:table-cell table:formula="of:=[.I61]/[.E61]" office:value-type="float" office:value="55345.2435">
            <text:p>5.534524350000E+04</text:p>
          </table:table-cell>
          <table:table-cell/>
          <table:table-cell table:formula="of:=[.C61]*[.E61]+[.F61]" office:value-type="float" office:value="1.00160564334043">
            <text:p>1.001605643340E+00</text:p>
          </table:table-cell>
          <table:table-cell table:formula="of:=[.D61]*[.E61]+[.F61]" office:value-type="float" office:value="0.998394356659574">
            <text:p>9.983943566596E-01</text:p>
          </table:table-cell>
        </table:table-row>
        <table:table-row table:style-name="ro5">
          <table:table-cell office:value-type="float" office:value="0.0012">
            <text:p>1.200000000000E-003</text:p>
          </table:table-cell>
          <table:table-cell table:formula="of:=EXP(-2046.392457*[.A62]-10.23196229+0.0002093861043*1000)" office:value-type="float" office:value="0.00000380860668913268">
            <text:p>3.808606689133E-006</text:p>
          </table:table-cell>
          <table:table-cell table:formula="of:=1+0.01105400249*SQRT(([.B62])/(0.0000001194208575+0.0002*[.B62]))" office:value-type="float" office:value="1.06222742952527">
            <text:p>1.062227429525E+000</text:p>
          </table:table-cell>
          <table:table-cell table:formula="of:=1-0.01105400249*SQRT(([.B62])/(0.0000001194208575+0.0002*[.B62]))" office:value-type="float" office:value="0.937772570474728">
            <text:p>9.377725704747E-001</text:p>
          </table:table-cell>
          <table:table-cell table:formula="of:=0.001*EXP(3069.588686*[.A62]-0.0003140791565*1000)*POWER((0.943135751+1579.515969*[.B62]);3/2)" office:value-type="float" office:value="0.0268736700641569">
            <text:p>2.687367006416E-02</text:p>
          </table:table-cell>
          <table:table-cell table:formula="of:=1-[.E62]" office:value-type="float" office:value="0.973126329935843">
            <text:p>9.731263299358E-01</text:p>
          </table:table-cell>
          <table:table-cell table:formula="of:=[.F62]/[.E62]" office:value-type="float" office:value="36.211143755678">
            <text:p>3.621114375568E+01</text:p>
          </table:table-cell>
          <table:table-cell table:formula="of:=22138.0974/0.2*[.E62]" office:value-type="float" office:value="2974.65962687884">
            <text:p>2.974659626879E+03</text:p>
          </table:table-cell>
          <table:table-cell table:formula="of:=[.H62]/2" office:value-type="float" office:value="1487.32981343942">
            <text:p>1.487329813439E+03</text:p>
          </table:table-cell>
          <table:table-cell table:formula="of:=[.H62]/[.E62]" office:value-type="float" office:value="110690.487">
            <text:p>1.106904870000E+05</text:p>
          </table:table-cell>
          <table:table-cell table:formula="of:=[.I62]/[.E62]" office:value-type="float" office:value="55345.2435">
            <text:p>5.534524350000E+04</text:p>
          </table:table-cell>
          <table:table-cell/>
          <table:table-cell table:formula="of:=[.C62]*[.E62]+[.F62]" office:value-type="float" office:value="1.00167227941">
            <text:p>1.001672279410E+00</text:p>
          </table:table-cell>
          <table:table-cell table:formula="of:=[.D62]*[.E62]+[.F62]" office:value-type="float" office:value="0.998327720589997">
            <text:p>9.983277205900E-01</text:p>
          </table:table-cell>
        </table:table-row>
        <table:table-row table:style-name="ro5">
          <table:table-cell office:value-type="float" office:value="0.00122">
            <text:p>1.220000000000E-003</text:p>
          </table:table-cell>
          <table:table-cell table:formula="of:=EXP(-2046.392457*[.A63]-10.23196229+0.0002093861043*1000)" office:value-type="float" office:value="0.0000036558754097829">
            <text:p>3.655875409783E-006</text:p>
          </table:table-cell>
          <table:table-cell table:formula="of:=1+0.01105400249*SQRT(([.B63])/(0.0000001194208575+0.0002*[.B63]))" office:value-type="float" office:value="1.06097470255748">
            <text:p>1.060974702557E+000</text:p>
          </table:table-cell>
          <table:table-cell table:formula="of:=1-0.01105400249*SQRT(([.B63])/(0.0000001194208575+0.0002*[.B63]))" office:value-type="float" office:value="0.939025297442516">
            <text:p>9.390252974425E-001</text:p>
          </table:table-cell>
          <table:table-cell table:formula="of:=0.001*EXP(3069.588686*[.A63]-0.0003140791565*1000)*POWER((0.943135751+1579.515969*[.B63]);3/2)" office:value-type="float" office:value="0.0285642940015624">
            <text:p>2.856429400156E-02</text:p>
          </table:table-cell>
          <table:table-cell table:formula="of:=1-[.E63]" office:value-type="float" office:value="0.971435705998438">
            <text:p>9.714357059984E-01</text:p>
          </table:table-cell>
          <table:table-cell table:formula="of:=[.F63]/[.E63]" office:value-type="float" office:value="34.0087420310582">
            <text:p>3.400874203106E+01</text:p>
          </table:table-cell>
          <table:table-cell table:formula="of:=22138.0974/0.2*[.E63]" office:value-type="float" office:value="3161.79561384412">
            <text:p>3.161795613844E+03</text:p>
          </table:table-cell>
          <table:table-cell table:formula="of:=[.H63]/2" office:value-type="float" office:value="1580.89780692206">
            <text:p>1.580897806922E+03</text:p>
          </table:table-cell>
          <table:table-cell table:formula="of:=[.H63]/[.E63]" office:value-type="float" office:value="110690.487">
            <text:p>1.106904870000E+05</text:p>
          </table:table-cell>
          <table:table-cell table:formula="of:=[.I63]/[.E63]" office:value-type="float" office:value="55345.2435">
            <text:p>5.534524350000E+04</text:p>
          </table:table-cell>
          <table:table-cell/>
          <table:table-cell table:formula="of:=[.C63]*[.E63]+[.F63]" office:value-type="float" office:value="1.00174169933051">
            <text:p>1.001741699331E+00</text:p>
          </table:table-cell>
          <table:table-cell table:formula="of:=[.D63]*[.E63]+[.F63]" office:value-type="float" office:value="0.99825830066949">
            <text:p>9.982583006695E-01</text:p>
          </table:table-cell>
        </table:table-row>
        <table:table-row table:style-name="ro5">
          <table:table-cell office:value-type="float" office:value="0.00124">
            <text:p>1.240000000000E-003</text:p>
          </table:table-cell>
          <table:table-cell table:formula="of:=EXP(-2046.392457*[.A64]-10.23196229+0.0002093861043*1000)" office:value-type="float" office:value="0.00000350926890140472">
            <text:p>3.509268901405E-006</text:p>
          </table:table-cell>
          <table:table-cell table:formula="of:=1+0.01105400249*SQRT(([.B64])/(0.0000001194208575+0.0002*[.B64]))" office:value-type="float" office:value="1.05974689206477">
            <text:p>1.059746892065E+000</text:p>
          </table:table-cell>
          <table:table-cell table:formula="of:=1-0.01105400249*SQRT(([.B64])/(0.0000001194208575+0.0002*[.B64]))" office:value-type="float" office:value="0.940253107935227">
            <text:p>9.402531079352E-001</text:p>
          </table:table-cell>
          <table:table-cell table:formula="of:=0.001*EXP(3069.588686*[.A64]-0.0003140791565*1000)*POWER((0.943135751+1579.515969*[.B64]);3/2)" office:value-type="float" office:value="0.0303617366531354">
            <text:p>3.036173665314E-02</text:p>
          </table:table-cell>
          <table:table-cell table:formula="of:=1-[.E64]" office:value-type="float" office:value="0.969638263346864">
            <text:p>9.696382633469E-01</text:p>
          </table:table-cell>
          <table:table-cell table:formula="of:=[.F64]/[.E64]" office:value-type="float" office:value="31.936192399809">
            <text:p>3.193619239981E+01</text:p>
          </table:table-cell>
          <table:table-cell table:formula="of:=22138.0974/0.2*[.E64]" office:value-type="float" office:value="3360.75541630131">
            <text:p>3.360755416301E+03</text:p>
          </table:table-cell>
          <table:table-cell table:formula="of:=[.H64]/2" office:value-type="float" office:value="1680.37770815066">
            <text:p>1.680377708151E+03</text:p>
          </table:table-cell>
          <table:table-cell table:formula="of:=[.H64]/[.E64]" office:value-type="float" office:value="110690.487">
            <text:p>1.106904870000E+05</text:p>
          </table:table-cell>
          <table:table-cell table:formula="of:=[.I64]/[.E64]" office:value-type="float" office:value="55345.2435">
            <text:p>5.534524350000E+04</text:p>
          </table:table-cell>
          <table:table-cell/>
          <table:table-cell table:formula="of:=[.C64]*[.E64]+[.F64]" office:value-type="float" office:value="1.00181401940271">
            <text:p>1.001814019403E+00</text:p>
          </table:table-cell>
          <table:table-cell table:formula="of:=[.D64]*[.E64]+[.F64]" office:value-type="float" office:value="0.998185980597286">
            <text:p>9.981859805973E-01</text:p>
          </table:table-cell>
        </table:table-row>
        <table:table-row table:style-name="ro5">
          <table:table-cell office:value-type="float" office:value="0.00126">
            <text:p>1.260000000000E-003</text:p>
          </table:table-cell>
          <table:table-cell table:formula="of:=EXP(-2046.392457*[.A65]-10.23196229+0.0002093861043*1000)" office:value-type="float" office:value="0.00000336854155079033">
            <text:p>3.368541550790E-006</text:p>
          </table:table-cell>
          <table:table-cell table:formula="of:=1+0.01105400249*SQRT(([.B65])/(0.0000001194208575+0.0002*[.B65]))" office:value-type="float" office:value="1.05854352039071">
            <text:p>1.058543520391E+000</text:p>
          </table:table-cell>
          <table:table-cell table:formula="of:=1-0.01105400249*SQRT(([.B65])/(0.0000001194208575+0.0002*[.B65]))" office:value-type="float" office:value="0.941456479609289">
            <text:p>9.414564796093E-001</text:p>
          </table:table-cell>
          <table:table-cell table:formula="of:=0.001*EXP(3069.588686*[.A65]-0.0003140791565*1000)*POWER((0.943135751+1579.515969*[.B65]);3/2)" office:value-type="float" office:value="0.0322727566340863">
            <text:p>3.227275663409E-02</text:p>
          </table:table-cell>
          <table:table-cell table:formula="of:=1-[.E65]" office:value-type="float" office:value="0.967727243365914">
            <text:p>9.677272433659E-01</text:p>
          </table:table-cell>
          <table:table-cell table:formula="of:=[.F65]/[.E65]" office:value-type="float" office:value="29.9858873023511">
            <text:p>2.998588730235E+01</text:p>
          </table:table-cell>
          <table:table-cell table:formula="of:=22138.0974/0.2*[.E65]" office:value-type="float" office:value="3572.28714865949">
            <text:p>3.572287148659E+03</text:p>
          </table:table-cell>
          <table:table-cell table:formula="of:=[.H65]/2" office:value-type="float" office:value="1786.14357432975">
            <text:p>1.786143574330E+03</text:p>
          </table:table-cell>
          <table:table-cell table:formula="of:=[.H65]/[.E65]" office:value-type="float" office:value="110690.487">
            <text:p>1.106904870000E+05</text:p>
          </table:table-cell>
          <table:table-cell table:formula="of:=[.I65]/[.E65]" office:value-type="float" office:value="55345.2435">
            <text:p>5.534524350000E+04</text:p>
          </table:table-cell>
          <table:table-cell/>
          <table:table-cell table:formula="of:=[.C65]*[.E65]+[.F65]" office:value-type="float" office:value="1.00188936078607">
            <text:p>1.001889360786E+00</text:p>
          </table:table-cell>
          <table:table-cell table:formula="of:=[.D65]*[.E65]+[.F65]" office:value-type="float" office:value="0.998110639213928">
            <text:p>9.981106392139E-01</text:p>
          </table:table-cell>
        </table:table-row>
        <table:table-row table:style-name="ro5">
          <table:table-cell office:value-type="float" office:value="0.00128">
            <text:p>1.280000000000E-003</text:p>
          </table:table-cell>
          <table:table-cell table:formula="of:=EXP(-2046.392457*[.A66]-10.23196229+0.0002093861043*1000)" office:value-type="float" office:value="0.0000032334575942182">
            <text:p>3.233457594218E-006</text:p>
          </table:table-cell>
          <table:table-cell table:formula="of:=1+0.01105400249*SQRT(([.B66])/(0.0000001194208575+0.0002*[.B66]))" office:value-type="float" office:value="1.05736411796894">
            <text:p>1.057364117969E+000</text:p>
          </table:table-cell>
          <table:table-cell table:formula="of:=1-0.01105400249*SQRT(([.B66])/(0.0000001194208575+0.0002*[.B66]))" office:value-type="float" office:value="0.94263588203106">
            <text:p>9.426358820311E-001</text:p>
          </table:table-cell>
          <table:table-cell table:formula="of:=0.001*EXP(3069.588686*[.A66]-0.0003140791565*1000)*POWER((0.943135751+1579.515969*[.B66]);3/2)" office:value-type="float" office:value="0.0343045403884301">
            <text:p>3.430454038843E-02</text:p>
          </table:table-cell>
          <table:table-cell table:formula="of:=1-[.E66]" office:value-type="float" office:value="0.96569545961157">
            <text:p>9.656954596116E-01</text:p>
          </table:table-cell>
          <table:table-cell table:formula="of:=[.F66]/[.E66]" office:value-type="float" office:value="28.1506601947441">
            <text:p>2.815066019474E+01</text:p>
          </table:table-cell>
          <table:table-cell table:formula="of:=22138.0974/0.2*[.E66]" office:value-type="float" office:value="3797.18628190649">
            <text:p>3.797186281907E+03</text:p>
          </table:table-cell>
          <table:table-cell table:formula="of:=[.H66]/2" office:value-type="float" office:value="1898.59314095325">
            <text:p>1.898593140953E+03</text:p>
          </table:table-cell>
          <table:table-cell table:formula="of:=[.H66]/[.E66]" office:value-type="float" office:value="110690.487">
            <text:p>1.106904870000E+05</text:p>
          </table:table-cell>
          <table:table-cell table:formula="of:=[.I66]/[.E66]" office:value-type="float" office:value="55345.2435">
            <text:p>5.534524350000E+04</text:p>
          </table:table-cell>
          <table:table-cell/>
          <table:table-cell table:formula="of:=[.C66]*[.E66]+[.F66]" office:value-type="float" office:value="1.00196784970171">
            <text:p>1.001967849702E+00</text:p>
          </table:table-cell>
          <table:table-cell table:formula="of:=[.D66]*[.E66]+[.F66]" office:value-type="float" office:value="0.998032150298288">
            <text:p>9.980321502983E-01</text:p>
          </table:table-cell>
        </table:table-row>
        <table:table-row table:style-name="ro5">
          <table:table-cell office:value-type="float" office:value="0.0013">
            <text:p>1.300000000000E-003</text:p>
          </table:table-cell>
          <table:table-cell table:formula="of:=EXP(-2046.392457*[.A67]-10.23196229+0.0002093861043*1000)" office:value-type="float" office:value="0.00000310379072247287">
            <text:p>3.103790722473E-006</text:p>
          </table:table-cell>
          <table:table-cell table:formula="of:=1+0.01105400249*SQRT(([.B67])/(0.0000001194208575+0.0002*[.B67]))" office:value-type="float" office:value="1.05620822325125">
            <text:p>1.056208223251E+000</text:p>
          </table:table-cell>
          <table:table-cell table:formula="of:=1-0.01105400249*SQRT(([.B67])/(0.0000001194208575+0.0002*[.B67]))" office:value-type="float" office:value="0.943791776748747">
            <text:p>9.437917767487E-001</text:p>
          </table:table-cell>
          <table:table-cell table:formula="of:=0.001*EXP(3069.588686*[.A67]-0.0003140791565*1000)*POWER((0.943135751+1579.515969*[.B67]);3/2)" office:value-type="float" office:value="0.0364647292751544">
            <text:p>3.646472927515E-02</text:p>
          </table:table-cell>
          <table:table-cell table:formula="of:=1-[.E67]" office:value-type="float" office:value="0.963535270724845">
            <text:p>9.635352707248E-01</text:p>
          </table:table-cell>
          <table:table-cell table:formula="of:=[.F67]/[.E67]" office:value-type="float" office:value="26.4237604358511">
            <text:p>2.642376043585E+01</text:p>
          </table:table-cell>
          <table:table-cell table:formula="of:=22138.0974/0.2*[.E67]" office:value-type="float" office:value="4036.29864179">
            <text:p>4.036298641790E+03</text:p>
          </table:table-cell>
          <table:table-cell table:formula="of:=[.H67]/2" office:value-type="float" office:value="2018.149320895">
            <text:p>2.018149320895E+03</text:p>
          </table:table-cell>
          <table:table-cell table:formula="of:=[.H67]/[.E67]" office:value-type="float" office:value="110690.487">
            <text:p>1.106904870000E+05</text:p>
          </table:table-cell>
          <table:table-cell table:formula="of:=[.I67]/[.E67]" office:value-type="float" office:value="55345.2435">
            <text:p>5.534524350000E+04</text:p>
          </table:table-cell>
          <table:table-cell/>
          <table:table-cell table:formula="of:=[.C67]*[.E67]+[.F67]" office:value-type="float" office:value="1.00204961764389">
            <text:p>1.002049617644E+00</text:p>
          </table:table-cell>
          <table:table-cell table:formula="of:=[.D67]*[.E67]+[.F67]" office:value-type="float" office:value="0.997950382356106">
            <text:p>9.979503823561E-01</text:p>
          </table:table-cell>
        </table:table-row>
        <table:table-row table:style-name="ro5">
          <table:table-cell office:value-type="float" office:value="0.00132">
            <text:p>1.320000000000E-003</text:p>
          </table:table-cell>
          <table:table-cell table:formula="of:=EXP(-2046.392457*[.A68]-10.23196229+0.0002093861043*1000)" office:value-type="float" office:value="0.00000297932370170386">
            <text:p>2.979323701704E-006</text:p>
          </table:table-cell>
          <table:table-cell table:formula="of:=1+0.01105400249*SQRT(([.B68])/(0.0000001194208575+0.0002*[.B68]))" office:value-type="float" office:value="1.05507538263189">
            <text:p>1.055075382632E+000</text:p>
          </table:table-cell>
          <table:table-cell table:formula="of:=1-0.01105400249*SQRT(([.B68])/(0.0000001194208575+0.0002*[.B68]))" office:value-type="float" office:value="0.944924617368109">
            <text:p>9.449246173681E-001</text:p>
          </table:table-cell>
          <table:table-cell table:formula="of:=0.001*EXP(3069.588686*[.A68]-0.0003140791565*1000)*POWER((0.943135751+1579.515969*[.B68]);3/2)" office:value-type="float" office:value="0.038761448369318">
            <text:p>3.876144836932E-02</text:p>
          </table:table-cell>
          <table:table-cell table:formula="of:=1-[.E68]" office:value-type="float" office:value="0.961238551630682">
            <text:p>9.612385516307E-01</text:p>
          </table:table-cell>
          <table:table-cell table:formula="of:=[.F68]/[.E68]" office:value-type="float" office:value="24.7988295605476">
            <text:p>2.479882956055E+01</text:p>
          </table:table-cell>
          <table:table-cell table:formula="of:=22138.0974/0.2*[.E68]" office:value-type="float" office:value="4290.52359682516">
            <text:p>4.290523596825E+03</text:p>
          </table:table-cell>
          <table:table-cell table:formula="of:=[.H68]/2" office:value-type="float" office:value="2145.26179841258">
            <text:p>2.145261798413E+03</text:p>
          </table:table-cell>
          <table:table-cell table:formula="of:=[.H68]/[.E68]" office:value-type="float" office:value="110690.487">
            <text:p>1.106904870000E+05</text:p>
          </table:table-cell>
          <table:table-cell table:formula="of:=[.I68]/[.E68]" office:value-type="float" office:value="55345.2435">
            <text:p>5.534524350000E+04</text:p>
          </table:table-cell>
          <table:table-cell/>
          <table:table-cell table:formula="of:=[.C68]*[.E68]+[.F68]" office:value-type="float" office:value="1.00213480160031">
            <text:p>1.002134801600E+00</text:p>
          </table:table-cell>
          <table:table-cell table:formula="of:=[.D68]*[.E68]+[.F68]" office:value-type="float" office:value="0.997865198399694">
            <text:p>9.978651983997E-01</text:p>
          </table:table-cell>
        </table:table-row>
        <table:table-row table:style-name="ro5">
          <table:table-cell office:value-type="float" office:value="0.00134">
            <text:p>1.340000000000E-003</text:p>
          </table:table-cell>
          <table:table-cell table:formula="of:=EXP(-2046.392457*[.A69]-10.23196229+0.0002093861043*1000)" office:value-type="float" office:value="0.00000285984800948899">
            <text:p>2.859848009489E-006</text:p>
          </table:table-cell>
          <table:table-cell table:formula="of:=1+0.01105400249*SQRT(([.B69])/(0.0000001194208575+0.0002*[.B69]))" office:value-type="float" office:value="1.05396515036842">
            <text:p>1.053965150368E+000</text:p>
          </table:table-cell>
          <table:table-cell table:formula="of:=1-0.01105400249*SQRT(([.B69])/(0.0000001194208575+0.0002*[.B69]))" office:value-type="float" office:value="0.946034849631583">
            <text:p>9.460348496316E-001</text:p>
          </table:table-cell>
          <table:table-cell table:formula="of:=0.001*EXP(3069.588686*[.A69]-0.0003140791565*1000)*POWER((0.943135751+1579.515969*[.B69]);3/2)" office:value-type="float" office:value="0.0412033370866607">
            <text:p>4.120333708666E-02</text:p>
          </table:table-cell>
          <table:table-cell table:formula="of:=1-[.E69]" office:value-type="float" office:value="0.958796662913339">
            <text:p>9.587966629133E-01</text:p>
          </table:table-cell>
          <table:table-cell table:formula="of:=[.F69]/[.E69]" office:value-type="float" office:value="23.2698788667713">
            <text:p>2.326987886677E+01</text:p>
          </table:table-cell>
          <table:table-cell table:formula="of:=22138.0974/0.2*[.E69]" office:value-type="float" office:value="4560.81744814764">
            <text:p>4.560817448148E+03</text:p>
          </table:table-cell>
          <table:table-cell table:formula="of:=[.H69]/2" office:value-type="float" office:value="2280.40872407382">
            <text:p>2.280408724074E+03</text:p>
          </table:table-cell>
          <table:table-cell table:formula="of:=[.H69]/[.E69]" office:value-type="float" office:value="110690.487">
            <text:p>1.106904870000E+05</text:p>
          </table:table-cell>
          <table:table-cell table:formula="of:=[.I69]/[.E69]" office:value-type="float" office:value="55345.2435">
            <text:p>5.534524350000E+04</text:p>
          </table:table-cell>
          <table:table-cell/>
          <table:table-cell table:formula="of:=[.C69]*[.E69]+[.F69]" office:value-type="float" office:value="1.00222354428156">
            <text:p>1.002223544282E+00</text:p>
          </table:table-cell>
          <table:table-cell table:formula="of:=[.D69]*[.E69]+[.F69]" office:value-type="float" office:value="0.997776455718438">
            <text:p>9.977764557184E-01</text:p>
          </table:table-cell>
        </table:table-row>
        <table:table-row table:style-name="ro5">
          <table:table-cell office:value-type="float" office:value="0.00136">
            <text:p>1.360000000000E-003</text:p>
          </table:table-cell>
          <table:table-cell table:formula="of:=EXP(-2046.392457*[.A70]-10.23196229+0.0002093861043*1000)" office:value-type="float" office:value="0.00000274516348549194">
            <text:p>2.745163485492E-006</text:p>
          </table:table-cell>
          <table:table-cell table:formula="of:=1+0.01105400249*SQRT(([.B70])/(0.0000001194208575+0.0002*[.B70]))" office:value-type="float" office:value="1.05287708849952">
            <text:p>1.052877088500E+000</text:p>
          </table:table-cell>
          <table:table-cell table:formula="of:=1-0.01105400249*SQRT(([.B70])/(0.0000001194208575+0.0002*[.B70]))" office:value-type="float" office:value="0.947122911500475">
            <text:p>9.471229115005E-001</text:p>
          </table:table-cell>
          <table:table-cell table:formula="of:=0.001*EXP(3069.588686*[.A70]-0.0003140791565*1000)*POWER((0.943135751+1579.515969*[.B70]);3/2)" office:value-type="float" office:value="0.0437995817471813">
            <text:p>4.379958174718E-02</text:p>
          </table:table-cell>
          <table:table-cell table:formula="of:=1-[.E70]" office:value-type="float" office:value="0.956200418252819">
            <text:p>9.562004182528E-01</text:p>
          </table:table-cell>
          <table:table-cell table:formula="of:=[.F70]/[.E70]" office:value-type="float" office:value="21.8312682475411">
            <text:p>2.183126824754E+01</text:p>
          </table:table-cell>
          <table:table-cell table:formula="of:=22138.0974/0.2*[.E70]" office:value-type="float" office:value="4848.19703399181">
            <text:p>4.848197033992E+03</text:p>
          </table:table-cell>
          <table:table-cell table:formula="of:=[.H70]/2" office:value-type="float" office:value="2424.0985169959">
            <text:p>2.424098516996E+03</text:p>
          </table:table-cell>
          <table:table-cell table:formula="of:=[.H70]/[.E70]" office:value-type="float" office:value="110690.487">
            <text:p>1.106904870000E+05</text:p>
          </table:table-cell>
          <table:table-cell table:formula="of:=[.I70]/[.E70]" office:value-type="float" office:value="55345.2435">
            <text:p>5.534524350000E+04</text:p>
          </table:table-cell>
          <table:table-cell/>
          <table:table-cell table:formula="of:=[.C70]*[.E70]+[.F70]" office:value-type="float" office:value="1.00231599436029">
            <text:p>1.002315994360E+00</text:p>
          </table:table-cell>
          <table:table-cell table:formula="of:=[.D70]*[.E70]+[.F70]" office:value-type="float" office:value="0.997684005639712">
            <text:p>9.976840056397E-01</text:p>
          </table:table-cell>
        </table:table-row>
        <table:table-row table:style-name="ro5">
          <table:table-cell office:value-type="float" office:value="0.00138">
            <text:p>1.380000000000E-003</text:p>
          </table:table-cell>
          <table:table-cell table:formula="of:=EXP(-2046.392457*[.A71]-10.23196229+0.0002093861043*1000)" office:value-type="float" office:value="0.00000263507799612917">
            <text:p>2.635077996129E-006</text:p>
          </table:table-cell>
          <table:table-cell table:formula="of:=1+0.01105400249*SQRT(([.B71])/(0.0000001194208575+0.0002*[.B71]))" office:value-type="float" office:value="1.05181076676009">
            <text:p>1.051810766760E+000</text:p>
          </table:table-cell>
          <table:table-cell table:formula="of:=1-0.01105400249*SQRT(([.B71])/(0.0000001194208575+0.0002*[.B71]))" office:value-type="float" office:value="0.948189233239911">
            <text:p>9.481892332399E-001</text:p>
          </table:table-cell>
          <table:table-cell table:formula="of:=0.001*EXP(3069.588686*[.A71]-0.0003140791565*1000)*POWER((0.943135751+1579.515969*[.B71]);3/2)" office:value-type="float" office:value="0.046559950200447">
            <text:p>4.655995020045E-02</text:p>
          </table:table-cell>
          <table:table-cell table:formula="of:=1-[.E71]" office:value-type="float" office:value="0.953440049799553">
            <text:p>9.534400497996E-01</text:p>
          </table:table-cell>
          <table:table-cell table:formula="of:=[.F71]/[.E71]" office:value-type="float" office:value="20.4776862023018">
            <text:p>2.047768620230E+01</text:p>
          </table:table-cell>
          <table:table-cell table:formula="of:=22138.0974/0.2*[.E71]" office:value-type="float" office:value="5153.74356238323">
            <text:p>5.153743562383E+03</text:p>
          </table:table-cell>
          <table:table-cell table:formula="of:=[.H71]/2" office:value-type="float" office:value="2576.87178119161">
            <text:p>2.576871781192E+03</text:p>
          </table:table-cell>
          <table:table-cell table:formula="of:=[.H71]/[.E71]" office:value-type="float" office:value="110690.487">
            <text:p>1.106904870000E+05</text:p>
          </table:table-cell>
          <table:table-cell table:formula="of:=[.I71]/[.E71]" office:value-type="float" office:value="55345.2435">
            <text:p>5.534524350000E+04</text:p>
          </table:table-cell>
          <table:table-cell/>
          <table:table-cell table:formula="of:=[.C71]*[.E71]+[.F71]" office:value-type="float" office:value="1.0024123067202">
            <text:p>1.002412306720E+00</text:p>
          </table:table-cell>
          <table:table-cell table:formula="of:=[.D71]*[.E71]+[.F71]" office:value-type="float" office:value="0.997587693279803">
            <text:p>9.975876932798E-01</text:p>
          </table:table-cell>
        </table:table-row>
        <table:table-row table:style-name="ro5">
          <table:table-cell office:value-type="float" office:value="0.0014">
            <text:p>1.400000000000E-003</text:p>
          </table:table-cell>
          <table:table-cell table:formula="of:=EXP(-2046.392457*[.A72]-10.23196229+0.0002093861043*1000)" office:value-type="float" office:value="0.00000252940711268415">
            <text:p>2.529407112684E-006</text:p>
          </table:table-cell>
          <table:table-cell table:formula="of:=1+0.01105400249*SQRT(([.B72])/(0.0000001194208575+0.0002*[.B72]))" office:value-type="float" office:value="1.05076576249377">
            <text:p>1.050765762494E+000</text:p>
          </table:table-cell>
          <table:table-cell table:formula="of:=1-0.01105400249*SQRT(([.B72])/(0.0000001194208575+0.0002*[.B72]))" office:value-type="float" office:value="0.949234237506231">
            <text:p>9.492342375062E-001</text:p>
          </table:table-cell>
          <table:table-cell table:formula="of:=0.001*EXP(3069.588686*[.A72]-0.0003140791565*1000)*POWER((0.943135751+1579.515969*[.B72]);3/2)" office:value-type="float" office:value="0.0494948286431752">
            <text:p>4.949482864318E-02</text:p>
          </table:table-cell>
          <table:table-cell table:formula="of:=1-[.E72]" office:value-type="float" office:value="0.950505171356825">
            <text:p>9.505051713568E-01</text:p>
          </table:table-cell>
          <table:table-cell table:formula="of:=[.F72]/[.E72]" office:value-type="float" office:value="19.2041309650617">
            <text:p>1.920413096506E+01</text:p>
          </table:table-cell>
          <table:table-cell table:formula="of:=22138.0974/0.2*[.E72]" office:value-type="float" office:value="5478.60668649461">
            <text:p>5.478606686495E+03</text:p>
          </table:table-cell>
          <table:table-cell table:formula="of:=[.H72]/2" office:value-type="float" office:value="2739.3033432473">
            <text:p>2.739303343247E+03</text:p>
          </table:table-cell>
          <table:table-cell table:formula="of:=[.H72]/[.E72]" office:value-type="float" office:value="110690.487">
            <text:p>1.106904870000E+05</text:p>
          </table:table-cell>
          <table:table-cell table:formula="of:=[.I72]/[.E72]" office:value-type="float" office:value="55345.2435">
            <text:p>5.534524350000E+04</text:p>
          </table:table-cell>
          <table:table-cell/>
          <table:table-cell table:formula="of:=[.C72]*[.E72]+[.F72]" office:value-type="float" office:value="1.00251264271557">
            <text:p>1.002512642716E+00</text:p>
          </table:table-cell>
          <table:table-cell table:formula="of:=[.D72]*[.E72]+[.F72]" office:value-type="float" office:value="0.997487357284431">
            <text:p>9.974873572844E-01</text:p>
          </table:table-cell>
        </table:table-row>
        <table:table-row table:style-name="ro5">
          <table:table-cell office:value-type="float" office:value="0.00142">
            <text:p>1.420000000000E-003</text:p>
          </table:table-cell>
          <table:table-cell table:formula="of:=EXP(-2046.392457*[.A73]-10.23196229+0.0002093861043*1000)" office:value-type="float" office:value="0.00000242797380232975">
            <text:p>2.427973802330E-006</text:p>
          </table:table-cell>
          <table:table-cell table:formula="of:=1+0.01105400249*SQRT(([.B73])/(0.0000001194208575+0.0002*[.B73]))" office:value-type="float" office:value="1.04974166056345">
            <text:p>1.049741660563E+000</text:p>
          </table:table-cell>
          <table:table-cell table:formula="of:=1-0.01105400249*SQRT(([.B73])/(0.0000001194208575+0.0002*[.B73]))" office:value-type="float" office:value="0.95025833943655">
            <text:p>9.502583394366E-001</text:p>
          </table:table-cell>
          <table:table-cell table:formula="of:=0.001*EXP(3069.588686*[.A73]-0.0003140791565*1000)*POWER((0.943135751+1579.515969*[.B73]);3/2)" office:value-type="float" office:value="0.0526152607678896">
            <text:p>5.261526076789E-02</text:p>
          </table:table-cell>
          <table:table-cell table:formula="of:=1-[.E73]" office:value-type="float" office:value="0.94738473923211">
            <text:p>9.473847392321E-01</text:p>
          </table:table-cell>
          <table:table-cell table:formula="of:=[.F73]/[.E73]" office:value-type="float" office:value="18.0058926897933">
            <text:p>1.800589268979E+01</text:p>
          </table:table-cell>
          <table:table-cell table:formula="of:=22138.0974/0.2*[.E73]" office:value-type="float" office:value="5824.0088380297">
            <text:p>5.824008838030E+03</text:p>
          </table:table-cell>
          <table:table-cell table:formula="of:=[.H73]/2" office:value-type="float" office:value="2912.00441901485">
            <text:p>2.912004419015E+03</text:p>
          </table:table-cell>
          <table:table-cell table:formula="of:=[.H73]/[.E73]" office:value-type="float" office:value="110690.487">
            <text:p>1.106904870000E+05</text:p>
          </table:table-cell>
          <table:table-cell table:formula="of:=[.I73]/[.E73]" office:value-type="float" office:value="55345.2435">
            <text:p>5.534524350000E+04</text:p>
          </table:table-cell>
          <table:table-cell/>
          <table:table-cell table:formula="of:=[.C73]*[.E73]+[.F73]" office:value-type="float" office:value="1.00261717044157">
            <text:p>1.002617170442E+00</text:p>
          </table:table-cell>
          <table:table-cell table:formula="of:=[.D73]*[.E73]+[.F73]" office:value-type="float" office:value="0.997382829558426">
            <text:p>9.973828295584E-01</text:p>
          </table:table-cell>
        </table:table-row>
        <table:table-row table:style-name="ro5">
          <table:table-cell office:value-type="float" office:value="0.00144">
            <text:p>1.440000000000E-003</text:p>
          </table:table-cell>
          <table:table-cell table:formula="of:=EXP(-2046.392457*[.A74]-10.23196229+0.0002093861043*1000)" office:value-type="float" office:value="0.00000233060813154109">
            <text:p>2.330608131541E-006</text:p>
          </table:table-cell>
          <table:table-cell table:formula="of:=1+0.01105400249*SQRT(([.B74])/(0.0000001194208575+0.0002*[.B74]))" office:value-type="float" office:value="1.04873805325977">
            <text:p>1.048738053260E+000</text:p>
          </table:table-cell>
          <table:table-cell table:formula="of:=1-0.01105400249*SQRT(([.B74])/(0.0000001194208575+0.0002*[.B74]))" office:value-type="float" office:value="0.951261946740229">
            <text:p>9.512619467402E-001</text:p>
          </table:table-cell>
          <table:table-cell table:formula="of:=0.001*EXP(3069.588686*[.A74]-0.0003140791565*1000)*POWER((0.943135751+1579.515969*[.B74]);3/2)" office:value-type="float" office:value="0.0559329893902443">
            <text:p>5.593298939024E-02</text:p>
          </table:table-cell>
          <table:table-cell table:formula="of:=1-[.E74]" office:value-type="float" office:value="0.944067010609756">
            <text:p>9.440670106098E-01</text:p>
          </table:table-cell>
          <table:table-cell table:formula="of:=[.F74]/[.E74]" office:value-type="float" office:value="16.8785366364562">
            <text:p>1.687853663646E+01</text:p>
          </table:table-cell>
          <table:table-cell table:formula="of:=22138.0974/0.2*[.E74]" office:value-type="float" office:value="6191.24983497197">
            <text:p>6.191249834972E+03</text:p>
          </table:table-cell>
          <table:table-cell table:formula="of:=[.H74]/2" office:value-type="float" office:value="3095.62491748598">
            <text:p>3.095624917486E+03</text:p>
          </table:table-cell>
          <table:table-cell table:formula="of:=[.H74]/[.E74]" office:value-type="float" office:value="110690.487">
            <text:p>1.106904870000E+05</text:p>
          </table:table-cell>
          <table:table-cell table:formula="of:=[.I74]/[.E74]" office:value-type="float" office:value="55345.2435">
            <text:p>5.534524350000E+04</text:p>
          </table:table-cell>
          <table:table-cell/>
          <table:table-cell table:formula="of:=[.C74]*[.E74]+[.F74]" office:value-type="float" office:value="1.00272606501588">
            <text:p>1.002726065016E+00</text:p>
          </table:table-cell>
          <table:table-cell table:formula="of:=[.D74]*[.E74]+[.F74]" office:value-type="float" office:value="0.99727393498412">
            <text:p>9.972739349841E-01</text:p>
          </table:table-cell>
        </table:table-row>
        <table:table-row table:style-name="ro5">
          <table:table-cell office:value-type="float" office:value="0.00146">
            <text:p>1.460000000000E-003</text:p>
          </table:table-cell>
          <table:table-cell table:formula="of:=EXP(-2046.392457*[.A75]-10.23196229+0.0002093861043*1000)" office:value-type="float" office:value="0.00000223714698140213">
            <text:p>2.237146981402E-006</text:p>
          </table:table-cell>
          <table:table-cell table:formula="of:=1+0.01105400249*SQRT(([.B75])/(0.0000001194208575+0.0002*[.B75]))" office:value-type="float" office:value="1.04775454020801">
            <text:p>1.047754540208E+000</text:p>
          </table:table-cell>
          <table:table-cell table:formula="of:=1-0.01105400249*SQRT(([.B75])/(0.0000001194208575+0.0002*[.B75]))" office:value-type="float" office:value="0.952245459791988">
            <text:p>9.522454597920E-001</text:p>
          </table:table-cell>
          <table:table-cell table:formula="of:=0.001*EXP(3069.588686*[.A75]-0.0003140791565*1000)*POWER((0.943135751+1579.515969*[.B75]);3/2)" office:value-type="float" office:value="0.0594605007119497">
            <text:p>5.946050071195E-02</text:p>
          </table:table-cell>
          <table:table-cell table:formula="of:=1-[.E75]" office:value-type="float" office:value="0.94053949928805">
            <text:p>9.405394992881E-01</text:p>
          </table:table-cell>
          <table:table-cell table:formula="of:=[.F75]/[.E75]" office:value-type="float" office:value="15.8178873037817">
            <text:p>1.581788730378E+01</text:p>
          </table:table-cell>
          <table:table-cell table:formula="of:=22138.0974/0.2*[.E75]" office:value-type="float" office:value="6581.71178106956">
            <text:p>6.581711781070E+03</text:p>
          </table:table-cell>
          <table:table-cell table:formula="of:=[.H75]/2" office:value-type="float" office:value="3290.85589053478">
            <text:p>3.290855890535E+03</text:p>
          </table:table-cell>
          <table:table-cell table:formula="of:=[.H75]/[.E75]" office:value-type="float" office:value="110690.487">
            <text:p>1.106904870000E+05</text:p>
          </table:table-cell>
          <table:table-cell table:formula="of:=[.I75]/[.E75]" office:value-type="float" office:value="55345.2435">
            <text:p>5.534524350000E+04</text:p>
          </table:table-cell>
          <table:table-cell/>
          <table:table-cell table:formula="of:=[.C75]*[.E75]+[.F75]" office:value-type="float" office:value="1.00283950887204">
            <text:p>1.002839508872E+00</text:p>
          </table:table-cell>
          <table:table-cell table:formula="of:=[.D75]*[.E75]+[.F75]" office:value-type="float" office:value="0.997160491127963">
            <text:p>9.971604911280E-01</text:p>
          </table:table-cell>
        </table:table-row>
        <table:table-row table:style-name="ro5">
          <table:table-cell office:value-type="float" office:value="0.00148">
            <text:p>1.480000000000E-003</text:p>
          </table:table-cell>
          <table:table-cell table:formula="of:=EXP(-2046.392457*[.A76]-10.23196229+0.0002093861043*1000)" office:value-type="float" office:value="0.0000021474337743288">
            <text:p>2.147433774329E-006</text:p>
          </table:table-cell>
          <table:table-cell table:formula="of:=1+0.01105400249*SQRT(([.B76])/(0.0000001194208575+0.0002*[.B76]))" office:value-type="float" office:value="1.04679072827355">
            <text:p>1.046790728274E+000</text:p>
          </table:table-cell>
          <table:table-cell table:formula="of:=1-0.01105400249*SQRT(([.B76])/(0.0000001194208575+0.0002*[.B76]))" office:value-type="float" office:value="0.95320927172645">
            <text:p>9.532092717265E-001</text:p>
          </table:table-cell>
          <table:table-cell table:formula="of:=0.001*EXP(3069.588686*[.A76]-0.0003140791565*1000)*POWER((0.943135751+1579.515969*[.B76]);3/2)" office:value-type="float" office:value="0.0632110713861781">
            <text:p>6.321107138618E-02</text:p>
          </table:table-cell>
          <table:table-cell table:formula="of:=1-[.E76]" office:value-type="float" office:value="0.936788928613822">
            <text:p>9.367889286138E-01</text:p>
          </table:table-cell>
          <table:table-cell table:formula="of:=[.F76]/[.E76]" office:value-type="float" office:value="14.8200134576213">
            <text:p>1.482001345762E+01</text:p>
          </table:table-cell>
          <table:table-cell table:formula="of:=22138.0974/0.2*[.E76]" office:value-type="float" office:value="6996.86427552782">
            <text:p>6.996864275528E+03</text:p>
          </table:table-cell>
          <table:table-cell table:formula="of:=[.H76]/2" office:value-type="float" office:value="3498.43213776391">
            <text:p>3.498432137764E+03</text:p>
          </table:table-cell>
          <table:table-cell table:formula="of:=[.H76]/[.E76]" office:value-type="float" office:value="110690.487">
            <text:p>1.106904870000E+05</text:p>
          </table:table-cell>
          <table:table-cell table:formula="of:=[.I76]/[.E76]" office:value-type="float" office:value="55345.2435">
            <text:p>5.534524350000E+04</text:p>
          </table:table-cell>
          <table:table-cell/>
          <table:table-cell table:formula="of:=[.C76]*[.E76]+[.F76]" office:value-type="float" office:value="1.00295769206511">
            <text:p>1.002957692065E+00</text:p>
          </table:table-cell>
          <table:table-cell table:formula="of:=[.D76]*[.E76]+[.F76]" office:value-type="float" office:value="0.997042307934889">
            <text:p>9.970423079349E-01</text:p>
          </table:table-cell>
        </table:table-row>
        <table:table-row table:style-name="ro5">
          <table:table-cell office:value-type="float" office:value="0.0015">
            <text:p>1.500000000000E-003</text:p>
          </table:table-cell>
          <table:table-cell table:formula="of:=EXP(-2046.392457*[.A77]-10.23196229+0.0002093861043*1000)" office:value-type="float" office:value="0.00000206131821175102">
            <text:p>2.061318211751E-006</text:p>
          </table:table-cell>
          <table:table-cell table:formula="of:=1+0.01105400249*SQRT(([.B77])/(0.0000001194208575+0.0002*[.B77]))" office:value-type="float" office:value="1.04584623146611">
            <text:p>1.045846231466E+000</text:p>
          </table:table-cell>
          <table:table-cell table:formula="of:=1-0.01105400249*SQRT(([.B77])/(0.0000001194208575+0.0002*[.B77]))" office:value-type="float" office:value="0.954153768533889">
            <text:p>9.541537685339E-001</text:p>
          </table:table-cell>
          <table:table-cell table:formula="of:=0.001*EXP(3069.588686*[.A77]-0.0003140791565*1000)*POWER((0.943135751+1579.515969*[.B77]);3/2)" office:value-type="float" office:value="0.0671988185628838">
            <text:p>6.719881856288E-02</text:p>
          </table:table-cell>
          <table:table-cell table:formula="of:=1-[.E77]" office:value-type="float" office:value="0.932801181437116">
            <text:p>9.328011814371E-01</text:p>
          </table:table-cell>
          <table:table-cell table:formula="of:=[.F77]/[.E77]" office:value-type="float" office:value="13.8812140062286">
            <text:p>1.388121400623E+01</text:p>
          </table:table-cell>
          <table:table-cell table:formula="of:=22138.0974/0.2*[.E77]" office:value-type="float" office:value="7438.26995255025">
            <text:p>7.438269952550E+03</text:p>
          </table:table-cell>
          <table:table-cell table:formula="of:=[.H77]/2" office:value-type="float" office:value="3719.13497627513">
            <text:p>3.719134976275E+03</text:p>
          </table:table-cell>
          <table:table-cell table:formula="of:=[.H77]/[.E77]" office:value-type="float" office:value="110690.487">
            <text:p>1.106904870000E+05</text:p>
          </table:table-cell>
          <table:table-cell table:formula="of:=[.I77]/[.E77]" office:value-type="float" office:value="55345.2435">
            <text:p>5.534524350000E+04</text:p>
          </table:table-cell>
          <table:table-cell/>
          <table:table-cell table:formula="of:=[.C77]*[.E77]+[.F77]" office:value-type="float" office:value="1.00308081259008">
            <text:p>1.003080812590E+00</text:p>
          </table:table-cell>
          <table:table-cell table:formula="of:=[.D77]*[.E77]+[.F77]" office:value-type="float" office:value="0.996919187409917">
            <text:p>9.969191874099E-01</text:p>
          </table:table-cell>
        </table:table-row>
        <table:table-row table:style-name="ro5">
          <table:table-cell office:value-type="float" office:value="0.00152">
            <text:p>1.520000000000E-003</text:p>
          </table:table-cell>
          <table:table-cell table:formula="of:=EXP(-2046.392457*[.A78]-10.23196229+0.0002093861043*1000)" office:value-type="float" office:value="0.00000197865602231412">
            <text:p>1.978656022314E-006</text:p>
          </table:table-cell>
          <table:table-cell table:formula="of:=1+0.01105400249*SQRT(([.B78])/(0.0000001194208575+0.0002*[.B78]))" office:value-type="float" office:value="1.04492067084301">
            <text:p>1.044920670843E+000</text:p>
          </table:table-cell>
          <table:table-cell table:formula="of:=1-0.01105400249*SQRT(([.B78])/(0.0000001194208575+0.0002*[.B78]))" office:value-type="float" office:value="0.955079329156988">
            <text:p>9.550793291570E-001</text:p>
          </table:table-cell>
          <table:table-cell table:formula="of:=0.001*EXP(3069.588686*[.A78]-0.0003140791565*1000)*POWER((0.943135751+1579.515969*[.B78]);3/2)" office:value-type="float" office:value="0.0714387531027137">
            <text:p>7.143875310271E-02</text:p>
          </table:table-cell>
          <table:table-cell table:formula="of:=1-[.E78]" office:value-type="float" office:value="0.928561246897286">
            <text:p>9.285612468973E-01</text:p>
          </table:table-cell>
          <table:table-cell table:formula="of:=[.F78]/[.E78]" office:value-type="float" office:value="12.9980046762884">
            <text:p>1.299800467629E+01</text:p>
          </table:table-cell>
          <table:table-cell table:formula="of:=22138.0974/0.2*[.E78]" office:value-type="float" office:value="7907.59037161215">
            <text:p>7.907590371612E+03</text:p>
          </table:table-cell>
          <table:table-cell table:formula="of:=[.H78]/2" office:value-type="float" office:value="3953.79518580607">
            <text:p>3.953795185806E+03</text:p>
          </table:table-cell>
          <table:table-cell table:formula="of:=[.H78]/[.E78]" office:value-type="float" office:value="110690.487">
            <text:p>1.106904870000E+05</text:p>
          </table:table-cell>
          <table:table-cell table:formula="of:=[.I78]/[.E78]" office:value-type="float" office:value="55345.2435">
            <text:p>5.534524350000E+04</text:p>
          </table:table-cell>
          <table:table-cell/>
          <table:table-cell table:formula="of:=[.C78]*[.E78]+[.F78]" office:value-type="float" office:value="1.00320907671356">
            <text:p>1.003209076714E+00</text:p>
          </table:table-cell>
          <table:table-cell table:formula="of:=[.D78]*[.E78]+[.F78]" office:value-type="float" office:value="0.996790923286438">
            <text:p>9.967909232864E-01</text:p>
          </table:table-cell>
        </table:table-row>
        <table:table-row table:style-name="ro5">
          <table:table-cell office:value-type="float" office:value="0.00154">
            <text:p>1.540000000000E-003</text:p>
          </table:table-cell>
          <table:table-cell table:formula="of:=EXP(-2046.392457*[.A79]-10.23196229+0.0002093861043*1000)" office:value-type="float" office:value="0.00000189930872017776">
            <text:p>1.899308720178E-006</text:p>
          </table:table-cell>
          <table:table-cell table:formula="of:=1+0.01105400249*SQRT(([.B79])/(0.0000001194208575+0.0002*[.B79]))" office:value-type="float" office:value="1.04401367441159">
            <text:p>1.044013674412E+000</text:p>
          </table:table-cell>
          <table:table-cell table:formula="of:=1-0.01105400249*SQRT(([.B79])/(0.0000001194208575+0.0002*[.B79]))" office:value-type="float" office:value="0.955986325588407">
            <text:p>9.559863255884E-001</text:p>
          </table:table-cell>
          <table:table-cell table:formula="of:=0.001*EXP(3069.588686*[.A79]-0.0003140791565*1000)*POWER((0.943135751+1579.515969*[.B79]);3/2)" office:value-type="float" office:value="0.0759468361601269">
            <text:p>7.594683616013E-02</text:p>
          </table:table-cell>
          <table:table-cell table:formula="of:=1-[.E79]" office:value-type="float" office:value="0.924053163839873">
            <text:p>9.240531638399E-01</text:p>
          </table:table-cell>
          <table:table-cell table:formula="of:=[.F79]/[.E79]" office:value-type="float" office:value="12.1671054458621">
            <text:p>1.216710544586E+01</text:p>
          </table:table-cell>
          <table:table-cell table:formula="of:=22138.0974/0.2*[.E79]" office:value-type="float" office:value="8406.59228067365">
            <text:p>8.406592280674E+03</text:p>
          </table:table-cell>
          <table:table-cell table:formula="of:=[.H79]/2" office:value-type="float" office:value="4203.29614033683">
            <text:p>4.203296140337E+03</text:p>
          </table:table-cell>
          <table:table-cell table:formula="of:=[.H79]/[.E79]" office:value-type="float" office:value="110690.487">
            <text:p>1.106904870000E+05</text:p>
          </table:table-cell>
          <table:table-cell table:formula="of:=[.I79]/[.E79]" office:value-type="float" office:value="55345.2435">
            <text:p>5.534524350000E+04</text:p>
          </table:table-cell>
          <table:table-cell/>
          <table:table-cell table:formula="of:=[.C79]*[.E79]+[.F79]" office:value-type="float" office:value="1.00334269931934">
            <text:p>1.003342699319E+00</text:p>
          </table:table-cell>
          <table:table-cell table:formula="of:=[.D79]*[.E79]+[.F79]" office:value-type="float" office:value="0.996657300680658">
            <text:p>9.966573006807E-01</text:p>
          </table:table-cell>
        </table:table-row>
        <table:table-row table:style-name="ro5">
          <table:table-cell office:value-type="float" office:value="0.00156">
            <text:p>1.560000000000E-003</text:p>
          </table:table-cell>
          <table:table-cell table:formula="of:=EXP(-2046.392457*[.A80]-10.23196229+0.0002093861043*1000)" office:value-type="float" office:value="0.00000182314337300746">
            <text:p>1.823143373007E-006</text:p>
          </table:table-cell>
          <table:table-cell table:formula="of:=1+0.01105400249*SQRT(([.B80])/(0.0000001194208575+0.0002*[.B80]))" office:value-type="float" office:value="1.04312487703099">
            <text:p>1.043124877031E+000</text:p>
          </table:table-cell>
          <table:table-cell table:formula="of:=1-0.01105400249*SQRT(([.B80])/(0.0000001194208575+0.0002*[.B80]))" office:value-type="float" office:value="0.956875122969005">
            <text:p>9.568751229690E-001</text:p>
          </table:table-cell>
          <table:table-cell table:formula="of:=0.001*EXP(3069.588686*[.A80]-0.0003140791565*1000)*POWER((0.943135751+1579.515969*[.B80]);3/2)" office:value-type="float" office:value="0.0807400393490456">
            <text:p>8.074003934905E-02</text:p>
          </table:table-cell>
          <table:table-cell table:formula="of:=1-[.E80]" office:value-type="float" office:value="0.919259960650954">
            <text:p>9.192599606510E-01</text:p>
          </table:table-cell>
          <table:table-cell table:formula="of:=[.F80]/[.E80]" office:value-type="float" office:value="11.3854286926579">
            <text:p>1.138542869266E+01</text:p>
          </table:table-cell>
          <table:table-cell table:formula="of:=22138.0974/0.2*[.E80]" office:value-type="float" office:value="8937.15427594502">
            <text:p>8.937154275945E+03</text:p>
          </table:table-cell>
          <table:table-cell table:formula="of:=[.H80]/2" office:value-type="float" office:value="4468.57713797251">
            <text:p>4.468577137973E+03</text:p>
          </table:table-cell>
          <table:table-cell table:formula="of:=[.H80]/[.E80]" office:value-type="float" office:value="110690.487">
            <text:p>1.106904870000E+05</text:p>
          </table:table-cell>
          <table:table-cell table:formula="of:=[.I80]/[.E80]" office:value-type="float" office:value="55345.2435">
            <text:p>5.534524350000E+04</text:p>
          </table:table-cell>
          <table:table-cell/>
          <table:table-cell table:formula="of:=[.C80]*[.E80]+[.F80]" office:value-type="float" office:value="1.00348190426841">
            <text:p>1.003481904268E+00</text:p>
          </table:table-cell>
          <table:table-cell table:formula="of:=[.D80]*[.E80]+[.F80]" office:value-type="float" office:value="0.996518095731595">
            <text:p>9.965180957316E-01</text:p>
          </table:table-cell>
        </table:table-row>
        <table:table-row table:style-name="ro5">
          <table:table-cell office:value-type="float" office:value="0.00158">
            <text:p>1.580000000000E-003</text:p>
          </table:table-cell>
          <table:table-cell table:formula="of:=EXP(-2046.392457*[.A81]-10.23196229+0.0002093861043*1000)" office:value-type="float" office:value="0.00000175003237927003">
            <text:p>1.750032379270E-006</text:p>
          </table:table-cell>
          <table:table-cell table:formula="of:=1+0.01105400249*SQRT(([.B81])/(0.0000001194208575+0.0002*[.B81]))" office:value-type="float" office:value="1.04225392031346">
            <text:p>1.042253920313E+000</text:p>
          </table:table-cell>
          <table:table-cell table:formula="of:=1-0.01105400249*SQRT(([.B81])/(0.0000001194208575+0.0002*[.B81]))" office:value-type="float" office:value="0.957746079686537">
            <text:p>9.577460796865E-001</text:p>
          </table:table-cell>
          <table:table-cell table:formula="of:=0.001*EXP(3069.588686*[.A81]-0.0003140791565*1000)*POWER((0.943135751+1579.515969*[.B81]);3/2)" office:value-type="float" office:value="0.0858364087178658">
            <text:p>8.583640871787E-02</text:p>
          </table:table-cell>
          <table:table-cell table:formula="of:=1-[.E81]" office:value-type="float" office:value="0.914163591282134">
            <text:p>9.141635912821E-01</text:p>
          </table:table-cell>
          <table:table-cell table:formula="of:=[.F81]/[.E81]" office:value-type="float" office:value="10.6500680181866">
            <text:p>1.065006801819E+01</text:p>
          </table:table-cell>
          <table:table-cell table:formula="of:=22138.0974/0.2*[.E81]" office:value-type="float" office:value="9501.27388331161">
            <text:p>9.501273883312E+03</text:p>
          </table:table-cell>
          <table:table-cell table:formula="of:=[.H81]/2" office:value-type="float" office:value="4750.63694165581">
            <text:p>4.750636941656E+03</text:p>
          </table:table-cell>
          <table:table-cell table:formula="of:=[.H81]/[.E81]" office:value-type="float" office:value="110690.487">
            <text:p>1.106904870000E+05</text:p>
          </table:table-cell>
          <table:table-cell table:formula="of:=[.I81]/[.E81]" office:value-type="float" office:value="55345.2435">
            <text:p>5.534524350000E+04</text:p>
          </table:table-cell>
          <table:table-cell/>
          <table:table-cell table:formula="of:=[.C81]*[.E81]+[.F81]" office:value-type="float" office:value="1.00362692477396">
            <text:p>1.003626924774E+00</text:p>
          </table:table-cell>
          <table:table-cell table:formula="of:=[.D81]*[.E81]+[.F81]" office:value-type="float" office:value="0.996373075226041">
            <text:p>9.963730752260E-01</text:p>
          </table:table-cell>
        </table:table-row>
        <table:table-row table:style-name="ro5">
          <table:table-cell office:value-type="float" office:value="0.0016">
            <text:p>1.600000000000E-003</text:p>
          </table:table-cell>
          <table:table-cell table:formula="of:=EXP(-2046.392457*[.A82]-10.23196229+0.0002093861043*1000)" office:value-type="float" office:value="0.00000167985325445988">
            <text:p>1.679853254460E-006</text:p>
          </table:table-cell>
          <table:table-cell table:formula="of:=1+0.01105400249*SQRT(([.B82])/(0.0000001194208575+0.0002*[.B82]))" office:value-type="float" office:value="1.04140045252532">
            <text:p>1.041400452525E+000</text:p>
          </table:table-cell>
          <table:table-cell table:formula="of:=1-0.01105400249*SQRT(([.B82])/(0.0000001194208575+0.0002*[.B82]))" office:value-type="float" office:value="0.958599547474683">
            <text:p>9.585995474747E-001</text:p>
          </table:table-cell>
          <table:table-cell table:formula="of:=0.001*EXP(3069.588686*[.A82]-0.0003140791565*1000)*POWER((0.943135751+1579.515969*[.B82]);3/2)" office:value-type="float" office:value="0.0912551327750173">
            <text:p>9.125513277502E-02</text:p>
          </table:table-cell>
          <table:table-cell table:formula="of:=1-[.E82]" office:value-type="float" office:value="0.908744867224983">
            <text:p>9.087448672250E-01</text:p>
          </table:table-cell>
          <table:table-cell table:formula="of:=[.F82]/[.E82]" office:value-type="float" office:value="9.95828771040666">
            <text:p>9.958287710407E+00</text:p>
          </table:table-cell>
          <table:table-cell table:formula="of:=22138.0974/0.2*[.E82]" office:value-type="float" office:value="10101.0750881163">
            <text:p>1.010107508812E+04</text:p>
          </table:table-cell>
          <table:table-cell table:formula="of:=[.H82]/2" office:value-type="float" office:value="5050.53754405816">
            <text:p>5.050537544058E+03</text:p>
          </table:table-cell>
          <table:table-cell table:formula="of:=[.H82]/[.E82]" office:value-type="float" office:value="110690.487">
            <text:p>1.106904870000E+05</text:p>
          </table:table-cell>
          <table:table-cell table:formula="of:=[.I82]/[.E82]" office:value-type="float" office:value="55345.2435">
            <text:p>5.534524350000E+04</text:p>
          </table:table-cell>
          <table:table-cell/>
          <table:table-cell table:formula="of:=[.C82]*[.E82]+[.F82]" office:value-type="float" office:value="1.00377800379214">
            <text:p>1.003778003792E+00</text:p>
          </table:table-cell>
          <table:table-cell table:formula="of:=[.D82]*[.E82]+[.F82]" office:value-type="float" office:value="0.996221996207856">
            <text:p>9.962219962079E-01</text:p>
          </table:table-cell>
        </table:table-row>
        <table:table-row table:style-name="ro5">
          <table:table-cell office:value-type="float" office:value="0.00162">
            <text:p>1.620000000000E-003</text:p>
          </table:table-cell>
          <table:table-cell table:formula="of:=EXP(-2046.392457*[.A83]-10.23196229+0.0002093861043*1000)" office:value-type="float" office:value="0.00000161248842589787">
            <text:p>1.612488425898E-006</text:p>
          </table:table-cell>
          <table:table-cell table:formula="of:=1+0.01105400249*SQRT(([.B83])/(0.0000001194208575+0.0002*[.B83]))" office:value-type="float" office:value="1.04056412848773">
            <text:p>1.040564128488E+000</text:p>
          </table:table-cell>
          <table:table-cell table:formula="of:=1-0.01105400249*SQRT(([.B83])/(0.0000001194208575+0.0002*[.B83]))" office:value-type="float" office:value="0.959435871512267">
            <text:p>9.594358715123E-001</text:p>
          </table:table-cell>
          <table:table-cell table:formula="of:=0.001*EXP(3069.588686*[.A83]-0.0003140791565*1000)*POWER((0.943135751+1579.515969*[.B83]);3/2)" office:value-type="float" office:value="0.0970166148215337">
            <text:p>9.701661482153E-02</text:p>
          </table:table-cell>
          <table:table-cell table:formula="of:=1-[.E83]" office:value-type="float" office:value="0.902983385178466">
            <text:p>9.029833851785E-01</text:p>
          </table:table-cell>
          <table:table-cell table:formula="of:=[.F83]/[.E83]" office:value-type="float" office:value="9.3075128094249">
            <text:p>9.307512809425E+00</text:p>
          </table:table-cell>
          <table:table-cell table:formula="of:=22138.0974/0.2*[.E83]" office:value-type="float" office:value="10738.816341687">
            <text:p>1.073881634169E+04</text:p>
          </table:table-cell>
          <table:table-cell table:formula="of:=[.H83]/2" office:value-type="float" office:value="5369.40817084349">
            <text:p>5.369408170844E+03</text:p>
          </table:table-cell>
          <table:table-cell table:formula="of:=[.H83]/[.E83]" office:value-type="float" office:value="110690.487">
            <text:p>1.106904870000E+05</text:p>
          </table:table-cell>
          <table:table-cell table:formula="of:=[.I83]/[.E83]" office:value-type="float" office:value="55345.2435">
            <text:p>5.534524350000E+04</text:p>
          </table:table-cell>
          <table:table-cell/>
          <table:table-cell table:formula="of:=[.C83]*[.E83]+[.F83]" office:value-type="float" office:value="1.00393539442907">
            <text:p>1.003935394429E+00</text:p>
          </table:table-cell>
          <table:table-cell table:formula="of:=[.D83]*[.E83]+[.F83]" office:value-type="float" office:value="0.996064605570934">
            <text:p>9.960646055709E-01</text:p>
          </table:table-cell>
        </table:table-row>
        <table:table-row table:style-name="ro5">
          <table:table-cell office:value-type="float" office:value="0.00164">
            <text:p>1.640000000000E-003</text:p>
          </table:table-cell>
          <table:table-cell table:formula="of:=EXP(-2046.392457*[.A84]-10.23196229+0.0002093861043*1000)" office:value-type="float" office:value="0.00000154782503575921">
            <text:p>1.547825035759E-006</text:p>
          </table:table-cell>
          <table:table-cell table:formula="of:=1+0.01105400249*SQRT(([.B84])/(0.0000001194208575+0.0002*[.B84]))" office:value-type="float" office:value="1.03974460947746">
            <text:p>1.039744609477E+000</text:p>
          </table:table-cell>
          <table:table-cell table:formula="of:=1-0.01105400249*SQRT(([.B84])/(0.0000001194208575+0.0002*[.B84]))" office:value-type="float" office:value="0.960255390522542">
            <text:p>9.602553905225E-001</text:p>
          </table:table-cell>
          <table:table-cell table:formula="of:=0.001*EXP(3069.588686*[.A84]-0.0003140791565*1000)*POWER((0.943135751+1579.515969*[.B84]);3/2)" office:value-type="float" office:value="0.103142549863334">
            <text:p>1.031425498633E-01</text:p>
          </table:table-cell>
          <table:table-cell table:formula="of:=1-[.E84]" office:value-type="float" office:value="0.896857450136666">
            <text:p>8.968574501367E-01</text:p>
          </table:table-cell>
          <table:table-cell table:formula="of:=[.F84]/[.E84]" office:value-type="float" office:value="8.69531974267674">
            <text:p>8.695319742677E+00</text:p>
          </table:table-cell>
          <table:table-cell table:formula="of:=22138.0974/0.2*[.E84]" office:value-type="float" office:value="11416.8990747942">
            <text:p>1.141689907479E+04</text:p>
          </table:table-cell>
          <table:table-cell table:formula="of:=[.H84]/2" office:value-type="float" office:value="5708.4495373971">
            <text:p>5.708449537397E+03</text:p>
          </table:table-cell>
          <table:table-cell table:formula="of:=[.H84]/[.E84]" office:value-type="float" office:value="110690.487">
            <text:p>1.106904870000E+05</text:p>
          </table:table-cell>
          <table:table-cell table:formula="of:=[.I84]/[.E84]" office:value-type="float" office:value="55345.2435">
            <text:p>5.534524350000E+04</text:p>
          </table:table-cell>
          <table:table-cell/>
          <table:table-cell table:formula="of:=[.C84]*[.E84]+[.F84]" office:value-type="float" office:value="1.00409936036483">
            <text:p>1.004099360365E+00</text:p>
          </table:table-cell>
          <table:table-cell table:formula="of:=[.D84]*[.E84]+[.F84]" office:value-type="float" office:value="0.995900639635173">
            <text:p>9.959006396352E-01</text:p>
          </table:table-cell>
        </table:table-row>
        <table:table-row table:style-name="ro5">
          <table:table-cell office:value-type="float" office:value="0.00166">
            <text:p>1.660000000000E-003</text:p>
          </table:table-cell>
          <table:table-cell table:formula="of:=EXP(-2046.392457*[.A85]-10.23196229+0.0002093861043*1000)" office:value-type="float" office:value="0.00000148575475200015">
            <text:p>1.485754752000E-006</text:p>
          </table:table-cell>
          <table:table-cell table:formula="of:=1+0.01105400249*SQRT(([.B85])/(0.0000001194208575+0.0002*[.B85]))" office:value-type="float" office:value="1.03894156312759">
            <text:p>1.038941563128E+000</text:p>
          </table:table-cell>
          <table:table-cell table:formula="of:=1-0.01105400249*SQRT(([.B85])/(0.0000001194208575+0.0002*[.B85]))" office:value-type="float" office:value="0.961058436872407">
            <text:p>9.610584368724E-001</text:p>
          </table:table-cell>
          <table:table-cell table:formula="of:=0.001*EXP(3069.588686*[.A85]-0.0003140791565*1000)*POWER((0.943135751+1579.515969*[.B85]);3/2)" office:value-type="float" office:value="0.109656006393175">
            <text:p>1.096560063932E-01</text:p>
          </table:table-cell>
          <table:table-cell table:formula="of:=1-[.E85]" office:value-type="float" office:value="0.890343993606825">
            <text:p>8.903439936068E-01</text:p>
          </table:table-cell>
          <table:table-cell table:formula="of:=[.F85]/[.E85]" office:value-type="float" office:value="8.11942749779223">
            <text:p>8.119427497792E+00</text:p>
          </table:table-cell>
          <table:table-cell table:formula="of:=22138.0974/0.2*[.E85]" office:value-type="float" office:value="12137.8767501356">
            <text:p>1.213787675014E+04</text:p>
          </table:table-cell>
          <table:table-cell table:formula="of:=[.H85]/2" office:value-type="float" office:value="6068.93837506782">
            <text:p>6.068938375068E+03</text:p>
          </table:table-cell>
          <table:table-cell table:formula="of:=[.H85]/[.E85]" office:value-type="float" office:value="110690.487">
            <text:p>1.106904870000E+05</text:p>
          </table:table-cell>
          <table:table-cell table:formula="of:=[.I85]/[.E85]" office:value-type="float" office:value="55345.2435">
            <text:p>5.534524350000E+04</text:p>
          </table:table-cell>
          <table:table-cell/>
          <table:table-cell table:formula="of:=[.C85]*[.E85]+[.F85]" office:value-type="float" office:value="1.00427017629528">
            <text:p>1.004270176295E+00</text:p>
          </table:table-cell>
          <table:table-cell table:formula="of:=[.D85]*[.E85]+[.F85]" office:value-type="float" office:value="0.995729823704721">
            <text:p>9.957298237047E-01</text:p>
          </table:table-cell>
        </table:table-row>
        <table:table-row table:style-name="ro5">
          <table:table-cell office:value-type="float" office:value="0.00168">
            <text:p>1.680000000000E-003</text:p>
          </table:table-cell>
          <table:table-cell table:formula="of:=EXP(-2046.392457*[.A86]-10.23196229+0.0002093861043*1000)" office:value-type="float" office:value="0.00000142617358686685">
            <text:p>1.426173586867E-006</text:p>
          </table:table-cell>
          <table:table-cell table:formula="of:=1+0.01105400249*SQRT(([.B86])/(0.0000001194208575+0.0002*[.B86]))" office:value-type="float" office:value="1.03815466332853">
            <text:p>1.038154663329E+000</text:p>
          </table:table-cell>
          <table:table-cell table:formula="of:=1-0.01105400249*SQRT(([.B86])/(0.0000001194208575+0.0002*[.B86]))" office:value-type="float" office:value="0.961845336671466">
            <text:p>9.618453366715E-001</text:p>
          </table:table-cell>
          <table:table-cell table:formula="of:=0.001*EXP(3069.588686*[.A86]-0.0003140791565*1000)*POWER((0.943135751+1579.515969*[.B86]);3/2)" office:value-type="float" office:value="0.116581513350609">
            <text:p>1.165815133506E-01</text:p>
          </table:table-cell>
          <table:table-cell table:formula="of:=1-[.E86]" office:value-type="float" office:value="0.883418486649391">
            <text:p>8.834184866494E-01</text:p>
          </table:table-cell>
          <table:table-cell table:formula="of:=[.F86]/[.E86]" office:value-type="float" office:value="7.57768930304231">
            <text:p>7.577689303042E+00</text:p>
          </table:table-cell>
          <table:table-cell table:formula="of:=22138.0974/0.2*[.E86]" office:value-type="float" office:value="12904.4644879759">
            <text:p>1.290446448798E+04</text:p>
          </table:table-cell>
          <table:table-cell table:formula="of:=[.H86]/2" office:value-type="float" office:value="6452.23224398794">
            <text:p>6.452232243988E+03</text:p>
          </table:table-cell>
          <table:table-cell table:formula="of:=[.H86]/[.E86]" office:value-type="float" office:value="110690.487">
            <text:p>1.106904870000E+05</text:p>
          </table:table-cell>
          <table:table-cell table:formula="of:=[.I86]/[.E86]" office:value-type="float" office:value="55345.2435">
            <text:p>5.534524350000E+04</text:p>
          </table:table-cell>
          <table:table-cell/>
          <table:table-cell table:formula="of:=[.C86]*[.E86]+[.F86]" office:value-type="float" office:value="1.00444812839222">
            <text:p>1.004448128392E+00</text:p>
          </table:table-cell>
          <table:table-cell table:formula="of:=[.D86]*[.E86]+[.F86]" office:value-type="float" office:value="0.995551871607777">
            <text:p>9.955518716078E-01</text:p>
          </table:table-cell>
        </table:table-row>
        <table:table-row table:style-name="ro5">
          <table:table-cell office:value-type="float" office:value="0.0017">
            <text:p>1.700000000000E-003</text:p>
          </table:table-cell>
          <table:table-cell table:formula="of:=EXP(-2046.392457*[.A87]-10.23196229+0.0002093861043*1000)" office:value-type="float" office:value="0.00000136898172268236">
            <text:p>1.368981722682E-006</text:p>
          </table:table-cell>
          <table:table-cell table:formula="of:=1+0.01105400249*SQRT(([.B87])/(0.0000001194208575+0.0002*[.B87]))" office:value-type="float" office:value="1.0373835901292">
            <text:p>1.037383590129E+000</text:p>
          </table:table-cell>
          <table:table-cell table:formula="of:=1-0.01105400249*SQRT(([.B87])/(0.0000001194208575+0.0002*[.B87]))" office:value-type="float" office:value="0.962616409870802">
            <text:p>9.626164098708E-001</text:p>
          </table:table-cell>
          <table:table-cell table:formula="of:=0.001*EXP(3069.588686*[.A87]-0.0003140791565*1000)*POWER((0.943135751+1579.515969*[.B87]);3/2)" office:value-type="float" office:value="0.123945152587778">
            <text:p>1.239451525878E-01</text:p>
          </table:table-cell>
          <table:table-cell table:formula="of:=1-[.E87]" office:value-type="float" office:value="0.876054847412222">
            <text:p>8.760548474122E-01</text:p>
          </table:table-cell>
          <table:table-cell table:formula="of:=[.F87]/[.E87]" office:value-type="float" office:value="7.06808478687214">
            <text:p>7.068084786872E+00</text:p>
          </table:table-cell>
          <table:table-cell table:formula="of:=22138.0974/0.2*[.E87]" office:value-type="float" office:value="13719.5493012305">
            <text:p>1.371954930123E+04</text:p>
          </table:table-cell>
          <table:table-cell table:formula="of:=[.H87]/2" office:value-type="float" office:value="6859.77465061524">
            <text:p>6.859774650615E+03</text:p>
          </table:table-cell>
          <table:table-cell table:formula="of:=[.H87]/[.E87]" office:value-type="float" office:value="110690.487">
            <text:p>1.106904870000E+05</text:p>
          </table:table-cell>
          <table:table-cell table:formula="of:=[.I87]/[.E87]" office:value-type="float" office:value="55345.2435">
            <text:p>5.534524350000E+04</text:p>
          </table:table-cell>
          <table:table-cell/>
          <table:table-cell table:formula="of:=[.C87]*[.E87]+[.F87]" office:value-type="float" office:value="1.00463351478284">
            <text:p>1.004633514783E+00</text:p>
          </table:table-cell>
          <table:table-cell table:formula="of:=[.D87]*[.E87]+[.F87]" office:value-type="float" office:value="0.995366485217157">
            <text:p>9.953664852172E-01</text:p>
          </table:table-cell>
        </table:table-row>
        <table:table-row table:style-name="ro5">
          <table:table-cell office:value-type="float" office:value="0.00172">
            <text:p>1.720000000000E-003</text:p>
          </table:table-cell>
          <table:table-cell table:formula="of:=EXP(-2046.392457*[.A88]-10.23196229+0.0002093861043*1000)" office:value-type="float" office:value="0.00000131408334461976">
            <text:p>1.314083344620E-006</text:p>
          </table:table-cell>
          <table:table-cell table:formula="of:=1+0.01105400249*SQRT(([.B88])/(0.0000001194208575+0.0002*[.B88]))" office:value-type="float" office:value="1.03662802963861">
            <text:p>1.036628029639E+000</text:p>
          </table:table-cell>
          <table:table-cell table:formula="of:=1-0.01105400249*SQRT(([.B88])/(0.0000001194208575+0.0002*[.B88]))" office:value-type="float" office:value="0.963371970361391">
            <text:p>9.633719703614E-001</text:p>
          </table:table-cell>
          <table:table-cell table:formula="of:=0.001*EXP(3069.588686*[.A88]-0.0003140791565*1000)*POWER((0.943135751+1579.515969*[.B88]);3/2)" office:value-type="float" office:value="0.131774657189666">
            <text:p>1.317746571897E-01</text:p>
          </table:table-cell>
          <table:table-cell table:formula="of:=1-[.E88]" office:value-type="float" office:value="0.868225342810334">
            <text:p>8.682253428103E-01</text:p>
          </table:table-cell>
          <table:table-cell table:formula="of:=[.F88]/[.E88]" office:value-type="float" office:value="6.58871258955872">
            <text:p>6.588712589559E+00</text:p>
          </table:table-cell>
          <table:table-cell table:formula="of:=22138.0974/0.2*[.E88]" office:value-type="float" office:value="14586.2009785821">
            <text:p>1.458620097858E+04</text:p>
          </table:table-cell>
          <table:table-cell table:formula="of:=[.H88]/2" office:value-type="float" office:value="7293.10048929107">
            <text:p>7.293100489291E+03</text:p>
          </table:table-cell>
          <table:table-cell table:formula="of:=[.H88]/[.E88]" office:value-type="float" office:value="110690.487">
            <text:p>1.106904870000E+05</text:p>
          </table:table-cell>
          <table:table-cell table:formula="of:=[.I88]/[.E88]" office:value-type="float" office:value="55345.2435">
            <text:p>5.534524350000E+04</text:p>
          </table:table-cell>
          <table:table-cell/>
          <table:table-cell table:formula="of:=[.C88]*[.E88]+[.F88]" office:value-type="float" office:value="1.00482664604916">
            <text:p>1.004826646049E+00</text:p>
          </table:table-cell>
          <table:table-cell table:formula="of:=[.D88]*[.E88]+[.F88]" office:value-type="float" office:value="0.995173353950839">
            <text:p>9.951733539508E-01</text:p>
          </table:table-cell>
        </table:table-row>
        <table:table-row table:style-name="ro5">
          <table:table-cell office:value-type="float" office:value="0.00174">
            <text:p>1.740000000000E-003</text:p>
          </table:table-cell>
          <table:table-cell table:formula="of:=EXP(-2046.392457*[.A89]-10.23196229+0.0002093861043*1000)" office:value-type="float" office:value="0.00000126138648018147">
            <text:p>1.261386480181E-006</text:p>
          </table:table-cell>
          <table:table-cell table:formula="of:=1+0.01105400249*SQRT(([.B89])/(0.0000001194208575+0.0002*[.B89]))" office:value-type="float" office:value="1.03588767392793">
            <text:p>1.035887673928E+000</text:p>
          </table:table-cell>
          <table:table-cell table:formula="of:=1-0.01105400249*SQRT(([.B89])/(0.0000001194208575+0.0002*[.B89]))" office:value-type="float" office:value="0.964112326072066">
            <text:p>9.641123260721E-001</text:p>
          </table:table-cell>
          <table:table-cell table:formula="of:=0.001*EXP(3069.588686*[.A89]-0.0003140791565*1000)*POWER((0.943135751+1579.515969*[.B89]);3/2)" office:value-type="float" office:value="0.140099516019463">
            <text:p>1.400995160195E-01</text:p>
          </table:table-cell>
          <table:table-cell table:formula="of:=1-[.E89]" office:value-type="float" office:value="0.859900483980537">
            <text:p>8.599004839805E-01</text:p>
          </table:table-cell>
          <table:table-cell table:formula="of:=[.F89]/[.E89]" office:value-type="float" office:value="6.13778340148638">
            <text:p>6.137783401486E+00</text:p>
          </table:table-cell>
          <table:table-cell table:formula="of:=22138.0974/0.2*[.E89]" office:value-type="float" office:value="15507.6836566587">
            <text:p>1.550768365666E+04</text:p>
          </table:table-cell>
          <table:table-cell table:formula="of:=[.H89]/2" office:value-type="float" office:value="7753.84182832934">
            <text:p>7.753841828329E+03</text:p>
          </table:table-cell>
          <table:table-cell table:formula="of:=[.H89]/[.E89]" office:value-type="float" office:value="110690.487">
            <text:p>1.106904870000E+05</text:p>
          </table:table-cell>
          <table:table-cell table:formula="of:=[.I89]/[.E89]" office:value-type="float" office:value="55345.2435">
            <text:p>5.534524350000E+04</text:p>
          </table:table-cell>
          <table:table-cell/>
          <table:table-cell table:formula="of:=[.C89]*[.E89]+[.F89]" office:value-type="float" office:value="1.00502784574837">
            <text:p>1.005027845748E+00</text:p>
          </table:table-cell>
          <table:table-cell table:formula="of:=[.D89]*[.E89]+[.F89]" office:value-type="float" office:value="0.994972154251632">
            <text:p>9.949721542516E-01</text:p>
          </table:table-cell>
        </table:table-row>
        <table:table-row table:style-name="ro5">
          <table:table-cell office:value-type="float" office:value="0.00176">
            <text:p>1.760000000000E-003</text:p>
          </table:table-cell>
          <table:table-cell table:formula="of:=EXP(-2046.392457*[.A90]-10.23196229+0.0002093861043*1000)" office:value-type="float" office:value="0.00000121080284511557">
            <text:p>1.210802845116E-006</text:p>
          </table:table-cell>
          <table:table-cell table:formula="of:=1+0.01105400249*SQRT(([.B90])/(0.0000001194208575+0.0002*[.B90]))" office:value-type="float" office:value="1.03516222093306">
            <text:p>1.035162220933E+000</text:p>
          </table:table-cell>
          <table:table-cell table:formula="of:=1-0.01105400249*SQRT(([.B90])/(0.0000001194208575+0.0002*[.B90]))" office:value-type="float" office:value="0.96483777906694">
            <text:p>9.648377790669E-001</text:p>
          </table:table-cell>
          <table:table-cell table:formula="of:=0.001*EXP(3069.588686*[.A90]-0.0003140791565*1000)*POWER((0.943135751+1579.515969*[.B90]);3/2)" office:value-type="float" office:value="0.148951084883213">
            <text:p>1.489510848832E-01</text:p>
          </table:table-cell>
          <table:table-cell table:formula="of:=1-[.E90]" office:value-type="float" office:value="0.851048915116787">
            <text:p>8.510489151168E-01</text:p>
          </table:table-cell>
          <table:table-cell table:formula="of:=[.F90]/[.E90]" office:value-type="float" office:value="5.71361340391755">
            <text:p>5.713613403918E+00</text:p>
          </table:table-cell>
          <table:table-cell table:formula="of:=22138.0974/0.2*[.E90]" office:value-type="float" office:value="16487.4681249012">
            <text:p>1.648746812490E+04</text:p>
          </table:table-cell>
          <table:table-cell table:formula="of:=[.H90]/2" office:value-type="float" office:value="8243.73406245059">
            <text:p>8.243734062451E+03</text:p>
          </table:table-cell>
          <table:table-cell table:formula="of:=[.H90]/[.E90]" office:value-type="float" office:value="110690.487">
            <text:p>1.106904870000E+05</text:p>
          </table:table-cell>
          <table:table-cell table:formula="of:=[.I90]/[.E90]" office:value-type="float" office:value="55345.2435">
            <text:p>5.534524350000E+04</text:p>
          </table:table-cell>
          <table:table-cell/>
          <table:table-cell table:formula="of:=[.C90]*[.E90]+[.F90]" office:value-type="float" office:value="1.00523745095488">
            <text:p>1.005237450955E+00</text:p>
          </table:table-cell>
          <table:table-cell table:formula="of:=[.D90]*[.E90]+[.F90]" office:value-type="float" office:value="0.994762549045118">
            <text:p>9.947625490451E-01</text:p>
          </table:table-cell>
        </table:table-row>
        <table:table-row table:style-name="ro5">
          <table:table-cell office:value-type="float" office:value="0.00178">
            <text:p>1.780000000000E-003</text:p>
          </table:table-cell>
          <table:table-cell table:formula="of:=EXP(-2046.392457*[.A91]-10.23196229+0.0002093861043*1000)" office:value-type="float" office:value="0.00000116224769551125">
            <text:p>1.162247695511E-006</text:p>
          </table:table-cell>
          <table:table-cell table:formula="of:=1+0.01105400249*SQRT(([.B91])/(0.0000001194208575+0.0002*[.B91]))" office:value-type="float" office:value="1.03445137435778">
            <text:p>1.034451374358E+000</text:p>
          </table:table-cell>
          <table:table-cell table:formula="of:=1-0.01105400249*SQRT(([.B91])/(0.0000001194208575+0.0002*[.B91]))" office:value-type="float" office:value="0.965548625642223">
            <text:p>9.655486256422E-001</text:p>
          </table:table-cell>
          <table:table-cell table:formula="of:=0.001*EXP(3069.588686*[.A91]-0.0003140791565*1000)*POWER((0.943135751+1579.515969*[.B91]);3/2)" office:value-type="float" office:value="0.158362704732817">
            <text:p>1.583627047328E-01</text:p>
          </table:table-cell>
          <table:table-cell table:formula="of:=1-[.E91]" office:value-type="float" office:value="0.841637295267183">
            <text:p>8.416372952672E-01</text:p>
          </table:table-cell>
          <table:table-cell table:formula="of:=[.F91]/[.E91]" office:value-type="float" office:value="5.31461808944953">
            <text:p>5.314618089450E+00</text:p>
          </table:table-cell>
          <table:table-cell table:formula="of:=22138.0974/0.2*[.E91]" office:value-type="float" office:value="17529.2449095127">
            <text:p>1.752924490951E+04</text:p>
          </table:table-cell>
          <table:table-cell table:formula="of:=[.H91]/2" office:value-type="float" office:value="8764.62245475635">
            <text:p>8.764622454756E+03</text:p>
          </table:table-cell>
          <table:table-cell table:formula="of:=[.H91]/[.E91]" office:value-type="float" office:value="110690.487">
            <text:p>1.106904870000E+05</text:p>
          </table:table-cell>
          <table:table-cell table:formula="of:=[.I91]/[.E91]" office:value-type="float" office:value="55345.2435">
            <text:p>5.534524350000E+04</text:p>
          </table:table-cell>
          <table:table-cell/>
          <table:table-cell table:formula="of:=[.C91]*[.E91]+[.F91]" office:value-type="float" office:value="1.00545581282506">
            <text:p>1.005455812825E+00</text:p>
          </table:table-cell>
          <table:table-cell table:formula="of:=[.D91]*[.E91]+[.F91]" office:value-type="float" office:value="0.99454418717494">
            <text:p>9.945441871749E-01</text:p>
          </table:table-cell>
        </table:table-row>
        <table:table-row table:style-name="ro5">
          <table:table-cell office:value-type="float" office:value="0.0018">
            <text:p>1.800000000000E-003</text:p>
          </table:table-cell>
          <table:table-cell table:formula="of:=EXP(-2046.392457*[.A92]-10.23196229+0.0002093861043*1000)" office:value-type="float" office:value="0.00000111563968582538">
            <text:p>1.115639685825E-006</text:p>
          </table:table-cell>
          <table:table-cell table:formula="of:=1+0.01105400249*SQRT(([.B92])/(0.0000001194208575+0.0002*[.B92]))" office:value-type="float" office:value="1.03375484357762">
            <text:p>1.033754843578E+000</text:p>
          </table:table-cell>
          <table:table-cell table:formula="of:=1-0.01105400249*SQRT(([.B92])/(0.0000001194208575+0.0002*[.B92]))" office:value-type="float" office:value="0.966245156422376">
            <text:p>9.662451564224E-001</text:p>
          </table:table-cell>
          <table:table-cell table:formula="of:=0.001*EXP(3069.588686*[.A92]-0.0003140791565*1000)*POWER((0.943135751+1579.515969*[.B92]);3/2)" office:value-type="float" office:value="0.168369827353049">
            <text:p>1.683698273531E-01</text:p>
          </table:table-cell>
          <table:table-cell table:formula="of:=1-[.E92]" office:value-type="float" office:value="0.831630172646951">
            <text:p>8.316301726470E-01</text:p>
          </table:table-cell>
          <table:table-cell table:formula="of:=[.F92]/[.E92]" office:value-type="float" office:value="4.93930644059599">
            <text:p>4.939306440596E+00</text:p>
          </table:table-cell>
          <table:table-cell table:formula="of:=22138.0974/0.2*[.E92]" office:value-type="float" office:value="18636.9381858149">
            <text:p>1.863693818582E+04</text:p>
          </table:table-cell>
          <table:table-cell table:formula="of:=[.H92]/2" office:value-type="float" office:value="9318.46909290747">
            <text:p>9.318469092907E+03</text:p>
          </table:table-cell>
          <table:table-cell table:formula="of:=[.H92]/[.E92]" office:value-type="float" office:value="110690.487">
            <text:p>1.106904870000E+05</text:p>
          </table:table-cell>
          <table:table-cell table:formula="of:=[.I92]/[.E92]" office:value-type="float" office:value="55345.2435">
            <text:p>5.534524350000E+04</text:p>
          </table:table-cell>
          <table:table-cell/>
          <table:table-cell table:formula="of:=[.C92]*[.E92]+[.F92]" office:value-type="float" office:value="1.00568329718549">
            <text:p>1.005683297186E+00</text:p>
          </table:table-cell>
          <table:table-cell table:formula="of:=[.D92]*[.E92]+[.F92]" office:value-type="float" office:value="0.994316702814506">
            <text:p>9.943167028145E-01</text:p>
          </table:table-cell>
        </table:table-row>
        <table:table-row table:style-name="ro5">
          <table:table-cell office:value-type="float" office:value="0.00182">
            <text:p>1.820000000000E-003</text:p>
          </table:table-cell>
          <table:table-cell table:formula="of:=EXP(-2046.392457*[.A93]-10.23196229+0.0002093861043*1000)" office:value-type="float" office:value="0.00000107090073260249">
            <text:p>1.070900732603E-006</text:p>
          </table:table-cell>
          <table:table-cell table:formula="of:=1+0.01105400249*SQRT(([.B93])/(0.0000001194208575+0.0002*[.B93]))" office:value-type="float" office:value="1.03307234354449">
            <text:p>1.033072343544E+000</text:p>
          </table:table-cell>
          <table:table-cell table:formula="of:=1-0.01105400249*SQRT(([.B93])/(0.0000001194208575+0.0002*[.B93]))" office:value-type="float" office:value="0.966927656455514">
            <text:p>9.669276564555E-001</text:p>
          </table:table-cell>
          <table:table-cell table:formula="of:=0.001*EXP(3069.588686*[.A93]-0.0003140791565*1000)*POWER((0.943135751+1579.515969*[.B93]);3/2)" office:value-type="float" office:value="0.179010149006431">
            <text:p>1.790101490064E-01</text:p>
          </table:table-cell>
          <table:table-cell table:formula="of:=1-[.E93]" office:value-type="float" office:value="0.820989850993569">
            <text:p>8.209898509936E-01</text:p>
          </table:table-cell>
          <table:table-cell table:formula="of:=[.F93]/[.E93]" office:value-type="float" office:value="4.58627544611494">
            <text:p>4.586275446115E+00</text:p>
          </table:table-cell>
          <table:table-cell table:formula="of:=22138.0974/0.2*[.E93]" office:value-type="float" office:value="19814.7205714644">
            <text:p>1.981472057146E+04</text:p>
          </table:table-cell>
          <table:table-cell table:formula="of:=[.H93]/2" office:value-type="float" office:value="9907.36028573218">
            <text:p>9.907360285732E+03</text:p>
          </table:table-cell>
          <table:table-cell table:formula="of:=[.H93]/[.E93]" office:value-type="float" office:value="110690.487">
            <text:p>1.106904870000E+05</text:p>
          </table:table-cell>
          <table:table-cell table:formula="of:=[.I93]/[.E93]" office:value-type="float" office:value="55345.2435">
            <text:p>5.534524350000E+04</text:p>
          </table:table-cell>
          <table:table-cell/>
          <table:table-cell table:formula="of:=[.C93]*[.E93]+[.F93]" office:value-type="float" office:value="1.00592028514589">
            <text:p>1.005920285146E+00</text:p>
          </table:table-cell>
          <table:table-cell table:formula="of:=[.D93]*[.E93]+[.F93]" office:value-type="float" office:value="0.99407971485411">
            <text:p>9.940797148541E-01</text:p>
          </table:table-cell>
        </table:table-row>
        <table:table-row table:style-name="ro5">
          <table:table-cell office:value-type="float" office:value="0.00184">
            <text:p>1.840000000000E-003</text:p>
          </table:table-cell>
          <table:table-cell table:formula="of:=EXP(-2046.392457*[.A94]-10.23196229+0.0002093861043*1000)" office:value-type="float" office:value="0.00000102795588365978">
            <text:p>1.027955883660E-006</text:p>
          </table:table-cell>
          <table:table-cell table:formula="of:=1+0.01105400249*SQRT(([.B94])/(0.0000001194208575+0.0002*[.B94]))" office:value-type="float" office:value="1.03240359469197">
            <text:p>1.032403594692E+000</text:p>
          </table:table-cell>
          <table:table-cell table:formula="of:=1-0.01105400249*SQRT(([.B94])/(0.0000001194208575+0.0002*[.B94]))" office:value-type="float" office:value="0.967596405308033">
            <text:p>9.675964053080E-001</text:p>
          </table:table-cell>
          <table:table-cell table:formula="of:=0.001*EXP(3069.588686*[.A94]-0.0003140791565*1000)*POWER((0.943135751+1579.515969*[.B94]);3/2)" office:value-type="float" office:value="0.190323752539807">
            <text:p>1.903237525398E-01</text:p>
          </table:table-cell>
          <table:table-cell table:formula="of:=1-[.E94]" office:value-type="float" office:value="0.809676247460193">
            <text:p>8.096762474602E-01</text:p>
          </table:table-cell>
          <table:table-cell table:formula="of:=[.F94]/[.E94]" office:value-type="float" office:value="4.25420493582822">
            <text:p>4.254204935828E+00</text:p>
          </table:table-cell>
          <table:table-cell table:formula="of:=22138.0974/0.2*[.E94]" office:value-type="float" office:value="21067.0288562987">
            <text:p>2.106702885630E+04</text:p>
          </table:table-cell>
          <table:table-cell table:formula="of:=[.H94]/2" office:value-type="float" office:value="10533.5144281493">
            <text:p>1.053351442815E+04</text:p>
          </table:table-cell>
          <table:table-cell table:formula="of:=[.H94]/[.E94]" office:value-type="float" office:value="110690.487">
            <text:p>1.106904870000E+05</text:p>
          </table:table-cell>
          <table:table-cell table:formula="of:=[.I94]/[.E94]" office:value-type="float" office:value="55345.2435">
            <text:p>5.534524350000E+04</text:p>
          </table:table-cell>
          <table:table-cell/>
          <table:table-cell table:formula="of:=[.C94]*[.E94]+[.F94]" office:value-type="float" office:value="1.00616717373755">
            <text:p>1.006167173738E+00</text:p>
          </table:table-cell>
          <table:table-cell table:formula="of:=[.D94]*[.E94]+[.F94]" office:value-type="float" office:value="0.993832826262446">
            <text:p>9.938328262624E-01</text:p>
          </table:table-cell>
        </table:table-row>
        <table:table-row table:style-name="ro5">
          <table:table-cell office:value-type="float" office:value="0.00186">
            <text:p>1.860000000000E-003</text:p>
          </table:table-cell>
          <table:table-cell table:formula="of:=EXP(-2046.392457*[.A95]-10.23196229+0.0002093861043*1000)" office:value-type="float" office:value="0.000000986733192518043">
            <text:p>9.867331925180E-007</text:p>
          </table:table-cell>
          <table:table-cell table:formula="of:=1+0.01105400249*SQRT(([.B95])/(0.0000001194208575+0.0002*[.B95]))" office:value-type="float" office:value="1.03174832284161">
            <text:p>1.031748322842E+000</text:p>
          </table:table-cell>
          <table:table-cell table:formula="of:=1-0.01105400249*SQRT(([.B95])/(0.0000001194208575+0.0002*[.B95]))" office:value-type="float" office:value="0.968251677158391">
            <text:p>9.682516771584E-001</text:p>
          </table:table-cell>
          <table:table-cell table:formula="of:=0.001*EXP(3069.588686*[.A95]-0.0003140791565*1000)*POWER((0.943135751+1579.515969*[.B95]);3/2)" office:value-type="float" office:value="0.202353258488397">
            <text:p>2.023532584884E-01</text:p>
          </table:table-cell>
          <table:table-cell table:formula="of:=1-[.E95]" office:value-type="float" office:value="0.797646741511603">
            <text:p>7.976467415116E-01</text:p>
          </table:table-cell>
          <table:table-cell table:formula="of:=[.F95]/[.E95]" office:value-type="float" office:value="3.94185271574138">
            <text:p>3.941852715741E+00</text:p>
          </table:table-cell>
          <table:table-cell table:formula="of:=22138.0974/0.2*[.E95]" office:value-type="float" office:value="22398.5807281175">
            <text:p>2.239858072812E+04</text:p>
          </table:table-cell>
          <table:table-cell table:formula="of:=[.H95]/2" office:value-type="float" office:value="11199.2903640588">
            <text:p>1.119929036406E+04</text:p>
          </table:table-cell>
          <table:table-cell table:formula="of:=[.H95]/[.E95]" office:value-type="float" office:value="110690.487">
            <text:p>1.106904870000E+05</text:p>
          </table:table-cell>
          <table:table-cell table:formula="of:=[.I95]/[.E95]" office:value-type="float" office:value="55345.2435">
            <text:p>5.534524350000E+04</text:p>
          </table:table-cell>
          <table:table-cell/>
          <table:table-cell table:formula="of:=[.C95]*[.E95]+[.F95]" office:value-type="float" office:value="1.00642437657854">
            <text:p>1.006424376579E+00</text:p>
          </table:table-cell>
          <table:table-cell table:formula="of:=[.D95]*[.E95]+[.F95]" office:value-type="float" office:value="0.993575623421459">
            <text:p>9.935756234215E-01</text:p>
          </table:table-cell>
        </table:table-row>
        <table:table-row table:style-name="ro5">
          <table:table-cell office:value-type="float" office:value="0.00188">
            <text:p>1.880000000000E-003</text:p>
          </table:table-cell>
          <table:table-cell table:formula="of:=EXP(-2046.392457*[.A96]-10.23196229+0.0002093861043*1000)" office:value-type="float" office:value="0.000000947163597868065">
            <text:p>9.471635978681E-007</text:p>
          </table:table-cell>
          <table:table-cell table:formula="of:=1+0.01105400249*SQRT(([.B96])/(0.0000001194208575+0.0002*[.B96]))" office:value-type="float" office:value="1.03110625911">
            <text:p>1.031106259110E+000</text:p>
          </table:table-cell>
          <table:table-cell table:formula="of:=1-0.01105400249*SQRT(([.B96])/(0.0000001194208575+0.0002*[.B96]))" office:value-type="float" office:value="0.968893740890003">
            <text:p>9.688937408900E-001</text:p>
          </table:table-cell>
          <table:table-cell table:formula="of:=0.001*EXP(3069.588686*[.A96]-0.0003140791565*1000)*POWER((0.943135751+1579.515969*[.B96]);3/2)" office:value-type="float" office:value="0.215143985746981">
            <text:p>2.151439857470E-01</text:p>
          </table:table-cell>
          <table:table-cell table:formula="of:=1-[.E96]" office:value-type="float" office:value="0.784856014253019">
            <text:p>7.848560142530E-01</text:p>
          </table:table-cell>
          <table:table-cell table:formula="of:=[.F96]/[.E96]" office:value-type="float" office:value="3.64804998628241">
            <text:p>3.648049986282E+00</text:p>
          </table:table-cell>
          <table:table-cell table:formula="of:=22138.0974/0.2*[.E96]" office:value-type="float" office:value="23814.3925574544">
            <text:p>2.381439255745E+04</text:p>
          </table:table-cell>
          <table:table-cell table:formula="of:=[.H96]/2" office:value-type="float" office:value="11907.1962787272">
            <text:p>1.190719627873E+04</text:p>
          </table:table-cell>
          <table:table-cell table:formula="of:=[.H96]/[.E96]" office:value-type="float" office:value="110690.487">
            <text:p>1.106904870000E+05</text:p>
          </table:table-cell>
          <table:table-cell table:formula="of:=[.I96]/[.E96]" office:value-type="float" office:value="55345.2435">
            <text:p>5.534524350000E+04</text:p>
          </table:table-cell>
          <table:table-cell/>
          <table:table-cell table:formula="of:=[.C96]*[.E96]+[.F96]" office:value-type="float" office:value="1.0066923245666">
            <text:p>1.006692324567E+00</text:p>
          </table:table-cell>
          <table:table-cell table:formula="of:=[.D96]*[.E96]+[.F96]" office:value-type="float" office:value="0.993307675433397">
            <text:p>9.933076754334E-01</text:p>
          </table:table-cell>
        </table:table-row>
        <table:table-row table:style-name="ro5">
          <table:table-cell office:value-type="float" office:value="0.0019">
            <text:p>1.900000000000E-003</text:p>
          </table:table-cell>
          <table:table-cell table:formula="of:=EXP(-2046.392457*[.A97]-10.23196229+0.0002093861043*1000)" office:value-type="float" office:value="0.000000909180807870691">
            <text:p>9.091808078707E-007</text:p>
          </table:table-cell>
          <table:table-cell table:formula="of:=1+0.01105400249*SQRT(([.B97])/(0.0000001194208575+0.0002*[.B97]))" office:value-type="float" office:value="1.03047713981679">
            <text:p>1.030477139817E+000</text:p>
          </table:table-cell>
          <table:table-cell table:formula="of:=1-0.01105400249*SQRT(([.B97])/(0.0000001194208575+0.0002*[.B97]))" office:value-type="float" office:value="0.969522860183207">
            <text:p>9.695228601832E-001</text:p>
          </table:table-cell>
          <table:table-cell table:formula="of:=0.001*EXP(3069.588686*[.A97]-0.0003140791565*1000)*POWER((0.943135751+1579.515969*[.B97]);3/2)" office:value-type="float" office:value="0.228744122413982">
            <text:p>2.287441224140E-01</text:p>
          </table:table-cell>
          <table:table-cell table:formula="of:=1-[.E97]" office:value-type="float" office:value="0.771255877586018">
            <text:p>7.712558775860E-01</text:p>
          </table:table-cell>
          <table:table-cell table:formula="of:=[.F97]/[.E97]" office:value-type="float" office:value="3.3716970274331">
            <text:p>3.371697027433E+00</text:p>
          </table:table-cell>
          <table:table-cell table:formula="of:=22138.0974/0.2*[.E97]" office:value-type="float" office:value="25319.7983083913">
            <text:p>2.531979830839E+04</text:p>
          </table:table-cell>
          <table:table-cell table:formula="of:=[.H97]/2" office:value-type="float" office:value="12659.8991541957">
            <text:p>1.265989915420E+04</text:p>
          </table:table-cell>
          <table:table-cell table:formula="of:=[.H97]/[.E97]" office:value-type="float" office:value="110690.487">
            <text:p>1.106904870000E+05</text:p>
          </table:table-cell>
          <table:table-cell table:formula="of:=[.I97]/[.E97]" office:value-type="float" office:value="55345.2435">
            <text:p>5.534524350000E+04</text:p>
          </table:table-cell>
          <table:table-cell/>
          <table:table-cell table:formula="of:=[.C97]*[.E97]+[.F97]" office:value-type="float" office:value="1.00697146660108">
            <text:p>1.006971466601E+00</text:p>
          </table:table-cell>
          <table:table-cell table:formula="of:=[.D97]*[.E97]+[.F97]" office:value-type="float" office:value="0.99302853339892">
            <text:p>9.930285333989E-01</text:p>
          </table:table-cell>
        </table:table-row>
        <table:table-row table:style-name="ro5">
          <table:table-cell office:value-type="float" office:value="0.00192">
            <text:p>1.920000000000E-003</text:p>
          </table:table-cell>
          <table:table-cell table:formula="of:=EXP(-2046.392457*[.A98]-10.23196229+0.0002093861043*1000)" office:value-type="float" office:value="0.000000872721189096567">
            <text:p>8.727211890966E-007</text:p>
          </table:table-cell>
          <table:table-cell table:formula="of:=1+0.01105400249*SQRT(([.B98])/(0.0000001194208575+0.0002*[.B98]))" office:value-type="float" office:value="1.02986070639373">
            <text:p>1.029860706394E+000</text:p>
          </table:table-cell>
          <table:table-cell table:formula="of:=1-0.01105400249*SQRT(([.B98])/(0.0000001194208575+0.0002*[.B98]))" office:value-type="float" office:value="0.970139293606273">
            <text:p>9.701392936063E-001</text:p>
          </table:table-cell>
          <table:table-cell table:formula="of:=0.001*EXP(3069.588686*[.A98]-0.0003140791565*1000)*POWER((0.943135751+1579.515969*[.B98]);3/2)" office:value-type="float" office:value="0.243204907452524">
            <text:p>2.432049074525E-01</text:p>
          </table:table-cell>
          <table:table-cell table:formula="of:=1-[.E98]" office:value-type="float" office:value="0.756795092547476">
            <text:p>7.567950925475E-01</text:p>
          </table:table-cell>
          <table:table-cell table:formula="of:=[.F98]/[.E98]" office:value-type="float" office:value="3.11175913543278">
            <text:p>3.111759135433E+00</text:p>
          </table:table-cell>
          <table:table-cell table:formula="of:=22138.0974/0.2*[.E98]" office:value-type="float" office:value="26920.4696467098">
            <text:p>2.692046964671E+04</text:p>
          </table:table-cell>
          <table:table-cell table:formula="of:=[.H98]/2" office:value-type="float" office:value="13460.2348233549">
            <text:p>1.346023482335E+04</text:p>
          </table:table-cell>
          <table:table-cell table:formula="of:=[.H98]/[.E98]" office:value-type="float" office:value="110690.487">
            <text:p>1.106904870000E+05</text:p>
          </table:table-cell>
          <table:table-cell table:formula="of:=[.I98]/[.E98]" office:value-type="float" office:value="55345.2435">
            <text:p>5.534524350000E+04</text:p>
          </table:table-cell>
          <table:table-cell/>
          <table:table-cell table:formula="of:=[.C98]*[.E98]+[.F98]" office:value-type="float" office:value="1.00726227033495">
            <text:p>1.007262270335E+00</text:p>
          </table:table-cell>
          <table:table-cell table:formula="of:=[.D98]*[.E98]+[.F98]" office:value-type="float" office:value="0.992737729665046">
            <text:p>9.927377296650E-01</text:p>
          </table:table-cell>
        </table:table-row>
        <table:table-row table:style-name="ro5">
          <table:table-cell office:value-type="float" office:value="0.00194">
            <text:p>1.940000000000E-003</text:p>
          </table:table-cell>
          <table:table-cell table:formula="of:=EXP(-2046.392457*[.A99]-10.23196229+0.0002093861043*1000)" office:value-type="float" office:value="0.000000837723659919636">
            <text:p>8.377236599196E-007</text:p>
          </table:table-cell>
          <table:table-cell table:formula="of:=1+0.01105400249*SQRT(([.B99])/(0.0000001194208575+0.0002*[.B99]))" office:value-type="float" office:value="1.0292567052946">
            <text:p>1.029256705295E+000</text:p>
          </table:table-cell>
          <table:table-cell table:formula="of:=1-0.01105400249*SQRT(([.B99])/(0.0000001194208575+0.0002*[.B99]))" office:value-type="float" office:value="0.970743294705405">
            <text:p>9.707432947054E-001</text:p>
          </table:table-cell>
          <table:table-cell table:formula="of:=0.001*EXP(3069.588686*[.A99]-0.0003140791565*1000)*POWER((0.943135751+1579.515969*[.B99]);3/2)" office:value-type="float" office:value="0.258580823853368">
            <text:p>2.585808238534E-01</text:p>
          </table:table-cell>
          <table:table-cell table:formula="of:=1-[.E99]" office:value-type="float" office:value="0.741419176146632">
            <text:p>7.414191761466E-01</text:p>
          </table:table-cell>
          <table:table-cell table:formula="of:=[.F99]/[.E99]" office:value-type="float" office:value="2.86726279659107">
            <text:p>2.867262796591E+00</text:p>
          </table:table-cell>
          <table:table-cell table:formula="of:=22138.0974/0.2*[.E99]" office:value-type="float" office:value="28622.4373211905">
            <text:p>2.862243732119E+04</text:p>
          </table:table-cell>
          <table:table-cell table:formula="of:=[.H99]/2" office:value-type="float" office:value="14311.2186605953">
            <text:p>1.431121866060E+04</text:p>
          </table:table-cell>
          <table:table-cell table:formula="of:=[.H99]/[.E99]" office:value-type="float" office:value="110690.487">
            <text:p>1.106904870000E+05</text:p>
          </table:table-cell>
          <table:table-cell table:formula="of:=[.I99]/[.E99]" office:value-type="float" office:value="55345.2435">
            <text:p>5.534524350000E+04</text:p>
          </table:table-cell>
          <table:table-cell/>
          <table:table-cell table:formula="of:=[.C99]*[.E99]+[.F99]" office:value-type="float" office:value="1.00756522295831">
            <text:p>1.007565222958E+00</text:p>
          </table:table-cell>
          <table:table-cell table:formula="of:=[.D99]*[.E99]+[.F99]" office:value-type="float" office:value="0.992434777041688">
            <text:p>9.924347770417E-01</text:p>
          </table:table-cell>
        </table:table-row>
        <table:table-row table:style-name="ro5">
          <table:table-cell office:value-type="float" office:value="0.00196">
            <text:p>1.960000000000E-003</text:p>
          </table:table-cell>
          <table:table-cell table:formula="of:=EXP(-2046.392457*[.A100]-10.23196229+0.0002093861043*1000)" office:value-type="float" office:value="0.000000804129588185691">
            <text:p>8.041295881857E-007</text:p>
          </table:table-cell>
          <table:table-cell table:formula="of:=1+0.01105400249*SQRT(([.B100])/(0.0000001194208575+0.0002*[.B100]))" office:value-type="float" office:value="1.02866488790627">
            <text:p>1.028664887906E+000</text:p>
          </table:table-cell>
          <table:table-cell table:formula="of:=1-0.01105400249*SQRT(([.B100])/(0.0000001194208575+0.0002*[.B100]))" office:value-type="float" office:value="0.971335112093728">
            <text:p>9.713351120937E-001</text:p>
          </table:table-cell>
          <table:table-cell table:formula="of:=0.001*EXP(3069.588686*[.A100]-0.0003140791565*1000)*POWER((0.943135751+1579.515969*[.B100]);3/2)" office:value-type="float" office:value="0.274929804027958">
            <text:p>2.749298040280E-01</text:p>
          </table:table-cell>
          <table:table-cell table:formula="of:=1-[.E100]" office:value-type="float" office:value="0.725070195972042">
            <text:p>7.250701959720E-01</text:p>
          </table:table-cell>
          <table:table-cell table:formula="of:=[.F100]/[.E100]" office:value-type="float" office:value="2.6372920845581">
            <text:p>2.637292084558E+00</text:p>
          </table:table-cell>
          <table:table-cell table:formula="of:=22138.0974/0.2*[.E100]" office:value-type="float" office:value="30432.1138986692">
            <text:p>3.043211389867E+04</text:p>
          </table:table-cell>
          <table:table-cell table:formula="of:=[.H100]/2" office:value-type="float" office:value="15216.0569493346">
            <text:p>1.521605694933E+04</text:p>
          </table:table-cell>
          <table:table-cell table:formula="of:=[.H100]/[.E100]" office:value-type="float" office:value="110690.487">
            <text:p>1.106904870000E+05</text:p>
          </table:table-cell>
          <table:table-cell table:formula="of:=[.I100]/[.E100]" office:value-type="float" office:value="55345.2435">
            <text:p>5.534524350000E+04</text:p>
          </table:table-cell>
          <table:table-cell/>
          <table:table-cell table:formula="of:=[.C100]*[.E100]+[.F100]" office:value-type="float" office:value="1.00788083201455">
            <text:p>1.007880832015E+00</text:p>
          </table:table-cell>
          <table:table-cell table:formula="of:=[.D100]*[.E100]+[.F100]" office:value-type="float" office:value="0.992119167985445">
            <text:p>9.921191679854E-01</text:p>
          </table:table-cell>
        </table:table-row>
        <table:table-row table:style-name="ro5">
          <table:table-cell office:value-type="float" office:value="0.00198">
            <text:p>1.980000000000E-003</text:p>
          </table:table-cell>
          <table:table-cell table:formula="of:=EXP(-2046.392457*[.A101]-10.23196229+0.0002093861043*1000)" office:value-type="float" office:value="0.000000771882692984608">
            <text:p>7.718826929846E-007</text:p>
          </table:table-cell>
          <table:table-cell table:formula="of:=1+0.01105400249*SQRT(([.B101])/(0.0000001194208575+0.0002*[.B101]))" office:value-type="float" office:value="1.02808501046078">
            <text:p>1.028085010461E+000</text:p>
          </table:table-cell>
          <table:table-cell table:formula="of:=1-0.01105400249*SQRT(([.B101])/(0.0000001194208575+0.0002*[.B101]))" office:value-type="float" office:value="0.971914989539216">
            <text:p>9.719149895392E-001</text:p>
          </table:table-cell>
          <table:table-cell table:formula="of:=0.001*EXP(3069.588686*[.A101]-0.0003140791565*1000)*POWER((0.943135751+1579.515969*[.B101]);3/2)" office:value-type="float" office:value="0.292313448205924">
            <text:p>2.923134482059E-01</text:p>
          </table:table-cell>
          <table:table-cell table:formula="of:=1-[.E101]" office:value-type="float" office:value="0.707686551794076">
            <text:p>7.076865517941E-01</text:p>
          </table:table-cell>
          <table:table-cell table:formula="of:=[.F101]/[.E101]" office:value-type="float" office:value="2.42098526816849">
            <text:p>2.420985268169E+00</text:p>
          </table:table-cell>
          <table:table-cell table:formula="of:=22138.0974/0.2*[.E101]" office:value-type="float" office:value="32356.317938563">
            <text:p>3.235631793856E+04</text:p>
          </table:table-cell>
          <table:table-cell table:formula="of:=[.H101]/2" office:value-type="float" office:value="16178.1589692815">
            <text:p>1.617815896928E+04</text:p>
          </table:table-cell>
          <table:table-cell table:formula="of:=[.H101]/[.E101]" office:value-type="float" office:value="110690.487">
            <text:p>1.106904870000E+05</text:p>
          </table:table-cell>
          <table:table-cell table:formula="of:=[.I101]/[.E101]" office:value-type="float" office:value="55345.2435">
            <text:p>5.534524350000E+04</text:p>
          </table:table-cell>
          <table:table-cell/>
          <table:table-cell table:formula="of:=[.C101]*[.E101]+[.F101]" office:value-type="float" office:value="1.00820962625069">
            <text:p>1.008209626251E+00</text:p>
          </table:table-cell>
          <table:table-cell table:formula="of:=[.D101]*[.E101]+[.F101]" office:value-type="float" office:value="0.991790373749308">
            <text:p>9.917903737493E-01</text:p>
          </table:table-cell>
        </table:table-row>
        <table:table-row table:style-name="ro5">
          <table:table-cell office:value-type="float" office:value="0.002">
            <text:p>2.000000000000E-003</text:p>
          </table:table-cell>
          <table:table-cell table:formula="of:=EXP(-2046.392457*[.A102]-10.23196229+0.0002093861043*1000)" office:value-type="float" office:value="0.000000740928950361649">
            <text:p>7.409289503617E-007</text:p>
          </table:table-cell>
          <table:table-cell table:formula="of:=1+0.01105400249*SQRT(([.B102])/(0.0000001194208575+0.0002*[.B102]))" office:value-type="float" office:value="1.02751683394846">
            <text:p>1.027516833948E+000</text:p>
          </table:table-cell>
          <table:table-cell table:formula="of:=1-0.01105400249*SQRT(([.B102])/(0.0000001194208575+0.0002*[.B102]))" office:value-type="float" office:value="0.972483166051544">
            <text:p>9.724831660515E-001</text:p>
          </table:table-cell>
          <table:table-cell table:formula="of:=0.001*EXP(3069.588686*[.A102]-0.0003140791565*1000)*POWER((0.943135751+1579.515969*[.B102]);3/2)" office:value-type="float" office:value="0.310797256660445">
            <text:p>3.107972566604E-01</text:p>
          </table:table-cell>
          <table:table-cell table:formula="of:=1-[.E102]" office:value-type="float" office:value="0.689202743339555">
            <text:p>6.892027433396E-01</text:p>
          </table:table-cell>
          <table:table-cell table:formula="of:=[.F102]/[.E102]" office:value-type="float" office:value="2.21753161770192">
            <text:p>2.217531617702E+00</text:p>
          </table:table-cell>
          <table:table-cell table:formula="of:=22138.0974/0.2*[.E102]" office:value-type="float" office:value="34402.2996980086">
            <text:p>3.440229969801E+04</text:p>
          </table:table-cell>
          <table:table-cell table:formula="of:=[.H102]/2" office:value-type="float" office:value="17201.1498490043">
            <text:p>1.720114984900E+04</text:p>
          </table:table-cell>
          <table:table-cell table:formula="of:=[.H102]/[.E102]" office:value-type="float" office:value="110690.487">
            <text:p>1.106904870000E+05</text:p>
          </table:table-cell>
          <table:table-cell table:formula="of:=[.I102]/[.E102]" office:value-type="float" office:value="55345.2435">
            <text:p>5.534524350000E+04</text:p>
          </table:table-cell>
          <table:table-cell/>
          <table:table-cell table:formula="of:=[.C102]*[.E102]+[.F102]" office:value-type="float" office:value="1.00855215650316">
            <text:p>1.008552156503E+00</text:p>
          </table:table-cell>
          <table:table-cell table:formula="of:=[.D102]*[.E102]+[.F102]" office:value-type="float" office:value="0.991447843496839">
            <text:p>9.914478434968E-01</text:p>
          </table:table-cell>
        </table:table-row>
        <table:table-row table:style-name="ro5">
          <table:table-cell table:style-name="Default"/>
          <table:table-cell table:style-name="ce4"/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5">
          <table:table-cell table:style-name="Default" table:number-columns-repeated="2"/>
          <table:table-cell table:style-name="ce4" table:formula="of:=SUM([.C2:.C102])*0.2*0.0003" office:value-type="float" office:value="0.00660364215232469">
            <text:p>6.603642152325E-03</text:p>
          </table:table-cell>
          <table:table-cell table:style-name="ce4" table:formula="of:=SUM([.D2:.D102])*0.2*0.0003" office:value-type="float" office:value="0.00551635784767531">
            <text:p>5.516357847675E-03</text:p>
          </table:table-cell>
          <table:table-cell table:formula="of:=SUM([.E2:.E102])*0.2*0.0003" office:value-type="float" office:value="0.000313452084380052">
            <text:p>3.134520843801E-04</text:p>
          </table:table-cell>
          <table:table-cell table:style-name="Default" table:number-columns-repeated="6"/>
          <table:table-cell/>
          <table:table-cell table:formula="of:=SUM([.M2:.M102])" office:value-type="float" office:value="101.210655415576">
            <text:p>1.012106554156E+02</text:p>
          </table:table-cell>
          <table:table-cell table:formula="of:=SUM([.N2:.N102])" office:value-type="float" office:value="100.789344584424">
            <text:p>1.007893445844E+02</text:p>
          </table:table-cell>
        </table:table-row>
        <table:table-row table:style-name="ro5">
          <table:table-cell table:style-name="Default" table:number-columns-repeated="2"/>
          <table:table-cell table:style-name="ce4" table:formula="of:=[.C104]+[.D104]+2*[.E104]" office:value-type="float" office:value="0.0127469041687601">
            <text:p>1.274690416876E-02</text:p>
          </table:table-cell>
          <table:table-cell table:style-name="Default" table:number-columns-repeated="8"/>
          <table:table-cell/>
          <table:table-cell table:style-name="Default" table:formula="of:=[.M104]+[.N104]" office:value-type="float" office:value="202">
            <text:p>202</text:p>
          </table:table-cell>
          <table:table-cell table:style-name="Default"/>
        </table:table-row>
      </table:table>
      <table:table table:name="initial" table:style-name="ta1" table:print="false">
        <table:table-column table:style-name="co16" table:default-cell-style-name="ce1"/>
        <table:table-column table:style-name="co17" table:default-cell-style-name="ce5"/>
        <table:table-column table:style-name="co18" table:default-cell-style-name="ce1"/>
        <table:table-column table:style-name="co19" table:default-cell-style-name="ce1"/>
        <table:table-column table:style-name="co20" table:default-cell-style-name="ce4"/>
        <table:table-column table:style-name="co12" table:default-cell-style-name="ce4"/>
        <table:table-column table:style-name="co21" table:default-cell-style-name="ce4"/>
        <table:table-column table:style-name="co22" table:default-cell-style-name="ce4"/>
        <table:table-column table:style-name="co25" table:default-cell-style-name="ce4"/>
        <table:table-column table:style-name="co14" table:default-cell-style-name="ce4"/>
        <table:table-column table:style-name="co26" table:default-cell-style-name="ce4"/>
        <table:table-column table:style-name="co4" table:default-cell-style-name="Default"/>
        <table:table-column table:style-name="co30" table:default-cell-style-name="ce4"/>
        <table:table-column table:style-name="co21" table:default-cell-style-name="ce4"/>
        <table:table-row table:style-name="ro2">
          <table:table-cell office:value-type="string">
            <text:p>x</text:p>
          </table:table-cell>
          <table:table-cell office:value-type="string">
            <text:p>Exp-Term</text:p>
          </table:table-cell>
          <table:table-cell office:value-type="string">
            <text:p>C1(x,0)</text:p>
          </table:table-cell>
          <table:table-cell office:value-type="string">
            <text:p>C2(x,0)</text:p>
          </table:table-cell>
          <table:table-cell table:style-name="Default" office:value-type="string">
            <text:p>Poro(x,0)</text:p>
          </table:table-cell>
          <table:table-cell table:style-name="Default" office:value-type="string">
            <text:p>Inrt(x,0)</text:p>
          </table:table-cell>
          <table:table-cell table:style-name="Default" office:value-type="string">
            <text:p>incrt(Conc)</text:p>
          </table:table-cell>
          <table:table-cell table:style-name="Default" office:value-type="string">
            <text:p>H total</text:p>
          </table:table-cell>
          <table:table-cell table:style-name="Default" office:value-type="string">
            <text:p>O total</text:p>
          </table:table-cell>
          <table:table-cell table:style-name="Default" office:value-type="string">
            <text:p>H(conc)</text:p>
          </table:table-cell>
          <table:table-cell table:style-name="Default" office:value-type="string">
            <text:p>O(conc)</text:p>
          </table:table-cell>
          <table:table-cell/>
          <table:table-cell table:style-name="Default" office:value-type="string">
            <text:p>total C1</text:p>
          </table:table-cell>
          <table:table-cell table:style-name="Default" office:value-type="string">
            <text:p>total C2</text:p>
          </table:table-cell>
        </table:table-row>
        <table:table-row table:style-name="ro2">
          <table:table-cell office:value-type="float" office:value="0">
            <text:p>0.000000000000E+000</text:p>
          </table:table-cell>
          <table:table-cell table:formula="of:=EXP(-2046.392457*[.A2]-10.23196229)" office:value-type="float" office:value="0.000036001055877778">
            <text:p>3.600105587778E-005</text:p>
          </table:table-cell>
          <table:table-cell table:formula="of:=1+0.01105400249*SQRT(([.B2])/(0.0000001194208575+0.0002*[.B2]))" office:value-type="float" office:value="1.18639067880515">
            <text:p>1.186390678805E+000</text:p>
          </table:table-cell>
          <table:table-cell table:formula="of:=1-0.01105400249*SQRT(([.B2])/(0.0000001194208575+0.0002*[.B2]))" office:value-type="float" office:value="0.813609321194845">
            <text:p>8.136093211948E-001</text:p>
          </table:table-cell>
          <table:table-cell table:formula="of:=0.001*EXP(3069.588686*[.A2])*POWER((0.943135751+1579.515969*[.B2]);3/2)" office:value-type="float" office:value="0.000999999990489718">
            <text:p>9.999999904897E-04</text:p>
          </table:table-cell>
          <table:table-cell table:formula="of:=1-[.E2]" office:value-type="float" office:value="0.99900000000951">
            <text:p>9.990000000095E-01</text:p>
          </table:table-cell>
          <table:table-cell table:formula="of:=[.F2]/[.E2]" office:value-type="float" office:value="999.000009510282">
            <text:p>9.990000095103E+02</text:p>
          </table:table-cell>
          <table:table-cell table:formula="of:=55345.255*[.E2]*2" office:value-type="float" office:value="110.690508947302">
            <text:p>1.106905089473E+02</text:p>
          </table:table-cell>
          <table:table-cell table:formula="of:=[.H2]/2+0.000001" office:value-type="float" office:value="55.345255473651">
            <text:p>5.534525547365E+01</text:p>
          </table:table-cell>
          <table:table-cell table:formula="of:=[.H2]/[.E2]" office:value-type="float" office:value="110690.51">
            <text:p>1.106905100000E+05</text:p>
          </table:table-cell>
          <table:table-cell table:formula="of:=[.I2]/[.E2]" office:value-type="float" office:value="55345.256">
            <text:p>5.534525600000E+04</text:p>
          </table:table-cell>
          <table:table-cell/>
          <table:table-cell table:formula="of:=[.C2]*[.E2]" office:value-type="float" office:value="0.00118639066752224">
            <text:p>1.186390667522E-03</text:p>
          </table:table-cell>
          <table:table-cell table:formula="of:=[.D2]*[.E2]" office:value-type="float" office:value="0.000813609313457191">
            <text:p>8.136093134572E-04</text:p>
          </table:table-cell>
        </table:table-row>
        <table:table-row table:style-name="ro2">
          <table:table-cell office:value-type="float" office:value="0.00002">
            <text:p>2.000000000000E-005</text:p>
          </table:table-cell>
          <table:table-cell table:formula="of:=EXP(-2046.392457*[.A3]-10.23196229)" office:value-type="float" office:value="0.0000345573553933345">
            <text:p>3.455735539333E-005</text:p>
          </table:table-cell>
          <table:table-cell table:formula="of:=1+0.01105400249*SQRT(([.B3])/(0.0000001194208575+0.0002*[.B3]))" office:value-type="float" office:value="1.18282372659637">
            <text:p>1.182823726596E+000</text:p>
          </table:table-cell>
          <table:table-cell table:formula="of:=1-0.01105400249*SQRT(([.B3])/(0.0000001194208575+0.0002*[.B3]))" office:value-type="float" office:value="0.81717627340363">
            <text:p>8.171762734036E-001</text:p>
          </table:table-cell>
          <table:table-cell table:formula="of:=0.001*EXP(3069.588686*[.A3])*POWER((0.943135751+1579.515969*[.B3]);3/2)" office:value-type="float" office:value="0.00105968038206749">
            <text:p>1.059680382067E-03</text:p>
          </table:table-cell>
          <table:table-cell table:formula="of:=1-[.E3]" office:value-type="float" office:value="0.998940319617932">
            <text:p>9.989403196179E-01</text:p>
          </table:table-cell>
          <table:table-cell table:formula="of:=[.F3]/[.E3]" office:value-type="float" office:value="942.680771034896">
            <text:p>9.426807710349E+02</text:p>
          </table:table-cell>
          <table:table-cell table:formula="of:=55345.255*[.E3]*2" office:value-type="float" office:value="117.296561928045">
            <text:p>1.172965619280E+02</text:p>
          </table:table-cell>
          <table:table-cell table:formula="of:=[.H3]/2+0.000001" office:value-type="float" office:value="58.6482819640225">
            <text:p>5.864828196402E+01</text:p>
          </table:table-cell>
          <table:table-cell table:formula="of:=[.H3]/[.E3]" office:value-type="float" office:value="110690.51">
            <text:p>1.106905100000E+05</text:p>
          </table:table-cell>
          <table:table-cell table:formula="of:=[.I3]/[.E3]" office:value-type="float" office:value="55345.2559436808">
            <text:p>5.534525594368E+04</text:p>
          </table:table-cell>
          <table:table-cell/>
          <table:table-cell table:formula="of:=[.C3]*[.E3]" office:value-type="float" office:value="0.00125341509851813">
            <text:p>1.253415098518E-03</text:p>
          </table:table-cell>
          <table:table-cell table:formula="of:=[.D3]*[.E3]" office:value-type="float" office:value="0.000865945665616844">
            <text:p>8.659456656168E-04</text:p>
          </table:table-cell>
        </table:table-row>
        <table:table-row table:style-name="ro2">
          <table:table-cell office:value-type="float" office:value="0.00004">
            <text:p>4.000000000000E-005</text:p>
          </table:table-cell>
          <table:table-cell table:formula="of:=EXP(-2046.392457*[.A4]-10.23196229)" office:value-type="float" office:value="0.0000331715496299752">
            <text:p>3.317154962998E-005</text:p>
          </table:table-cell>
          <table:table-cell table:formula="of:=1+0.01105400249*SQRT(([.B4])/(0.0000001194208575+0.0002*[.B4]))" office:value-type="float" office:value="1.17931726714695">
            <text:p>1.179317267147E+000</text:p>
          </table:table-cell>
          <table:table-cell table:formula="of:=1-0.01105400249*SQRT(([.B4])/(0.0000001194208575+0.0002*[.B4]))" office:value-type="float" office:value="0.820682732853052">
            <text:p>8.206827328531E-001</text:p>
          </table:table-cell>
          <table:table-cell table:formula="of:=0.001*EXP(3069.588686*[.A4])*POWER((0.943135751+1579.515969*[.B4]);3/2)" office:value-type="float" office:value="0.00112306846156243">
            <text:p>1.123068461562E-03</text:p>
          </table:table-cell>
          <table:table-cell table:formula="of:=1-[.E4]" office:value-type="float" office:value="0.998876931538438">
            <text:p>9.988769315384E-01</text:p>
          </table:table-cell>
          <table:table-cell table:formula="of:=[.F4]/[.E4]" office:value-type="float" office:value="889.417667511367">
            <text:p>8.894176675114E+02</text:p>
          </table:table-cell>
          <table:table-cell table:formula="of:=55345.255*[.E4]*2" office:value-type="float" office:value="124.313020775261">
            <text:p>1.243130207753E+02</text:p>
          </table:table-cell>
          <table:table-cell table:formula="of:=[.H4]/2+0.000001" office:value-type="float" office:value="62.1565113876305">
            <text:p>6.215651138763E+01</text:p>
          </table:table-cell>
          <table:table-cell table:formula="of:=[.H4]/[.E4]" office:value-type="float" office:value="110690.51">
            <text:p>1.106905100000E+05</text:p>
          </table:table-cell>
          <table:table-cell table:formula="of:=[.I4]/[.E4]" office:value-type="float" office:value="55345.2558904177">
            <text:p>5.534525589042E+04</text:p>
          </table:table-cell>
          <table:table-cell/>
          <table:table-cell table:formula="of:=[.C4]*[.E4]" office:value-type="float" office:value="0.00132445402890874">
            <text:p>1.324454028909E-03</text:p>
          </table:table-cell>
          <table:table-cell table:formula="of:=[.D4]*[.E4]" office:value-type="float" office:value="0.00092168289421613">
            <text:p>9.216828942161E-04</text:p>
          </table:table-cell>
        </table:table-row>
        <table:table-row table:style-name="ro2">
          <table:table-cell office:value-type="float" office:value="0.00006">
            <text:p>6.000000000000E-005</text:p>
          </table:table-cell>
          <table:table-cell table:formula="of:=EXP(-2046.392457*[.A5]-10.23196229)" office:value-type="float" office:value="0.0000318413169158814">
            <text:p>3.184131691588E-005</text:p>
          </table:table-cell>
          <table:table-cell table:formula="of:=1+0.01105400249*SQRT(([.B5])/(0.0000001194208575+0.0002*[.B5]))" office:value-type="float" office:value="1.17587071441237">
            <text:p>1.175870714412E+000</text:p>
          </table:table-cell>
          <table:table-cell table:formula="of:=1-0.01105400249*SQRT(([.B5])/(0.0000001194208575+0.0002*[.B5]))" office:value-type="float" office:value="0.824129285587627">
            <text:p>8.241292855876E-001</text:p>
          </table:table-cell>
          <table:table-cell table:formula="of:=0.001*EXP(3069.588686*[.A5])*POWER((0.943135751+1579.515969*[.B5]);3/2)" office:value-type="float" office:value="0.00119039743520125">
            <text:p>1.190397435201E-03</text:p>
          </table:table-cell>
          <table:table-cell table:formula="of:=1-[.E5]" office:value-type="float" office:value="0.998809602564799">
            <text:p>9.988096025648E-01</text:p>
          </table:table-cell>
          <table:table-cell table:formula="of:=[.F5]/[.E5]" office:value-type="float" office:value="839.055573398422">
            <text:p>8.390555733984E+02</text:p>
          </table:table-cell>
          <table:table-cell table:formula="of:=55345.255*[.E5]*2" office:value-type="float" office:value="131.765699205119">
            <text:p>1.317656992051E+02</text:p>
          </table:table-cell>
          <table:table-cell table:formula="of:=[.H5]/2+0.000001" office:value-type="float" office:value="65.8828506025594">
            <text:p>6.588285060256E+01</text:p>
          </table:table-cell>
          <table:table-cell table:formula="of:=[.H5]/[.E5]" office:value-type="float" office:value="110690.51">
            <text:p>1.106905100000E+05</text:p>
          </table:table-cell>
          <table:table-cell table:formula="of:=[.I5]/[.E5]" office:value-type="float" office:value="55345.2558400556">
            <text:p>5.534525584006E+04</text:p>
          </table:table-cell>
          <table:table-cell/>
          <table:table-cell table:formula="of:=[.C5]*[.E5]" office:value-type="float" office:value="0.00139975348256476">
            <text:p>1.399753482565E-03</text:p>
          </table:table-cell>
          <table:table-cell table:formula="of:=[.D5]*[.E5]" office:value-type="float" office:value="0.000981041387837753">
            <text:p>9.810413878378E-04</text:p>
          </table:table-cell>
        </table:table-row>
        <table:table-row table:style-name="ro2">
          <table:table-cell office:value-type="float" office:value="0.00008">
            <text:p>8.000000000000E-005</text:p>
          </table:table-cell>
          <table:table-cell table:formula="of:=EXP(-2046.392457*[.A6]-10.23196229)" office:value-type="float" office:value="0.000030564428682024">
            <text:p>3.056442868202E-005</text:p>
          </table:table-cell>
          <table:table-cell table:formula="of:=1+0.01105400249*SQRT(([.B6])/(0.0000001194208575+0.0002*[.B6]))" office:value-type="float" office:value="1.1724834616601">
            <text:p>1.172483461660E+000</text:p>
          </table:table-cell>
          <table:table-cell table:formula="of:=1-0.01105400249*SQRT(([.B6])/(0.0000001194208575+0.0002*[.B6]))" office:value-type="float" office:value="0.827516538339904">
            <text:p>8.275165383399E-001</text:p>
          </table:table-cell>
          <table:table-cell table:formula="of:=0.001*EXP(3069.588686*[.A6])*POWER((0.943135751+1579.515969*[.B6]);3/2)" office:value-type="float" office:value="0.00126191524412398">
            <text:p>1.261915244124E-03</text:p>
          </table:table-cell>
          <table:table-cell table:formula="of:=1-[.E6]" office:value-type="float" office:value="0.998738084755876">
            <text:p>9.987380847559E-01</text:p>
          </table:table-cell>
          <table:table-cell table:formula="of:=[.F6]/[.E6]" office:value-type="float" office:value="791.446247603738">
            <text:p>7.914462476037E+02</text:p>
          </table:table-cell>
          <table:table-cell table:formula="of:=55345.255*[.E6]*2" office:value-type="float" office:value="139.682041948857">
            <text:p>1.396820419489E+02</text:p>
          </table:table-cell>
          <table:table-cell table:formula="of:=[.H6]/2+0.000001" office:value-type="float" office:value="69.8410219744287">
            <text:p>6.984102197443E+01</text:p>
          </table:table-cell>
          <table:table-cell table:formula="of:=[.H6]/[.E6]" office:value-type="float" office:value="110690.51">
            <text:p>1.106905100000E+05</text:p>
          </table:table-cell>
          <table:table-cell table:formula="of:=[.I6]/[.E6]" office:value-type="float" office:value="55345.2557924462">
            <text:p>5.534525579245E+04</text:p>
          </table:table-cell>
          <table:table-cell/>
          <table:table-cell table:formula="of:=[.C6]*[.E6]" office:value-type="float" office:value="0.00147957475375213">
            <text:p>1.479574753752E-03</text:p>
          </table:table-cell>
          <table:table-cell table:formula="of:=[.D6]*[.E6]" office:value-type="float" office:value="0.00104425573449583">
            <text:p>1.044255734496E-03</text:p>
          </table:table-cell>
        </table:table-row>
        <table:table-row table:style-name="ro2">
          <table:table-cell office:value-type="float" office:value="0.0001">
            <text:p>1.000000000000E-004</text:p>
          </table:table-cell>
          <table:table-cell table:formula="of:=EXP(-2046.392457*[.A7]-10.23196229)" office:value-type="float" office:value="0.0000293387457285911">
            <text:p>2.933874572859E-005</text:p>
          </table:table-cell>
          <table:table-cell table:formula="of:=1+0.01105400249*SQRT(([.B7])/(0.0000001194208575+0.0002*[.B7]))" office:value-type="float" office:value="1.16915488334375">
            <text:p>1.169154883344E+000</text:p>
          </table:table-cell>
          <table:table-cell table:formula="of:=1-0.01105400249*SQRT(([.B7])/(0.0000001194208575+0.0002*[.B7]))" office:value-type="float" office:value="0.830845116656245">
            <text:p>8.308451166562E-001</text:p>
          </table:table-cell>
          <table:table-cell table:formula="of:=0.001*EXP(3069.588686*[.A7])*POWER((0.943135751+1579.515969*[.B7]);3/2)" office:value-type="float" office:value="0.00133788549668391">
            <text:p>1.337885496684E-03</text:p>
          </table:table-cell>
          <table:table-cell table:formula="of:=1-[.E7]" office:value-type="float" office:value="0.998662114503316">
            <text:p>9.986621145033E-01</text:p>
          </table:table-cell>
          <table:table-cell table:formula="of:=[.F7]/[.E7]" office:value-type="float" office:value="746.448120544402">
            <text:p>7.464481205444E+02</text:p>
          </table:table-cell>
          <table:table-cell table:formula="of:=55345.255*[.E7]*2" office:value-type="float" office:value="148.091227949545">
            <text:p>1.480912279495E+02</text:p>
          </table:table-cell>
          <table:table-cell table:formula="of:=[.H7]/2+0.000001" office:value-type="float" office:value="74.0456149747725">
            <text:p>7.404561497477E+01</text:p>
          </table:table-cell>
          <table:table-cell table:formula="of:=[.H7]/[.E7]" office:value-type="float" office:value="110690.51">
            <text:p>1.106905100000E+05</text:p>
          </table:table-cell>
          <table:table-cell table:formula="of:=[.I7]/[.E7]" office:value-type="float" office:value="55345.2557474481">
            <text:p>5.534525574745E+04</text:p>
          </table:table-cell>
          <table:table-cell/>
          <table:table-cell table:formula="of:=[.C7]*[.E7]" office:value-type="float" office:value="0.00156419536180277">
            <text:p>1.564195361803E-03</text:p>
          </table:table-cell>
          <table:table-cell table:formula="of:=[.D7]*[.E7]" office:value-type="float" office:value="0.00111157563156504">
            <text:p>1.111575631565E-03</text:p>
          </table:table-cell>
        </table:table-row>
        <table:table-row table:style-name="ro2">
          <table:table-cell office:value-type="float" office:value="0.00012">
            <text:p>1.200000000000E-004</text:p>
          </table:table-cell>
          <table:table-cell table:formula="of:=EXP(-2046.392457*[.A8]-10.23196229)" office:value-type="float" office:value="0.0000281622146411382">
            <text:p>2.816221464114E-005</text:p>
          </table:table-cell>
          <table:table-cell table:formula="of:=1+0.01105400249*SQRT(([.B8])/(0.0000001194208575+0.0002*[.B8]))" office:value-type="float" office:value="1.1658843368934">
            <text:p>1.165884336893E+000</text:p>
          </table:table-cell>
          <table:table-cell table:formula="of:=1-0.01105400249*SQRT(([.B8])/(0.0000001194208575+0.0002*[.B8]))" office:value-type="float" office:value="0.834115663106605">
            <text:p>8.341156631066E-001</text:p>
          </table:table-cell>
          <table:table-cell table:formula="of:=0.001*EXP(3069.588686*[.A8])*POWER((0.943135751+1579.515969*[.B8]);3/2)" office:value-type="float" office:value="0.00141858845976275">
            <text:p>1.418588459763E-03</text:p>
          </table:table-cell>
          <table:table-cell table:formula="of:=1-[.E8]" office:value-type="float" office:value="0.998581411540237">
            <text:p>9.985814115402E-01</text:p>
          </table:table-cell>
          <table:table-cell table:formula="of:=[.F8]/[.E8]" office:value-type="float" office:value="703.926078538132">
            <text:p>7.039260785381E+02</text:p>
          </table:table-cell>
          <table:table-cell table:formula="of:=55345.255*[.E8]*2" office:value-type="float" office:value="157.024280091253">
            <text:p>1.570242800913E+02</text:p>
          </table:table-cell>
          <table:table-cell table:formula="of:=[.H8]/2+0.000001" office:value-type="float" office:value="78.5121410456264">
            <text:p>7.851214104563E+01</text:p>
          </table:table-cell>
          <table:table-cell table:formula="of:=[.H8]/[.E8]" office:value-type="float" office:value="110690.51">
            <text:p>1.106905100000E+05</text:p>
          </table:table-cell>
          <table:table-cell table:formula="of:=[.I8]/[.E8]" office:value-type="float" office:value="55345.2557049261">
            <text:p>5.534525570493E+04</text:p>
          </table:table-cell>
          <table:table-cell/>
          <table:table-cell table:formula="of:=[.C8]*[.E8]" office:value-type="float" office:value="0.00165391006573511">
            <text:p>1.653910065735E-03</text:p>
          </table:table-cell>
          <table:table-cell table:formula="of:=[.D8]*[.E8]" office:value-type="float" office:value="0.00118326685379038">
            <text:p>1.183266853790E-03</text:p>
          </table:table-cell>
        </table:table-row>
        <table:table-row table:style-name="ro2">
          <table:table-cell office:value-type="float" office:value="0.00014">
            <text:p>1.400000000000E-004</text:p>
          </table:table-cell>
          <table:table-cell table:formula="of:=EXP(-2046.392457*[.A9]-10.23196229)" office:value-type="float" office:value="0.0000270328643504566">
            <text:p>2.703286435046E-005</text:p>
          </table:table-cell>
          <table:table-cell table:formula="of:=1+0.01105400249*SQRT(([.B9])/(0.0000001194208575+0.0002*[.B9]))" office:value-type="float" office:value="1.16267116442297">
            <text:p>1.162671164423E+000</text:p>
          </table:table-cell>
          <table:table-cell table:formula="of:=1-0.01105400249*SQRT(([.B9])/(0.0000001194208575+0.0002*[.B9]))" office:value-type="float" office:value="0.837328835577029">
            <text:p>8.373288355770E-001</text:p>
          </table:table-cell>
          <table:table-cell table:formula="of:=0.001*EXP(3069.588686*[.A9])*POWER((0.943135751+1579.515969*[.B9]);3/2)" office:value-type="float" office:value="0.00150432211283717">
            <text:p>1.504322112837E-03</text:p>
          </table:table-cell>
          <table:table-cell table:formula="of:=1-[.E9]" office:value-type="float" office:value="0.998495677887163">
            <text:p>9.984956778872E-01</text:p>
          </table:table-cell>
          <table:table-cell table:formula="of:=[.F9]/[.E9]" office:value-type="float" office:value="663.751246735308">
            <text:p>6.637512467353E+02</text:p>
          </table:table-cell>
          <table:table-cell table:formula="of:=55345.255*[.E9]*2" office:value-type="float" office:value="166.514181874224">
            <text:p>1.665141818742E+02</text:p>
          </table:table-cell>
          <table:table-cell table:formula="of:=[.H9]/2+0.000001" office:value-type="float" office:value="83.2570919371118">
            <text:p>8.325709193711E+01</text:p>
          </table:table-cell>
          <table:table-cell table:formula="of:=[.H9]/[.E9]" office:value-type="float" office:value="110690.51">
            <text:p>1.106905100000E+05</text:p>
          </table:table-cell>
          <table:table-cell table:formula="of:=[.I9]/[.E9]" office:value-type="float" office:value="55345.2556647512">
            <text:p>5.534525566475E+04</text:p>
          </table:table-cell>
          <table:table-cell/>
          <table:table-cell table:formula="of:=[.C9]*[.E9]" office:value-type="float" office:value="0.00174903194259961">
            <text:p>1.749031942600E-03</text:p>
          </table:table-cell>
          <table:table-cell table:formula="of:=[.D9]*[.E9]" office:value-type="float" office:value="0.00125961228307472">
            <text:p>1.259612283075E-03</text:p>
          </table:table-cell>
        </table:table-row>
        <table:table-row table:style-name="ro2">
          <table:table-cell office:value-type="float" office:value="0.00016">
            <text:p>1.600000000000E-004</text:p>
          </table:table-cell>
          <table:table-cell table:formula="of:=EXP(-2046.392457*[.A10]-10.23196229)" office:value-type="float" office:value="0.0000259488028303959">
            <text:p>2.594880283040E-005</text:p>
          </table:table-cell>
          <table:table-cell table:formula="of:=1+0.01105400249*SQRT(([.B10])/(0.0000001194208575+0.0002*[.B10]))" office:value-type="float" office:value="1.15951469435659">
            <text:p>1.159514694357E+000</text:p>
          </table:table-cell>
          <table:table-cell table:formula="of:=1-0.01105400249*SQRT(([.B10])/(0.0000001194208575+0.0002*[.B10]))" office:value-type="float" office:value="0.840485305643413">
            <text:p>8.404853056434E-001</text:p>
          </table:table-cell>
          <table:table-cell table:formula="of:=0.001*EXP(3069.588686*[.A10])*POWER((0.943135751+1579.515969*[.B10]);3/2)" office:value-type="float" office:value="0.00159540326876976">
            <text:p>1.595403268770E-03</text:p>
          </table:table-cell>
          <table:table-cell table:formula="of:=1-[.E10]" office:value-type="float" office:value="0.99840459673123">
            <text:p>9.984045967312E-01</text:p>
          </table:table-cell>
          <table:table-cell table:formula="of:=[.F10]/[.E10]" office:value-type="float" office:value="625.800771676439">
            <text:p>6.258007716764E+02</text:p>
          </table:table-cell>
          <table:table-cell table:formula="of:=55345.255*[.E10]*2" office:value-type="float" office:value="176.596001475792">
            <text:p>1.765960014758E+02</text:p>
          </table:table-cell>
          <table:table-cell table:formula="of:=[.H10]/2+0.000001" office:value-type="float" office:value="88.298001737896">
            <text:p>8.829800173790E+01</text:p>
          </table:table-cell>
          <table:table-cell table:formula="of:=[.H10]/[.E10]" office:value-type="float" office:value="110690.51">
            <text:p>1.106905100000E+05</text:p>
          </table:table-cell>
          <table:table-cell table:formula="of:=[.I10]/[.E10]" office:value-type="float" office:value="55345.2556268008">
            <text:p>5.534525562680E+04</text:p>
          </table:table-cell>
          <table:table-cell/>
          <table:table-cell table:formula="of:=[.C10]*[.E10]" office:value-type="float" office:value="0.00184989353356307">
            <text:p>1.849893533563E-03</text:p>
          </table:table-cell>
          <table:table-cell table:formula="of:=[.D10]*[.E10]" office:value-type="float" office:value="0.00134091300397645">
            <text:p>1.340913003976E-03</text:p>
          </table:table-cell>
        </table:table-row>
        <table:table-row table:style-name="ro2">
          <table:table-cell office:value-type="float" office:value="0.00018">
            <text:p>1.800000000000E-004</text:p>
          </table:table-cell>
          <table:table-cell table:formula="of:=EXP(-2046.392457*[.A11]-10.23196229)" office:value-type="float" office:value="0.0000249082139281105">
            <text:p>2.490821392811E-005</text:p>
          </table:table-cell>
          <table:table-cell table:formula="of:=1+0.01105400249*SQRT(([.B11])/(0.0000001194208575+0.0002*[.B11]))" office:value-type="float" office:value="1.15641424297518">
            <text:p>1.156414242975E+000</text:p>
          </table:table-cell>
          <table:table-cell table:formula="of:=1-0.01105400249*SQRT(([.B11])/(0.0000001194208575+0.0002*[.B11]))" office:value-type="float" office:value="0.843585757024825">
            <text:p>8.435857570248E-001</text:p>
          </table:table-cell>
          <table:table-cell table:formula="of:=0.001*EXP(3069.588686*[.A11])*POWER((0.943135751+1579.515969*[.B11]);3/2)" office:value-type="float" office:value="0.00169216876554875">
            <text:p>1.692168765549E-03</text:p>
          </table:table-cell>
          <table:table-cell table:formula="of:=1-[.E11]" office:value-type="float" office:value="0.998307831234451">
            <text:p>9.983078312345E-01</text:p>
          </table:table-cell>
          <table:table-cell table:formula="of:=[.F11]/[.E11]" office:value-type="float" office:value="589.957604441843">
            <text:p>5.899576044418E+02</text:p>
          </table:table-cell>
          <table:table-cell table:formula="of:=55345.255*[.E11]*2" office:value-type="float" office:value="187.307023664662">
            <text:p>1.873070236647E+02</text:p>
          </table:table-cell>
          <table:table-cell table:formula="of:=[.H11]/2+0.000001" office:value-type="float" office:value="93.6535128323308">
            <text:p>9.365351283233E+01</text:p>
          </table:table-cell>
          <table:table-cell table:formula="of:=[.H11]/[.E11]" office:value-type="float" office:value="110690.51">
            <text:p>1.106905100000E+05</text:p>
          </table:table-cell>
          <table:table-cell table:formula="of:=[.I11]/[.E11]" office:value-type="float" office:value="55345.2555909576">
            <text:p>5.534525559096E+04</text:p>
          </table:table-cell>
          <table:table-cell/>
          <table:table-cell table:formula="of:=[.C11]*[.E11]" office:value-type="float" office:value="0.00195684806199829">
            <text:p>1.956848061998E-03</text:p>
          </table:table-cell>
          <table:table-cell table:formula="of:=[.D11]*[.E11]" office:value-type="float" office:value="0.00142748946909921">
            <text:p>1.427489469099E-03</text:p>
          </table:table-cell>
        </table:table-row>
        <table:table-row table:style-name="ro2">
          <table:table-cell office:value-type="float" office:value="0.0002">
            <text:p>2.000000000000E-004</text:p>
          </table:table-cell>
          <table:table-cell table:formula="of:=EXP(-2046.392457*[.A12]-10.23196229)" office:value-type="float" office:value="0.0000239093543214168">
            <text:p>2.390935432142E-005</text:p>
          </table:table-cell>
          <table:table-cell table:formula="of:=1+0.01105400249*SQRT(([.B12])/(0.0000001194208575+0.0002*[.B12]))" office:value-type="float" office:value="1.15336911588541">
            <text:p>1.153369115885E+000</text:p>
          </table:table-cell>
          <table:table-cell table:formula="of:=1-0.01105400249*SQRT(([.B12])/(0.0000001194208575+0.0002*[.B12]))" office:value-type="float" office:value="0.846630884114585">
            <text:p>8.466308841146E-001</text:p>
          </table:table-cell>
          <table:table-cell table:formula="of:=0.001*EXP(3069.588686*[.A12])*POWER((0.943135751+1579.515969*[.B12]);3/2)" office:value-type="float" office:value="0.00179497673346835">
            <text:p>1.794976733468E-03</text:p>
          </table:table-cell>
          <table:table-cell table:formula="of:=1-[.E12]" office:value-type="float" office:value="0.998205023266532">
            <text:p>9.982050232665E-01</text:p>
          </table:table-cell>
          <table:table-cell table:formula="of:=[.F12]/[.E12]" office:value-type="float" office:value="556.110285250185">
            <text:p>5.561102852502E+02</text:p>
          </table:table-cell>
          <table:table-cell table:formula="of:=55345.255*[.E12]*2" office:value-type="float" office:value="198.686890065746">
            <text:p>1.986868900657E+02</text:p>
          </table:table-cell>
          <table:table-cell table:formula="of:=[.H12]/2+0.000001" office:value-type="float" office:value="99.3434460328731">
            <text:p>9.934344603287E+01</text:p>
          </table:table-cell>
          <table:table-cell table:formula="of:=[.H12]/[.E12]" office:value-type="float" office:value="110690.51">
            <text:p>1.106905100000E+05</text:p>
          </table:table-cell>
          <table:table-cell table:formula="of:=[.I12]/[.E12]" office:value-type="float" office:value="55345.2555571103">
            <text:p>5.534525555711E+04</text:p>
          </table:table-cell>
          <table:table-cell/>
          <table:table-cell table:formula="of:=[.C12]*[.E12]" office:value-type="float" office:value="0.00207027072811528">
            <text:p>2.070270728115E-03</text:p>
          </table:table-cell>
          <table:table-cell table:formula="of:=[.D12]*[.E12]" office:value-type="float" office:value="0.00151968273882142">
            <text:p>1.519682738821E-03</text:p>
          </table:table-cell>
        </table:table-row>
        <table:table-row table:style-name="ro2">
          <table:table-cell office:value-type="float" office:value="0.00022">
            <text:p>2.200000000000E-004</text:p>
          </table:table-cell>
          <table:table-cell table:formula="of:=EXP(-2046.392457*[.A13]-10.23196229)" office:value-type="float" office:value="0.0000229505505981663">
            <text:p>2.295055059817E-005</text:p>
          </table:table-cell>
          <table:table-cell table:formula="of:=1+0.01105400249*SQRT(([.B13])/(0.0000001194208575+0.0002*[.B13]))" office:value-type="float" office:value="1.15037860941289">
            <text:p>1.150378609413E+000</text:p>
          </table:table-cell>
          <table:table-cell table:formula="of:=1-0.01105400249*SQRT(([.B13])/(0.0000001194208575+0.0002*[.B13]))" office:value-type="float" office:value="0.84962139058711">
            <text:p>8.496213905871E-001</text:p>
          </table:table-cell>
          <table:table-cell table:formula="of:=0.001*EXP(3069.588686*[.A13])*POWER((0.943135751+1579.515969*[.B13]);3/2)" office:value-type="float" office:value="0.00190420794252613">
            <text:p>1.904207942526E-03</text:p>
          </table:table-cell>
          <table:table-cell table:formula="of:=1-[.E13]" office:value-type="float" office:value="0.998095792057474">
            <text:p>9.980957920575E-01</text:p>
          </table:table-cell>
          <table:table-cell table:formula="of:=[.F13]/[.E13]" office:value-type="float" office:value="524.152730259804">
            <text:p>5.241527302598E+02</text:p>
          </table:table-cell>
          <table:table-cell table:formula="of:=55345.255*[.E13]*2" office:value-type="float" office:value="210.777748304268">
            <text:p>2.107777483043E+02</text:p>
          </table:table-cell>
          <table:table-cell table:formula="of:=[.H13]/2+0.000001" office:value-type="float" office:value="105.388875152134">
            <text:p>1.053888751521E+02</text:p>
          </table:table-cell>
          <table:table-cell table:formula="of:=[.H13]/[.E13]" office:value-type="float" office:value="110690.51">
            <text:p>1.106905100000E+05</text:p>
          </table:table-cell>
          <table:table-cell table:formula="of:=[.I13]/[.E13]" office:value-type="float" office:value="55345.2555251527">
            <text:p>5.534525552515E+04</text:p>
          </table:table-cell>
          <table:table-cell/>
          <table:table-cell table:formula="of:=[.C13]*[.E13]" office:value-type="float" office:value="0.00219056008495619">
            <text:p>2.190560084956E-03</text:p>
          </table:table-cell>
          <table:table-cell table:formula="of:=[.D13]*[.E13]" office:value-type="float" office:value="0.00161785580009607">
            <text:p>1.617855800096E-03</text:p>
          </table:table-cell>
        </table:table-row>
        <table:table-row table:style-name="ro2">
          <table:table-cell office:value-type="float" office:value="0.00024">
            <text:p>2.400000000000E-004</text:p>
          </table:table-cell>
          <table:table-cell table:formula="of:=EXP(-2046.392457*[.A14]-10.23196229)" office:value-type="float" office:value="0.0000220301964527405">
            <text:p>2.203019645274E-005</text:p>
          </table:table-cell>
          <table:table-cell table:formula="of:=1+0.01105400249*SQRT(([.B14])/(0.0000001194208575+0.0002*[.B14]))" office:value-type="float" office:value="1.14744201192154">
            <text:p>1.147442011922E+000</text:p>
          </table:table-cell>
          <table:table-cell table:formula="of:=1-0.01105400249*SQRT(([.B14])/(0.0000001194208575+0.0002*[.B14]))" office:value-type="float" office:value="0.852557988078458">
            <text:p>8.525579880785E-001</text:p>
          </table:table-cell>
          <table:table-cell table:formula="of:=0.001*EXP(3069.588686*[.A14])*POWER((0.943135751+1579.515969*[.B14]);3/2)" office:value-type="float" office:value="0.00202026723511591">
            <text:p>2.020267235116E-03</text:p>
          </table:table-cell>
          <table:table-cell table:formula="of:=1-[.E14]" office:value-type="float" office:value="0.997979732764884">
            <text:p>9.979797327649E-01</text:p>
          </table:table-cell>
          <table:table-cell table:formula="of:=[.F14]/[.E14]" office:value-type="float" office:value="493.98402123154">
            <text:p>4.939840212315E+02</text:p>
          </table:table-cell>
          <table:table-cell table:formula="of:=55345.255*[.E14]*2" office:value-type="float" office:value="223.62441059127">
            <text:p>2.236244105913E+02</text:p>
          </table:table-cell>
          <table:table-cell table:formula="of:=[.H14]/2+0.000001" office:value-type="float" office:value="111.812206295635">
            <text:p>1.118122062956E+02</text:p>
          </table:table-cell>
          <table:table-cell table:formula="of:=[.H14]/[.E14]" office:value-type="float" office:value="110690.51">
            <text:p>1.106905100000E+05</text:p>
          </table:table-cell>
          <table:table-cell table:formula="of:=[.I14]/[.E14]" office:value-type="float" office:value="55345.255494984">
            <text:p>5.534525549498E+04</text:p>
          </table:table-cell>
          <table:table-cell/>
          <table:table-cell table:formula="of:=[.C14]*[.E14]" office:value-type="float" office:value="0.00231813950088058">
            <text:p>2.318139500881E-03</text:p>
          </table:table-cell>
          <table:table-cell table:formula="of:=[.D14]*[.E14]" office:value-type="float" office:value="0.00172239496935125">
            <text:p>1.722394969351E-03</text:p>
          </table:table-cell>
        </table:table-row>
        <table:table-row table:style-name="ro2">
          <table:table-cell office:value-type="float" office:value="0.00026">
            <text:p>2.600000000000E-004</text:p>
          </table:table-cell>
          <table:table-cell table:formula="of:=EXP(-2046.392457*[.A15]-10.23196229)" office:value-type="float" office:value="0.0000211467499949704">
            <text:p>2.114674999497E-005</text:p>
          </table:table-cell>
          <table:table-cell table:formula="of:=1+0.01105400249*SQRT(([.B15])/(0.0000001194208575+0.0002*[.B15]))" office:value-type="float" office:value="1.14455860506161">
            <text:p>1.144558605062E+000</text:p>
          </table:table-cell>
          <table:table-cell table:formula="of:=1-0.01105400249*SQRT(([.B15])/(0.0000001194208575+0.0002*[.B15]))" office:value-type="float" office:value="0.855441394938391">
            <text:p>8.554413949384E-001</text:p>
          </table:table-cell>
          <table:table-cell table:formula="of:=0.001*EXP(3069.588686*[.A15])*POWER((0.943135751+1579.515969*[.B15]);3/2)" office:value-type="float" office:value="0.00214358504941667">
            <text:p>2.143585049417E-03</text:p>
          </table:table-cell>
          <table:table-cell table:formula="of:=1-[.E15]" office:value-type="float" office:value="0.997856414950583">
            <text:p>9.978564149506E-01</text:p>
          </table:table-cell>
          <table:table-cell table:formula="of:=[.F15]/[.E15]" office:value-type="float" office:value="465.50819862367">
            <text:p>4.655081986237E+02</text:p>
          </table:table-cell>
          <table:table-cell table:formula="of:=55345.255*[.E15]*2" office:value-type="float" office:value="237.274522348306">
            <text:p>2.372745223483E+02</text:p>
          </table:table-cell>
          <table:table-cell table:formula="of:=[.H15]/2+0.000001" office:value-type="float" office:value="118.637262174153">
            <text:p>1.186372621742E+02</text:p>
          </table:table-cell>
          <table:table-cell table:formula="of:=[.H15]/[.E15]" office:value-type="float" office:value="110690.51">
            <text:p>1.106905100000E+05</text:p>
          </table:table-cell>
          <table:table-cell table:formula="of:=[.I15]/[.E15]" office:value-type="float" office:value="55345.2554665082">
            <text:p>5.534525546651E+04</text:p>
          </table:table-cell>
          <table:table-cell/>
          <table:table-cell table:formula="of:=[.C15]*[.E15]" office:value-type="float" office:value="0.00245345871399126">
            <text:p>2.453458713991E-03</text:p>
          </table:table-cell>
          <table:table-cell table:formula="of:=[.D15]*[.E15]" office:value-type="float" office:value="0.00183371138484208">
            <text:p>1.833711384842E-03</text:p>
          </table:table-cell>
        </table:table-row>
        <table:table-row table:style-name="ro2">
          <table:table-cell office:value-type="float" office:value="0.00028">
            <text:p>2.800000000000E-004</text:p>
          </table:table-cell>
          <table:table-cell table:formula="of:=EXP(-2046.392457*[.A16]-10.23196229)" office:value-type="float" office:value="0.0000202987311669729">
            <text:p>2.029873116697E-005</text:p>
          </table:table-cell>
          <table:table-cell table:formula="of:=1+0.01105400249*SQRT(([.B16])/(0.0000001194208575+0.0002*[.B16]))" office:value-type="float" office:value="1.14172766494827">
            <text:p>1.141727664948E+000</text:p>
          </table:table-cell>
          <table:table-cell table:formula="of:=1-0.01105400249*SQRT(([.B16])/(0.0000001194208575+0.0002*[.B16]))" office:value-type="float" office:value="0.858272335051734">
            <text:p>8.582723350517E-001</text:p>
          </table:table-cell>
          <table:table-cell table:formula="of:=0.001*EXP(3069.588686*[.A16])*POWER((0.943135751+1579.515969*[.B16]);3/2)" office:value-type="float" office:value="0.00227461903921932">
            <text:p>2.274619039219E-03</text:p>
          </table:table-cell>
          <table:table-cell table:formula="of:=1-[.E16]" office:value-type="float" office:value="0.997725380960781">
            <text:p>9.977253809608E-01</text:p>
          </table:table-cell>
          <table:table-cell table:formula="of:=[.F16]/[.E16]" office:value-type="float" office:value="438.634058608431">
            <text:p>4.386340586084E+02</text:p>
          </table:table-cell>
          <table:table-cell table:formula="of:=55345.255*[.E16]*2" office:value-type="float" office:value="251.778741506897">
            <text:p>2.517787415069E+02</text:p>
          </table:table-cell>
          <table:table-cell table:formula="of:=[.H16]/2+0.000001" office:value-type="float" office:value="125.889371753448">
            <text:p>1.258893717534E+02</text:p>
          </table:table-cell>
          <table:table-cell table:formula="of:=[.H16]/[.E16]" office:value-type="float" office:value="110690.51">
            <text:p>1.106905100000E+05</text:p>
          </table:table-cell>
          <table:table-cell table:formula="of:=[.I16]/[.E16]" office:value-type="float" office:value="55345.2554396341">
            <text:p>5.534525543963E+04</text:p>
          </table:table-cell>
          <table:table-cell/>
          <table:table-cell table:formula="of:=[.C16]*[.E16]" office:value-type="float" office:value="0.00259699548429474">
            <text:p>2.596995484295E-03</text:p>
          </table:table-cell>
          <table:table-cell table:formula="of:=[.D16]*[.E16]" office:value-type="float" office:value="0.0019522425941439">
            <text:p>1.952242594144E-03</text:p>
          </table:table-cell>
        </table:table-row>
        <table:table-row table:style-name="ro2">
          <table:table-cell office:value-type="float" office:value="0.0003">
            <text:p>3.000000000000E-004</text:p>
          </table:table-cell>
          <table:table-cell table:formula="of:=EXP(-2046.392457*[.A17]-10.23196229)" office:value-type="float" office:value="0.0000194847192635766">
            <text:p>1.948471926358E-005</text:p>
          </table:table-cell>
          <table:table-cell table:formula="of:=1+0.01105400249*SQRT(([.B17])/(0.0000001194208575+0.0002*[.B17]))" office:value-type="float" office:value="1.13894846327329">
            <text:p>1.138948463273E+000</text:p>
          </table:table-cell>
          <table:table-cell table:formula="of:=1-0.01105400249*SQRT(([.B17])/(0.0000001194208575+0.0002*[.B17]))" office:value-type="float" office:value="0.861051536726714">
            <text:p>8.610515367267E-001</text:p>
          </table:table-cell>
          <table:table-cell table:formula="of:=0.001*EXP(3069.588686*[.A17])*POWER((0.943135751+1579.515969*[.B17]);3/2)" office:value-type="float" office:value="0.00241385579629737">
            <text:p>2.413855796297E-03</text:p>
          </table:table-cell>
          <table:table-cell table:formula="of:=1-[.E17]" office:value-type="float" office:value="0.997586144203703">
            <text:p>9.975861442037E-01</text:p>
          </table:table-cell>
          <table:table-cell table:formula="of:=[.F17]/[.E17]" office:value-type="float" office:value="413.274954425159">
            <text:p>4.132749544252E+02</text:p>
          </table:table-cell>
          <table:table-cell table:formula="of:=55345.255*[.E17]*2" office:value-type="float" office:value="267.190929158612">
            <text:p>2.671909291586E+02</text:p>
          </table:table-cell>
          <table:table-cell table:formula="of:=[.H17]/2+0.000001" office:value-type="float" office:value="133.595465579306">
            <text:p>1.335954655793E+02</text:p>
          </table:table-cell>
          <table:table-cell table:formula="of:=[.H17]/[.E17]" office:value-type="float" office:value="110690.51">
            <text:p>1.106905100000E+05</text:p>
          </table:table-cell>
          <table:table-cell table:formula="of:=[.I17]/[.E17]" office:value-type="float" office:value="55345.255414275">
            <text:p>5.534525541428E+04</text:p>
          </table:table-cell>
          <table:table-cell/>
          <table:table-cell table:formula="of:=[.C17]*[.E17]" office:value-type="float" office:value="0.00274925734975621">
            <text:p>2.749257349756E-03</text:p>
          </table:table-cell>
          <table:table-cell table:formula="of:=[.D17]*[.E17]" office:value-type="float" office:value="0.00207845424283854">
            <text:p>2.078454242839E-03</text:p>
          </table:table-cell>
        </table:table-row>
        <table:table-row table:style-name="ro2">
          <table:table-cell office:value-type="float" office:value="0.00032">
            <text:p>3.200000000000E-004</text:p>
          </table:table-cell>
          <table:table-cell table:formula="of:=EXP(-2046.392457*[.A18]-10.23196229)" office:value-type="float" office:value="0.0000187033505521817">
            <text:p>1.870335055218E-005</text:p>
          </table:table-cell>
          <table:table-cell table:formula="of:=1+0.01105400249*SQRT(([.B18])/(0.0000001194208575+0.0002*[.B18]))" office:value-type="float" office:value="1.13622026835203">
            <text:p>1.136220268352E+000</text:p>
          </table:table-cell>
          <table:table-cell table:formula="of:=1-0.01105400249*SQRT(([.B18])/(0.0000001194208575+0.0002*[.B18]))" office:value-type="float" office:value="0.863779731647972">
            <text:p>8.637797316480E-001</text:p>
          </table:table-cell>
          <table:table-cell table:formula="of:=0.001*EXP(3069.588686*[.A18])*POWER((0.943135751+1579.515969*[.B18]);3/2)" office:value-type="float" office:value="0.0025618126818135">
            <text:p>2.561812681814E-03</text:p>
          </table:table-cell>
          <table:table-cell table:formula="of:=1-[.E18]" office:value-type="float" office:value="0.997438187318186">
            <text:p>9.974381873182E-01</text:p>
          </table:table-cell>
          <table:table-cell table:formula="of:=[.F18]/[.E18]" office:value-type="float" office:value="389.348602416982">
            <text:p>3.893486024170E+02</text:p>
          </table:table-cell>
          <table:table-cell table:formula="of:=55345.255*[.E18]*2" office:value-type="float" office:value="283.568352274404">
            <text:p>2.835683522744E+02</text:p>
          </table:table-cell>
          <table:table-cell table:formula="of:=[.H18]/2+0.000001" office:value-type="float" office:value="141.784177137202">
            <text:p>1.417841771372E+02</text:p>
          </table:table-cell>
          <table:table-cell table:formula="of:=[.H18]/[.E18]" office:value-type="float" office:value="110690.51">
            <text:p>1.106905100000E+05</text:p>
          </table:table-cell>
          <table:table-cell table:formula="of:=[.I18]/[.E18]" office:value-type="float" office:value="55345.2553903486">
            <text:p>5.534525539035E+04</text:p>
          </table:table-cell>
          <table:table-cell/>
          <table:table-cell table:formula="of:=[.C18]*[.E18]" office:value-type="float" office:value="0.00291078349279776">
            <text:p>2.910783492798E-03</text:p>
          </table:table-cell>
          <table:table-cell table:formula="of:=[.D18]*[.E18]" office:value-type="float" office:value="0.00221284187082923">
            <text:p>2.212841870829E-03</text:p>
          </table:table-cell>
        </table:table-row>
        <table:table-row table:style-name="ro2">
          <table:table-cell office:value-type="float" office:value="0.00034">
            <text:p>3.400000000000E-004</text:p>
          </table:table-cell>
          <table:table-cell table:formula="of:=EXP(-2046.392457*[.A19]-10.23196229)" office:value-type="float" office:value="0.0000179533159880686">
            <text:p>1.795331598807E-005</text:p>
          </table:table-cell>
          <table:table-cell table:formula="of:=1+0.01105400249*SQRT(([.B19])/(0.0000001194208575+0.0002*[.B19]))" office:value-type="float" office:value="1.1335423461081">
            <text:p>1.133542346108E+000</text:p>
          </table:table-cell>
          <table:table-cell table:formula="of:=1-0.01105400249*SQRT(([.B19])/(0.0000001194208575+0.0002*[.B19]))" office:value-type="float" office:value="0.866457653891899">
            <text:p>8.664576538919E-001</text:p>
          </table:table-cell>
          <table:table-cell table:formula="of:=0.001*EXP(3069.588686*[.A19])*POWER((0.943135751+1579.515969*[.B19]);3/2)" office:value-type="float" office:value="0.00271903977366553">
            <text:p>2.719039773666E-03</text:p>
          </table:table-cell>
          <table:table-cell table:formula="of:=1-[.E19]" office:value-type="float" office:value="0.997280960226335">
            <text:p>9.972809602263E-01</text:p>
          </table:table-cell>
          <table:table-cell table:formula="of:=[.F19]/[.E19]" office:value-type="float" office:value="366.776893035994">
            <text:p>3.667768930360E+02</text:p>
          </table:table-cell>
          <table:table-cell table:formula="of:=55345.255*[.E19]*2" office:value-type="float" office:value="300.971899257322">
            <text:p>3.009718992573E+02</text:p>
          </table:table-cell>
          <table:table-cell table:formula="of:=[.H19]/2+0.000001" office:value-type="float" office:value="150.485950628661">
            <text:p>1.504859506287E+02</text:p>
          </table:table-cell>
          <table:table-cell table:formula="of:=[.H19]/[.E19]" office:value-type="float" office:value="110690.51">
            <text:p>1.106905100000E+05</text:p>
          </table:table-cell>
          <table:table-cell table:formula="of:=[.I19]/[.E19]" office:value-type="float" office:value="55345.2553677769">
            <text:p>5.534525536778E+04</text:p>
          </table:table-cell>
          <table:table-cell/>
          <table:table-cell table:formula="of:=[.C19]*[.E19]" office:value-type="float" office:value="0.00308214672420206">
            <text:p>3.082146724202E-03</text:p>
          </table:table-cell>
          <table:table-cell table:formula="of:=[.D19]*[.E19]" office:value-type="float" office:value="0.00235593282312899">
            <text:p>2.355932823129E-03</text:p>
          </table:table-cell>
        </table:table-row>
        <table:table-row table:style-name="ro2">
          <table:table-cell office:value-type="float" office:value="0.00036">
            <text:p>3.600000000000E-004</text:p>
          </table:table-cell>
          <table:table-cell table:formula="of:=EXP(-2046.392457*[.A20]-10.23196229)" office:value-type="float" office:value="0.0000172333590213247">
            <text:p>1.723335902132E-005</text:p>
          </table:table-cell>
          <table:table-cell table:formula="of:=1+0.01105400249*SQRT(([.B20])/(0.0000001194208575+0.0002*[.B20]))" office:value-type="float" office:value="1.13091396099807">
            <text:p>1.130913960998E+000</text:p>
          </table:table-cell>
          <table:table-cell table:formula="of:=1-0.01105400249*SQRT(([.B20])/(0.0000001194208575+0.0002*[.B20]))" office:value-type="float" office:value="0.869086039001927">
            <text:p>8.690860390019E-001</text:p>
          </table:table-cell>
          <table:table-cell table:formula="of:=0.001*EXP(3069.588686*[.A20])*POWER((0.943135751+1579.515969*[.B20]);3/2)" office:value-type="float" office:value="0.00288612193711222">
            <text:p>2.886121937112E-03</text:p>
          </table:table-cell>
          <table:table-cell table:formula="of:=1-[.E20]" office:value-type="float" office:value="0.997113878062888">
            <text:p>9.971138780629E-01</text:p>
          </table:table-cell>
          <table:table-cell table:formula="of:=[.F20]/[.E20]" office:value-type="float" office:value="345.48570704555">
            <text:p>3.454857070456E+02</text:p>
          </table:table-cell>
          <table:table-cell table:formula="of:=55345.255*[.E20]*2" office:value-type="float" office:value="319.466309141139">
            <text:p>3.194663091411E+02</text:p>
          </table:table-cell>
          <table:table-cell table:formula="of:=[.H20]/2+0.000001" office:value-type="float" office:value="159.73315557057">
            <text:p>1.597331555706E+02</text:p>
          </table:table-cell>
          <table:table-cell table:formula="of:=[.H20]/[.E20]" office:value-type="float" office:value="110690.51">
            <text:p>1.106905100000E+05</text:p>
          </table:table-cell>
          <table:table-cell table:formula="of:=[.I20]/[.E20]" office:value-type="float" office:value="55345.2553464857">
            <text:p>5.534525534649E+04</text:p>
          </table:table-cell>
          <table:table-cell/>
          <table:table-cell table:formula="of:=[.C20]*[.E20]" office:value-type="float" office:value="0.00326395559182301">
            <text:p>3.263955591823E-03</text:p>
          </table:table-cell>
          <table:table-cell table:formula="of:=[.D20]*[.E20]" office:value-type="float" office:value="0.00250828828240143">
            <text:p>2.508288282401E-03</text:p>
          </table:table-cell>
        </table:table-row>
        <table:table-row table:style-name="ro2">
          <table:table-cell office:value-type="float" office:value="0.00038">
            <text:p>3.800000000000E-004</text:p>
          </table:table-cell>
          <table:table-cell table:formula="of:=EXP(-2046.392457*[.A21]-10.23196229)" office:value-type="float" office:value="0.0000165422734917185">
            <text:p>1.654227349172E-005</text:p>
          </table:table-cell>
          <table:table-cell table:formula="of:=1+0.01105400249*SQRT(([.B21])/(0.0000001194208575+0.0002*[.B21]))" office:value-type="float" office:value="1.12833437687856">
            <text:p>1.128334376879E+000</text:p>
          </table:table-cell>
          <table:table-cell table:formula="of:=1-0.01105400249*SQRT(([.B21])/(0.0000001194208575+0.0002*[.B21]))" office:value-type="float" office:value="0.871665623121442">
            <text:p>8.716656231214E-001</text:p>
          </table:table-cell>
          <table:table-cell table:formula="of:=0.001*EXP(3069.588686*[.A21])*POWER((0.943135751+1579.515969*[.B21]);3/2)" office:value-type="float" office:value="0.00306368102648397">
            <text:p>3.063681026484E-03</text:p>
          </table:table-cell>
          <table:table-cell table:formula="of:=1-[.E21]" office:value-type="float" office:value="0.996936318973516">
            <text:p>9.969363189735E-01</text:p>
          </table:table-cell>
          <table:table-cell table:formula="of:=[.F21]/[.E21]" office:value-type="float" office:value="325.404737097468">
            <text:p>3.254047370975E+02</text:p>
          </table:table-cell>
          <table:table-cell table:formula="of:=55345.255*[.E21]*2" office:value-type="float" office:value="339.120415298834">
            <text:p>3.391204152988E+02</text:p>
          </table:table-cell>
          <table:table-cell table:formula="of:=[.H21]/2+0.000001" office:value-type="float" office:value="169.560208649417">
            <text:p>1.695602086494E+02</text:p>
          </table:table-cell>
          <table:table-cell table:formula="of:=[.H21]/[.E21]" office:value-type="float" office:value="110690.51">
            <text:p>1.106905100000E+05</text:p>
          </table:table-cell>
          <table:table-cell table:formula="of:=[.I21]/[.E21]" office:value-type="float" office:value="55345.2553264047">
            <text:p>5.534525532640E+04</text:p>
          </table:table-cell>
          <table:table-cell/>
          <table:table-cell table:formula="of:=[.C21]*[.E21]" office:value-type="float" office:value="0.00345685662197245">
            <text:p>3.456856621972E-03</text:p>
          </table:table-cell>
          <table:table-cell table:formula="of:=[.D21]*[.E21]" office:value-type="float" office:value="0.00267050543099549">
            <text:p>2.670505430995E-03</text:p>
          </table:table-cell>
        </table:table-row>
        <table:table-row table:style-name="ro2">
          <table:table-cell office:value-type="float" office:value="0.0004">
            <text:p>4.000000000000E-004</text:p>
          </table:table-cell>
          <table:table-cell table:formula="of:=EXP(-2046.392457*[.A22]-10.23196229)" office:value-type="float" office:value="0.0000158789016079918">
            <text:p>1.587890160799E-005</text:p>
          </table:table-cell>
          <table:table-cell table:formula="of:=1+0.01105400249*SQRT(([.B22])/(0.0000001194208575+0.0002*[.B22]))" office:value-type="float" office:value="1.12580285781803">
            <text:p>1.125802857818E+000</text:p>
          </table:table-cell>
          <table:table-cell table:formula="of:=1-0.01105400249*SQRT(([.B22])/(0.0000001194208575+0.0002*[.B22]))" office:value-type="float" office:value="0.874197142181973">
            <text:p>8.741971421820E-001</text:p>
          </table:table-cell>
          <table:table-cell table:formula="of:=0.001*EXP(3069.588686*[.A22])*POWER((0.943135751+1579.515969*[.B22]);3/2)" office:value-type="float" office:value="0.00325237822627787">
            <text:p>3.252378226278E-03</text:p>
          </table:table-cell>
          <table:table-cell table:formula="of:=1-[.E22]" office:value-type="float" office:value="0.996747621773722">
            <text:p>9.967476217737E-01</text:p>
          </table:table-cell>
          <table:table-cell table:formula="of:=[.F22]/[.E22]" office:value-type="float" office:value="306.467314816098">
            <text:p>3.064673148161E+02</text:p>
          </table:table-cell>
          <table:table-cell table:formula="of:=55345.255*[.E22]*2" office:value-type="float" office:value="360.007404579593">
            <text:p>3.600074045796E+02</text:p>
          </table:table-cell>
          <table:table-cell table:formula="of:=[.H22]/2+0.000001" office:value-type="float" office:value="180.003703289797">
            <text:p>1.800037032898E+02</text:p>
          </table:table-cell>
          <table:table-cell table:formula="of:=[.H22]/[.E22]" office:value-type="float" office:value="110690.51">
            <text:p>1.106905100000E+05</text:p>
          </table:table-cell>
          <table:table-cell table:formula="of:=[.I22]/[.E22]" office:value-type="float" office:value="55345.2553074673">
            <text:p>5.534525530747E+04</text:p>
          </table:table-cell>
          <table:table-cell/>
          <table:table-cell table:formula="of:=[.C22]*[.E22]" office:value-type="float" office:value="0.00366153670184875">
            <text:p>3.661536701849E-03</text:p>
          </table:table-cell>
          <table:table-cell table:formula="of:=[.D22]*[.E22]" office:value-type="float" office:value="0.00284321975070699">
            <text:p>2.843219750707E-03</text:p>
          </table:table-cell>
        </table:table-row>
        <table:table-row table:style-name="ro2">
          <table:table-cell office:value-type="float" office:value="0.00042">
            <text:p>4.200000000000E-004</text:p>
          </table:table-cell>
          <table:table-cell table:formula="of:=EXP(-2046.392457*[.A23]-10.23196229)" office:value-type="float" office:value="0.0000152421320081857">
            <text:p>1.524213200819E-005</text:p>
          </table:table-cell>
          <table:table-cell table:formula="of:=1+0.01105400249*SQRT(([.B23])/(0.0000001194208575+0.0002*[.B23]))" office:value-type="float" office:value="1.12331866885565">
            <text:p>1.123318668856E+000</text:p>
          </table:table-cell>
          <table:table-cell table:formula="of:=1-0.01105400249*SQRT(([.B23])/(0.0000001194208575+0.0002*[.B23]))" office:value-type="float" office:value="0.876681331144349">
            <text:p>8.766813311443E-001</text:p>
          </table:table-cell>
          <table:table-cell table:formula="of:=0.001*EXP(3069.588686*[.A23])*POWER((0.943135751+1579.515969*[.B23]);3/2)" office:value-type="float" office:value="0.00345291654046189">
            <text:p>3.452916540462E-03</text:p>
          </table:table-cell>
          <table:table-cell table:formula="of:=1-[.E23]" office:value-type="float" office:value="0.996547083459538">
            <text:p>9.965470834595E-01</text:p>
          </table:table-cell>
          <table:table-cell table:formula="of:=[.F23]/[.E23]" office:value-type="float" office:value="288.610243480206">
            <text:p>2.886102434802E+02</text:p>
          </table:table-cell>
          <table:table-cell table:formula="of:=55345.255*[.E23]*2" office:value-type="float" office:value="382.205092851162">
            <text:p>3.822050928512E+02</text:p>
          </table:table-cell>
          <table:table-cell table:formula="of:=[.H23]/2+0.000001" office:value-type="float" office:value="191.102547425581">
            <text:p>1.911025474256E+02</text:p>
          </table:table-cell>
          <table:table-cell table:formula="of:=[.H23]/[.E23]" office:value-type="float" office:value="110690.51">
            <text:p>1.106905100000E+05</text:p>
          </table:table-cell>
          <table:table-cell table:formula="of:=[.I23]/[.E23]" office:value-type="float" office:value="55345.2552896102">
            <text:p>5.534525528961E+04</text:p>
          </table:table-cell>
          <table:table-cell/>
          <table:table-cell table:formula="of:=[.C23]*[.E23]" office:value-type="float" office:value="0.00387872561190131">
            <text:p>3.878725611901E-03</text:p>
          </table:table-cell>
          <table:table-cell table:formula="of:=[.D23]*[.E23]" office:value-type="float" office:value="0.00302710746902247">
            <text:p>3.027107469022E-03</text:p>
          </table:table-cell>
        </table:table-row>
        <table:table-row table:style-name="ro2">
          <table:table-cell office:value-type="float" office:value="0.00044">
            <text:p>4.400000000000E-004</text:p>
          </table:table-cell>
          <table:table-cell table:formula="of:=EXP(-2046.392457*[.A24]-10.23196229)" office:value-type="float" office:value="0.0000146308978977508">
            <text:p>1.463089789775E-005</text:p>
          </table:table-cell>
          <table:table-cell table:formula="of:=1+0.01105400249*SQRT(([.B24])/(0.0000001194208575+0.0002*[.B24]))" office:value-type="float" office:value="1.12088107670947">
            <text:p>1.120881076709E+000</text:p>
          </table:table-cell>
          <table:table-cell table:formula="of:=1-0.01105400249*SQRT(([.B24])/(0.0000001194208575+0.0002*[.B24]))" office:value-type="float" office:value="0.879118923290534">
            <text:p>8.791189232905E-001</text:p>
          </table:table-cell>
          <table:table-cell table:formula="of:=0.001*EXP(3069.588686*[.A24])*POWER((0.943135751+1579.515969*[.B24]);3/2)" office:value-type="float" office:value="0.00366604343937173">
            <text:p>3.666043439372E-03</text:p>
          </table:table-cell>
          <table:table-cell table:formula="of:=1-[.E24]" office:value-type="float" office:value="0.996333956560628">
            <text:p>9.963339565606E-01</text:p>
          </table:table-cell>
          <table:table-cell table:formula="of:=[.F24]/[.E24]" office:value-type="float" office:value="271.773636356959">
            <text:p>2.717736363570E+02</text:p>
          </table:table-cell>
          <table:table-cell table:formula="of:=55345.255*[.E24]*2" office:value-type="float" office:value="405.796217986211">
            <text:p>4.057962179862E+02</text:p>
          </table:table-cell>
          <table:table-cell table:formula="of:=[.H24]/2+0.000001" office:value-type="float" office:value="202.898109993106">
            <text:p>2.028981099931E+02</text:p>
          </table:table-cell>
          <table:table-cell table:formula="of:=[.H24]/[.E24]" office:value-type="float" office:value="110690.51">
            <text:p>1.106905100000E+05</text:p>
          </table:table-cell>
          <table:table-cell table:formula="of:=[.I24]/[.E24]" office:value-type="float" office:value="55345.2552727736">
            <text:p>5.534525527277E+04</text:p>
          </table:table-cell>
          <table:table-cell/>
          <table:table-cell table:formula="of:=[.C24]*[.E24]" office:value-type="float" office:value="0.00410919871758666">
            <text:p>4.109198717587E-03</text:p>
          </table:table-cell>
          <table:table-cell table:formula="of:=[.D24]*[.E24]" office:value-type="float" office:value="0.00322288816115681">
            <text:p>3.222888161157E-03</text:p>
          </table:table-cell>
        </table:table-row>
        <table:table-row table:style-name="ro2">
          <table:table-cell office:value-type="float" office:value="0.00046">
            <text:p>4.600000000000E-004</text:p>
          </table:table-cell>
          <table:table-cell table:formula="of:=EXP(-2046.392457*[.A25]-10.23196229)" office:value-type="float" office:value="0.0000140441752623221">
            <text:p>1.404417526232E-005</text:p>
          </table:table-cell>
          <table:table-cell table:formula="of:=1+0.01105400249*SQRT(([.B25])/(0.0000001194208575+0.0002*[.B25]))" office:value-type="float" office:value="1.11848935043608">
            <text:p>1.118489350436E+000</text:p>
          </table:table-cell>
          <table:table-cell table:formula="of:=1-0.01105400249*SQRT(([.B25])/(0.0000001194208575+0.0002*[.B25]))" office:value-type="float" office:value="0.881510649563917">
            <text:p>8.815106495639E-001</text:p>
          </table:table-cell>
          <table:table-cell table:formula="of:=0.001*EXP(3069.588686*[.A25])*POWER((0.943135751+1579.515969*[.B25]);3/2)" office:value-type="float" office:value="0.00389255367417813">
            <text:p>3.892553674178E-03</text:p>
          </table:table-cell>
          <table:table-cell table:formula="of:=1-[.E25]" office:value-type="float" office:value="0.996107446325822">
            <text:p>9.961074463258E-01</text:p>
          </table:table-cell>
          <table:table-cell table:formula="of:=[.F25]/[.E25]" office:value-type="float" office:value="255.900760709777">
            <text:p>2.559007607098E+02</text:p>
          </table:table-cell>
          <table:table-cell table:formula="of:=55345.255*[.E25]*2" office:value-type="float" office:value="430.868751397152">
            <text:p>4.308687513972E+02</text:p>
          </table:table-cell>
          <table:table-cell table:formula="of:=[.H25]/2+0.000001" office:value-type="float" office:value="215.434376698576">
            <text:p>2.154343766986E+02</text:p>
          </table:table-cell>
          <table:table-cell table:formula="of:=[.H25]/[.E25]" office:value-type="float" office:value="110690.51">
            <text:p>1.106905100000E+05</text:p>
          </table:table-cell>
          <table:table-cell table:formula="of:=[.I25]/[.E25]" office:value-type="float" office:value="55345.2552569008">
            <text:p>5.534525525690E+04</text:p>
          </table:table-cell>
          <table:table-cell/>
          <table:table-cell table:formula="of:=[.C25]*[.E25]" office:value-type="float" office:value="0.00435377983056909">
            <text:p>4.353779830569E-03</text:p>
          </table:table-cell>
          <table:table-cell table:formula="of:=[.D25]*[.E25]" office:value-type="float" office:value="0.00343132751778718">
            <text:p>3.431327517787E-03</text:p>
          </table:table-cell>
        </table:table-row>
        <table:table-row table:style-name="ro2">
          <table:table-cell office:value-type="float" office:value="0.00048">
            <text:p>4.800000000000E-004</text:p>
          </table:table-cell>
          <table:table-cell table:formula="of:=EXP(-2046.392457*[.A26]-10.23196229)" office:value-type="float" office:value="0.0000134809811521643">
            <text:p>1.348098115216E-005</text:p>
          </table:table-cell>
          <table:table-cell table:formula="of:=1+0.01105400249*SQRT(([.B26])/(0.0000001194208575+0.0002*[.B26]))" office:value-type="float" office:value="1.11614276204417">
            <text:p>1.116142762044E+000</text:p>
          </table:table-cell>
          <table:table-cell table:formula="of:=1-0.01105400249*SQRT(([.B26])/(0.0000001194208575+0.0002*[.B26]))" office:value-type="float" office:value="0.88385723795583">
            <text:p>8.838572379558E-001</text:p>
          </table:table-cell>
          <table:table-cell table:formula="of:=0.001*EXP(3069.588686*[.A26])*POWER((0.943135751+1579.515969*[.B26]);3/2)" office:value-type="float" office:value="0.0041332922695339">
            <text:p>4.133292269534E-03</text:p>
          </table:table-cell>
          <table:table-cell table:formula="of:=1-[.E26]" office:value-type="float" office:value="0.995866707730466">
            <text:p>9.958667077305E-01</text:p>
          </table:table-cell>
          <table:table-cell table:formula="of:=[.F26]/[.E26]" office:value-type="float" office:value="240.937887473118">
            <text:p>2.409378874731E+02</text:p>
          </table:table-cell>
          <table:table-cell table:formula="of:=55345.255*[.E26]*2" office:value-type="float" office:value="457.516229293765">
            <text:p>4.575162292938E+02</text:p>
          </table:table-cell>
          <table:table-cell table:formula="of:=[.H26]/2+0.000001" office:value-type="float" office:value="228.758115646882">
            <text:p>2.287581156469E+02</text:p>
          </table:table-cell>
          <table:table-cell table:formula="of:=[.H26]/[.E26]" office:value-type="float" office:value="110690.51">
            <text:p>1.106905100000E+05</text:p>
          </table:table-cell>
          <table:table-cell table:formula="of:=[.I26]/[.E26]" office:value-type="float" office:value="55345.2552419379">
            <text:p>5.534525524194E+04</text:p>
          </table:table-cell>
          <table:table-cell/>
          <table:table-cell table:formula="of:=[.C26]*[.E26]" office:value-type="float" office:value="0.00461334425005338">
            <text:p>4.613344250053E-03</text:p>
          </table:table-cell>
          <table:table-cell table:formula="of:=[.D26]*[.E26]" office:value-type="float" office:value="0.00365324028901442">
            <text:p>3.653240289014E-03</text:p>
          </table:table-cell>
        </table:table-row>
        <table:table-row table:style-name="ro2">
          <table:table-cell office:value-type="float" office:value="0.0005">
            <text:p>5.000000000000E-004</text:p>
          </table:table-cell>
          <table:table-cell table:formula="of:=EXP(-2046.392457*[.A27]-10.23196229)" office:value-type="float" office:value="0.0000129403720354143">
            <text:p>1.294037203541E-005</text:p>
          </table:table-cell>
          <table:table-cell table:formula="of:=1+0.01105400249*SQRT(([.B27])/(0.0000001194208575+0.0002*[.B27]))" office:value-type="float" office:value="1.11384058706383">
            <text:p>1.113840587064E+000</text:p>
          </table:table-cell>
          <table:table-cell table:formula="of:=1-0.01105400249*SQRT(([.B27])/(0.0000001194208575+0.0002*[.B27]))" office:value-type="float" office:value="0.886159412936167">
            <text:p>8.861594129362E-001</text:p>
          </table:table-cell>
          <table:table-cell table:formula="of:=0.001*EXP(3069.588686*[.A27])*POWER((0.943135751+1579.515969*[.B27]);3/2)" office:value-type="float" office:value="0.00438915770568188">
            <text:p>4.389157705682E-03</text:p>
          </table:table-cell>
          <table:table-cell table:formula="of:=1-[.E27]" office:value-type="float" office:value="0.995610842294318">
            <text:p>9.956108422943E-01</text:p>
          </table:table-cell>
          <table:table-cell table:formula="of:=[.F27]/[.E27]" office:value-type="float" office:value="226.834146561987">
            <text:p>2.268341465620E+02</text:p>
          </table:table-cell>
          <table:table-cell table:formula="of:=55345.255*[.E27]*2" office:value-type="float" office:value="485.838104912357">
            <text:p>4.858381049124E+02</text:p>
          </table:table-cell>
          <table:table-cell table:formula="of:=[.H27]/2+0.000001" office:value-type="float" office:value="242.919053456179">
            <text:p>2.429190534562E+02</text:p>
          </table:table-cell>
          <table:table-cell table:formula="of:=[.H27]/[.E27]" office:value-type="float" office:value="110690.51">
            <text:p>1.106905100000E+05</text:p>
          </table:table-cell>
          <table:table-cell table:formula="of:=[.I27]/[.E27]" office:value-type="float" office:value="55345.2552278341">
            <text:p>5.534525522783E+04</text:p>
          </table:table-cell>
          <table:table-cell/>
          <table:table-cell table:formula="of:=[.C27]*[.E27]" office:value-type="float" office:value="0.00488882199561245">
            <text:p>4.888821995612E-03</text:p>
          </table:table-cell>
          <table:table-cell table:formula="of:=[.D27]*[.E27]" office:value-type="float" office:value="0.00388949341575131">
            <text:p>3.889493415751E-03</text:p>
          </table:table-cell>
        </table:table-row>
        <table:table-row table:style-name="ro2">
          <table:table-cell office:value-type="float" office:value="0.00052">
            <text:p>5.200000000000E-004</text:p>
          </table:table-cell>
          <table:table-cell table:formula="of:=EXP(-2046.392457*[.A28]-10.23196229)" office:value-type="float" office:value="0.0000124214422173603">
            <text:p>1.242144221736E-005</text:p>
          </table:table-cell>
          <table:table-cell table:formula="of:=1+0.01105400249*SQRT(([.B28])/(0.0000001194208575+0.0002*[.B28]))" office:value-type="float" office:value="1.111582105074">
            <text:p>1.111582105074E+000</text:p>
          </table:table-cell>
          <table:table-cell table:formula="of:=1-0.01105400249*SQRT(([.B28])/(0.0000001194208575+0.0002*[.B28]))" office:value-type="float" office:value="0.888417894925999">
            <text:p>8.884178949260E-001</text:p>
          </table:table-cell>
          <table:table-cell table:formula="of:=0.001*EXP(3069.588686*[.A28])*POWER((0.943135751+1579.515969*[.B28]);3/2)" office:value-type="float" office:value="0.00466110530201932">
            <text:p>4.661105302019E-03</text:p>
          </table:table-cell>
          <table:table-cell table:formula="of:=1-[.E28]" office:value-type="float" office:value="0.995338894697981">
            <text:p>9.953388946980E-01</text:p>
          </table:table-cell>
          <table:table-cell table:formula="of:=[.F28]/[.E28]" office:value-type="float" office:value="213.541387761991">
            <text:p>2.135413877620E+02</text:p>
          </table:table-cell>
          <table:table-cell table:formula="of:=55345.255*[.E28]*2" office:value-type="float" office:value="515.940123044222">
            <text:p>5.159401230442E+02</text:p>
          </table:table-cell>
          <table:table-cell table:formula="of:=[.H28]/2+0.000001" office:value-type="float" office:value="257.970062522111">
            <text:p>2.579700625221E+02</text:p>
          </table:table-cell>
          <table:table-cell table:formula="of:=[.H28]/[.E28]" office:value-type="float" office:value="110690.51">
            <text:p>1.106905100000E+05</text:p>
          </table:table-cell>
          <table:table-cell table:formula="of:=[.I28]/[.E28]" office:value-type="float" office:value="55345.2552145414">
            <text:p>5.534525521454E+04</text:p>
          </table:table-cell>
          <table:table-cell/>
          <table:table-cell table:formula="of:=[.C28]*[.E28]" office:value-type="float" office:value="0.00518120124359022">
            <text:p>5.181201243590E-03</text:p>
          </table:table-cell>
          <table:table-cell table:formula="of:=[.D28]*[.E28]" office:value-type="float" office:value="0.00414100936044841">
            <text:p>4.141009360448E-03</text:p>
          </table:table-cell>
        </table:table-row>
        <table:table-row table:style-name="ro2">
          <table:table-cell office:value-type="float" office:value="0.00054">
            <text:p>5.400000000000E-004</text:p>
          </table:table-cell>
          <table:table-cell table:formula="of:=EXP(-2046.392457*[.A29]-10.23196229)" office:value-type="float" office:value="0.0000119233223231113">
            <text:p>1.192332232311E-005</text:p>
          </table:table-cell>
          <table:table-cell table:formula="of:=1+0.01105400249*SQRT(([.B29])/(0.0000001194208575+0.0002*[.B29]))" office:value-type="float" office:value="1.10936660018986">
            <text:p>1.109366600190E+000</text:p>
          </table:table-cell>
          <table:table-cell table:formula="of:=1-0.01105400249*SQRT(([.B29])/(0.0000001194208575+0.0002*[.B29]))" office:value-type="float" office:value="0.890633399810137">
            <text:p>8.906333998101E-001</text:p>
          </table:table-cell>
          <table:table-cell table:formula="of:=0.001*EXP(3069.588686*[.A29])*POWER((0.943135751+1579.515969*[.B29]);3/2)" office:value-type="float" office:value="0.00495015081487334">
            <text:p>4.950150814873E-03</text:p>
          </table:table-cell>
          <table:table-cell table:formula="of:=1-[.E29]" office:value-type="float" office:value="0.995049849185127">
            <text:p>9.950498491851E-01</text:p>
          </table:table-cell>
          <table:table-cell table:formula="of:=[.F29]/[.E29]" office:value-type="float" office:value="201.014047126681">
            <text:p>2.010140471267E+02</text:p>
          </table:table-cell>
          <table:table-cell table:formula="of:=55345.255*[.E29]*2" office:value-type="float" office:value="547.934718275246">
            <text:p>5.479347182752E+02</text:p>
          </table:table-cell>
          <table:table-cell table:formula="of:=[.H29]/2+0.000001" office:value-type="float" office:value="273.967360137623">
            <text:p>2.739673601376E+02</text:p>
          </table:table-cell>
          <table:table-cell table:formula="of:=[.H29]/[.E29]" office:value-type="float" office:value="110690.51">
            <text:p>1.106905100000E+05</text:p>
          </table:table-cell>
          <table:table-cell table:formula="of:=[.I29]/[.E29]" office:value-type="float" office:value="55345.2552020141">
            <text:p>5.534525520201E+04</text:p>
          </table:table-cell>
          <table:table-cell/>
          <table:table-cell table:formula="of:=[.C29]*[.E29]" office:value-type="float" office:value="0.00549153197992312">
            <text:p>5.491531979923E-03</text:p>
          </table:table-cell>
          <table:table-cell table:formula="of:=[.D29]*[.E29]" office:value-type="float" office:value="0.00440876964982356">
            <text:p>4.408769649824E-03</text:p>
          </table:table-cell>
        </table:table-row>
        <table:table-row table:style-name="ro2">
          <table:table-cell office:value-type="float" office:value="0.00056">
            <text:p>5.600000000000E-004</text:p>
          </table:table-cell>
          <table:table-cell table:formula="of:=EXP(-2046.392457*[.A30]-10.23196229)" office:value-type="float" office:value="0.0000114451778411136">
            <text:p>1.144517784111E-005</text:p>
          </table:table-cell>
          <table:table-cell table:formula="of:=1+0.01105400249*SQRT(([.B30])/(0.0000001194208575+0.0002*[.B30]))" office:value-type="float" office:value="1.10719336151233">
            <text:p>1.107193361512E+000</text:p>
          </table:table-cell>
          <table:table-cell table:formula="of:=1-0.01105400249*SQRT(([.B30])/(0.0000001194208575+0.0002*[.B30]))" office:value-type="float" office:value="0.892806638487671">
            <text:p>8.928066384877E-001</text:p>
          </table:table-cell>
          <table:table-cell table:formula="of:=0.001*EXP(3069.588686*[.A30])*POWER((0.943135751+1579.515969*[.B30]);3/2)" office:value-type="float" office:value="0.00525737426305022">
            <text:p>5.257374263050E-03</text:p>
          </table:table-cell>
          <table:table-cell table:formula="of:=1-[.E30]" office:value-type="float" office:value="0.99474262573695">
            <text:p>9.947426257370E-01</text:p>
          </table:table-cell>
          <table:table-cell table:formula="of:=[.F30]/[.E30]" office:value-type="float" office:value="189.209018792552">
            <text:p>1.892090187926E+02</text:p>
          </table:table-cell>
          <table:table-cell table:formula="of:=55345.255*[.E30]*2" office:value-type="float" office:value="581.941438437903">
            <text:p>5.819414384379E+02</text:p>
          </table:table-cell>
          <table:table-cell table:formula="of:=[.H30]/2+0.000001" office:value-type="float" office:value="290.970720218952">
            <text:p>2.909707202190E+02</text:p>
          </table:table-cell>
          <table:table-cell table:formula="of:=[.H30]/[.E30]" office:value-type="float" office:value="110690.51">
            <text:p>1.106905100000E+05</text:p>
          </table:table-cell>
          <table:table-cell table:formula="of:=[.I30]/[.E30]" office:value-type="float" office:value="55345.255190209">
            <text:p>5.534525519021E+04</text:p>
          </table:table-cell>
          <table:table-cell/>
          <table:table-cell table:formula="of:=[.C30]*[.E30]" office:value-type="float" office:value="0.00582092988303498">
            <text:p>5.820929883035E-03</text:p>
          </table:table-cell>
          <table:table-cell table:formula="of:=[.D30]*[.E30]" office:value-type="float" office:value="0.00469381864306546">
            <text:p>4.693818643065E-03</text:p>
          </table:table-cell>
        </table:table-row>
        <table:table-row table:style-name="ro2">
          <table:table-cell office:value-type="float" office:value="0.00058">
            <text:p>5.800000000000E-004</text:p>
          </table:table-cell>
          <table:table-cell table:formula="of:=EXP(-2046.392457*[.A31]-10.23196229)" office:value-type="float" office:value="0.0000109862077250743">
            <text:p>1.098620772507E-005</text:p>
          </table:table-cell>
          <table:table-cell table:formula="of:=1+0.01105400249*SQRT(([.B31])/(0.0000001194208575+0.0002*[.B31]))" office:value-type="float" office:value="1.10506168354144">
            <text:p>1.105061683541E+000</text:p>
          </table:table-cell>
          <table:table-cell table:formula="of:=1-0.01105400249*SQRT(([.B31])/(0.0000001194208575+0.0002*[.B31]))" office:value-type="float" office:value="0.894938316458559">
            <text:p>8.949383164586E-001</text:p>
          </table:table-cell>
          <table:table-cell table:formula="of:=0.001*EXP(3069.588686*[.A31])*POWER((0.943135751+1579.515969*[.B31]);3/2)" office:value-type="float" office:value="0.00558392399557938">
            <text:p>5.583923995579E-03</text:p>
          </table:table-cell>
          <table:table-cell table:formula="of:=1-[.E31]" office:value-type="float" office:value="0.994416076004421">
            <text:p>9.944160760044E-01</text:p>
          </table:table-cell>
          <table:table-cell table:formula="of:=[.F31]/[.E31]" office:value-type="float" office:value="178.085532108186">
            <text:p>1.780855321082E+02</text:p>
          </table:table-cell>
          <table:table-cell table:formula="of:=55345.255*[.E31]*2" office:value-type="float" office:value="618.087394871919">
            <text:p>6.180873948719E+02</text:p>
          </table:table-cell>
          <table:table-cell table:formula="of:=[.H31]/2+0.000001" office:value-type="float" office:value="309.04369843596">
            <text:p>3.090436984360E+02</text:p>
          </table:table-cell>
          <table:table-cell table:formula="of:=[.H31]/[.E31]" office:value-type="float" office:value="110690.51">
            <text:p>1.106905100000E+05</text:p>
          </table:table-cell>
          <table:table-cell table:formula="of:=[.I31]/[.E31]" office:value-type="float" office:value="55345.2551790855">
            <text:p>5.534525517909E+04</text:p>
          </table:table-cell>
          <table:table-cell/>
          <table:table-cell table:formula="of:=[.C31]*[.E31]" office:value-type="float" office:value="0.0061705804513224">
            <text:p>6.170580451322E-03</text:p>
          </table:table-cell>
          <table:table-cell table:formula="of:=[.D31]*[.E31]" office:value-type="float" office:value="0.00499726753983636">
            <text:p>4.997267539836E-03</text:p>
          </table:table-cell>
        </table:table-row>
        <table:table-row table:style-name="ro2">
          <table:table-cell office:value-type="float" office:value="0.0006">
            <text:p>6.000000000000E-004</text:p>
          </table:table-cell>
          <table:table-cell table:formula="of:=EXP(-2046.392457*[.A32]-10.23196229)" office:value-type="float" office:value="0.000010545643051951">
            <text:p>1.054564305195E-005</text:p>
          </table:table-cell>
          <table:table-cell table:formula="of:=1+0.01105400249*SQRT(([.B32])/(0.0000001194208575+0.0002*[.B32]))" office:value-type="float" office:value="1.10297086655559">
            <text:p>1.102970866556E+000</text:p>
          </table:table-cell>
          <table:table-cell table:formula="of:=1-0.01105400249*SQRT(([.B32])/(0.0000001194208575+0.0002*[.B32]))" office:value-type="float" office:value="0.897029133444406">
            <text:p>8.970291334444E-001</text:p>
          </table:table-cell>
          <table:table-cell table:formula="of:=0.001*EXP(3069.588686*[.A32])*POWER((0.943135751+1579.515969*[.B32]);3/2)" office:value-type="float" office:value="0.00593102101698652">
            <text:p>5.931021016987E-03</text:p>
          </table:table-cell>
          <table:table-cell table:formula="of:=1-[.E32]" office:value-type="float" office:value="0.994068978983013">
            <text:p>9.940689789830E-01</text:p>
          </table:table-cell>
          <table:table-cell table:formula="of:=[.F32]/[.E32]" office:value-type="float" office:value="167.605033962278">
            <text:p>1.676050339623E+02</text:p>
          </table:table-cell>
          <table:table-cell table:formula="of:=55345.255*[.E32]*2" office:value-type="float" office:value="656.507741190957">
            <text:p>6.565077411910E+02</text:p>
          </table:table-cell>
          <table:table-cell table:formula="of:=[.H32]/2+0.000001" office:value-type="float" office:value="328.253871595479">
            <text:p>3.282538715955E+02</text:p>
          </table:table-cell>
          <table:table-cell table:formula="of:=[.H32]/[.E32]" office:value-type="float" office:value="110690.51">
            <text:p>1.106905100000E+05</text:p>
          </table:table-cell>
          <table:table-cell table:formula="of:=[.I32]/[.E32]" office:value-type="float" office:value="55345.255168605">
            <text:p>5.534525516861E+04</text:p>
          </table:table-cell>
          <table:table-cell/>
          <table:table-cell table:formula="of:=[.C32]*[.E32]" office:value-type="float" office:value="0.00654174339066507">
            <text:p>6.541743390665E-03</text:p>
          </table:table-cell>
          <table:table-cell table:formula="of:=[.D32]*[.E32]" office:value-type="float" office:value="0.00532029864330798">
            <text:p>5.320298643308E-03</text:p>
          </table:table-cell>
        </table:table-row>
        <table:table-row table:style-name="ro2">
          <table:table-cell office:value-type="float" office:value="0.00062">
            <text:p>6.200000000000E-004</text:p>
          </table:table-cell>
          <table:table-cell table:formula="of:=EXP(-2046.392457*[.A33]-10.23196229)" office:value-type="float" office:value="0.0000101227457337569">
            <text:p>1.012274573376E-005</text:p>
          </table:table-cell>
          <table:table-cell table:formula="of:=1+0.01105400249*SQRT(([.B33])/(0.0000001194208575+0.0002*[.B33]))" office:value-type="float" office:value="1.10092021695836">
            <text:p>1.100920216958E+000</text:p>
          </table:table-cell>
          <table:table-cell table:formula="of:=1-0.01105400249*SQRT(([.B33])/(0.0000001194208575+0.0002*[.B33]))" office:value-type="float" office:value="0.899079783041638">
            <text:p>8.990797830416E-001</text:p>
          </table:table-cell>
          <table:table-cell table:formula="of:=0.001*EXP(3069.588686*[.A33])*POWER((0.943135751+1579.515969*[.B33]);3/2)" office:value-type="float" office:value="0.00629996358640096">
            <text:p>6.299963586401E-03</text:p>
          </table:table-cell>
          <table:table-cell table:formula="of:=1-[.E33]" office:value-type="float" office:value="0.993700036413599">
            <text:p>9.937000364136E-01</text:p>
          </table:table-cell>
          <table:table-cell table:formula="of:=[.F33]/[.E33]" office:value-type="float" office:value="157.731076185677">
            <text:p>1.577310761857E+02</text:p>
          </table:table-cell>
          <table:table-cell table:formula="of:=55345.255*[.E33]*2" office:value-type="float" office:value="697.346182360151">
            <text:p>6.973461823602E+02</text:p>
          </table:table-cell>
          <table:table-cell table:formula="of:=[.H33]/2+0.000001" office:value-type="float" office:value="348.673092180076">
            <text:p>3.486730921801E+02</text:p>
          </table:table-cell>
          <table:table-cell table:formula="of:=[.H33]/[.E33]" office:value-type="float" office:value="110690.51">
            <text:p>1.106905100000E+05</text:p>
          </table:table-cell>
          <table:table-cell table:formula="of:=[.I33]/[.E33]" office:value-type="float" office:value="55345.2551587311">
            <text:p>5.534525515873E+04</text:p>
          </table:table-cell>
          <table:table-cell/>
          <table:table-cell table:formula="of:=[.C33]*[.E33]" office:value-type="float" office:value="0.00693575727837032">
            <text:p>6.935757278370E-03</text:p>
          </table:table-cell>
          <table:table-cell table:formula="of:=[.D33]*[.E33]" office:value-type="float" office:value="0.0056641698944316">
            <text:p>5.664169894432E-03</text:p>
          </table:table-cell>
        </table:table-row>
        <table:table-row table:style-name="ro2">
          <table:table-cell office:value-type="float" office:value="0.00064">
            <text:p>6.400000000000E-004</text:p>
          </table:table-cell>
          <table:table-cell table:formula="of:=EXP(-2046.392457*[.A34]-10.23196229)" office:value-type="float" office:value="0.00000971680728102544">
            <text:p>9.716807281025E-006</text:p>
          </table:table-cell>
          <table:table-cell table:formula="of:=1+0.01105400249*SQRT(([.B34])/(0.0000001194208575+0.0002*[.B34]))" office:value-type="float" office:value="1.09890904759466">
            <text:p>1.098909047595E+000</text:p>
          </table:table-cell>
          <table:table-cell table:formula="of:=1-0.01105400249*SQRT(([.B34])/(0.0000001194208575+0.0002*[.B34]))" office:value-type="float" office:value="0.901090952405344">
            <text:p>9.010909524053E-001</text:p>
          </table:table-cell>
          <table:table-cell table:formula="of:=0.001*EXP(3069.588686*[.A34])*POWER((0.943135751+1579.515969*[.B34]);3/2)" office:value-type="float" office:value="0.00669213210783453">
            <text:p>6.692132107835E-03</text:p>
          </table:table-cell>
          <table:table-cell table:formula="of:=1-[.E34]" office:value-type="float" office:value="0.993307867892166">
            <text:p>9.933078678922E-01</text:p>
          </table:table-cell>
          <table:table-cell table:formula="of:=[.F34]/[.E34]" office:value-type="float" office:value="148.42920789464">
            <text:p>1.484292078946E+02</text:p>
          </table:table-cell>
          <table:table-cell table:formula="of:=55345.255*[.E34]*2" office:value-type="float" office:value="740.755516003579">
            <text:p>7.407555160036E+02</text:p>
          </table:table-cell>
          <table:table-cell table:formula="of:=[.H34]/2+0.000001" office:value-type="float" office:value="370.37775900179">
            <text:p>3.703777590018E+02</text:p>
          </table:table-cell>
          <table:table-cell table:formula="of:=[.H34]/[.E34]" office:value-type="float" office:value="110690.51">
            <text:p>1.106905100000E+05</text:p>
          </table:table-cell>
          <table:table-cell table:formula="of:=[.I34]/[.E34]" office:value-type="float" office:value="55345.2551494292">
            <text:p>5.534525514943E+04</text:p>
          </table:table-cell>
          <table:table-cell/>
          <table:table-cell table:formula="of:=[.C34]*[.E34]" office:value-type="float" office:value="0.00735404452099806">
            <text:p>7.354044520998E-03</text:p>
          </table:table-cell>
          <table:table-cell table:formula="of:=[.D34]*[.E34]" office:value-type="float" office:value="0.006030219694671">
            <text:p>6.030219694671E-03</text:p>
          </table:table-cell>
        </table:table-row>
        <table:table-row table:style-name="ro2">
          <table:table-cell office:value-type="float" office:value="0.00066">
            <text:p>6.600000000000E-004</text:p>
          </table:table-cell>
          <table:table-cell table:formula="of:=EXP(-2046.392457*[.A35]-10.23196229)" office:value-type="float" office:value="0.0000093271476158621">
            <text:p>9.327147615862E-006</text:p>
          </table:table-cell>
          <table:table-cell table:formula="of:=1+0.01105400249*SQRT(([.B35])/(0.0000001194208575+0.0002*[.B35]))" office:value-type="float" office:value="1.09693667803789">
            <text:p>1.096936678038E+000</text:p>
          </table:table-cell>
          <table:table-cell table:formula="of:=1-0.01105400249*SQRT(([.B35])/(0.0000001194208575+0.0002*[.B35]))" office:value-type="float" office:value="0.903063321962111">
            <text:p>9.030633219621E-001</text:p>
          </table:table-cell>
          <table:table-cell table:formula="of:=0.001*EXP(3069.588686*[.A35])*POWER((0.943135751+1579.515969*[.B35]);3/2)" office:value-type="float" office:value="0.00710899433006745">
            <text:p>7.108994330067E-03</text:p>
          </table:table-cell>
          <table:table-cell table:formula="of:=1-[.E35]" office:value-type="float" office:value="0.992891005669932">
            <text:p>9.928910056699E-01</text:p>
          </table:table-cell>
          <table:table-cell table:formula="of:=[.F35]/[.E35]" office:value-type="float" office:value="139.666872636331">
            <text:p>1.396668726363E+02</text:p>
          </table:table-cell>
          <table:table-cell table:formula="of:=55345.255*[.E35]*2" office:value-type="float" office:value="786.898207982275">
            <text:p>7.868982079823E+02</text:p>
          </table:table-cell>
          <table:table-cell table:formula="of:=[.H35]/2+0.000001" office:value-type="float" office:value="393.449104991137">
            <text:p>3.934491049911E+02</text:p>
          </table:table-cell>
          <table:table-cell table:formula="of:=[.H35]/[.E35]" office:value-type="float" office:value="110690.51">
            <text:p>1.106905100000E+05</text:p>
          </table:table-cell>
          <table:table-cell table:formula="of:=[.I35]/[.E35]" office:value-type="float" office:value="55345.2551406669">
            <text:p>5.534525514067E+04</text:p>
          </table:table-cell>
          <table:table-cell/>
          <table:table-cell table:formula="of:=[.C35]*[.E35]" office:value-type="float" office:value="0.00779811662461438">
            <text:p>7.798116624614E-03</text:p>
          </table:table-cell>
          <table:table-cell table:formula="of:=[.D35]*[.E35]" office:value-type="float" office:value="0.00641987203552053">
            <text:p>6.419872035521E-03</text:p>
          </table:table-cell>
        </table:table-row>
        <table:table-row table:style-name="ro2">
          <table:table-cell office:value-type="float" office:value="0.00068">
            <text:p>6.800000000000E-004</text:p>
          </table:table-cell>
          <table:table-cell table:formula="of:=EXP(-2046.392457*[.A36]-10.23196229)" office:value-type="float" office:value="0.00000895311393259426">
            <text:p>8.953113932594E-006</text:p>
          </table:table-cell>
          <table:table-cell table:formula="of:=1+0.01105400249*SQRT(([.B36])/(0.0000001194208575+0.0002*[.B36]))" office:value-type="float" office:value="1.09500243484974">
            <text:p>1.095002434850E+000</text:p>
          </table:table-cell>
          <table:table-cell table:formula="of:=1-0.01105400249*SQRT(([.B36])/(0.0000001194208575+0.0002*[.B36]))" office:value-type="float" office:value="0.904997565150256">
            <text:p>9.049975651503E-001</text:p>
          </table:table-cell>
          <table:table-cell table:formula="of:=0.001*EXP(3069.588686*[.A36])*POWER((0.943135751+1579.515969*[.B36]);3/2)" office:value-type="float" office:value="0.00755211087574337">
            <text:p>7.552110875743E-03</text:p>
          </table:table-cell>
          <table:table-cell table:formula="of:=1-[.E36]" office:value-type="float" office:value="0.992447889124257">
            <text:p>9.924478891243E-01</text:p>
          </table:table-cell>
          <table:table-cell table:formula="of:=[.F36]/[.E36]" office:value-type="float" office:value="131.41331019277">
            <text:p>1.314133101928E+02</text:p>
          </table:table-cell>
          <table:table-cell table:formula="of:=55345.255*[.E36]*2" office:value-type="float" office:value="835.94700441258">
            <text:p>8.359470044126E+02</text:p>
          </table:table-cell>
          <table:table-cell table:formula="of:=[.H36]/2+0.000001" office:value-type="float" office:value="417.97350320629">
            <text:p>4.179735032063E+02</text:p>
          </table:table-cell>
          <table:table-cell table:formula="of:=[.H36]/[.E36]" office:value-type="float" office:value="110690.51">
            <text:p>1.106905100000E+05</text:p>
          </table:table-cell>
          <table:table-cell table:formula="of:=[.I36]/[.E36]" office:value-type="float" office:value="55345.2551324133">
            <text:p>5.534525513241E+04</text:p>
          </table:table-cell>
          <table:table-cell/>
          <table:table-cell table:formula="of:=[.C36]*[.E36]" office:value-type="float" office:value="0.00826957979719422">
            <text:p>8.269579797194E-03</text:p>
          </table:table-cell>
          <table:table-cell table:formula="of:=[.D36]*[.E36]" office:value-type="float" office:value="0.00683464195429252">
            <text:p>6.834641954293E-03</text:p>
          </table:table-cell>
        </table:table-row>
        <table:table-row table:style-name="ro2">
          <table:table-cell office:value-type="float" office:value="0.000700000000000001">
            <text:p>7.000000000000E-004</text:p>
          </table:table-cell>
          <table:table-cell table:formula="of:=EXP(-2046.392457*[.A37]-10.23196229)" office:value-type="float" office:value="0.00000859407960411104">
            <text:p>8.594079604111E-006</text:p>
          </table:table-cell>
          <table:table-cell table:formula="of:=1+0.01105400249*SQRT(([.B37])/(0.0000001194208575+0.0002*[.B37]))" office:value-type="float" office:value="1.09310565181408">
            <text:p>1.093105651814E+000</text:p>
          </table:table-cell>
          <table:table-cell table:formula="of:=1-0.01105400249*SQRT(([.B37])/(0.0000001194208575+0.0002*[.B37]))" office:value-type="float" office:value="0.906894348185916">
            <text:p>9.068943481859E-001</text:p>
          </table:table-cell>
          <table:table-cell table:formula="of:=0.001*EXP(3069.588686*[.A37])*POWER((0.943135751+1579.515969*[.B37]);3/2)" office:value-type="float" office:value="0.00802314112051725">
            <text:p>8.023141120517E-03</text:p>
          </table:table-cell>
          <table:table-cell table:formula="of:=1-[.E37]" office:value-type="float" office:value="0.991976858879483">
            <text:p>9.919768588795E-01</text:p>
          </table:table-cell>
          <table:table-cell table:formula="of:=[.F37]/[.E37]" office:value-type="float" office:value="123.63946289599">
            <text:p>1.236394628960E+02</text:p>
          </table:table-cell>
          <table:table-cell table:formula="of:=55345.255*[.E37]*2" office:value-type="float" office:value="888.085582432026">
            <text:p>8.880855824320E+02</text:p>
          </table:table-cell>
          <table:table-cell table:formula="of:=[.H37]/2+0.000001" office:value-type="float" office:value="444.042792216013">
            <text:p>4.440427922160E+02</text:p>
          </table:table-cell>
          <table:table-cell table:formula="of:=[.H37]/[.E37]" office:value-type="float" office:value="110690.51">
            <text:p>1.106905100000E+05</text:p>
          </table:table-cell>
          <table:table-cell table:formula="of:=[.I37]/[.E37]" office:value-type="float" office:value="55345.2551246395">
            <text:p>5.534525512464E+04</text:p>
          </table:table-cell>
          <table:table-cell/>
          <table:table-cell table:formula="of:=[.C37]*[.E37]" office:value-type="float" office:value="0.00877014090413939">
            <text:p>8.770140904139E-03</text:p>
          </table:table-cell>
          <table:table-cell table:formula="of:=[.D37]*[.E37]" office:value-type="float" office:value="0.00727614133689512">
            <text:p>7.276141336895E-03</text:p>
          </table:table-cell>
        </table:table-row>
        <table:table-row table:style-name="ro2">
          <table:table-cell office:value-type="float" office:value="0.000720000000000001">
            <text:p>7.200000000000E-004</text:p>
          </table:table-cell>
          <table:table-cell table:formula="of:=EXP(-2046.392457*[.A38]-10.23196229)" office:value-type="float" office:value="0.00000824944313206077">
            <text:p>8.249443132061E-006</text:p>
          </table:table-cell>
          <table:table-cell table:formula="of:=1+0.01105400249*SQRT(([.B38])/(0.0000001194208575+0.0002*[.B38]))" office:value-type="float" office:value="1.09124567014649">
            <text:p>1.091245670146E+000</text:p>
          </table:table-cell>
          <table:table-cell table:formula="of:=1-0.01105400249*SQRT(([.B38])/(0.0000001194208575+0.0002*[.B38]))" office:value-type="float" office:value="0.90875432985351">
            <text:p>9.087543298535E-001</text:p>
          </table:table-cell>
          <table:table-cell table:formula="of:=0.001*EXP(3069.588686*[.A38])*POWER((0.943135751+1579.515969*[.B38]);3/2)" office:value-type="float" office:value="0.00852384944441924">
            <text:p>8.523849444419E-03</text:p>
          </table:table-cell>
          <table:table-cell table:formula="of:=1-[.E38]" office:value-type="float" office:value="0.991476150555581">
            <text:p>9.914761505556E-01</text:p>
          </table:table-cell>
          <table:table-cell table:formula="of:=[.F38]/[.E38]" office:value-type="float" office:value="116.317886304846">
            <text:p>1.163178863048E+02</text:p>
          </table:table-cell>
          <table:table-cell table:formula="of:=55345.255*[.E38]*2" office:value-type="float" office:value="943.509242165982">
            <text:p>9.435092421660E+02</text:p>
          </table:table-cell>
          <table:table-cell table:formula="of:=[.H38]/2+0.000001" office:value-type="float" office:value="471.754622082991">
            <text:p>4.717546220830E+02</text:p>
          </table:table-cell>
          <table:table-cell table:formula="of:=[.H38]/[.E38]" office:value-type="float" office:value="110690.51">
            <text:p>1.106905100000E+05</text:p>
          </table:table-cell>
          <table:table-cell table:formula="of:=[.I38]/[.E38]" office:value-type="float" office:value="55345.2551173179">
            <text:p>5.534525511732E+04</text:p>
          </table:table-cell>
          <table:table-cell/>
          <table:table-cell table:formula="of:=[.C38]*[.E38]" office:value-type="float" office:value="0.00930161379920306">
            <text:p>9.301613799203E-03</text:p>
          </table:table-cell>
          <table:table-cell table:formula="of:=[.D38]*[.E38]" office:value-type="float" office:value="0.00774608508963541">
            <text:p>7.746085089635E-03</text:p>
          </table:table-cell>
        </table:table-row>
        <table:table-row table:style-name="ro2">
          <table:table-cell office:value-type="float" office:value="0.000740000000000001">
            <text:p>7.400000000000E-004</text:p>
          </table:table-cell>
          <table:table-cell table:formula="of:=EXP(-2046.392457*[.A39]-10.23196229)" office:value-type="float" office:value="0.00000791862713914717">
            <text:p>7.918627139147E-006</text:p>
          </table:table-cell>
          <table:table-cell table:formula="of:=1+0.01105400249*SQRT(([.B39])/(0.0000001194208575+0.0002*[.B39]))" office:value-type="float" office:value="1.08942183868083">
            <text:p>1.089421838681E+000</text:p>
          </table:table-cell>
          <table:table-cell table:formula="of:=1-0.01105400249*SQRT(([.B39])/(0.0000001194208575+0.0002*[.B39]))" office:value-type="float" office:value="0.91057816131917">
            <text:p>9.105781613192E-001</text:p>
          </table:table-cell>
          <table:table-cell table:formula="of:=0.001*EXP(3069.588686*[.A39])*POWER((0.943135751+1579.515969*[.B39]);3/2)" office:value-type="float" office:value="0.00905611187900119">
            <text:p>9.056111879001E-03</text:p>
          </table:table-cell>
          <table:table-cell table:formula="of:=1-[.E39]" office:value-type="float" office:value="0.990943888120999">
            <text:p>9.909438881210E-01</text:p>
          </table:table-cell>
          <table:table-cell table:formula="of:=[.F39]/[.E39]" office:value-type="float" office:value="109.422664092605">
            <text:p>1.094226640926E+02</text:p>
          </table:table-cell>
          <table:table-cell table:formula="of:=55345.255*[.E39]*2" office:value-type="float" office:value="1002.4256425037">
            <text:p>1.002425642504E+03</text:p>
          </table:table-cell>
          <table:table-cell table:formula="of:=[.H39]/2+0.000001" office:value-type="float" office:value="501.21282225185">
            <text:p>5.012128222519E+02</text:p>
          </table:table-cell>
          <table:table-cell table:formula="of:=[.H39]/[.E39]" office:value-type="float" office:value="110690.51">
            <text:p>1.106905100000E+05</text:p>
          </table:table-cell>
          <table:table-cell table:formula="of:=[.I39]/[.E39]" office:value-type="float" office:value="55345.2551104227">
            <text:p>5.534525511042E+04</text:p>
          </table:table-cell>
          <table:table-cell/>
          <table:table-cell table:formula="of:=[.C39]*[.E39]" office:value-type="float" office:value="0.00986592605452079">
            <text:p>9.865926054521E-03</text:p>
          </table:table-cell>
          <table:table-cell table:formula="of:=[.D39]*[.E39]" office:value-type="float" office:value="0.0082462977034816">
            <text:p>8.246297703482E-03</text:p>
          </table:table-cell>
        </table:table-row>
        <table:table-row table:style-name="ro2">
          <table:table-cell office:value-type="float" office:value="0.000760000000000001">
            <text:p>7.600000000000E-004</text:p>
          </table:table-cell>
          <table:table-cell table:formula="of:=EXP(-2046.392457*[.A40]-10.23196229)" office:value-type="float" office:value="0.00000760107740183596">
            <text:p>7.601077401836E-006</text:p>
          </table:table-cell>
          <table:table-cell table:formula="of:=1+0.01105400249*SQRT(([.B40])/(0.0000001194208575+0.0002*[.B40]))" office:value-type="float" office:value="1.08763351403421">
            <text:p>1.087633514034E+000</text:p>
          </table:table-cell>
          <table:table-cell table:formula="of:=1-0.01105400249*SQRT(([.B40])/(0.0000001194208575+0.0002*[.B40]))" office:value-type="float" office:value="0.912366485965789">
            <text:p>9.123664859658E-001</text:p>
          </table:table-cell>
          <table:table-cell table:formula="of:=0.001*EXP(3069.588686*[.A40])*POWER((0.943135751+1579.515969*[.B40]);3/2)" office:value-type="float" office:value="0.00962192317532429">
            <text:p>9.621923175324E-03</text:p>
          </table:table-cell>
          <table:table-cell table:formula="of:=1-[.E40]" office:value-type="float" office:value="0.990378076824676">
            <text:p>9.903780768247E-01</text:p>
          </table:table-cell>
          <table:table-cell table:formula="of:=[.F40]/[.E40]" office:value-type="float" office:value="102.92932699406">
            <text:p>1.029293269941E+02</text:p>
          </table:table-cell>
          <table:table-cell table:formula="of:=55345.255*[.E40]*2" office:value-type="float" office:value="1065.05558345747">
            <text:p>1.065055583457E+03</text:p>
          </table:table-cell>
          <table:table-cell table:formula="of:=[.H40]/2+0.000001" office:value-type="float" office:value="532.527792728733">
            <text:p>5.325277927287E+02</text:p>
          </table:table-cell>
          <table:table-cell table:formula="of:=[.H40]/[.E40]" office:value-type="float" office:value="110690.51">
            <text:p>1.106905100000E+05</text:p>
          </table:table-cell>
          <table:table-cell table:formula="of:=[.I40]/[.E40]" office:value-type="float" office:value="55345.2551039293">
            <text:p>5.534525510393E+04</text:p>
          </table:table-cell>
          <table:table-cell/>
          <table:table-cell table:formula="of:=[.C40]*[.E40]" office:value-type="float" office:value="0.0104651261149452">
            <text:p>1.046512611495E-02</text:p>
          </table:table-cell>
          <table:table-cell table:formula="of:=[.D40]*[.E40]" office:value-type="float" office:value="0.00877872023570341">
            <text:p>8.778720235703E-03</text:p>
          </table:table-cell>
        </table:table-row>
        <table:table-row table:style-name="ro2">
          <table:table-cell office:value-type="float" office:value="0.000780000000000001">
            <text:p>7.800000000000E-004</text:p>
          </table:table-cell>
          <table:table-cell table:formula="of:=EXP(-2046.392457*[.A41]-10.23196229)" office:value-type="float" office:value="0.00000729626192185174">
            <text:p>7.296261921852E-006</text:p>
          </table:table-cell>
          <table:table-cell table:formula="of:=1+0.01105400249*SQRT(([.B41])/(0.0000001194208575+0.0002*[.B41]))" office:value-type="float" office:value="1.08588006075162">
            <text:p>1.085880060752E+000</text:p>
          </table:table-cell>
          <table:table-cell table:formula="of:=1-0.01105400249*SQRT(([.B41])/(0.0000001194208575+0.0002*[.B41]))" office:value-type="float" office:value="0.914119939248376">
            <text:p>9.141199392484E-001</text:p>
          </table:table-cell>
          <table:table-cell table:formula="of:=0.001*EXP(3069.588686*[.A41])*POWER((0.943135751+1579.515969*[.B41]);3/2)" office:value-type="float" office:value="0.010223404319433">
            <text:p>1.022340431943E-02</text:p>
          </table:table-cell>
          <table:table-cell table:formula="of:=1-[.E41]" office:value-type="float" office:value="0.989776595680567">
            <text:p>9.897765956806E-01</text:p>
          </table:table-cell>
          <table:table-cell table:formula="of:=[.F41]/[.E41]" office:value-type="float" office:value="96.8147756612895">
            <text:p>9.681477566129E+01</text:p>
          </table:table-cell>
          <table:table-cell table:formula="of:=55345.255*[.E41]*2" office:value-type="float" office:value="1131.63383805425">
            <text:p>1.131633838054E+03</text:p>
          </table:table-cell>
          <table:table-cell table:formula="of:=[.H41]/2+0.000001" office:value-type="float" office:value="565.816920027123">
            <text:p>5.658169200271E+02</text:p>
          </table:table-cell>
          <table:table-cell table:formula="of:=[.H41]/[.E41]" office:value-type="float" office:value="110690.51">
            <text:p>1.106905100000E+05</text:p>
          </table:table-cell>
          <table:table-cell table:formula="of:=[.I41]/[.E41]" office:value-type="float" office:value="55345.2550978148">
            <text:p>5.534525509781E+04</text:p>
          </table:table-cell>
          <table:table-cell/>
          <table:table-cell table:formula="of:=[.C41]*[.E41]" office:value-type="float" office:value="0.0111013909034744">
            <text:p>1.110139090347E-02</text:p>
          </table:table-cell>
          <table:table-cell table:formula="of:=[.D41]*[.E41]" office:value-type="float" office:value="0.00934541773539171">
            <text:p>9.345417735392E-03</text:p>
          </table:table-cell>
        </table:table-row>
        <table:table-row table:style-name="ro2">
          <table:table-cell office:value-type="float" office:value="0.000800000000000001">
            <text:p>8.000000000000E-004</text:p>
          </table:table-cell>
          <table:table-cell table:formula="of:=EXP(-2046.392457*[.A42]-10.23196229)" office:value-type="float" office:value="0.00000700367003490915">
            <text:p>7.003670034909E-006</text:p>
          </table:table-cell>
          <table:table-cell table:formula="of:=1+0.01105400249*SQRT(([.B42])/(0.0000001194208575+0.0002*[.B42]))" office:value-type="float" office:value="1.08416085143149">
            <text:p>1.084160851431E+000</text:p>
          </table:table-cell>
          <table:table-cell table:formula="of:=1-0.01105400249*SQRT(([.B42])/(0.0000001194208575+0.0002*[.B42]))" office:value-type="float" office:value="0.91583914856851">
            <text:p>9.158391485685E-001</text:p>
          </table:table-cell>
          <table:table-cell table:formula="of:=0.001*EXP(3069.588686*[.A42])*POWER((0.943135751+1579.515969*[.B42]);3/2)" office:value-type="float" office:value="0.0108628105236478">
            <text:p>1.086281052365E-02</text:p>
          </table:table-cell>
          <table:table-cell table:formula="of:=1-[.E42]" office:value-type="float" office:value="0.989137189476352">
            <text:p>9.891371894764E-01</text:p>
          </table:table-cell>
          <table:table-cell table:formula="of:=[.F42]/[.E42]" office:value-type="float" office:value="91.0572072782679">
            <text:p>9.105720727827E+01</text:p>
          </table:table-cell>
          <table:table-cell table:formula="of:=55345.255*[.E42]*2" office:value-type="float" office:value="1202.41003689595">
            <text:p>1.202410036896E+03</text:p>
          </table:table-cell>
          <table:table-cell table:formula="of:=[.H42]/2+0.000001" office:value-type="float" office:value="601.205019447974">
            <text:p>6.012050194480E+02</text:p>
          </table:table-cell>
          <table:table-cell table:formula="of:=[.H42]/[.E42]" office:value-type="float" office:value="110690.51">
            <text:p>1.106905100000E+05</text:p>
          </table:table-cell>
          <table:table-cell table:formula="of:=[.I42]/[.E42]" office:value-type="float" office:value="55345.2550920572">
            <text:p>5.534525509206E+04</text:p>
          </table:table-cell>
          <table:table-cell/>
          <table:table-cell table:formula="of:=[.C42]*[.E42]" office:value-type="float" office:value="0.011777033906257">
            <text:p>1.177703390626E-02</text:p>
          </table:table-cell>
          <table:table-cell table:formula="of:=[.D42]*[.E42]" office:value-type="float" office:value="0.00994858714103869">
            <text:p>9.948587141039E-03</text:p>
          </table:table-cell>
        </table:table-row>
        <table:table-row table:style-name="ro2">
          <table:table-cell office:value-type="float" office:value="0.000820000000000001">
            <text:p>8.200000000000E-004</text:p>
          </table:table-cell>
          <table:table-cell table:formula="of:=EXP(-2046.392457*[.A43]-10.23196229)" office:value-type="float" office:value="0.00000672281155518544">
            <text:p>6.722811555185E-006</text:p>
          </table:table-cell>
          <table:table-cell table:formula="of:=1+0.01105400249*SQRT(([.B43])/(0.0000001194208575+0.0002*[.B43]))" office:value-type="float" office:value="1.08247526683331">
            <text:p>1.082475266833E+000</text:p>
          </table:table-cell>
          <table:table-cell table:formula="of:=1-0.01105400249*SQRT(([.B43])/(0.0000001194208575+0.0002*[.B43]))" office:value-type="float" office:value="0.917524733166686">
            <text:p>9.175247331667E-001</text:p>
          </table:table-cell>
          <table:table-cell table:formula="of:=0.001*EXP(3069.588686*[.A43])*POWER((0.943135751+1579.515969*[.B43]);3/2)" office:value-type="float" office:value="0.0115425397238025">
            <text:p>1.154253972380E-02</text:p>
          </table:table-cell>
          <table:table-cell table:formula="of:=1-[.E43]" office:value-type="float" office:value="0.988457460276197">
            <text:p>9.884574602762E-01</text:p>
          </table:table-cell>
          <table:table-cell table:formula="of:=[.F43]/[.E43]" office:value-type="float" office:value="85.6360457861666">
            <text:p>8.563604578617E+01</text:p>
          </table:table-cell>
          <table:table-cell table:formula="of:=55345.255*[.E43]*2" office:value-type="float" office:value="1277.64960872296">
            <text:p>1.277649608723E+03</text:p>
          </table:table-cell>
          <table:table-cell table:formula="of:=[.H43]/2+0.000001" office:value-type="float" office:value="638.824805361479">
            <text:p>6.388248053615E+02</text:p>
          </table:table-cell>
          <table:table-cell table:formula="of:=[.H43]/[.E43]" office:value-type="float" office:value="110690.51">
            <text:p>1.106905100000E+05</text:p>
          </table:table-cell>
          <table:table-cell table:formula="of:=[.I43]/[.E43]" office:value-type="float" office:value="55345.2550866361">
            <text:p>5.534525508664E+04</text:p>
          </table:table-cell>
          <table:table-cell/>
          <table:table-cell table:formula="of:=[.C43]*[.E43]" office:value-type="float" office:value="0.0124945137674572">
            <text:p>1.249451376746E-02</text:p>
          </table:table-cell>
          <table:table-cell table:formula="of:=[.D43]*[.E43]" office:value-type="float" office:value="0.0105905656801478">
            <text:p>1.059056568015E-02</text:p>
          </table:table-cell>
        </table:table-row>
        <table:table-row table:style-name="ro2">
          <table:table-cell office:value-type="float" office:value="0.000840000000000001">
            <text:p>8.400000000000E-004</text:p>
          </table:table-cell>
          <table:table-cell table:formula="of:=EXP(-2046.392457*[.A44]-10.23196229)" office:value-type="float" office:value="0.00000645321595410101">
            <text:p>6.453215954101E-006</text:p>
          </table:table-cell>
          <table:table-cell table:formula="of:=1+0.01105400249*SQRT(([.B44])/(0.0000001194208575+0.0002*[.B44]))" office:value-type="float" office:value="1.08082269596854">
            <text:p>1.080822695969E+000</text:p>
          </table:table-cell>
          <table:table-cell table:formula="of:=1-0.01105400249*SQRT(([.B44])/(0.0000001194208575+0.0002*[.B44]))" office:value-type="float" office:value="0.919177304031462">
            <text:p>9.191773040315E-001</text:p>
          </table:table-cell>
          <table:table-cell table:formula="of:=0.001*EXP(3069.588686*[.A44])*POWER((0.943135751+1579.515969*[.B44]);3/2)" office:value-type="float" office:value="0.0122651416144596">
            <text:p>1.226514161446E-02</text:p>
          </table:table-cell>
          <table:table-cell table:formula="of:=1-[.E44]" office:value-type="float" office:value="0.98773485838554">
            <text:p>9.877348583855E-01</text:p>
          </table:table-cell>
          <table:table-cell table:formula="of:=[.F44]/[.E44]" office:value-type="float" office:value="80.5318755733795">
            <text:p>8.053187557338E+01</text:p>
          </table:table-cell>
          <table:table-cell table:formula="of:=55345.255*[.E44]*2" office:value-type="float" office:value="1357.63478052676">
            <text:p>1.357634780527E+03</text:p>
          </table:table-cell>
          <table:table-cell table:formula="of:=[.H44]/2+0.000001" office:value-type="float" office:value="678.817391263379">
            <text:p>6.788173912634E+02</text:p>
          </table:table-cell>
          <table:table-cell table:formula="of:=[.H44]/[.E44]" office:value-type="float" office:value="110690.51">
            <text:p>1.106905100000E+05</text:p>
          </table:table-cell>
          <table:table-cell table:formula="of:=[.I44]/[.E44]" office:value-type="float" office:value="55345.2550815319">
            <text:p>5.534525508153E+04</text:p>
          </table:table-cell>
          <table:table-cell/>
          <table:table-cell table:formula="of:=[.C44]*[.E44]" office:value-type="float" office:value="0.0132564434261761">
            <text:p>1.325644342618E-02</text:p>
          </table:table-cell>
          <table:table-cell table:formula="of:=[.D44]*[.E44]" office:value-type="float" office:value="0.0112738398027431">
            <text:p>1.127383980274E-02</text:p>
          </table:table-cell>
        </table:table-row>
        <table:table-row table:style-name="ro2">
          <table:table-cell office:value-type="float" office:value="0.000860000000000001">
            <text:p>8.600000000000E-004</text:p>
          </table:table-cell>
          <table:table-cell table:formula="of:=EXP(-2046.392457*[.A45]-10.23196229)" office:value-type="float" office:value="0.00000619443157203223">
            <text:p>6.194431572032E-006</text:p>
          </table:table-cell>
          <table:table-cell table:formula="of:=1+0.01105400249*SQRT(([.B45])/(0.0000001194208575+0.0002*[.B45]))" office:value-type="float" office:value="1.07920253617569">
            <text:p>1.079202536176E+000</text:p>
          </table:table-cell>
          <table:table-cell table:formula="of:=1-0.01105400249*SQRT(([.B45])/(0.0000001194208575+0.0002*[.B45]))" office:value-type="float" office:value="0.920797463824305">
            <text:p>9.207974638243E-001</text:p>
          </table:table-cell>
          <table:table-cell table:formula="of:=0.001*EXP(3069.588686*[.A45])*POWER((0.943135751+1579.515969*[.B45]);3/2)" office:value-type="float" office:value="0.0130333272561664">
            <text:p>1.303332725617E-02</text:p>
          </table:table-cell>
          <table:table-cell table:formula="of:=1-[.E45]" office:value-type="float" office:value="0.986966672743834">
            <text:p>9.869666727438E-01</text:p>
          </table:table-cell>
          <table:table-cell table:formula="of:=[.F45]/[.E45]" office:value-type="float" office:value="75.7263784868806">
            <text:p>7.572637848688E+01</text:p>
          </table:table-cell>
          <table:table-cell table:formula="of:=55345.255*[.E45]*2" office:value-type="float" office:value="1442.66564098196">
            <text:p>1.442665640982E+03</text:p>
          </table:table-cell>
          <table:table-cell table:formula="of:=[.H45]/2+0.000001" office:value-type="float" office:value="721.332821490979">
            <text:p>7.213328214910E+02</text:p>
          </table:table-cell>
          <table:table-cell table:formula="of:=[.H45]/[.E45]" office:value-type="float" office:value="110690.51">
            <text:p>1.106905100000E+05</text:p>
          </table:table-cell>
          <table:table-cell table:formula="of:=[.I45]/[.E45]" office:value-type="float" office:value="55345.2550767264">
            <text:p>5.534525507673E+04</text:p>
          </table:table-cell>
          <table:table-cell/>
          <table:table-cell table:formula="of:=[.C45]*[.E45]" office:value-type="float" office:value="0.0140655998296626">
            <text:p>1.406559982966E-02</text:p>
          </table:table-cell>
          <table:table-cell table:formula="of:=[.D45]*[.E45]" office:value-type="float" office:value="0.0120010546826702">
            <text:p>1.200105468267E-02</text:p>
          </table:table-cell>
        </table:table-row>
        <table:table-row table:style-name="ro2">
          <table:table-cell office:value-type="float" office:value="0.000880000000000001">
            <text:p>8.800000000000E-004</text:p>
          </table:table-cell>
          <table:table-cell table:formula="of:=EXP(-2046.392457*[.A46]-10.23196229)" office:value-type="float" office:value="0.00000594602486163583">
            <text:p>5.946024861636E-006</text:p>
          </table:table-cell>
          <table:table-cell table:formula="of:=1+0.01105400249*SQRT(([.B46])/(0.0000001194208575+0.0002*[.B46]))" office:value-type="float" office:value="1.07761419318085">
            <text:p>1.077614193181E+000</text:p>
          </table:table-cell>
          <table:table-cell table:formula="of:=1-0.01105400249*SQRT(([.B46])/(0.0000001194208575+0.0002*[.B46]))" office:value-type="float" office:value="0.922385806819153">
            <text:p>9.223858068192E-001</text:p>
          </table:table-cell>
          <table:table-cell table:formula="of:=0.001*EXP(3069.588686*[.A46])*POWER((0.943135751+1579.515969*[.B46]);3/2)" office:value-type="float" office:value="0.0138499792909685">
            <text:p>1.384997929097E-02</text:p>
          </table:table-cell>
          <table:table-cell table:formula="of:=1-[.E46]" office:value-type="float" office:value="0.986150020709031">
            <text:p>9.861500207090E-01</text:p>
          </table:table-cell>
          <table:table-cell table:formula="of:=[.F46]/[.E46]" office:value-type="float" office:value="71.2022740244884">
            <text:p>7.120227402449E+01</text:p>
          </table:table-cell>
          <table:table-cell table:formula="of:=55345.255*[.E46]*2" office:value-type="float" office:value="1533.06127120675">
            <text:p>1.533061271207E+03</text:p>
          </table:table-cell>
          <table:table-cell table:formula="of:=[.H46]/2+0.000001" office:value-type="float" office:value="766.530636603373">
            <text:p>7.665306366034E+02</text:p>
          </table:table-cell>
          <table:table-cell table:formula="of:=[.H46]/[.E46]" office:value-type="float" office:value="110690.51">
            <text:p>1.106905100000E+05</text:p>
          </table:table-cell>
          <table:table-cell table:formula="of:=[.I46]/[.E46]" office:value-type="float" office:value="55345.2550722023">
            <text:p>5.534525507220E+04</text:p>
          </table:table-cell>
          <table:table-cell/>
          <table:table-cell table:formula="of:=[.C46]*[.E46]" office:value-type="float" office:value="0.0149249342592085">
            <text:p>1.492493425921E-02</text:p>
          </table:table-cell>
          <table:table-cell table:formula="of:=[.D46]*[.E46]" office:value-type="float" office:value="0.0127750243227286">
            <text:p>1.277502432273E-02</text:p>
          </table:table-cell>
        </table:table-row>
        <table:table-row table:style-name="ro2">
          <table:table-cell office:value-type="float" office:value="0.000900000000000001">
            <text:p>9.000000000000E-004</text:p>
          </table:table-cell>
          <table:table-cell table:formula="of:=EXP(-2046.392457*[.A47]-10.23196229)" office:value-type="float" office:value="0.00000570757966151726">
            <text:p>5.707579661517E-006</text:p>
          </table:table-cell>
          <table:table-cell table:formula="of:=1+0.01105400249*SQRT(([.B47])/(0.0000001194208575+0.0002*[.B47]))" office:value-type="float" office:value="1.0760570811443">
            <text:p>1.076057081144E+000</text:p>
          </table:table-cell>
          <table:table-cell table:formula="of:=1-0.01105400249*SQRT(([.B47])/(0.0000001194208575+0.0002*[.B47]))" office:value-type="float" office:value="0.923942918855701">
            <text:p>9.239429188557E-001</text:p>
          </table:table-cell>
          <table:table-cell table:formula="of:=0.001*EXP(3069.588686*[.A47])*POWER((0.943135751+1579.515969*[.B47]);3/2)" office:value-type="float" office:value="0.0147181628046941">
            <text:p>1.471816280469E-02</text:p>
          </table:table-cell>
          <table:table-cell table:formula="of:=1-[.E47]" office:value-type="float" office:value="0.985281837195306">
            <text:p>9.852818371953E-01</text:p>
          </table:table-cell>
          <table:table-cell table:formula="of:=[.F47]/[.E47]" office:value-type="float" office:value="66.9432625708602">
            <text:p>6.694326257086E+01</text:p>
          </table:table-cell>
          <table:table-cell table:formula="of:=55345.255*[.E47]*2" office:value-type="float" office:value="1629.16094711462">
            <text:p>1.629160947115E+03</text:p>
          </table:table-cell>
          <table:table-cell table:formula="of:=[.H47]/2+0.000001" office:value-type="float" office:value="814.580474557311">
            <text:p>8.145804745573E+02</text:p>
          </table:table-cell>
          <table:table-cell table:formula="of:=[.H47]/[.E47]" office:value-type="float" office:value="110690.51">
            <text:p>1.106905100000E+05</text:p>
          </table:table-cell>
          <table:table-cell table:formula="of:=[.I47]/[.E47]" office:value-type="float" office:value="55345.2550679433">
            <text:p>5.534525506794E+04</text:p>
          </table:table-cell>
          <table:table-cell/>
          <table:table-cell table:formula="of:=[.C47]*[.E47]" office:value-type="float" office:value="0.0158375833074257">
            <text:p>1.583758330743E-02</text:p>
          </table:table-cell>
          <table:table-cell table:formula="of:=[.D47]*[.E47]" office:value-type="float" office:value="0.0135987423019625">
            <text:p>1.359874230196E-02</text:p>
          </table:table-cell>
        </table:table-row>
        <table:table-row table:style-name="ro2">
          <table:table-cell office:value-type="float" office:value="0.000920000000000001">
            <text:p>9.200000000000E-004</text:p>
          </table:table-cell>
          <table:table-cell table:formula="of:=EXP(-2046.392457*[.A48]-10.23196229)" office:value-type="float" office:value="0.00000547869649902594">
            <text:p>5.478696499026E-006</text:p>
          </table:table-cell>
          <table:table-cell table:formula="of:=1+0.01105400249*SQRT(([.B48])/(0.0000001194208575+0.0002*[.B48]))" office:value-type="float" office:value="1.07453062269449">
            <text:p>1.074530622695E+000</text:p>
          </table:table-cell>
          <table:table-cell table:formula="of:=1-0.01105400249*SQRT(([.B48])/(0.0000001194208575+0.0002*[.B48]))" office:value-type="float" office:value="0.925469377305507">
            <text:p>9.254693773055E-001</text:p>
          </table:table-cell>
          <table:table-cell table:formula="of:=0.001*EXP(3069.588686*[.A48])*POWER((0.943135751+1579.515969*[.B48]);3/2)" office:value-type="float" office:value="0.0156411368769572">
            <text:p>1.564113687696E-02</text:p>
          </table:table-cell>
          <table:table-cell table:formula="of:=1-[.E48]" office:value-type="float" office:value="0.984358863123043">
            <text:p>9.843588631230E-01</text:p>
          </table:table-cell>
          <table:table-cell table:formula="of:=[.F48]/[.E48]" office:value-type="float" office:value="62.9339715435401">
            <text:p>6.293397154354E+01</text:p>
          </table:table-cell>
          <table:table-cell table:formula="of:=55345.255*[.E48]*2" office:value-type="float" office:value="1731.3254178902">
            <text:p>1.731325417890E+03</text:p>
          </table:table-cell>
          <table:table-cell table:formula="of:=[.H48]/2+0.000001" office:value-type="float" office:value="865.662709945102">
            <text:p>8.656627099451E+02</text:p>
          </table:table-cell>
          <table:table-cell table:formula="of:=[.H48]/[.E48]" office:value-type="float" office:value="110690.51">
            <text:p>1.106905100000E+05</text:p>
          </table:table-cell>
          <table:table-cell table:formula="of:=[.I48]/[.E48]" office:value-type="float" office:value="55345.255063934">
            <text:p>5.534525506393E+04</text:p>
          </table:table-cell>
          <table:table-cell/>
          <table:table-cell table:formula="of:=[.C48]*[.E48]" office:value-type="float" office:value="0.0168068805480467">
            <text:p>1.680688054805E-02</text:p>
          </table:table-cell>
          <table:table-cell table:formula="of:=[.D48]*[.E48]" office:value-type="float" office:value="0.0144753932058678">
            <text:p>1.447539320587E-02</text:p>
          </table:table-cell>
        </table:table-row>
        <table:table-row table:style-name="ro2">
          <table:table-cell office:value-type="float" office:value="0.000940000000000001">
            <text:p>9.400000000000E-004</text:p>
          </table:table-cell>
          <table:table-cell table:formula="of:=EXP(-2046.392457*[.A49]-10.23196229)" office:value-type="float" office:value="0.00000525899192100979">
            <text:p>5.258991921010E-006</text:p>
          </table:table-cell>
          <table:table-cell table:formula="of:=1+0.01105400249*SQRT(([.B49])/(0.0000001194208575+0.0002*[.B49]))" office:value-type="float" office:value="1.07303424894995">
            <text:p>1.073034248950E+000</text:p>
          </table:table-cell>
          <table:table-cell table:formula="of:=1-0.01105400249*SQRT(([.B49])/(0.0000001194208575+0.0002*[.B49]))" office:value-type="float" office:value="0.926965751050048">
            <text:p>9.269657510500E-001</text:p>
          </table:table-cell>
          <table:table-cell table:formula="of:=0.001*EXP(3069.588686*[.A49])*POWER((0.943135751+1579.515969*[.B49]);3/2)" office:value-type="float" office:value="0.0166223668624242">
            <text:p>1.662236686242E-02</text:p>
          </table:table-cell>
          <table:table-cell table:formula="of:=1-[.E49]" office:value-type="float" office:value="0.983377633137576">
            <text:p>9.833776331376E-01</text:p>
          </table:table-cell>
          <table:table-cell table:formula="of:=[.F49]/[.E49]" office:value-type="float" office:value="59.1599043190748">
            <text:p>5.915990431907E+01</text:p>
          </table:table-cell>
          <table:table-cell table:formula="of:=55345.255*[.E49]*2" office:value-type="float" office:value="1839.93826540883">
            <text:p>1.839938265409E+03</text:p>
          </table:table-cell>
          <table:table-cell table:formula="of:=[.H49]/2+0.000001" office:value-type="float" office:value="919.969133704417">
            <text:p>9.199691337044E+02</text:p>
          </table:table-cell>
          <table:table-cell table:formula="of:=[.H49]/[.E49]" office:value-type="float" office:value="110690.51">
            <text:p>1.106905100000E+05</text:p>
          </table:table-cell>
          <table:table-cell table:formula="of:=[.I49]/[.E49]" office:value-type="float" office:value="55345.2550601599">
            <text:p>5.534525506016E+04</text:p>
          </table:table-cell>
          <table:table-cell/>
          <table:table-cell table:formula="of:=[.C49]*[.E49]" office:value-type="float" office:value="0.0178363689419919">
            <text:p>1.783636894199E-02</text:p>
          </table:table-cell>
          <table:table-cell table:formula="of:=[.D49]*[.E49]" office:value-type="float" office:value="0.0154083647828565">
            <text:p>1.540836478286E-02</text:p>
          </table:table-cell>
        </table:table-row>
        <table:table-row table:style-name="ro2">
          <table:table-cell office:value-type="float" office:value="0.000960000000000001">
            <text:p>9.600000000000E-004</text:p>
          </table:table-cell>
          <table:table-cell table:formula="of:=EXP(-2046.392457*[.A50]-10.23196229)" office:value-type="float" office:value="0.00000504809785140742">
            <text:p>5.048097851407E-006</text:p>
          </table:table-cell>
          <table:table-cell table:formula="of:=1+0.01105400249*SQRT(([.B50])/(0.0000001194208575+0.0002*[.B50]))" office:value-type="float" office:value="1.07156739953011">
            <text:p>1.071567399530E+000</text:p>
          </table:table-cell>
          <table:table-cell table:formula="of:=1-0.01105400249*SQRT(([.B50])/(0.0000001194208575+0.0002*[.B50]))" office:value-type="float" office:value="0.928432600469894">
            <text:p>9.284326004699E-001</text:p>
          </table:table-cell>
          <table:table-cell table:formula="of:=0.001*EXP(3069.588686*[.A50])*POWER((0.943135751+1579.515969*[.B50]);3/2)" office:value-type="float" office:value="0.0176655374496415">
            <text:p>1.766553744964E-02</text:p>
          </table:table-cell>
          <table:table-cell table:formula="of:=1-[.E50]" office:value-type="float" office:value="0.982334462550358">
            <text:p>9.823344625504E-01</text:p>
          </table:table-cell>
          <table:table-cell table:formula="of:=[.F50]/[.E50]" office:value-type="float" office:value="55.6073918130522">
            <text:p>5.560739181305E+01</text:p>
          </table:table-cell>
          <table:table-cell table:formula="of:=55345.255*[.E50]*2" office:value-type="float" office:value="1955.40734972491">
            <text:p>1.955407349725E+03</text:p>
          </table:table-cell>
          <table:table-cell table:formula="of:=[.H50]/2+0.000001" office:value-type="float" office:value="977.703675862456">
            <text:p>9.777036758625E+02</text:p>
          </table:table-cell>
          <table:table-cell table:formula="of:=[.H50]/[.E50]" office:value-type="float" office:value="110690.51">
            <text:p>1.106905100000E+05</text:p>
          </table:table-cell>
          <table:table-cell table:formula="of:=[.I50]/[.E50]" office:value-type="float" office:value="55345.2550566074">
            <text:p>5.534525505661E+04</text:p>
          </table:table-cell>
          <table:table-cell/>
          <table:table-cell table:formula="of:=[.C50]*[.E50]" office:value-type="float" office:value="0.018929814026214">
            <text:p>1.892981402621E-02</text:p>
          </table:table-cell>
          <table:table-cell table:formula="of:=[.D50]*[.E50]" office:value-type="float" office:value="0.0164012608730689">
            <text:p>1.640126087307E-02</text:p>
          </table:table-cell>
        </table:table-row>
        <table:table-row table:style-name="ro2">
          <table:table-cell office:value-type="float" office:value="0.000980000000000001">
            <text:p>9.800000000000E-004</text:p>
          </table:table-cell>
          <table:table-cell table:formula="of:=EXP(-2046.392457*[.A51]-10.23196229)" office:value-type="float" office:value="0.00000484566097460199">
            <text:p>4.845660974602E-006</text:p>
          </table:table-cell>
          <table:table-cell table:formula="of:=1+0.01105400249*SQRT(([.B51])/(0.0000001194208575+0.0002*[.B51]))" office:value-type="float" office:value="1.07012952255578">
            <text:p>1.070129522556E+000</text:p>
          </table:table-cell>
          <table:table-cell table:formula="of:=1-0.01105400249*SQRT(([.B51])/(0.0000001194208575+0.0002*[.B51]))" office:value-type="float" office:value="0.92987047744422">
            <text:p>9.298704774442E-001</text:p>
          </table:table-cell>
          <table:table-cell table:formula="of:=0.001*EXP(3069.588686*[.A51])*POWER((0.943135751+1579.515969*[.B51]);3/2)" office:value-type="float" office:value="0.0187745665466567">
            <text:p>1.877456654666E-02</text:p>
          </table:table-cell>
          <table:table-cell table:formula="of:=1-[.E51]" office:value-type="float" office:value="0.981225433453343">
            <text:p>9.812254334533E-01</text:p>
          </table:table-cell>
          <table:table-cell table:formula="of:=[.F51]/[.E51]" office:value-type="float" office:value="52.2635465918692">
            <text:p>5.226354659187E+01</text:p>
          </table:table-cell>
          <table:table-cell table:formula="of:=55345.255*[.E51]*2" office:value-type="float" office:value="2078.16634607837">
            <text:p>2.078166346078E+03</text:p>
          </table:table-cell>
          <table:table-cell table:formula="of:=[.H51]/2+0.000001" office:value-type="float" office:value="1039.08317403919">
            <text:p>1.039083174039E+03</text:p>
          </table:table-cell>
          <table:table-cell table:formula="of:=[.H51]/[.E51]" office:value-type="float" office:value="110690.51">
            <text:p>1.106905100000E+05</text:p>
          </table:table-cell>
          <table:table-cell table:formula="of:=[.I51]/[.E51]" office:value-type="float" office:value="55345.2550532635">
            <text:p>5.534525505326E+04</text:p>
          </table:table-cell>
          <table:table-cell/>
          <table:table-cell table:formula="of:=[.C51]*[.E51]" office:value-type="float" office:value="0.0200912179347655">
            <text:p>2.009121793477E-02</text:p>
          </table:table-cell>
          <table:table-cell table:formula="of:=[.D51]*[.E51]" office:value-type="float" office:value="0.017457915158548">
            <text:p>1.745791515855E-02</text:p>
          </table:table-cell>
        </table:table-row>
        <table:table-row table:style-name="ro2">
          <table:table-cell office:value-type="float" office:value="0.001">
            <text:p>1.000000000000E-003</text:p>
          </table:table-cell>
          <table:table-cell table:formula="of:=EXP(-2046.392457*[.A52]-10.23196229)" office:value-type="float" office:value="0.00000465134214350349">
            <text:p>4.651342143503E-006</text:p>
          </table:table-cell>
          <table:table-cell table:formula="of:=1+0.01105400249*SQRT(([.B52])/(0.0000001194208575+0.0002*[.B52]))" office:value-type="float" office:value="1.06872007464008">
            <text:p>1.068720074640E+000</text:p>
          </table:table-cell>
          <table:table-cell table:formula="of:=1-0.01105400249*SQRT(([.B52])/(0.0000001194208575+0.0002*[.B52]))" office:value-type="float" office:value="0.931279925359924">
            <text:p>9.312799253599E-001</text:p>
          </table:table-cell>
          <table:table-cell table:formula="of:=0.001*EXP(3069.588686*[.A52])*POWER((0.943135751+1579.515969*[.B52]);3/2)" office:value-type="float" office:value="0.019953620045781">
            <text:p>1.995362004578E-02</text:p>
          </table:table-cell>
          <table:table-cell table:formula="of:=1-[.E52]" office:value-type="float" office:value="0.980046379954219">
            <text:p>9.800463799542E-01</text:p>
          </table:table-cell>
          <table:table-cell table:formula="of:=[.F52]/[.E52]" office:value-type="float" office:value="49.1162193980656">
            <text:p>4.911621939807E+01</text:p>
          </table:table-cell>
          <table:table-cell table:formula="of:=55345.255*[.E52]*2" office:value-type="float" office:value="2208.67637921372">
            <text:p>2.208676379214E+03</text:p>
          </table:table-cell>
          <table:table-cell table:formula="of:=[.H52]/2+0.000001" office:value-type="float" office:value="1104.33819060686">
            <text:p>1.104338190607E+03</text:p>
          </table:table-cell>
          <table:table-cell table:formula="of:=[.H52]/[.E52]" office:value-type="float" office:value="110690.51">
            <text:p>1.106905100000E+05</text:p>
          </table:table-cell>
          <table:table-cell table:formula="of:=[.I52]/[.E52]" office:value-type="float" office:value="55345.2550501162">
            <text:p>5.534525505012E+04</text:p>
          </table:table-cell>
          <table:table-cell/>
          <table:table-cell table:formula="of:=[.C52]*[.E52]" office:value-type="float" office:value="0.0213248343046668">
            <text:p>2.132483430467E-02</text:p>
          </table:table-cell>
          <table:table-cell table:formula="of:=[.D52]*[.E52]" office:value-type="float" office:value="0.0185824057868952">
            <text:p>1.858240578690E-02</text:p>
          </table:table-cell>
        </table:table-row>
        <table:table-row table:style-name="ro2">
          <table:table-cell office:value-type="float" office:value="0.00102">
            <text:p>1.020000000000E-003</text:p>
          </table:table-cell>
          <table:table-cell table:formula="of:=EXP(-2046.392457*[.A53]-10.23196229)" office:value-type="float" office:value="0.00000446481581136794">
            <text:p>4.464815811368E-006</text:p>
          </table:table-cell>
          <table:table-cell table:formula="of:=1+0.01105400249*SQRT(([.B53])/(0.0000001194208575+0.0002*[.B53]))" office:value-type="float" office:value="1.06733852087036">
            <text:p>1.067338520870E+000</text:p>
          </table:table-cell>
          <table:table-cell table:formula="of:=1-0.01105400249*SQRT(([.B53])/(0.0000001194208575+0.0002*[.B53]))" office:value-type="float" office:value="0.932661479129641">
            <text:p>9.326614791296E-001</text:p>
          </table:table-cell>
          <table:table-cell table:formula="of:=0.001*EXP(3069.588686*[.A53])*POWER((0.943135751+1579.515969*[.B53]);3/2)" office:value-type="float" office:value="0.0212071275231544">
            <text:p>2.120712752315E-02</text:p>
          </table:table-cell>
          <table:table-cell table:formula="of:=1-[.E53]" office:value-type="float" office:value="0.978792872476845">
            <text:p>9.787928724768E-01</text:p>
          </table:table-cell>
          <table:table-cell table:formula="of:=[.F53]/[.E53]" office:value-type="float" office:value="46.1539579751278">
            <text:p>4.615395797513E+01</text:p>
          </table:table-cell>
          <table:table-cell table:formula="of:=55345.255*[.E53]*2" office:value-type="float" office:value="2347.427761173">
            <text:p>2.347427761173E+03</text:p>
          </table:table-cell>
          <table:table-cell table:formula="of:=[.H53]/2+0.000001" office:value-type="float" office:value="1173.7138815865">
            <text:p>1.173713881587E+03</text:p>
          </table:table-cell>
          <table:table-cell table:formula="of:=[.H53]/[.E53]" office:value-type="float" office:value="110690.51">
            <text:p>1.106905100000E+05</text:p>
          </table:table-cell>
          <table:table-cell table:formula="of:=[.I53]/[.E53]" office:value-type="float" office:value="55345.255047154">
            <text:p>5.534525504715E+04</text:p>
          </table:table-cell>
          <table:table-cell/>
          <table:table-cell table:formula="of:=[.C53]*[.E53]" office:value-type="float" office:value="0.0226351841224727">
            <text:p>2.263518412247E-02</text:p>
          </table:table-cell>
          <table:table-cell table:formula="of:=[.D53]*[.E53]" office:value-type="float" office:value="0.0197790709238361">
            <text:p>1.977907092384E-02</text:p>
          </table:table-cell>
        </table:table-row>
        <table:table-row table:style-name="ro2">
          <table:table-cell office:value-type="float" office:value="0.00104">
            <text:p>1.040000000000E-003</text:p>
          </table:table-cell>
          <table:table-cell table:formula="of:=EXP(-2046.392457*[.A54]-10.23196229)" office:value-type="float" office:value="0.00000428576948640163">
            <text:p>4.285769486402E-006</text:p>
          </table:table-cell>
          <table:table-cell table:formula="of:=1+0.01105400249*SQRT(([.B54])/(0.0000001194208575+0.0002*[.B54]))" office:value-type="float" office:value="1.06598433478201">
            <text:p>1.065984334782E+000</text:p>
          </table:table-cell>
          <table:table-cell table:formula="of:=1-0.01105400249*SQRT(([.B54])/(0.0000001194208575+0.0002*[.B54]))" office:value-type="float" office:value="0.934015665217991">
            <text:p>9.340156652180E-001</text:p>
          </table:table-cell>
          <table:table-cell table:formula="of:=0.001*EXP(3069.588686*[.A54])*POWER((0.943135751+1579.515969*[.B54]);3/2)" office:value-type="float" office:value="0.022539798932302">
            <text:p>2.253979893230E-02</text:p>
          </table:table-cell>
          <table:table-cell table:formula="of:=1-[.E54]" office:value-type="float" office:value="0.977460201067698">
            <text:p>9.774602010677E-01</text:p>
          </table:table-cell>
          <table:table-cell table:formula="of:=[.F54]/[.E54]" office:value-type="float" office:value="43.365968081769">
            <text:p>4.336596808177E+01</text:p>
          </table:table-cell>
          <table:table-cell table:formula="of:=55345.255*[.E54]*2" office:value-type="float" office:value="2494.94183911396">
            <text:p>2.494941839114E+03</text:p>
          </table:table-cell>
          <table:table-cell table:formula="of:=[.H54]/2+0.000001" office:value-type="float" office:value="1247.47092055698">
            <text:p>1.247470920557E+03</text:p>
          </table:table-cell>
          <table:table-cell table:formula="of:=[.H54]/[.E54]" office:value-type="float" office:value="110690.51">
            <text:p>1.106905100000E+05</text:p>
          </table:table-cell>
          <table:table-cell table:formula="of:=[.I54]/[.E54]" office:value-type="float" office:value="55345.255044366">
            <text:p>5.534525504437E+04</text:p>
          </table:table-cell>
          <table:table-cell/>
          <table:table-cell table:formula="of:=[.C54]*[.E54]" office:value-type="float" office:value="0.0240270725709701">
            <text:p>2.402707257097E-02</text:p>
          </table:table-cell>
          <table:table-cell table:formula="of:=[.D54]*[.E54]" office:value-type="float" office:value="0.0210525252936338">
            <text:p>2.105252529363E-02</text:p>
          </table:table-cell>
        </table:table-row>
        <table:table-row table:style-name="ro2">
          <table:table-cell office:value-type="float" office:value="0.00106">
            <text:p>1.060000000000E-003</text:p>
          </table:table-cell>
          <table:table-cell table:formula="of:=EXP(-2046.392457*[.A55]-10.23196229)" office:value-type="float" office:value="0.00000411390320823642">
            <text:p>4.113903208236E-006</text:p>
          </table:table-cell>
          <table:table-cell table:formula="of:=1+0.01105400249*SQRT(([.B55])/(0.0000001194208575+0.0002*[.B55]))" office:value-type="float" office:value="1.06465699832455">
            <text:p>1.064656998325E+000</text:p>
          </table:table-cell>
          <table:table-cell table:formula="of:=1-0.01105400249*SQRT(([.B55])/(0.0000001194208575+0.0002*[.B55]))" office:value-type="float" office:value="0.935343001675445">
            <text:p>9.353430016754E-001</text:p>
          </table:table-cell>
          <table:table-cell table:formula="of:=0.001*EXP(3069.588686*[.A55])*POWER((0.943135751+1579.515969*[.B55]);3/2)" office:value-type="float" office:value="0.0239566423546141">
            <text:p>2.395664235461E-02</text:p>
          </table:table-cell>
          <table:table-cell table:formula="of:=1-[.E55]" office:value-type="float" office:value="0.976043357645386">
            <text:p>9.760433576454E-01</text:p>
          </table:table-cell>
          <table:table-cell table:formula="of:=[.F55]/[.E55]" office:value-type="float" office:value="40.7420765897688">
            <text:p>4.074207658977E+01</text:p>
          </table:table-cell>
          <table:table-cell table:formula="of:=55345.255*[.E55]*2" office:value-type="float" office:value="2651.77296011983">
            <text:p>2.651772960120E+03</text:p>
          </table:table-cell>
          <table:table-cell table:formula="of:=[.H55]/2+0.000001" office:value-type="float" office:value="1325.88648105992">
            <text:p>1.325886481060E+03</text:p>
          </table:table-cell>
          <table:table-cell table:formula="of:=[.H55]/[.E55]" office:value-type="float" office:value="110690.51">
            <text:p>1.106905100000E+05</text:p>
          </table:table-cell>
          <table:table-cell table:formula="of:=[.I55]/[.E55]" office:value-type="float" office:value="55345.2550417421">
            <text:p>5.534525504174E+04</text:p>
          </table:table-cell>
          <table:table-cell/>
          <table:table-cell table:formula="of:=[.C55]*[.E55]" office:value-type="float" office:value="0.0255056069391983">
            <text:p>2.550560693920E-02</text:p>
          </table:table-cell>
          <table:table-cell table:formula="of:=[.D55]*[.E55]" office:value-type="float" office:value="0.0224076777700298">
            <text:p>2.240767777003E-02</text:p>
          </table:table-cell>
        </table:table-row>
        <table:table-row table:style-name="ro2">
          <table:table-cell office:value-type="float" office:value="0.00108">
            <text:p>1.080000000000E-003</text:p>
          </table:table-cell>
          <table:table-cell table:formula="of:=EXP(-2046.392457*[.A56]-10.23196229)" office:value-type="float" office:value="0.00000394892904539941">
            <text:p>3.948929045399E-006</text:p>
          </table:table-cell>
          <table:table-cell table:formula="of:=1+0.01105400249*SQRT(([.B56])/(0.0000001194208575+0.0002*[.B56]))" office:value-type="float" office:value="1.06335600182079">
            <text:p>1.063356001821E+000</text:p>
          </table:table-cell>
          <table:table-cell table:formula="of:=1-0.01105400249*SQRT(([.B56])/(0.0000001194208575+0.0002*[.B56]))" office:value-type="float" office:value="0.936643998179207">
            <text:p>9.366439981792E-001</text:p>
          </table:table-cell>
          <table:table-cell table:formula="of:=0.001*EXP(3069.588686*[.A56])*POWER((0.943135751+1579.515969*[.B56]);3/2)" office:value-type="float" office:value="0.0254629828736706">
            <text:p>2.546298287367E-02</text:p>
          </table:table-cell>
          <table:table-cell table:formula="of:=1-[.E56]" office:value-type="float" office:value="0.974537017126329">
            <text:p>9.745370171263E-01</text:p>
          </table:table-cell>
          <table:table-cell table:formula="of:=[.F56]/[.E56]" office:value-type="float" office:value="38.2726965635289">
            <text:p>3.827269656353E+01</text:p>
          </table:table-cell>
          <table:table-cell table:formula="of:=55345.255*[.E56]*2" office:value-type="float" office:value="2818.51056040787">
            <text:p>2.818510560408E+03</text:p>
          </table:table-cell>
          <table:table-cell table:formula="of:=[.H56]/2+0.000001" office:value-type="float" office:value="1409.25528120393">
            <text:p>1.409255281204E+03</text:p>
          </table:table-cell>
          <table:table-cell table:formula="of:=[.H56]/[.E56]" office:value-type="float" office:value="110690.51">
            <text:p>1.106905100000E+05</text:p>
          </table:table-cell>
          <table:table-cell table:formula="of:=[.I56]/[.E56]" office:value-type="float" office:value="55345.2550392727">
            <text:p>5.534525503927E+04</text:p>
          </table:table-cell>
          <table:table-cell/>
          <table:table-cell table:formula="of:=[.C56]*[.E56]" office:value-type="float" office:value="0.0270762156629777">
            <text:p>2.707621566298E-02</text:p>
          </table:table-cell>
          <table:table-cell table:formula="of:=[.D56]*[.E56]" office:value-type="float" office:value="0.0238497500843635">
            <text:p>2.384975008436E-02</text:p>
          </table:table-cell>
        </table:table-row>
        <table:table-row table:style-name="ro2">
          <table:table-cell office:value-type="float" office:value="0.0011">
            <text:p>1.100000000000E-003</text:p>
          </table:table-cell>
          <table:table-cell table:formula="of:=EXP(-2046.392457*[.A57]-10.23196229)" office:value-type="float" office:value="0.00000379057061293478">
            <text:p>3.790570612935E-006</text:p>
          </table:table-cell>
          <table:table-cell table:formula="of:=1+0.01105400249*SQRT(([.B57])/(0.0000001194208575+0.0002*[.B57]))" office:value-type="float" office:value="1.06208084391944">
            <text:p>1.062080843919E+000</text:p>
          </table:table-cell>
          <table:table-cell table:formula="of:=1-0.01105400249*SQRT(([.B57])/(0.0000001194208575+0.0002*[.B57]))" office:value-type="float" office:value="0.937919156080564">
            <text:p>9.379191560806E-001</text:p>
          </table:table-cell>
          <table:table-cell table:formula="of:=0.001*EXP(3069.588686*[.A57])*POWER((0.943135751+1579.515969*[.B57]);3/2)" office:value-type="float" office:value="0.0270644826445641">
            <text:p>2.706448264456E-02</text:p>
          </table:table-cell>
          <table:table-cell table:formula="of:=1-[.E57]" office:value-type="float" office:value="0.972935517355436">
            <text:p>9.729355173554E-01</text:p>
          </table:table-cell>
          <table:table-cell table:formula="of:=[.F57]/[.E57]" office:value-type="float" office:value="35.9487942235189">
            <text:p>3.594879422352E+01</text:p>
          </table:table-cell>
          <table:table-cell table:formula="of:=55345.255*[.E57]*2" office:value-type="float" office:value="2995.78138681295">
            <text:p>2.995781386813E+03</text:p>
          </table:table-cell>
          <table:table-cell table:formula="of:=[.H57]/2+0.000001" office:value-type="float" office:value="1497.89069440648">
            <text:p>1.497890694406E+03</text:p>
          </table:table-cell>
          <table:table-cell table:formula="of:=[.H57]/[.E57]" office:value-type="float" office:value="110690.51">
            <text:p>1.106905100000E+05</text:p>
          </table:table-cell>
          <table:table-cell table:formula="of:=[.I57]/[.E57]" office:value-type="float" office:value="55345.2550369488">
            <text:p>5.534525503695E+04</text:p>
          </table:table-cell>
          <table:table-cell/>
          <table:table-cell table:formula="of:=[.C57]*[.E57]" office:value-type="float" office:value="0.0287446685673816">
            <text:p>2.874466856738E-02</text:p>
          </table:table-cell>
          <table:table-cell table:formula="of:=[.D57]*[.E57]" office:value-type="float" office:value="0.0253842967217467">
            <text:p>2.538429672175E-02</text:p>
          </table:table-cell>
        </table:table-row>
        <table:table-row table:style-name="ro2">
          <table:table-cell office:value-type="float" office:value="0.00112">
            <text:p>1.120000000000E-003</text:p>
          </table:table-cell>
          <table:table-cell table:formula="of:=EXP(-2046.392457*[.A58]-10.23196229)" office:value-type="float" office:value="0.00000363856260936983">
            <text:p>3.638562609370E-006</text:p>
          </table:table-cell>
          <table:table-cell table:formula="of:=1+0.01105400249*SQRT(([.B58])/(0.0000001194208575+0.0002*[.B58]))" office:value-type="float" office:value="1.06083103154182">
            <text:p>1.060831031542E+000</text:p>
          </table:table-cell>
          <table:table-cell table:formula="of:=1-0.01105400249*SQRT(([.B58])/(0.0000001194208575+0.0002*[.B58]))" office:value-type="float" office:value="0.939168968458175">
            <text:p>9.391689684582E-001</text:p>
          </table:table-cell>
          <table:table-cell table:formula="of:=0.001*EXP(3069.588686*[.A58])*POWER((0.943135751+1579.515969*[.B58]);3/2)" office:value-type="float" office:value="0.0287671622338835">
            <text:p>2.876716223388E-02</text:p>
          </table:table-cell>
          <table:table-cell table:formula="of:=1-[.E58]" office:value-type="float" office:value="0.971232837766117">
            <text:p>9.712328377661E-01</text:p>
          </table:table-cell>
          <table:table-cell table:formula="of:=[.F58]/[.E58]" office:value-type="float" office:value="33.7618576997542">
            <text:p>3.376185769975E+01</text:p>
          </table:table-cell>
          <table:table-cell table:formula="of:=55345.255*[.E58]*2" office:value-type="float" office:value="3184.2518589213">
            <text:p>3.184251858921E+03</text:p>
          </table:table-cell>
          <table:table-cell table:formula="of:=[.H58]/2+0.000001" office:value-type="float" office:value="1592.12593046065">
            <text:p>1.592125930461E+03</text:p>
          </table:table-cell>
          <table:table-cell table:formula="of:=[.H58]/[.E58]" office:value-type="float" office:value="110690.51">
            <text:p>1.106905100000E+05</text:p>
          </table:table-cell>
          <table:table-cell table:formula="of:=[.I58]/[.E58]" office:value-type="float" office:value="55345.2550347619">
            <text:p>5.534525503476E+04</text:p>
          </table:table-cell>
          <table:table-cell/>
          <table:table-cell table:formula="of:=[.C58]*[.E58]" office:value-type="float" office:value="0.0305170983871016">
            <text:p>3.051709838710E-02</text:p>
          </table:table-cell>
          <table:table-cell table:formula="of:=[.D58]*[.E58]" office:value-type="float" office:value="0.0270172260806653">
            <text:p>2.701722608067E-02</text:p>
          </table:table-cell>
        </table:table-row>
        <table:table-row table:style-name="ro2">
          <table:table-cell office:value-type="float" office:value="0.00114">
            <text:p>1.140000000000E-003</text:p>
          </table:table-cell>
          <table:table-cell table:formula="of:=EXP(-2046.392457*[.A59]-10.23196229)" office:value-type="float" office:value="0.00000349265037224936">
            <text:p>3.492650372249E-006</text:p>
          </table:table-cell>
          <table:table-cell table:formula="of:=1+0.01105400249*SQRT(([.B59])/(0.0000001194208575+0.0002*[.B59]))" office:value-type="float" office:value="1.0596060798232">
            <text:p>1.059606079823E+000</text:p>
          </table:table-cell>
          <table:table-cell table:formula="of:=1-0.01105400249*SQRT(([.B59])/(0.0000001194208575+0.0002*[.B59]))" office:value-type="float" office:value="0.940393920176803">
            <text:p>9.403939201768E-001</text:p>
          </table:table-cell>
          <table:table-cell table:formula="of:=0.001*EXP(3069.588686*[.A59])*POWER((0.943135751+1579.515969*[.B59]);3/2)" office:value-type="float" office:value="0.0305774233108093">
            <text:p>3.057742331081E-02</text:p>
          </table:table-cell>
          <table:table-cell table:formula="of:=1-[.E59]" office:value-type="float" office:value="0.969422576689191">
            <text:p>9.694225766892E-01</text:p>
          </table:table-cell>
          <table:table-cell table:formula="of:=[.F59]/[.E59]" office:value-type="float" office:value="31.7038674853448">
            <text:p>3.170386748534E+01</text:p>
          </table:table-cell>
          <table:table-cell table:formula="of:=55345.255*[.E59]*2" office:value-type="float" office:value="3384.63058075937">
            <text:p>3.384630580759E+03</text:p>
          </table:table-cell>
          <table:table-cell table:formula="of:=[.H59]/2+0.000001" office:value-type="float" office:value="1692.31529137969">
            <text:p>1.692315291380E+03</text:p>
          </table:table-cell>
          <table:table-cell table:formula="of:=[.H59]/[.E59]" office:value-type="float" office:value="110690.51">
            <text:p>1.106905100000E+05</text:p>
          </table:table-cell>
          <table:table-cell table:formula="of:=[.I59]/[.E59]" office:value-type="float" office:value="55345.2550327039">
            <text:p>5.534525503270E+04</text:p>
          </table:table-cell>
          <table:table-cell/>
          <table:table-cell table:formula="of:=[.C59]*[.E59]" office:value-type="float" office:value="0.0324000236454611">
            <text:p>3.240002364546E-02</text:p>
          </table:table-cell>
          <table:table-cell table:formula="of:=[.D59]*[.E59]" office:value-type="float" office:value="0.0287548229761575">
            <text:p>2.875482297616E-02</text:p>
          </table:table-cell>
        </table:table-row>
        <table:table-row table:style-name="ro2">
          <table:table-cell office:value-type="float" office:value="0.00116">
            <text:p>1.160000000000E-003</text:p>
          </table:table-cell>
          <table:table-cell table:formula="of:=EXP(-2046.392457*[.A60]-10.23196229)" office:value-type="float" office:value="0.00000335258945149396">
            <text:p>3.352589451494E-006</text:p>
          </table:table-cell>
          <table:table-cell table:formula="of:=1+0.01105400249*SQRT(([.B60])/(0.0000001194208575+0.0002*[.B60]))" office:value-type="float" office:value="1.05840551204898">
            <text:p>1.058405512049E+000</text:p>
          </table:table-cell>
          <table:table-cell table:formula="of:=1-0.01105400249*SQRT(([.B60])/(0.0000001194208575+0.0002*[.B60]))" office:value-type="float" office:value="0.941594487951024">
            <text:p>9.415944879510E-001</text:p>
          </table:table-cell>
          <table:table-cell table:formula="of:=0.001*EXP(3069.588686*[.A60])*POWER((0.943135751+1579.515969*[.B60]);3/2)" office:value-type="float" office:value="0.0325020727748676">
            <text:p>3.250207277487E-02</text:p>
          </table:table-cell>
          <table:table-cell table:formula="of:=1-[.E60]" office:value-type="float" office:value="0.967497927225132">
            <text:p>9.674979272251E-01</text:p>
          </table:table-cell>
          <table:table-cell table:formula="of:=[.F60]/[.E60]" office:value-type="float" office:value="29.7672685039723">
            <text:p>2.976726850397E+01</text:p>
          </table:table-cell>
          <table:table-cell table:formula="of:=55345.255*[.E60]*2" office:value-type="float" office:value="3597.67101150721">
            <text:p>3.597671011507E+03</text:p>
          </table:table-cell>
          <table:table-cell table:formula="of:=[.H60]/2+0.000001" office:value-type="float" office:value="1798.83550675361">
            <text:p>1.798835506754E+03</text:p>
          </table:table-cell>
          <table:table-cell table:formula="of:=[.H60]/[.E60]" office:value-type="float" office:value="110690.51">
            <text:p>1.106905100000E+05</text:p>
          </table:table-cell>
          <table:table-cell table:formula="of:=[.I60]/[.E60]" office:value-type="float" office:value="55345.2550307673">
            <text:p>5.534525503077E+04</text:p>
          </table:table-cell>
          <table:table-cell/>
          <table:table-cell table:formula="of:=[.C60]*[.E60]" office:value-type="float" office:value="0.0344003729779369">
            <text:p>3.440037297794E-02</text:p>
          </table:table-cell>
          <table:table-cell table:formula="of:=[.D60]*[.E60]" office:value-type="float" office:value="0.0306037725717984">
            <text:p>3.060377257180E-02</text:p>
          </table:table-cell>
        </table:table-row>
        <table:table-row table:style-name="ro2">
          <table:table-cell office:value-type="float" office:value="0.00118">
            <text:p>1.180000000000E-003</text:p>
          </table:table-cell>
          <table:table-cell table:formula="of:=EXP(-2046.392457*[.A61]-10.23196229)" office:value-type="float" office:value="0.00000321814519986717">
            <text:p>3.218145199867E-006</text:p>
          </table:table-cell>
          <table:table-cell table:formula="of:=1+0.01105400249*SQRT(([.B61])/(0.0000001194208575+0.0002*[.B61]))" office:value-type="float" office:value="1.05722885958652">
            <text:p>1.057228859587E+000</text:p>
          </table:table-cell>
          <table:table-cell table:formula="of:=1-0.01105400249*SQRT(([.B61])/(0.0000001194208575+0.0002*[.B61]))" office:value-type="float" office:value="0.942771140413477">
            <text:p>9.427711404135E-001</text:p>
          </table:table-cell>
          <table:table-cell table:formula="of:=0.001*EXP(3069.588686*[.A61])*POWER((0.943135751+1579.515969*[.B61]);3/2)" office:value-type="float" office:value="0.0345483484113019">
            <text:p>3.454834841130E-02</text:p>
          </table:table-cell>
          <table:table-cell table:formula="of:=1-[.E61]" office:value-type="float" office:value="0.965451651588698">
            <text:p>9.654516515887E-01</text:p>
          </table:table-cell>
          <table:table-cell table:formula="of:=[.F61]/[.E61]" office:value-type="float" office:value="27.9449437088827">
            <text:p>2.794494370888E+01</text:p>
          </table:table-cell>
          <table:table-cell table:formula="of:=55345.255*[.E61]*2" office:value-type="float" office:value="3824.1743053047">
            <text:p>3.824174305305E+03</text:p>
          </table:table-cell>
          <table:table-cell table:formula="of:=[.H61]/2+0.000001" office:value-type="float" office:value="1912.08715365235">
            <text:p>1.912087153652E+03</text:p>
          </table:table-cell>
          <table:table-cell table:formula="of:=[.H61]/[.E61]" office:value-type="float" office:value="110690.51">
            <text:p>1.106905100000E+05</text:p>
          </table:table-cell>
          <table:table-cell table:formula="of:=[.I61]/[.E61]" office:value-type="float" office:value="55345.255028945">
            <text:p>5.534525502895E+04</text:p>
          </table:table-cell>
          <table:table-cell/>
          <table:table-cell table:formula="of:=[.C61]*[.E61]" office:value-type="float" office:value="0.0365255109914786">
            <text:p>3.652551099148E-02</text:p>
          </table:table-cell>
          <table:table-cell table:formula="of:=[.D61]*[.E61]" office:value-type="float" office:value="0.0325711858311252">
            <text:p>3.257118583113E-02</text:p>
          </table:table-cell>
        </table:table-row>
        <table:table-row table:style-name="ro2">
          <table:table-cell office:value-type="float" office:value="0.0012">
            <text:p>1.200000000000E-003</text:p>
          </table:table-cell>
          <table:table-cell table:formula="of:=EXP(-2046.392457*[.A62]-10.23196229)" office:value-type="float" office:value="0.0000030890923798657">
            <text:p>3.089092379866E-006</text:p>
          </table:table-cell>
          <table:table-cell table:formula="of:=1+0.01105400249*SQRT(([.B62])/(0.0000001194208575+0.0002*[.B62]))" office:value-type="float" office:value="1.05607566181275">
            <text:p>1.056075661813E+000</text:p>
          </table:table-cell>
          <table:table-cell table:formula="of:=1-0.01105400249*SQRT(([.B62])/(0.0000001194208575+0.0002*[.B62]))" office:value-type="float" office:value="0.943924338187247">
            <text:p>9.439243381872E-001</text:p>
          </table:table-cell>
          <table:table-cell table:formula="of:=0.001*EXP(3069.588686*[.A62])*POWER((0.943135751+1579.515969*[.B62]);3/2)" office:value-type="float" office:value="0.0367239461707857">
            <text:p>3.672394617079E-02</text:p>
          </table:table-cell>
          <table:table-cell table:formula="of:=1-[.E62]" office:value-type="float" office:value="0.963276053829214">
            <text:p>9.632760538292E-01</text:p>
          </table:table-cell>
          <table:table-cell table:formula="of:=[.F62]/[.E62]" office:value-type="float" office:value="26.2301891346173">
            <text:p>2.623018913462E+01</text:p>
          </table:table-cell>
          <table:table-cell table:formula="of:=55345.255*[.E62]*2" office:value-type="float" office:value="4064.99233085681">
            <text:p>4.064992330857E+03</text:p>
          </table:table-cell>
          <table:table-cell table:formula="of:=[.H62]/2+0.000001" office:value-type="float" office:value="2032.49616642841">
            <text:p>2.032496166428E+03</text:p>
          </table:table-cell>
          <table:table-cell table:formula="of:=[.H62]/[.E62]" office:value-type="float" office:value="110690.51">
            <text:p>1.106905100000E+05</text:p>
          </table:table-cell>
          <table:table-cell table:formula="of:=[.I62]/[.E62]" office:value-type="float" office:value="55345.2550272302">
            <text:p>5.534525502723E+04</text:p>
          </table:table-cell>
          <table:table-cell/>
          <table:table-cell table:formula="of:=[.C62]*[.E62]" office:value-type="float" office:value="0.0387832657566884">
            <text:p>3.878326575669E-02</text:p>
          </table:table-cell>
          <table:table-cell table:formula="of:=[.D62]*[.E62]" office:value-type="float" office:value="0.0346646265848829">
            <text:p>3.466462658488E-02</text:p>
          </table:table-cell>
        </table:table-row>
        <table:table-row table:style-name="ro2">
          <table:table-cell office:value-type="float" office:value="0.00122">
            <text:p>1.220000000000E-003</text:p>
          </table:table-cell>
          <table:table-cell table:formula="of:=EXP(-2046.392457*[.A63]-10.23196229)" office:value-type="float" office:value="0.00000296521478637389">
            <text:p>2.965214786374E-006</text:p>
          </table:table-cell>
          <table:table-cell table:formula="of:=1+0.01105400249*SQRT(([.B63])/(0.0000001194208575+0.0002*[.B63]))" office:value-type="float" office:value="1.05494546603802">
            <text:p>1.054945466038E+000</text:p>
          </table:table-cell>
          <table:table-cell table:formula="of:=1-0.01105400249*SQRT(([.B63])/(0.0000001194208575+0.0002*[.B63]))" office:value-type="float" office:value="0.945054533961979">
            <text:p>9.450545339620E-001</text:p>
          </table:table-cell>
          <table:table-cell table:formula="of:=0.001*EXP(3069.588686*[.A63])*POWER((0.943135751+1579.515969*[.B63]);3/2)" office:value-type="float" office:value="0.0390370491763206">
            <text:p>3.903704917632E-02</text:p>
          </table:table-cell>
          <table:table-cell table:formula="of:=1-[.E63]" office:value-type="float" office:value="0.960962950823679">
            <text:p>9.609629508237E-01</text:p>
          </table:table-cell>
          <table:table-cell table:formula="of:=[.F63]/[.E63]" office:value-type="float" office:value="24.6166903262398">
            <text:p>2.461669032624E+01</text:p>
          </table:table-cell>
          <table:table-cell table:formula="of:=55345.255*[.E63]*2" office:value-type="float" office:value="4321.030882222">
            <text:p>4.321030882222E+03</text:p>
          </table:table-cell>
          <table:table-cell table:formula="of:=[.H63]/2+0.000001" office:value-type="float" office:value="2160.515442111">
            <text:p>2.160515442111E+03</text:p>
          </table:table-cell>
          <table:table-cell table:formula="of:=[.H63]/[.E63]" office:value-type="float" office:value="110690.51">
            <text:p>1.106905100000E+05</text:p>
          </table:table-cell>
          <table:table-cell table:formula="of:=[.I63]/[.E63]" office:value-type="float" office:value="55345.2550256167">
            <text:p>5.534525502562E+04</text:p>
          </table:table-cell>
          <table:table-cell/>
          <table:table-cell table:formula="of:=[.C63]*[.E63]" office:value-type="float" office:value="0.0411819580360626">
            <text:p>4.118195803606E-02</text:p>
          </table:table-cell>
          <table:table-cell table:formula="of:=[.D63]*[.E63]" office:value-type="float" office:value="0.0368921403165785">
            <text:p>3.689214031658E-02</text:p>
          </table:table-cell>
        </table:table-row>
        <table:table-row table:style-name="ro2">
          <table:table-cell office:value-type="float" office:value="0.00124">
            <text:p>1.240000000000E-003</text:p>
          </table:table-cell>
          <table:table-cell table:formula="of:=EXP(-2046.392457*[.A64]-10.23196229)" office:value-type="float" office:value="0.00000284630488445045">
            <text:p>2.846304884450E-006</text:p>
          </table:table-cell>
          <table:table-cell table:formula="of:=1+0.01105400249*SQRT(([.B64])/(0.0000001194208575+0.0002*[.B64]))" office:value-type="float" office:value="1.05383782742662">
            <text:p>1.053837827427E+000</text:p>
          </table:table-cell>
          <table:table-cell table:formula="of:=1-0.01105400249*SQRT(([.B64])/(0.0000001194208575+0.0002*[.B64]))" office:value-type="float" office:value="0.946162172573376">
            <text:p>9.461621725734E-001</text:p>
          </table:table-cell>
          <table:table-cell table:formula="of:=0.001*EXP(3069.588686*[.A64])*POWER((0.943135751+1579.515969*[.B64]);3/2)" office:value-type="float" office:value="0.0414963585666758">
            <text:p>4.149635856668E-02</text:p>
          </table:table-cell>
          <table:table-cell table:formula="of:=1-[.E64]" office:value-type="float" office:value="0.958503641433324">
            <text:p>9.585036414333E-01</text:p>
          </table:table-cell>
          <table:table-cell table:formula="of:=[.F64]/[.E64]" office:value-type="float" office:value="23.0985000742466">
            <text:p>2.309850007425E+01</text:p>
          </table:table-cell>
          <table:table-cell table:formula="of:=55345.255*[.E64]*2" office:value-type="float" office:value="4593.25309288821">
            <text:p>4.593253092888E+03</text:p>
          </table:table-cell>
          <table:table-cell table:formula="of:=[.H64]/2+0.000001" office:value-type="float" office:value="2296.62654744411">
            <text:p>2.296626547444E+03</text:p>
          </table:table-cell>
          <table:table-cell table:formula="of:=[.H64]/[.E64]" office:value-type="float" office:value="110690.51">
            <text:p>1.106905100000E+05</text:p>
          </table:table-cell>
          <table:table-cell table:formula="of:=[.I64]/[.E64]" office:value-type="float" office:value="55345.2550240985">
            <text:p>5.534525502410E+04</text:p>
          </table:table-cell>
          <table:table-cell/>
          <table:table-cell table:formula="of:=[.C64]*[.E64]" office:value-type="float" office:value="0.0437304323580218">
            <text:p>4.373043235802E-02</text:p>
          </table:table-cell>
          <table:table-cell table:formula="of:=[.D64]*[.E64]" office:value-type="float" office:value="0.0392622847753298">
            <text:p>3.926228477533E-02</text:p>
          </table:table-cell>
        </table:table-row>
        <table:table-row table:style-name="ro2">
          <table:table-cell office:value-type="float" office:value="0.00126">
            <text:p>1.260000000000E-003</text:p>
          </table:table-cell>
          <table:table-cell table:formula="of:=EXP(-2046.392457*[.A65]-10.23196229)" office:value-type="float" office:value="0.00000273216346164036">
            <text:p>2.732163461640E-006</text:p>
          </table:table-cell>
          <table:table-cell table:formula="of:=1+0.01105400249*SQRT(([.B65])/(0.0000001194208575+0.0002*[.B65]))" office:value-type="float" office:value="1.05275230891427">
            <text:p>1.052752308914E+000</text:p>
          </table:table-cell>
          <table:table-cell table:formula="of:=1-0.01105400249*SQRT(([.B65])/(0.0000001194208575+0.0002*[.B65]))" office:value-type="float" office:value="0.947247691085728">
            <text:p>9.472476910857E-001</text:p>
          </table:table-cell>
          <table:table-cell table:formula="of:=0.001*EXP(3069.588686*[.A65])*POWER((0.943135751+1579.515969*[.B65]);3/2)" office:value-type="float" office:value="0.0441111262926502">
            <text:p>4.411112629265E-02</text:p>
          </table:table-cell>
          <table:table-cell table:formula="of:=1-[.E65]" office:value-type="float" office:value="0.95588887370735">
            <text:p>9.558888737074E-01</text:p>
          </table:table-cell>
          <table:table-cell table:formula="of:=[.F65]/[.E65]" office:value-type="float" office:value="21.6700173866705">
            <text:p>2.167001738667E+01</text:p>
          </table:table-cell>
          <table:table-cell table:formula="of:=55345.255*[.E65]*2" office:value-type="float" office:value="4882.68306600786">
            <text:p>4.882683066008E+03</text:p>
          </table:table-cell>
          <table:table-cell table:formula="of:=[.H65]/2+0.000001" office:value-type="float" office:value="2441.34153400393">
            <text:p>2.441341534004E+03</text:p>
          </table:table-cell>
          <table:table-cell table:formula="of:=[.H65]/[.E65]" office:value-type="float" office:value="110690.51">
            <text:p>1.106905100000E+05</text:p>
          </table:table-cell>
          <table:table-cell table:formula="of:=[.I65]/[.E65]" office:value-type="float" office:value="55345.25502267">
            <text:p>5.534525502267E+04</text:p>
          </table:table-cell>
          <table:table-cell/>
          <table:table-cell table:formula="of:=[.C65]*[.E65]" office:value-type="float" office:value="0.0464380900533965">
            <text:p>4.643809005340E-02</text:p>
          </table:table-cell>
          <table:table-cell table:formula="of:=[.D65]*[.E65]" office:value-type="float" office:value="0.0417841625319038">
            <text:p>4.178416253190E-02</text:p>
          </table:table-cell>
        </table:table-row>
        <table:table-row table:style-name="ro2">
          <table:table-cell office:value-type="float" office:value="0.00128">
            <text:p>1.280000000000E-003</text:p>
          </table:table-cell>
          <table:table-cell table:formula="of:=EXP(-2046.392457*[.A66]-10.23196229)" office:value-type="float" office:value="0.00000262259929422981">
            <text:p>2.622599294230E-006</text:p>
          </table:table-cell>
          <table:table-cell table:formula="of:=1+0.01105400249*SQRT(([.B66])/(0.0000001194208575+0.0002*[.B66]))" office:value-type="float" office:value="1.05168848112284">
            <text:p>1.051688481123E+000</text:p>
          </table:table-cell>
          <table:table-cell table:formula="of:=1-0.01105400249*SQRT(([.B66])/(0.0000001194208575+0.0002*[.B66]))" office:value-type="float" office:value="0.948311518877161">
            <text:p>9.483115188772E-001</text:p>
          </table:table-cell>
          <table:table-cell table:formula="of:=0.001*EXP(3069.588686*[.A66])*POWER((0.943135751+1579.515969*[.B66]);3/2)" office:value-type="float" office:value="0.0468911899897992">
            <text:p>4.689118998980E-02</text:p>
          </table:table-cell>
          <table:table-cell table:formula="of:=1-[.E66]" office:value-type="float" office:value="0.953108810010201">
            <text:p>9.531088100102E-01</text:p>
          </table:table-cell>
          <table:table-cell table:formula="of:=[.F66]/[.E66]" office:value-type="float" office:value="20.3259676331">
            <text:p>2.032596763310E+01</text:p>
          </table:table-cell>
          <table:table-cell table:formula="of:=55345.255*[.E66]*2" office:value-type="float" office:value="5190.40973447776">
            <text:p>5.190409734478E+03</text:p>
          </table:table-cell>
          <table:table-cell table:formula="of:=[.H66]/2+0.000001" office:value-type="float" office:value="2595.20486823888">
            <text:p>2.595204868239E+03</text:p>
          </table:table-cell>
          <table:table-cell table:formula="of:=[.H66]/[.E66]" office:value-type="float" office:value="110690.51">
            <text:p>1.106905100000E+05</text:p>
          </table:table-cell>
          <table:table-cell table:formula="of:=[.I66]/[.E66]" office:value-type="float" office:value="55345.255021326">
            <text:p>5.534525502133E+04</text:p>
          </table:table-cell>
          <table:table-cell/>
          <table:table-cell table:formula="of:=[.C66]*[.E66]" office:value-type="float" office:value="0.0493149243784144">
            <text:p>4.931492437841E-02</text:p>
          </table:table-cell>
          <table:table-cell table:formula="of:=[.D66]*[.E66]" office:value-type="float" office:value="0.044467455601184">
            <text:p>4.446745560118E-02</text:p>
          </table:table-cell>
        </table:table-row>
        <table:table-row table:style-name="ro2">
          <table:table-cell office:value-type="float" office:value="0.0013">
            <text:p>1.300000000000E-003</text:p>
          </table:table-cell>
          <table:table-cell table:formula="of:=EXP(-2046.392457*[.A67]-10.23196229)" office:value-type="float" office:value="0.00000251742882688477">
            <text:p>2.517428826885E-006</text:p>
          </table:table-cell>
          <table:table-cell table:formula="of:=1+0.01105400249*SQRT(([.B67])/(0.0000001194208575+0.0002*[.B67]))" office:value-type="float" office:value="1.0506459222727">
            <text:p>1.050645922273E+000</text:p>
          </table:table-cell>
          <table:table-cell table:formula="of:=1-0.01105400249*SQRT(([.B67])/(0.0000001194208575+0.0002*[.B67]))" office:value-type="float" office:value="0.949354077727296">
            <text:p>9.493540777273E-001</text:p>
          </table:table-cell>
          <table:table-cell table:formula="of:=0.001*EXP(3069.588686*[.A67])*POWER((0.943135751+1579.515969*[.B67]);3/2)" office:value-type="float" office:value="0.0498470100590984">
            <text:p>4.984701005910E-02</text:p>
          </table:table-cell>
          <table:table-cell table:formula="of:=1-[.E67]" office:value-type="float" office:value="0.950152989940901">
            <text:p>9.501529899409E-01</text:p>
          </table:table-cell>
          <table:table-cell table:formula="of:=[.F67]/[.E67]" office:value-type="float" office:value="19.0613837984345">
            <text:p>1.906138379843E+01</text:p>
          </table:table-cell>
          <table:table-cell table:formula="of:=55345.255*[.E67]*2" office:value-type="float" office:value="5517.59096541674">
            <text:p>5.517590965417E+03</text:p>
          </table:table-cell>
          <table:table-cell table:formula="of:=[.H67]/2+0.000001" office:value-type="float" office:value="2758.79548370837">
            <text:p>2.758795483708E+03</text:p>
          </table:table-cell>
          <table:table-cell table:formula="of:=[.H67]/[.E67]" office:value-type="float" office:value="110690.51">
            <text:p>1.106905100000E+05</text:p>
          </table:table-cell>
          <table:table-cell table:formula="of:=[.I67]/[.E67]" office:value-type="float" office:value="55345.2550200614">
            <text:p>5.534525502006E+04</text:p>
          </table:table-cell>
          <table:table-cell/>
          <table:table-cell table:formula="of:=[.C67]*[.E67]" office:value-type="float" office:value="0.0523715578560782">
            <text:p>5.237155785608E-02</text:p>
          </table:table-cell>
          <table:table-cell table:formula="of:=[.D67]*[.E67]" office:value-type="float" office:value="0.0473224622621187">
            <text:p>4.732246226212E-02</text:p>
          </table:table-cell>
        </table:table-row>
        <table:table-row table:style-name="ro2">
          <table:table-cell office:value-type="float" office:value="0.00132">
            <text:p>1.320000000000E-003</text:p>
          </table:table-cell>
          <table:table-cell table:formula="of:=EXP(-2046.392457*[.A68]-10.23196229)" office:value-type="float" office:value="0.00000241647586513653">
            <text:p>2.416475865137E-006</text:p>
          </table:table-cell>
          <table:table-cell table:formula="of:=1+0.01105400249*SQRT(([.B68])/(0.0000001194208575+0.0002*[.B68]))" office:value-type="float" office:value="1.04962421809295">
            <text:p>1.049624218093E+000</text:p>
          </table:table-cell>
          <table:table-cell table:formula="of:=1-0.01105400249*SQRT(([.B68])/(0.0000001194208575+0.0002*[.B68]))" office:value-type="float" office:value="0.950375781907048">
            <text:p>9.503757819070E-001</text:p>
          </table:table-cell>
          <table:table-cell table:formula="of:=0.001*EXP(3069.588686*[.A68])*POWER((0.943135751+1579.515969*[.B68]);3/2)" office:value-type="float" office:value="0.0529897090953398">
            <text:p>5.298970909534E-02</text:p>
          </table:table-cell>
          <table:table-cell table:formula="of:=1-[.E68]" office:value-type="float" office:value="0.94701029090466">
            <text:p>9.470102909047E-01</text:p>
          </table:table-cell>
          <table:table-cell table:formula="of:=[.F68]/[.E68]" office:value-type="float" office:value="17.8715887871886">
            <text:p>1.787158878719E+01</text:p>
          </table:table-cell>
          <table:table-cell table:formula="of:=55345.255*[.E68]*2" office:value-type="float" office:value="5865.4579245148">
            <text:p>5.865457924515E+03</text:p>
          </table:table-cell>
          <table:table-cell table:formula="of:=[.H68]/2+0.000001" office:value-type="float" office:value="2932.7289632574">
            <text:p>2.932728963257E+03</text:p>
          </table:table-cell>
          <table:table-cell table:formula="of:=[.H68]/[.E68]" office:value-type="float" office:value="110690.51">
            <text:p>1.106905100000E+05</text:p>
          </table:table-cell>
          <table:table-cell table:formula="of:=[.I68]/[.E68]" office:value-type="float" office:value="55345.2550188716">
            <text:p>5.534525501887E+04</text:p>
          </table:table-cell>
          <table:table-cell/>
          <table:table-cell table:formula="of:=[.C68]*[.E68]" office:value-type="float" office:value="0.055619281976169">
            <text:p>5.561928197617E-02</text:p>
          </table:table-cell>
          <table:table-cell table:formula="of:=[.D68]*[.E68]" office:value-type="float" office:value="0.0503601362145106">
            <text:p>5.036013621451E-02</text:p>
          </table:table-cell>
        </table:table-row>
        <table:table-row table:style-name="ro2">
          <table:table-cell office:value-type="float" office:value="0.00134">
            <text:p>1.340000000000E-003</text:p>
          </table:table-cell>
          <table:table-cell table:formula="of:=EXP(-2046.392457*[.A69]-10.23196229)" office:value-type="float" office:value="0.00000231957128019914">
            <text:p>2.319571280199E-006</text:p>
          </table:table-cell>
          <table:table-cell table:formula="of:=1+0.01105400249*SQRT(([.B69])/(0.0000001194208575+0.0002*[.B69]))" office:value-type="float" office:value="1.04862296172971">
            <text:p>1.048622961730E+000</text:p>
          </table:table-cell>
          <table:table-cell table:formula="of:=1-0.01105400249*SQRT(([.B69])/(0.0000001194208575+0.0002*[.B69]))" office:value-type="float" office:value="0.951377038270294">
            <text:p>9.513770382703E-001</text:p>
          </table:table-cell>
          <table:table-cell table:formula="of:=0.001*EXP(3069.588686*[.A69])*POWER((0.943135751+1579.515969*[.B69]);3/2)" office:value-type="float" office:value="0.056331113811905">
            <text:p>5.633111381191E-02</text:p>
          </table:table-cell>
          <table:table-cell table:formula="of:=1-[.E69]" office:value-type="float" office:value="0.943668886188095">
            <text:p>9.436688861881E-01</text:p>
          </table:table-cell>
          <table:table-cell table:formula="of:=[.F69]/[.E69]" office:value-type="float" office:value="16.7521787220309">
            <text:p>1.675217872203E+01</text:p>
          </table:table-cell>
          <table:table-cell table:formula="of:=55345.255*[.E69]*2" office:value-type="float" office:value="6235.31971670781">
            <text:p>6.235319716708E+03</text:p>
          </table:table-cell>
          <table:table-cell table:formula="of:=[.H69]/2+0.000001" office:value-type="float" office:value="3117.6598593539">
            <text:p>3.117659859354E+03</text:p>
          </table:table-cell>
          <table:table-cell table:formula="of:=[.H69]/[.E69]" office:value-type="float" office:value="110690.51">
            <text:p>1.106905100000E+05</text:p>
          </table:table-cell>
          <table:table-cell table:formula="of:=[.I69]/[.E69]" office:value-type="float" office:value="55345.2550177522">
            <text:p>5.534525501775E+04</text:p>
          </table:table-cell>
          <table:table-cell/>
          <table:table-cell table:formula="of:=[.C69]*[.E69]" office:value-type="float" office:value="0.059070099402973">
            <text:p>5.907009940297E-02</text:p>
          </table:table-cell>
          <table:table-cell table:formula="of:=[.D69]*[.E69]" office:value-type="float" office:value="0.053592128220837">
            <text:p>5.359212822084E-02</text:p>
          </table:table-cell>
        </table:table-row>
        <table:table-row table:style-name="ro2">
          <table:table-cell office:value-type="float" office:value="0.00136">
            <text:p>1.360000000000E-003</text:p>
          </table:table-cell>
          <table:table-cell table:formula="of:=EXP(-2046.392457*[.A70]-10.23196229)" office:value-type="float" office:value="0.00000222655272562414">
            <text:p>2.226552725624E-006</text:p>
          </table:table-cell>
          <table:table-cell table:formula="of:=1+0.01105400249*SQRT(([.B70])/(0.0000001194208575+0.0002*[.B70]))" office:value-type="float" office:value="1.04764175365283">
            <text:p>1.047641753653E+000</text:p>
          </table:table-cell>
          <table:table-cell table:formula="of:=1-0.01105400249*SQRT(([.B70])/(0.0000001194208575+0.0002*[.B70]))" office:value-type="float" office:value="0.952358246347167">
            <text:p>9.523582463472E-001</text:p>
          </table:table-cell>
          <table:table-cell table:formula="of:=0.001*EXP(3069.588686*[.A70])*POWER((0.943135751+1579.515969*[.B70]);3/2)" office:value-type="float" office:value="0.0598837996199777">
            <text:p>5.988379961998E-02</text:p>
          </table:table-cell>
          <table:table-cell table:formula="of:=1-[.E70]" office:value-type="float" office:value="0.940116200380022">
            <text:p>9.401162003800E-01</text:p>
          </table:table-cell>
          <table:table-cell table:formula="of:=[.F70]/[.E70]" office:value-type="float" office:value="15.699007183011">
            <text:p>1.569900718301E+01</text:p>
          </table:table-cell>
          <table:table-cell table:formula="of:=55345.255*[.E70]*2" office:value-type="float" office:value="6628.56832067314">
            <text:p>6.628568320673E+03</text:p>
          </table:table-cell>
          <table:table-cell table:formula="of:=[.H70]/2+0.000001" office:value-type="float" office:value="3314.28416133657">
            <text:p>3.314284161337E+03</text:p>
          </table:table-cell>
          <table:table-cell table:formula="of:=[.H70]/[.E70]" office:value-type="float" office:value="110690.51">
            <text:p>1.106905100000E+05</text:p>
          </table:table-cell>
          <table:table-cell table:formula="of:=[.I70]/[.E70]" office:value-type="float" office:value="55345.255016699">
            <text:p>5.534525501670E+04</text:p>
          </table:table-cell>
          <table:table-cell/>
          <table:table-cell table:formula="of:=[.C70]*[.E70]" office:value-type="float" office:value="0.0627367688492683">
            <text:p>6.273676884927E-02</text:p>
          </table:table-cell>
          <table:table-cell table:formula="of:=[.D70]*[.E70]" office:value-type="float" office:value="0.0570308303906871">
            <text:p>5.703083039069E-02</text:p>
          </table:table-cell>
        </table:table-row>
        <table:table-row table:style-name="ro2">
          <table:table-cell office:value-type="float" office:value="0.00138">
            <text:p>1.380000000000E-003</text:p>
          </table:table-cell>
          <table:table-cell table:formula="of:=EXP(-2046.392457*[.A71]-10.23196229)" office:value-type="float" office:value="0.00000213726436531782">
            <text:p>2.137264365318E-006</text:p>
          </table:table-cell>
          <table:table-cell table:formula="of:=1+0.01105400249*SQRT(([.B71])/(0.0000001194208575+0.0002*[.B71]))" office:value-type="float" office:value="1.04668020156125">
            <text:p>1.046680201561E+000</text:p>
          </table:table-cell>
          <table:table-cell table:formula="of:=1-0.01105400249*SQRT(([.B71])/(0.0000001194208575+0.0002*[.B71]))" office:value-type="float" office:value="0.953319798438751">
            <text:p>9.533197984388E-001</text:p>
          </table:table-cell>
          <table:table-cell table:formula="of:=0.001*EXP(3069.588686*[.A71])*POWER((0.943135751+1579.515969*[.B71]);3/2)" office:value-type="float" office:value="0.063661138030257">
            <text:p>6.366113803026E-02</text:p>
          </table:table-cell>
          <table:table-cell table:formula="of:=1-[.E71]" office:value-type="float" office:value="0.936338861969743">
            <text:p>9.363388619697E-01</text:p>
          </table:table-cell>
          <table:table-cell table:formula="of:=[.F71]/[.E71]" office:value-type="float" office:value="14.708170336583">
            <text:p>1.470817033658E+01</text:p>
          </table:table-cell>
          <table:table-cell table:formula="of:=55345.255*[.E71]*2" office:value-type="float" office:value="7046.68383574955">
            <text:p>7.046683835750E+03</text:p>
          </table:table-cell>
          <table:table-cell table:formula="of:=[.H71]/2+0.000001" office:value-type="float" office:value="3523.34191887477">
            <text:p>3.523341918875E+03</text:p>
          </table:table-cell>
          <table:table-cell table:formula="of:=[.H71]/[.E71]" office:value-type="float" office:value="110690.51">
            <text:p>1.106905100000E+05</text:p>
          </table:table-cell>
          <table:table-cell table:formula="of:=[.I71]/[.E71]" office:value-type="float" office:value="55345.2550157082">
            <text:p>5.534525501571E+04</text:p>
          </table:table-cell>
          <table:table-cell/>
          <table:table-cell table:formula="of:=[.C71]*[.E71]" office:value-type="float" office:value="0.0666328527851279">
            <text:p>6.663285278513E-02</text:p>
          </table:table-cell>
          <table:table-cell table:formula="of:=[.D71]*[.E71]" office:value-type="float" office:value="0.0606894232753861">
            <text:p>6.068942327539E-02</text:p>
          </table:table-cell>
        </table:table-row>
        <table:table-row table:style-name="ro2">
          <table:table-cell office:value-type="float" office:value="0.0014">
            <text:p>1.400000000000E-003</text:p>
          </table:table-cell>
          <table:table-cell table:formula="of:=EXP(-2046.392457*[.A72]-10.23196229)" office:value-type="float" office:value="0.00000205155661246556">
            <text:p>2.051556612466E-006</text:p>
          </table:table-cell>
          <table:table-cell table:formula="of:=1+0.01105400249*SQRT(([.B72])/(0.0000001194208575+0.0002*[.B72]))" office:value-type="float" office:value="1.04573792028704">
            <text:p>1.045737920287E+000</text:p>
          </table:table-cell>
          <table:table-cell table:formula="of:=1-0.01105400249*SQRT(([.B72])/(0.0000001194208575+0.0002*[.B72]))" office:value-type="float" office:value="0.954262079712956">
            <text:p>9.542620797130E-001</text:p>
          </table:table-cell>
          <table:table-cell table:formula="of:=0.001*EXP(3069.588686*[.A72])*POWER((0.943135751+1579.515969*[.B72]);3/2)" office:value-type="float" office:value="0.0676773470558814">
            <text:p>6.767734705588E-02</text:p>
          </table:table-cell>
          <table:table-cell table:formula="of:=1-[.E72]" office:value-type="float" office:value="0.932322652944119">
            <text:p>9.323226529441E-01</text:p>
          </table:table-cell>
          <table:table-cell table:formula="of:=[.F72]/[.E72]" office:value-type="float" office:value="13.7759929060797">
            <text:p>1.377599290608E+01</text:p>
          </table:table-cell>
          <table:table-cell table:formula="of:=55345.255*[.E72]*2" office:value-type="float" office:value="7491.24006106251">
            <text:p>7.491240061063E+03</text:p>
          </table:table-cell>
          <table:table-cell table:formula="of:=[.H72]/2+0.000001" office:value-type="float" office:value="3745.62003153125">
            <text:p>3.745620031531E+03</text:p>
          </table:table-cell>
          <table:table-cell table:formula="of:=[.H72]/[.E72]" office:value-type="float" office:value="110690.51">
            <text:p>1.106905100000E+05</text:p>
          </table:table-cell>
          <table:table-cell table:formula="of:=[.I72]/[.E72]" office:value-type="float" office:value="55345.255014776">
            <text:p>5.534525501478E+04</text:p>
          </table:table-cell>
          <table:table-cell/>
          <table:table-cell table:formula="of:=[.C72]*[.E72]" office:value-type="float" office:value="0.0707727681607619">
            <text:p>7.077276816076E-02</text:p>
          </table:table-cell>
          <table:table-cell table:formula="of:=[.D72]*[.E72]" office:value-type="float" office:value="0.0645819259510009">
            <text:p>6.458192595100E-02</text:p>
          </table:table-cell>
        </table:table-row>
        <table:table-row table:style-name="ro2">
          <table:table-cell office:value-type="float" office:value="0.00142">
            <text:p>1.420000000000E-003</text:p>
          </table:table-cell>
          <table:table-cell table:formula="of:=EXP(-2046.392457*[.A73]-10.23196229)" office:value-type="float" office:value="0.00000196928587892555">
            <text:p>1.969285878926E-006</text:p>
          </table:table-cell>
          <table:table-cell table:formula="of:=1+0.01105400249*SQRT(([.B73])/(0.0000001194208575+0.0002*[.B73]))" office:value-type="float" office:value="1.04481453169862">
            <text:p>1.044814531699E+000</text:p>
          </table:table-cell>
          <table:table-cell table:formula="of:=1-0.01105400249*SQRT(([.B73])/(0.0000001194208575+0.0002*[.B73]))" office:value-type="float" office:value="0.955185468301377">
            <text:p>9.551854683014E-001</text:p>
          </table:table-cell>
          <table:table-cell table:formula="of:=0.001*EXP(3069.588686*[.A73])*POWER((0.943135751+1579.515969*[.B73]);3/2)" office:value-type="float" office:value="0.0719475448065838">
            <text:p>7.194754480658E-02</text:p>
          </table:table-cell>
          <table:table-cell table:formula="of:=1-[.E73]" office:value-type="float" office:value="0.928052455193416">
            <text:p>9.280524551934E-01</text:p>
          </table:table-cell>
          <table:table-cell table:formula="of:=[.F73]/[.E73]" office:value-type="float" office:value="12.8990149377341">
            <text:p>1.289901493773E+01</text:p>
          </table:table-cell>
          <table:table-cell table:formula="of:=55345.255*[.E73]*2" office:value-type="float" office:value="7963.91042788861">
            <text:p>7.963910427889E+03</text:p>
          </table:table-cell>
          <table:table-cell table:formula="of:=[.H73]/2+0.000001" office:value-type="float" office:value="3981.9552149443">
            <text:p>3.981955214944E+03</text:p>
          </table:table-cell>
          <table:table-cell table:formula="of:=[.H73]/[.E73]" office:value-type="float" office:value="110690.51">
            <text:p>1.106905100000E+05</text:p>
          </table:table-cell>
          <table:table-cell table:formula="of:=[.I73]/[.E73]" office:value-type="float" office:value="55345.255013899">
            <text:p>5.534525501390E+04</text:p>
          </table:table-cell>
          <table:table-cell/>
          <table:table-cell table:formula="of:=[.C73]*[.E73]" office:value-type="float" office:value="0.0751718403339565">
            <text:p>7.517184033396E-02</text:p>
          </table:table-cell>
          <table:table-cell table:formula="of:=[.D73]*[.E73]" office:value-type="float" office:value="0.068723249279211">
            <text:p>6.872324927921E-02</text:p>
          </table:table-cell>
        </table:table-row>
        <table:table-row table:style-name="ro2">
          <table:table-cell office:value-type="float" office:value="0.00144">
            <text:p>1.440000000000E-003</text:p>
          </table:table-cell>
          <table:table-cell table:formula="of:=EXP(-2046.392457*[.A74]-10.23196229)" office:value-type="float" office:value="0.00000189031433467238">
            <text:p>1.890314334672E-006</text:p>
          </table:table-cell>
          <table:table-cell table:formula="of:=1+0.01105400249*SQRT(([.B74])/(0.0000001194208575+0.0002*[.B74]))" office:value-type="float" office:value="1.04390966460305">
            <text:p>1.043909664603E+000</text:p>
          </table:table-cell>
          <table:table-cell table:formula="of:=1-0.01105400249*SQRT(([.B74])/(0.0000001194208575+0.0002*[.B74]))" office:value-type="float" office:value="0.956090335396948">
            <text:p>9.560903353969E-001</text:p>
          </table:table-cell>
          <table:table-cell table:formula="of:=0.001*EXP(3069.588686*[.A74])*POWER((0.943135751+1579.515969*[.B74]);3/2)" office:value-type="float" office:value="0.0764878064761315">
            <text:p>7.648780647613E-02</text:p>
          </table:table-cell>
          <table:table-cell table:formula="of:=1-[.E74]" office:value-type="float" office:value="0.923512193523868">
            <text:p>9.235121935239E-01</text:p>
          </table:table-cell>
          <table:table-cell table:formula="of:=[.F74]/[.E74]" office:value-type="float" office:value="12.0739793186781">
            <text:p>1.207397931868E+01</text:p>
          </table:table-cell>
          <table:table-cell table:formula="of:=55345.255*[.E74]*2" office:value-type="float" office:value="8466.4743076243">
            <text:p>8.466474307624E+03</text:p>
          </table:table-cell>
          <table:table-cell table:formula="of:=[.H74]/2+0.000001" office:value-type="float" office:value="4233.23715481215">
            <text:p>4.233237154812E+03</text:p>
          </table:table-cell>
          <table:table-cell table:formula="of:=[.H74]/[.E74]" office:value-type="float" office:value="110690.51">
            <text:p>1.106905100000E+05</text:p>
          </table:table-cell>
          <table:table-cell table:formula="of:=[.I74]/[.E74]" office:value-type="float" office:value="55345.255013074">
            <text:p>5.534525501307E+04</text:p>
          </table:table-cell>
          <table:table-cell/>
          <table:table-cell table:formula="of:=[.C74]*[.E74]" office:value-type="float" office:value="0.0798463604047216">
            <text:p>7.984636040472E-02</text:p>
          </table:table-cell>
          <table:table-cell table:formula="of:=[.D74]*[.E74]" office:value-type="float" office:value="0.0731292525475415">
            <text:p>7.312925254754E-02</text:p>
          </table:table-cell>
        </table:table-row>
        <table:table-row table:style-name="ro2">
          <table:table-cell office:value-type="float" office:value="0.00146">
            <text:p>1.460000000000E-003</text:p>
          </table:table-cell>
          <table:table-cell table:formula="of:=EXP(-2046.392457*[.A75]-10.23196229)" office:value-type="float" office:value="0.00000181450967688728">
            <text:p>1.814509676887E-006</text:p>
          </table:table-cell>
          <table:table-cell table:formula="of:=1+0.01105400249*SQRT(([.B75])/(0.0000001194208575+0.0002*[.B75]))" office:value-type="float" office:value="1.04302295464777">
            <text:p>1.043022954648E+000</text:p>
          </table:table-cell>
          <table:table-cell table:formula="of:=1-0.01105400249*SQRT(([.B75])/(0.0000001194208575+0.0002*[.B75]))" office:value-type="float" office:value="0.95697704535223">
            <text:p>9.569770453522E-001</text:p>
          </table:table-cell>
          <table:table-cell table:formula="of:=0.001*EXP(3069.588686*[.A75])*POWER((0.943135751+1579.515969*[.B75]);3/2)" office:value-type="float" office:value="0.0813152249378967">
            <text:p>8.131522493790E-02</text:p>
          </table:table-cell>
          <table:table-cell table:formula="of:=1-[.E75]" office:value-type="float" office:value="0.918684775062103">
            <text:p>9.186847750621E-01</text:p>
          </table:table-cell>
          <table:table-cell table:formula="of:=[.F75]/[.E75]" office:value-type="float" office:value="11.2978200055861">
            <text:p>1.129782000559E+01</text:p>
          </table:table-cell>
          <table:table-cell table:formula="of:=55345.255*[.E75]*2" office:value-type="float" office:value="9000.82371914051">
            <text:p>9.000823719141E+03</text:p>
          </table:table-cell>
          <table:table-cell table:formula="of:=[.H75]/2+0.000001" office:value-type="float" office:value="4500.41186057025">
            <text:p>4.500411860570E+03</text:p>
          </table:table-cell>
          <table:table-cell table:formula="of:=[.H75]/[.E75]" office:value-type="float" office:value="110690.51">
            <text:p>1.106905100000E+05</text:p>
          </table:table-cell>
          <table:table-cell table:formula="of:=[.I75]/[.E75]" office:value-type="float" office:value="55345.2550122978">
            <text:p>5.534525501230E+04</text:p>
          </table:table-cell>
          <table:table-cell/>
          <table:table-cell table:formula="of:=[.C75]*[.E75]" office:value-type="float" office:value="0.0848136461725731">
            <text:p>8.481364617257E-02</text:p>
          </table:table-cell>
          <table:table-cell table:formula="of:=[.D75]*[.E75]" office:value-type="float" office:value="0.0778168037032204">
            <text:p>7.781680370322E-02</text:p>
          </table:table-cell>
        </table:table-row>
        <table:table-row table:style-name="ro2">
          <table:table-cell office:value-type="float" office:value="0.00148">
            <text:p>1.480000000000E-003</text:p>
          </table:table-cell>
          <table:table-cell table:formula="of:=EXP(-2046.392457*[.A76]-10.23196229)" office:value-type="float" office:value="0.00000174174490830818">
            <text:p>1.741744908308E-006</text:p>
          </table:table-cell>
          <table:table-cell table:formula="of:=1+0.01105400249*SQRT(([.B76])/(0.0000001194208575+0.0002*[.B76]))" office:value-type="float" office:value="1.04215404422185">
            <text:p>1.042154044222E+000</text:p>
          </table:table-cell>
          <table:table-cell table:formula="of:=1-0.01105400249*SQRT(([.B76])/(0.0000001194208575+0.0002*[.B76]))" office:value-type="float" office:value="0.957845955778146">
            <text:p>9.578459557781E-001</text:p>
          </table:table-cell>
          <table:table-cell table:formula="of:=0.001*EXP(3069.588686*[.A76])*POWER((0.943135751+1579.515969*[.B76]);3/2)" office:value-type="float" office:value="0.0864479751770065">
            <text:p>8.644797517701E-02</text:p>
          </table:table-cell>
          <table:table-cell table:formula="of:=1-[.E76]" office:value-type="float" office:value="0.913552024822993">
            <text:p>9.135520248230E-01</text:p>
          </table:table-cell>
          <table:table-cell table:formula="of:=[.F76]/[.E76]" office:value-type="float" office:value="10.5676509247608">
            <text:p>1.056765092476E+01</text:p>
          </table:table-cell>
          <table:table-cell table:formula="of:=55345.255*[.E76]*2" office:value-type="float" office:value="9568.97046081019">
            <text:p>9.568970460810E+03</text:p>
          </table:table-cell>
          <table:table-cell table:formula="of:=[.H76]/2+0.000001" office:value-type="float" office:value="4784.4852314051">
            <text:p>4.784485231405E+03</text:p>
          </table:table-cell>
          <table:table-cell table:formula="of:=[.H76]/[.E76]" office:value-type="float" office:value="110690.51">
            <text:p>1.106905100000E+05</text:p>
          </table:table-cell>
          <table:table-cell table:formula="of:=[.I76]/[.E76]" office:value-type="float" office:value="55345.2550115677">
            <text:p>5.534525501157E+04</text:p>
          </table:table-cell>
          <table:table-cell/>
          <table:table-cell table:formula="of:=[.C76]*[.E76]" office:value-type="float" office:value="0.0900921069455077">
            <text:p>9.009210694551E-02</text:p>
          </table:table-cell>
          <table:table-cell table:formula="of:=[.D76]*[.E76]" office:value-type="float" office:value="0.0828038434085053">
            <text:p>8.280384340851E-02</text:p>
          </table:table-cell>
        </table:table-row>
        <table:table-row table:style-name="ro2">
          <table:table-cell office:value-type="float" office:value="0.0015">
            <text:p>1.500000000000E-003</text:p>
          </table:table-cell>
          <table:table-cell table:formula="of:=EXP(-2046.392457*[.A77]-10.23196229)" office:value-type="float" office:value="0.00000167189812446833">
            <text:p>1.671898124468E-006</text:p>
          </table:table-cell>
          <table:table-cell table:formula="of:=1+0.01105400249*SQRT(([.B77])/(0.0000001194208575+0.0002*[.B77]))" office:value-type="float" office:value="1.04130258235695">
            <text:p>1.041302582357E+000</text:p>
          </table:table-cell>
          <table:table-cell table:formula="of:=1-0.01105400249*SQRT(([.B77])/(0.0000001194208575+0.0002*[.B77]))" office:value-type="float" office:value="0.95869741764305">
            <text:p>9.586974176431E-001</text:p>
          </table:table-cell>
          <table:table-cell table:formula="of:=0.001*EXP(3069.588686*[.A77])*POWER((0.943135751+1579.515969*[.B77]);3/2)" office:value-type="float" office:value="0.0919053828019872">
            <text:p>9.190538280199E-02</text:p>
          </table:table-cell>
          <table:table-cell table:formula="of:=1-[.E77]" office:value-type="float" office:value="0.908094617198013">
            <text:p>9.080946171980E-01</text:p>
          </table:table-cell>
          <table:table-cell table:formula="of:=[.F77]/[.E77]" office:value-type="float" office:value="9.88075550650313">
            <text:p>9.880755506503E+00</text:p>
          </table:table-cell>
          <table:table-cell table:formula="of:=55345.255*[.E77]*2" office:value-type="float" office:value="10173.0536940972">
            <text:p>1.017305369410E+04</text:p>
          </table:table-cell>
          <table:table-cell table:formula="of:=[.H77]/2+0.000001" office:value-type="float" office:value="5086.5268480486">
            <text:p>5.086526848049E+03</text:p>
          </table:table-cell>
          <table:table-cell table:formula="of:=[.H77]/[.E77]" office:value-type="float" office:value="110690.51">
            <text:p>1.106905100000E+05</text:p>
          </table:table-cell>
          <table:table-cell table:formula="of:=[.I77]/[.E77]" office:value-type="float" office:value="55345.2550108808">
            <text:p>5.534525501088E+04</text:p>
          </table:table-cell>
          <table:table-cell/>
          <table:table-cell table:formula="of:=[.C77]*[.E77]" office:value-type="float" office:value="0.0957013124442133">
            <text:p>9.570131244421E-02</text:p>
          </table:table-cell>
          <table:table-cell table:formula="of:=[.D77]*[.E77]" office:value-type="float" office:value="0.0881094531597611">
            <text:p>8.810945315976E-02</text:p>
          </table:table-cell>
        </table:table-row>
        <table:table-row table:style-name="ro2">
          <table:table-cell office:value-type="float" office:value="0.00152">
            <text:p>1.520000000000E-003</text:p>
          </table:table-cell>
          <table:table-cell table:formula="of:=EXP(-2046.392457*[.A78]-10.23196229)" office:value-type="float" office:value="0.00000160485230946697">
            <text:p>1.604852309467E-006</text:p>
          </table:table-cell>
          <table:table-cell table:formula="of:=1+0.01105400249*SQRT(([.B78])/(0.0000001194208575+0.0002*[.B78]))" office:value-type="float" office:value="1.04046822462805">
            <text:p>1.040468224628E+000</text:p>
          </table:table-cell>
          <table:table-cell table:formula="of:=1-0.01105400249*SQRT(([.B78])/(0.0000001194208575+0.0002*[.B78]))" office:value-type="float" office:value="0.959531775371952">
            <text:p>9.595317753720E-001</text:p>
          </table:table-cell>
          <table:table-cell table:formula="of:=0.001*EXP(3069.588686*[.A78])*POWER((0.943135751+1579.515969*[.B78]);3/2)" office:value-type="float" office:value="0.0977079968941951">
            <text:p>9.770799689420E-02</text:p>
          </table:table-cell>
          <table:table-cell table:formula="of:=1-[.E78]" office:value-type="float" office:value="0.902292003105805">
            <text:p>9.022920031058E-01</text:p>
          </table:table-cell>
          <table:table-cell table:formula="of:=[.F78]/[.E78]" office:value-type="float" office:value="9.23457681854709">
            <text:p>9.234576818547E+00</text:p>
          </table:table-cell>
          <table:table-cell table:formula="of:=55345.255*[.E78]*2" office:value-type="float" office:value="10815.3480072969">
            <text:p>1.081534800730E+04</text:p>
          </table:table-cell>
          <table:table-cell table:formula="of:=[.H78]/2+0.000001" office:value-type="float" office:value="5407.67400464844">
            <text:p>5.407674004648E+03</text:p>
          </table:table-cell>
          <table:table-cell table:formula="of:=[.H78]/[.E78]" office:value-type="float" office:value="110690.51">
            <text:p>1.106905100000E+05</text:p>
          </table:table-cell>
          <table:table-cell table:formula="of:=[.I78]/[.E78]" office:value-type="float" office:value="55345.2550102346">
            <text:p>5.534525501023E+04</text:p>
          </table:table-cell>
          <table:table-cell/>
          <table:table-cell table:formula="of:=[.C78]*[.E78]" office:value-type="float" office:value="0.101662066060466">
            <text:p>1.016620660605E-01</text:p>
          </table:table-cell>
          <table:table-cell table:formula="of:=[.D78]*[.E78]" office:value-type="float" office:value="0.0937539277279242">
            <text:p>9.375392772792E-02</text:p>
          </table:table-cell>
        </table:table-row>
        <table:table-row table:style-name="ro2">
          <table:table-cell office:value-type="float" office:value="0.00154">
            <text:p>1.540000000000E-003</text:p>
          </table:table-cell>
          <table:table-cell table:formula="of:=EXP(-2046.392457*[.A79]-10.23196229)" office:value-type="float" office:value="0.00000154049513992995">
            <text:p>1.540495139930E-006</text:p>
          </table:table-cell>
          <table:table-cell table:formula="of:=1+0.01105400249*SQRT(([.B79])/(0.0000001194208575+0.0002*[.B79]))" office:value-type="float" office:value="1.0396506330542">
            <text:p>1.039650633054E+000</text:p>
          </table:table-cell>
          <table:table-cell table:formula="of:=1-0.01105400249*SQRT(([.B79])/(0.0000001194208575+0.0002*[.B79]))" office:value-type="float" office:value="0.960349366945802">
            <text:p>9.603493669458E-001</text:p>
          </table:table-cell>
          <table:table-cell table:formula="of:=0.001*EXP(3069.588686*[.A79])*POWER((0.943135751+1579.515969*[.B79]);3/2)" office:value-type="float" office:value="0.103877667469682">
            <text:p>1.038776674697E-01</text:p>
          </table:table-cell>
          <table:table-cell table:formula="of:=1-[.E79]" office:value-type="float" office:value="0.896122332530318">
            <text:p>8.961223325303E-01</text:p>
          </table:table-cell>
          <table:table-cell table:formula="of:=[.F79]/[.E79]" office:value-type="float" office:value="8.6267082651992">
            <text:p>8.626708265199E+00</text:p>
          </table:table-cell>
          <table:table-cell table:formula="of:=55345.255*[.E79]*2" office:value-type="float" office:value="11498.2719898295">
            <text:p>1.149827198983E+04</text:p>
          </table:table-cell>
          <table:table-cell table:formula="of:=[.H79]/2+0.000001" office:value-type="float" office:value="5749.13599591475">
            <text:p>5.749135995915E+03</text:p>
          </table:table-cell>
          <table:table-cell table:formula="of:=[.H79]/[.E79]" office:value-type="float" office:value="110690.51">
            <text:p>1.106905100000E+05</text:p>
          </table:table-cell>
          <table:table-cell table:formula="of:=[.I79]/[.E79]" office:value-type="float" office:value="55345.2550096267">
            <text:p>5.534525500963E+04</text:p>
          </table:table-cell>
          <table:table-cell/>
          <table:table-cell table:formula="of:=[.C79]*[.E79]" office:value-type="float" office:value="0.107996482745048">
            <text:p>1.079964827450E-01</text:p>
          </table:table-cell>
          <table:table-cell table:formula="of:=[.D79]*[.E79]" office:value-type="float" office:value="0.0997588521943155">
            <text:p>9.975885219432E-02</text:p>
          </table:table-cell>
        </table:table-row>
        <table:table-row table:style-name="ro2">
          <table:table-cell office:value-type="float" office:value="0.00156">
            <text:p>1.560000000000E-003</text:p>
          </table:table-cell>
          <table:table-cell table:formula="of:=EXP(-2046.392457*[.A80]-10.23196229)" office:value-type="float" office:value="0.00000147871879683184">
            <text:p>1.478718796832E-006</text:p>
          </table:table-cell>
          <table:table-cell table:formula="of:=1+0.01105400249*SQRT(([.B80])/(0.0000001194208575+0.0002*[.B80]))" office:value-type="float" office:value="1.0388494759993">
            <text:p>1.038849475999E+000</text:p>
          </table:table-cell>
          <table:table-cell table:formula="of:=1-0.01105400249*SQRT(([.B80])/(0.0000001194208575+0.0002*[.B80]))" office:value-type="float" office:value="0.961150524000699">
            <text:p>9.611505240007E-001</text:p>
          </table:table-cell>
          <table:table-cell table:formula="of:=0.001*EXP(3069.588686*[.A80])*POWER((0.943135751+1579.515969*[.B80]);3/2)" office:value-type="float" office:value="0.110437627845532">
            <text:p>1.104376278455E-01</text:p>
          </table:table-cell>
          <table:table-cell table:formula="of:=1-[.E80]" office:value-type="float" office:value="0.889562372154468">
            <text:p>8.895623721545E-01</text:p>
          </table:table-cell>
          <table:table-cell table:formula="of:=[.F80]/[.E80]" office:value-type="float" office:value="8.05488482058566">
            <text:p>8.054884820586E+00</text:p>
          </table:table-cell>
          <table:table-cell table:formula="of:=55345.255*[.E80]*2" office:value-type="float" office:value="12224.3973494122">
            <text:p>1.222439734941E+04</text:p>
          </table:table-cell>
          <table:table-cell table:formula="of:=[.H80]/2+0.000001" office:value-type="float" office:value="6112.1986757061">
            <text:p>6.112198675706E+03</text:p>
          </table:table-cell>
          <table:table-cell table:formula="of:=[.H80]/[.E80]" office:value-type="float" office:value="110690.51">
            <text:p>1.106905100000E+05</text:p>
          </table:table-cell>
          <table:table-cell table:formula="of:=[.I80]/[.E80]" office:value-type="float" office:value="55345.2550090549">
            <text:p>5.534525500905E+04</text:p>
          </table:table-cell>
          <table:table-cell/>
          <table:table-cell table:formula="of:=[.C80]*[.E80]" office:value-type="float" office:value="0.114728071817937">
            <text:p>1.147280718179E-01</text:p>
          </table:table-cell>
          <table:table-cell table:formula="of:=[.D80]*[.E80]" office:value-type="float" office:value="0.106147183873128">
            <text:p>1.061471838731E-01</text:p>
          </table:table-cell>
        </table:table-row>
        <table:table-row table:style-name="ro2">
          <table:table-cell office:value-type="float" office:value="0.00158">
            <text:p>1.580000000000E-003</text:p>
          </table:table-cell>
          <table:table-cell table:formula="of:=EXP(-2046.392457*[.A81]-10.23196229)" office:value-type="float" office:value="0.00000141941978486426">
            <text:p>1.419419784864E-006</text:p>
          </table:table-cell>
          <table:table-cell table:formula="of:=1+0.01105400249*SQRT(([.B81])/(0.0000001194208575+0.0002*[.B81]))" office:value-type="float" office:value="1.03806442807309">
            <text:p>1.038064428073E+000</text:p>
          </table:table-cell>
          <table:table-cell table:formula="of:=1-0.01105400249*SQRT(([.B81])/(0.0000001194208575+0.0002*[.B81]))" office:value-type="float" office:value="0.961935571926915">
            <text:p>9.619355719269E-001</text:p>
          </table:table-cell>
          <table:table-cell table:formula="of:=0.001*EXP(3069.588686*[.A81])*POWER((0.943135751+1579.515969*[.B81]);3/2)" office:value-type="float" office:value="0.117412582221201">
            <text:p>1.174125822212E-01</text:p>
          </table:table-cell>
          <table:table-cell table:formula="of:=1-[.E81]" office:value-type="float" office:value="0.882587417778799">
            <text:p>8.825874177788E-01</text:p>
          </table:table-cell>
          <table:table-cell table:formula="of:=[.F81]/[.E81]" office:value-type="float" office:value="7.51697476609479">
            <text:p>7.516974766095E+00</text:p>
          </table:table-cell>
          <table:table-cell table:formula="of:=55345.255*[.E81]*2" office:value-type="float" office:value="12996.4586064817">
            <text:p>1.299645860648E+04</text:p>
          </table:table-cell>
          <table:table-cell table:formula="of:=[.H81]/2+0.000001" office:value-type="float" office:value="6498.22930424085">
            <text:p>6.498229304241E+03</text:p>
          </table:table-cell>
          <table:table-cell table:formula="of:=[.H81]/[.E81]" office:value-type="float" office:value="110690.51">
            <text:p>1.106905100000E+05</text:p>
          </table:table-cell>
          <table:table-cell table:formula="of:=[.I81]/[.E81]" office:value-type="float" office:value="55345.255008517">
            <text:p>5.534525500852E+04</text:p>
          </table:table-cell>
          <table:table-cell/>
          <table:table-cell table:formula="of:=[.C81]*[.E81]" office:value-type="float" office:value="0.121881825012035">
            <text:p>1.218818250120E-01</text:p>
          </table:table-cell>
          <table:table-cell table:formula="of:=[.D81]*[.E81]" office:value-type="float" office:value="0.112943339430367">
            <text:p>1.129433394304E-01</text:p>
          </table:table-cell>
        </table:table-row>
        <table:table-row table:style-name="ro2">
          <table:table-cell office:value-type="float" office:value="0.0016">
            <text:p>1.600000000000E-003</text:p>
          </table:table-cell>
          <table:table-cell table:formula="of:=EXP(-2046.392457*[.A82]-10.23196229)" office:value-type="float" office:value="0.00000136249875904784">
            <text:p>1.362498759048E-006</text:p>
          </table:table-cell>
          <table:table-cell table:formula="of:=1+0.01105400249*SQRT(([.B82])/(0.0000001194208575+0.0002*[.B82]))" office:value-type="float" office:value="1.03729517003236">
            <text:p>1.037295170032E+000</text:p>
          </table:table-cell>
          <table:table-cell table:formula="of:=1-0.01105400249*SQRT(([.B82])/(0.0000001194208575+0.0002*[.B82]))" office:value-type="float" office:value="0.962704829967638">
            <text:p>9.627048299676E-001</text:p>
          </table:table-cell>
          <table:table-cell table:formula="of:=0.001*EXP(3069.588686*[.A82])*POWER((0.943135751+1579.515969*[.B82]);3/2)" office:value-type="float" office:value="0.124828798805037">
            <text:p>1.248287988050E-01</text:p>
          </table:table-cell>
          <table:table-cell table:formula="of:=1-[.E82]" office:value-type="float" office:value="0.875171201194963">
            <text:p>8.751712011950E-01</text:p>
          </table:table-cell>
          <table:table-cell table:formula="of:=[.F82]/[.E82]" office:value-type="float" office:value="7.01097190370185">
            <text:p>7.010971903702E+00</text:p>
          </table:table-cell>
          <table:table-cell table:formula="of:=55345.255*[.E82]*2" office:value-type="float" office:value="13817.3634024169">
            <text:p>1.381736340242E+04</text:p>
          </table:table-cell>
          <table:table-cell table:formula="of:=[.H82]/2+0.000001" office:value-type="float" office:value="6908.68170220845">
            <text:p>6.908681702208E+03</text:p>
          </table:table-cell>
          <table:table-cell table:formula="of:=[.H82]/[.E82]" office:value-type="float" office:value="110690.51">
            <text:p>1.106905100000E+05</text:p>
          </table:table-cell>
          <table:table-cell table:formula="of:=[.I82]/[.E82]" office:value-type="float" office:value="55345.255008011">
            <text:p>5.534525500801E+04</text:p>
          </table:table-cell>
          <table:table-cell/>
          <table:table-cell table:formula="of:=[.C82]*[.E82]" office:value-type="float" office:value="0.129484310081406">
            <text:p>1.294843100814E-01</text:p>
          </table:table-cell>
          <table:table-cell table:formula="of:=[.D82]*[.E82]" office:value-type="float" office:value="0.120173287528667">
            <text:p>1.201732875287E-01</text:p>
          </table:table-cell>
        </table:table-row>
        <table:table-row table:style-name="ro2">
          <table:table-cell office:value-type="float" office:value="0.00162">
            <text:p>1.620000000000E-003</text:p>
          </table:table-cell>
          <table:table-cell table:formula="of:=EXP(-2046.392457*[.A83]-10.23196229)" office:value-type="float" office:value="0.00000130786035829735">
            <text:p>1.307860358297E-006</text:p>
          </table:table-cell>
          <table:table-cell table:formula="of:=1+0.01105400249*SQRT(([.B83])/(0.0000001194208575+0.0002*[.B83]))" office:value-type="float" office:value="1.03654138868266">
            <text:p>1.036541388683E+000</text:p>
          </table:table-cell>
          <table:table-cell table:formula="of:=1-0.01105400249*SQRT(([.B83])/(0.0000001194208575+0.0002*[.B83]))" office:value-type="float" office:value="0.963458611317337">
            <text:p>9.634586113173E-001</text:p>
          </table:table-cell>
          <table:table-cell table:formula="of:=0.001*EXP(3069.588686*[.A83])*POWER((0.943135751+1579.515969*[.B83]);3/2)" office:value-type="float" office:value="0.132714208837088">
            <text:p>1.327142088371E-01</text:p>
          </table:table-cell>
          <table:table-cell table:formula="of:=1-[.E83]" office:value-type="float" office:value="0.867285791162912">
            <text:p>8.672857911629E-01</text:p>
          </table:table-cell>
          <table:table-cell table:formula="of:=[.F83]/[.E83]" office:value-type="float" office:value="6.53498821838694">
            <text:p>6.534988218387E+00</text:p>
          </table:table-cell>
          <table:table-cell table:formula="of:=55345.255*[.E83]*2" office:value-type="float" office:value="14690.2034604238">
            <text:p>1.469020346042E+04</text:p>
          </table:table-cell>
          <table:table-cell table:formula="of:=[.H83]/2+0.000001" office:value-type="float" office:value="7345.10173121188">
            <text:p>7.345101731212E+03</text:p>
          </table:table-cell>
          <table:table-cell table:formula="of:=[.H83]/[.E83]" office:value-type="float" office:value="110690.51">
            <text:p>1.106905100000E+05</text:p>
          </table:table-cell>
          <table:table-cell table:formula="of:=[.I83]/[.E83]" office:value-type="float" office:value="55345.255007535">
            <text:p>5.534525500754E+04</text:p>
          </table:table-cell>
          <table:table-cell/>
          <table:table-cell table:formula="of:=[.C83]*[.E83]" office:value-type="float" office:value="0.137563770325916">
            <text:p>1.375637703259E-01</text:p>
          </table:table-cell>
          <table:table-cell table:formula="of:=[.D83]*[.E83]" office:value-type="float" office:value="0.12786464734826">
            <text:p>1.278646473483E-01</text:p>
          </table:table-cell>
        </table:table-row>
        <table:table-row table:style-name="ro2">
          <table:table-cell office:value-type="float" office:value="0.00164">
            <text:p>1.640000000000E-003</text:p>
          </table:table-cell>
          <table:table-cell table:formula="of:=EXP(-2046.392457*[.A84]-10.23196229)" office:value-type="float" office:value="0.00000125541304566105">
            <text:p>1.255413045661E-006</text:p>
          </table:table-cell>
          <table:table-cell table:formula="of:=1+0.01105400249*SQRT(([.B84])/(0.0000001194208575+0.0002*[.B84]))" office:value-type="float" office:value="1.03580277678034">
            <text:p>1.035802776780E+000</text:p>
          </table:table-cell>
          <table:table-cell table:formula="of:=1-0.01105400249*SQRT(([.B84])/(0.0000001194208575+0.0002*[.B84]))" office:value-type="float" office:value="0.964197223219663">
            <text:p>9.641972232197E-001</text:p>
          </table:table-cell>
          <table:table-cell table:formula="of:=0.001*EXP(3069.588686*[.A84])*POWER((0.943135751+1579.515969*[.B84]);3/2)" office:value-type="float" office:value="0.141098511881518">
            <text:p>1.410985118815E-01</text:p>
          </table:table-cell>
          <table:table-cell table:formula="of:=1-[.E84]" office:value-type="float" office:value="0.858901488118482">
            <text:p>8.589014881185E-01</text:p>
          </table:table-cell>
          <table:table-cell table:formula="of:=[.F84]/[.E84]" office:value-type="float" office:value="6.08724696430328">
            <text:p>6.087246964303E+00</text:p>
          </table:table-cell>
          <table:table-cell table:formula="of:=55345.255*[.E84]*2" office:value-type="float" office:value="15618.2662404063">
            <text:p>1.561826624041E+04</text:p>
          </table:table-cell>
          <table:table-cell table:formula="of:=[.H84]/2+0.000001" office:value-type="float" office:value="7809.13312120315">
            <text:p>7.809133121203E+03</text:p>
          </table:table-cell>
          <table:table-cell table:formula="of:=[.H84]/[.E84]" office:value-type="float" office:value="110690.51">
            <text:p>1.106905100000E+05</text:p>
          </table:table-cell>
          <table:table-cell table:formula="of:=[.I84]/[.E84]" office:value-type="float" office:value="55345.2550070872">
            <text:p>5.534525500709E+04</text:p>
          </table:table-cell>
          <table:table-cell/>
          <table:table-cell table:formula="of:=[.C84]*[.E84]" office:value-type="float" office:value="0.14615023040645">
            <text:p>1.461502304065E-01</text:p>
          </table:table-cell>
          <table:table-cell table:formula="of:=[.D84]*[.E84]" office:value-type="float" office:value="0.136046793356587">
            <text:p>1.360467933566E-01</text:p>
          </table:table-cell>
        </table:table-row>
        <table:table-row table:style-name="ro2">
          <table:table-cell office:value-type="float" office:value="0.00166">
            <text:p>1.660000000000E-003</text:p>
          </table:table-cell>
          <table:table-cell table:formula="of:=EXP(-2046.392457*[.A85]-10.23196229)" office:value-type="float" office:value="0.00000120506895496686">
            <text:p>1.205068954967E-006</text:p>
          </table:table-cell>
          <table:table-cell table:formula="of:=1+0.01105400249*SQRT(([.B85])/(0.0000001194208575+0.0002*[.B85]))" office:value-type="float" office:value="1.03507903293519">
            <text:p>1.035079032935E+000</text:p>
          </table:table-cell>
          <table:table-cell table:formula="of:=1-0.01105400249*SQRT(([.B85])/(0.0000001194208575+0.0002*[.B85]))" office:value-type="float" office:value="0.96492096706481">
            <text:p>9.649209670648E-001</text:p>
          </table:table-cell>
          <table:table-cell table:formula="of:=0.001*EXP(3069.588686*[.A85])*POWER((0.943135751+1579.515969*[.B85]);3/2)" office:value-type="float" office:value="0.150013287785587">
            <text:p>1.500132877856E-01</text:p>
          </table:table-cell>
          <table:table-cell table:formula="of:=1-[.E85]" office:value-type="float" office:value="0.849986712214413">
            <text:p>8.499867122144E-01</text:p>
          </table:table-cell>
          <table:table-cell table:formula="of:=[.F85]/[.E85]" office:value-type="float" office:value="5.66607615072937">
            <text:p>5.666076150729E+00</text:p>
          </table:table-cell>
          <table:table-cell table:formula="of:=55345.255*[.E85]*2" office:value-type="float" office:value="16605.0473317634">
            <text:p>1.660504733176E+04</text:p>
          </table:table-cell>
          <table:table-cell table:formula="of:=[.H85]/2+0.000001" office:value-type="float" office:value="8302.52366688168">
            <text:p>8.302523666882E+03</text:p>
          </table:table-cell>
          <table:table-cell table:formula="of:=[.H85]/[.E85]" office:value-type="float" office:value="110690.51">
            <text:p>1.106905100000E+05</text:p>
          </table:table-cell>
          <table:table-cell table:formula="of:=[.I85]/[.E85]" office:value-type="float" office:value="55345.2550066661">
            <text:p>5.534525500667E+04</text:p>
          </table:table-cell>
          <table:table-cell/>
          <table:table-cell table:formula="of:=[.C85]*[.E85]" office:value-type="float" office:value="0.155275608848533">
            <text:p>1.552756088485E-01</text:p>
          </table:table-cell>
          <table:table-cell table:formula="of:=[.D85]*[.E85]" office:value-type="float" office:value="0.14475096672264">
            <text:p>1.447509667226E-01</text:p>
          </table:table-cell>
        </table:table-row>
        <table:table-row table:style-name="ro2">
          <table:table-cell office:value-type="float" office:value="0.00168">
            <text:p>1.680000000000E-003</text:p>
          </table:table-cell>
          <table:table-cell table:formula="of:=EXP(-2046.392457*[.A86]-10.23196229)" office:value-type="float" office:value="0.00000115674374361806">
            <text:p>1.156743743618E-006</text:p>
          </table:table-cell>
          <table:table-cell table:formula="of:=1+0.01105400249*SQRT(([.B86])/(0.0000001194208575+0.0002*[.B86]))" office:value-type="float" office:value="1.03436986151374">
            <text:p>1.034369861514E+000</text:p>
          </table:table-cell>
          <table:table-cell table:formula="of:=1-0.01105400249*SQRT(([.B86])/(0.0000001194208575+0.0002*[.B86]))" office:value-type="float" office:value="0.965630138486259">
            <text:p>9.656301384863E-001</text:p>
          </table:table-cell>
          <table:table-cell table:formula="of:=0.001*EXP(3069.588686*[.A86])*POWER((0.943135751+1579.515969*[.B86]);3/2)" office:value-type="float" office:value="0.159492115727292">
            <text:p>1.594921157273E-01</text:p>
          </table:table-cell>
          <table:table-cell table:formula="of:=1-[.E86]" office:value-type="float" office:value="0.840507884272708">
            <text:p>8.405078842727E-01</text:p>
          </table:table-cell>
          <table:table-cell table:formula="of:=[.F86]/[.E86]" office:value-type="float" office:value="5.26990240514365">
            <text:p>5.269902405144E+00</text:p>
          </table:table-cell>
          <table:table-cell table:formula="of:=55345.255*[.E86]*2" office:value-type="float" office:value="17654.263630833">
            <text:p>1.765426363083E+04</text:p>
          </table:table-cell>
          <table:table-cell table:formula="of:=[.H86]/2+0.000001" office:value-type="float" office:value="8827.13181641651">
            <text:p>8.827131816417E+03</text:p>
          </table:table-cell>
          <table:table-cell table:formula="of:=[.H86]/[.E86]" office:value-type="float" office:value="110690.51">
            <text:p>1.106905100000E+05</text:p>
          </table:table-cell>
          <table:table-cell table:formula="of:=[.I86]/[.E86]" office:value-type="float" office:value="55345.2550062699">
            <text:p>5.534525500627E+04</text:p>
          </table:table-cell>
          <table:table-cell/>
          <table:table-cell table:formula="of:=[.C86]*[.E86]" office:value-type="float" office:value="0.164973837657373">
            <text:p>1.649738376574E-01</text:p>
          </table:table-cell>
          <table:table-cell table:formula="of:=[.D86]*[.E86]" office:value-type="float" office:value="0.154010393797212">
            <text:p>1.540103937972E-01</text:p>
          </table:table-cell>
        </table:table-row>
        <table:table-row table:style-name="ro2">
          <table:table-cell office:value-type="float" office:value="0.0017">
            <text:p>1.700000000000E-003</text:p>
          </table:table-cell>
          <table:table-cell table:formula="of:=EXP(-2046.392457*[.A87]-10.23196229)" office:value-type="float" office:value="0.0000011103564512923">
            <text:p>1.110356451292E-006</text:p>
          </table:table-cell>
          <table:table-cell table:formula="of:=1+0.01105400249*SQRT(([.B87])/(0.0000001194208575+0.0002*[.B87]))" office:value-type="float" office:value="1.03367497254316">
            <text:p>1.033674972543E+000</text:p>
          </table:table-cell>
          <table:table-cell table:formula="of:=1-0.01105400249*SQRT(([.B87])/(0.0000001194208575+0.0002*[.B87]))" office:value-type="float" office:value="0.966325027456839">
            <text:p>9.663250274568E-001</text:p>
          </table:table-cell>
          <table:table-cell table:formula="of:=0.001*EXP(3069.588686*[.A87])*POWER((0.943135751+1579.515969*[.B87]);3/2)" office:value-type="float" office:value="0.169570700800503">
            <text:p>1.695707008005E-01</text:p>
          </table:table-cell>
          <table:table-cell table:formula="of:=1-[.E87]" office:value-type="float" office:value="0.830429299199496">
            <text:p>8.304292991995E-01</text:p>
          </table:table-cell>
          <table:table-cell table:formula="of:=[.F87]/[.E87]" office:value-type="float" office:value="4.89724519200095">
            <text:p>4.897245192001E+00</text:p>
          </table:table-cell>
          <table:table-cell table:formula="of:=55345.255*[.E87]*2" office:value-type="float" office:value="18769.8673526651">
            <text:p>1.876986735267E+04</text:p>
          </table:table-cell>
          <table:table-cell table:formula="of:=[.H87]/2+0.000001" office:value-type="float" office:value="9384.93367733257">
            <text:p>9.384933677333E+03</text:p>
          </table:table-cell>
          <table:table-cell table:formula="of:=[.H87]/[.E87]" office:value-type="float" office:value="110690.51">
            <text:p>1.106905100000E+05</text:p>
          </table:table-cell>
          <table:table-cell table:formula="of:=[.I87]/[.E87]" office:value-type="float" office:value="55345.2550058973">
            <text:p>5.534525500590E+04</text:p>
          </table:table-cell>
          <table:table-cell/>
          <table:table-cell table:formula="of:=[.C87]*[.E87]" office:value-type="float" office:value="0.175280989494085">
            <text:p>1.752809894941E-01</text:p>
          </table:table-cell>
          <table:table-cell table:formula="of:=[.D87]*[.E87]" office:value-type="float" office:value="0.163860412106922">
            <text:p>1.638604121069E-01</text:p>
          </table:table-cell>
        </table:table-row>
        <table:table-row table:style-name="ro2">
          <table:table-cell office:value-type="float" office:value="0.00172">
            <text:p>1.720000000000E-003</text:p>
          </table:table-cell>
          <table:table-cell table:formula="of:=EXP(-2046.392457*[.A88]-10.23196229)" office:value-type="float" office:value="0.00000106582936430691">
            <text:p>1.065829364307E-006</text:p>
          </table:table-cell>
          <table:table-cell table:formula="of:=1+0.01105400249*SQRT(([.B88])/(0.0000001194208575+0.0002*[.B88]))" office:value-type="float" office:value="1.03299408161594">
            <text:p>1.032994081616E+000</text:p>
          </table:table-cell>
          <table:table-cell table:formula="of:=1-0.01105400249*SQRT(([.B88])/(0.0000001194208575+0.0002*[.B88]))" office:value-type="float" office:value="0.967005918384057">
            <text:p>9.670059183841E-001</text:p>
          </table:table-cell>
          <table:table-cell table:formula="of:=0.001*EXP(3069.588686*[.A88])*POWER((0.943135751+1579.515969*[.B88]);3/2)" office:value-type="float" office:value="0.180287008614805">
            <text:p>1.802870086148E-01</text:p>
          </table:table-cell>
          <table:table-cell table:formula="of:=1-[.E88]" office:value-type="float" office:value="0.819712991385195">
            <text:p>8.197129913852E-01</text:p>
          </table:table-cell>
          <table:table-cell table:formula="of:=[.F88]/[.E88]" office:value-type="float" office:value="4.5467113669658">
            <text:p>4.546711366966E+00</text:p>
          </table:table-cell>
          <table:table-cell table:formula="of:=55345.255*[.E88]*2" office:value-type="float" office:value="19956.0609299472">
            <text:p>1.995606092995E+04</text:p>
          </table:table-cell>
          <table:table-cell table:formula="of:=[.H88]/2+0.000001" office:value-type="float" office:value="9978.03046597358">
            <text:p>9.978030465974E+03</text:p>
          </table:table-cell>
          <table:table-cell table:formula="of:=[.H88]/[.E88]" office:value-type="float" office:value="110690.51">
            <text:p>1.106905100000E+05</text:p>
          </table:table-cell>
          <table:table-cell table:formula="of:=[.I88]/[.E88]" office:value-type="float" office:value="55345.2550055467">
            <text:p>5.534525500555E+04</text:p>
          </table:table-cell>
          <table:table-cell/>
          <table:table-cell table:formula="of:=[.C88]*[.E88]" office:value-type="float" office:value="0.186235412891336">
            <text:p>1.862354128913E-01</text:p>
          </table:table-cell>
          <table:table-cell table:formula="of:=[.D88]*[.E88]" office:value-type="float" office:value="0.174338604338274">
            <text:p>1.743386043383E-01</text:p>
          </table:table-cell>
        </table:table-row>
        <table:table-row table:style-name="ro2">
          <table:table-cell office:value-type="float" office:value="0.00174">
            <text:p>1.740000000000E-003</text:p>
          </table:table-cell>
          <table:table-cell table:formula="of:=EXP(-2046.392457*[.A89]-10.23196229)" office:value-type="float" office:value="0.00000102308788542341">
            <text:p>1.023087885423E-006</text:p>
          </table:table-cell>
          <table:table-cell table:formula="of:=1+0.01105400249*SQRT(([.B89])/(0.0000001194208575+0.0002*[.B89]))" office:value-type="float" office:value="1.03232690979538">
            <text:p>1.032326909795E+000</text:p>
          </table:table-cell>
          <table:table-cell table:formula="of:=1-0.01105400249*SQRT(([.B89])/(0.0000001194208575+0.0002*[.B89]))" office:value-type="float" office:value="0.967673090204619">
            <text:p>9.676730902046E-001</text:p>
          </table:table-cell>
          <table:table-cell table:formula="of:=0.001*EXP(3069.588686*[.A89])*POWER((0.943135751+1579.515969*[.B89]);3/2)" office:value-type="float" office:value="0.191681408417524">
            <text:p>1.916814084175E-01</text:p>
          </table:table-cell>
          <table:table-cell table:formula="of:=1-[.E89]" office:value-type="float" office:value="0.808318591582476">
            <text:p>8.083185915825E-01</text:p>
          </table:table-cell>
          <table:table-cell table:formula="of:=[.F89]/[.E89]" office:value-type="float" office:value="4.21699004747389">
            <text:p>4.216990047474E+00</text:p>
          </table:table-cell>
          <table:table-cell table:formula="of:=55345.255*[.E89]*2" office:value-type="float" office:value="21217.312855254">
            <text:p>2.121731285525E+04</text:p>
          </table:table-cell>
          <table:table-cell table:formula="of:=[.H89]/2+0.000001" office:value-type="float" office:value="10608.656428627">
            <text:p>1.060865642863E+04</text:p>
          </table:table-cell>
          <table:table-cell table:formula="of:=[.H89]/[.E89]" office:value-type="float" office:value="110690.51">
            <text:p>1.106905100000E+05</text:p>
          </table:table-cell>
          <table:table-cell table:formula="of:=[.I89]/[.E89]" office:value-type="float" office:value="55345.255005217">
            <text:p>5.534525500522E+04</text:p>
          </table:table-cell>
          <table:table-cell/>
          <table:table-cell table:formula="of:=[.C89]*[.E89]" office:value-type="float" office:value="0.197877876016889">
            <text:p>1.978778760169E-01</text:p>
          </table:table-cell>
          <table:table-cell table:formula="of:=[.D89]*[.E89]" office:value-type="float" office:value="0.185484940818159">
            <text:p>1.854849408182E-01</text:p>
          </table:table-cell>
        </table:table-row>
        <table:table-row table:style-name="ro2">
          <table:table-cell office:value-type="float" office:value="0.00176">
            <text:p>1.760000000000E-003</text:p>
          </table:table-cell>
          <table:table-cell table:formula="of:=EXP(-2046.392457*[.A90]-10.23196229)" office:value-type="float" office:value="0.000000982060408873034">
            <text:p>9.820604088730E-007</text:p>
          </table:table-cell>
          <table:table-cell table:formula="of:=1+0.01105400249*SQRT(([.B90])/(0.0000001194208575+0.0002*[.B90]))" office:value-type="float" office:value="1.03167318352189">
            <text:p>1.031673183522E+000</text:p>
          </table:table-cell>
          <table:table-cell table:formula="of:=1-0.01105400249*SQRT(([.B90])/(0.0000001194208575+0.0002*[.B90]))" office:value-type="float" office:value="0.968326816478111">
            <text:p>9.683268164781E-001</text:p>
          </table:table-cell>
          <table:table-cell table:formula="of:=0.001*EXP(3069.588686*[.A90])*POWER((0.943135751+1579.515969*[.B90]);3/2)" office:value-type="float" office:value="0.203796825277512">
            <text:p>2.037968252775E-01</text:p>
          </table:table-cell>
          <table:table-cell table:formula="of:=1-[.E90]" office:value-type="float" office:value="0.796203174722488">
            <text:p>7.962031747225E-01</text:p>
          </table:table-cell>
          <table:table-cell table:formula="of:=[.F90]/[.E90]" office:value-type="float" office:value="3.90684778155053">
            <text:p>3.906847781551E+00</text:p>
          </table:table-cell>
          <table:table-cell table:formula="of:=55345.255*[.E90]*2" office:value-type="float" office:value="22558.3745263487">
            <text:p>2.255837452635E+04</text:p>
          </table:table-cell>
          <table:table-cell table:formula="of:=[.H90]/2+0.000001" office:value-type="float" office:value="11279.1872641743">
            <text:p>1.127918726417E+04</text:p>
          </table:table-cell>
          <table:table-cell table:formula="of:=[.H90]/[.E90]" office:value-type="float" office:value="110690.51">
            <text:p>1.106905100000E+05</text:p>
          </table:table-cell>
          <table:table-cell table:formula="of:=[.I90]/[.E90]" office:value-type="float" office:value="55345.2550049069">
            <text:p>5.534525500491E+04</text:p>
          </table:table-cell>
          <table:table-cell/>
          <table:table-cell table:formula="of:=[.C90]*[.E90]" office:value-type="float" office:value="0.210251719525705">
            <text:p>2.102517195257E-01</text:p>
          </table:table-cell>
          <table:table-cell table:formula="of:=[.D90]*[.E90]" office:value-type="float" office:value="0.197341931029319">
            <text:p>1.973419310293E-01</text:p>
          </table:table-cell>
        </table:table-row>
        <table:table-row table:style-name="ro2">
          <table:table-cell office:value-type="float" office:value="0.00178">
            <text:p>1.780000000000E-003</text:p>
          </table:table-cell>
          <table:table-cell table:formula="of:=EXP(-2046.392457*[.A91]-10.23196229)" office:value-type="float" office:value="0.000000942678200394034">
            <text:p>9.426782003940E-007</text:p>
          </table:table-cell>
          <table:table-cell table:formula="of:=1+0.01105400249*SQRT(([.B91])/(0.0000001194208575+0.0002*[.B91]))" office:value-type="float" office:value="1.03103263452021">
            <text:p>1.031032634520E+000</text:p>
          </table:table-cell>
          <table:table-cell table:formula="of:=1-0.01105400249*SQRT(([.B91])/(0.0000001194208575+0.0002*[.B91]))" office:value-type="float" office:value="0.968967365479793">
            <text:p>9.689673654798E-001</text:p>
          </table:table-cell>
          <table:table-cell table:formula="of:=0.001*EXP(3069.588686*[.A91])*POWER((0.943135751+1579.515969*[.B91]);3/2)" office:value-type="float" office:value="0.216678901904433">
            <text:p>2.166789019044E-01</text:p>
          </table:table-cell>
          <table:table-cell table:formula="of:=1-[.E91]" office:value-type="float" office:value="0.783321098095567">
            <text:p>7.833210980956E-01</text:p>
          </table:table-cell>
          <table:table-cell table:formula="of:=[.F91]/[.E91]" office:value-type="float" office:value="3.615123997818">
            <text:p>3.615123997818E+00</text:p>
          </table:table-cell>
          <table:table-cell table:formula="of:=55345.255*[.E91]*2" office:value-type="float" office:value="23984.2981580416">
            <text:p>2.398429815804E+04</text:p>
          </table:table-cell>
          <table:table-cell table:formula="of:=[.H91]/2+0.000001" office:value-type="float" office:value="11992.1490800208">
            <text:p>1.199214908002E+04</text:p>
          </table:table-cell>
          <table:table-cell table:formula="of:=[.H91]/[.E91]" office:value-type="float" office:value="110690.51">
            <text:p>1.106905100000E+05</text:p>
          </table:table-cell>
          <table:table-cell table:formula="of:=[.I91]/[.E91]" office:value-type="float" office:value="55345.2550046151">
            <text:p>5.534525500462E+04</text:p>
          </table:table-cell>
          <table:table-cell/>
          <table:table-cell table:formula="of:=[.C91]*[.E91]" office:value-type="float" office:value="0.223403019075473">
            <text:p>2.234030190755E-01</text:p>
          </table:table-cell>
          <table:table-cell table:formula="of:=[.D91]*[.E91]" office:value-type="float" office:value="0.209954784733393">
            <text:p>2.099547847334E-01</text:p>
          </table:table-cell>
        </table:table-row>
        <table:table-row table:style-name="ro2">
          <table:table-cell office:value-type="float" office:value="0.0018">
            <text:p>1.800000000000E-003</text:p>
          </table:table-cell>
          <table:table-cell table:formula="of:=EXP(-2046.392457*[.A92]-10.23196229)" office:value-type="float" office:value="0.000000904875282079537">
            <text:p>9.048752820795E-007</text:p>
          </table:table-cell>
          <table:table-cell table:formula="of:=1+0.01105400249*SQRT(([.B92])/(0.0000001194208575+0.0002*[.B92]))" office:value-type="float" office:value="1.03040499970755">
            <text:p>1.030404999708E+000</text:p>
          </table:table-cell>
          <table:table-cell table:formula="of:=1-0.01105400249*SQRT(([.B92])/(0.0000001194208575+0.0002*[.B92]))" office:value-type="float" office:value="0.969595000292454">
            <text:p>9.695950002925E-001</text:p>
          </table:table-cell>
          <table:table-cell table:formula="of:=0.001*EXP(3069.588686*[.A92])*POWER((0.943135751+1579.515969*[.B92]);3/2)" office:value-type="float" office:value="0.230376170713632">
            <text:p>2.303761707136E-01</text:p>
          </table:table-cell>
          <table:table-cell table:formula="of:=1-[.E92]" office:value-type="float" office:value="0.769623829286368">
            <text:p>7.696238292864E-01</text:p>
          </table:table-cell>
          <table:table-cell table:formula="of:=[.F92]/[.E92]" office:value-type="float" office:value="3.34072672057322">
            <text:p>3.340726720573E+00</text:p>
          </table:table-cell>
          <table:table-cell table:formula="of:=55345.255*[.E92]*2" office:value-type="float" office:value="25500.455828139">
            <text:p>2.550045582814E+04</text:p>
          </table:table-cell>
          <table:table-cell table:formula="of:=[.H92]/2+0.000001" office:value-type="float" office:value="12750.2279150695">
            <text:p>1.275022791507E+04</text:p>
          </table:table-cell>
          <table:table-cell table:formula="of:=[.H92]/[.E92]" office:value-type="float" office:value="110690.51">
            <text:p>1.106905100000E+05</text:p>
          </table:table-cell>
          <table:table-cell table:formula="of:=[.I92]/[.E92]" office:value-type="float" office:value="55345.2550043407">
            <text:p>5.534525500434E+04</text:p>
          </table:table-cell>
          <table:table-cell/>
          <table:table-cell table:formula="of:=[.C92]*[.E92]" office:value-type="float" office:value="0.237380758116806">
            <text:p>2.373807581168E-01</text:p>
          </table:table-cell>
          <table:table-cell table:formula="of:=[.D92]*[.E92]" office:value-type="float" office:value="0.223371583310458">
            <text:p>2.233715833105E-01</text:p>
          </table:table-cell>
        </table:table-row>
        <table:table-row table:style-name="ro2">
          <table:table-cell office:value-type="float" office:value="0.00182">
            <text:p>1.820000000000E-003</text:p>
          </table:table-cell>
          <table:table-cell table:formula="of:=EXP(-2046.392457*[.A93]-10.23196229)" office:value-type="float" office:value="0.000000868588321843308">
            <text:p>8.685883218433E-007</text:p>
          </table:table-cell>
          <table:table-cell table:formula="of:=1+0.01105400249*SQRT(([.B93])/(0.0000001194208575+0.0002*[.B93]))" office:value-type="float" office:value="1.0297900211027">
            <text:p>1.029790021103E+000</text:p>
          </table:table-cell>
          <table:table-cell table:formula="of:=1-0.01105400249*SQRT(([.B93])/(0.0000001194208575+0.0002*[.B93]))" office:value-type="float" office:value="0.970209978897302">
            <text:p>9.702099788973E-001</text:p>
          </table:table-cell>
          <table:table-cell table:formula="of:=0.001*EXP(3069.588686*[.A93])*POWER((0.943135751+1579.515969*[.B93]);3/2)" office:value-type="float" office:value="0.244940236785289">
            <text:p>2.449402367853E-01</text:p>
          </table:table-cell>
          <table:table-cell table:formula="of:=1-[.E93]" office:value-type="float" office:value="0.755059763214711">
            <text:p>7.550597632147E-01</text:p>
          </table:table-cell>
          <table:table-cell table:formula="of:=[.F93]/[.E93]" office:value-type="float" office:value="3.08262853471717">
            <text:p>3.082628534717E+00</text:p>
          </table:table-cell>
          <table:table-cell table:formula="of:=55345.255*[.E93]*2" office:value-type="float" office:value="27112.5597292844">
            <text:p>2.711255972928E+04</text:p>
          </table:table-cell>
          <table:table-cell table:formula="of:=[.H93]/2+0.000001" office:value-type="float" office:value="13556.2798656422">
            <text:p>1.355627986564E+04</text:p>
          </table:table-cell>
          <table:table-cell table:formula="of:=[.H93]/[.E93]" office:value-type="float" office:value="110690.51">
            <text:p>1.106905100000E+05</text:p>
          </table:table-cell>
          <table:table-cell table:formula="of:=[.I93]/[.E93]" office:value-type="float" office:value="55345.2550040826">
            <text:p>5.534525500408E+04</text:p>
          </table:table-cell>
          <table:table-cell/>
          <table:table-cell table:formula="of:=[.C93]*[.E93]" office:value-type="float" office:value="0.252237011608022">
            <text:p>2.522370116080E-01</text:p>
          </table:table-cell>
          <table:table-cell table:formula="of:=[.D93]*[.E93]" office:value-type="float" office:value="0.237643461962555">
            <text:p>2.376434619626E-01</text:p>
          </table:table-cell>
        </table:table-row>
        <table:table-row table:style-name="ro2">
          <table:table-cell office:value-type="float" office:value="0.00184">
            <text:p>1.840000000000E-003</text:p>
          </table:table-cell>
          <table:table-cell table:formula="of:=EXP(-2046.392457*[.A94]-10.23196229)" office:value-type="float" office:value="0.000000833756527318046">
            <text:p>8.337565273180E-007</text:p>
          </table:table-cell>
          <table:table-cell table:formula="of:=1+0.01105400249*SQRT(([.B94])/(0.0000001194208575+0.0002*[.B94]))" office:value-type="float" office:value="1.02918744573614">
            <text:p>1.029187445736E+000</text:p>
          </table:table-cell>
          <table:table-cell table:formula="of:=1-0.01105400249*SQRT(([.B94])/(0.0000001194208575+0.0002*[.B94]))" office:value-type="float" office:value="0.970812554263857">
            <text:p>9.708125542639E-001</text:p>
          </table:table-cell>
          <table:table-cell table:formula="of:=0.001*EXP(3069.588686*[.A94])*POWER((0.943135751+1579.515969*[.B94]);3/2)" office:value-type="float" office:value="0.260425972407621">
            <text:p>2.604259724076E-01</text:p>
          </table:table-cell>
          <table:table-cell table:formula="of:=1-[.E94]" office:value-type="float" office:value="0.739574027592379">
            <text:p>7.395740275924E-01</text:p>
          </table:table-cell>
          <table:table-cell table:formula="of:=[.F94]/[.E94]" office:value-type="float" office:value="2.83986278616939">
            <text:p>2.839862786169E+00</text:p>
          </table:table-cell>
          <table:table-cell table:formula="of:=55345.255*[.E94]*2" office:value-type="float" office:value="28826.6837030455">
            <text:p>2.882668370305E+04</text:p>
          </table:table-cell>
          <table:table-cell table:formula="of:=[.H94]/2+0.000001" office:value-type="float" office:value="14413.3418525227">
            <text:p>1.441334185252E+04</text:p>
          </table:table-cell>
          <table:table-cell table:formula="of:=[.H94]/[.E94]" office:value-type="float" office:value="110690.51">
            <text:p>1.106905100000E+05</text:p>
          </table:table-cell>
          <table:table-cell table:formula="of:=[.I94]/[.E94]" office:value-type="float" office:value="55345.2550038399">
            <text:p>5.534525500384E+04</text:p>
          </table:table-cell>
          <table:table-cell/>
          <table:table-cell table:formula="of:=[.C94]*[.E94]" office:value-type="float" office:value="0.26802714134555">
            <text:p>2.680271413456E-01</text:p>
          </table:table-cell>
          <table:table-cell table:formula="of:=[.D94]*[.E94]" office:value-type="float" office:value="0.252824803469691">
            <text:p>2.528248034697E-01</text:p>
          </table:table-cell>
        </table:table-row>
        <table:table-row table:style-name="ro2">
          <table:table-cell office:value-type="float" office:value="0.00186">
            <text:p>1.860000000000E-003</text:p>
          </table:table-cell>
          <table:table-cell table:formula="of:=EXP(-2046.392457*[.A95]-10.23196229)" office:value-type="float" office:value="0.000000800321544008571">
            <text:p>8.003215440086E-007</text:p>
          </table:table-cell>
          <table:table-cell table:formula="of:=1+0.01105400249*SQRT(([.B95])/(0.0000001194208575+0.0002*[.B95]))" office:value-type="float" office:value="1.02859702556119">
            <text:p>1.028597025561E+000</text:p>
          </table:table-cell>
          <table:table-cell table:formula="of:=1-0.01105400249*SQRT(([.B95])/(0.0000001194208575+0.0002*[.B95]))" office:value-type="float" office:value="0.97140297443881">
            <text:p>9.714029744388E-001</text:p>
          </table:table-cell>
          <table:table-cell table:formula="of:=0.001*EXP(3069.588686*[.A95])*POWER((0.943135751+1579.515969*[.B95]);3/2)" office:value-type="float" office:value="0.276891723937599">
            <text:p>2.768917239376E-01</text:p>
          </table:table-cell>
          <table:table-cell table:formula="of:=1-[.E95]" office:value-type="float" office:value="0.723108276062401">
            <text:p>7.231082760624E-01</text:p>
          </table:table-cell>
          <table:table-cell table:formula="of:=[.F95]/[.E95]" office:value-type="float" office:value="2.61152000420699">
            <text:p>2.611520004207E+00</text:p>
          </table:table-cell>
          <table:table-cell table:formula="of:=55345.255*[.E95]*2" office:value-type="float" office:value="30649.2861374321">
            <text:p>3.064928613743E+04</text:p>
          </table:table-cell>
          <table:table-cell table:formula="of:=[.H95]/2+0.000001" office:value-type="float" office:value="15324.643069716">
            <text:p>1.532464306972E+04</text:p>
          </table:table-cell>
          <table:table-cell table:formula="of:=[.H95]/[.E95]" office:value-type="float" office:value="110690.51">
            <text:p>1.106905100000E+05</text:p>
          </table:table-cell>
          <table:table-cell table:formula="of:=[.I95]/[.E95]" office:value-type="float" office:value="55345.2550036115">
            <text:p>5.534525500361E+04</text:p>
          </table:table-cell>
          <table:table-cell/>
          <table:table-cell table:formula="of:=[.C95]*[.E95]" office:value-type="float" office:value="0.284810003644725">
            <text:p>2.848100036447E-01</text:p>
          </table:table-cell>
          <table:table-cell table:formula="of:=[.D95]*[.E95]" office:value-type="float" office:value="0.268973444230474">
            <text:p>2.689734442305E-01</text:p>
          </table:table-cell>
        </table:table-row>
        <table:table-row table:style-name="ro2">
          <table:table-cell office:value-type="float" office:value="0.00188">
            <text:p>1.880000000000E-003</text:p>
          </table:table-cell>
          <table:table-cell table:formula="of:=EXP(-2046.392457*[.A96]-10.23196229)" office:value-type="float" office:value="0.000000768227357529196">
            <text:p>7.682273575292E-007</text:p>
          </table:table-cell>
          <table:table-cell table:formula="of:=1+0.01105400249*SQRT(([.B96])/(0.0000001194208575+0.0002*[.B96]))" office:value-type="float" office:value="1.02801851736617">
            <text:p>1.028018517366E+000</text:p>
          </table:table-cell>
          <table:table-cell table:formula="of:=1-0.01105400249*SQRT(([.B96])/(0.0000001194208575+0.0002*[.B96]))" office:value-type="float" office:value="0.97198148263383">
            <text:p>9.719814826338E-001</text:p>
          </table:table-cell>
          <table:table-cell table:formula="of:=0.001*EXP(3069.588686*[.A96])*POWER((0.943135751+1579.515969*[.B96]);3/2)" office:value-type="float" office:value="0.294399531759049">
            <text:p>2.943995317591E-01</text:p>
          </table:table-cell>
          <table:table-cell table:formula="of:=1-[.E96]" office:value-type="float" office:value="0.705600468240951">
            <text:p>7.056004682410E-01</text:p>
          </table:table-cell>
          <table:table-cell table:formula="of:=[.F96]/[.E96]" office:value-type="float" office:value="2.39674453293101">
            <text:p>2.396744532931E+00</text:p>
          </table:table-cell>
          <table:table-cell table:formula="of:=55345.255*[.E96]*2" office:value-type="float" office:value="32587.2343141704">
            <text:p>3.258723431417E+04</text:p>
          </table:table-cell>
          <table:table-cell table:formula="of:=[.H96]/2+0.000001" office:value-type="float" office:value="16293.6171580852">
            <text:p>1.629361715809E+04</text:p>
          </table:table-cell>
          <table:table-cell table:formula="of:=[.H96]/[.E96]" office:value-type="float" office:value="110690.51">
            <text:p>1.106905100000E+05</text:p>
          </table:table-cell>
          <table:table-cell table:formula="of:=[.I96]/[.E96]" office:value-type="float" office:value="55345.2550033967">
            <text:p>5.534525500340E+04</text:p>
          </table:table-cell>
          <table:table-cell/>
          <table:table-cell table:formula="of:=[.C96]*[.E96]" office:value-type="float" office:value="0.302648170152233">
            <text:p>3.026481701522E-01</text:p>
          </table:table-cell>
          <table:table-cell table:formula="of:=[.D96]*[.E96]" office:value-type="float" office:value="0.286150893365866">
            <text:p>2.861508933659E-01</text:p>
          </table:table-cell>
        </table:table-row>
        <table:table-row table:style-name="ro2">
          <table:table-cell office:value-type="float" office:value="0.0019">
            <text:p>1.900000000000E-003</text:p>
          </table:table-cell>
          <table:table-cell table:formula="of:=EXP(-2046.392457*[.A97]-10.23196229)" office:value-type="float" office:value="0.000000737420199761574">
            <text:p>7.374201997616E-007</text:p>
          </table:table-cell>
          <table:table-cell table:formula="of:=1+0.01105400249*SQRT(([.B97])/(0.0000001194208575+0.0002*[.B97]))" office:value-type="float" office:value="1.02745168268771">
            <text:p>1.027451682688E+000</text:p>
          </table:table-cell>
          <table:table-cell table:formula="of:=1-0.01105400249*SQRT(([.B97])/(0.0000001194208575+0.0002*[.B97]))" office:value-type="float" office:value="0.972548317312292">
            <text:p>9.725483173123E-001</text:p>
          </table:table-cell>
          <table:table-cell table:formula="of:=0.001*EXP(3069.588686*[.A97])*POWER((0.943135751+1579.515969*[.B97]);3/2)" office:value-type="float" office:value="0.313015364167407">
            <text:p>3.130153641674E-01</text:p>
          </table:table-cell>
          <table:table-cell table:formula="of:=1-[.E97]" office:value-type="float" office:value="0.686984635832593">
            <text:p>6.869846358326E-01</text:p>
          </table:table-cell>
          <table:table-cell table:formula="of:=[.F97]/[.E97]" office:value-type="float" office:value="2.19473135978456">
            <text:p>2.194731359785E+00</text:p>
          </table:table-cell>
          <table:table-cell table:formula="of:=55345.255*[.E97]*2" office:value-type="float" office:value="34647.830297526">
            <text:p>3.464783029753E+04</text:p>
          </table:table-cell>
          <table:table-cell table:formula="of:=[.H97]/2+0.000001" office:value-type="float" office:value="17323.915149763">
            <text:p>1.732391514976E+04</text:p>
          </table:table-cell>
          <table:table-cell table:formula="of:=[.H97]/[.E97]" office:value-type="float" office:value="110690.51">
            <text:p>1.106905100000E+05</text:p>
          </table:table-cell>
          <table:table-cell table:formula="of:=[.I97]/[.E97]" office:value-type="float" office:value="55345.2550031947">
            <text:p>5.534525500319E+04</text:p>
          </table:table-cell>
          <table:table-cell/>
          <table:table-cell table:formula="of:=[.C97]*[.E97]" office:value-type="float" office:value="0.321608162620908">
            <text:p>3.216081626209E-01</text:p>
          </table:table-cell>
          <table:table-cell table:formula="of:=[.D97]*[.E97]" office:value-type="float" office:value="0.304422565713906">
            <text:p>3.044225657139E-01</text:p>
          </table:table-cell>
        </table:table-row>
        <table:table-row table:style-name="ro2">
          <table:table-cell office:value-type="float" office:value="0.00192">
            <text:p>1.920000000000E-003</text:p>
          </table:table-cell>
          <table:table-cell table:formula="of:=EXP(-2046.392457*[.A98]-10.23196229)" office:value-type="float" office:value="0.000000707848458775738">
            <text:p>7.078484587757E-007</text:p>
          </table:table-cell>
          <table:table-cell table:formula="of:=1+0.01105400249*SQRT(([.B98])/(0.0000001194208575+0.0002*[.B98]))" office:value-type="float" office:value="1.02689628772509">
            <text:p>1.026896287725E+000</text:p>
          </table:table-cell>
          <table:table-cell table:formula="of:=1-0.01105400249*SQRT(([.B98])/(0.0000001194208575+0.0002*[.B98]))" office:value-type="float" office:value="0.973103712274912">
            <text:p>9.731037122749E-001</text:p>
          </table:table-cell>
          <table:table-cell table:formula="of:=0.001*EXP(3069.588686*[.A98])*POWER((0.943135751+1579.515969*[.B98]);3/2)" office:value-type="float" office:value="0.332809366062904">
            <text:p>3.328093660629E-01</text:p>
          </table:table-cell>
          <table:table-cell table:formula="of:=1-[.E98]" office:value-type="float" office:value="0.667190633937095">
            <text:p>6.671906339371E-01</text:p>
          </table:table-cell>
          <table:table-cell table:formula="of:=[.F98]/[.E98]" office:value-type="float" office:value="2.00472312973004">
            <text:p>2.004723129730E+00</text:p>
          </table:table-cell>
          <table:table-cell table:formula="of:=55345.255*[.E98]*2" office:value-type="float" office:value="36838.8384622796">
            <text:p>3.683883846228E+04</text:p>
          </table:table-cell>
          <table:table-cell table:formula="of:=[.H98]/2+0.000001" office:value-type="float" office:value="18419.4192321398">
            <text:p>1.841941923214E+04</text:p>
          </table:table-cell>
          <table:table-cell table:formula="of:=[.H98]/[.E98]" office:value-type="float" office:value="110690.51">
            <text:p>1.106905100000E+05</text:p>
          </table:table-cell>
          <table:table-cell table:formula="of:=[.I98]/[.E98]" office:value-type="float" office:value="55345.2550030047">
            <text:p>5.534525500300E+04</text:p>
          </table:table-cell>
          <table:table-cell/>
          <table:table-cell table:formula="of:=[.C98]*[.E98]" office:value-type="float" office:value="0.341760702530136">
            <text:p>3.417607025301E-01</text:p>
          </table:table-cell>
          <table:table-cell table:formula="of:=[.D98]*[.E98]" office:value-type="float" office:value="0.323858029595672">
            <text:p>3.238580295957E-01</text:p>
          </table:table-cell>
        </table:table-row>
        <table:table-row table:style-name="ro2">
          <table:table-cell office:value-type="float" office:value="0.00194">
            <text:p>1.940000000000E-003</text:p>
          </table:table-cell>
          <table:table-cell table:formula="of:=EXP(-2046.392457*[.A99]-10.23196229)" office:value-type="float" office:value="0.000000679462592363472">
            <text:p>6.794625923635E-007</text:p>
          </table:table-cell>
          <table:table-cell table:formula="of:=1+0.01105400249*SQRT(([.B99])/(0.0000001194208575+0.0002*[.B99]))" office:value-type="float" office:value="1.02635210325573">
            <text:p>1.026352103256E+000</text:p>
          </table:table-cell>
          <table:table-cell table:formula="of:=1-0.01105400249*SQRT(([.B99])/(0.0000001194208575+0.0002*[.B99]))" office:value-type="float" office:value="0.973647896744267">
            <text:p>9.736478967443E-001</text:p>
          </table:table-cell>
          <table:table-cell table:formula="of:=0.001*EXP(3069.588686*[.A99])*POWER((0.943135751+1579.515969*[.B99]);3/2)" office:value-type="float" office:value="0.353856123389774">
            <text:p>3.538561233898E-01</text:p>
          </table:table-cell>
          <table:table-cell table:formula="of:=1-[.E99]" office:value-type="float" office:value="0.646143876610226">
            <text:p>6.461438766102E-01</text:p>
          </table:table-cell>
          <table:table-cell table:formula="of:=[.F99]/[.E99]" office:value-type="float" office:value="1.82600733433824">
            <text:p>1.826007334338E+00</text:p>
          </table:table-cell>
          <table:table-cell table:formula="of:=55345.255*[.E99]*2" office:value-type="float" office:value="39168.5147646371">
            <text:p>3.916851476464E+04</text:p>
          </table:table-cell>
          <table:table-cell table:formula="of:=[.H99]/2+0.000001" office:value-type="float" office:value="19584.2573833185">
            <text:p>1.958425738332E+04</text:p>
          </table:table-cell>
          <table:table-cell table:formula="of:=[.H99]/[.E99]" office:value-type="float" office:value="110690.51">
            <text:p>1.106905100000E+05</text:p>
          </table:table-cell>
          <table:table-cell table:formula="of:=[.I99]/[.E99]" office:value-type="float" office:value="55345.255002826">
            <text:p>5.534525500283E+04</text:p>
          </table:table-cell>
          <table:table-cell/>
          <table:table-cell table:formula="of:=[.C99]*[.E99]" office:value-type="float" office:value="0.363180976491015">
            <text:p>3.631809764910E-01</text:p>
          </table:table-cell>
          <table:table-cell table:formula="of:=[.D99]*[.E99]" office:value-type="float" office:value="0.344531270288534">
            <text:p>3.445312702885E-01</text:p>
          </table:table-cell>
        </table:table-row>
        <table:table-row table:style-name="ro2">
          <table:table-cell office:value-type="float" office:value="0.00196">
            <text:p>1.960000000000E-003</text:p>
          </table:table-cell>
          <table:table-cell table:formula="of:=EXP(-2046.392457*[.A100]-10.23196229)" office:value-type="float" office:value="0.000000652215045039119">
            <text:p>6.522150450391E-007</text:p>
          </table:table-cell>
          <table:table-cell table:formula="of:=1+0.01105400249*SQRT(([.B100])/(0.0000001194208575+0.0002*[.B100]))" office:value-type="float" office:value="1.02581890455181">
            <text:p>1.025818904552E+000</text:p>
          </table:table-cell>
          <table:table-cell table:formula="of:=1-0.01105400249*SQRT(([.B100])/(0.0000001194208575+0.0002*[.B100]))" office:value-type="float" office:value="0.974181095448188">
            <text:p>9.741810954482E-001</text:p>
          </table:table-cell>
          <table:table-cell table:formula="of:=0.001*EXP(3069.588686*[.A100])*POWER((0.943135751+1579.515969*[.B100]);3/2)" office:value-type="float" office:value="0.376234944318454">
            <text:p>3.762349443185E-01</text:p>
          </table:table-cell>
          <table:table-cell table:formula="of:=1-[.E100]" office:value-type="float" office:value="0.623765055681546">
            <text:p>6.237650556815E-01</text:p>
          </table:table-cell>
          <table:table-cell table:formula="of:=[.F100]/[.E100]" office:value-type="float" office:value="1.65791366565243">
            <text:p>1.657913665652E+00</text:p>
          </table:table-cell>
          <table:table-cell table:formula="of:=55345.255*[.E100]*2" office:value-type="float" office:value="41645.6378664312">
            <text:p>4.164563786643E+04</text:p>
          </table:table-cell>
          <table:table-cell table:formula="of:=[.H100]/2+0.000001" office:value-type="float" office:value="20822.8189342156">
            <text:p>2.082281893422E+04</text:p>
          </table:table-cell>
          <table:table-cell table:formula="of:=[.H100]/[.E100]" office:value-type="float" office:value="110690.51">
            <text:p>1.106905100000E+05</text:p>
          </table:table-cell>
          <table:table-cell table:formula="of:=[.I100]/[.E100]" office:value-type="float" office:value="55345.2550026579">
            <text:p>5.534525500266E+04</text:p>
          </table:table-cell>
          <table:table-cell/>
          <table:table-cell table:formula="of:=[.C100]*[.E100]" office:value-type="float" office:value="0.385948918434868">
            <text:p>3.859489184349E-01</text:p>
          </table:table-cell>
          <table:table-cell table:formula="of:=[.D100]*[.E100]" office:value-type="float" office:value="0.366520970202039">
            <text:p>3.665209702020E-01</text:p>
          </table:table-cell>
        </table:table-row>
        <table:table-row table:style-name="ro2">
          <table:table-cell office:value-type="float" office:value="0.00198">
            <text:p>1.980000000000E-003</text:p>
          </table:table-cell>
          <table:table-cell table:formula="of:=EXP(-2046.392457*[.A101]-10.23196229)" office:value-type="float" office:value="0.000000626060168368806">
            <text:p>6.260601683688E-007</text:p>
          </table:table-cell>
          <table:table-cell table:formula="of:=1+0.01105400249*SQRT(([.B101])/(0.0000001194208575+0.0002*[.B101]))" office:value-type="float" office:value="1.02529647129798">
            <text:p>1.025296471298E+000</text:p>
          </table:table-cell>
          <table:table-cell table:formula="of:=1-0.01105400249*SQRT(([.B101])/(0.0000001194208575+0.0002*[.B101]))" office:value-type="float" office:value="0.97470352870202">
            <text:p>9.747035287020E-001</text:p>
          </table:table-cell>
          <table:table-cell table:formula="of:=0.001*EXP(3069.588686*[.A101])*POWER((0.943135751+1579.515969*[.B101]);3/2)" office:value-type="float" office:value="0.400030158230852">
            <text:p>4.000301582309E-01</text:p>
          </table:table-cell>
          <table:table-cell table:formula="of:=1-[.E101]" office:value-type="float" office:value="0.599969841769148">
            <text:p>5.999698417691E-01</text:p>
          </table:table-cell>
          <table:table-cell table:formula="of:=[.F101]/[.E101]" office:value-type="float" office:value="1.49981152526734">
            <text:p>1.499811525267E+00</text:p>
          </table:table-cell>
          <table:table-cell table:formula="of:=55345.255*[.E101]*2" office:value-type="float" office:value="44279.5422299537">
            <text:p>4.427954222995E+04</text:p>
          </table:table-cell>
          <table:table-cell table:formula="of:=[.H101]/2+0.000001" office:value-type="float" office:value="22139.7711159769">
            <text:p>2.213977111598E+04</text:p>
          </table:table-cell>
          <table:table-cell table:formula="of:=[.H101]/[.E101]" office:value-type="float" office:value="110690.51">
            <text:p>1.106905100000E+05</text:p>
          </table:table-cell>
          <table:table-cell table:formula="of:=[.I101]/[.E101]" office:value-type="float" office:value="55345.2550024998">
            <text:p>5.534525500250E+04</text:p>
          </table:table-cell>
          <table:table-cell/>
          <table:table-cell table:formula="of:=[.C101]*[.E101]" office:value-type="float" office:value="0.410149509646865">
            <text:p>4.101495096469E-01</text:p>
          </table:table-cell>
          <table:table-cell table:formula="of:=[.D101]*[.E101]" office:value-type="float" office:value="0.389910806814839">
            <text:p>3.899108068148E-01</text:p>
          </table:table-cell>
        </table:table-row>
        <table:table-row table:style-name="ro2">
          <table:table-cell office:value-type="float" office:value="0.002">
            <text:p>2.000000000000E-003</text:p>
          </table:table-cell>
          <table:table-cell table:formula="of:=EXP(-2046.392457*[.A102]-10.23196229)" office:value-type="float" office:value="0.000000600954144494579">
            <text:p>6.009541444946E-007</text:p>
          </table:table-cell>
          <table:table-cell table:formula="of:=1+0.01105400249*SQRT(([.B102])/(0.0000001194208575+0.0002*[.B102]))" office:value-type="float" office:value="1.02478458751027">
            <text:p>1.024784587510E+000</text:p>
          </table:table-cell>
          <table:table-cell table:formula="of:=1-0.01105400249*SQRT(([.B102])/(0.0000001194208575+0.0002*[.B102]))" office:value-type="float" office:value="0.975215412489727">
            <text:p>9.752154124897E-001</text:p>
          </table:table-cell>
          <table:table-cell table:formula="of:=0.001*EXP(3069.588686*[.A102])*POWER((0.943135751+1579.515969*[.B102]);3/2)" office:value-type="float" office:value="0.42533143363592">
            <text:p>4.253314336359E-01</text:p>
          </table:table-cell>
          <table:table-cell table:formula="of:=1-[.E102]" office:value-type="float" office:value="0.57466856636408">
            <text:p>5.746685663641E-01</text:p>
          </table:table-cell>
          <table:table-cell table:formula="of:=[.F102]/[.E102]" office:value-type="float" office:value="1.35110767960778">
            <text:p>1.351107679608E+00</text:p>
          </table:table-cell>
          <table:table-cell table:formula="of:=55345.255*[.E102]*2" office:value-type="float" office:value="47080.1533081911">
            <text:p>4.708015330819E+04</text:p>
          </table:table-cell>
          <table:table-cell table:formula="of:=[.H102]/2+0.000001" office:value-type="float" office:value="23540.0766550956">
            <text:p>2.354007665510E+04</text:p>
          </table:table-cell>
          <table:table-cell table:formula="of:=[.H102]/[.E102]" office:value-type="float" office:value="110690.51">
            <text:p>1.106905100000E+05</text:p>
          </table:table-cell>
          <table:table-cell table:formula="of:=[.I102]/[.E102]" office:value-type="float" office:value="55345.2550023511">
            <text:p>5.534525500235E+04</text:p>
          </table:table-cell>
          <table:table-cell/>
          <table:table-cell table:formula="of:=[.C102]*[.E102]" office:value-type="float" office:value="0.435873097773739">
            <text:p>4.358730977737E-01</text:p>
          </table:table-cell>
          <table:table-cell table:formula="of:=[.D102]*[.E102]" office:value-type="float" office:value="0.414789769498101">
            <text:p>4.147897694981E-01</text:p>
          </table:table-cell>
        </table:table-row>
        <table:table-row table:style-name="ro2">
          <table:table-cell table:style-name="Default"/>
          <table:table-cell table:style-name="ce4"/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4" table:number-columns-repeated="2"/>
          <table:table-cell/>
          <table:table-cell table:style-name="Default" table:number-columns-repeated="6"/>
          <table:table-cell/>
          <table:table-cell table:formula="of:=SUM([.M2:.M102])" office:value-type="float" office:value="7.40492689769763">
            <text:p>7.404926897698E+00</text:p>
          </table:table-cell>
          <table:table-cell table:formula="of:=SUM([.N2:.N102])" office:value-type="float" office:value="6.88598263216637">
            <text:p>6.885982632166E+00</text:p>
          </table:table-cell>
        </table:table-row>
        <table:table-row table:style-name="ro2">
          <table:table-cell table:style-name="Default" table:number-columns-repeated="2"/>
          <table:table-cell table:style-name="ce4"/>
          <table:table-cell table:style-name="Default" table:number-columns-repeated="8"/>
          <table:table-cell/>
          <table:table-cell table:style-name="Default" table:formula="of:=[.M104]+[.N104]" office:value-type="float" office:value="14.290909529864">
            <text:p>14.29</text:p>
          </table:table-cell>
          <table:table-cell table:style-name="Default"/>
        </table:table-row>
      </table:table>
      <table:table table:name="boundary right" table:style-name="ta1" table:print="false">
        <table:table-column table:style-name="co16" table:default-cell-style-name="ce1"/>
        <table:table-column table:style-name="co17" table:default-cell-style-name="ce5"/>
        <table:table-column table:style-name="co18" table:default-cell-style-name="ce1"/>
        <table:table-column table:style-name="co19" table:default-cell-style-name="ce1"/>
        <table:table-column table:style-name="co20" table:default-cell-style-name="ce4"/>
        <table:table-column table:style-name="co12" table:default-cell-style-name="ce4"/>
        <table:table-column table:style-name="co4" table:number-columns-repeated="2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Exp-Term</text:p>
          </table:table-cell>
          <table:table-cell office:value-type="string">
            <text:p>C1(0,1)</text:p>
          </table:table-cell>
          <table:table-cell office:value-type="string">
            <text:p>C2(0,t)</text:p>
          </table:table-cell>
          <table:table-cell table:style-name="Default" office:value-type="string">
            <text:p>Poro(0,t)</text:p>
          </table:table-cell>
          <table:table-cell table:style-name="Default" office:value-type="string">
            <text:p>Solid(x,0)</text:p>
          </table:table-cell>
          <table:table-cell table:number-columns-repeated="2"/>
        </table:table-row>
        <table:table-row table:style-name="ro2">
          <table:table-cell office:value-type="float" office:value="0">
            <text:p>0.000000000000E+000</text:p>
          </table:table-cell>
          <table:table-cell table:formula="of:=EXP(-2046.392457*0.002+0.0002093861043*[.A2]-10.23196229)" office:value-type="float" office:value="0.000000600954144494579">
            <text:p>6.009541444946E-007</text:p>
          </table:table-cell>
          <table:table-cell table:formula="of:=1+0.01105400249*SQRT(([.B2])/(0.0000001194208575+0.0002*[.B2]))" office:value-type="float" office:value="1.02478458751027">
            <text:p>1.024784587510E+000</text:p>
          </table:table-cell>
          <table:table-cell table:formula="of:=1-0.01105400249*SQRT(([.B2])/(0.0000001194208575+0.0002*[.B2]))" office:value-type="float" office:value="0.975215412489727">
            <text:p>9.752154124897E-001</text:p>
          </table:table-cell>
          <table:table-cell table:formula="of:=0.001*EXP(3069.588686*0.002-0.0003140791565*[.A2])*POWER((0.943135751+1579.515969*[.B2]);3/2)" office:value-type="float" office:value="0.42533143363592">
            <text:p>4.253314336359E-01</text:p>
          </table:table-cell>
          <table:table-cell table:formula="of:=1-[.E2]" office:value-type="float" office:value="0.57466856636408">
            <text:p>5.746685663641E-01</text:p>
          </table:table-cell>
          <table:table-cell table:number-columns-repeated="2"/>
        </table:table-row>
        <table:table-row table:style-name="ro2">
          <table:table-cell table:formula="of:=[.A2]+100" office:value-type="float" office:value="100">
            <text:p>1.000000000000E+002</text:p>
          </table:table-cell>
          <table:table-cell table:formula="of:=EXP(-2046.392457*0.002+0.0002093861043*[.A3]-10.23196229)" office:value-type="float" office:value="0.000000613669950290074">
            <text:p>6.136699502901E-007</text:p>
          </table:table-cell>
          <table:table-cell table:formula="of:=1+0.01105400249*SQRT(([.B3])/(0.0000001194208575+0.0002*[.B3]))" office:value-type="float" office:value="1.02504516153948">
            <text:p>1.025045161539E+000</text:p>
          </table:table-cell>
          <table:table-cell table:formula="of:=1-0.01105400249*SQRT(([.B3])/(0.0000001194208575+0.0002*[.B3]))" office:value-type="float" office:value="0.974954838460522">
            <text:p>9.749548384605E-001</text:p>
          </table:table-cell>
          <table:table-cell table:formula="of:=0.001*EXP(3069.588686*0.002-0.0003140791565*[.A3])*POWER((0.943135751+1579.515969*[.B3]);3/2)" office:value-type="float" office:value="0.412193419679852">
            <text:p>4.121934196799E-01</text:p>
          </table:table-cell>
          <table:table-cell table:formula="of:=1-[.E3]" office:value-type="float" office:value="0.587806580320148">
            <text:p>5.878065803201E-01</text:p>
          </table:table-cell>
          <table:table-cell table:number-columns-repeated="2"/>
        </table:table-row>
        <table:table-row table:style-name="ro2">
          <table:table-cell table:formula="of:=[.A3]+100" office:value-type="float" office:value="200">
            <text:p>2.000000000000E+002</text:p>
          </table:table-cell>
          <table:table-cell table:formula="of:=EXP(-2046.392457*0.002+0.0002093861043*[.A4]-10.23196229)" office:value-type="float" office:value="0.00000062665481441308">
            <text:p>6.266548144131E-007</text:p>
          </table:table-cell>
          <table:table-cell table:formula="of:=1+0.01105400249*SQRT(([.B4])/(0.0000001194208575+0.0002*[.B4]))" office:value-type="float" office:value="1.02530846943671">
            <text:p>1.025308469437E+000</text:p>
          </table:table-cell>
          <table:table-cell table:formula="of:=1-0.01105400249*SQRT(([.B4])/(0.0000001194208575+0.0002*[.B4]))" office:value-type="float" office:value="0.974691530563287">
            <text:p>9.746915305633E-001</text:p>
          </table:table-cell>
          <table:table-cell table:formula="of:=0.001*EXP(3069.588686*0.002-0.0003140791565*[.A4])*POWER((0.943135751+1579.515969*[.B4]);3/2)" office:value-type="float" office:value="0.399461493777556">
            <text:p>3.994614937776E-01</text:p>
          </table:table-cell>
          <table:table-cell table:formula="of:=1-[.E4]" office:value-type="float" office:value="0.600538506222444">
            <text:p>6.005385062224E-01</text:p>
          </table:table-cell>
          <table:table-cell table:number-columns-repeated="2"/>
        </table:table-row>
        <table:table-row table:style-name="ro2">
          <table:table-cell table:formula="of:=[.A4]+100" office:value-type="float" office:value="300">
            <text:p>3.000000000000E+002</text:p>
          </table:table-cell>
          <table:table-cell table:formula="of:=EXP(-2046.392457*0.002+0.0002093861043*[.A5]-10.23196229)" office:value-type="float" office:value="0.000000639914429965927">
            <text:p>6.399144299659E-007</text:p>
          </table:table-cell>
          <table:table-cell table:formula="of:=1+0.01105400249*SQRT(([.B5])/(0.0000001194208575+0.0002*[.B5]))" office:value-type="float" office:value="1.02557453970358">
            <text:p>1.025574539704E+000</text:p>
          </table:table-cell>
          <table:table-cell table:formula="of:=1-0.01105400249*SQRT(([.B5])/(0.0000001194208575+0.0002*[.B5]))" office:value-type="float" office:value="0.974425460296423">
            <text:p>9.744254602964E-001</text:p>
          </table:table-cell>
          <table:table-cell table:formula="of:=0.001*EXP(3069.588686*0.002-0.0003140791565*[.A5])*POWER((0.943135751+1579.515969*[.B5]);3/2)" office:value-type="float" office:value="0.387123101190056">
            <text:p>3.871231011901E-01</text:p>
          </table:table-cell>
          <table:table-cell table:formula="of:=1-[.E5]" office:value-type="float" office:value="0.612876898809944">
            <text:p>6.128768988099E-01</text:p>
          </table:table-cell>
          <table:table-cell table:number-columns-repeated="2"/>
        </table:table-row>
        <table:table-row table:style-name="ro2">
          <table:table-cell table:formula="of:=[.A5]+100" office:value-type="float" office:value="400">
            <text:p>4.000000000000E+002</text:p>
          </table:table-cell>
          <table:table-cell table:formula="of:=EXP(-2046.392457*0.002+0.0002093861043*[.A6]-10.23196229)" office:value-type="float" office:value="0.000000653454610513353">
            <text:p>6.534546105134E-007</text:p>
          </table:table-cell>
          <table:table-cell table:formula="of:=1+0.01105400249*SQRT(([.B6])/(0.0000001194208575+0.0002*[.B6]))" office:value-type="float" office:value="1.02584340113302">
            <text:p>1.025843401133E+000</text:p>
          </table:table-cell>
          <table:table-cell table:formula="of:=1-0.01105400249*SQRT(([.B6])/(0.0000001194208575+0.0002*[.B6]))" office:value-type="float" office:value="0.974156598866976">
            <text:p>9.741565988670E-001</text:p>
          </table:table-cell>
          <table:table-cell table:formula="of:=0.001*EXP(3069.588686*0.002-0.0003140791565*[.A6])*POWER((0.943135751+1579.515969*[.B6]);3/2)" office:value-type="float" office:value="0.375166075353683">
            <text:p>3.751660753537E-01</text:p>
          </table:table-cell>
          <table:table-cell table:formula="of:=1-[.E6]" office:value-type="float" office:value="0.624833924646318">
            <text:p>6.248339246463E-01</text:p>
          </table:table-cell>
          <table:table-cell table:number-columns-repeated="2"/>
        </table:table-row>
        <table:table-row table:style-name="ro2">
          <table:table-cell table:formula="of:=[.A6]+100" office:value-type="float" office:value="500">
            <text:p>5.000000000000E+002</text:p>
          </table:table-cell>
          <table:table-cell table:formula="of:=EXP(-2046.392457*0.002+0.0002093861043*[.A7]-10.23196229)" office:value-type="float" office:value="0.000000667281292631415">
            <text:p>6.672812926314E-007</text:p>
          </table:table-cell>
          <table:table-cell table:formula="of:=1+0.01105400249*SQRT(([.B7])/(0.0000001194208575+0.0002*[.B7]))" office:value-type="float" office:value="1.02611508281216">
            <text:p>1.026115082812E+000</text:p>
          </table:table-cell>
          <table:table-cell table:formula="of:=1-0.01105400249*SQRT(([.B7])/(0.0000001194208575+0.0002*[.B7]))" office:value-type="float" office:value="0.973884917187843">
            <text:p>9.738849171878E-001</text:p>
          </table:table-cell>
          <table:table-cell table:formula="of:=0.001*EXP(3069.588686*0.002-0.0003140791565*[.A7])*POWER((0.943135751+1579.515969*[.B7]);3/2)" office:value-type="float" office:value="0.363578625877921">
            <text:p>3.635786258779E-01</text:p>
          </table:table-cell>
          <table:table-cell table:formula="of:=1-[.E7]" office:value-type="float" office:value="0.636421374122079">
            <text:p>6.364213741221E-01</text:p>
          </table:table-cell>
          <table:table-cell table:number-columns-repeated="2"/>
        </table:table-row>
        <table:table-row table:style-name="ro2">
          <table:table-cell table:formula="of:=[.A7]+100" office:value-type="float" office:value="600">
            <text:p>6.000000000000E+002</text:p>
          </table:table-cell>
          <table:table-cell table:formula="of:=EXP(-2046.392457*0.002+0.0002093861043*[.A8]-10.23196229)" office:value-type="float" office:value="0.000000681400538510323">
            <text:p>6.814005385103E-007</text:p>
          </table:table-cell>
          <table:table-cell table:formula="of:=1+0.01105400249*SQRT(([.B8])/(0.0000001194208575+0.0002*[.B8]))" office:value-type="float" office:value="1.02638961412504">
            <text:p>1.026389614125E+000</text:p>
          </table:table-cell>
          <table:table-cell table:formula="of:=1-0.01105400249*SQRT(([.B8])/(0.0000001194208575+0.0002*[.B8]))" office:value-type="float" office:value="0.973610385874958">
            <text:p>9.736103858750E-001</text:p>
          </table:table-cell>
          <table:table-cell table:formula="of:=0.001*EXP(3069.588686*0.002-0.0003140791565*[.A8])*POWER((0.943135751+1579.515969*[.B8]);3/2)" office:value-type="float" office:value="0.352349326914362">
            <text:p>3.523493269144E-01</text:p>
          </table:table-cell>
          <table:table-cell table:formula="of:=1-[.E8]" office:value-type="float" office:value="0.647650673085638">
            <text:p>6.476506730856E-01</text:p>
          </table:table-cell>
          <table:table-cell table:number-columns-repeated="2"/>
        </table:table-row>
        <table:table-row table:style-name="ro2">
          <table:table-cell table:formula="of:=[.A8]+100" office:value-type="float" office:value="700">
            <text:p>7.000000000000E+002</text:p>
          </table:table-cell>
          <table:table-cell table:formula="of:=EXP(-2046.392457*0.002+0.0002093861043*[.A9]-10.23196229)" office:value-type="float" office:value="0.00000069581853861236">
            <text:p>6.958185386124E-007</text:p>
          </table:table-cell>
          <table:table-cell table:formula="of:=1+0.01105400249*SQRT(([.B9])/(0.0000001194208575+0.0002*[.B9]))" office:value-type="float" office:value="1.02666702475554">
            <text:p>1.026667024756E+000</text:p>
          </table:table-cell>
          <table:table-cell table:formula="of:=1-0.01105400249*SQRT(([.B9])/(0.0000001194208575+0.0002*[.B9]))" office:value-type="float" office:value="0.973332975244456">
            <text:p>9.733329752445E-001</text:p>
          </table:table-cell>
          <table:table-cell table:formula="of:=0.001*EXP(3069.588686*0.002-0.0003140791565*[.A9])*POWER((0.943135751+1579.515969*[.B9]);3/2)" office:value-type="float" office:value="0.341467105885281">
            <text:p>3.414671058853E-01</text:p>
          </table:table-cell>
          <table:table-cell table:formula="of:=1-[.E9]" office:value-type="float" office:value="0.658532894114719">
            <text:p>6.585328941147E-01</text:p>
          </table:table-cell>
          <table:table-cell table:number-columns-repeated="2"/>
        </table:table-row>
        <table:table-row table:style-name="ro2">
          <table:table-cell table:formula="of:=[.A9]+100" office:value-type="float" office:value="800">
            <text:p>8.000000000000E+002</text:p>
          </table:table-cell>
          <table:table-cell table:formula="of:=EXP(-2046.392457*0.002+0.0002093861043*[.A10]-10.23196229)" office:value-type="float" office:value="0.000000710541614386037">
            <text:p>7.105416143860E-007</text:p>
          </table:table-cell>
          <table:table-cell table:formula="of:=1+0.01105400249*SQRT(([.B10])/(0.0000001194208575+0.0002*[.B10]))" office:value-type="float" office:value="1.02694734469018">
            <text:p>1.026947344690E+000</text:p>
          </table:table-cell>
          <table:table-cell table:formula="of:=1-0.01105400249*SQRT(([.B10])/(0.0000001194208575+0.0002*[.B10]))" office:value-type="float" office:value="0.973052655309821">
            <text:p>9.730526553098E-001</text:p>
          </table:table-cell>
          <table:table-cell table:formula="of:=0.001*EXP(3069.588686*0.002-0.0003140791565*[.A10])*POWER((0.943135751+1579.515969*[.B10]);3/2)" office:value-type="float" office:value="0.330921232560726">
            <text:p>3.309212325607E-01</text:p>
          </table:table-cell>
          <table:table-cell table:formula="of:=1-[.E10]" office:value-type="float" office:value="0.669078767439274">
            <text:p>6.690787674393E-01</text:p>
          </table:table-cell>
          <table:table-cell table:number-columns-repeated="2"/>
        </table:table-row>
        <table:table-row table:style-name="ro2">
          <table:table-cell table:formula="of:=[.A10]+100" office:value-type="float" office:value="900">
            <text:p>9.000000000000E+002</text:p>
          </table:table-cell>
          <table:table-cell table:formula="of:=EXP(-2046.392457*0.002+0.0002093861043*[.A11]-10.23196229)" office:value-type="float" office:value="0.000000725576221037679">
            <text:p>7.255762210377E-007</text:p>
          </table:table-cell>
          <table:table-cell table:formula="of:=1+0.01105400249*SQRT(([.B11])/(0.0000001194208575+0.0002*[.B11]))" office:value-type="float" office:value="1.02723060422099">
            <text:p>1.027230604221E+000</text:p>
          </table:table-cell>
          <table:table-cell table:formula="of:=1-0.01105400249*SQRT(([.B11])/(0.0000001194208575+0.0002*[.B11]))" office:value-type="float" office:value="0.972769395779007">
            <text:p>9.727693957790E-001</text:p>
          </table:table-cell>
          <table:table-cell table:formula="of:=0.001*EXP(3069.588686*0.002-0.0003140791565*[.A11])*POWER((0.943135751+1579.515969*[.B11]);3/2)" office:value-type="float" office:value="0.320701308473333">
            <text:p>3.207013084733E-01</text:p>
          </table:table-cell>
          <table:table-cell table:formula="of:=1-[.E11]" office:value-type="float" office:value="0.679298691526667">
            <text:p>6.792986915267E-01</text:p>
          </table:table-cell>
          <table:table-cell table:number-columns-repeated="2"/>
        </table:table-row>
        <table:table-row table:style-name="ro2">
          <table:table-cell table:formula="of:=[.A11]+100" office:value-type="float" office:value="1000">
            <text:p>1.000000000000E+003</text:p>
          </table:table-cell>
          <table:table-cell table:formula="of:=EXP(-2046.392457*0.002+0.0002093861043*[.A12]-10.23196229)" office:value-type="float" office:value="0.000000740928950361651">
            <text:p>7.409289503617E-007</text:p>
          </table:table-cell>
          <table:table-cell table:formula="of:=1+0.01105400249*SQRT(([.B12])/(0.0000001194208575+0.0002*[.B12]))" office:value-type="float" office:value="1.02751683394846">
            <text:p>1.027516833948E+000</text:p>
          </table:table-cell>
          <table:table-cell table:formula="of:=1-0.01105400249*SQRT(([.B12])/(0.0000001194208575+0.0002*[.B12]))" office:value-type="float" office:value="0.972483166051544">
            <text:p>9.724831660515E-001</text:p>
          </table:table-cell>
          <table:table-cell table:formula="of:=0.001*EXP(3069.588686*0.002-0.0003140791565*[.A12])*POWER((0.943135751+1579.515969*[.B12]);3/2)" office:value-type="float" office:value="0.310797256660445">
            <text:p>3.107972566604E-01</text:p>
          </table:table-cell>
          <table:table-cell table:formula="of:=1-[.E12]" office:value-type="float" office:value="0.689202743339555">
            <text:p>6.892027433396E-01</text:p>
          </table:table-cell>
          <table:table-cell table:number-columns-repeated="2"/>
        </table:table-row>
        <table:table-row table:style-name="ro2">
          <table:table-cell table:formula="of:=[.A12]+100" office:value-type="float" office:value="1100">
            <text:p>1.100000000000E+003</text:p>
          </table:table-cell>
          <table:table-cell table:formula="of:=EXP(-2046.392457*0.002+0.0002093861043*[.A13]-10.23196229)" office:value-type="float" office:value="0.000000756606533630473">
            <text:p>7.566065336305E-007</text:p>
          </table:table-cell>
          <table:table-cell table:formula="of:=1+0.01105400249*SQRT(([.B13])/(0.0000001194208575+0.0002*[.B13]))" office:value-type="float" office:value="1.02780606478438">
            <text:p>1.027806064784E+000</text:p>
          </table:table-cell>
          <table:table-cell table:formula="of:=1-0.01105400249*SQRT(([.B13])/(0.0000001194208575+0.0002*[.B13]))" office:value-type="float" office:value="0.972193935215619">
            <text:p>9.721939352156E-001</text:p>
          </table:table-cell>
          <table:table-cell table:formula="of:=0.001*EXP(3069.588686*0.002-0.0003140791565*[.A13])*POWER((0.943135751+1579.515969*[.B13]);3/2)" office:value-type="float" office:value="0.301199311723384">
            <text:p>3.011993117234E-01</text:p>
          </table:table-cell>
          <table:table-cell table:formula="of:=1-[.E13]" office:value-type="float" office:value="0.698800688276616">
            <text:p>6.988006882766E-01</text:p>
          </table:table-cell>
          <table:table-cell table:number-columns-repeated="2"/>
        </table:table-row>
        <table:table-row table:style-name="ro2">
          <table:table-cell table:formula="of:=[.A13]+100" office:value-type="float" office:value="1200">
            <text:p>1.200000000000E+003</text:p>
          </table:table-cell>
          <table:table-cell table:formula="of:=EXP(-2046.392457*0.002+0.0002093861043*[.A14]-10.23196229)" office:value-type="float" office:value="0.000000772615844546098">
            <text:p>7.726158445461E-007</text:p>
          </table:table-cell>
          <table:table-cell table:formula="of:=1+0.01105400249*SQRT(([.B14])/(0.0000001194208575+0.0002*[.B14]))" office:value-type="float" office:value="1.02809832795486">
            <text:p>1.028098327955E+000</text:p>
          </table:table-cell>
          <table:table-cell table:formula="of:=1-0.01105400249*SQRT(([.B14])/(0.0000001194208575+0.0002*[.B14]))" office:value-type="float" office:value="0.971901672045141">
            <text:p>9.719016720451E-001</text:p>
          </table:table-cell>
          <table:table-cell table:formula="of:=0.001*EXP(3069.588686*0.002-0.0003140791565*[.A14])*POWER((0.943135751+1579.515969*[.B14]);3/2)" office:value-type="float" office:value="0.2918980101941">
            <text:p>2.918980101941E-01</text:p>
          </table:table-cell>
          <table:table-cell table:formula="of:=1-[.E14]" office:value-type="float" office:value="0.7081019898059">
            <text:p>7.081019898059E-01</text:p>
          </table:table-cell>
          <table:table-cell table:number-columns-repeated="2"/>
        </table:table-row>
        <table:table-row table:style-name="ro2">
          <table:table-cell table:formula="of:=[.A14]+100" office:value-type="float" office:value="1300">
            <text:p>1.300000000000E+003</text:p>
          </table:table-cell>
          <table:table-cell table:formula="of:=EXP(-2046.392457*0.002+0.0002093861043*[.A15]-10.23196229)" office:value-type="float" office:value="0.000000788963902253617">
            <text:p>7.889639022536E-007</text:p>
          </table:table-cell>
          <table:table-cell table:formula="of:=1+0.01105400249*SQRT(([.B15])/(0.0000001194208575+0.0002*[.B15]))" office:value-type="float" office:value="1.02839365500322">
            <text:p>1.028393655003E+000</text:p>
          </table:table-cell>
          <table:table-cell table:formula="of:=1-0.01105400249*SQRT(([.B15])/(0.0000001194208575+0.0002*[.B15]))" office:value-type="float" office:value="0.971606344996783">
            <text:p>9.716063449968E-001</text:p>
          </table:table-cell>
          <table:table-cell table:formula="of:=0.001*EXP(3069.588686*0.002-0.0003140791565*[.A15])*POWER((0.943135751+1579.515969*[.B15]);3/2)" office:value-type="float" office:value="0.282884181199678">
            <text:p>2.828841811997E-01</text:p>
          </table:table-cell>
          <table:table-cell table:formula="of:=1-[.E15]" office:value-type="float" office:value="0.717115818800322">
            <text:p>7.171158188003E-01</text:p>
          </table:table-cell>
          <table:table-cell table:number-columns-repeated="2"/>
        </table:table-row>
        <table:table-row table:style-name="ro2">
          <table:table-cell table:formula="of:=[.A15]+100" office:value-type="float" office:value="1400">
            <text:p>1.400000000000E+003</text:p>
          </table:table-cell>
          <table:table-cell table:formula="of:=EXP(-2046.392457*0.002+0.0002093861043*[.A16]-10.23196229)" office:value-type="float" office:value="0.000000805657874418749">
            <text:p>8.056578744187E-007</text:p>
          </table:table-cell>
          <table:table-cell table:formula="of:=1+0.01105400249*SQRT(([.B16])/(0.0000001194208575+0.0002*[.B16]))" office:value-type="float" office:value="1.028692077793">
            <text:p>1.028692077793E+000</text:p>
          </table:table-cell>
          <table:table-cell table:formula="of:=1-0.01105400249*SQRT(([.B16])/(0.0000001194208575+0.0002*[.B16]))" office:value-type="float" office:value="0.971307922207004">
            <text:p>9.713079222070E-001</text:p>
          </table:table-cell>
          <table:table-cell table:formula="of:=0.001*EXP(3069.588686*0.002-0.0003140791565*[.A16])*POWER((0.943135751+1579.515969*[.B16]);3/2)" office:value-type="float" office:value="0.274148937415487">
            <text:p>2.741489374155E-01</text:p>
          </table:table-cell>
          <table:table-cell table:formula="of:=1-[.E16]" office:value-type="float" office:value="0.725851062584513">
            <text:p>7.258510625845E-01</text:p>
          </table:table-cell>
          <table:table-cell table:number-columns-repeated="2"/>
        </table:table-row>
        <table:table-row table:style-name="ro2">
          <table:table-cell table:formula="of:=[.A16]+100" office:value-type="float" office:value="1500">
            <text:p>1.500000000000E+003</text:p>
          </table:table-cell>
          <table:table-cell table:formula="of:=EXP(-2046.392457*0.002+0.0002093861043*[.A17]-10.23196229)" office:value-type="float" office:value="0.000000822705080370436">
            <text:p>8.227050803704E-007</text:p>
          </table:table-cell>
          <table:table-cell table:formula="of:=1+0.01105400249*SQRT(([.B17])/(0.0000001194208575+0.0002*[.B17]))" office:value-type="float" office:value="1.02899362851095">
            <text:p>1.028993628511E+000</text:p>
          </table:table-cell>
          <table:table-cell table:formula="of:=1-0.01105400249*SQRT(([.B17])/(0.0000001194208575+0.0002*[.B17]))" office:value-type="float" office:value="0.971006371489054">
            <text:p>9.710063714891E-001</text:p>
          </table:table-cell>
          <table:table-cell table:formula="of:=0.001*EXP(3069.588686*0.002-0.0003140791565*[.A17])*POWER((0.943135751+1579.515969*[.B17]);3/2)" office:value-type="float" office:value="0.265683666298062">
            <text:p>2.656836662981E-01</text:p>
          </table:table-cell>
          <table:table-cell table:formula="of:=1-[.E17]" office:value-type="float" office:value="0.734316333701938">
            <text:p>7.343163337019E-01</text:p>
          </table:table-cell>
          <table:table-cell table:number-columns-repeated="2"/>
        </table:table-row>
        <table:table-row table:style-name="ro2">
          <table:table-cell table:formula="of:=[.A17]+100" office:value-type="float" office:value="1600">
            <text:p>1.600000000000E+003</text:p>
          </table:table-cell>
          <table:table-cell table:formula="of:=EXP(-2046.392457*0.002+0.0002093861043*[.A18]-10.23196229)" office:value-type="float" office:value="0.000000840112994309951">
            <text:p>8.401129943100E-007</text:p>
          </table:table-cell>
          <table:table-cell table:formula="of:=1+0.01105400249*SQRT(([.B18])/(0.0000001194208575+0.0002*[.B18]))" office:value-type="float" office:value="1.02929833967005">
            <text:p>1.029298339670E+000</text:p>
          </table:table-cell>
          <table:table-cell table:formula="of:=1-0.01105400249*SQRT(([.B18])/(0.0000001194208575+0.0002*[.B18]))" office:value-type="float" office:value="0.970701660329954">
            <text:p>9.707016603300E-001</text:p>
          </table:table-cell>
          <table:table-cell table:formula="of:=0.001*EXP(3069.588686*0.002-0.0003140791565*[.A18])*POWER((0.943135751+1579.515969*[.B18]);3/2)" office:value-type="float" office:value="0.257480021589064">
            <text:p>2.574800215891E-01</text:p>
          </table:table-cell>
          <table:table-cell table:formula="of:=1-[.E18]" office:value-type="float" office:value="0.742519978410936">
            <text:p>7.425199784109E-01</text:p>
          </table:table-cell>
          <table:table-cell table:number-columns-repeated="2"/>
        </table:table-row>
        <table:table-row table:style-name="ro2">
          <table:table-cell table:formula="of:=[.A18]+100" office:value-type="float" office:value="1700">
            <text:p>1.700000000000E+003</text:p>
          </table:table-cell>
          <table:table-cell table:formula="of:=EXP(-2046.392457*0.002+0.0002093861043*[.A19]-10.23196229)" office:value-type="float" office:value="0.00000085788924858789">
            <text:p>8.578892485879E-007</text:p>
          </table:table-cell>
          <table:table-cell table:formula="of:=1+0.01105400249*SQRT(([.B19])/(0.0000001194208575+0.0002*[.B19]))" office:value-type="float" office:value="1.02960624411254">
            <text:p>1.029606244113E+000</text:p>
          </table:table-cell>
          <table:table-cell table:formula="of:=1-0.01105400249*SQRT(([.B19])/(0.0000001194208575+0.0002*[.B19]))" office:value-type="float" office:value="0.970393755887462">
            <text:p>9.703937558875E-001</text:p>
          </table:table-cell>
          <table:table-cell table:formula="of:=0.001*EXP(3069.588686*0.002-0.0003140791565*[.A19])*POWER((0.943135751+1579.515969*[.B19]);3/2)" office:value-type="float" office:value="0.249529915081927">
            <text:p>2.495299150819E-01</text:p>
          </table:table-cell>
          <table:table-cell table:formula="of:=1-[.E19]" office:value-type="float" office:value="0.750470084918073">
            <text:p>7.504700849181E-01</text:p>
          </table:table-cell>
          <table:table-cell table:number-columns-repeated="2"/>
        </table:table-row>
        <table:table-row table:style-name="ro2">
          <table:table-cell table:formula="of:=[.A19]+100" office:value-type="float" office:value="1800">
            <text:p>1.800000000000E+003</text:p>
          </table:table-cell>
          <table:table-cell table:formula="of:=EXP(-2046.392457*0.002+0.0002093861043*[.A20]-10.23196229)" office:value-type="float" office:value="0.000000876041637050509">
            <text:p>8.760416370505E-007</text:p>
          </table:table-cell>
          <table:table-cell table:formula="of:=1+0.01105400249*SQRT(([.B20])/(0.0000001194208575+0.0002*[.B20]))" office:value-type="float" office:value="1.02991737501298">
            <text:p>1.029917375013E+000</text:p>
          </table:table-cell>
          <table:table-cell table:formula="of:=1-0.01105400249*SQRT(([.B20])/(0.0000001194208575+0.0002*[.B20]))" office:value-type="float" office:value="0.970082624987018">
            <text:p>9.700826249870E-001</text:p>
          </table:table-cell>
          <table:table-cell table:formula="of:=0.001*EXP(3069.588686*0.002-0.0003140791565*[.A20])*POWER((0.943135751+1579.515969*[.B20]);3/2)" office:value-type="float" office:value="0.241825508643081">
            <text:p>2.418255086431E-01</text:p>
          </table:table-cell>
          <table:table-cell table:formula="of:=1-[.E20]" office:value-type="float" office:value="0.758174491356918">
            <text:p>7.581744913569E-01</text:p>
          </table:table-cell>
          <table:table-cell table:number-columns-repeated="2"/>
        </table:table-row>
        <table:table-row table:style-name="ro2">
          <table:table-cell table:formula="of:=[.A20]+100" office:value-type="float" office:value="1900">
            <text:p>1.900000000000E+003</text:p>
          </table:table-cell>
          <table:table-cell table:formula="of:=EXP(-2046.392457*0.002+0.0002093861043*[.A21]-10.23196229)" office:value-type="float" office:value="0.000000894578118456873">
            <text:p>8.945781184569E-007</text:p>
          </table:table-cell>
          <table:table-cell table:formula="of:=1+0.01105400249*SQRT(([.B21])/(0.0000001194208575+0.0002*[.B21]))" office:value-type="float" office:value="1.03023176588134">
            <text:p>1.030231765881E+000</text:p>
          </table:table-cell>
          <table:table-cell table:formula="of:=1-0.01105400249*SQRT(([.B21])/(0.0000001194208575+0.0002*[.B21]))" office:value-type="float" office:value="0.969768234118662">
            <text:p>9.697682341187E-001</text:p>
          </table:table-cell>
          <table:table-cell table:formula="of:=0.001*EXP(3069.588686*0.002-0.0003140791565*[.A21])*POWER((0.943135751+1579.515969*[.B21]);3/2)" office:value-type="float" office:value="0.23435920647988">
            <text:p>2.343592064799E-01</text:p>
          </table:table-cell>
          <table:table-cell table:formula="of:=1-[.E21]" office:value-type="float" office:value="0.76564079352012">
            <text:p>7.656407935201E-01</text:p>
          </table:table-cell>
          <table:table-cell table:number-columns-repeated="2"/>
        </table:table-row>
        <table:table-row table:style-name="ro2">
          <table:table-cell table:formula="of:=[.A21]+100" office:value-type="float" office:value="2000">
            <text:p>2.000000000000E+003</text:p>
          </table:table-cell>
          <table:table-cell table:formula="of:=EXP(-2046.392457*0.002+0.0002093861043*[.A22]-10.23196229)" office:value-type="float" office:value="0.000000913506819968305">
            <text:p>9.135068199683E-007</text:p>
          </table:table-cell>
          <table:table-cell table:formula="of:=1+0.01105400249*SQRT(([.B22])/(0.0000001194208575+0.0002*[.B22]))" office:value-type="float" office:value="1.03054945056605">
            <text:p>1.030549450566E+000</text:p>
          </table:table-cell>
          <table:table-cell table:formula="of:=1-0.01105400249*SQRT(([.B22])/(0.0000001194208575+0.0002*[.B22]))" office:value-type="float" office:value="0.96945054943395">
            <text:p>9.694505494340E-001</text:p>
          </table:table-cell>
          <table:table-cell table:formula="of:=0.001*EXP(3069.588686*0.002-0.0003140791565*[.A22])*POWER((0.943135751+1579.515969*[.B22]);3/2)" office:value-type="float" office:value="0.227123647647592">
            <text:p>2.271236476476E-01</text:p>
          </table:table-cell>
          <table:table-cell table:formula="of:=1-[.E22]" office:value-type="float" office:value="0.772876352352408">
            <text:p>7.728763523524E-01</text:p>
          </table:table-cell>
          <table:table-cell table:number-columns-repeated="2"/>
        </table:table-row>
        <table:table-row table:style-name="ro2">
          <table:table-cell table:formula="of:=[.A22]+100" office:value-type="float" office:value="2100">
            <text:p>2.100000000000E+003</text:p>
          </table:table-cell>
          <table:table-cell table:formula="of:=EXP(-2046.392457*0.002+0.0002093861043*[.A23]-10.23196229)" office:value-type="float" office:value="0.000000932836040711672">
            <text:p>9.328360407117E-007</text:p>
          </table:table-cell>
          <table:table-cell table:formula="of:=1+0.01105400249*SQRT(([.B23])/(0.0000001194208575+0.0002*[.B23]))" office:value-type="float" office:value="1.03087046325717">
            <text:p>1.030870463257E+000</text:p>
          </table:table-cell>
          <table:table-cell table:formula="of:=1-0.01105400249*SQRT(([.B23])/(0.0000001194208575+0.0002*[.B23]))" office:value-type="float" office:value="0.969129536742831">
            <text:p>9.691295367428E-001</text:p>
          </table:table-cell>
          <table:table-cell table:formula="of:=0.001*EXP(3069.588686*0.002-0.0003140791565*[.A23])*POWER((0.943135751+1579.515969*[.B23]);3/2)" office:value-type="float" office:value="0.220111698788084">
            <text:p>2.201116987881E-01</text:p>
          </table:table-cell>
          <table:table-cell table:formula="of:=1-[.E23]" office:value-type="float" office:value="0.779888301211916">
            <text:p>7.798883012119E-01</text:p>
          </table:table-cell>
          <table:table-cell table:number-columns-repeated="2"/>
        </table:table-row>
        <table:table-row table:style-name="ro2">
          <table:table-cell table:formula="of:=[.A23]+100" office:value-type="float" office:value="2200">
            <text:p>2.200000000000E+003</text:p>
          </table:table-cell>
          <table:table-cell table:formula="of:=EXP(-2046.392457*0.002+0.0002093861043*[.A24]-10.23196229)" office:value-type="float" office:value="0.00000095257425541806">
            <text:p>9.525742554181E-007</text:p>
          </table:table-cell>
          <table:table-cell table:formula="of:=1+0.01105400249*SQRT(([.B24])/(0.0000001194208575+0.0002*[.B24]))" office:value-type="float" office:value="1.03119483848948">
            <text:p>1.031194838489E+000</text:p>
          </table:table-cell>
          <table:table-cell table:formula="of:=1-0.01105400249*SQRT(([.B24])/(0.0000001194208575+0.0002*[.B24]))" office:value-type="float" office:value="0.968805161510524">
            <text:p>9.688051615105E-001</text:p>
          </table:table-cell>
          <table:table-cell table:formula="of:=0.001*EXP(3069.588686*0.002-0.0003140791565*[.A24])*POWER((0.943135751+1579.515969*[.B24]);3/2)" office:value-type="float" office:value="0.213316447093015">
            <text:p>2.133164470930E-01</text:p>
          </table:table-cell>
          <table:table-cell table:formula="of:=1-[.E24]" office:value-type="float" office:value="0.786683552906985">
            <text:p>7.866835529070E-01</text:p>
          </table:table-cell>
          <table:table-cell table:number-columns-repeated="2"/>
        </table:table-row>
        <table:table-row table:style-name="ro2">
          <table:table-cell table:formula="of:=[.A24]+100" office:value-type="float" office:value="2300">
            <text:p>2.300000000000E+003</text:p>
          </table:table-cell>
          <table:table-cell table:formula="of:=EXP(-2046.392457*0.002+0.0002093861043*[.A25]-10.23196229)" office:value-type="float" office:value="0.000000972730118138452">
            <text:p>9.727301181385E-007</text:p>
          </table:table-cell>
          <table:table-cell table:formula="of:=1+0.01105400249*SQRT(([.B25])/(0.0000001194208575+0.0002*[.B25]))" office:value-type="float" office:value="1.03152261114564">
            <text:p>1.031522611146E+000</text:p>
          </table:table-cell>
          <table:table-cell table:formula="of:=1-0.01105400249*SQRT(([.B25])/(0.0000001194208575+0.0002*[.B25]))" office:value-type="float" office:value="0.968477388854361">
            <text:p>9.684773888544E-001</text:p>
          </table:table-cell>
          <table:table-cell table:formula="of:=0.001*EXP(3069.588686*0.002-0.0003140791565*[.A25])*POWER((0.943135751+1579.515969*[.B25]);3/2)" office:value-type="float" office:value="0.206731193484602">
            <text:p>2.067311934846E-01</text:p>
          </table:table-cell>
          <table:table-cell table:formula="of:=1-[.E25]" office:value-type="float" office:value="0.793268806515398">
            <text:p>7.932688065154E-01</text:p>
          </table:table-cell>
          <table:table-cell table:number-columns-repeated="2"/>
        </table:table-row>
        <table:table-row table:style-name="ro2">
          <table:table-cell table:formula="of:=[.A25]+100" office:value-type="float" office:value="2400">
            <text:p>2.400000000000E+003</text:p>
          </table:table-cell>
          <table:table-cell table:formula="of:=EXP(-2046.392457*0.002+0.0002093861043*[.A26]-10.23196229)" office:value-type="float" office:value="0.000000993312466038022">
            <text:p>9.933124660380E-007</text:p>
          </table:table-cell>
          <table:table-cell table:formula="of:=1+0.01105400249*SQRT(([.B26])/(0.0000001194208575+0.0002*[.B26]))" office:value-type="float" office:value="1.03185381645938">
            <text:p>1.031853816459E+000</text:p>
          </table:table-cell>
          <table:table-cell table:formula="of:=1-0.01105400249*SQRT(([.B26])/(0.0000001194208575+0.0002*[.B26]))" office:value-type="float" office:value="0.968146183540622">
            <text:p>9.681461835406E-001</text:p>
          </table:table-cell>
          <table:table-cell table:formula="of:=0.001*EXP(3069.588686*0.002-0.0003140791565*[.A26])*POWER((0.943135751+1579.515969*[.B26]);3/2)" office:value-type="float" office:value="0.200349446007243">
            <text:p>2.003494460072E-01</text:p>
          </table:table-cell>
          <table:table-cell table:formula="of:=1-[.E26]" office:value-type="float" office:value="0.799650553992757">
            <text:p>7.996505539928E-01</text:p>
          </table:table-cell>
          <table:table-cell table:number-columns-repeated="2"/>
        </table:table-row>
        <table:table-row table:style-name="ro2">
          <table:table-cell table:formula="of:=[.A26]+100" office:value-type="float" office:value="2500">
            <text:p>2.500000000000E+003</text:p>
          </table:table-cell>
          <table:table-cell table:formula="of:=EXP(-2046.392457*0.002+0.0002093861043*[.A27]-10.23196229)" office:value-type="float" office:value="0.00000101433032327072">
            <text:p>1.014330323271E-006</text:p>
          </table:table-cell>
          <table:table-cell table:formula="of:=1+0.01105400249*SQRT(([.B27])/(0.0000001194208575+0.0002*[.B27]))" office:value-type="float" office:value="1.03218849001865">
            <text:p>1.032188490019E+000</text:p>
          </table:table-cell>
          <table:table-cell table:formula="of:=1-0.01105400249*SQRT(([.B27])/(0.0000001194208575+0.0002*[.B27]))" office:value-type="float" office:value="0.967811509981349">
            <text:p>9.678115099813E-001</text:p>
          </table:table-cell>
          <table:table-cell table:formula="of:=0.001*EXP(3069.588686*0.002-0.0003140791565*[.A27])*POWER((0.943135751+1579.515969*[.B27]);3/2)" office:value-type="float" office:value="0.194164913423466">
            <text:p>1.941649134235E-01</text:p>
          </table:table-cell>
          <table:table-cell table:formula="of:=1-[.E27]" office:value-type="float" office:value="0.805835086576534">
            <text:p>8.058350865765E-01</text:p>
          </table:table-cell>
          <table:table-cell table:number-columns-repeated="2"/>
        </table:table-row>
        <table:table-row table:style-name="ro2">
          <table:table-cell table:formula="of:=[.A27]+100" office:value-type="float" office:value="2600">
            <text:p>2.600000000000E+003</text:p>
          </table:table-cell>
          <table:table-cell table:formula="of:=EXP(-2046.392457*0.002+0.0002093861043*[.A28]-10.23196229)" office:value-type="float" office:value="0.00000103579290493581">
            <text:p>1.035792904936E-006</text:p>
          </table:table-cell>
          <table:table-cell table:formula="of:=1+0.01105400249*SQRT(([.B28])/(0.0000001194208575+0.0002*[.B28]))" office:value-type="float" office:value="1.03252666776886">
            <text:p>1.032526667769E+000</text:p>
          </table:table-cell>
          <table:table-cell table:formula="of:=1-0.01105400249*SQRT(([.B28])/(0.0000001194208575+0.0002*[.B28]))" office:value-type="float" office:value="0.967473332231143">
            <text:p>9.674733322311E-001</text:p>
          </table:table-cell>
          <table:table-cell table:formula="of:=0.001*EXP(3069.588686*0.002-0.0003140791565*[.A28])*POWER((0.943135751+1579.515969*[.B28]);3/2)" office:value-type="float" office:value="0.188171499007878">
            <text:p>1.881714990079E-01</text:p>
          </table:table-cell>
          <table:table-cell table:formula="of:=1-[.E28]" office:value-type="float" office:value="0.811828500992121">
            <text:p>8.118285009921E-01</text:p>
          </table:table-cell>
          <table:table-cell table:number-columns-repeated="2"/>
        </table:table-row>
        <table:table-row table:style-name="ro2">
          <table:table-cell table:formula="of:=[.A28]+100" office:value-type="float" office:value="2700">
            <text:p>2.700000000000E+003</text:p>
          </table:table-cell>
          <table:table-cell table:formula="of:=EXP(-2046.392457*0.002+0.0002093861043*[.A29]-10.23196229)" office:value-type="float" office:value="0.00000105770962111819">
            <text:p>1.057709621118E-006</text:p>
          </table:table-cell>
          <table:table-cell table:formula="of:=1+0.01105400249*SQRT(([.B29])/(0.0000001194208575+0.0002*[.B29]))" office:value-type="float" office:value="1.03286838601606">
            <text:p>1.032868386016E+000</text:p>
          </table:table-cell>
          <table:table-cell table:formula="of:=1-0.01105400249*SQRT(([.B29])/(0.0000001194208575+0.0002*[.B29]))" office:value-type="float" office:value="0.967131613983941">
            <text:p>9.671316139839E-001</text:p>
          </table:table-cell>
          <table:table-cell table:formula="of:=0.001*EXP(3069.588686*0.002-0.0003140791565*[.A29])*POWER((0.943135751+1579.515969*[.B29]);3/2)" office:value-type="float" office:value="0.182363294533023">
            <text:p>1.823632945330E-01</text:p>
          </table:table-cell>
          <table:table-cell table:formula="of:=1-[.E29]" office:value-type="float" office:value="0.817636705466977">
            <text:p>8.176367054670E-01</text:p>
          </table:table-cell>
          <table:table-cell table:number-columns-repeated="2"/>
        </table:table-row>
        <table:table-row table:style-name="ro2">
          <table:table-cell table:formula="of:=[.A29]+100" office:value-type="float" office:value="2800">
            <text:p>2.800000000000E+003</text:p>
          </table:table-cell>
          <table:table-cell table:formula="of:=EXP(-2046.392457*0.002+0.0002093861043*[.A30]-10.23196229)" office:value-type="float" office:value="0.00000108009008101414">
            <text:p>1.080090081014E-006</text:p>
          </table:table-cell>
          <table:table-cell table:formula="of:=1+0.01105400249*SQRT(([.B30])/(0.0000001194208575+0.0002*[.B30]))" office:value-type="float" office:value="1.03321368143022">
            <text:p>1.033213681430E+000</text:p>
          </table:table-cell>
          <table:table-cell table:formula="of:=1-0.01105400249*SQRT(([.B30])/(0.0000001194208575+0.0002*[.B30]))" office:value-type="float" office:value="0.966786318569782">
            <text:p>9.667863185698E-001</text:p>
          </table:table-cell>
          <table:table-cell table:formula="of:=0.001*EXP(3069.588686*0.002-0.0003140791565*[.A30])*POWER((0.943135751+1579.515969*[.B30]);3/2)" office:value-type="float" office:value="0.176734574441172">
            <text:p>1.767345744412E-01</text:p>
          </table:table-cell>
          <table:table-cell table:formula="of:=1-[.E30]" office:value-type="float" office:value="0.823265425558828">
            <text:p>8.232654255588E-01</text:p>
          </table:table-cell>
          <table:table-cell table:number-columns-repeated="2"/>
        </table:table-row>
        <table:table-row table:style-name="ro2">
          <table:table-cell table:formula="of:=[.A30]+100" office:value-type="float" office:value="2900">
            <text:p>2.900000000000E+003</text:p>
          </table:table-cell>
          <table:table-cell table:formula="of:=EXP(-2046.392457*0.002+0.0002093861043*[.A31]-10.23196229)" office:value-type="float" office:value="0.00000110294409714439">
            <text:p>1.102944097144E-006</text:p>
          </table:table-cell>
          <table:table-cell table:formula="of:=1+0.01105400249*SQRT(([.B31])/(0.0000001194208575+0.0002*[.B31]))" office:value-type="float" office:value="1.03356259104845">
            <text:p>1.033562591048E+000</text:p>
          </table:table-cell>
          <table:table-cell table:formula="of:=1-0.01105400249*SQRT(([.B31])/(0.0000001194208575+0.0002*[.B31]))" office:value-type="float" office:value="0.96643740895155">
            <text:p>9.664374089516E-001</text:p>
          </table:table-cell>
          <table:table-cell table:formula="of:=0.001*EXP(3069.588686*0.002-0.0003140791565*[.A31])*POWER((0.943135751+1579.515969*[.B31]);3/2)" office:value-type="float" office:value="0.171279790196338">
            <text:p>1.712797901963E-01</text:p>
          </table:table-cell>
          <table:table-cell table:formula="of:=1-[.E31]" office:value-type="float" office:value="0.828720209803662">
            <text:p>8.287202098037E-01</text:p>
          </table:table-cell>
          <table:table-cell table:number-columns-repeated="2"/>
        </table:table-row>
        <table:table-row table:style-name="ro2">
          <table:table-cell table:formula="of:=[.A31]+100" office:value-type="float" office:value="3000">
            <text:p>3.000000000000E+003</text:p>
          </table:table-cell>
          <table:table-cell table:formula="of:=EXP(-2046.392457*0.002+0.0002093861043*[.A32]-10.23196229)" office:value-type="float" office:value="0.00000112628168965632">
            <text:p>1.126281689656E-006</text:p>
          </table:table-cell>
          <table:table-cell table:formula="of:=1+0.01105400249*SQRT(([.B32])/(0.0000001194208575+0.0002*[.B32]))" office:value-type="float" office:value="1.0339151522783">
            <text:p>1.033915152278E+000</text:p>
          </table:table-cell>
          <table:table-cell table:formula="of:=1-0.01105400249*SQRT(([.B32])/(0.0000001194208575+0.0002*[.B32]))" office:value-type="float" office:value="0.966084847721703">
            <text:p>9.660848477217E-001</text:p>
          </table:table-cell>
          <table:table-cell table:formula="of:=0.001*EXP(3069.588686*0.002-0.0003140791565*[.A32])*POWER((0.943135751+1579.515969*[.B32]);3/2)" office:value-type="float" office:value="0.165993564810912">
            <text:p>1.659935648109E-01</text:p>
          </table:table-cell>
          <table:table-cell table:formula="of:=1-[.E32]" office:value-type="float" office:value="0.834006435189088">
            <text:p>8.340064351891E-01</text:p>
          </table:table-cell>
          <table:table-cell table:number-columns-repeated="2"/>
        </table:table-row>
        <table:table-row table:style-name="ro2">
          <table:table-cell table:formula="of:=[.A32]+100" office:value-type="float" office:value="3100">
            <text:p>3.100000000000E+003</text:p>
          </table:table-cell>
          <table:table-cell table:formula="of:=EXP(-2046.392457*0.002+0.0002093861043*[.A33]-10.23196229)" office:value-type="float" office:value="0.00000115011309071727">
            <text:p>1.150113090717E-006</text:p>
          </table:table-cell>
          <table:table-cell table:formula="of:=1+0.01105400249*SQRT(([.B33])/(0.0000001194208575+0.0002*[.B33]))" office:value-type="float" office:value="1.03427140290101">
            <text:p>1.034271402901E+000</text:p>
          </table:table-cell>
          <table:table-cell table:formula="of:=1-0.01105400249*SQRT(([.B33])/(0.0000001194208575+0.0002*[.B33]))" office:value-type="float" office:value="0.965728597098993">
            <text:p>9.657285970990E-001</text:p>
          </table:table-cell>
          <table:table-cell table:formula="of:=0.001*EXP(3069.588686*0.002-0.0003140791565*[.A33])*POWER((0.943135751+1579.515969*[.B33]);3/2)" office:value-type="float" office:value="0.16087068754154">
            <text:p>1.608706875415E-01</text:p>
          </table:table-cell>
          <table:table-cell table:formula="of:=1-[.E33]" office:value-type="float" office:value="0.839129312458459">
            <text:p>8.391293124585E-01</text:p>
          </table:table-cell>
          <table:table-cell table:number-columns-repeated="2"/>
        </table:table-row>
        <table:table-row table:style-name="ro2">
          <table:table-cell table:formula="of:=[.A33]+100" office:value-type="float" office:value="3200">
            <text:p>3.200000000000E+003</text:p>
          </table:table-cell>
          <table:table-cell table:formula="of:=EXP(-2046.392457*0.002+0.0002093861043*[.A34]-10.23196229)" office:value-type="float" office:value="0.00000117444874900068">
            <text:p>1.174448749001E-006</text:p>
          </table:table-cell>
          <table:table-cell table:formula="of:=1+0.01105400249*SQRT(([.B34])/(0.0000001194208575+0.0002*[.B34]))" office:value-type="float" office:value="1.03463138107484">
            <text:p>1.034631381075E+000</text:p>
          </table:table-cell>
          <table:table-cell table:formula="of:=1-0.01105400249*SQRT(([.B34])/(0.0000001194208575+0.0002*[.B34]))" office:value-type="float" office:value="0.965368618925159">
            <text:p>9.653686189252E-001</text:p>
          </table:table-cell>
          <table:table-cell table:formula="of:=0.001*EXP(3069.588686*0.002-0.0003140791565*[.A34])*POWER((0.943135751+1579.515969*[.B34]);3/2)" office:value-type="float" office:value="0.155906108748999">
            <text:p>1.559061087490E-01</text:p>
          </table:table-cell>
          <table:table-cell table:formula="of:=1-[.E34]" office:value-type="float" office:value="0.844093891251001">
            <text:p>8.440938912510E-01</text:p>
          </table:table-cell>
          <table:table-cell table:number-columns-repeated="2"/>
        </table:table-row>
        <table:table-row table:style-name="ro2">
          <table:table-cell table:formula="of:=[.A34]+100" office:value-type="float" office:value="3300">
            <text:p>3.300000000000E+003</text:p>
          </table:table-cell>
          <table:table-cell table:formula="of:=EXP(-2046.392457*0.002+0.0002093861043*[.A35]-10.23196229)" office:value-type="float" office:value="0.00000119929933426724">
            <text:p>1.199299334267E-006</text:p>
          </table:table-cell>
          <table:table-cell table:formula="of:=1+0.01105400249*SQRT(([.B35])/(0.0000001194208575+0.0002*[.B35]))" office:value-type="float" office:value="1.03499512533839">
            <text:p>1.034995125338E+000</text:p>
          </table:table-cell>
          <table:table-cell table:formula="of:=1-0.01105400249*SQRT(([.B35])/(0.0000001194208575+0.0002*[.B35]))" office:value-type="float" office:value="0.965004874661611">
            <text:p>9.650048746616E-001</text:p>
          </table:table-cell>
          <table:table-cell table:formula="of:=0.001*EXP(3069.588686*0.002-0.0003140791565*[.A35])*POWER((0.943135751+1579.515969*[.B35]);3/2)" office:value-type="float" office:value="0.151094934916999">
            <text:p>1.510949349170E-01</text:p>
          </table:table-cell>
          <table:table-cell table:formula="of:=1-[.E35]" office:value-type="float" office:value="0.848905065083001">
            <text:p>8.489050650830E-01</text:p>
          </table:table-cell>
          <table:table-cell table:number-columns-repeated="2"/>
        </table:table-row>
        <table:table-row table:style-name="ro2">
          <table:table-cell table:formula="of:=[.A35]+100" office:value-type="float" office:value="3400">
            <text:p>3.400000000000E+003</text:p>
          </table:table-cell>
          <table:table-cell table:formula="of:=EXP(-2046.392457*0.002+0.0002093861043*[.A36]-10.23196229)" office:value-type="float" office:value="0.00000122467574204297">
            <text:p>1.224675742043E-006</text:p>
          </table:table-cell>
          <table:table-cell table:formula="of:=1+0.01105400249*SQRT(([.B36])/(0.0000001194208575+0.0002*[.B36]))" office:value-type="float" office:value="1.0353626746139">
            <text:p>1.035362674614E+000</text:p>
          </table:table-cell>
          <table:table-cell table:formula="of:=1-0.01105400249*SQRT(([.B36])/(0.0000001194208575+0.0002*[.B36]))" office:value-type="float" office:value="0.964637325386103">
            <text:p>9.646373253861E-001</text:p>
          </table:table-cell>
          <table:table-cell table:formula="of:=0.001*EXP(3069.588686*0.002-0.0003140791565*[.A36])*POWER((0.943135751+1579.515969*[.B36]);3/2)" office:value-type="float" office:value="0.146432423825012">
            <text:p>1.464324238250E-01</text:p>
          </table:table-cell>
          <table:table-cell table:formula="of:=1-[.E36]" office:value-type="float" office:value="0.853567576174988">
            <text:p>8.535675761750E-01</text:p>
          </table:table-cell>
          <table:table-cell table:number-columns-repeated="2"/>
        </table:table-row>
        <table:table-row table:style-name="ro2">
          <table:table-cell table:formula="of:=[.A36]+100" office:value-type="float" office:value="3500">
            <text:p>3.500000000000E+003</text:p>
          </table:table-cell>
          <table:table-cell table:formula="of:=EXP(-2046.392457*0.002+0.0002093861043*[.A37]-10.23196229)" office:value-type="float" office:value="0.00000125058909839625">
            <text:p>1.250589098396E-006</text:p>
          </table:table-cell>
          <table:table-cell table:formula="of:=1+0.01105400249*SQRT(([.B37])/(0.0000001194208575+0.0002*[.B37]))" office:value-type="float" office:value="1.03573406821061">
            <text:p>1.035734068211E+000</text:p>
          </table:table-cell>
          <table:table-cell table:formula="of:=1-0.01105400249*SQRT(([.B37])/(0.0000001194208575+0.0002*[.B37]))" office:value-type="float" office:value="0.964265931789388">
            <text:p>9.642659317894E-001</text:p>
          </table:table-cell>
          <table:table-cell table:formula="of:=0.001*EXP(3069.588686*0.002-0.0003140791565*[.A37])*POWER((0.943135751+1579.515969*[.B37]);3/2)" office:value-type="float" office:value="0.141913979870345">
            <text:p>1.419139798703E-01</text:p>
          </table:table-cell>
          <table:table-cell table:formula="of:=1-[.E37]" office:value-type="float" office:value="0.858086020129655">
            <text:p>8.580860201297E-01</text:p>
          </table:table-cell>
          <table:table-cell table:number-columns-repeated="2"/>
        </table:table-row>
        <table:table-row table:style-name="ro2">
          <table:table-cell table:formula="of:=[.A37]+100" office:value-type="float" office:value="3600">
            <text:p>3.600000000000E+003</text:p>
          </table:table-cell>
          <table:table-cell table:formula="of:=EXP(-2046.392457*0.002+0.0002093861043*[.A38]-10.23196229)" office:value-type="float" office:value="0.00000127705076481598">
            <text:p>1.277050764816E-006</text:p>
          </table:table-cell>
          <table:table-cell table:formula="of:=1+0.01105400249*SQRT(([.B38])/(0.0000001194208575+0.0002*[.B38]))" office:value-type="float" office:value="1.03610934582814">
            <text:p>1.036109345828E+000</text:p>
          </table:table-cell>
          <table:table-cell table:formula="of:=1-0.01105400249*SQRT(([.B38])/(0.0000001194208575+0.0002*[.B38]))" office:value-type="float" office:value="0.963890654171856">
            <text:p>9.638906541719E-001</text:p>
          </table:table-cell>
          <table:table-cell table:formula="of:=0.001*EXP(3069.588686*0.002-0.0003140791565*[.A38])*POWER((0.943135751+1579.515969*[.B38]);3/2)" office:value-type="float" office:value="0.137535149534856">
            <text:p>1.375351495349E-01</text:p>
          </table:table-cell>
          <table:table-cell table:formula="of:=1-[.E38]" office:value-type="float" office:value="0.862464850465144">
            <text:p>8.624648504651E-01</text:p>
          </table:table-cell>
          <table:table-cell table:number-columns-repeated="2"/>
        </table:table-row>
        <table:table-row table:style-name="ro2">
          <table:table-cell table:formula="of:=[.A38]+100" office:value-type="float" office:value="3700">
            <text:p>3.700000000000E+003</text:p>
          </table:table-cell>
          <table:table-cell table:formula="of:=EXP(-2046.392457*0.002+0.0002093861043*[.A39]-10.23196229)" office:value-type="float" office:value="0.00000130407234319289">
            <text:p>1.304072343193E-006</text:p>
          </table:table-cell>
          <table:table-cell table:formula="of:=1+0.01105400249*SQRT(([.B39])/(0.0000001194208575+0.0002*[.B39]))" office:value-type="float" office:value="1.03648854755983">
            <text:p>1.036488547560E+000</text:p>
          </table:table-cell>
          <table:table-cell table:formula="of:=1-0.01105400249*SQRT(([.B39])/(0.0000001194208575+0.0002*[.B39]))" office:value-type="float" office:value="0.963511452440168">
            <text:p>9.635114524402E-001</text:p>
          </table:table-cell>
          <table:table-cell table:formula="of:=0.001*EXP(3069.588686*0.002-0.0003140791565*[.A39])*POWER((0.943135751+1579.515969*[.B39]);3/2)" office:value-type="float" office:value="0.133291616991839">
            <text:p>1.332916169918E-01</text:p>
          </table:table-cell>
          <table:table-cell table:formula="of:=1-[.E39]" office:value-type="float" office:value="0.866708383008161">
            <text:p>8.667083830082E-01</text:p>
          </table:table-cell>
          <table:table-cell table:number-columns-repeated="2"/>
        </table:table-row>
        <table:table-row table:style-name="ro2">
          <table:table-cell table:formula="of:=[.A39]+100" office:value-type="float" office:value="3800">
            <text:p>3.800000000000E+003</text:p>
          </table:table-cell>
          <table:table-cell table:formula="of:=EXP(-2046.392457*0.002+0.0002093861043*[.A40]-10.23196229)" office:value-type="float" office:value="0.0000013316656809063">
            <text:p>1.331665680906E-006</text:p>
          </table:table-cell>
          <table:table-cell table:formula="of:=1+0.01105400249*SQRT(([.B40])/(0.0000001194208575+0.0002*[.B40]))" office:value-type="float" office:value="1.03687171389613">
            <text:p>1.036871713896E+000</text:p>
          </table:table-cell>
          <table:table-cell table:formula="of:=1-0.01105400249*SQRT(([.B40])/(0.0000001194208575+0.0002*[.B40]))" office:value-type="float" office:value="0.963128286103872">
            <text:p>9.631282861039E-001</text:p>
          </table:table-cell>
          <table:table-cell table:formula="of:=0.001*EXP(3069.588686*0.002-0.0003140791565*[.A40])*POWER((0.943135751+1579.515969*[.B40]);3/2)" office:value-type="float" office:value="0.129179199848741">
            <text:p>1.291791998487E-01</text:p>
          </table:table-cell>
          <table:table-cell table:formula="of:=1-[.E40]" office:value-type="float" office:value="0.870820800151259">
            <text:p>8.708208001513E-01</text:p>
          </table:table-cell>
          <table:table-cell table:number-columns-repeated="2"/>
        </table:table-row>
        <table:table-row table:style-name="ro2">
          <table:table-cell table:formula="of:=[.A40]+100" office:value-type="float" office:value="3900">
            <text:p>3.900000000000E+003</text:p>
          </table:table-cell>
          <table:table-cell table:formula="of:=EXP(-2046.392457*0.002+0.0002093861043*[.A41]-10.23196229)" office:value-type="float" office:value="0.00000135984287601854">
            <text:p>1.359842876019E-006</text:p>
          </table:table-cell>
          <table:table-cell table:formula="of:=1+0.01105400249*SQRT(([.B41])/(0.0000001194208575+0.0002*[.B41]))" office:value-type="float" office:value="1.03725888572799">
            <text:p>1.037258885728E+000</text:p>
          </table:table-cell>
          <table:table-cell table:formula="of:=1-0.01105400249*SQRT(([.B41])/(0.0000001194208575+0.0002*[.B41]))" office:value-type="float" office:value="0.962741114272005">
            <text:p>9.627411142720E-001</text:p>
          </table:table-cell>
          <table:table-cell table:formula="of:=0.001*EXP(3069.588686*0.002-0.0003140791565*[.A41])*POWER((0.943135751+1579.515969*[.B41]);3/2)" office:value-type="float" office:value="0.125193845021508">
            <text:p>1.251938450215E-01</text:p>
          </table:table-cell>
          <table:table-cell table:formula="of:=1-[.E41]" office:value-type="float" office:value="0.874806154978492">
            <text:p>8.748061549785E-01</text:p>
          </table:table-cell>
          <table:table-cell table:number-columns-repeated="2"/>
        </table:table-row>
        <table:table-row table:style-name="ro2">
          <table:table-cell table:formula="of:=[.A41]+100" office:value-type="float" office:value="4000">
            <text:p>4.000000000000E+003</text:p>
          </table:table-cell>
          <table:table-cell table:formula="of:=EXP(-2046.392457*0.002+0.0002093861043*[.A42]-10.23196229)" office:value-type="float" office:value="0.00000138861628257916">
            <text:p>1.388616282579E-006</text:p>
          </table:table-cell>
          <table:table-cell table:formula="of:=1+0.01105400249*SQRT(([.B42])/(0.0000001194208575+0.0002*[.B42]))" office:value-type="float" office:value="1.03765010435031">
            <text:p>1.037650104350E+000</text:p>
          </table:table-cell>
          <table:table-cell table:formula="of:=1-0.01105400249*SQRT(([.B42])/(0.0000001194208575+0.0002*[.B42]))" office:value-type="float" office:value="0.962349895649691">
            <text:p>9.623498956497E-001</text:p>
          </table:table-cell>
          <table:table-cell table:formula="of:=0.001*EXP(3069.588686*0.002-0.0003140791565*[.A42])*POWER((0.943135751+1579.515969*[.B42]);3/2)" office:value-type="float" office:value="0.121331624736502">
            <text:p>1.213316247365E-01</text:p>
          </table:table-cell>
          <table:table-cell table:formula="of:=1-[.E42]" office:value-type="float" office:value="0.878668375263498">
            <text:p>8.786683752635E-01</text:p>
          </table:table-cell>
          <table:table-cell table:number-columns-repeated="2"/>
        </table:table-row>
        <table:table-row table:style-name="ro2">
          <table:table-cell table:formula="of:=[.A42]+100" office:value-type="float" office:value="4100">
            <text:p>4.100000000000E+003</text:p>
          </table:table-cell>
          <table:table-cell table:formula="of:=EXP(-2046.392457*0.002+0.0002093861043*[.A43]-10.23196229)" office:value-type="float" office:value="0.00000141799851604157">
            <text:p>1.417998516042E-006</text:p>
          </table:table-cell>
          <table:table-cell table:formula="of:=1+0.01105400249*SQRT(([.B43])/(0.0000001194208575+0.0002*[.B43]))" office:value-type="float" office:value="1.03804541146528">
            <text:p>1.038045411465E+000</text:p>
          </table:table-cell>
          <table:table-cell table:formula="of:=1-0.01105400249*SQRT(([.B43])/(0.0000001194208575+0.0002*[.B43]))" office:value-type="float" office:value="0.961954588534721">
            <text:p>9.619545885347E-001</text:p>
          </table:table-cell>
          <table:table-cell table:formula="of:=0.001*EXP(3069.588686*0.002-0.0003140791565*[.A43])*POWER((0.943135751+1579.515969*[.B43]);3/2)" office:value-type="float" office:value="0.117588732656033">
            <text:p>1.175887326560E-01</text:p>
          </table:table-cell>
          <table:table-cell table:formula="of:=1-[.E43]" office:value-type="float" office:value="0.882411267343967">
            <text:p>8.824112673440E-01</text:p>
          </table:table-cell>
          <table:table-cell table:number-columns-repeated="2"/>
        </table:table-row>
        <table:table-row table:style-name="ro2">
          <table:table-cell table:formula="of:=[.A43]+100" office:value-type="float" office:value="4200">
            <text:p>4.200000000000E+003</text:p>
          </table:table-cell>
          <table:table-cell table:formula="of:=EXP(-2046.392457*0.002+0.0002093861043*[.A44]-10.23196229)" office:value-type="float" office:value="0.00000144800245879405">
            <text:p>1.448002458794E-006</text:p>
          </table:table-cell>
          <table:table-cell table:formula="of:=1+0.01105400249*SQRT(([.B44])/(0.0000001194208575+0.0002*[.B44]))" office:value-type="float" office:value="1.03844484918587">
            <text:p>1.038444849186E+000</text:p>
          </table:table-cell>
          <table:table-cell table:formula="of:=1-0.01105400249*SQRT(([.B44])/(0.0000001194208575+0.0002*[.B44]))" office:value-type="float" office:value="0.961555150814131">
            <text:p>9.615551508141E-001</text:p>
          </table:table-cell>
          <table:table-cell table:formula="of:=0.001*EXP(3069.588686*0.002-0.0003140791565*[.A44])*POWER((0.943135751+1579.515969*[.B44]);3/2)" office:value-type="float" office:value="0.113961480123683">
            <text:p>1.139614801237E-01</text:p>
          </table:table-cell>
          <table:table-cell table:formula="of:=1-[.E44]" office:value-type="float" office:value="0.886038519876317">
            <text:p>8.860385198763E-01</text:p>
          </table:table-cell>
          <table:table-cell table:number-columns-repeated="2"/>
        </table:table-row>
        <table:table-row table:style-name="ro2">
          <table:table-cell table:formula="of:=[.A44]+100" office:value-type="float" office:value="4300">
            <text:p>4.300000000000E+003</text:p>
          </table:table-cell>
          <table:table-cell table:formula="of:=EXP(-2046.392457*0.002+0.0002093861043*[.A45]-10.23196229)" office:value-type="float" office:value="0.00000147864126580804">
            <text:p>1.478641265808E-006</text:p>
          </table:table-cell>
          <table:table-cell table:formula="of:=1+0.01105400249*SQRT(([.B45])/(0.0000001194208575+0.0002*[.B45]))" office:value-type="float" office:value="1.03884846003924">
            <text:p>1.038848460039E+000</text:p>
          </table:table-cell>
          <table:table-cell table:formula="of:=1-0.01105400249*SQRT(([.B45])/(0.0000001194208575+0.0002*[.B45]))" office:value-type="float" office:value="0.961151539960763">
            <text:p>9.611515399608E-001</text:p>
          </table:table-cell>
          <table:table-cell table:formula="of:=0.001*EXP(3069.588686*0.002-0.0003140791565*[.A45])*POWER((0.943135751+1579.515969*[.B45]);3/2)" office:value-type="float" office:value="0.110446292525734">
            <text:p>1.104462925257E-01</text:p>
          </table:table-cell>
          <table:table-cell table:formula="of:=1-[.E45]" office:value-type="float" office:value="0.889553707474266">
            <text:p>8.895537074743E-01</text:p>
          </table:table-cell>
          <table:table-cell table:number-columns-repeated="2"/>
        </table:table-row>
        <table:table-row table:style-name="ro2">
          <table:table-cell table:formula="of:=[.A45]+100" office:value-type="float" office:value="4400">
            <text:p>4.400000000000E+003</text:p>
          </table:table-cell>
          <table:table-cell table:formula="of:=EXP(-2046.392457*0.002+0.0002093861043*[.A46]-10.23196229)" office:value-type="float" office:value="0.00000150992837040573">
            <text:p>1.509928370406E-006</text:p>
          </table:table-cell>
          <table:table-cell table:formula="of:=1+0.01105400249*SQRT(([.B46])/(0.0000001194208575+0.0002*[.B46]))" office:value-type="float" office:value="1.03925628697018">
            <text:p>1.039256286970E+000</text:p>
          </table:table-cell>
          <table:table-cell table:formula="of:=1-0.01105400249*SQRT(([.B46])/(0.0000001194208575+0.0002*[.B46]))" office:value-type="float" office:value="0.960743713029821">
            <text:p>9.607437130298E-001</text:p>
          </table:table-cell>
          <table:table-cell table:formula="of:=0.001*EXP(3069.588686*0.002-0.0003140791565*[.A46])*POWER((0.943135751+1579.515969*[.B46]);3/2)" office:value-type="float" office:value="0.107039705765085">
            <text:p>1.070397057651E-01</text:p>
          </table:table-cell>
          <table:table-cell table:formula="of:=1-[.E46]" office:value-type="float" office:value="0.892960294234915">
            <text:p>8.929602942349E-01</text:p>
          </table:table-cell>
          <table:table-cell table:number-columns-repeated="2"/>
        </table:table-row>
        <table:table-row table:style-name="ro2">
          <table:table-cell table:formula="of:=[.A46]+100" office:value-type="float" office:value="4500">
            <text:p>4.500000000000E+003</text:p>
          </table:table-cell>
          <table:table-cell table:formula="of:=EXP(-2046.392457*0.002+0.0002093861043*[.A47]-10.23196229)" office:value-type="float" office:value="0.00000154187749014986">
            <text:p>1.541877490150E-006</text:p>
          </table:table-cell>
          <table:table-cell table:formula="of:=1+0.01105400249*SQRT(([.B47])/(0.0000001194208575+0.0002*[.B47]))" office:value-type="float" office:value="1.03966837334458">
            <text:p>1.039668373345E+000</text:p>
          </table:table-cell>
          <table:table-cell table:formula="of:=1-0.01105400249*SQRT(([.B47])/(0.0000001194208575+0.0002*[.B47]))" office:value-type="float" office:value="0.960331626655424">
            <text:p>9.603316266554E-001</text:p>
          </table:table-cell>
          <table:table-cell table:formula="of:=0.001*EXP(3069.588686*0.002-0.0003140791565*[.A47])*POWER((0.943135751+1579.515969*[.B47]);3/2)" office:value-type="float" office:value="0.103738362844208">
            <text:p>1.037383628442E-01</text:p>
          </table:table-cell>
          <table:table-cell table:formula="of:=1-[.E47]" office:value-type="float" office:value="0.896261637155792">
            <text:p>8.962616371558E-01</text:p>
          </table:table-cell>
          <table:table-cell table:number-columns-repeated="2"/>
        </table:table-row>
        <table:table-row table:style-name="ro2">
          <table:table-cell table:formula="of:=[.A47]+100" office:value-type="float" office:value="4600">
            <text:p>4.600000000000E+003</text:p>
          </table:table-cell>
          <table:table-cell table:formula="of:=EXP(-2046.392457*0.002+0.0002093861043*[.A48]-10.23196229)" office:value-type="float" office:value="0.00000157450263285801">
            <text:p>1.574502632858E-006</text:p>
          </table:table-cell>
          <table:table-cell table:formula="of:=1+0.01105400249*SQRT(([.B48])/(0.0000001194208575+0.0002*[.B48]))" office:value-type="float" office:value="1.04008476295286">
            <text:p>1.040084762953E+000</text:p>
          </table:table-cell>
          <table:table-cell table:formula="of:=1-0.01105400249*SQRT(([.B48])/(0.0000001194208575+0.0002*[.B48]))" office:value-type="float" office:value="0.959915237047143">
            <text:p>9.599152370471E-001</text:p>
          </table:table-cell>
          <table:table-cell table:formula="of:=0.001*EXP(3069.588686*0.002-0.0003140791565*[.A48])*POWER((0.943135751+1579.515969*[.B48]);3/2)" office:value-type="float" office:value="0.100539010553745">
            <text:p>1.005390105537E-01</text:p>
          </table:table-cell>
          <table:table-cell table:formula="of:=1-[.E48]" office:value-type="float" office:value="0.899460989446255">
            <text:p>8.994609894463E-01</text:p>
          </table:table-cell>
          <table:table-cell table:number-columns-repeated="2"/>
        </table:table-row>
        <table:table-row table:style-name="ro2">
          <table:table-cell table:formula="of:=[.A48]+100" office:value-type="float" office:value="4700">
            <text:p>4.700000000000E+003</text:p>
          </table:table-cell>
          <table:table-cell table:formula="of:=EXP(-2046.392457*0.002+0.0002093861043*[.A49]-10.23196229)" office:value-type="float" office:value="0.00000160781810274424">
            <text:p>1.607818102744E-006</text:p>
          </table:table-cell>
          <table:table-cell table:formula="of:=1+0.01105400249*SQRT(([.B49])/(0.0000001194208575+0.0002*[.B49]))" office:value-type="float" office:value="1.04050550001346">
            <text:p>1.040505500013E+000</text:p>
          </table:table-cell>
          <table:table-cell table:formula="of:=1-0.01105400249*SQRT(([.B49])/(0.0000001194208575+0.0002*[.B49]))" office:value-type="float" office:value="0.95949449998654">
            <text:p>9.594944999865E-001</text:p>
          </table:table-cell>
          <table:table-cell table:formula="of:=0.001*EXP(3069.588686*0.002-0.0003140791565*[.A49])*POWER((0.943135751+1579.515969*[.B49]);3/2)" office:value-type="float" office:value="0.0974384962634996">
            <text:p>9.743849626350E-02</text:p>
          </table:table-cell>
          <table:table-cell table:formula="of:=1-[.E49]" office:value-type="float" office:value="0.9025615037365">
            <text:p>9.025615037365E-01</text:p>
          </table:table-cell>
          <table:table-cell table:number-columns-repeated="2"/>
        </table:table-row>
        <table:table-row table:style-name="ro2">
          <table:table-cell table:formula="of:=[.A49]+100" office:value-type="float" office:value="4800">
            <text:p>4.800000000000E+003</text:p>
          </table:table-cell>
          <table:table-cell table:formula="of:=EXP(-2046.392457*0.002+0.0002093861043*[.A50]-10.23196229)" office:value-type="float" office:value="0.00000164183850669065">
            <text:p>1.641838506691E-006</text:p>
          </table:table-cell>
          <table:table-cell table:formula="of:=1+0.01105400249*SQRT(([.B50])/(0.0000001194208575+0.0002*[.B50]))" office:value-type="float" office:value="1.0409306291763">
            <text:p>1.040930629176E+000</text:p>
          </table:table-cell>
          <table:table-cell table:formula="of:=1-0.01105400249*SQRT(([.B50])/(0.0000001194208575+0.0002*[.B50]))" office:value-type="float" office:value="0.959069370823698">
            <text:p>9.590693708237E-001</text:p>
          </table:table-cell>
          <table:table-cell table:formula="of:=0.001*EXP(3069.588686*0.002-0.0003140791565*[.A50])*POWER((0.943135751+1579.515969*[.B50]);3/2)" office:value-type="float" office:value="0.094433764812648">
            <text:p>9.443376481265E-02</text:p>
          </table:table-cell>
          <table:table-cell table:formula="of:=1-[.E50]" office:value-type="float" office:value="0.905566235187352">
            <text:p>9.055662351874E-01</text:p>
          </table:table-cell>
          <table:table-cell table:number-columns-repeated="2"/>
        </table:table-row>
        <table:table-row table:style-name="ro2">
          <table:table-cell table:formula="of:=[.A50]+100" office:value-type="float" office:value="4900">
            <text:p>4.900000000000E+003</text:p>
          </table:table-cell>
          <table:table-cell table:formula="of:=EXP(-2046.392457*0.002+0.0002093861043*[.A51]-10.23196229)" office:value-type="float" office:value="0.00000167657876065163">
            <text:p>1.676578760652E-006</text:p>
          </table:table-cell>
          <table:table-cell table:formula="of:=1+0.01105400249*SQRT(([.B51])/(0.0000001194208575+0.0002*[.B51]))" office:value-type="float" office:value="1.04136019552625">
            <text:p>1.041360195526E+000</text:p>
          </table:table-cell>
          <table:table-cell table:formula="of:=1-0.01105400249*SQRT(([.B51])/(0.0000001194208575+0.0002*[.B51]))" office:value-type="float" office:value="0.958639804473747">
            <text:p>9.586398044737E-001</text:p>
          </table:table-cell>
          <table:table-cell table:formula="of:=0.001*EXP(3069.588686*0.002-0.0003140791565*[.A51])*POWER((0.943135751+1579.515969*[.B51]);3/2)" office:value-type="float" office:value="0.0915218554960997">
            <text:p>9.152185549610E-02</text:p>
          </table:table-cell>
          <table:table-cell table:formula="of:=1-[.E51]" office:value-type="float" office:value="0.9084781445039">
            <text:p>9.084781445039E-01</text:p>
          </table:table-cell>
          <table:table-cell table:number-columns-repeated="2"/>
        </table:table-row>
        <table:table-row table:style-name="ro2">
          <table:table-cell table:formula="of:=[.A51]+100" office:value-type="float" office:value="5000">
            <text:p>5.000000000000E+003</text:p>
          </table:table-cell>
          <table:table-cell table:formula="of:=EXP(-2046.392457*0.002+0.0002093861043*[.A52]-10.23196229)" office:value-type="float" office:value="0.00000171205409619362">
            <text:p>1.712054096194E-006</text:p>
          </table:table-cell>
          <table:table-cell table:formula="of:=1+0.01105400249*SQRT(([.B52])/(0.0000001194208575+0.0002*[.B52]))" office:value-type="float" office:value="1.04179424458661">
            <text:p>1.041794244587E+000</text:p>
          </table:table-cell>
          <table:table-cell table:formula="of:=1-0.01105400249*SQRT(([.B52])/(0.0000001194208575+0.0002*[.B52]))" office:value-type="float" office:value="0.958205755413387">
            <text:p>9.582057554134E-001</text:p>
          </table:table-cell>
          <table:table-cell table:formula="of:=0.001*EXP(3069.588686*0.002-0.0003140791565*[.A52])*POWER((0.943135751+1579.515969*[.B52]);3/2)" office:value-type="float" office:value="0.0886998991440425">
            <text:p>8.869989914404E-02</text:p>
          </table:table-cell>
          <table:table-cell table:formula="of:=1-[.E52]" office:value-type="float" office:value="0.911300100855958">
            <text:p>9.113001008560E-01</text:p>
          </table:table-cell>
          <table:table-cell table:number-columns-repeated="2"/>
        </table:table-row>
        <table:table-row table:style-name="ro2">
          <table:table-cell table:formula="of:=[.A52]+100" office:value-type="float" office:value="5100">
            <text:p>5.100000000000E+003</text:p>
          </table:table-cell>
          <table:table-cell table:formula="of:=EXP(-2046.392457*0.002+0.0002093861043*[.A53]-10.23196229)" office:value-type="float" office:value="0.0000017482800671733">
            <text:p>1.748280067173E-006</text:p>
          </table:table-cell>
          <table:table-cell table:formula="of:=1+0.01105400249*SQRT(([.B53])/(0.0000001194208575+0.0002*[.B53]))" office:value-type="float" office:value="1.04223282232259">
            <text:p>1.042232822323E+000</text:p>
          </table:table-cell>
          <table:table-cell table:formula="of:=1-0.01105400249*SQRT(([.B53])/(0.0000001194208575+0.0002*[.B53]))" office:value-type="float" office:value="0.957767177677414">
            <text:p>9.577671776774E-001</text:p>
          </table:table-cell>
          <table:table-cell table:formula="of:=0.001*EXP(3069.588686*0.002-0.0003140791565*[.A53])*POWER((0.943135751+1579.515969*[.B53]);3/2)" office:value-type="float" office:value="0.0859651152917842">
            <text:p>8.596511529178E-02</text:p>
          </table:table-cell>
          <table:table-cell table:formula="of:=1-[.E53]" office:value-type="float" office:value="0.914034884708216">
            <text:p>9.140348847082E-01</text:p>
          </table:table-cell>
          <table:table-cell table:number-columns-repeated="2"/>
        </table:table-row>
        <table:table-row table:style-name="ro2">
          <table:table-cell table:formula="of:=[.A53]+100" office:value-type="float" office:value="5200">
            <text:p>5.200000000000E+003</text:p>
          </table:table-cell>
          <table:table-cell table:formula="of:=EXP(-2046.392457*0.002+0.0002093861043*[.A54]-10.23196229)" office:value-type="float" office:value="0.000001785272556557">
            <text:p>1.785272556557E-006</text:p>
          </table:table-cell>
          <table:table-cell table:formula="of:=1+0.01105400249*SQRT(([.B54])/(0.0000001194208575+0.0002*[.B54]))" office:value-type="float" office:value="1.04267597514477">
            <text:p>1.042675975145E+000</text:p>
          </table:table-cell>
          <table:table-cell table:formula="of:=1-0.01105400249*SQRT(([.B54])/(0.0000001194208575+0.0002*[.B54]))" office:value-type="float" office:value="0.957324024855231">
            <text:p>9.573240248552E-001</text:p>
          </table:table-cell>
          <table:table-cell table:formula="of:=0.001*EXP(3069.588686*0.002-0.0003140791565*[.A54])*POWER((0.943135751+1579.515969*[.B54]);3/2)" office:value-type="float" office:value="0.0833148094371019">
            <text:p>8.331480943710E-02</text:p>
          </table:table-cell>
          <table:table-cell table:formula="of:=1-[.E54]" office:value-type="float" office:value="0.916685190562898">
            <text:p>9.166851905629E-01</text:p>
          </table:table-cell>
          <table:table-cell table:number-columns-repeated="2"/>
        </table:table-row>
        <table:table-row table:style-name="ro2">
          <table:table-cell table:formula="of:=[.A54]+100" office:value-type="float" office:value="5300">
            <text:p>5.300000000000E+003</text:p>
          </table:table-cell>
          <table:table-cell table:formula="of:=EXP(-2046.392457*0.002+0.0002093861043*[.A55]-10.23196229)" office:value-type="float" office:value="0.0000018230477833845">
            <text:p>1.823047783385E-006</text:p>
          </table:table-cell>
          <table:table-cell table:formula="of:=1+0.01105400249*SQRT(([.B55])/(0.0000001194208575+0.0002*[.B55]))" office:value-type="float" office:value="1.04312374991262">
            <text:p>1.043123749913E+000</text:p>
          </table:table-cell>
          <table:table-cell table:formula="of:=1-0.01105400249*SQRT(([.B55])/(0.0000001194208575+0.0002*[.B55]))" office:value-type="float" office:value="0.956876250087379">
            <text:p>9.568762500874E-001</text:p>
          </table:table-cell>
          <table:table-cell table:formula="of:=0.001*EXP(3069.588686*0.002-0.0003140791565*[.A55])*POWER((0.943135751+1579.515969*[.B55]);3/2)" office:value-type="float" office:value="0.0807463703823923">
            <text:p>8.074637038239E-02</text:p>
          </table:table-cell>
          <table:table-cell table:formula="of:=1-[.E55]" office:value-type="float" office:value="0.919253629617608">
            <text:p>9.192536296176E-01</text:p>
          </table:table-cell>
          <table:table-cell table:number-columns-repeated="2"/>
        </table:table-row>
        <table:table-row table:style-name="ro2">
          <table:table-cell table:formula="of:=[.A55]+100" office:value-type="float" office:value="5400">
            <text:p>5.400000000000E+003</text:p>
          </table:table-cell>
          <table:table-cell table:formula="of:=EXP(-2046.392457*0.002+0.0002093861043*[.A56]-10.23196229)" office:value-type="float" office:value="0.00000186162230988006">
            <text:p>1.861622309880E-006</text:p>
          </table:table-cell>
          <table:table-cell table:formula="of:=1+0.01105400249*SQRT(([.B56])/(0.0000001194208575+0.0002*[.B56]))" office:value-type="float" office:value="1.04357619393795">
            <text:p>1.043576193938E+000</text:p>
          </table:table-cell>
          <table:table-cell table:formula="of:=1-0.01105400249*SQRT(([.B56])/(0.0000001194208575+0.0002*[.B56]))" office:value-type="float" office:value="0.956423806062049">
            <text:p>9.564238060620E-001</text:p>
          </table:table-cell>
          <table:table-cell table:formula="of:=0.001*EXP(3069.588686*0.002-0.0003140791565*[.A56])*POWER((0.943135751+1579.515969*[.B56]);3/2)" office:value-type="float" office:value="0.0782572676590015">
            <text:p>7.825726765900E-02</text:p>
          </table:table-cell>
          <table:table-cell table:formula="of:=1-[.E56]" office:value-type="float" office:value="0.921742732340998">
            <text:p>9.217427323410E-01</text:p>
          </table:table-cell>
          <table:table-cell table:number-columns-repeated="2"/>
        </table:table-row>
        <table:table-row table:style-name="ro2">
          <table:table-cell table:formula="of:=[.A56]+100" office:value-type="float" office:value="5500">
            <text:p>5.500000000000E+003</text:p>
          </table:table-cell>
          <table:table-cell table:formula="of:=EXP(-2046.392457*0.002+0.0002093861043*[.A57]-10.23196229)" office:value-type="float" office:value="0.00000190101304871406">
            <text:p>1.901013048714E-006</text:p>
          </table:table-cell>
          <table:table-cell table:formula="of:=1+0.01105400249*SQRT(([.B57])/(0.0000001194208575+0.0002*[.B57]))" office:value-type="float" office:value="1.04403335498839">
            <text:p>1.044033354988E+000</text:p>
          </table:table-cell>
          <table:table-cell table:formula="of:=1-0.01105400249*SQRT(([.B57])/(0.0000001194208575+0.0002*[.B57]))" office:value-type="float" office:value="0.955966645011609">
            <text:p>9.559666450116E-001</text:p>
          </table:table-cell>
          <table:table-cell table:formula="of:=0.001*EXP(3069.588686*0.002-0.0003140791565*[.A57])*POWER((0.943135751+1579.515969*[.B57]);3/2)" office:value-type="float" office:value="0.0758450490311929">
            <text:p>7.584504903119E-02</text:p>
          </table:table-cell>
          <table:table-cell table:formula="of:=1-[.E57]" office:value-type="float" office:value="0.924154950968807">
            <text:p>9.241549509688E-01</text:p>
          </table:table-cell>
          <table:table-cell table:number-columns-repeated="2"/>
        </table:table-row>
        <table:table-row table:style-name="ro2">
          <table:table-cell table:formula="of:=[.A57]+100" office:value-type="float" office:value="5600">
            <text:p>5.600000000000E+003</text:p>
          </table:table-cell>
          <table:table-cell table:formula="of:=EXP(-2046.392457*0.002+0.0002093861043*[.A58]-10.23196229)" office:value-type="float" office:value="0.00000194123727041816">
            <text:p>1.941237270418E-006</text:p>
          </table:table-cell>
          <table:table-cell table:formula="of:=1+0.01105400249*SQRT(([.B58])/(0.0000001194208575+0.0002*[.B58]))" office:value-type="float" office:value="1.04449528129087">
            <text:p>1.044495281291E+000</text:p>
          </table:table-cell>
          <table:table-cell table:formula="of:=1-0.01105400249*SQRT(([.B58])/(0.0000001194208575+0.0002*[.B58]))" office:value-type="float" office:value="0.955504718709131">
            <text:p>9.555047187091E-001</text:p>
          </table:table-cell>
          <table:table-cell table:formula="of:=0.001*EXP(3069.588686*0.002-0.0003140791565*[.A58])*POWER((0.943135751+1579.515969*[.B58]);3/2)" office:value-type="float" office:value="0.0735073380772912">
            <text:p>7.350733807729E-02</text:p>
          </table:table-cell>
          <table:table-cell table:formula="of:=1-[.E58]" office:value-type="float" office:value="0.926492661922709">
            <text:p>9.264926619227E-01</text:p>
          </table:table-cell>
          <table:table-cell table:number-columns-repeated="2"/>
        </table:table-row>
        <table:table-row table:style-name="ro2">
          <table:table-cell table:formula="of:=[.A58]+100" office:value-type="float" office:value="5700">
            <text:p>5.700000000000E+003</text:p>
          </table:table-cell>
          <table:table-cell table:formula="of:=EXP(-2046.392457*0.002+0.0002093861043*[.A59]-10.23196229)" office:value-type="float" office:value="0.00000198231261095745">
            <text:p>1.982312610957E-006</text:p>
          </table:table-cell>
          <table:table-cell table:formula="of:=1+0.01105400249*SQRT(([.B59])/(0.0000001194208575+0.0002*[.B59]))" office:value-type="float" office:value="1.04496202153508">
            <text:p>1.044962021535E+000</text:p>
          </table:table-cell>
          <table:table-cell table:formula="of:=1-0.01105400249*SQRT(([.B59])/(0.0000001194208575+0.0002*[.B59]))" office:value-type="float" office:value="0.95503797846492">
            <text:p>9.550379784649E-001</text:p>
          </table:table-cell>
          <table:table-cell table:formula="of:=0.001*EXP(3069.588686*0.002-0.0003140791565*[.A59])*POWER((0.943135751+1579.515969*[.B59]);3/2)" office:value-type="float" office:value="0.0712418318456153">
            <text:p>7.124183184562E-02</text:p>
          </table:table-cell>
          <table:table-cell table:formula="of:=1-[.E59]" office:value-type="float" office:value="0.928758168154385">
            <text:p>9.287581681544E-01</text:p>
          </table:table-cell>
          <table:table-cell table:number-columns-repeated="2"/>
        </table:table-row>
        <table:table-row table:style-name="ro2">
          <table:table-cell table:formula="of:=[.A59]+100" office:value-type="float" office:value="5800">
            <text:p>5.800000000000E+003</text:p>
          </table:table-cell>
          <table:table-cell table:formula="of:=EXP(-2046.392457*0.002+0.0002093861043*[.A60]-10.23196229)" office:value-type="float" office:value="0.00000202425707946277">
            <text:p>2.024257079463E-006</text:p>
          </table:table-cell>
          <table:table-cell table:formula="of:=1+0.01105400249*SQRT(([.B60])/(0.0000001194208575+0.0002*[.B60]))" office:value-type="float" office:value="1.04543362487695">
            <text:p>1.045433624877E+000</text:p>
          </table:table-cell>
          <table:table-cell table:formula="of:=1-0.01105400249*SQRT(([.B60])/(0.0000001194208575+0.0002*[.B60]))" office:value-type="float" office:value="0.954566375123055">
            <text:p>9.545663751231E-001</text:p>
          </table:table-cell>
          <table:table-cell table:formula="of:=0.001*EXP(3069.588686*0.002-0.0003140791565*[.A60])*POWER((0.943135751+1579.515969*[.B60]);3/2)" office:value-type="float" office:value="0.0690462985828899">
            <text:p>6.904629858289E-02</text:p>
          </table:table-cell>
          <table:table-cell table:formula="of:=1-[.E60]" office:value-type="float" office:value="0.93095370141711">
            <text:p>9.309537014171E-01</text:p>
          </table:table-cell>
          <table:table-cell table:number-columns-repeated="2"/>
        </table:table-row>
        <table:table-row table:style-name="ro2">
          <table:table-cell table:formula="of:=[.A60]+100" office:value-type="float" office:value="5900">
            <text:p>5.900000000000E+003</text:p>
          </table:table-cell>
          <table:table-cell table:formula="of:=EXP(-2046.392457*0.002+0.0002093861043*[.A61]-10.23196229)" office:value-type="float" office:value="0.00000206708906612666">
            <text:p>2.067089066127E-006</text:p>
          </table:table-cell>
          <table:table-cell table:formula="of:=1+0.01105400249*SQRT(([.B61])/(0.0000001194208575+0.0002*[.B61]))" office:value-type="float" office:value="1.04591014094207">
            <text:p>1.045910140942E+000</text:p>
          </table:table-cell>
          <table:table-cell table:formula="of:=1-0.01105400249*SQRT(([.B61])/(0.0000001194208575+0.0002*[.B61]))" office:value-type="float" office:value="0.954089859057928">
            <text:p>9.540898590579E-001</text:p>
          </table:table-cell>
          <table:table-cell table:formula="of:=0.001*EXP(3069.588686*0.002-0.0003140791565*[.A61])*POWER((0.943135751+1579.515969*[.B61]);3/2)" office:value-type="float" office:value="0.0669185755328911">
            <text:p>6.691857553289E-02</text:p>
          </table:table-cell>
          <table:table-cell table:formula="of:=1-[.E61]" office:value-type="float" office:value="0.933081424467109">
            <text:p>9.330814244671E-01</text:p>
          </table:table-cell>
          <table:table-cell table:number-columns-repeated="2"/>
        </table:table-row>
        <table:table-row table:style-name="ro2">
          <table:table-cell table:formula="of:=[.A61]+100" office:value-type="float" office:value="6000">
            <text:p>6.000000000000E+003</text:p>
          </table:table-cell>
          <table:table-cell table:formula="of:=EXP(-2046.392457*0.002+0.0002093861043*[.A62]-10.23196229)" office:value-type="float" office:value="0.0000021108273502664">
            <text:p>2.110827350266E-006</text:p>
          </table:table-cell>
          <table:table-cell table:formula="of:=1+0.01105400249*SQRT(([.B62])/(0.0000001194208575+0.0002*[.B62]))" office:value-type="float" office:value="1.0463916198292">
            <text:p>1.046391619829E+000</text:p>
          </table:table-cell>
          <table:table-cell table:formula="of:=1-0.01105400249*SQRT(([.B62])/(0.0000001194208575+0.0002*[.B62]))" office:value-type="float" office:value="0.953608380170801">
            <text:p>9.536083801708E-001</text:p>
          </table:table-cell>
          <table:table-cell table:formula="of:=0.001*EXP(3069.588686*0.002-0.0003140791565*[.A62])*POWER((0.943135751+1579.515969*[.B62]);3/2)" office:value-type="float" office:value="0.064856566803159">
            <text:p>6.485656680316E-02</text:p>
          </table:table-cell>
          <table:table-cell table:formula="of:=1-[.E62]" office:value-type="float" office:value="0.935143433196841">
            <text:p>9.351434331968E-01</text:p>
          </table:table-cell>
          <table:table-cell table:number-columns-repeated="2"/>
        </table:table-row>
        <table:table-row table:style-name="ro2">
          <table:table-cell table:formula="of:=[.A62]+100" office:value-type="float" office:value="6100">
            <text:p>6.100000000000E+003</text:p>
          </table:table-cell>
          <table:table-cell table:formula="of:=EXP(-2046.392457*0.002+0.0002093861043*[.A63]-10.23196229)" office:value-type="float" office:value="0.00000215549110855761">
            <text:p>2.155491108558E-006</text:p>
          </table:table-cell>
          <table:table-cell table:formula="of:=1+0.01105400249*SQRT(([.B63])/(0.0000001194208575+0.0002*[.B63]))" office:value-type="float" office:value="1.04687811211363">
            <text:p>1.046878112114E+000</text:p>
          </table:table-cell>
          <table:table-cell table:formula="of:=1-0.01105400249*SQRT(([.B63])/(0.0000001194208575+0.0002*[.B63]))" office:value-type="float" office:value="0.95312188788637">
            <text:p>9.531218878864E-001</text:p>
          </table:table-cell>
          <table:table-cell table:formula="of:=0.001*EXP(3069.588686*0.002-0.0003140791565*[.A63])*POWER((0.943135751+1579.515969*[.B63]);3/2)" office:value-type="float" office:value="0.0628582412976678">
            <text:p>6.285824129767E-02</text:p>
          </table:table-cell>
          <table:table-cell table:formula="of:=1-[.E63]" office:value-type="float" office:value="0.937141758702332">
            <text:p>9.371417587023E-01</text:p>
          </table:table-cell>
          <table:table-cell table:number-columns-repeated="2"/>
        </table:table-row>
        <table:table-row table:style-name="ro2">
          <table:table-cell table:formula="of:=[.A63]+100" office:value-type="float" office:value="6200">
            <text:p>6.200000000000E+003</text:p>
          </table:table-cell>
          <table:table-cell table:formula="of:=EXP(-2046.392457*0.002+0.0002093861043*[.A64]-10.23196229)" office:value-type="float" office:value="0.00000220109992344212">
            <text:p>2.201099923442E-006</text:p>
          </table:table-cell>
          <table:table-cell table:formula="of:=1+0.01105400249*SQRT(([.B64])/(0.0000001194208575+0.0002*[.B64]))" office:value-type="float" office:value="1.04736966885066">
            <text:p>1.047369668851E+000</text:p>
          </table:table-cell>
          <table:table-cell table:formula="of:=1-0.01105400249*SQRT(([.B64])/(0.0000001194208575+0.0002*[.B64]))" office:value-type="float" office:value="0.952630331149335">
            <text:p>9.526303311493E-001</text:p>
          </table:table-cell>
          <table:table-cell table:formula="of:=0.001*EXP(3069.588686*0.002-0.0003140791565*[.A64])*POWER((0.943135751+1579.515969*[.B64]);3/2)" office:value-type="float" office:value="0.0609216307134185">
            <text:p>6.092163071342E-02</text:p>
          </table:table-cell>
          <table:table-cell table:formula="of:=1-[.E64]" office:value-type="float" office:value="0.939078369286582">
            <text:p>9.390783692866E-01</text:p>
          </table:table-cell>
          <table:table-cell table:number-columns-repeated="2"/>
        </table:table-row>
        <table:table-row table:style-name="ro2">
          <table:table-cell table:formula="of:=[.A64]+100" office:value-type="float" office:value="6300">
            <text:p>6.300000000000E+003</text:p>
          </table:table-cell>
          <table:table-cell table:formula="of:=EXP(-2046.392457*0.002+0.0002093861043*[.A65]-10.23196229)" office:value-type="float" office:value="0.00000224767379171373">
            <text:p>2.247673791714E-006</text:p>
          </table:table-cell>
          <table:table-cell table:formula="of:=1+0.01105400249*SQRT(([.B65])/(0.0000001194208575+0.0002*[.B65]))" office:value-type="float" office:value="1.047866341579">
            <text:p>1.047866341579E+000</text:p>
          </table:table-cell>
          <table:table-cell table:formula="of:=1-0.01105400249*SQRT(([.B65])/(0.0000001194208575+0.0002*[.B65]))" office:value-type="float" office:value="0.952133658420996">
            <text:p>9.521336584210E-001</text:p>
          </table:table-cell>
          <table:table-cell table:formula="of:=0.001*EXP(3069.588686*0.002-0.0003140791565*[.A65])*POWER((0.943135751+1579.515969*[.B65]);3/2)" office:value-type="float" office:value="0.0590448275989743">
            <text:p>5.904482759897E-02</text:p>
          </table:table-cell>
          <table:table-cell table:formula="of:=1-[.E65]" office:value-type="float" office:value="0.940955172401026">
            <text:p>9.409551724010E-01</text:p>
          </table:table-cell>
          <table:table-cell table:number-columns-repeated="2"/>
        </table:table-row>
        <table:table-row table:style-name="ro2">
          <table:table-cell table:formula="of:=[.A65]+100" office:value-type="float" office:value="6400">
            <text:p>6.400000000000E+003</text:p>
          </table:table-cell>
          <table:table-cell table:formula="of:=EXP(-2046.392457*0.002+0.0002093861043*[.A66]-10.23196229)" office:value-type="float" office:value="0.0000022952331332856">
            <text:p>2.295233133286E-006</text:p>
          </table:table-cell>
          <table:table-cell table:formula="of:=1+0.01105400249*SQRT(([.B66])/(0.0000001194208575+0.0002*[.B66]))" office:value-type="float" office:value="1.04836818232415">
            <text:p>1.048368182324E+000</text:p>
          </table:table-cell>
          <table:table-cell table:formula="of:=1-0.01105400249*SQRT(([.B66])/(0.0000001194208575+0.0002*[.B66]))" office:value-type="float" office:value="0.95163181767585">
            <text:p>9.516318176759E-001</text:p>
          </table:table-cell>
          <table:table-cell table:formula="of:=0.001*EXP(3069.588686*0.002-0.0003140791565*[.A66])*POWER((0.943135751+1579.515969*[.B66]);3/2)" office:value-type="float" office:value="0.0572259834730259">
            <text:p>5.722598347303E-02</text:p>
          </table:table-cell>
          <table:table-cell table:formula="of:=1-[.E66]" office:value-type="float" office:value="0.942774016526974">
            <text:p>9.427740165270E-01</text:p>
          </table:table-cell>
          <table:table-cell table:number-columns-repeated="2"/>
        </table:table-row>
        <table:table-row table:style-name="ro2">
          <table:table-cell table:formula="of:=[.A66]+100" office:value-type="float" office:value="6500">
            <text:p>6.500000000000E+003</text:p>
          </table:table-cell>
          <table:table-cell table:formula="of:=EXP(-2046.392457*0.002+0.0002093861043*[.A67]-10.23196229)" office:value-type="float" office:value="0.00000234379880014325">
            <text:p>2.343798800143E-006</text:p>
          </table:table-cell>
          <table:table-cell table:formula="of:=1+0.01105400249*SQRT(([.B67])/(0.0000001194208575+0.0002*[.B67]))" office:value-type="float" office:value="1.04887524360179">
            <text:p>1.048875243602E+000</text:p>
          </table:table-cell>
          <table:table-cell table:formula="of:=1-0.01105400249*SQRT(([.B67])/(0.0000001194208575+0.0002*[.B67]))" office:value-type="float" office:value="0.951124756398212">
            <text:p>9.511247563982E-001</text:p>
          </table:table-cell>
          <table:table-cell table:formula="of:=0.001*EXP(3069.588686*0.002-0.0003140791565*[.A67])*POWER((0.943135751+1579.515969*[.B67]);3/2)" office:value-type="float" office:value="0.0554633070011284">
            <text:p>5.546330700113E-02</text:p>
          </table:table-cell>
          <table:table-cell table:formula="of:=1-[.E67]" office:value-type="float" office:value="0.944536692998872">
            <text:p>9.445366929989E-01</text:p>
          </table:table-cell>
          <table:table-cell table:number-columns-repeated="2"/>
        </table:table-row>
        <table:table-row table:style-name="ro2">
          <table:table-cell table:formula="of:=[.A67]+100" office:value-type="float" office:value="6600">
            <text:p>6.600000000000E+003</text:p>
          </table:table-cell>
          <table:table-cell table:formula="of:=EXP(-2046.392457*0.002+0.0002093861043*[.A68]-10.23196229)" office:value-type="float" office:value="0.00000239339208548684">
            <text:p>2.393392085487E-006</text:p>
          </table:table-cell>
          <table:table-cell table:formula="of:=1+0.01105400249*SQRT(([.B68])/(0.0000001194208575+0.0002*[.B68]))" office:value-type="float" office:value="1.04938757842114">
            <text:p>1.049387578421E+000</text:p>
          </table:table-cell>
          <table:table-cell table:formula="of:=1-0.01105400249*SQRT(([.B68])/(0.0000001194208575+0.0002*[.B68]))" office:value-type="float" office:value="0.950612421578856">
            <text:p>9.506124215789E-001</text:p>
          </table:table-cell>
          <table:table-cell table:formula="of:=0.001*EXP(3069.588686*0.002-0.0003140791565*[.A68])*POWER((0.943135751+1579.515969*[.B68]);3/2)" office:value-type="float" office:value="0.0537550622288131">
            <text:p>5.375506222881E-02</text:p>
          </table:table-cell>
          <table:table-cell table:formula="of:=1-[.E68]" office:value-type="float" office:value="0.946244937771187">
            <text:p>9.462449377712E-01</text:p>
          </table:table-cell>
          <table:table-cell table:number-columns-repeated="2"/>
        </table:table-row>
        <table:table-row table:style-name="ro2">
          <table:table-cell table:formula="of:=[.A68]+100" office:value-type="float" office:value="6700">
            <text:p>6.700000000000E+003</text:p>
          </table:table-cell>
          <table:table-cell table:formula="of:=EXP(-2046.392457*0.002+0.0002093861043*[.A69]-10.23196229)" office:value-type="float" office:value="0.00000244403473306708">
            <text:p>2.444034733067E-006</text:p>
          </table:table-cell>
          <table:table-cell table:formula="of:=1+0.01105400249*SQRT(([.B69])/(0.0000001194208575+0.0002*[.B69]))" office:value-type="float" office:value="1.04990524028833">
            <text:p>1.049905240288E+000</text:p>
          </table:table-cell>
          <table:table-cell table:formula="of:=1-0.01105400249*SQRT(([.B69])/(0.0000001194208575+0.0002*[.B69]))" office:value-type="float" office:value="0.950094759711672">
            <text:p>9.500947597117E-001</text:p>
          </table:table-cell>
          <table:table-cell table:formula="of:=0.001*EXP(3069.588686*0.002-0.0003140791565*[.A69])*POWER((0.943135751+1579.515969*[.B69]);3/2)" office:value-type="float" office:value="0.0520995668693304">
            <text:p>5.209956686933E-02</text:p>
          </table:table-cell>
          <table:table-cell table:formula="of:=1-[.E69]" office:value-type="float" office:value="0.94790043313067">
            <text:p>9.479004331307E-01</text:p>
          </table:table-cell>
          <table:table-cell table:number-columns-repeated="2"/>
        </table:table-row>
        <table:table-row table:style-name="ro2">
          <table:table-cell table:formula="of:=[.A69]+100" office:value-type="float" office:value="6800">
            <text:p>6.800000000000E+003</text:p>
          </table:table-cell>
          <table:table-cell table:formula="of:=EXP(-2046.392457*0.002+0.0002093861043*[.A70]-10.23196229)" office:value-type="float" office:value="0.00000249574894671854">
            <text:p>2.495748946719E-006</text:p>
          </table:table-cell>
          <table:table-cell table:formula="of:=1+0.01105400249*SQRT(([.B70])/(0.0000001194208575+0.0002*[.B70]))" office:value-type="float" office:value="1.05042828320966">
            <text:p>1.050428283210E+000</text:p>
          </table:table-cell>
          <table:table-cell table:formula="of:=1-0.01105400249*SQRT(([.B70])/(0.0000001194208575+0.0002*[.B70]))" office:value-type="float" office:value="0.949571716790345">
            <text:p>9.495717167903E-001</text:p>
          </table:table-cell>
          <table:table-cell table:formula="of:=0.001*EXP(3069.588686*0.002-0.0003140791565*[.A70])*POWER((0.943135751+1579.515969*[.B70]);3/2)" office:value-type="float" office:value="0.0504951906443336">
            <text:p>5.049519064433E-02</text:p>
          </table:table-cell>
          <table:table-cell table:formula="of:=1-[.E70]" office:value-type="float" office:value="0.949504809355666">
            <text:p>9.495048093557E-01</text:p>
          </table:table-cell>
          <table:table-cell table:number-columns-repeated="2"/>
        </table:table-row>
        <table:table-row table:style-name="ro2">
          <table:table-cell table:formula="of:=[.A70]+100" office:value-type="float" office:value="6900">
            <text:p>6.900000000000E+003</text:p>
          </table:table-cell>
          <table:table-cell table:formula="of:=EXP(-2046.392457*0.002+0.0002093861043*[.A71]-10.23196229)" office:value-type="float" office:value="0.00000254855740009475">
            <text:p>2.548557400095E-006</text:p>
          </table:table-cell>
          <table:table-cell table:formula="of:=1+0.01105400249*SQRT(([.B71])/(0.0000001194208575+0.0002*[.B71]))" office:value-type="float" office:value="1.05095676169494">
            <text:p>1.050956761695E+000</text:p>
          </table:table-cell>
          <table:table-cell table:formula="of:=1-0.01105400249*SQRT(([.B71])/(0.0000001194208575+0.0002*[.B71]))" office:value-type="float" office:value="0.949043238305062">
            <text:p>9.490432383051E-001</text:p>
          </table:table-cell>
          <table:table-cell table:formula="of:=0.001*EXP(3069.588686*0.002-0.0003140791565*[.A71])*POWER((0.943135751+1579.515969*[.B71]);3/2)" office:value-type="float" office:value="0.048940353675869">
            <text:p>4.894035367587E-02</text:p>
          </table:table-cell>
          <table:table-cell table:formula="of:=1-[.E71]" office:value-type="float" office:value="0.951059646324131">
            <text:p>9.510596463241E-01</text:p>
          </table:table-cell>
          <table:table-cell table:number-columns-repeated="2"/>
        </table:table-row>
        <table:table-row table:style-name="ro2">
          <table:table-cell table:formula="of:=[.A71]+100" office:value-type="float" office:value="7000">
            <text:p>7.000000000000E+003</text:p>
          </table:table-cell>
          <table:table-cell table:formula="of:=EXP(-2046.392457*0.002+0.0002093861043*[.A72]-10.23196229)" office:value-type="float" office:value="0.00000260248324660927">
            <text:p>2.602483246609E-006</text:p>
          </table:table-cell>
          <table:table-cell table:formula="of:=1+0.01105400249*SQRT(([.B72])/(0.0000001194208575+0.0002*[.B72]))" office:value-type="float" office:value="1.05149073076076">
            <text:p>1.051490730761E+000</text:p>
          </table:table-cell>
          <table:table-cell table:formula="of:=1-0.01105400249*SQRT(([.B72])/(0.0000001194208575+0.0002*[.B72]))" office:value-type="float" office:value="0.948509269239244">
            <text:p>9.485092692392E-001</text:p>
          </table:table-cell>
          <table:table-cell table:formula="of:=0.001*EXP(3069.588686*0.002-0.0003140791565*[.A72])*POWER((0.943135751+1579.515969*[.B72]);3/2)" office:value-type="float" office:value="0.0474335249280832">
            <text:p>4.743352492808E-02</text:p>
          </table:table-cell>
          <table:table-cell table:formula="of:=1-[.E72]" office:value-type="float" office:value="0.952566475071917">
            <text:p>9.525664750719E-01</text:p>
          </table:table-cell>
          <table:table-cell table:number-columns-repeated="2"/>
        </table:table-row>
        <table:table-row table:style-name="ro2">
          <table:table-cell table:formula="of:=[.A72]+100" office:value-type="float" office:value="7100">
            <text:p>7.100000000000E+003</text:p>
          </table:table-cell>
          <table:table-cell table:formula="of:=EXP(-2046.392457*0.002+0.0002093861043*[.A73]-10.23196229)" office:value-type="float" office:value="0.00000265755012958707">
            <text:p>2.657550129587E-006</text:p>
          </table:table-cell>
          <table:table-cell table:formula="of:=1+0.01105400249*SQRT(([.B73])/(0.0000001194208575+0.0002*[.B73]))" office:value-type="float" office:value="1.0520302459337">
            <text:p>1.052030245934E+000</text:p>
          </table:table-cell>
          <table:table-cell table:formula="of:=1-0.01105400249*SQRT(([.B73])/(0.0000001194208575+0.0002*[.B73]))" office:value-type="float" office:value="0.9479697540663">
            <text:p>9.479697540663E-001</text:p>
          </table:table-cell>
          <table:table-cell table:formula="of:=0.001*EXP(3069.588686*0.002-0.0003140791565*[.A73])*POWER((0.943135751+1579.515969*[.B73]);3/2)" office:value-type="float" office:value="0.0459732206971122">
            <text:p>4.597322069711E-02</text:p>
          </table:table-cell>
          <table:table-cell table:formula="of:=1-[.E73]" office:value-type="float" office:value="0.954026779302888">
            <text:p>9.540267793029E-01</text:p>
          </table:table-cell>
          <table:table-cell table:number-columns-repeated="2"/>
        </table:table-row>
        <table:table-row table:style-name="ro2">
          <table:table-cell table:formula="of:=[.A73]+100" office:value-type="float" office:value="7200">
            <text:p>7.200000000000E+003</text:p>
          </table:table-cell>
          <table:table-cell table:formula="of:=EXP(-2046.392457*0.002+0.0002093861043*[.A74]-10.23196229)" office:value-type="float" office:value="0.00000271378219263081">
            <text:p>2.713782192631E-006</text:p>
          </table:table-cell>
          <table:table-cell table:formula="of:=1+0.01105400249*SQRT(([.B74])/(0.0000001194208575+0.0002*[.B74]))" office:value-type="float" office:value="1.05257536325358">
            <text:p>1.052575363254E+000</text:p>
          </table:table-cell>
          <table:table-cell table:formula="of:=1-0.01105400249*SQRT(([.B74])/(0.0000001194208575+0.0002*[.B74]))" office:value-type="float" office:value="0.947424636746421">
            <text:p>9.474246367464E-001</text:p>
          </table:table-cell>
          <table:table-cell table:formula="of:=0.001*EXP(3069.588686*0.002-0.0003140791565*[.A74])*POWER((0.943135751+1579.515969*[.B74]);3/2)" office:value-type="float" office:value="0.0445580031476627">
            <text:p>4.455800314766E-02</text:p>
          </table:table-cell>
          <table:table-cell table:formula="of:=1-[.E74]" office:value-type="float" office:value="0.955441996852337">
            <text:p>9.554419968523E-01</text:p>
          </table:table-cell>
          <table:table-cell table:number-columns-repeated="2"/>
        </table:table-row>
        <table:table-row table:style-name="ro2">
          <table:table-cell table:formula="of:=[.A74]+100" office:value-type="float" office:value="7300">
            <text:p>7.300000000000E+003</text:p>
          </table:table-cell>
          <table:table-cell table:formula="of:=EXP(-2046.392457*0.002+0.0002093861043*[.A75]-10.23196229)" office:value-type="float" office:value="0.00000277120409020636">
            <text:p>2.771204090206E-006</text:p>
          </table:table-cell>
          <table:table-cell table:formula="of:=1+0.01105400249*SQRT(([.B75])/(0.0000001194208575+0.0002*[.B75]))" office:value-type="float" office:value="1.0531261392766">
            <text:p>1.053126139277E+000</text:p>
          </table:table-cell>
          <table:table-cell table:formula="of:=1-0.01105400249*SQRT(([.B75])/(0.0000001194208575+0.0002*[.B75]))" office:value-type="float" office:value="0.9468738607234">
            <text:p>9.468738607234E-001</text:p>
          </table:table-cell>
          <table:table-cell table:formula="of:=0.001*EXP(3069.588686*0.002-0.0003140791565*[.A75])*POWER((0.943135751+1579.515969*[.B75]);3/2)" office:value-type="float" office:value="0.0431864788948399">
            <text:p>4.318647889484E-02</text:p>
          </table:table-cell>
          <table:table-cell table:formula="of:=1-[.E75]" office:value-type="float" office:value="0.95681352110516">
            <text:p>9.568135211052E-01</text:p>
          </table:table-cell>
          <table:table-cell table:number-columns-repeated="2"/>
        </table:table-row>
        <table:table-row table:style-name="ro2">
          <table:table-cell table:formula="of:=[.A75]+100" office:value-type="float" office:value="7400">
            <text:p>7.400000000000E+003</text:p>
          </table:table-cell>
          <table:table-cell table:formula="of:=EXP(-2046.392457*0.002+0.0002093861043*[.A76]-10.23196229)" office:value-type="float" office:value="0.00000282984099845229">
            <text:p>2.829840998452E-006</text:p>
          </table:table-cell>
          <table:table-cell table:formula="of:=1+0.01105400249*SQRT(([.B76])/(0.0000001194208575+0.0002*[.B76]))" office:value-type="float" office:value="1.05368263107851">
            <text:p>1.053682631079E+000</text:p>
          </table:table-cell>
          <table:table-cell table:formula="of:=1-0.01105400249*SQRT(([.B76])/(0.0000001194208575+0.0002*[.B76]))" office:value-type="float" office:value="0.946317368921491">
            <text:p>9.463173689215E-001</text:p>
          </table:table-cell>
          <table:table-cell table:formula="of:=0.001*EXP(3069.588686*0.002-0.0003140791565*[.A76])*POWER((0.943135751+1579.515969*[.B76]);3/2)" office:value-type="float" office:value="0.0418572976298255">
            <text:p>4.185729762983E-02</text:p>
          </table:table-cell>
          <table:table-cell table:formula="of:=1-[.E76]" office:value-type="float" office:value="0.958142702370174">
            <text:p>9.581427023702E-01</text:p>
          </table:table-cell>
          <table:table-cell table:number-columns-repeated="2"/>
        </table:table-row>
        <table:table-row table:style-name="ro2">
          <table:table-cell table:formula="of:=[.A76]+100" office:value-type="float" office:value="7500">
            <text:p>7.500000000000E+003</text:p>
          </table:table-cell>
          <table:table-cell table:formula="of:=EXP(-2046.392457*0.002+0.0002093861043*[.A77]-10.23196229)" office:value-type="float" office:value="0.00000288971862621824">
            <text:p>2.889718626218E-006</text:p>
          </table:table-cell>
          <table:table-cell table:formula="of:=1+0.01105400249*SQRT(([.B77])/(0.0000001194208575+0.0002*[.B77]))" office:value-type="float" office:value="1.0542448962577">
            <text:p>1.054244896258E+000</text:p>
          </table:table-cell>
          <table:table-cell table:formula="of:=1-0.01105400249*SQRT(([.B77])/(0.0000001194208575+0.0002*[.B77]))" office:value-type="float" office:value="0.945755103742302">
            <text:p>9.457551037423E-001</text:p>
          </table:table-cell>
          <table:table-cell table:formula="of:=0.001*EXP(3069.588686*0.002-0.0003140791565*[.A77])*POWER((0.943135751+1579.515969*[.B77]);3/2)" office:value-type="float" office:value="0.0405691507880475">
            <text:p>4.056915078805E-02</text:p>
          </table:table-cell>
          <table:table-cell table:formula="of:=1-[.E77]" office:value-type="float" office:value="0.959430849211953">
            <text:p>9.594308492120E-01</text:p>
          </table:table-cell>
          <table:table-cell table:number-columns-repeated="2"/>
        </table:table-row>
        <table:table-row table:style-name="ro2">
          <table:table-cell table:formula="of:=[.A77]+100" office:value-type="float" office:value="7600">
            <text:p>7.600000000000E+003</text:p>
          </table:table-cell>
          <table:table-cell table:formula="of:=EXP(-2046.392457*0.002+0.0002093861043*[.A78]-10.23196229)" office:value-type="float" office:value="0.00000295086322633663">
            <text:p>2.950863226337E-006</text:p>
          </table:table-cell>
          <table:table-cell table:formula="of:=1+0.01105400249*SQRT(([.B78])/(0.0000001194208575+0.0002*[.B78]))" office:value-type="float" office:value="1.05481299293827">
            <text:p>1.054812992938E+000</text:p>
          </table:table-cell>
          <table:table-cell table:formula="of:=1-0.01105400249*SQRT(([.B78])/(0.0000001194208575+0.0002*[.B78]))" office:value-type="float" office:value="0.945187007061728">
            <text:p>9.451870070617E-001</text:p>
          </table:table-cell>
          <table:table-cell table:formula="of:=0.001*EXP(3069.588686*0.002-0.0003140791565*[.A78])*POWER((0.943135751+1579.515969*[.B78]);3/2)" office:value-type="float" office:value="0.0393207702585302">
            <text:p>3.932077025853E-02</text:p>
          </table:table-cell>
          <table:table-cell table:formula="of:=1-[.E78]" office:value-type="float" office:value="0.96067922974147">
            <text:p>9.606792297415E-01</text:p>
          </table:table-cell>
          <table:table-cell table:number-columns-repeated="2"/>
        </table:table-row>
        <table:table-row table:style-name="ro2">
          <table:table-cell table:formula="of:=[.A78]+100" office:value-type="float" office:value="7700">
            <text:p>7.700000000000E+003</text:p>
          </table:table-cell>
          <table:table-cell table:formula="of:=EXP(-2046.392457*0.002+0.0002093861043*[.A79]-10.23196229)" office:value-type="float" office:value="0.00000301330160713309">
            <text:p>3.013301607133E-006</text:p>
          </table:table-cell>
          <table:table-cell table:formula="of:=1+0.01105400249*SQRT(([.B79])/(0.0000001194208575+0.0002*[.B79]))" office:value-type="float" office:value="1.05538697977307">
            <text:p>1.055386979773E+000</text:p>
          </table:table-cell>
          <table:table-cell table:formula="of:=1-0.01105400249*SQRT(([.B79])/(0.0000001194208575+0.0002*[.B79]))" office:value-type="float" office:value="0.944613020226933">
            <text:p>9.446130202269E-001</text:p>
          </table:table-cell>
          <table:table-cell table:formula="of:=0.001*EXP(3069.588686*0.002-0.0003140791565*[.A79])*POWER((0.943135751+1579.515969*[.B79]);3/2)" office:value-type="float" office:value="0.0381109271331493">
            <text:p>3.811092713315E-02</text:p>
          </table:table-cell>
          <table:table-cell table:formula="of:=1-[.E79]" office:value-type="float" office:value="0.961889072866851">
            <text:p>9.618890728669E-01</text:p>
          </table:table-cell>
          <table:table-cell table:number-columns-repeated="2"/>
        </table:table-row>
        <table:table-row table:style-name="ro2">
          <table:table-cell table:formula="of:=[.A79]+100" office:value-type="float" office:value="7800">
            <text:p>7.800000000000E+003</text:p>
          </table:table-cell>
          <table:table-cell table:formula="of:=EXP(-2046.392457*0.002+0.0002093861043*[.A80]-10.23196229)" office:value-type="float" office:value="0.00000307706114418026">
            <text:p>3.077061144180E-006</text:p>
          </table:table-cell>
          <table:table-cell table:formula="of:=1+0.01105400249*SQRT(([.B80])/(0.0000001194208575+0.0002*[.B80]))" office:value-type="float" office:value="1.05596691594664">
            <text:p>1.055966915947E+000</text:p>
          </table:table-cell>
          <table:table-cell table:formula="of:=1-0.01105400249*SQRT(([.B80])/(0.0000001194208575+0.0002*[.B80]))" office:value-type="float" office:value="0.944033084053364">
            <text:p>9.440330840534E-001</text:p>
          </table:table-cell>
          <table:table-cell table:formula="of:=0.001*EXP(3069.588686*0.002-0.0003140791565*[.A80])*POWER((0.943135751+1579.515969*[.B80]);3/2)" office:value-type="float" office:value="0.0369384304945595">
            <text:p>3.693843049456E-02</text:p>
          </table:table-cell>
          <table:table-cell table:formula="of:=1-[.E80]" office:value-type="float" office:value="0.96306156950544">
            <text:p>9.630615695054E-01</text:p>
          </table:table-cell>
          <table:table-cell table:number-columns-repeated="2"/>
        </table:table-row>
        <table:table-row table:style-name="ro2">
          <table:table-cell table:formula="of:=[.A80]+100" office:value-type="float" office:value="7900">
            <text:p>7.900000000000E+003</text:p>
          </table:table-cell>
          <table:table-cell table:formula="of:=EXP(-2046.392457*0.002+0.0002093861043*[.A81]-10.23196229)" office:value-type="float" office:value="0.00000314216979230044">
            <text:p>3.142169792300E-006</text:p>
          </table:table-cell>
          <table:table-cell table:formula="of:=1+0.01105400249*SQRT(([.B81])/(0.0000001194208575+0.0002*[.B81]))" office:value-type="float" office:value="1.05655286117817">
            <text:p>1.056552861178E+000</text:p>
          </table:table-cell>
          <table:table-cell table:formula="of:=1-0.01105400249*SQRT(([.B81])/(0.0000001194208575+0.0002*[.B81]))" office:value-type="float" office:value="0.943447138821831">
            <text:p>9.434471388218E-001</text:p>
          </table:table-cell>
          <table:table-cell table:formula="of:=0.001*EXP(3069.588686*0.002-0.0003140791565*[.A81])*POWER((0.943135751+1579.515969*[.B81]);3/2)" office:value-type="float" office:value="0.0358021262415982">
            <text:p>3.580212624160E-02</text:p>
          </table:table-cell>
          <table:table-cell table:formula="of:=1-[.E81]" office:value-type="float" office:value="0.964197873758402">
            <text:p>9.641978737584E-01</text:p>
          </table:table-cell>
          <table:table-cell table:number-columns-repeated="2"/>
        </table:table-row>
        <table:table-row table:style-name="ro2">
          <table:table-cell table:formula="of:=[.A81]+100" office:value-type="float" office:value="8000">
            <text:p>8.000000000000E+003</text:p>
          </table:table-cell>
          <table:table-cell table:formula="of:=EXP(-2046.392457*0.002+0.0002093861043*[.A82]-10.23196229)" office:value-type="float" office:value="0.00000320865609782207">
            <text:p>3.208656097822E-006</text:p>
          </table:table-cell>
          <table:table-cell table:formula="of:=1+0.01105400249*SQRT(([.B82])/(0.0000001194208575+0.0002*[.B82]))" office:value-type="float" office:value="1.05714487572438">
            <text:p>1.057144875724E+000</text:p>
          </table:table-cell>
          <table:table-cell table:formula="of:=1-0.01105400249*SQRT(([.B82])/(0.0000001194208575+0.0002*[.B82]))" office:value-type="float" office:value="0.942855124275619">
            <text:p>9.428551242756E-001</text:p>
          </table:table-cell>
          <table:table-cell table:formula="of:=0.001*EXP(3069.588686*0.002-0.0003140791565*[.A82])*POWER((0.943135751+1579.515969*[.B82]);3/2)" office:value-type="float" office:value="0.0347008959510067">
            <text:p>3.470089595101E-02</text:p>
          </table:table-cell>
          <table:table-cell table:formula="of:=1-[.E82]" office:value-type="float" office:value="0.965299104048993">
            <text:p>9.652991040490E-01</text:p>
          </table:table-cell>
          <table:table-cell table:number-columns-repeated="2"/>
        </table:table-row>
        <table:table-row table:style-name="ro2">
          <table:table-cell table:formula="of:=[.A82]+100" office:value-type="float" office:value="8100">
            <text:p>8.100000000000E+003</text:p>
          </table:table-cell>
          <table:table-cell table:formula="of:=EXP(-2046.392457*0.002+0.0002093861043*[.A83]-10.23196229)" office:value-type="float" office:value="0.00000327654921109572">
            <text:p>3.276549211096E-006</text:p>
          </table:table-cell>
          <table:table-cell table:formula="of:=1+0.01105400249*SQRT(([.B83])/(0.0000001194208575+0.0002*[.B83]))" office:value-type="float" office:value="1.05774302038233">
            <text:p>1.057743020382E+000</text:p>
          </table:table-cell>
          <table:table-cell table:formula="of:=1-0.01105400249*SQRT(([.B83])/(0.0000001194208575+0.0002*[.B83]))" office:value-type="float" office:value="0.94225697961767">
            <text:p>9.422569796177E-001</text:p>
          </table:table-cell>
          <table:table-cell table:formula="of:=0.001*EXP(3069.588686*0.002-0.0003140791565*[.A83])*POWER((0.943135751+1579.515969*[.B83]);3/2)" office:value-type="float" office:value="0.0336336557743463">
            <text:p>3.363365577435E-02</text:p>
          </table:table-cell>
          <table:table-cell table:formula="of:=1-[.E83]" office:value-type="float" office:value="0.966366344225654">
            <text:p>9.663663442257E-01</text:p>
          </table:table-cell>
          <table:table-cell table:number-columns-repeated="2"/>
        </table:table-row>
        <table:table-row table:style-name="ro2">
          <table:table-cell table:formula="of:=[.A83]+100" office:value-type="float" office:value="8200">
            <text:p>8.200000000000E+003</text:p>
          </table:table-cell>
          <table:table-cell table:formula="of:=EXP(-2046.392457*0.002+0.0002093861043*[.A84]-10.23196229)" office:value-type="float" office:value="0.00000334587889927469">
            <text:p>3.345878899275E-006</text:p>
          </table:table-cell>
          <table:table-cell table:formula="of:=1+0.01105400249*SQRT(([.B84])/(0.0000001194208575+0.0002*[.B84]))" office:value-type="float" office:value="1.05834735649219">
            <text:p>1.058347356492E+000</text:p>
          </table:table-cell>
          <table:table-cell table:formula="of:=1-0.01105400249*SQRT(([.B84])/(0.0000001194208575+0.0002*[.B84]))" office:value-type="float" office:value="0.941652643507809">
            <text:p>9.416526435078E-001</text:p>
          </table:table-cell>
          <table:table-cell table:formula="of:=0.001*EXP(3069.588686*0.002-0.0003140791565*[.A84])*POWER((0.943135751+1579.515969*[.B84]);3/2)" office:value-type="float" office:value="0.0325993553690206">
            <text:p>3.259935536902E-02</text:p>
          </table:table-cell>
          <table:table-cell table:formula="of:=1-[.E84]" office:value-type="float" office:value="0.967400644630979">
            <text:p>9.674006446310E-01</text:p>
          </table:table-cell>
          <table:table-cell table:number-columns-repeated="2"/>
        </table:table-row>
        <table:table-row table:style-name="ro2">
          <table:table-cell table:formula="of:=[.A84]+100" office:value-type="float" office:value="8300">
            <text:p>8.300000000000E+003</text:p>
          </table:table-cell>
          <table:table-cell table:formula="of:=EXP(-2046.392457*0.002+0.0002093861043*[.A85]-10.23196229)" office:value-type="float" office:value="0.00000341667555936629">
            <text:p>3.416675559366E-006</text:p>
          </table:table-cell>
          <table:table-cell table:formula="of:=1+0.01105400249*SQRT(([.B85])/(0.0000001194208575+0.0002*[.B85]))" office:value-type="float" office:value="1.05895794593996">
            <text:p>1.058957945940E+000</text:p>
          </table:table-cell>
          <table:table-cell table:formula="of:=1-0.01105400249*SQRT(([.B85])/(0.0000001194208575+0.0002*[.B85]))" office:value-type="float" office:value="0.941042054060038">
            <text:p>9.410420540600E-001</text:p>
          </table:table-cell>
          <table:table-cell table:formula="of:=0.001*EXP(3069.588686*0.002-0.0003140791565*[.A85])*POWER((0.943135751+1579.515969*[.B85]);3/2)" office:value-type="float" office:value="0.0315969768623497">
            <text:p>3.159697686235E-02</text:p>
          </table:table-cell>
          <table:table-cell table:formula="of:=1-[.E85]" office:value-type="float" office:value="0.96840302313765">
            <text:p>9.684030231377E-01</text:p>
          </table:table-cell>
          <table:table-cell table:number-columns-repeated="2"/>
        </table:table-row>
        <table:table-row table:style-name="ro2">
          <table:table-cell table:formula="of:=[.A85]+100" office:value-type="float" office:value="8400">
            <text:p>8.400000000000E+003</text:p>
          </table:table-cell>
          <table:table-cell table:formula="of:=EXP(-2046.392457*0.002+0.0002093861043*[.A86]-10.23196229)" office:value-type="float" office:value="0.00000348897023155904">
            <text:p>3.488970231559E-006</text:p>
          </table:table-cell>
          <table:table-cell table:formula="of:=1+0.01105400249*SQRT(([.B86])/(0.0000001194208575+0.0002*[.B86]))" office:value-type="float" office:value="1.05957485116011">
            <text:p>1.059574851160E+000</text:p>
          </table:table-cell>
          <table:table-cell table:formula="of:=1-0.01105400249*SQRT(([.B86])/(0.0000001194208575+0.0002*[.B86]))" office:value-type="float" office:value="0.940425148839891">
            <text:p>9.404251488399E-001</text:p>
          </table:table-cell>
          <table:table-cell table:formula="of:=0.001*EXP(3069.588686*0.002-0.0003140791565*[.A86])*POWER((0.943135751+1579.515969*[.B86]);3/2)" office:value-type="float" office:value="0.0306255338476742">
            <text:p>3.062553384767E-02</text:p>
          </table:table-cell>
          <table:table-cell table:formula="of:=1-[.E86]" office:value-type="float" office:value="0.969374466152326">
            <text:p>9.693744661523E-01</text:p>
          </table:table-cell>
          <table:table-cell table:number-columns-repeated="2"/>
        </table:table-row>
        <table:table-row table:style-name="ro2">
          <table:table-cell table:formula="of:=[.A86]+100" office:value-type="float" office:value="8500">
            <text:p>8.500000000000E+003</text:p>
          </table:table-cell>
          <table:table-cell table:formula="of:=EXP(-2046.392457*0.002+0.0002093861043*[.A87]-10.23196229)" office:value-type="float" office:value="0.00000356279461283206">
            <text:p>3.562794612832E-006</text:p>
          </table:table-cell>
          <table:table-cell table:formula="of:=1+0.01105400249*SQRT(([.B87])/(0.0000001194208575+0.0002*[.B87]))" office:value-type="float" office:value="1.06019813513814">
            <text:p>1.060198135138E+000</text:p>
          </table:table-cell>
          <table:table-cell table:formula="of:=1-0.01105400249*SQRT(([.B87])/(0.0000001194208575+0.0002*[.B87]))" office:value-type="float" office:value="0.939801864861856">
            <text:p>9.398018648619E-001</text:p>
          </table:table-cell>
          <table:table-cell table:formula="of:=0.001*EXP(3069.588686*0.002-0.0003140791565*[.A87])*POWER((0.943135751+1579.515969*[.B87]);3/2)" office:value-type="float" office:value="0.0296840704114992">
            <text:p>2.968407041150E-02</text:p>
          </table:table-cell>
          <table:table-cell table:formula="of:=1-[.E87]" office:value-type="float" office:value="0.970315929588501">
            <text:p>9.703159295885E-01</text:p>
          </table:table-cell>
          <table:table-cell table:number-columns-repeated="2"/>
        </table:table-row>
        <table:table-row table:style-name="ro2">
          <table:table-cell table:formula="of:=[.A87]+100" office:value-type="float" office:value="8600">
            <text:p>8.600000000000E+003</text:p>
          </table:table-cell>
          <table:table-cell table:formula="of:=EXP(-2046.392457*0.002+0.0002093861043*[.A88]-10.23196229)" office:value-type="float" office:value="0.00000363818107085226">
            <text:p>3.638181070852E-006</text:p>
          </table:table-cell>
          <table:table-cell table:formula="of:=1+0.01105400249*SQRT(([.B88])/(0.0000001194208575+0.0002*[.B88]))" office:value-type="float" office:value="1.06082786141314">
            <text:p>1.060827861413E+000</text:p>
          </table:table-cell>
          <table:table-cell table:formula="of:=1-0.01105400249*SQRT(([.B88])/(0.0000001194208575+0.0002*[.B88]))" office:value-type="float" office:value="0.939172138586864">
            <text:p>9.391721385869E-001</text:p>
          </table:table-cell>
          <table:table-cell table:formula="of:=0.001*EXP(3069.588686*0.002-0.0003140791565*[.A88])*POWER((0.943135751+1579.515969*[.B88]);3/2)" office:value-type="float" office:value="0.0287716601907177">
            <text:p>2.877166019072E-02</text:p>
          </table:table-cell>
          <table:table-cell table:formula="of:=1-[.E88]" office:value-type="float" office:value="0.971228339809282">
            <text:p>9.712283398093E-01</text:p>
          </table:table-cell>
          <table:table-cell table:number-columns-repeated="2"/>
        </table:table-row>
        <table:table-row table:style-name="ro2">
          <table:table-cell table:formula="of:=[.A88]+100" office:value-type="float" office:value="8700">
            <text:p>8.700000000000E+003</text:p>
          </table:table-cell>
          <table:table-cell table:formula="of:=EXP(-2046.392457*0.002+0.0002093861043*[.A89]-10.23196229)" office:value-type="float" office:value="0.00000371516265816573">
            <text:p>3.715162658166E-006</text:p>
          </table:table-cell>
          <table:table-cell table:formula="of:=1+0.01105400249*SQRT(([.B89])/(0.0000001194208575+0.0002*[.B89]))" office:value-type="float" office:value="1.06146409408014">
            <text:p>1.061464094080E+000</text:p>
          </table:table-cell>
          <table:table-cell table:formula="of:=1-0.01105400249*SQRT(([.B89])/(0.0000001194208575+0.0002*[.B89]))" office:value-type="float" office:value="0.938535905919859">
            <text:p>9.385359059199E-001</text:p>
          </table:table-cell>
          <table:table-cell table:formula="of:=0.001*EXP(3069.588686*0.002-0.0003140791565*[.A89])*POWER((0.943135751+1579.515969*[.B89]);3/2)" office:value-type="float" office:value="0.0278874054589839">
            <text:p>2.788740545898E-02</text:p>
          </table:table-cell>
          <table:table-cell table:formula="of:=1-[.E89]" office:value-type="float" office:value="0.972112594541016">
            <text:p>9.721125945410E-01</text:p>
          </table:table-cell>
          <table:table-cell table:number-columns-repeated="2"/>
        </table:table-row>
        <table:table-row table:style-name="ro2">
          <table:table-cell table:formula="of:=[.A89]+100" office:value-type="float" office:value="8800">
            <text:p>8.800000000000E+003</text:p>
          </table:table-cell>
          <table:table-cell table:formula="of:=EXP(-2046.392457*0.002+0.0002093861043*[.A90]-10.23196229)" office:value-type="float" office:value="0.00000379377312668931">
            <text:p>3.793773126689E-006</text:p>
          </table:table-cell>
          <table:table-cell table:formula="of:=1+0.01105400249*SQRT(([.B90])/(0.0000001194208575+0.0002*[.B90]))" office:value-type="float" office:value="1.06210689779256">
            <text:p>1.062106897793E+000</text:p>
          </table:table-cell>
          <table:table-cell table:formula="of:=1-0.01105400249*SQRT(([.B90])/(0.0000001194208575+0.0002*[.B90]))" office:value-type="float" office:value="0.937893102207437">
            <text:p>9.378931022074E-001</text:p>
          </table:table-cell>
          <table:table-cell table:formula="of:=0.001*EXP(3069.588686*0.002-0.0003140791565*[.A90])*POWER((0.943135751+1579.515969*[.B90]);3/2)" office:value-type="float" office:value="0.0270304362413349">
            <text:p>2.703043624134E-02</text:p>
          </table:table-cell>
          <table:table-cell table:formula="of:=1-[.E90]" office:value-type="float" office:value="0.972969563758665">
            <text:p>9.729695637587E-01</text:p>
          </table:table-cell>
          <table:table-cell table:number-columns-repeated="2"/>
        </table:table-row>
        <table:table-row table:style-name="ro2">
          <table:table-cell table:formula="of:=[.A90]+100" office:value-type="float" office:value="8900">
            <text:p>8.900000000000E+003</text:p>
          </table:table-cell>
          <table:table-cell table:formula="of:=EXP(-2046.392457*0.002+0.0002093861043*[.A91]-10.23196229)" office:value-type="float" office:value="0.00000387404694250885">
            <text:p>3.874046942509E-006</text:p>
          </table:table-cell>
          <table:table-cell table:formula="of:=1+0.01105400249*SQRT(([.B91])/(0.0000001194208575+0.0002*[.B91]))" office:value-type="float" office:value="1.06275633776443">
            <text:p>1.062756337764E+000</text:p>
          </table:table-cell>
          <table:table-cell table:formula="of:=1-0.01105400249*SQRT(([.B91])/(0.0000001194208575+0.0002*[.B91]))" office:value-type="float" office:value="0.93724366223557">
            <text:p>9.372436622356E-001</text:p>
          </table:table-cell>
          <table:table-cell table:formula="of:=0.001*EXP(3069.588686*0.002-0.0003140791565*[.A91])*POWER((0.943135751+1579.515969*[.B91]);3/2)" office:value-type="float" office:value="0.026199909456188">
            <text:p>2.619990945619E-02</text:p>
          </table:table-cell>
          <table:table-cell table:formula="of:=1-[.E91]" office:value-type="float" office:value="0.973800090543812">
            <text:p>9.738000905438E-01</text:p>
          </table:table-cell>
          <table:table-cell table:number-columns-repeated="2"/>
        </table:table-row>
        <table:table-row table:style-name="ro2">
          <table:table-cell table:formula="of:=[.A91]+100" office:value-type="float" office:value="9000">
            <text:p>9.000000000000E+003</text:p>
          </table:table-cell>
          <table:table-cell table:formula="of:=EXP(-2046.392457*0.002+0.0002093861043*[.A92]-10.23196229)" office:value-type="float" office:value="0.00000395601930099055">
            <text:p>3.956019300991E-006</text:p>
          </table:table-cell>
          <table:table-cell table:formula="of:=1+0.01105400249*SQRT(([.B92])/(0.0000001194208575+0.0002*[.B92]))" office:value-type="float" office:value="1.06341247977258">
            <text:p>1.063412479773E+000</text:p>
          </table:table-cell>
          <table:table-cell table:formula="of:=1-0.01105400249*SQRT(([.B92])/(0.0000001194208575+0.0002*[.B92]))" office:value-type="float" office:value="0.93658752022742">
            <text:p>9.365875202274E-001</text:p>
          </table:table-cell>
          <table:table-cell table:formula="of:=0.001*EXP(3069.588686*0.002-0.0003140791565*[.A92])*POWER((0.943135751+1579.515969*[.B92]);3/2)" office:value-type="float" office:value="0.0253950080838655">
            <text:p>2.539500808387E-02</text:p>
          </table:table-cell>
          <table:table-cell table:formula="of:=1-[.E92]" office:value-type="float" office:value="0.974604991916134">
            <text:p>9.746049919161E-01</text:p>
          </table:table-cell>
          <table:table-cell table:number-columns-repeated="2"/>
        </table:table-row>
        <table:table-row table:style-name="ro2">
          <table:table-cell table:formula="of:=[.A92]+100" office:value-type="float" office:value="9100">
            <text:p>9.100000000000E+003</text:p>
          </table:table-cell>
          <table:table-cell table:formula="of:=EXP(-2046.392457*0.002+0.0002093861043*[.A93]-10.23196229)" office:value-type="float" office:value="0.00000403972614221207">
            <text:p>4.039726142212E-006</text:p>
          </table:table-cell>
          <table:table-cell table:formula="of:=1+0.01105400249*SQRT(([.B93])/(0.0000001194208575+0.0002*[.B93]))" office:value-type="float" office:value="1.06407539015877">
            <text:p>1.064075390159E+000</text:p>
          </table:table-cell>
          <table:table-cell table:formula="of:=1-0.01105400249*SQRT(([.B93])/(0.0000001194208575+0.0002*[.B93]))" office:value-type="float" office:value="0.935924609841231">
            <text:p>9.359246098412E-001</text:p>
          </table:table-cell>
          <table:table-cell table:formula="of:=0.001*EXP(3069.588686*0.002-0.0003140791565*[.A93])*POWER((0.943135751+1579.515969*[.B93]);3/2)" office:value-type="float" office:value="0.0246149403608292">
            <text:p>2.461494036083E-02</text:p>
          </table:table-cell>
          <table:table-cell table:formula="of:=1-[.E93]" office:value-type="float" office:value="0.975385059639171">
            <text:p>9.753850596392E-01</text:p>
          </table:table-cell>
          <table:table-cell table:number-columns-repeated="2"/>
        </table:table-row>
        <table:table-row table:style-name="ro2">
          <table:table-cell table:formula="of:=[.A93]+100" office:value-type="float" office:value="9200">
            <text:p>9.200000000000E+003</text:p>
          </table:table-cell>
          <table:table-cell table:formula="of:=EXP(-2046.392457*0.002+0.0002093861043*[.A94]-10.23196229)" office:value-type="float" office:value="0.00000412520416672017">
            <text:p>4.125204166720E-006</text:p>
          </table:table-cell>
          <table:table-cell table:formula="of:=1+0.01105400249*SQRT(([.B94])/(0.0000001194208575+0.0002*[.B94]))" office:value-type="float" office:value="1.06474513583167">
            <text:p>1.064745135832E+000</text:p>
          </table:table-cell>
          <table:table-cell table:formula="of:=1-0.01105400249*SQRT(([.B94])/(0.0000001194208575+0.0002*[.B94]))" office:value-type="float" office:value="0.93525486416833">
            <text:p>9.352548641683E-001</text:p>
          </table:table-cell>
          <table:table-cell table:formula="of:=0.001*EXP(3069.588686*0.002-0.0003140791565*[.A94])*POWER((0.943135751+1579.515969*[.B94]);3/2)" office:value-type="float" office:value="0.0238589389988273">
            <text:p>2.385893899883E-02</text:p>
          </table:table-cell>
          <table:table-cell table:formula="of:=1-[.E94]" office:value-type="float" office:value="0.976141061001173">
            <text:p>9.761410610012E-01</text:p>
          </table:table-cell>
          <table:table-cell table:number-columns-repeated="2"/>
        </table:table-row>
        <table:table-row table:style-name="ro2">
          <table:table-cell table:formula="of:=[.A94]+100" office:value-type="float" office:value="9300">
            <text:p>9.300000000000E+003</text:p>
          </table:table-cell>
          <table:table-cell table:formula="of:=EXP(-2046.392457*0.002+0.0002093861043*[.A95]-10.23196229)" office:value-type="float" office:value="0.00000421249085162172">
            <text:p>4.212490851622E-006</text:p>
          </table:table-cell>
          <table:table-cell table:formula="of:=1+0.01105400249*SQRT(([.B95])/(0.0000001194208575+0.0002*[.B95]))" office:value-type="float" office:value="1.06542178426879">
            <text:p>1.065421784269E+000</text:p>
          </table:table-cell>
          <table:table-cell table:formula="of:=1-0.01105400249*SQRT(([.B95])/(0.0000001194208575+0.0002*[.B95]))" office:value-type="float" office:value="0.934578215731206">
            <text:p>9.345782157312E-001</text:p>
          </table:table-cell>
          <table:table-cell table:formula="of:=0.001*EXP(3069.588686*0.002-0.0003140791565*[.A95])*POWER((0.943135751+1579.515969*[.B95]);3/2)" office:value-type="float" office:value="0.0231262604281854">
            <text:p>2.312626042819E-02</text:p>
          </table:table-cell>
          <table:table-cell table:formula="of:=1-[.E95]" office:value-type="float" office:value="0.976873739571815">
            <text:p>9.768737395718E-01</text:p>
          </table:table-cell>
          <table:table-cell table:number-columns-repeated="2"/>
        </table:table-row>
        <table:table-row table:style-name="ro2">
          <table:table-cell table:formula="of:=[.A95]+100" office:value-type="float" office:value="9400">
            <text:p>9.400000000000E+003</text:p>
          </table:table-cell>
          <table:table-cell table:formula="of:=EXP(-2046.392457*0.002+0.0002093861043*[.A96]-10.23196229)" office:value-type="float" office:value="0.00000430162446701523">
            <text:p>4.301624467015E-006</text:p>
          </table:table-cell>
          <table:table-cell table:formula="of:=1+0.01105400249*SQRT(([.B96])/(0.0000001194208575+0.0002*[.B96]))" office:value-type="float" office:value="1.06610540351829">
            <text:p>1.066105403518E+000</text:p>
          </table:table-cell>
          <table:table-cell table:formula="of:=1-0.01105400249*SQRT(([.B96])/(0.0000001194208575+0.0002*[.B96]))" office:value-type="float" office:value="0.933894596481714">
            <text:p>9.338945964817E-001</text:p>
          </table:table-cell>
          <table:table-cell table:formula="of:=0.001*EXP(3069.588686*0.002-0.0003140791565*[.A96])*POWER((0.943135751+1579.515969*[.B96]);3/2)" office:value-type="float" office:value="0.0224161840644929">
            <text:p>2.241618406449E-02</text:p>
          </table:table-cell>
          <table:table-cell table:formula="of:=1-[.E96]" office:value-type="float" office:value="0.977583815935507">
            <text:p>9.775838159355E-01</text:p>
          </table:table-cell>
          <table:table-cell table:number-columns-repeated="2"/>
        </table:table-row>
        <table:table-row table:style-name="ro2">
          <table:table-cell table:formula="of:=[.A96]+100" office:value-type="float" office:value="9500">
            <text:p>9.500000000000E+003</text:p>
          </table:table-cell>
          <table:table-cell table:formula="of:=EXP(-2046.392457*0.002+0.0002093861043*[.A97]-10.23196229)" office:value-type="float" office:value="0.00000439264409277006">
            <text:p>4.392644092770E-006</text:p>
          </table:table-cell>
          <table:table-cell table:formula="of:=1+0.01105400249*SQRT(([.B97])/(0.0000001194208575+0.0002*[.B97]))" office:value-type="float" office:value="1.06679606220063">
            <text:p>1.066796062201E+000</text:p>
          </table:table-cell>
          <table:table-cell table:formula="of:=1-0.01105400249*SQRT(([.B97])/(0.0000001194208575+0.0002*[.B97]))" office:value-type="float" office:value="0.933203937799367">
            <text:p>9.332039377994E-001</text:p>
          </table:table-cell>
          <table:table-cell table:formula="of:=0.001*EXP(3069.588686*0.002-0.0003140791565*[.A97])*POWER((0.943135751+1579.515969*[.B97]);3/2)" office:value-type="float" office:value="0.0217280115979644">
            <text:p>2.172801159796E-02</text:p>
          </table:table-cell>
          <table:table-cell table:formula="of:=1-[.E97]" office:value-type="float" office:value="0.978271988402036">
            <text:p>9.782719884020E-01</text:p>
          </table:table-cell>
          <table:table-cell table:number-columns-repeated="2"/>
        </table:table-row>
        <table:table-row table:style-name="ro2">
          <table:table-cell table:formula="of:=[.A97]+100" office:value-type="float" office:value="9600">
            <text:p>9.600000000000E+003</text:p>
          </table:table-cell>
          <table:table-cell table:formula="of:=EXP(-2046.392457*0.002+0.0002093861043*[.A98]-10.23196229)" office:value-type="float" office:value="0.00000448558963566063">
            <text:p>4.485589635661E-006</text:p>
          </table:table-cell>
          <table:table-cell table:formula="of:=1+0.01105400249*SQRT(([.B98])/(0.0000001194208575+0.0002*[.B98]))" office:value-type="float" office:value="1.06749382951025">
            <text:p>1.067493829510E+000</text:p>
          </table:table-cell>
          <table:table-cell table:formula="of:=1-0.01105400249*SQRT(([.B98])/(0.0000001194208575+0.0002*[.B98]))" office:value-type="float" office:value="0.93250617048975">
            <text:p>9.325061704898E-001</text:p>
          </table:table-cell>
          <table:table-cell table:formula="of:=0.001*EXP(3069.588686*0.002-0.0003140791565*[.A98])*POWER((0.943135751+1579.515969*[.B98]);3/2)" office:value-type="float" office:value="0.0210610663047716">
            <text:p>2.106106630477E-02</text:p>
          </table:table-cell>
          <table:table-cell table:formula="of:=1-[.E98]" office:value-type="float" office:value="0.978938933695228">
            <text:p>9.789389336952E-01</text:p>
          </table:table-cell>
          <table:table-cell table:number-columns-repeated="2"/>
        </table:table-row>
        <table:table-row table:style-name="ro2">
          <table:table-cell table:formula="of:=[.A98]+100" office:value-type="float" office:value="9700">
            <text:p>9.700000000000E+003</text:p>
          </table:table-cell>
          <table:table-cell table:formula="of:=EXP(-2046.392457*0.002+0.0002093861043*[.A99]-10.23196229)" office:value-type="float" office:value="0.00000458050184686323">
            <text:p>4.580501846863E-006</text:p>
          </table:table-cell>
          <table:table-cell table:formula="of:=1+0.01105400249*SQRT(([.B99])/(0.0000001194208575+0.0002*[.B99]))" office:value-type="float" office:value="1.06819877521695">
            <text:p>1.068198775217E+000</text:p>
          </table:table-cell>
          <table:table-cell table:formula="of:=1-0.01105400249*SQRT(([.B99])/(0.0000001194208575+0.0002*[.B99]))" office:value-type="float" office:value="0.931801224783047">
            <text:p>9.318012247830E-001</text:p>
          </table:table-cell>
          <table:table-cell table:formula="of:=0.001*EXP(3069.588686*0.002-0.0003140791565*[.A99])*POWER((0.943135751+1579.515969*[.B99]);3/2)" office:value-type="float" office:value="0.0204146923796693">
            <text:p>2.041469237967E-02</text:p>
          </table:table-cell>
          <table:table-cell table:formula="of:=1-[.E99]" office:value-type="float" office:value="0.979585307620331">
            <text:p>9.795853076203E-01</text:p>
          </table:table-cell>
          <table:table-cell table:number-columns-repeated="2"/>
        </table:table-row>
        <table:table-row table:style-name="ro2">
          <table:table-cell table:formula="of:=[.A99]+100" office:value-type="float" office:value="9800">
            <text:p>9.800000000000E+003</text:p>
          </table:table-cell>
          <table:table-cell table:formula="of:=EXP(-2046.392457*0.002+0.0002093861043*[.A100]-10.23196229)" office:value-type="float" office:value="0.00000467742233982297">
            <text:p>4.677422339823E-006</text:p>
          </table:table-cell>
          <table:table-cell table:formula="of:=1+0.01105400249*SQRT(([.B100])/(0.0000001194208575+0.0002*[.B100]))" office:value-type="float" office:value="1.06891096966731">
            <text:p>1.068910969667E+000</text:p>
          </table:table-cell>
          <table:table-cell table:formula="of:=1-0.01105400249*SQRT(([.B100])/(0.0000001194208575+0.0002*[.B100]))" office:value-type="float" office:value="0.931089030332695">
            <text:p>9.310890303327E-001</text:p>
          </table:table-cell>
          <table:table-cell table:formula="of:=0.001*EXP(3069.588686*0.002-0.0003140791565*[.A100])*POWER((0.943135751+1579.515969*[.B100]);3/2)" office:value-type="float" office:value="0.0197882542892548">
            <text:p>1.978825428925E-02</text:p>
          </table:table-cell>
          <table:table-cell table:formula="of:=1-[.E100]" office:value-type="float" office:value="0.980211745710745">
            <text:p>9.802117457107E-01</text:p>
          </table:table-cell>
          <table:table-cell table:number-columns-repeated="2"/>
        </table:table-row>
        <table:table-row table:style-name="ro2">
          <table:table-cell table:formula="of:=[.A100]+100" office:value-type="float" office:value="9900">
            <text:p>9.900000000000E+003</text:p>
          </table:table-cell>
          <table:table-cell table:formula="of:=EXP(-2046.392457*0.002+0.0002093861043*[.A101]-10.23196229)" office:value-type="float" office:value="0.00000477639360849892">
            <text:p>4.776393608499E-006</text:p>
          </table:table-cell>
          <table:table-cell table:formula="of:=1+0.01105400249*SQRT(([.B101])/(0.0000001194208575+0.0002*[.B101]))" office:value-type="float" office:value="1.06963048378585">
            <text:p>1.069630483786E+000</text:p>
          </table:table-cell>
          <table:table-cell table:formula="of:=1-0.01105400249*SQRT(([.B101])/(0.0000001194208575+0.0002*[.B101]))" office:value-type="float" office:value="0.930369516214153">
            <text:p>9.303695162142E-001</text:p>
          </table:table-cell>
          <table:table-cell table:formula="of:=0.001*EXP(3069.588686*0.002-0.0003140791565*[.A101])*POWER((0.943135751+1579.515969*[.B101]);3/2)" office:value-type="float" office:value="0.0191811361452253">
            <text:p>1.918113614523E-02</text:p>
          </table:table-cell>
          <table:table-cell table:formula="of:=1-[.E101]" office:value-type="float" office:value="0.980818863854775">
            <text:p>9.808188638548E-01</text:p>
          </table:table-cell>
          <table:table-cell table:number-columns-repeated="2"/>
        </table:table-row>
        <table:table-row table:style-name="ro2">
          <table:table-cell table:formula="of:=[.A101]+100" office:value-type="float" office:value="10000">
            <text:p>1.000000000000E+004</text:p>
          </table:table-cell>
          <table:table-cell table:formula="of:=EXP(-2046.392457*0.002+0.0002093861043*[.A102]-10.23196229)" office:value-type="float" office:value="0.00000487745904599514">
            <text:p>4.877459045995E-006</text:p>
          </table:table-cell>
          <table:table-cell table:formula="of:=1+0.01105400249*SQRT(([.B102])/(0.0000001194208575+0.0002*[.B102]))" office:value-type="float" office:value="1.07035738907618">
            <text:p>1.070357389076E+000</text:p>
          </table:table-cell>
          <table:table-cell table:formula="of:=1-0.01105400249*SQRT(([.B102])/(0.0000001194208575+0.0002*[.B102]))" office:value-type="float" office:value="0.929642610923818">
            <text:p>9.296426109238E-001</text:p>
          </table:table-cell>
          <table:table-cell table:formula="of:=0.001*EXP(3069.588686*0.002-0.0003140791565*[.A102])*POWER((0.943135751+1579.515969*[.B102]);3/2)" office:value-type="float" office:value="0.0185927410970115">
            <text:p>1.859274109701E-02</text:p>
          </table:table-cell>
          <table:table-cell table:formula="of:=1-[.E102]" office:value-type="float" office:value="0.981407258902988">
            <text:p>9.814072589030E-01</text:p>
          </table:table-cell>
          <table:table-cell table:formula="of:=#ref!102*5" office:value-type="float" office:value="0">
            <text:p>#NAME?</text:p>
          </table:table-cell>
          <table:table-cell table:formula="of:=#ref!102*5" office:value-type="float" office:value="0">
            <text:p>#NAME?</text:p>
          </table:table-cell>
        </table:table-row>
        <table:table-row table:style-name="ro2">
          <table:table-cell table:style-name="Default"/>
          <table:table-cell table:style-name="ce4"/>
          <table:table-cell table:style-name="ce4" table:formula="of:=SUM([.C2:.C102])*0.2*0.0003" office:value-type="float" office:value="0.00632508283715965">
            <text:p>6.325082837160E-03</text:p>
          </table:table-cell>
          <table:table-cell table:style-name="ce4" table:formula="of:=SUM([.D2:.D102])*0.2*0.0003" office:value-type="float" office:value="0.00579491716284035">
            <text:p>5.794917162840E-0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4" table:formula="of:=[.C103]+[.D103]" office:value-type="float" office:value="0.01212">
            <text:p>1.212000000000E-02</text:p>
          </table:table-cell>
          <table:table-cell table:style-name="Default" table:number-columns-repeated="3"/>
          <table:table-cell table:number-columns-repeated="2"/>
        </table:table-row>
      </table:table>
      <table:table table:name="boundary-left" table:style-name="ta1" table:print="false">
        <table:table-column table:style-name="co16" table:default-cell-style-name="ce1"/>
        <table:table-column table:style-name="co17" table:default-cell-style-name="ce5"/>
        <table:table-column table:style-name="co18" table:default-cell-style-name="ce1"/>
        <table:table-column table:style-name="co19" table:default-cell-style-name="ce1"/>
        <table:table-column table:style-name="co20" table:default-cell-style-name="ce4"/>
        <table:table-column table:style-name="co12" table:default-cell-style-name="ce4"/>
        <table:table-column table:style-name="co4" table:number-columns-repeated="2" table:default-cell-style-name="Default"/>
        <table:table-row table:style-name="ro4">
          <table:table-cell office:value-type="string">
            <text:p>t</text:p>
          </table:table-cell>
          <table:table-cell office:value-type="string">
            <text:p>Exp-Term</text:p>
          </table:table-cell>
          <table:table-cell office:value-type="string">
            <text:p>C1(0,1)</text:p>
          </table:table-cell>
          <table:table-cell office:value-type="string">
            <text:p>C2(0,t)</text:p>
          </table:table-cell>
          <table:table-cell table:style-name="Default" office:value-type="string">
            <text:p>Poro(0,t)</text:p>
          </table:table-cell>
          <table:table-cell table:style-name="Default" office:value-type="string">
            <text:p>solid(x,0)</text:p>
          </table:table-cell>
          <table:table-cell table:number-columns-repeated="2"/>
        </table:table-row>
        <table:table-row table:style-name="ro4">
          <table:table-cell office:value-type="float" office:value="0">
            <text:p>0.000000000000E+000</text:p>
          </table:table-cell>
          <table:table-cell table:formula="of:=EXP(-2046.392457*0+0.0002093861043*[.A2]-10.23196229)" office:value-type="float" office:value="0.000036001055877778">
            <text:p>3.600105587778E-005</text:p>
          </table:table-cell>
          <table:table-cell table:formula="of:=1+0.01105400249*SQRT(([.B2])/(0.0000001194208575+0.0002*[.B2]))" office:value-type="float" office:value="1.18639067880515">
            <text:p>1.186390678805E+000</text:p>
          </table:table-cell>
          <table:table-cell table:formula="of:=1-0.01105400249*SQRT(([.B2])/(0.0000001194208575+0.0002*[.B2]))" office:value-type="float" office:value="0.813609321194845">
            <text:p>8.136093211948E-001</text:p>
          </table:table-cell>
          <table:table-cell table:formula="of:=0.001*EXP(3069.588686*0-0.0003140791565*[.A2])*POWER((0.943135751+1579.515969*[.B2]);3/2)" office:value-type="float" office:value="0.000999999990489718">
            <text:p>9.999999904897E-04</text:p>
          </table:table-cell>
          <table:table-cell table:formula="of:=1-[.E2]" office:value-type="float" office:value="0.99900000000951">
            <text:p>9.990000000095E-01</text:p>
          </table:table-cell>
          <table:table-cell table:number-columns-repeated="2"/>
        </table:table-row>
        <table:table-row table:style-name="ro4">
          <table:table-cell table:formula="of:=[.A2]+100" office:value-type="float" office:value="100">
            <text:p>1.000000000000E+002</text:p>
          </table:table-cell>
          <table:table-cell table:formula="of:=EXP(-2046.392457*0+0.0002093861043*[.A3]-10.23196229)" office:value-type="float" office:value="0.0000367628152219282">
            <text:p>3.676281522193E-005</text:p>
          </table:table-cell>
          <table:table-cell table:formula="of:=1+0.01105400249*SQRT(([.B3])/(0.0000001194208575+0.0002*[.B3]))" office:value-type="float" office:value="1.18823909861524">
            <text:p>1.188239098615E+000</text:p>
          </table:table-cell>
          <table:table-cell table:formula="of:=1-0.01105400249*SQRT(([.B3])/(0.0000001194208575+0.0002*[.B3]))" office:value-type="float" office:value="0.811760901384762">
            <text:p>8.117609013848E-001</text:p>
          </table:table-cell>
          <table:table-cell table:formula="of:=0.001*EXP(3069.588686*0-0.0003140791565*[.A3])*POWER((0.943135751+1579.515969*[.B3]);3/2)" office:value-type="float" office:value="0.000970829718231395">
            <text:p>9.708297182314E-04</text:p>
          </table:table-cell>
          <table:table-cell table:formula="of:=1-[.E3]" office:value-type="float" office:value="0.999029170281769">
            <text:p>9.990291702818E-01</text:p>
          </table:table-cell>
          <table:table-cell table:number-columns-repeated="2"/>
        </table:table-row>
        <table:table-row table:style-name="ro4">
          <table:table-cell table:formula="of:=[.A3]+100" office:value-type="float" office:value="200">
            <text:p>2.000000000000E+002</text:p>
          </table:table-cell>
          <table:table-cell table:formula="of:=EXP(-2046.392457*0+0.0002093861043*[.A4]-10.23196229)" office:value-type="float" office:value="0.000037540692907173">
            <text:p>3.754069290717E-005</text:p>
          </table:table-cell>
          <table:table-cell table:formula="of:=1+0.01105400249*SQRT(([.B4])/(0.0000001194208575+0.0002*[.B4]))" office:value-type="float" office:value="1.19010357220424">
            <text:p>1.190103572204E+000</text:p>
          </table:table-cell>
          <table:table-cell table:formula="of:=1-0.01105400249*SQRT(([.B4])/(0.0000001194208575+0.0002*[.B4]))" office:value-type="float" office:value="0.80989642779576">
            <text:p>8.098964277958E-001</text:p>
          </table:table-cell>
          <table:table-cell table:formula="of:=0.001*EXP(3069.588686*0-0.0003140791565*[.A4])*POWER((0.943135751+1579.515969*[.B4]);3/2)" office:value-type="float" office:value="0.000942544216000041">
            <text:p>9.425442160000E-04</text:p>
          </table:table-cell>
          <table:table-cell table:formula="of:=1-[.E4]" office:value-type="float" office:value="0.999057455784">
            <text:p>9.990574557840E-01</text:p>
          </table:table-cell>
          <table:table-cell table:number-columns-repeated="2"/>
        </table:table-row>
        <table:table-row table:style-name="ro4">
          <table:table-cell table:formula="of:=[.A4]+100" office:value-type="float" office:value="300">
            <text:p>3.000000000000E+002</text:p>
          </table:table-cell>
          <table:table-cell table:formula="of:=EXP(-2046.392457*0+0.0002093861043*[.A5]-10.23196229)" office:value-type="float" office:value="0.000038335029987313">
            <text:p>3.833502998731E-005</text:p>
          </table:table-cell>
          <table:table-cell table:formula="of:=1+0.01105400249*SQRT(([.B5])/(0.0000001194208575+0.0002*[.B5]))" office:value-type="float" office:value="1.19198417080044">
            <text:p>1.191984170800E+000</text:p>
          </table:table-cell>
          <table:table-cell table:formula="of:=1-0.01105400249*SQRT(([.B5])/(0.0000001194208575+0.0002*[.B5]))" office:value-type="float" office:value="0.808015829199556">
            <text:p>8.080158291996E-001</text:p>
          </table:table-cell>
          <table:table-cell table:formula="of:=0.001*EXP(3069.588686*0-0.0003140791565*[.A5])*POWER((0.943135751+1579.515969*[.B5]);3/2)" office:value-type="float" office:value="0.000915116316102844">
            <text:p>9.151163161028E-04</text:p>
          </table:table-cell>
          <table:table-cell table:formula="of:=1-[.E5]" office:value-type="float" office:value="0.999084883683897">
            <text:p>9.990848836839E-01</text:p>
          </table:table-cell>
          <table:table-cell table:number-columns-repeated="2"/>
        </table:table-row>
        <table:table-row table:style-name="ro4">
          <table:table-cell table:formula="of:=[.A5]+100" office:value-type="float" office:value="400">
            <text:p>4.000000000000E+002</text:p>
          </table:table-cell>
          <table:table-cell table:formula="of:=EXP(-2046.392457*0+0.0002093861043*[.A6]-10.23196229)" office:value-type="float" office:value="0.0000391461747326299">
            <text:p>3.914617473263E-005</text:p>
          </table:table-cell>
          <table:table-cell table:formula="of:=1+0.01105400249*SQRT(([.B6])/(0.0000001194208575+0.0002*[.B6]))" office:value-type="float" office:value="1.19388096379191">
            <text:p>1.193880963792E+000</text:p>
          </table:table-cell>
          <table:table-cell table:formula="of:=1-0.01105400249*SQRT(([.B6])/(0.0000001194208575+0.0002*[.B6]))" office:value-type="float" office:value="0.80611903620809">
            <text:p>8.061190362081E-001</text:p>
          </table:table-cell>
          <table:table-cell table:formula="of:=0.001*EXP(3069.588686*0-0.0003140791565*[.A6])*POWER((0.943135751+1579.515969*[.B6]);3/2)" office:value-type="float" office:value="0.000888519688986233">
            <text:p>8.885196889862E-04</text:p>
          </table:table-cell>
          <table:table-cell table:formula="of:=1-[.E6]" office:value-type="float" office:value="0.999111480311014">
            <text:p>9.991114803110E-01</text:p>
          </table:table-cell>
          <table:table-cell table:number-columns-repeated="2"/>
        </table:table-row>
        <table:table-row table:style-name="ro4">
          <table:table-cell table:formula="of:=[.A6]+100" office:value-type="float" office:value="500">
            <text:p>5.000000000000E+002</text:p>
          </table:table-cell>
          <table:table-cell table:formula="of:=EXP(-2046.392457*0+0.0002093861043*[.A7]-10.23196229)" office:value-type="float" office:value="0.0000399744827825814">
            <text:p>3.997448278258E-005</text:p>
          </table:table-cell>
          <table:table-cell table:formula="of:=1+0.01105400249*SQRT(([.B7])/(0.0000001194208575+0.0002*[.B7]))" office:value-type="float" office:value="1.19579401864943">
            <text:p>1.195794018649E+000</text:p>
          </table:table-cell>
          <table:table-cell table:formula="of:=1-0.01105400249*SQRT(([.B7])/(0.0000001194208575+0.0002*[.B7]))" office:value-type="float" office:value="0.804205981350569">
            <text:p>8.042059813506E-001</text:p>
          </table:table-cell>
          <table:table-cell table:formula="of:=0.001*EXP(3069.588686*0-0.0003140791565*[.A7])*POWER((0.943135751+1579.515969*[.B7]);3/2)" office:value-type="float" office:value="0.000862728817340738">
            <text:p>8.627288173407E-04</text:p>
          </table:table-cell>
          <table:table-cell table:formula="of:=1-[.E7]" office:value-type="float" office:value="0.999137271182659">
            <text:p>9.991372711827E-01</text:p>
          </table:table-cell>
          <table:table-cell table:number-columns-repeated="2"/>
        </table:table-row>
        <table:table-row table:style-name="ro4">
          <table:table-cell table:formula="of:=[.A7]+100" office:value-type="float" office:value="600">
            <text:p>6.000000000000E+002</text:p>
          </table:table-cell>
          <table:table-cell table:formula="of:=EXP(-2046.392457*0+0.0002093861043*[.A8]-10.23196229)" office:value-type="float" office:value="0.0000408203173017295">
            <text:p>4.082031730173E-005</text:p>
          </table:table-cell>
          <table:table-cell table:formula="of:=1+0.01105400249*SQRT(([.B8])/(0.0000001194208575+0.0002*[.B8]))" office:value-type="float" office:value="1.19772340084795">
            <text:p>1.197723400848E+000</text:p>
          </table:table-cell>
          <table:table-cell table:formula="of:=1-0.01105400249*SQRT(([.B8])/(0.0000001194208575+0.0002*[.B8]))" office:value-type="float" office:value="0.802276599152049">
            <text:p>8.022765991520E-001</text:p>
          </table:table-cell>
          <table:table-cell table:formula="of:=0.001*EXP(3069.588686*0-0.0003140791565*[.A8])*POWER((0.943135751+1579.515969*[.B8]);3/2)" office:value-type="float" office:value="0.000837718971006321">
            <text:p>8.377189710063E-04</text:p>
          </table:table-cell>
          <table:table-cell table:formula="of:=1-[.E8]" office:value-type="float" office:value="0.999162281028994">
            <text:p>9.991622810290E-01</text:p>
          </table:table-cell>
          <table:table-cell table:number-columns-repeated="2"/>
        </table:table-row>
        <table:table-row table:style-name="ro4">
          <table:table-cell table:formula="of:=[.A8]+100" office:value-type="float" office:value="700">
            <text:p>7.000000000000E+002</text:p>
          </table:table-cell>
          <table:table-cell table:formula="of:=EXP(-2046.392457*0+0.0002093861043*[.A9]-10.23196229)" office:value-type="float" office:value="0.0000416840491389661">
            <text:p>4.168404913897E-005</text:p>
          </table:table-cell>
          <table:table-cell table:formula="of:=1+0.01105400249*SQRT(([.B9])/(0.0000001194208575+0.0002*[.B9]))" office:value-type="float" office:value="1.19966917378645">
            <text:p>1.199669173786E+000</text:p>
          </table:table-cell>
          <table:table-cell table:formula="of:=1-0.01105400249*SQRT(([.B9])/(0.0000001194208575+0.0002*[.B9]))" office:value-type="float" office:value="0.800330826213555">
            <text:p>8.003308262136E-001</text:p>
          </table:table-cell>
          <table:table-cell table:formula="of:=0.001*EXP(3069.588686*0-0.0003140791565*[.A9])*POWER((0.943135751+1579.515969*[.B9]);3/2)" office:value-type="float" office:value="0.000813466182653392">
            <text:p>8.134661826534E-04</text:p>
          </table:table-cell>
          <table:table-cell table:formula="of:=1-[.E9]" office:value-type="float" office:value="0.999186533817347">
            <text:p>9.991865338173E-01</text:p>
          </table:table-cell>
          <table:table-cell table:number-columns-repeated="2"/>
        </table:table-row>
        <table:table-row table:style-name="ro4">
          <table:table-cell table:formula="of:=[.A9]+100" office:value-type="float" office:value="800">
            <text:p>8.000000000000E+002</text:p>
          </table:table-cell>
          <table:table-cell table:formula="of:=EXP(-2046.392457*0+0.0002093861043*[.A10]-10.23196229)" office:value-type="float" office:value="0.0000425660569901088">
            <text:p>4.256605699011E-005</text:p>
          </table:table-cell>
          <table:table-cell table:formula="of:=1+0.01105400249*SQRT(([.B10])/(0.0000001194208575+0.0002*[.B10]))" office:value-type="float" office:value="1.20163139870627">
            <text:p>1.201631398706E+000</text:p>
          </table:table-cell>
          <table:table-cell table:formula="of:=1-0.01105400249*SQRT(([.B10])/(0.0000001194208575+0.0002*[.B10]))" office:value-type="float" office:value="0.798368601293735">
            <text:p>7.983686012937E-001</text:p>
          </table:table-cell>
          <table:table-cell table:formula="of:=0.001*EXP(3069.588686*0-0.0003140791565*[.A10])*POWER((0.943135751+1579.515969*[.B10]);3/2)" office:value-type="float" office:value="0.00078994722421557">
            <text:p>7.899472242156E-04</text:p>
          </table:table-cell>
          <table:table-cell table:formula="of:=1-[.E10]" office:value-type="float" office:value="0.999210052775784">
            <text:p>9.992100527758E-01</text:p>
          </table:table-cell>
          <table:table-cell table:number-columns-repeated="2"/>
        </table:table-row>
        <table:table-row table:style-name="ro4">
          <table:table-cell table:formula="of:=[.A10]+100" office:value-type="float" office:value="900">
            <text:p>9.000000000000E+002</text:p>
          </table:table-cell>
          <table:table-cell table:formula="of:=EXP(-2046.392457*0+0.0002093861043*[.A11]-10.23196229)" office:value-type="float" office:value="0.0000434667275639366">
            <text:p>4.346672756394E-005</text:p>
          </table:table-cell>
          <table:table-cell table:formula="of:=1+0.01105400249*SQRT(([.B11])/(0.0000001194208575+0.0002*[.B11]))" office:value-type="float" office:value="1.20361013460797">
            <text:p>1.203610134608E+000</text:p>
          </table:table-cell>
          <table:table-cell table:formula="of:=1-0.01105400249*SQRT(([.B11])/(0.0000001194208575+0.0002*[.B11]))" office:value-type="float" office:value="0.796389865392035">
            <text:p>7.963898653920E-001</text:p>
          </table:table-cell>
          <table:table-cell table:formula="of:=0.001*EXP(3069.588686*0-0.0003140791565*[.A11])*POWER((0.943135751+1579.515969*[.B11]);3/2)" office:value-type="float" office:value="0.000767139584050909">
            <text:p>7.671395840509E-04</text:p>
          </table:table-cell>
          <table:table-cell table:formula="of:=1-[.E11]" office:value-type="float" office:value="0.999232860415949">
            <text:p>9.992328604159E-01</text:p>
          </table:table-cell>
          <table:table-cell table:number-columns-repeated="2"/>
        </table:table-row>
        <table:table-row table:style-name="ro4">
          <table:table-cell table:formula="of:=[.A11]+100" office:value-type="float" office:value="1000">
            <text:p>1.000000000000E+003</text:p>
          </table:table-cell>
          <table:table-cell table:formula="of:=EXP(-2046.392457*0+0.0002093861043*[.A12]-10.23196229)" office:value-type="float" office:value="0.0000443864557517396">
            <text:p>4.438645575174E-005</text:p>
          </table:table-cell>
          <table:table-cell table:formula="of:=1+0.01105400249*SQRT(([.B12])/(0.0000001194208575+0.0002*[.B12]))" office:value-type="float" office:value="1.20560543816662">
            <text:p>1.205605438167E+000</text:p>
          </table:table-cell>
          <table:table-cell table:formula="of:=1-0.01105400249*SQRT(([.B12])/(0.0000001194208575+0.0002*[.B12]))" office:value-type="float" office:value="0.794394561833385">
            <text:p>7.943945618334E-001</text:p>
          </table:table-cell>
          <table:table-cell table:formula="of:=0.001*EXP(3069.588686*0-0.0003140791565*[.A12])*POWER((0.943135751+1579.515969*[.B12]);3/2)" office:value-type="float" office:value="0.000745021444809088">
            <text:p>7.450214448091E-04</text:p>
          </table:table-cell>
          <table:table-cell table:formula="of:=1-[.E12]" office:value-type="float" office:value="0.999254978555191">
            <text:p>9.992549785552E-01</text:p>
          </table:table-cell>
          <table:table-cell table:number-columns-repeated="2"/>
        </table:table-row>
        <table:table-row table:style-name="ro4">
          <table:table-cell table:formula="of:=[.A12]+100" office:value-type="float" office:value="1100">
            <text:p>1.100000000000E+003</text:p>
          </table:table-cell>
          <table:table-cell table:formula="of:=EXP(-2046.392457*0+0.0002093861043*[.A13]-10.23196229)" office:value-type="float" office:value="0.0000453256448004549">
            <text:p>4.532564480046E-005</text:p>
          </table:table-cell>
          <table:table-cell table:formula="of:=1+0.01105400249*SQRT(([.B13])/(0.0000001194208575+0.0002*[.B13]))" office:value-type="float" office:value="1.20761736364561">
            <text:p>1.207617363646E+000</text:p>
          </table:table-cell>
          <table:table-cell table:formula="of:=1-0.01105400249*SQRT(([.B13])/(0.0000001194208575+0.0002*[.B13]))" office:value-type="float" office:value="0.792382636354389">
            <text:p>7.923826363544E-001</text:p>
          </table:table-cell>
          <table:table-cell table:formula="of:=0.001*EXP(3069.588686*0-0.0003140791565*[.A13])*POWER((0.943135751+1579.515969*[.B13]);3/2)" office:value-type="float" office:value="0.00072357166198274">
            <text:p>7.235716619827E-04</text:p>
          </table:table-cell>
          <table:table-cell table:formula="of:=1-[.E13]" office:value-type="float" office:value="0.999276428338017">
            <text:p>9.992764283380E-01</text:p>
          </table:table-cell>
          <table:table-cell table:number-columns-repeated="2"/>
        </table:table-row>
        <table:table-row table:style-name="ro4">
          <table:table-cell table:formula="of:=[.A13]+100" office:value-type="float" office:value="1200">
            <text:p>1.200000000000E+003</text:p>
          </table:table-cell>
          <table:table-cell table:formula="of:=EXP(-2046.392457*0+0.0002093861043*[.A14]-10.23196229)" office:value-type="float" office:value="0.0000462847064894677">
            <text:p>4.628470648947E-005</text:p>
          </table:table-cell>
          <table:table-cell table:formula="of:=1+0.01105400249*SQRT(([.B14])/(0.0000001194208575+0.0002*[.B14]))" office:value-type="float" office:value="1.20964596280902">
            <text:p>1.209645962809E+000</text:p>
          </table:table-cell>
          <table:table-cell table:formula="of:=1-0.01105400249*SQRT(([.B14])/(0.0000001194208575+0.0002*[.B14]))" office:value-type="float" office:value="0.790354037190985">
            <text:p>7.903540371910E-001</text:p>
          </table:table-cell>
          <table:table-cell table:formula="of:=0.001*EXP(3069.588686*0-0.0003140791565*[.A14])*POWER((0.943135751+1579.515969*[.B14]);3/2)" office:value-type="float" office:value="0.00070276974312175">
            <text:p>7.027697431218E-04</text:p>
          </table:table-cell>
          <table:table-cell table:formula="of:=1-[.E14]" office:value-type="float" office:value="0.999297230256878">
            <text:p>9.992972302569E-01</text:p>
          </table:table-cell>
          <table:table-cell table:number-columns-repeated="2"/>
        </table:table-row>
        <table:table-row table:style-name="ro4">
          <table:table-cell table:formula="of:=[.A14]+100" office:value-type="float" office:value="1300">
            <text:p>1.300000000000E+003</text:p>
          </table:table-cell>
          <table:table-cell table:formula="of:=EXP(-2046.392457*0+0.0002093861043*[.A15]-10.23196229)" office:value-type="float" office:value="0.0000472640613111512">
            <text:p>4.726406131115E-005</text:p>
          </table:table-cell>
          <table:table-cell table:formula="of:=1+0.01105400249*SQRT(([.B15])/(0.0000001194208575+0.0002*[.B15]))" office:value-type="float" office:value="1.21169128483242">
            <text:p>1.211691284832E+000</text:p>
          </table:table-cell>
          <table:table-cell table:formula="of:=1-0.01105400249*SQRT(([.B15])/(0.0000001194208575+0.0002*[.B15]))" office:value-type="float" office:value="0.788308715167579">
            <text:p>7.883087151676E-001</text:p>
          </table:table-cell>
          <table:table-cell table:formula="of:=0.001*EXP(3069.588686*0-0.0003140791565*[.A15])*POWER((0.943135751+1579.515969*[.B15]);3/2)" office:value-type="float" office:value="0.000682595827690047">
            <text:p>6.825958276900E-04</text:p>
          </table:table-cell>
          <table:table-cell table:formula="of:=1-[.E15]" office:value-type="float" office:value="0.99931740417231">
            <text:p>9.993174041723E-01</text:p>
          </table:table-cell>
          <table:table-cell table:number-columns-repeated="2"/>
        </table:table-row>
        <table:table-row table:style-name="ro4">
          <table:table-cell table:formula="of:=[.A15]+100" office:value-type="float" office:value="1400">
            <text:p>1.400000000000E+003</text:p>
          </table:table-cell>
          <table:table-cell table:formula="of:=EXP(-2046.392457*0+0.0002093861043*[.A16]-10.23196229)" office:value-type="float" office:value="0.0000482641386552295">
            <text:p>4.826413865523E-005</text:p>
          </table:table-cell>
          <table:table-cell table:formula="of:=1+0.01105400249*SQRT(([.B16])/(0.0000001194208575+0.0002*[.B16]))" office:value-type="float" office:value="1.21375337621238">
            <text:p>1.213753376212E+000</text:p>
          </table:table-cell>
          <table:table-cell table:formula="of:=1-0.01105400249*SQRT(([.B16])/(0.0000001194208575+0.0002*[.B16]))" office:value-type="float" office:value="0.786246623787616">
            <text:p>7.862466237876E-001</text:p>
          </table:table-cell>
          <table:table-cell table:formula="of:=0.001*EXP(3069.588686*0-0.0003140791565*[.A16])*POWER((0.943135751+1579.515969*[.B16]);3/2)" office:value-type="float" office:value="0.000663030667545008">
            <text:p>6.630306675450E-04</text:p>
          </table:table-cell>
          <table:table-cell table:formula="of:=1-[.E16]" office:value-type="float" office:value="0.999336969332455">
            <text:p>9.993369693325E-01</text:p>
          </table:table-cell>
          <table:table-cell table:number-columns-repeated="2"/>
        </table:table-row>
        <table:table-row table:style-name="ro4">
          <table:table-cell table:formula="of:=[.A16]+100" office:value-type="float" office:value="1500">
            <text:p>1.500000000000E+003</text:p>
          </table:table-cell>
          <table:table-cell table:formula="of:=EXP(-2046.392457*0+0.0002093861043*[.A17]-10.23196229)" office:value-type="float" office:value="0.0000492853769970382">
            <text:p>4.928537699704E-005</text:p>
          </table:table-cell>
          <table:table-cell table:formula="of:=1+0.01105400249*SQRT(([.B17])/(0.0000001194208575+0.0002*[.B17]))" office:value-type="float" office:value="1.21583228067444">
            <text:p>1.215832280674E+000</text:p>
          </table:table-cell>
          <table:table-cell table:formula="of:=1-0.01105400249*SQRT(([.B17])/(0.0000001194208575+0.0002*[.B17]))" office:value-type="float" office:value="0.784167719325558">
            <text:p>7.841677193256E-001</text:p>
          </table:table-cell>
          <table:table-cell table:formula="of:=0.001*EXP(3069.588686*0-0.0003140791565*[.A17])*POWER((0.943135751+1579.515969*[.B17]);3/2)" office:value-type="float" office:value="0.000644055608020237">
            <text:p>6.440556080202E-04</text:p>
          </table:table-cell>
          <table:table-cell table:formula="of:=1-[.E17]" office:value-type="float" office:value="0.99935594439198">
            <text:p>9.993559443920E-01</text:p>
          </table:table-cell>
          <table:table-cell table:number-columns-repeated="2"/>
        </table:table-row>
        <table:table-row table:style-name="ro4">
          <table:table-cell table:formula="of:=[.A17]+100" office:value-type="float" office:value="1600">
            <text:p>1.600000000000E+003</text:p>
          </table:table-cell>
          <table:table-cell table:formula="of:=EXP(-2046.392457*0+0.0002093861043*[.A18]-10.23196229)" office:value-type="float" office:value="0.0000503282240897713">
            <text:p>5.032822408977E-005</text:p>
          </table:table-cell>
          <table:table-cell table:formula="of:=1+0.01105400249*SQRT(([.B18])/(0.0000001194208575+0.0002*[.B18]))" office:value-type="float" office:value="1.21792803907973">
            <text:p>1.217928039080E+000</text:p>
          </table:table-cell>
          <table:table-cell table:formula="of:=1-0.01105400249*SQRT(([.B18])/(0.0000001194208575+0.0002*[.B18]))" office:value-type="float" office:value="0.782071960920268">
            <text:p>7.820719609203E-001</text:p>
          </table:table-cell>
          <table:table-cell table:formula="of:=0.001*EXP(3069.588686*0-0.0003140791565*[.A18])*POWER((0.943135751+1579.515969*[.B18]);3/2)" office:value-type="float" office:value="0.000625652569593056">
            <text:p>6.256525695931E-04</text:p>
          </table:table-cell>
          <table:table-cell table:formula="of:=1-[.E18]" office:value-type="float" office:value="0.999374347430407">
            <text:p>9.993743474304E-01</text:p>
          </table:table-cell>
          <table:table-cell table:number-columns-repeated="2"/>
        </table:table-row>
        <table:table-row table:style-name="ro4">
          <table:table-cell table:formula="of:=[.A18]+100" office:value-type="float" office:value="1700">
            <text:p>1.700000000000E+003</text:p>
          </table:table-cell>
          <table:table-cell table:formula="of:=EXP(-2046.392457*0+0.0002093861043*[.A19]-10.23196229)" office:value-type="float" office:value="0.0000513931371607941">
            <text:p>5.139313716079E-005</text:p>
          </table:table-cell>
          <table:table-cell table:formula="of:=1+0.01105400249*SQRT(([.B19])/(0.0000001194208575+0.0002*[.B19]))" office:value-type="float" office:value="1.22004068933027">
            <text:p>1.220040689330E+000</text:p>
          </table:table-cell>
          <table:table-cell table:formula="of:=1-0.01105400249*SQRT(([.B19])/(0.0000001194208575+0.0002*[.B19]))" office:value-type="float" office:value="0.779959310669732">
            <text:p>7.799593106697E-001</text:p>
          </table:table-cell>
          <table:table-cell table:formula="of:=0.001*EXP(3069.588686*0-0.0003140791565*[.A19])*POWER((0.943135751+1579.515969*[.B19]);3/2)" office:value-type="float" office:value="0.000607804030118636">
            <text:p>6.078040301186E-04</text:p>
          </table:table-cell>
          <table:table-cell table:formula="of:=1-[.E19]" office:value-type="float" office:value="0.999392195969881">
            <text:p>9.993921959699E-01</text:p>
          </table:table-cell>
          <table:table-cell table:number-columns-repeated="2"/>
        </table:table-row>
        <table:table-row table:style-name="ro4">
          <table:table-cell table:formula="of:=[.A19]+100" office:value-type="float" office:value="1800">
            <text:p>1.800000000000E+003</text:p>
          </table:table-cell>
          <table:table-cell table:formula="of:=EXP(-2046.392457*0+0.0002093861043*[.A20]-10.23196229)" office:value-type="float" office:value="0.0000524805831121112">
            <text:p>5.248058311211E-005</text:p>
          </table:table-cell>
          <table:table-cell table:formula="of:=1+0.01105400249*SQRT(([.B20])/(0.0000001194208575+0.0002*[.B20]))" office:value-type="float" office:value="1.22217026627288">
            <text:p>1.222170266273E+000</text:p>
          </table:table-cell>
          <table:table-cell table:formula="of:=1-0.01105400249*SQRT(([.B20])/(0.0000001194208575+0.0002*[.B20]))" office:value-type="float" office:value="0.777829733727118">
            <text:p>7.778297337271E-001</text:p>
          </table:table-cell>
          <table:table-cell table:formula="of:=0.001*EXP(3069.588686*0-0.0003140791565*[.A20])*POWER((0.943135751+1579.515969*[.B20]);3/2)" office:value-type="float" office:value="0.000590493007613244">
            <text:p>5.904930076132E-04</text:p>
          </table:table-cell>
          <table:table-cell table:formula="of:=1-[.E20]" office:value-type="float" office:value="0.999409506992387">
            <text:p>9.994095069924E-01</text:p>
          </table:table-cell>
          <table:table-cell table:number-columns-repeated="2"/>
        </table:table-row>
        <table:table-row table:style-name="ro4">
          <table:table-cell table:formula="of:=[.A20]+100" office:value-type="float" office:value="1900">
            <text:p>1.900000000000E+003</text:p>
          </table:table-cell>
          <table:table-cell table:formula="of:=EXP(-2046.392457*0+0.0002093861043*[.A21]-10.23196229)" office:value-type="float" office:value="0.0000535910387250751">
            <text:p>5.359103872508E-005</text:p>
          </table:table-cell>
          <table:table-cell table:formula="of:=1+0.01105400249*SQRT(([.B21])/(0.0000001194208575+0.0002*[.B21]))" office:value-type="float" office:value="1.22431680160189">
            <text:p>1.224316801602E+000</text:p>
          </table:table-cell>
          <table:table-cell table:formula="of:=1-0.01105400249*SQRT(([.B21])/(0.0000001194208575+0.0002*[.B21]))" office:value-type="float" office:value="0.77568319839811">
            <text:p>7.756831983981E-001</text:p>
          </table:table-cell>
          <table:table-cell table:formula="of:=0.001*EXP(3069.588686*0-0.0003140791565*[.A21])*POWER((0.943135751+1579.515969*[.B21]);3/2)" office:value-type="float" office:value="0.000573703043569638">
            <text:p>5.737030435696E-04</text:p>
          </table:table-cell>
          <table:table-cell table:formula="of:=1-[.E21]" office:value-type="float" office:value="0.99942629695643">
            <text:p>9.994262969564E-01</text:p>
          </table:table-cell>
          <table:table-cell table:number-columns-repeated="2"/>
        </table:table-row>
        <table:table-row table:style-name="ro4">
          <table:table-cell table:formula="of:=[.A21]+100" office:value-type="float" office:value="2000">
            <text:p>2.000000000000E+003</text:p>
          </table:table-cell>
          <table:table-cell table:formula="of:=EXP(-2046.392457*0+0.0002093861043*[.A22]-10.23196229)" office:value-type="float" office:value="0.0000547249908694271">
            <text:p>5.472499086943E-005</text:p>
          </table:table-cell>
          <table:table-cell table:formula="of:=1+0.01105400249*SQRT(([.B22])/(0.0000001194208575+0.0002*[.B22]))" office:value-type="float" office:value="1.22648032376051">
            <text:p>1.226480323761E+000</text:p>
          </table:table-cell>
          <table:table-cell table:formula="of:=1-0.01105400249*SQRT(([.B22])/(0.0000001194208575+0.0002*[.B22]))" office:value-type="float" office:value="0.773519676239491">
            <text:p>7.735196762395E-001</text:p>
          </table:table-cell>
          <table:table-cell table:formula="of:=0.001*EXP(3069.588686*0-0.0003140791565*[.A22])*POWER((0.943135751+1579.515969*[.B22]);3/2)" office:value-type="float" office:value="0.000557418186788142">
            <text:p>5.574181867881E-04</text:p>
          </table:table-cell>
          <table:table-cell table:formula="of:=1-[.E22]" office:value-type="float" office:value="0.999442581813212">
            <text:p>9.994425818132E-01</text:p>
          </table:table-cell>
          <table:table-cell table:number-columns-repeated="2"/>
        </table:table-row>
        <table:table-row table:style-name="ro4">
          <table:table-cell table:formula="of:=[.A22]+100" office:value-type="float" office:value="2100">
            <text:p>2.100000000000E+003</text:p>
          </table:table-cell>
          <table:table-cell table:formula="of:=EXP(-2046.392457*0+0.0002093861043*[.A23]-10.23196229)" office:value-type="float" office:value="0.0000558829367167614">
            <text:p>5.588293671676E-005</text:p>
          </table:table-cell>
          <table:table-cell table:formula="of:=1+0.01105400249*SQRT(([.B23])/(0.0000001194208575+0.0002*[.B23]))" office:value-type="float" office:value="1.22866085784108">
            <text:p>1.228660857841E+000</text:p>
          </table:table-cell>
          <table:table-cell table:formula="of:=1-0.01105400249*SQRT(([.B23])/(0.0000001194208575+0.0002*[.B23]))" office:value-type="float" office:value="0.771339142158925">
            <text:p>7.713391421589E-001</text:p>
          </table:table-cell>
          <table:table-cell table:formula="of:=0.001*EXP(3069.588686*0-0.0003140791565*[.A23])*POWER((0.943135751+1579.515969*[.B23]);3/2)" office:value-type="float" office:value="0.000541622977707474">
            <text:p>5.416229777075E-04</text:p>
          </table:table-cell>
          <table:table-cell table:formula="of:=1-[.E23]" office:value-type="float" office:value="0.999458377022293">
            <text:p>9.994583770223E-01</text:p>
          </table:table-cell>
          <table:table-cell table:number-columns-repeated="2"/>
        </table:table-row>
        <table:table-row table:style-name="ro4">
          <table:table-cell table:formula="of:=[.A23]+100" office:value-type="float" office:value="2200">
            <text:p>2.200000000000E+003</text:p>
          </table:table-cell>
          <table:table-cell table:formula="of:=EXP(-2046.392457*0+0.0002093861043*[.A24]-10.23196229)" office:value-type="float" office:value="0.0000570653839585054">
            <text:p>5.706538395851E-005</text:p>
          </table:table-cell>
          <table:table-cell table:formula="of:=1+0.01105400249*SQRT(([.B24])/(0.0000001194208575+0.0002*[.B24]))" office:value-type="float" office:value="1.23085842548412">
            <text:p>1.230858425484E+000</text:p>
          </table:table-cell>
          <table:table-cell table:formula="of:=1-0.01105400249*SQRT(([.B24])/(0.0000001194208575+0.0002*[.B24]))" office:value-type="float" office:value="0.769141574515878">
            <text:p>7.691415745159E-001</text:p>
          </table:table-cell>
          <table:table-cell table:formula="of:=0.001*EXP(3069.588686*0-0.0003140791565*[.A24])*POWER((0.943135751+1579.515969*[.B24]);3/2)" office:value-type="float" office:value="0.000526302433219872">
            <text:p>5.263024332199E-04</text:p>
          </table:table-cell>
          <table:table-cell table:formula="of:=1-[.E24]" office:value-type="float" office:value="0.99947369756678">
            <text:p>9.994736975668E-01</text:p>
          </table:table-cell>
          <table:table-cell table:number-columns-repeated="2"/>
        </table:table-row>
        <table:table-row table:style-name="ro4">
          <table:table-cell table:formula="of:=[.A24]+100" office:value-type="float" office:value="2300">
            <text:p>2.300000000000E+003</text:p>
          </table:table-cell>
          <table:table-cell table:formula="of:=EXP(-2046.392457*0+0.0002093861043*[.A25]-10.23196229)" office:value-type="float" office:value="0.0000582728510285128">
            <text:p>5.827285102851E-005</text:p>
          </table:table-cell>
          <table:table-cell table:formula="of:=1+0.01105400249*SQRT(([.B25])/(0.0000001194208575+0.0002*[.B25]))" office:value-type="float" office:value="1.23307304477635">
            <text:p>1.233073044776E+000</text:p>
          </table:table-cell>
          <table:table-cell table:formula="of:=1-0.01105400249*SQRT(([.B25])/(0.0000001194208575+0.0002*[.B25]))" office:value-type="float" office:value="0.766926955223653">
            <text:p>7.669269552237E-001</text:p>
          </table:table-cell>
          <table:table-cell table:formula="of:=0.001*EXP(3069.588686*0-0.0003140791565*[.A25])*POWER((0.943135751+1579.515969*[.B25]);3/2)" office:value-type="float" office:value="0.000511442031955532">
            <text:p>5.114420319555E-04</text:p>
          </table:table-cell>
          <table:table-cell table:formula="of:=1-[.E25]" office:value-type="float" office:value="0.999488557968044">
            <text:p>9.994885579680E-01</text:p>
          </table:table-cell>
          <table:table-cell table:number-columns-repeated="2"/>
        </table:table-row>
        <table:table-row table:style-name="ro4">
          <table:table-cell table:formula="of:=[.A25]+100" office:value-type="float" office:value="2400">
            <text:p>2.400000000000E+003</text:p>
          </table:table-cell>
          <table:table-cell table:formula="of:=EXP(-2046.392457*0+0.0002093861043*[.A26]-10.23196229)" office:value-type="float" office:value="0.0000595058673303665">
            <text:p>5.950586733037E-005</text:p>
          </table:table-cell>
          <table:table-cell table:formula="of:=1+0.01105400249*SQRT(([.B26])/(0.0000001194208575+0.0002*[.B26]))" office:value-type="float" office:value="1.23530473014755">
            <text:p>1.235304730148E+000</text:p>
          </table:table-cell>
          <table:table-cell table:formula="of:=1-0.01105400249*SQRT(([.B26])/(0.0000001194208575+0.0002*[.B26]))" office:value-type="float" office:value="0.764695269852453">
            <text:p>7.646952698525E-001</text:p>
          </table:table-cell>
          <table:table-cell table:formula="of:=0.001*EXP(3069.588686*0-0.0003140791565*[.A26])*POWER((0.943135751+1579.515969*[.B26]);3/2)" office:value-type="float" office:value="0.000497027700021868">
            <text:p>4.970277000219E-04</text:p>
          </table:table-cell>
          <table:table-cell table:formula="of:=1-[.E26]" office:value-type="float" office:value="0.999502972299978">
            <text:p>9.995029723000E-01</text:p>
          </table:table-cell>
          <table:table-cell table:number-columns-repeated="2"/>
        </table:table-row>
        <table:table-row table:style-name="ro4">
          <table:table-cell table:formula="of:=[.A26]+100" office:value-type="float" office:value="2500">
            <text:p>2.500000000000E+003</text:p>
          </table:table-cell>
          <table:table-cell table:formula="of:=EXP(-2046.392457*0+0.0002093861043*[.A27]-10.23196229)" office:value-type="float" office:value="0.0000607649734694909">
            <text:p>6.076497346949E-005</text:p>
          </table:table-cell>
          <table:table-cell table:formula="of:=1+0.01105400249*SQRT(([.B27])/(0.0000001194208575+0.0002*[.B27]))" office:value-type="float" office:value="1.23755349226658">
            <text:p>1.237553492267E+000</text:p>
          </table:table-cell>
          <table:table-cell table:formula="of:=1-0.01105400249*SQRT(([.B27])/(0.0000001194208575+0.0002*[.B27]))" office:value-type="float" office:value="0.76244650773342">
            <text:p>7.624465077334E-001</text:p>
          </table:table-cell>
          <table:table-cell table:formula="of:=0.001*EXP(3069.588686*0-0.0003140791565*[.A27])*POWER((0.943135751+1579.515969*[.B27]);3/2)" office:value-type="float" office:value="0.00048304579718352">
            <text:p>4.830457971835E-04</text:p>
          </table:table-cell>
          <table:table-cell table:formula="of:=1-[.E27]" office:value-type="float" office:value="0.999516954202817">
            <text:p>9.995169542028E-01</text:p>
          </table:table-cell>
          <table:table-cell table:number-columns-repeated="2"/>
        </table:table-row>
        <table:table-row table:style-name="ro4">
          <table:table-cell table:formula="of:=[.A27]+100" office:value-type="float" office:value="2600">
            <text:p>2.600000000000E+003</text:p>
          </table:table-cell>
          <table:table-cell table:formula="of:=EXP(-2046.392457*0+0.0002093861043*[.A28]-10.23196229)" office:value-type="float" office:value="0.000062050721490176">
            <text:p>6.205072149018E-005</text:p>
          </table:table-cell>
          <table:table-cell table:formula="of:=1+0.01105400249*SQRT(([.B28])/(0.0000001194208575+0.0002*[.B28]))" office:value-type="float" office:value="1.2398193379364">
            <text:p>1.239819337936E+000</text:p>
          </table:table-cell>
          <table:table-cell table:formula="of:=1-0.01105400249*SQRT(([.B28])/(0.0000001194208575+0.0002*[.B28]))" office:value-type="float" office:value="0.760180662063599">
            <text:p>7.601806620636E-001</text:p>
          </table:table-cell>
          <table:table-cell table:formula="of:=0.001*EXP(3069.588686*0-0.0003140791565*[.A28])*POWER((0.943135751+1579.515969*[.B28]);3/2)" office:value-type="float" office:value="0.000469483103469489">
            <text:p>4.694831034695E-04</text:p>
          </table:table-cell>
          <table:table-cell table:formula="of:=1-[.E28]" office:value-type="float" office:value="0.99953051689653">
            <text:p>9.995305168965E-01</text:p>
          </table:table-cell>
          <table:table-cell table:number-columns-repeated="2"/>
        </table:table-row>
        <table:table-row table:style-name="ro4">
          <table:table-cell table:formula="of:=[.A28]+100" office:value-type="float" office:value="2700">
            <text:p>2.700000000000E+003</text:p>
          </table:table-cell>
          <table:table-cell table:formula="of:=EXP(-2046.392457*0+0.0002093861043*[.A29]-10.23196229)" office:value-type="float" office:value="0.0000633636751176162">
            <text:p>6.336367511762E-005</text:p>
          </table:table-cell>
          <table:table-cell table:formula="of:=1+0.01105400249*SQRT(([.B29])/(0.0000001194208575+0.0002*[.B29]))" office:value-type="float" office:value="1.24210226998826">
            <text:p>1.242102269988E+000</text:p>
          </table:table-cell>
          <table:table-cell table:formula="of:=1-0.01105400249*SQRT(([.B29])/(0.0000001194208575+0.0002*[.B29]))" office:value-type="float" office:value="0.75789773001174">
            <text:p>7.578977300117E-001</text:p>
          </table:table-cell>
          <table:table-cell table:formula="of:=0.001*EXP(3069.588686*0-0.0003140791565*[.A29])*POWER((0.943135751+1579.515969*[.B29]);3/2)" office:value-type="float" office:value="0.000456326806194184">
            <text:p>4.563268061942E-04</text:p>
          </table:table-cell>
          <table:table-cell table:formula="of:=1-[.E29]" office:value-type="float" office:value="0.999543673193806">
            <text:p>9.995436731938E-01</text:p>
          </table:table-cell>
          <table:table-cell table:number-columns-repeated="2"/>
        </table:table-row>
        <table:table-row table:style-name="ro4">
          <table:table-cell table:formula="of:=[.A29]+100" office:value-type="float" office:value="2800">
            <text:p>2.800000000000E+003</text:p>
          </table:table-cell>
          <table:table-cell table:formula="of:=EXP(-2046.392457*0+0.0002093861043*[.A30]-10.23196229)" office:value-type="float" office:value="0.000064704410005071">
            <text:p>6.470441000507E-005</text:p>
          </table:table-cell>
          <table:table-cell table:formula="of:=1+0.01105400249*SQRT(([.B30])/(0.0000001194208575+0.0002*[.B30]))" office:value-type="float" office:value="1.24440228717514">
            <text:p>1.244402287175E+000</text:p>
          </table:table-cell>
          <table:table-cell table:formula="of:=1-0.01105400249*SQRT(([.B30])/(0.0000001194208575+0.0002*[.B30]))" office:value-type="float" office:value="0.755597712824861">
            <text:p>7.555977128249E-001</text:p>
          </table:table-cell>
          <table:table-cell table:formula="of:=0.001*EXP(3069.588686*0-0.0003140791565*[.A30])*POWER((0.943135751+1579.515969*[.B30]);3/2)" office:value-type="float" office:value="0.000443564487379602">
            <text:p>4.435644873796E-04</text:p>
          </table:table-cell>
          <table:table-cell table:formula="of:=1-[.E30]" office:value-type="float" office:value="0.99955643551262">
            <text:p>9.995564355126E-01</text:p>
          </table:table-cell>
          <table:table-cell table:number-columns-repeated="2"/>
        </table:table-row>
        <table:table-row table:style-name="ro4">
          <table:table-cell table:formula="of:=[.A30]+100" office:value-type="float" office:value="2900">
            <text:p>2.900000000000E+003</text:p>
          </table:table-cell>
          <table:table-cell table:formula="of:=EXP(-2046.392457*0+0.0002093861043*[.A31]-10.23196229)" office:value-type="float" office:value="0.0000660735139862549">
            <text:p>6.607351398625E-005</text:p>
          </table:table-cell>
          <table:table-cell table:formula="of:=1+0.01105400249*SQRT(([.B31])/(0.0000001194208575+0.0002*[.B31]))" office:value-type="float" office:value="1.24671938406448">
            <text:p>1.246719384064E+000</text:p>
          </table:table-cell>
          <table:table-cell table:formula="of:=1-0.01105400249*SQRT(([.B31])/(0.0000001194208575+0.0002*[.B31]))" office:value-type="float" office:value="0.753280615935522">
            <text:p>7.532806159355E-001</text:p>
          </table:table-cell>
          <table:table-cell table:formula="of:=0.001*EXP(3069.588686*0-0.0003140791565*[.A31])*POWER((0.943135751+1579.515969*[.B31]);3/2)" office:value-type="float" office:value="0.000431184111566222">
            <text:p>4.311841115662E-04</text:p>
          </table:table-cell>
          <table:table-cell table:formula="of:=1-[.E31]" office:value-type="float" office:value="0.999568815888434">
            <text:p>9.995688158884E-01</text:p>
          </table:table-cell>
          <table:table-cell table:number-columns-repeated="2"/>
        </table:table-row>
        <table:table-row table:style-name="ro4">
          <table:table-cell table:formula="of:=[.A31]+100" office:value-type="float" office:value="3000">
            <text:p>3.000000000000E+003</text:p>
          </table:table-cell>
          <table:table-cell table:formula="of:=EXP(-2046.392457*0+0.0002093861043*[.A32]-10.23196229)" office:value-type="float" office:value="0.0000674715873330686">
            <text:p>6.747158733307E-005</text:p>
          </table:table-cell>
          <table:table-cell table:formula="of:=1+0.01105400249*SQRT(([.B32])/(0.0000001194208575+0.0002*[.B32]))" office:value-type="float" office:value="1.24905355093032">
            <text:p>1.249053550930E+000</text:p>
          </table:table-cell>
          <table:table-cell table:formula="of:=1-0.01105400249*SQRT(([.B32])/(0.0000001194208575+0.0002*[.B32]))" office:value-type="float" office:value="0.750946449069681">
            <text:p>7.509464490697E-001</text:p>
          </table:table-cell>
          <table:table-cell table:formula="of:=0.001*EXP(3069.588686*0-0.0003140791565*[.A32])*POWER((0.943135751+1579.515969*[.B32]);3/2)" office:value-type="float" office:value="0.000419174014000605">
            <text:p>4.191740140006E-04</text:p>
          </table:table-cell>
          <table:table-cell table:formula="of:=1-[.E32]" office:value-type="float" office:value="0.999580825985999">
            <text:p>9.995808259860E-01</text:p>
          </table:table-cell>
          <table:table-cell table:number-columns-repeated="2"/>
        </table:table-row>
        <table:table-row table:style-name="ro4">
          <table:table-cell table:formula="of:=[.A32]+100" office:value-type="float" office:value="3100">
            <text:p>3.100000000000E+003</text:p>
          </table:table-cell>
          <table:table-cell table:formula="of:=EXP(-2046.392457*0+0.0002093861043*[.A33]-10.23196229)" office:value-type="float" office:value="0.0000688992430187825">
            <text:p>6.889924301878E-005</text:p>
          </table:table-cell>
          <table:table-cell table:formula="of:=1+0.01105400249*SQRT(([.B33])/(0.0000001194208575+0.0002*[.B33]))" office:value-type="float" office:value="1.25140477364491">
            <text:p>1.251404773645E+000</text:p>
          </table:table-cell>
          <table:table-cell table:formula="of:=1-0.01105400249*SQRT(([.B33])/(0.0000001194208575+0.0002*[.B33]))" office:value-type="float" office:value="0.748595226355092">
            <text:p>7.485952263551E-001</text:p>
          </table:table-cell>
          <table:table-cell table:formula="of:=0.001*EXP(3069.588686*0-0.0003140791565*[.A33])*POWER((0.943135751+1579.515969*[.B33]);3/2)" office:value-type="float" office:value="0.000407522889188048">
            <text:p>4.075228891880E-04</text:p>
          </table:table-cell>
          <table:table-cell table:formula="of:=1-[.E33]" office:value-type="float" office:value="0.999592477110812">
            <text:p>9.995924771108E-01</text:p>
          </table:table-cell>
          <table:table-cell table:number-columns-repeated="2"/>
        </table:table-row>
        <table:table-row table:style-name="ro4">
          <table:table-cell table:formula="of:=[.A33]+100" office:value-type="float" office:value="3200">
            <text:p>3.200000000000E+003</text:p>
          </table:table-cell>
          <table:table-cell table:formula="of:=EXP(-2046.392457*0+0.0002093861043*[.A34]-10.23196229)" office:value-type="float" office:value="0.00007035710698679">
            <text:p>7.035710698679E-005</text:p>
          </table:table-cell>
          <table:table-cell table:formula="of:=1+0.01105400249*SQRT(([.B34])/(0.0000001194208575+0.0002*[.B34]))" office:value-type="float" office:value="1.25377303356989">
            <text:p>1.253773033570E+000</text:p>
          </table:table-cell>
          <table:table-cell table:formula="of:=1-0.01105400249*SQRT(([.B34])/(0.0000001194208575+0.0002*[.B34]))" office:value-type="float" office:value="0.746226966430109">
            <text:p>7.462269664301E-001</text:p>
          </table:table-cell>
          <table:table-cell table:formula="of:=0.001*EXP(3069.588686*0-0.0003140791565*[.A34])*POWER((0.943135751+1579.515969*[.B34]);3/2)" office:value-type="float" office:value="0.000396219779799017">
            <text:p>3.962197797990E-04</text:p>
          </table:table-cell>
          <table:table-cell table:formula="of:=1-[.E34]" office:value-type="float" office:value="0.999603780220201">
            <text:p>9.996037802202E-01</text:p>
          </table:table-cell>
          <table:table-cell table:number-columns-repeated="2"/>
        </table:table-row>
        <table:table-row table:style-name="ro4">
          <table:table-cell table:formula="of:=[.A34]+100" office:value-type="float" office:value="3300">
            <text:p>3.300000000000E+003</text:p>
          </table:table-cell>
          <table:table-cell table:formula="of:=EXP(-2046.392457*0+0.0002093861043*[.A35]-10.23196229)" office:value-type="float" office:value="0.0000718458184250466">
            <text:p>7.184581842505E-005</text:p>
          </table:table-cell>
          <table:table-cell table:formula="of:=1+0.01105400249*SQRT(([.B35])/(0.0000001194208575+0.0002*[.B35]))" office:value-type="float" office:value="1.25615830744717">
            <text:p>1.256158307447E+000</text:p>
          </table:table-cell>
          <table:table-cell table:formula="of:=1-0.01105400249*SQRT(([.B35])/(0.0000001194208575+0.0002*[.B35]))" office:value-type="float" office:value="0.743841692552833">
            <text:p>7.438416925528E-001</text:p>
          </table:table-cell>
          <table:table-cell table:formula="of:=0.001*EXP(3069.588686*0-0.0003140791565*[.A35])*POWER((0.943135751+1579.515969*[.B35]);3/2)" office:value-type="float" office:value="0.0003852540659184">
            <text:p>3.852540659184E-04</text:p>
          </table:table-cell>
          <table:table-cell table:formula="of:=1-[.E35]" office:value-type="float" office:value="0.999614745934082">
            <text:p>9.996147459341E-01</text:p>
          </table:table-cell>
          <table:table-cell table:number-columns-repeated="2"/>
        </table:table-row>
        <table:table-row table:style-name="ro4">
          <table:table-cell table:formula="of:=[.A35]+100" office:value-type="float" office:value="3400">
            <text:p>3.400000000000E+003</text:p>
          </table:table-cell>
          <table:table-cell table:formula="of:=EXP(-2046.392457*0+0.0002093861043*[.A36]-10.23196229)" office:value-type="float" office:value="0.000073366030046317">
            <text:p>7.336603004632E-005</text:p>
          </table:table-cell>
          <table:table-cell table:formula="of:=1+0.01105400249*SQRT(([.B36])/(0.0000001194208575+0.0002*[.B36]))" office:value-type="float" office:value="1.25856056728953">
            <text:p>1.258560567290E+000</text:p>
          </table:table-cell>
          <table:table-cell table:formula="of:=1-0.01105400249*SQRT(([.B36])/(0.0000001194208575+0.0002*[.B36]))" office:value-type="float" office:value="0.741439432710467">
            <text:p>7.414394327105E-001</text:p>
          </table:table-cell>
          <table:table-cell table:formula="of:=0.001*EXP(3069.588686*0-0.0003140791565*[.A36])*POWER((0.943135751+1579.515969*[.B36]);3/2)" office:value-type="float" office:value="0.000374615454627008">
            <text:p>3.746154546270E-04</text:p>
          </table:table-cell>
          <table:table-cell table:formula="of:=1-[.E36]" office:value-type="float" office:value="0.999625384545373">
            <text:p>9.996253845454E-01</text:p>
          </table:table-cell>
          <table:table-cell table:number-columns-repeated="2"/>
        </table:table-row>
        <table:table-row table:style-name="ro4">
          <table:table-cell table:formula="of:=[.A36]+100" office:value-type="float" office:value="3500">
            <text:p>3.500000000000E+003</text:p>
          </table:table-cell>
          <table:table-cell table:formula="of:=EXP(-2046.392457*0+0.0002093861043*[.A37]-10.23196229)" office:value-type="float" office:value="0.0000749184083743506">
            <text:p>7.491840837435E-005</text:p>
          </table:table-cell>
          <table:table-cell table:formula="of:=1+0.01105400249*SQRT(([.B37])/(0.0000001194208575+0.0002*[.B37]))" office:value-type="float" office:value="1.2609797802712">
            <text:p>1.260979780271E+000</text:p>
          </table:table-cell>
          <table:table-cell table:formula="of:=1-0.01105400249*SQRT(([.B37])/(0.0000001194208575+0.0002*[.B37]))" office:value-type="float" office:value="0.739020219728799">
            <text:p>7.390202197288E-001</text:p>
          </table:table-cell>
          <table:table-cell table:formula="of:=0.001*EXP(3069.588686*0-0.0003140791565*[.A37])*POWER((0.943135751+1579.515969*[.B37]);3/2)" office:value-type="float" office:value="0.000364293969905031">
            <text:p>3.642939699050E-04</text:p>
          </table:table-cell>
          <table:table-cell table:formula="of:=1-[.E37]" office:value-type="float" office:value="0.999635706030095">
            <text:p>9.996357060301E-01</text:p>
          </table:table-cell>
          <table:table-cell table:number-columns-repeated="2"/>
        </table:table-row>
        <table:table-row table:style-name="ro4">
          <table:table-cell table:formula="of:=[.A37]+100" office:value-type="float" office:value="3600">
            <text:p>3.600000000000E+003</text:p>
          </table:table-cell>
          <table:table-cell table:formula="of:=EXP(-2046.392457*0+0.0002093861043*[.A38]-10.23196229)" office:value-type="float" office:value="0.0000765036340361139">
            <text:p>7.650363403611E-005</text:p>
          </table:table-cell>
          <table:table-cell table:formula="of:=1+0.01105400249*SQRT(([.B38])/(0.0000001194208575+0.0002*[.B38]))" office:value-type="float" office:value="1.26341590861832">
            <text:p>1.263415908618E+000</text:p>
          </table:table-cell>
          <table:table-cell table:formula="of:=1-0.01105400249*SQRT(([.B38])/(0.0000001194208575+0.0002*[.B38]))" office:value-type="float" office:value="0.736584091381678">
            <text:p>7.365840913817E-001</text:p>
          </table:table-cell>
          <table:table-cell table:formula="of:=0.001*EXP(3069.588686*0-0.0003140791565*[.A38])*POWER((0.943135751+1579.515969*[.B38]);3/2)" office:value-type="float" office:value="0.000354279942847504">
            <text:p>3.542799428475E-04</text:p>
          </table:table-cell>
          <table:table-cell table:formula="of:=1-[.E38]" office:value-type="float" office:value="0.999645720057152">
            <text:p>9.996457200572E-01</text:p>
          </table:table-cell>
          <table:table-cell table:number-columns-repeated="2"/>
        </table:table-row>
        <table:table-row table:style-name="ro4">
          <table:table-cell table:formula="of:=[.A38]+100" office:value-type="float" office:value="3700">
            <text:p>3.700000000000E+003</text:p>
          </table:table-cell>
          <table:table-cell table:formula="of:=EXP(-2046.392457*0+0.0002093861043*[.A39]-10.23196229)" office:value-type="float" office:value="0.0000781224020602048">
            <text:p>7.812240206020E-005</text:p>
          </table:table-cell>
          <table:table-cell table:formula="of:=1+0.01105400249*SQRT(([.B39])/(0.0000001194208575+0.0002*[.B39]))" office:value-type="float" office:value="1.26586890949963">
            <text:p>1.265868909500E+000</text:p>
          </table:table-cell>
          <table:table-cell table:formula="of:=1-0.01105400249*SQRT(([.B39])/(0.0000001194208575+0.0002*[.B39]))" office:value-type="float" office:value="0.734131090500375">
            <text:p>7.341310905004E-001</text:p>
          </table:table-cell>
          <table:table-cell table:formula="of:=0.001*EXP(3069.588686*0-0.0003140791565*[.A39])*POWER((0.943135751+1579.515969*[.B39]);3/2)" office:value-type="float" office:value="0.00034456400218214">
            <text:p>3.445640021821E-04</text:p>
          </table:table-cell>
          <table:table-cell table:formula="of:=1-[.E39]" office:value-type="float" office:value="0.999655435997818">
            <text:p>9.996554359978E-01</text:p>
          </table:table-cell>
          <table:table-cell table:number-columns-repeated="2"/>
        </table:table-row>
        <table:table-row table:style-name="ro4">
          <table:table-cell table:formula="of:=[.A39]+100" office:value-type="float" office:value="3800">
            <text:p>3.800000000000E+003</text:p>
          </table:table-cell>
          <table:table-cell table:formula="of:=EXP(-2046.392457*0+0.0002093861043*[.A40]-10.23196229)" office:value-type="float" office:value="0.000079775422181583">
            <text:p>7.977542218158E-005</text:p>
          </table:table-cell>
          <table:table-cell table:formula="of:=1+0.01105400249*SQRT(([.B40])/(0.0000001194208575+0.0002*[.B40]))" office:value-type="float" office:value="1.2683387349173">
            <text:p>1.268338734917E+000</text:p>
          </table:table-cell>
          <table:table-cell table:formula="of:=1-0.01105400249*SQRT(([.B40])/(0.0000001194208575+0.0002*[.B40]))" office:value-type="float" office:value="0.731661265082698">
            <text:p>7.316612650827E-001</text:p>
          </table:table-cell>
          <table:table-cell table:formula="of:=0.001*EXP(3069.588686*0-0.0003140791565*[.A40])*POWER((0.943135751+1579.515969*[.B40]);3/2)" office:value-type="float" office:value="0.000335137065080173">
            <text:p>3.351370650802E-04</text:p>
          </table:table-cell>
          <table:table-cell table:formula="of:=1-[.E40]" office:value-type="float" office:value="0.99966486293492">
            <text:p>9.996648629349E-01</text:p>
          </table:table-cell>
          <table:table-cell table:number-columns-repeated="2"/>
        </table:table-row>
        <table:table-row table:style-name="ro4">
          <table:table-cell table:formula="of:=[.A40]+100" office:value-type="float" office:value="3900">
            <text:p>3.900000000000E+003</text:p>
          </table:table-cell>
          <table:table-cell table:formula="of:=EXP(-2046.392457*0+0.0002093861043*[.A41]-10.23196229)" office:value-type="float" office:value="0.0000814634191527457">
            <text:p>8.146341915275E-005</text:p>
          </table:table-cell>
          <table:table-cell table:formula="of:=1+0.01105400249*SQRT(([.B41])/(0.0000001194208575+0.0002*[.B41]))" office:value-type="float" office:value="1.27082533159826">
            <text:p>1.270825331598E+000</text:p>
          </table:table-cell>
          <table:table-cell table:formula="of:=1-0.01105400249*SQRT(([.B41])/(0.0000001194208575+0.0002*[.B41]))" office:value-type="float" office:value="0.729174668401741">
            <text:p>7.291746684017E-001</text:p>
          </table:table-cell>
          <table:table-cell table:formula="of:=0.001*EXP(3069.588686*0-0.0003140791565*[.A41])*POWER((0.943135751+1579.515969*[.B41]);3/2)" office:value-type="float" office:value="0.000325990328251163">
            <text:p>3.259903282512E-04</text:p>
          </table:table-cell>
          <table:table-cell table:formula="of:=1-[.E41]" office:value-type="float" office:value="0.999674009671749">
            <text:p>9.996740096717E-01</text:p>
          </table:table-cell>
          <table:table-cell table:number-columns-repeated="2"/>
        </table:table-row>
        <table:table-row table:style-name="ro4">
          <table:table-cell table:formula="of:=[.A41]+100" office:value-type="float" office:value="4000">
            <text:p>4.000000000000E+003</text:p>
          </table:table-cell>
          <table:table-cell table:formula="of:=EXP(-2046.392457*0+0.0002093861043*[.A42]-10.23196229)" office:value-type="float" office:value="0.0000831871330614908">
            <text:p>8.318713306149E-005</text:p>
          </table:table-cell>
          <table:table-cell table:formula="of:=1+0.01105400249*SQRT(([.B42])/(0.0000001194208575+0.0002*[.B42]))" office:value-type="float" office:value="1.27332864088588">
            <text:p>1.273328640886E+000</text:p>
          </table:table-cell>
          <table:table-cell table:formula="of:=1-0.01105400249*SQRT(([.B42])/(0.0000001194208575+0.0002*[.B42]))" office:value-type="float" office:value="0.726671359114117">
            <text:p>7.266713591141E-001</text:p>
          </table:table-cell>
          <table:table-cell table:formula="of:=0.001*EXP(3069.588686*0-0.0003140791565*[.A42])*POWER((0.943135751+1579.515969*[.B42]);3/2)" office:value-type="float" office:value="0.000317115259312973">
            <text:p>3.171152593130E-04</text:p>
          </table:table-cell>
          <table:table-cell table:formula="of:=1-[.E42]" office:value-type="float" office:value="0.999682884740687">
            <text:p>9.996828847407E-01</text:p>
          </table:table-cell>
          <table:table-cell table:number-columns-repeated="2"/>
        </table:table-row>
        <table:table-row table:style-name="ro4">
          <table:table-cell table:formula="of:=[.A42]+100" office:value-type="float" office:value="4100">
            <text:p>4.100000000000E+003</text:p>
          </table:table-cell>
          <table:table-cell table:formula="of:=EXP(-2046.392457*0+0.0002093861043*[.A43]-10.23196229)" office:value-type="float" office:value="0.0000849473196554004">
            <text:p>8.494731965540E-005</text:p>
          </table:table-cell>
          <table:table-cell table:formula="of:=1+0.01105400249*SQRT(([.B43])/(0.0000001194208575+0.0002*[.B43]))" office:value-type="float" office:value="1.27584859863245">
            <text:p>1.275848598632E+000</text:p>
          </table:table-cell>
          <table:table-cell table:formula="of:=1-0.01105400249*SQRT(([.B43])/(0.0000001194208575+0.0002*[.B43]))" office:value-type="float" office:value="0.724151401367551">
            <text:p>7.241514013676E-001</text:p>
          </table:table-cell>
          <table:table-cell table:formula="of:=0.001*EXP(3069.588686*0-0.0003140791565*[.A43])*POWER((0.943135751+1579.515969*[.B43]);3/2)" office:value-type="float" office:value="0.000308503588428422">
            <text:p>3.085035884284E-04</text:p>
          </table:table-cell>
          <table:table-cell table:formula="of:=1-[.E43]" office:value-type="float" office:value="0.999691496411572">
            <text:p>9.996914964116E-01</text:p>
          </table:table-cell>
          <table:table-cell table:number-columns-repeated="2"/>
        </table:table-row>
        <table:table-row table:style-name="ro4">
          <table:table-cell table:formula="of:=[.A43]+100" office:value-type="float" office:value="4200">
            <text:p>4.200000000000E+003</text:p>
          </table:table-cell>
          <table:table-cell table:formula="of:=EXP(-2046.392457*0+0.0002093861043*[.A44]-10.23196229)" office:value-type="float" office:value="0.0000867447506731936">
            <text:p>8.674475067319E-005</text:p>
          </table:table-cell>
          <table:table-cell table:formula="of:=1+0.01105400249*SQRT(([.B44])/(0.0000001194208575+0.0002*[.B44]))" office:value-type="float" office:value="1.27838513509233">
            <text:p>1.278385135092E+000</text:p>
          </table:table-cell>
          <table:table-cell table:formula="of:=1-0.01105400249*SQRT(([.B44])/(0.0000001194208575+0.0002*[.B44]))" office:value-type="float" office:value="0.721614864907673">
            <text:p>7.216148649077E-001</text:p>
          </table:table-cell>
          <table:table-cell table:formula="of:=0.001*EXP(3069.588686*0-0.0003140791565*[.A44])*POWER((0.943135751+1579.515969*[.B44]);3/2)" office:value-type="float" office:value="0.000300147300200359">
            <text:p>3.001473002004E-04</text:p>
          </table:table-cell>
          <table:table-cell table:formula="of:=1-[.E44]" office:value-type="float" office:value="0.9996998526998">
            <text:p>9.996998526998E-01</text:p>
          </table:table-cell>
          <table:table-cell table:number-columns-repeated="2"/>
        </table:table-row>
        <table:table-row table:style-name="ro4">
          <table:table-cell table:formula="of:=[.A44]+100" office:value-type="float" office:value="4300">
            <text:p>4.300000000000E+003</text:p>
          </table:table-cell>
          <table:table-cell table:formula="of:=EXP(-2046.392457*0+0.0002093861043*[.A45]-10.23196229)" office:value-type="float" office:value="0.0000885802141830867">
            <text:p>8.858021418309E-005</text:p>
          </table:table-cell>
          <table:table-cell table:formula="of:=1+0.01105400249*SQRT(([.B45])/(0.0000001194208575+0.0002*[.B45]))" office:value-type="float" office:value="1.28093817481613">
            <text:p>1.280938174816E+000</text:p>
          </table:table-cell>
          <table:table-cell table:formula="of:=1-0.01105400249*SQRT(([.B45])/(0.0000001194208575+0.0002*[.B45]))" office:value-type="float" office:value="0.719061825183869">
            <text:p>7.190618251839E-001</text:p>
          </table:table-cell>
          <table:table-cell table:formula="of:=0.001*EXP(3069.588686*0-0.0003140791565*[.A45])*POWER((0.943135751+1579.515969*[.B45]);3/2)" office:value-type="float" office:value="0.000292038625817178">
            <text:p>2.920386258172E-04</text:p>
          </table:table-cell>
          <table:table-cell table:formula="of:=1-[.E45]" office:value-type="float" office:value="0.999707961374183">
            <text:p>9.997079613742E-01</text:p>
          </table:table-cell>
          <table:table-cell table:number-columns-repeated="2"/>
        </table:table-row>
        <table:table-row table:style-name="ro4">
          <table:table-cell table:formula="of:=[.A45]+100" office:value-type="float" office:value="4400">
            <text:p>4.400000000000E+003</text:p>
          </table:table-cell>
          <table:table-cell table:formula="of:=EXP(-2046.392457*0+0.0002093861043*[.A46]-10.23196229)" office:value-type="float" office:value="0.0000904545149283171">
            <text:p>9.045451492832E-005</text:p>
          </table:table-cell>
          <table:table-cell table:formula="of:=1+0.01105400249*SQRT(([.B46])/(0.0000001194208575+0.0002*[.B46]))" office:value-type="float" office:value="1.28350763654597">
            <text:p>1.283507636546E+000</text:p>
          </table:table-cell>
          <table:table-cell table:formula="of:=1-0.01105400249*SQRT(([.B46])/(0.0000001194208575+0.0002*[.B46]))" office:value-type="float" office:value="0.716492363454025">
            <text:p>7.164923634540E-001</text:p>
          </table:table-cell>
          <table:table-cell table:formula="of:=0.001*EXP(3069.588686*0-0.0003140791565*[.A46])*POWER((0.943135751+1579.515969*[.B46]);3/2)" office:value-type="float" office:value="0.000284170035441029">
            <text:p>2.841700354410E-04</text:p>
          </table:table-cell>
          <table:table-cell table:formula="of:=1-[.E46]" office:value-type="float" office:value="0.999715829964559">
            <text:p>9.997158299646E-01</text:p>
          </table:table-cell>
          <table:table-cell table:number-columns-repeated="2"/>
        </table:table-row>
        <table:table-row table:style-name="ro4">
          <table:table-cell table:formula="of:=[.A46]+100" office:value-type="float" office:value="4500">
            <text:p>4.500000000000E+003</text:p>
          </table:table-cell>
          <table:table-cell table:formula="of:=EXP(-2046.392457*0+0.0002093861043*[.A47]-10.23196229)" office:value-type="float" office:value="0.0000923684746799741">
            <text:p>9.236847467997E-005</text:p>
          </table:table-cell>
          <table:table-cell table:formula="of:=1+0.01105400249*SQRT(([.B47])/(0.0000001194208575+0.0002*[.B47]))" office:value-type="float" office:value="1.28609343311198">
            <text:p>1.286093433112E+000</text:p>
          </table:table-cell>
          <table:table-cell table:formula="of:=1-0.01105400249*SQRT(([.B47])/(0.0000001194208575+0.0002*[.B47]))" office:value-type="float" office:value="0.71390656688802">
            <text:p>7.139065668880E-001</text:p>
          </table:table-cell>
          <table:table-cell table:formula="of:=0.001*EXP(3069.588686*0-0.0003140791565*[.A47])*POWER((0.943135751+1579.515969*[.B47]);3/2)" office:value-type="float" office:value="0.000276534230831211">
            <text:p>2.765342308312E-04</text:p>
          </table:table-cell>
          <table:table-cell table:formula="of:=1-[.E47]" office:value-type="float" office:value="0.999723465769169">
            <text:p>9.997234657692E-01</text:p>
          </table:table-cell>
          <table:table-cell table:number-columns-repeated="2"/>
        </table:table-row>
        <table:table-row table:style-name="ro4">
          <table:table-cell table:formula="of:=[.A47]+100" office:value-type="float" office:value="4600">
            <text:p>4.600000000000E+003</text:p>
          </table:table-cell>
          <table:table-cell table:formula="of:=EXP(-2046.392457*0+0.0002093861043*[.A48]-10.23196229)" office:value-type="float" office:value="0.000094322932597299">
            <text:p>9.432293259730E-005</text:p>
          </table:table-cell>
          <table:table-cell table:formula="of:=1+0.01105400249*SQRT(([.B48])/(0.0000001194208575+0.0002*[.B48]))" office:value-type="float" office:value="1.28869547133023">
            <text:p>1.288695471330E+000</text:p>
          </table:table-cell>
          <table:table-cell table:formula="of:=1-0.01105400249*SQRT(([.B48])/(0.0000001194208575+0.0002*[.B48]))" office:value-type="float" office:value="0.711304528669769">
            <text:p>7.113045286698E-001</text:p>
          </table:table-cell>
          <table:table-cell table:formula="of:=0.001*EXP(3069.588686*0-0.0003140791565*[.A48])*POWER((0.943135751+1579.515969*[.B48]);3/2)" office:value-type="float" office:value="0.000269124138195499">
            <text:p>2.691241381955E-04</text:p>
          </table:table-cell>
          <table:table-cell table:formula="of:=1-[.E48]" office:value-type="float" office:value="0.999730875861805">
            <text:p>9.997308758618E-01</text:p>
          </table:table-cell>
          <table:table-cell table:number-columns-repeated="2"/>
        </table:table-row>
        <table:table-row table:style-name="ro4">
          <table:table-cell table:formula="of:=[.A48]+100" office:value-type="float" office:value="4700">
            <text:p>4.700000000000E+003</text:p>
          </table:table-cell>
          <table:table-cell table:formula="of:=EXP(-2046.392457*0+0.0002093861043*[.A49]-10.23196229)" office:value-type="float" office:value="0.0000963187455956059">
            <text:p>9.631874559561E-005</text:p>
          </table:table-cell>
          <table:table-cell table:formula="of:=1+0.01105400249*SQRT(([.B49])/(0.0000001194208575+0.0002*[.B49]))" office:value-type="float" office:value="1.29131365190232">
            <text:p>1.291313651902E+000</text:p>
          </table:table-cell>
          <table:table-cell table:formula="of:=1-0.01105400249*SQRT(([.B49])/(0.0000001194208575+0.0002*[.B49]))" office:value-type="float" office:value="0.708686348097681">
            <text:p>7.086863480977E-001</text:p>
          </table:table-cell>
          <table:table-cell table:formula="of:=0.001*EXP(3069.588686*0-0.0003140791565*[.A49])*POWER((0.943135751+1579.515969*[.B49]);3/2)" office:value-type="float" office:value="0.000261932901262334">
            <text:p>2.619329012623E-04</text:p>
          </table:table-cell>
          <table:table-cell table:formula="of:=1-[.E49]" office:value-type="float" office:value="0.999738067098738">
            <text:p>9.997380670987E-01</text:p>
          </table:table-cell>
          <table:table-cell table:number-columns-repeated="2"/>
        </table:table-row>
        <table:table-row table:style-name="ro4">
          <table:table-cell table:formula="of:=[.A49]+100" office:value-type="float" office:value="4800">
            <text:p>4.800000000000E+003</text:p>
          </table:table-cell>
          <table:table-cell table:formula="of:=EXP(-2046.392457*0+0.0002093861043*[.A50]-10.23196229)" office:value-type="float" office:value="0.0000983567887219903">
            <text:p>9.835678872199E-005</text:p>
          </table:table-cell>
          <table:table-cell table:formula="of:=1+0.01105400249*SQRT(([.B50])/(0.0000001194208575+0.0002*[.B50]))" office:value-type="float" office:value="1.29394786931667">
            <text:p>1.293947869317E+000</text:p>
          </table:table-cell>
          <table:table-cell table:formula="of:=1-0.01105400249*SQRT(([.B50])/(0.0000001194208575+0.0002*[.B50]))" office:value-type="float" office:value="0.706052130683326">
            <text:p>7.060521306833E-001</text:p>
          </table:table-cell>
          <table:table-cell table:formula="of:=0.001*EXP(3069.588686*0-0.0003140791565*[.A50])*POWER((0.943135751+1579.515969*[.B50]);3/2)" office:value-type="float" office:value="0.000254953874567071">
            <text:p>2.549538745671E-04</text:p>
          </table:table-cell>
          <table:table-cell table:formula="of:=1-[.E50]" office:value-type="float" office:value="0.999745046125433">
            <text:p>9.997450461254E-01</text:p>
          </table:table-cell>
          <table:table-cell table:number-columns-repeated="2"/>
        </table:table-row>
        <table:table-row table:style-name="ro4">
          <table:table-cell table:formula="of:=[.A50]+100" office:value-type="float" office:value="4900">
            <text:p>4.900000000000E+003</text:p>
          </table:table-cell>
          <table:table-cell table:formula="of:=EXP(-2046.392457*0+0.0002093861043*[.A51]-10.23196229)" office:value-type="float" office:value="0.000100437955538984">
            <text:p>1.004379555390E-004</text:p>
          </table:table-cell>
          <table:table-cell table:formula="of:=1+0.01105400249*SQRT(([.B51])/(0.0000001194208575+0.0002*[.B51]))" office:value-type="float" office:value="1.29659801175186">
            <text:p>1.296598011752E+000</text:p>
          </table:table-cell>
          <table:table-cell table:formula="of:=1-0.01105400249*SQRT(([.B51])/(0.0000001194208575+0.0002*[.B51]))" office:value-type="float" office:value="0.703401988248142">
            <text:p>7.034019882481E-001</text:p>
          </table:table-cell>
          <table:table-cell table:formula="of:=0.001*EXP(3069.588686*0-0.0003140791565*[.A51])*POWER((0.943135751+1579.515969*[.B51]);3/2)" office:value-type="float" office:value="0.000248180616945638">
            <text:p>2.481806169456E-04</text:p>
          </table:table-cell>
          <table:table-cell table:formula="of:=1-[.E51]" office:value-type="float" office:value="0.999751819383054">
            <text:p>9.997518193831E-01</text:p>
          </table:table-cell>
          <table:table-cell table:number-columns-repeated="2"/>
        </table:table-row>
        <table:table-row table:style-name="ro4">
          <table:table-cell table:formula="of:=[.A51]+100" office:value-type="float" office:value="5000">
            <text:p>5.000000000000E+003</text:p>
          </table:table-cell>
          <table:table-cell table:formula="of:=EXP(-2046.392457*0+0.0002093861043*[.A52]-10.23196229)" office:value-type="float" office:value="0.000102563158516334">
            <text:p>1.025631585163E-004</text:p>
          </table:table-cell>
          <table:table-cell table:formula="of:=1+0.01105400249*SQRT(([.B52])/(0.0000001194208575+0.0002*[.B52]))" office:value-type="float" office:value="1.299263960982">
            <text:p>1.299263960982E+000</text:p>
          </table:table-cell>
          <table:table-cell table:formula="of:=1-0.01105400249*SQRT(([.B52])/(0.0000001194208575+0.0002*[.B52]))" office:value-type="float" office:value="0.700736039017997">
            <text:p>7.007360390180E-001</text:p>
          </table:table-cell>
          <table:table-cell table:formula="of:=0.001*EXP(3069.588686*0-0.0003140791565*[.A52])*POWER((0.943135751+1579.515969*[.B52]);3/2)" office:value-type="float" office:value="0.000241606885229237">
            <text:p>2.416068852292E-04</text:p>
          </table:table-cell>
          <table:table-cell table:formula="of:=1-[.E52]" office:value-type="float" office:value="0.999758393114771">
            <text:p>9.997583931148E-01</text:p>
          </table:table-cell>
          <table:table-cell table:number-columns-repeated="2"/>
        </table:table-row>
        <table:table-row table:style-name="ro4">
          <table:table-cell table:formula="of:=[.A52]+100" office:value-type="float" office:value="5100">
            <text:p>5.100000000000E+003</text:p>
          </table:table-cell>
          <table:table-cell table:formula="of:=EXP(-2046.392457*0+0.0002093861043*[.A53]-10.23196229)" office:value-type="float" office:value="0.00010473332943106">
            <text:p>1.047333294311E-004</text:p>
          </table:table-cell>
          <table:table-cell table:formula="of:=1+0.01105400249*SQRT(([.B53])/(0.0000001194208575+0.0002*[.B53]))" office:value-type="float" office:value="1.3019455922846">
            <text:p>1.301945592285E+000</text:p>
          </table:table-cell>
          <table:table-cell table:formula="of:=1-0.01105400249*SQRT(([.B53])/(0.0000001194208575+0.0002*[.B53]))" office:value-type="float" office:value="0.698054407715404">
            <text:p>6.980544077154E-001</text:p>
          </table:table-cell>
          <table:table-cell table:formula="of:=0.001*EXP(3069.588686*0-0.0003140791565*[.A53])*POWER((0.943135751+1579.515969*[.B53]);3/2)" office:value-type="float" office:value="0.000235226628133819">
            <text:p>2.352266281338E-04</text:p>
          </table:table-cell>
          <table:table-cell table:formula="of:=1-[.E53]" office:value-type="float" office:value="0.999764773371866">
            <text:p>9.997647733719E-01</text:p>
          </table:table-cell>
          <table:table-cell table:number-columns-repeated="2"/>
        </table:table-row>
        <table:table-row table:style-name="ro4">
          <table:table-cell table:formula="of:=[.A53]+100" office:value-type="float" office:value="5200">
            <text:p>5.200000000000E+003</text:p>
          </table:table-cell>
          <table:table-cell table:formula="of:=EXP(-2046.392457*0+0.0002093861043*[.A54]-10.23196229)" office:value-type="float" office:value="0.000106949419775991">
            <text:p>1.069494197760E-004</text:p>
          </table:table-cell>
          <table:table-cell table:formula="of:=1+0.01105400249*SQRT(([.B54])/(0.0000001194208575+0.0002*[.B54]))" office:value-type="float" office:value="1.3046427743508">
            <text:p>1.304642774351E+000</text:p>
          </table:table-cell>
          <table:table-cell table:formula="of:=1-0.01105400249*SQRT(([.B54])/(0.0000001194208575+0.0002*[.B54]))" office:value-type="float" office:value="0.695357225649205">
            <text:p>6.953572256492E-001</text:p>
          </table:table-cell>
          <table:table-cell table:formula="of:=0.001*EXP(3069.588686*0-0.0003140791565*[.A54])*POWER((0.943135751+1579.515969*[.B54]);3/2)" office:value-type="float" office:value="0.000229033980338366">
            <text:p>2.290339803384E-04</text:p>
          </table:table-cell>
          <table:table-cell table:formula="of:=1-[.E54]" office:value-type="float" office:value="0.999770966019662">
            <text:p>9.997709660197E-01</text:p>
          </table:table-cell>
          <table:table-cell table:number-columns-repeated="2"/>
        </table:table-row>
        <table:table-row table:style-name="ro4">
          <table:table-cell table:formula="of:=[.A54]+100" office:value-type="float" office:value="5300">
            <text:p>5.300000000000E+003</text:p>
          </table:table-cell>
          <table:table-cell table:formula="of:=EXP(-2046.392457*0+0.0002093861043*[.A55]-10.23196229)" office:value-type="float" office:value="0.000109212401176936">
            <text:p>1.092124011769E-004</text:p>
          </table:table-cell>
          <table:table-cell table:formula="of:=1+0.01105400249*SQRT(([.B55])/(0.0000001194208575+0.0002*[.B55]))" office:value-type="float" office:value="1.30735536919849">
            <text:p>1.307355369198E+000</text:p>
          </table:table-cell>
          <table:table-cell table:formula="of:=1-0.01105400249*SQRT(([.B55])/(0.0000001194208575+0.0002*[.B55]))" office:value-type="float" office:value="0.692644630801514">
            <text:p>6.926446308015E-001</text:p>
          </table:table-cell>
          <table:table-cell table:formula="of:=0.001*EXP(3069.588686*0-0.0003140791565*[.A55])*POWER((0.943135751+1579.515969*[.B55]);3/2)" office:value-type="float" office:value="0.000223023256746094">
            <text:p>2.230232567461E-04</text:p>
          </table:table-cell>
          <table:table-cell table:formula="of:=1-[.E55]" office:value-type="float" office:value="0.999776976743254">
            <text:p>9.997769767433E-01</text:p>
          </table:table-cell>
          <table:table-cell table:number-columns-repeated="2"/>
        </table:table-row>
        <table:table-row table:style-name="ro4">
          <table:table-cell table:formula="of:=[.A55]+100" office:value-type="float" office:value="5400">
            <text:p>5.400000000000E+003</text:p>
          </table:table-cell>
          <table:table-cell table:formula="of:=EXP(-2046.392457*0+0.0002093861043*[.A56]-10.23196229)" office:value-type="float" office:value="0.000111523265818686">
            <text:p>1.115232658187E-004</text:p>
          </table:table-cell>
          <table:table-cell table:formula="of:=1+0.01105400249*SQRT(([.B56])/(0.0000001194208575+0.0002*[.B56]))" office:value-type="float" office:value="1.31008323208827">
            <text:p>1.310083232088E+000</text:p>
          </table:table-cell>
          <table:table-cell table:formula="of:=1-0.01105400249*SQRT(([.B56])/(0.0000001194208575+0.0002*[.B56]))" office:value-type="float" office:value="0.689916767911727">
            <text:p>6.899167679117E-001</text:p>
          </table:table-cell>
          <table:table-cell table:formula="of:=0.001*EXP(3069.588686*0-0.0003140791565*[.A56])*POWER((0.943135751+1579.515969*[.B56]);3/2)" office:value-type="float" office:value="0.000217188946922963">
            <text:p>2.171889469230E-04</text:p>
          </table:table-cell>
          <table:table-cell table:formula="of:=1-[.E56]" office:value-type="float" office:value="0.999782811053077">
            <text:p>9.997828110531E-01</text:p>
          </table:table-cell>
          <table:table-cell table:number-columns-repeated="2"/>
        </table:table-row>
        <table:table-row table:style-name="ro4">
          <table:table-cell table:formula="of:=[.A56]+100" office:value-type="float" office:value="5500">
            <text:p>5.500000000000E+003</text:p>
          </table:table-cell>
          <table:table-cell table:formula="of:=EXP(-2046.392457*0+0.0002093861043*[.A57]-10.23196229)" office:value-type="float" office:value="0.000113883026880027">
            <text:p>1.138830268800E-004</text:p>
          </table:table-cell>
          <table:table-cell table:formula="of:=1+0.01105400249*SQRT(([.B57])/(0.0000001194208575+0.0002*[.B57]))" office:value-type="float" office:value="1.31282621144263">
            <text:p>1.312826211443E+000</text:p>
          </table:table-cell>
          <table:table-cell table:formula="of:=1-0.01105400249*SQRT(([.B57])/(0.0000001194208575+0.0002*[.B57]))" office:value-type="float" office:value="0.687173788557373">
            <text:p>6.871737885574E-001</text:p>
          </table:table-cell>
          <table:table-cell table:formula="of:=0.001*EXP(3069.588686*0-0.0003140791565*[.A57])*POWER((0.943135751+1579.515969*[.B57]);3/2)" office:value-type="float" office:value="0.000211525709707981">
            <text:p>2.115257097080E-04</text:p>
          </table:table-cell>
          <table:table-cell table:formula="of:=1-[.E57]" office:value-type="float" office:value="0.999788474290292">
            <text:p>9.997884742903E-01</text:p>
          </table:table-cell>
          <table:table-cell table:number-columns-repeated="2"/>
        </table:table-row>
        <table:table-row table:style-name="ro4">
          <table:table-cell table:formula="of:=[.A57]+100" office:value-type="float" office:value="5600">
            <text:p>5.600000000000E+003</text:p>
          </table:table-cell>
          <table:table-cell table:formula="of:=EXP(-2046.392457*0+0.0002093861043*[.A58]-10.23196229)" office:value-type="float" office:value="0.000116292718977962">
            <text:p>1.162927189780E-004</text:p>
          </table:table-cell>
          <table:table-cell table:formula="of:=1+0.01105400249*SQRT(([.B58])/(0.0000001194208575+0.0002*[.B58]))" office:value-type="float" office:value="1.31558414876838">
            <text:p>1.315584148768E+000</text:p>
          </table:table-cell>
          <table:table-cell table:formula="of:=1-0.01105400249*SQRT(([.B58])/(0.0000001194208575+0.0002*[.B58]))" office:value-type="float" office:value="0.684415851231615">
            <text:p>6.844158512316E-001</text:p>
          </table:table-cell>
          <table:table-cell table:formula="of:=0.001*EXP(3069.588686*0-0.0003140791565*[.A58])*POWER((0.943135751+1579.515969*[.B58]);3/2)" office:value-type="float" office:value="0.000206028367990017">
            <text:p>2.060283679900E-04</text:p>
          </table:table-cell>
          <table:table-cell table:formula="of:=1-[.E58]" office:value-type="float" office:value="0.99979397163201">
            <text:p>9.997939716320E-01</text:p>
          </table:table-cell>
          <table:table-cell table:number-columns-repeated="2"/>
        </table:table-row>
        <table:table-row table:style-name="ro4">
          <table:table-cell table:formula="of:=[.A58]+100" office:value-type="float" office:value="5700">
            <text:p>5.700000000000E+003</text:p>
          </table:table-cell>
          <table:table-cell table:formula="of:=EXP(-2046.392457*0+0.0002093861043*[.A59]-10.23196229)" office:value-type="float" office:value="0.000118753398621327">
            <text:p>1.187533986213E-004</text:p>
          </table:table-cell>
          <table:table-cell table:formula="of:=1+0.01105400249*SQRT(([.B59])/(0.0000001194208575+0.0002*[.B59]))" office:value-type="float" office:value="1.31835687858282">
            <text:p>1.318356878583E+000</text:p>
          </table:table-cell>
          <table:table-cell table:formula="of:=1-0.01105400249*SQRT(([.B59])/(0.0000001194208575+0.0002*[.B59]))" office:value-type="float" office:value="0.681643121417179">
            <text:p>6.816431214172E-001</text:p>
          </table:table-cell>
          <table:table-cell table:formula="of:=0.001*EXP(3069.588686*0-0.0003140791565*[.A59])*POWER((0.943135751+1579.515969*[.B59]);3/2)" office:value-type="float" office:value="0.000200691903645955">
            <text:p>2.006919036460E-04</text:p>
          </table:table-cell>
          <table:table-cell table:formula="of:=1-[.E59]" office:value-type="float" office:value="0.999799308096354">
            <text:p>9.997993080964E-01</text:p>
          </table:table-cell>
          <table:table-cell table:number-columns-repeated="2"/>
        </table:table-row>
        <table:table-row table:style-name="ro4">
          <table:table-cell table:formula="of:=[.A59]+100" office:value-type="float" office:value="5800">
            <text:p>5.800000000000E+003</text:p>
          </table:table-cell>
          <table:table-cell table:formula="of:=EXP(-2046.392457*0+0.0002093861043*[.A60]-10.23196229)" office:value-type="float" office:value="0.000121266144674012">
            <text:p>1.212661446740E-004</text:p>
          </table:table-cell>
          <table:table-cell table:formula="of:=1+0.01105400249*SQRT(([.B60])/(0.0000001194208575+0.0002*[.B60]))" office:value-type="float" office:value="1.32114422834352">
            <text:p>1.321144228344E+000</text:p>
          </table:table-cell>
          <table:table-cell table:formula="of:=1-0.01105400249*SQRT(([.B60])/(0.0000001194208575+0.0002*[.B60]))" office:value-type="float" office:value="0.678855771656478">
            <text:p>6.788557716565E-001</text:p>
          </table:table-cell>
          <table:table-cell table:formula="of:=0.001*EXP(3069.588686*0-0.0003140791565*[.A60])*POWER((0.943135751+1579.515969*[.B60]);3/2)" office:value-type="float" office:value="0.000195511452635214">
            <text:p>1.955114526352E-04</text:p>
          </table:table-cell>
          <table:table-cell table:formula="of:=1-[.E60]" office:value-type="float" office:value="0.999804488547365">
            <text:p>9.998044885474E-01</text:p>
          </table:table-cell>
          <table:table-cell table:number-columns-repeated="2"/>
        </table:table-row>
        <table:table-row table:style-name="ro4">
          <table:table-cell table:formula="of:=[.A60]+100" office:value-type="float" office:value="5900">
            <text:p>5.900000000000E+003</text:p>
          </table:table-cell>
          <table:table-cell table:formula="of:=EXP(-2046.392457*0+0.0002093861043*[.A61]-10.23196229)" office:value-type="float" office:value="0.000123832058827978">
            <text:p>1.238320588280E-004</text:p>
          </table:table-cell>
          <table:table-cell table:formula="of:=1+0.01105400249*SQRT(([.B61])/(0.0000001194208575+0.0002*[.B61]))" office:value-type="float" office:value="1.32394601838225">
            <text:p>1.323946018382E+000</text:p>
          </table:table-cell>
          <table:table-cell table:formula="of:=1-0.01105400249*SQRT(([.B61])/(0.0000001194208575+0.0002*[.B61]))" office:value-type="float" office:value="0.676053981617747">
            <text:p>6.760539816177E-001</text:p>
          </table:table-cell>
          <table:table-cell table:formula="of:=0.001*EXP(3069.588686*0-0.0003140791565*[.A61])*POWER((0.943135751+1579.515969*[.B61]);3/2)" office:value-type="float" office:value="0.000190482300245797">
            <text:p>1.904823002458E-04</text:p>
          </table:table-cell>
          <table:table-cell table:formula="of:=1-[.E61]" office:value-type="float" office:value="0.999809517699754">
            <text:p>9.998095176998E-01</text:p>
          </table:table-cell>
          <table:table-cell table:number-columns-repeated="2"/>
        </table:table-row>
        <table:table-row table:style-name="ro4">
          <table:table-cell table:formula="of:=[.A61]+100" office:value-type="float" office:value="6000">
            <text:p>6.000000000000E+003</text:p>
          </table:table-cell>
          <table:table-cell table:formula="of:=EXP(-2046.392457*0+0.0002093861043*[.A62]-10.23196229)" office:value-type="float" office:value="0.000126452266086282">
            <text:p>1.264522660863E-004</text:p>
          </table:table-cell>
          <table:table-cell table:formula="of:=1+0.01105400249*SQRT(([.B62])/(0.0000001194208575+0.0002*[.B62]))" office:value-type="float" office:value="1.32676206184307">
            <text:p>1.326762061843E+000</text:p>
          </table:table-cell>
          <table:table-cell table:formula="of:=1-0.01105400249*SQRT(([.B62])/(0.0000001194208575+0.0002*[.B62]))" office:value-type="float" office:value="0.67323793815693">
            <text:p>6.732379381569E-001</text:p>
          </table:table-cell>
          <table:table-cell table:formula="of:=0.001*EXP(3069.588686*0-0.0003140791565*[.A62])*POWER((0.943135751+1579.515969*[.B62]);3/2)" office:value-type="float" office:value="0.000185599876487186">
            <text:p>1.855998764872E-04</text:p>
          </table:table-cell>
          <table:table-cell table:formula="of:=1-[.E62]" office:value-type="float" office:value="0.999814400123513">
            <text:p>9.998144001235E-01</text:p>
          </table:table-cell>
          <table:table-cell table:number-columns-repeated="2"/>
        </table:table-row>
        <table:table-row table:style-name="ro4">
          <table:table-cell table:formula="of:=[.A62]+100" office:value-type="float" office:value="6100">
            <text:p>6.100000000000E+003</text:p>
          </table:table-cell>
          <table:table-cell table:formula="of:=EXP(-2046.392457*0+0.0002093861043*[.A63]-10.23196229)" office:value-type="float" office:value="0.000129127915256329">
            <text:p>1.291279152563E-004</text:p>
          </table:table-cell>
          <table:table-cell table:formula="of:=1+0.01105400249*SQRT(([.B63])/(0.0000001194208575+0.0002*[.B63]))" office:value-type="float" office:value="1.32959216462488">
            <text:p>1.329592164625E+000</text:p>
          </table:table-cell>
          <table:table-cell table:formula="of:=1-0.01105400249*SQRT(([.B63])/(0.0000001194208575+0.0002*[.B63]))" office:value-type="float" office:value="0.670407835375122">
            <text:p>6.704078353751E-001</text:p>
          </table:table-cell>
          <table:table-cell table:formula="of:=0.001*EXP(3069.588686*0-0.0003140791565*[.A63])*POWER((0.943135751+1579.515969*[.B63]);3/2)" office:value-type="float" office:value="0.000180859751625536">
            <text:p>1.808597516255E-04</text:p>
          </table:table-cell>
          <table:table-cell table:formula="of:=1-[.E63]" office:value-type="float" office:value="0.999819140248374">
            <text:p>9.998191402484E-01</text:p>
          </table:table-cell>
          <table:table-cell table:number-columns-repeated="2"/>
        </table:table-row>
        <table:table-row table:style-name="ro4">
          <table:table-cell table:formula="of:=[.A63]+100" office:value-type="float" office:value="6200">
            <text:p>6.200000000000E+003</text:p>
          </table:table-cell>
          <table:table-cell table:formula="of:=EXP(-2046.392457*0+0.0002093861043*[.A64]-10.23196229)" office:value-type="float" office:value="0.000131860179453555">
            <text:p>1.318601794536E-004</text:p>
          </table:table-cell>
          <table:table-cell table:formula="of:=1+0.01105400249*SQRT(([.B64])/(0.0000001194208575+0.0002*[.B64]))" office:value-type="float" office:value="1.33243612532868">
            <text:p>1.332436125329E+000</text:p>
          </table:table-cell>
          <table:table-cell table:formula="of:=1-0.01105400249*SQRT(([.B64])/(0.0000001194208575+0.0002*[.B64]))" office:value-type="float" office:value="0.667563874671323">
            <text:p>6.675638746713E-001</text:p>
          </table:table-cell>
          <table:table-cell table:formula="of:=0.001*EXP(3069.588686*0-0.0003140791565*[.A64])*POWER((0.943135751+1579.515969*[.B64]);3/2)" office:value-type="float" office:value="0.000176257631856786">
            <text:p>1.762576318568E-04</text:p>
          </table:table-cell>
          <table:table-cell table:formula="of:=1-[.E64]" office:value-type="float" office:value="0.999823742368143">
            <text:p>9.998237423681E-01</text:p>
          </table:table-cell>
          <table:table-cell table:number-columns-repeated="2"/>
        </table:table-row>
        <table:table-row table:style-name="ro4">
          <table:table-cell table:formula="of:=[.A64]+100" office:value-type="float" office:value="6300">
            <text:p>6.300000000000E+003</text:p>
          </table:table-cell>
          <table:table-cell table:formula="of:=EXP(-2046.392457*0+0.0002093861043*[.A65]-10.23196229)" office:value-type="float" office:value="0.000134650256615766">
            <text:p>1.346502566158E-004</text:p>
          </table:table-cell>
          <table:table-cell table:formula="of:=1+0.01105400249*SQRT(([.B65])/(0.0000001194208575+0.0002*[.B65]))" office:value-type="float" office:value="1.3352937352097">
            <text:p>1.335293735210E+000</text:p>
          </table:table-cell>
          <table:table-cell table:formula="of:=1-0.01105400249*SQRT(([.B65])/(0.0000001194208575+0.0002*[.B65]))" office:value-type="float" office:value="0.664706264790302">
            <text:p>6.647062647903E-001</text:p>
          </table:table-cell>
          <table:table-cell table:formula="of:=0.001*EXP(3069.588686*0-0.0003140791565*[.A65])*POWER((0.943135751+1579.515969*[.B65]);3/2)" office:value-type="float" office:value="0.000171789355113404">
            <text:p>1.717893551134E-04</text:p>
          </table:table-cell>
          <table:table-cell table:formula="of:=1-[.E65]" office:value-type="float" office:value="0.999828210644887">
            <text:p>9.998282106449E-01</text:p>
          </table:table-cell>
          <table:table-cell table:number-columns-repeated="2"/>
        </table:table-row>
        <table:table-row table:style-name="ro4">
          <table:table-cell table:formula="of:=[.A65]+100" office:value-type="float" office:value="6400">
            <text:p>6.400000000000E+003</text:p>
          </table:table-cell>
          <table:table-cell table:formula="of:=EXP(-2046.392457*0+0.0002093861043*[.A66]-10.23196229)" office:value-type="float" office:value="0.00013749937002837">
            <text:p>1.374993700284E-004</text:p>
          </table:table-cell>
          <table:table-cell table:formula="of:=1+0.01105400249*SQRT(([.B66])/(0.0000001194208575+0.0002*[.B66]))" office:value-type="float" office:value="1.33816477813468">
            <text:p>1.338164778135E+000</text:p>
          </table:table-cell>
          <table:table-cell table:formula="of:=1-0.01105400249*SQRT(([.B66])/(0.0000001194208575+0.0002*[.B66]))" office:value-type="float" office:value="0.661835221865317">
            <text:p>6.618352218653E-001</text:p>
          </table:table-cell>
          <table:table-cell table:formula="of:=0.001*EXP(3069.588686*0-0.0003140791565*[.A66])*POWER((0.943135751+1579.515969*[.B66]);3/2)" office:value-type="float" office:value="0.000167450887000649">
            <text:p>1.674508870007E-04</text:p>
          </table:table-cell>
          <table:table-cell table:formula="of:=1-[.E66]" office:value-type="float" office:value="0.999832549112999">
            <text:p>9.998325491130E-01</text:p>
          </table:table-cell>
          <table:table-cell table:number-columns-repeated="2"/>
        </table:table-row>
        <table:table-row table:style-name="ro4">
          <table:table-cell table:formula="of:=[.A66]+100" office:value-type="float" office:value="6500">
            <text:p>6.500000000000E+003</text:p>
          </table:table-cell>
          <table:table-cell table:formula="of:=EXP(-2046.392457*0+0.0002093861043*[.A67]-10.23196229)" office:value-type="float" office:value="0.000140408768860712">
            <text:p>1.404087688607E-004</text:p>
          </table:table-cell>
          <table:table-cell table:formula="of:=1+0.01105400249*SQRT(([.B67])/(0.0000001194208575+0.0002*[.B67]))" office:value-type="float" office:value="1.34104903054451">
            <text:p>1.341049030545E+000</text:p>
          </table:table-cell>
          <table:table-cell table:formula="of:=1-0.01105400249*SQRT(([.B67])/(0.0000001194208575+0.0002*[.B67]))" office:value-type="float" office:value="0.658950969455487">
            <text:p>6.589509694555E-001</text:p>
          </table:table-cell>
          <table:table-cell table:formula="of:=0.001*EXP(3069.588686*0-0.0003140791565*[.A67])*POWER((0.943135751+1579.515969*[.B67]);3/2)" office:value-type="float" office:value="0.000163238316858346">
            <text:p>1.632383168583E-04</text:p>
          </table:table-cell>
          <table:table-cell table:formula="of:=1-[.E67]" office:value-type="float" office:value="0.999836761683142">
            <text:p>9.998367616831E-01</text:p>
          </table:table-cell>
          <table:table-cell table:number-columns-repeated="2"/>
        </table:table-row>
        <table:table-row table:style-name="ro4">
          <table:table-cell table:formula="of:=[.A67]+100" office:value-type="float" office:value="6600">
            <text:p>6.600000000000E+003</text:p>
          </table:table-cell>
          <table:table-cell table:formula="of:=EXP(-2046.392457*0+0.0002093861043*[.A68]-10.23196229)" office:value-type="float" office:value="0.000143379728713761">
            <text:p>1.433797287138E-004</text:p>
          </table:table-cell>
          <table:table-cell table:formula="of:=1+0.01105400249*SQRT(([.B68])/(0.0000001194208575+0.0002*[.B68]))" office:value-type="float" office:value="1.34394626142241">
            <text:p>1.343946261422E+000</text:p>
          </table:table-cell>
          <table:table-cell table:formula="of:=1-0.01105400249*SQRT(([.B68])/(0.0000001194208575+0.0002*[.B68]))" office:value-type="float" office:value="0.656053738577586">
            <text:p>6.560537385776E-001</text:p>
          </table:table-cell>
          <table:table-cell table:formula="of:=0.001*EXP(3069.588686*0-0.0003140791565*[.A68])*POWER((0.943135751+1579.515969*[.B68]);3/2)" office:value-type="float" office:value="0.000159147853944283">
            <text:p>1.591478539443E-04</text:p>
          </table:table-cell>
          <table:table-cell table:formula="of:=1-[.E68]" office:value-type="float" office:value="0.999840852146056">
            <text:p>9.998408521461E-01</text:p>
          </table:table-cell>
          <table:table-cell table:number-columns-repeated="2"/>
        </table:table-row>
        <table:table-row table:style-name="ro4">
          <table:table-cell table:formula="of:=[.A68]+100" office:value-type="float" office:value="6700">
            <text:p>6.700000000000E+003</text:p>
          </table:table-cell>
          <table:table-cell table:formula="of:=EXP(-2046.392457*0+0.0002093861043*[.A69]-10.23196229)" office:value-type="float" office:value="0.000146413552179391">
            <text:p>1.464135521794E-004</text:p>
          </table:table-cell>
          <table:table-cell table:formula="of:=1+0.01105400249*SQRT(([.B69])/(0.0000001194208575+0.0002*[.B69]))" office:value-type="float" office:value="1.34685623226797">
            <text:p>1.346856232268E+000</text:p>
          </table:table-cell>
          <table:table-cell table:formula="of:=1-0.01105400249*SQRT(([.B69])/(0.0000001194208575+0.0002*[.B69]))" office:value-type="float" office:value="0.653143767732031">
            <text:p>6.531437677320E-001</text:p>
          </table:table-cell>
          <table:table-cell table:formula="of:=0.001*EXP(3069.588686*0-0.0003140791565*[.A69])*POWER((0.943135751+1579.515969*[.B69]);3/2)" office:value-type="float" office:value="0.000155175823735485">
            <text:p>1.551758237355E-04</text:p>
          </table:table-cell>
          <table:table-cell table:formula="of:=1-[.E69]" office:value-type="float" office:value="0.999844824176265">
            <text:p>9.998448241763E-01</text:p>
          </table:table-cell>
          <table:table-cell table:number-columns-repeated="2"/>
        </table:table-row>
        <table:table-row table:style-name="ro4">
          <table:table-cell table:formula="of:=[.A69]+100" office:value-type="float" office:value="6800">
            <text:p>6.800000000000E+003</text:p>
          </table:table-cell>
          <table:table-cell table:formula="of:=EXP(-2046.392457*0+0.0002093861043*[.A70]-10.23196229)" office:value-type="float" office:value="0.000149511569411483">
            <text:p>1.495115694115E-004</text:p>
          </table:table-cell>
          <table:table-cell table:formula="of:=1+0.01105400249*SQRT(([.B70])/(0.0000001194208575+0.0002*[.B70]))" office:value-type="float" office:value="1.34977869707715">
            <text:p>1.349778697077E+000</text:p>
          </table:table-cell>
          <table:table-cell table:formula="of:=1-0.01105400249*SQRT(([.B70])/(0.0000001194208575+0.0002*[.B70]))" office:value-type="float" office:value="0.650221302922849">
            <text:p>6.502213029228E-001</text:p>
          </table:table-cell>
          <table:table-cell table:formula="of:=0.001*EXP(3069.588686*0-0.0003140791565*[.A70])*POWER((0.943135751+1579.515969*[.B70]);3/2)" office:value-type="float" office:value="0.000151318664343714">
            <text:p>1.513186643437E-04</text:p>
          </table:table-cell>
          <table:table-cell table:formula="of:=1-[.E70]" office:value-type="float" office:value="0.999848681335656">
            <text:p>9.998486813357E-01</text:p>
          </table:table-cell>
          <table:table-cell table:number-columns-repeated="2"/>
        </table:table-row>
        <table:table-row table:style-name="ro4">
          <table:table-cell table:formula="of:=[.A70]+100" office:value-type="float" office:value="6900">
            <text:p>6.900000000000E+003</text:p>
          </table:table-cell>
          <table:table-cell table:formula="of:=EXP(-2046.392457*0+0.0002093861043*[.A71]-10.23196229)" office:value-type="float" office:value="0.000152675138709129">
            <text:p>1.526751387091E-004</text:p>
          </table:table-cell>
          <table:table-cell table:formula="of:=1+0.01105400249*SQRT(([.B71])/(0.0000001194208575+0.0002*[.B71]))" office:value-type="float" office:value="1.3527134023286">
            <text:p>1.352713402329E+000</text:p>
          </table:table-cell>
          <table:table-cell table:formula="of:=1-0.01105400249*SQRT(([.B71])/(0.0000001194208575+0.0002*[.B71]))" office:value-type="float" office:value="0.647286597671398">
            <text:p>6.472865976714E-001</text:p>
          </table:table-cell>
          <table:table-cell table:formula="of:=0.001*EXP(3069.588686*0-0.0003140791565*[.A71])*POWER((0.943135751+1579.515969*[.B71]);3/2)" office:value-type="float" office:value="0.00014757292304166">
            <text:p>1.475729230417E-04</text:p>
          </table:table-cell>
          <table:table-cell table:formula="of:=1-[.E71]" office:value-type="float" office:value="0.999852427076958">
            <text:p>9.998524270770E-01</text:p>
          </table:table-cell>
          <table:table-cell table:number-columns-repeated="2"/>
        </table:table-row>
        <table:table-row table:style-name="ro4">
          <table:table-cell table:formula="of:=[.A71]+100" office:value-type="float" office:value="7000">
            <text:p>7.000000000000E+003</text:p>
          </table:table-cell>
          <table:table-cell table:formula="of:=EXP(-2046.392457*0+0.0002093861043*[.A72]-10.23196229)" office:value-type="float" office:value="0.000155905647112159">
            <text:p>1.559056471122E-004</text:p>
          </table:table-cell>
          <table:table-cell table:formula="of:=1+0.01105400249*SQRT(([.B72])/(0.0000001194208575+0.0002*[.B72]))" office:value-type="float" office:value="1.35566008697637">
            <text:p>1.355660086976E+000</text:p>
          </table:table-cell>
          <table:table-cell table:formula="of:=1-0.01105400249*SQRT(([.B72])/(0.0000001194208575+0.0002*[.B72]))" office:value-type="float" office:value="0.644339913023635">
            <text:p>6.443399130236E-001</text:p>
          </table:table-cell>
          <table:table-cell table:formula="of:=0.001*EXP(3069.588686*0-0.0003140791565*[.A72])*POWER((0.943135751+1579.515969*[.B72]);3/2)" office:value-type="float" office:value="0.00014393525289642">
            <text:p>1.439352528964E-04</text:p>
          </table:table-cell>
          <table:table-cell table:formula="of:=1-[.E72]" office:value-type="float" office:value="0.999856064747103">
            <text:p>9.998560647471E-01</text:p>
          </table:table-cell>
          <table:table-cell table:number-columns-repeated="2"/>
        </table:table-row>
        <table:table-row table:style-name="ro4">
          <table:table-cell table:formula="of:=[.A72]+100" office:value-type="float" office:value="7100">
            <text:p>7.100000000000E+003</text:p>
          </table:table-cell>
          <table:table-cell table:formula="of:=EXP(-2046.392457*0+0.0002093861043*[.A73]-10.23196229)" office:value-type="float" office:value="0.000159204511009281">
            <text:p>1.592045110093E-004</text:p>
          </table:table-cell>
          <table:table-cell table:formula="of:=1+0.01105400249*SQRT(([.B73])/(0.0000001194208575+0.0002*[.B73]))" office:value-type="float" office:value="1.35861848244929">
            <text:p>1.358618482449E+000</text:p>
          </table:table-cell>
          <table:table-cell table:formula="of:=1-0.01105400249*SQRT(([.B73])/(0.0000001194208575+0.0002*[.B73]))" office:value-type="float" office:value="0.641381517550712">
            <text:p>6.413815175507E-001</text:p>
          </table:table-cell>
          <table:table-cell table:formula="of:=0.001*EXP(3069.588686*0-0.0003140791565*[.A73])*POWER((0.943135751+1579.515969*[.B73]);3/2)" office:value-type="float" office:value="0.000140402409506922">
            <text:p>1.404024095069E-04</text:p>
          </table:table-cell>
          <table:table-cell table:formula="of:=1-[.E73]" office:value-type="float" office:value="0.999859597590493">
            <text:p>9.998595975905E-01</text:p>
          </table:table-cell>
          <table:table-cell table:number-columns-repeated="2"/>
        </table:table-row>
        <table:table-row table:style-name="ro4">
          <table:table-cell table:formula="of:=[.A73]+100" office:value-type="float" office:value="7200">
            <text:p>7.200000000000E+003</text:p>
          </table:table-cell>
          <table:table-cell table:formula="of:=EXP(-2046.392457*0+0.0002093861043*[.A74]-10.23196229)" office:value-type="float" office:value="0.000162573176759083">
            <text:p>1.625731767591E-004</text:p>
          </table:table-cell>
          <table:table-cell table:formula="of:=1+0.01105400249*SQRT(([.B74])/(0.0000001194208575+0.0002*[.B74]))" office:value-type="float" office:value="1.36158831265731">
            <text:p>1.361588312657E+000</text:p>
          </table:table-cell>
          <table:table-cell table:formula="of:=1-0.01105400249*SQRT(([.B74])/(0.0000001194208575+0.0002*[.B74]))" office:value-type="float" office:value="0.638411687342692">
            <text:p>6.384116873427E-001</text:p>
          </table:table-cell>
          <table:table-cell table:formula="of:=0.001*EXP(3069.588686*0-0.0003140791565*[.A74])*POWER((0.943135751+1579.515969*[.B74]);3/2)" office:value-type="float" office:value="0.000136971247842104">
            <text:p>1.369712478421E-04</text:p>
          </table:table-cell>
          <table:table-cell table:formula="of:=1-[.E74]" office:value-type="float" office:value="0.999863028752158">
            <text:p>9.998630287522E-01</text:p>
          </table:table-cell>
          <table:table-cell table:number-columns-repeated="2"/>
        </table:table-row>
        <table:table-row table:style-name="ro4">
          <table:table-cell table:formula="of:=[.A74]+100" office:value-type="float" office:value="7300">
            <text:p>7.300000000000E+003</text:p>
          </table:table-cell>
          <table:table-cell table:formula="of:=EXP(-2046.392457*0+0.0002093861043*[.A75]-10.23196229)" office:value-type="float" office:value="0.000166013121324178">
            <text:p>1.660131213242E-004</text:p>
          </table:table-cell>
          <table:table-cell table:formula="of:=1+0.01105400249*SQRT(([.B75])/(0.0000001194208575+0.0002*[.B75]))" office:value-type="float" office:value="1.36456929400481">
            <text:p>1.364569294005E+000</text:p>
          </table:table-cell>
          <table:table-cell table:formula="of:=1-0.01105400249*SQRT(([.B75])/(0.0000001194208575+0.0002*[.B75]))" office:value-type="float" office:value="0.635430705995188">
            <text:p>6.354307059952E-001</text:p>
          </table:table-cell>
          <table:table-cell table:formula="of:=0.001*EXP(3069.588686*0-0.0003140791565*[.A75])*POWER((0.943135751+1579.515969*[.B75]);3/2)" office:value-type="float" office:value="0.000133638719176728">
            <text:p>1.336387191767E-04</text:p>
          </table:table-cell>
          <table:table-cell table:formula="of:=1-[.E75]" office:value-type="float" office:value="0.999866361280823">
            <text:p>9.998663612808E-01</text:p>
          </table:table-cell>
          <table:table-cell table:number-columns-repeated="2"/>
        </table:table-row>
        <table:table-row table:style-name="ro4">
          <table:table-cell table:formula="of:=[.A75]+100" office:value-type="float" office:value="7400">
            <text:p>7.400000000000E+003</text:p>
          </table:table-cell>
          <table:table-cell table:formula="of:=EXP(-2046.392457*0+0.0002093861043*[.A76]-10.23196229)" office:value-type="float" office:value="0.000169525852918761">
            <text:p>1.695258529188E-004</text:p>
          </table:table-cell>
          <table:table-cell table:formula="of:=1+0.01105400249*SQRT(([.B76])/(0.0000001194208575+0.0002*[.B76]))" office:value-type="float" office:value="1.36756113541127">
            <text:p>1.367561135411E+000</text:p>
          </table:table-cell>
          <table:table-cell table:formula="of:=1-0.01105400249*SQRT(([.B76])/(0.0000001194208575+0.0002*[.B76]))" office:value-type="float" office:value="0.632438864588726">
            <text:p>6.324388645887E-001</text:p>
          </table:table-cell>
          <table:table-cell table:formula="of:=0.001*EXP(3069.588686*0-0.0003140791565*[.A76])*POWER((0.943135751+1579.515969*[.B76]);3/2)" office:value-type="float" office:value="0.000130401868121801">
            <text:p>1.304018681218E-04</text:p>
          </table:table-cell>
          <table:table-cell table:formula="of:=1-[.E76]" office:value-type="float" office:value="0.999869598131878">
            <text:p>9.998695981319E-01</text:p>
          </table:table-cell>
          <table:table-cell table:number-columns-repeated="2"/>
        </table:table-row>
        <table:table-row table:style-name="ro4">
          <table:table-cell table:formula="of:=[.A76]+100" office:value-type="float" office:value="7500">
            <text:p>7.500000000000E+003</text:p>
          </table:table-cell>
          <table:table-cell table:formula="of:=EXP(-2046.392457*0+0.0002093861043*[.A77]-10.23196229)" office:value-type="float" office:value="0.00017311291166988">
            <text:p>1.731129116699E-004</text:p>
          </table:table-cell>
          <table:table-cell table:formula="of:=1+0.01105400249*SQRT(([.B77])/(0.0000001194208575+0.0002*[.B77]))" office:value-type="float" office:value="1.37056353833936">
            <text:p>1.370563538339E+000</text:p>
          </table:table-cell>
          <table:table-cell table:formula="of:=1-0.01105400249*SQRT(([.B77])/(0.0000001194208575+0.0002*[.B77]))" office:value-type="float" office:value="0.629436461660642">
            <text:p>6.294364616606E-001</text:p>
          </table:table-cell>
          <table:table-cell table:formula="of:=0.001*EXP(3069.588686*0-0.0003140791565*[.A77])*POWER((0.943135751+1579.515969*[.B77]);3/2)" office:value-type="float" office:value="0.000127257829746698">
            <text:p>1.272578297467E-04</text:p>
          </table:table-cell>
          <table:table-cell table:formula="of:=1-[.E77]" office:value-type="float" office:value="0.999872742170253">
            <text:p>9.998727421703E-01</text:p>
          </table:table-cell>
          <table:table-cell table:number-columns-repeated="2"/>
        </table:table-row>
        <table:table-row table:style-name="ro4">
          <table:table-cell table:formula="of:=[.A77]+100" office:value-type="float" office:value="7600">
            <text:p>7.600000000000E+003</text:p>
          </table:table-cell>
          <table:table-cell table:formula="of:=EXP(-2046.392457*0+0.0002093861043*[.A78]-10.23196229)" office:value-type="float" office:value="0.000176775870292685">
            <text:p>1.767758702927E-004</text:p>
          </table:table-cell>
          <table:table-cell table:formula="of:=1+0.01105400249*SQRT(([.B78])/(0.0000001194208575+0.0002*[.B78]))" office:value-type="float" office:value="1.37357619683067">
            <text:p>1.373576196831E+000</text:p>
          </table:table-cell>
          <table:table-cell table:formula="of:=1-0.01105400249*SQRT(([.B78])/(0.0000001194208575+0.0002*[.B78]))" office:value-type="float" office:value="0.626423803169328">
            <text:p>6.264238031693E-001</text:p>
          </table:table-cell>
          <table:table-cell table:formula="of:=0.001*EXP(3069.588686*0-0.0003140791565*[.A78])*POWER((0.943135751+1579.515969*[.B78]);3/2)" office:value-type="float" office:value="0.000124203826790134">
            <text:p>1.242038267901E-04</text:p>
          </table:table-cell>
          <table:table-cell table:formula="of:=1-[.E78]" office:value-type="float" office:value="0.99987579617321">
            <text:p>9.998757961732E-01</text:p>
          </table:table-cell>
          <table:table-cell table:number-columns-repeated="2"/>
        </table:table-row>
        <table:table-row table:style-name="ro4">
          <table:table-cell table:formula="of:=[.A78]+100" office:value-type="float" office:value="7700">
            <text:p>7.700000000000E+003</text:p>
          </table:table-cell>
          <table:table-cell table:formula="of:=EXP(-2046.392457*0+0.0002093861043*[.A79]-10.23196229)" office:value-type="float" office:value="0.000180516334779974">
            <text:p>1.805163347800E-004</text:p>
          </table:table-cell>
          <table:table-cell table:formula="of:=1+0.01105400249*SQRT(([.B79])/(0.0000001194208575+0.0002*[.B79]))" office:value-type="float" office:value="1.37659879754934">
            <text:p>1.376598797549E+000</text:p>
          </table:table-cell>
          <table:table-cell table:formula="of:=1-0.01105400249*SQRT(([.B79])/(0.0000001194208575+0.0002*[.B79]))" office:value-type="float" office:value="0.62340120245066">
            <text:p>6.234012024507E-001</text:p>
          </table:table-cell>
          <table:table-cell table:formula="of:=0.001*EXP(3069.588686*0-0.0003140791565*[.A79])*POWER((0.943135751+1579.515969*[.B79]);3/2)" office:value-type="float" office:value="0.000121237166957253">
            <text:p>1.212371669573E-04</text:p>
          </table:table-cell>
          <table:table-cell table:formula="of:=1-[.E79]" office:value-type="float" office:value="0.999878762833043">
            <text:p>9.998787628330E-01</text:p>
          </table:table-cell>
          <table:table-cell table:number-columns-repeated="2"/>
        </table:table-row>
        <table:table-row table:style-name="ro4">
          <table:table-cell table:formula="of:=[.A79]+100" office:value-type="float" office:value="7800">
            <text:p>7.800000000000E+003</text:p>
          </table:table-cell>
          <table:table-cell table:formula="of:=EXP(-2046.392457*0+0.0002093861043*[.A80]-10.23196229)" office:value-type="float" office:value="0.000184335945106328">
            <text:p>1.843359451063E-004</text:p>
          </table:table-cell>
          <table:table-cell table:formula="of:=1+0.01105400249*SQRT(([.B80])/(0.0000001194208575+0.0002*[.B80]))" office:value-type="float" office:value="1.37963101983357">
            <text:p>1.379631019834E+000</text:p>
          </table:table-cell>
          <table:table-cell table:formula="of:=1-0.01105400249*SQRT(([.B80])/(0.0000001194208575+0.0002*[.B80]))" office:value-type="float" office:value="0.620368980166427">
            <text:p>6.203689801664E-001</text:p>
          </table:table-cell>
          <table:table-cell table:formula="of:=0.001*EXP(3069.588686*0-0.0003140791565*[.A80])*POWER((0.943135751+1579.515969*[.B80]);3/2)" office:value-type="float" office:value="0.000118355240300168">
            <text:p>1.183552403002E-04</text:p>
          </table:table-cell>
          <table:table-cell table:formula="of:=1-[.E80]" office:value-type="float" office:value="0.9998816447597">
            <text:p>9.998816447597E-01</text:p>
          </table:table-cell>
          <table:table-cell table:number-columns-repeated="2"/>
        </table:table-row>
        <table:table-row table:style-name="ro4">
          <table:table-cell table:formula="of:=[.A80]+100" office:value-type="float" office:value="7900">
            <text:p>7.900000000000E+003</text:p>
          </table:table-cell>
          <table:table-cell table:formula="of:=EXP(-2046.392457*0+0.0002093861043*[.A81]-10.23196229)" office:value-type="float" office:value="0.000188236375947141">
            <text:p>1.882363759471E-004</text:p>
          </table:table-cell>
          <table:table-cell table:formula="of:=1+0.01105400249*SQRT(([.B81])/(0.0000001194208575+0.0002*[.B81]))" office:value-type="float" office:value="1.38267253575537">
            <text:p>1.382672535755E+000</text:p>
          </table:table-cell>
          <table:table-cell table:formula="of:=1-0.01105400249*SQRT(([.B81])/(0.0000001194208575+0.0002*[.B81]))" office:value-type="float" office:value="0.617327464244626">
            <text:p>6.173274642446E-001</text:p>
          </table:table-cell>
          <table:table-cell table:formula="of:=0.001*EXP(3069.588686*0-0.0003140791565*[.A81])*POWER((0.943135751+1579.515969*[.B81]);3/2)" office:value-type="float" office:value="0.000115555516679369">
            <text:p>1.155555166794E-04</text:p>
          </table:table-cell>
          <table:table-cell table:formula="of:=1-[.E81]" office:value-type="float" office:value="0.999884444483321">
            <text:p>9.998844444833E-01</text:p>
          </table:table-cell>
          <table:table-cell table:number-columns-repeated="2"/>
        </table:table-row>
        <table:table-row table:style-name="ro4">
          <table:table-cell table:formula="of:=[.A81]+100" office:value-type="float" office:value="8000">
            <text:p>8.000000000000E+003</text:p>
          </table:table-cell>
          <table:table-cell table:formula="of:=EXP(-2046.392457*0+0.0002093861043*[.A82]-10.23196229)" office:value-type="float" office:value="0.000192219337412869">
            <text:p>1.922193374129E-004</text:p>
          </table:table-cell>
          <table:table-cell table:formula="of:=1+0.01105400249*SQRT(([.B82])/(0.0000001194208575+0.0002*[.B82]))" office:value-type="float" office:value="1.38572301018854">
            <text:p>1.385723010189E+000</text:p>
          </table:table-cell>
          <table:table-cell table:formula="of:=1-0.01105400249*SQRT(([.B82])/(0.0000001194208575+0.0002*[.B82]))" office:value-type="float" office:value="0.614276989811456">
            <text:p>6.142769898115E-001</text:p>
          </table:table-cell>
          <table:table-cell table:formula="of:=0.001*EXP(3069.588686*0-0.0003140791565*[.A82])*POWER((0.943135751+1579.515969*[.B82]);3/2)" office:value-type="float" office:value="0.000112835543303513">
            <text:p>1.128355433035E-04</text:p>
          </table:table-cell>
          <table:table-cell table:formula="of:=1-[.E82]" office:value-type="float" office:value="0.999887164456696">
            <text:p>9.998871644567E-01</text:p>
          </table:table-cell>
          <table:table-cell table:number-columns-repeated="2"/>
        </table:table-row>
        <table:table-row table:style-name="ro4">
          <table:table-cell table:formula="of:=[.A82]+100" office:value-type="float" office:value="8100">
            <text:p>8.100000000000E+003</text:p>
          </table:table-cell>
          <table:table-cell table:formula="of:=EXP(-2046.392457*0+0.0002093861043*[.A83]-10.23196229)" office:value-type="float" office:value="0.000196286575798813">
            <text:p>1.962865757988E-004</text:p>
          </table:table-cell>
          <table:table-cell table:formula="of:=1+0.01105400249*SQRT(([.B83])/(0.0000001194208575+0.0002*[.B83]))" office:value-type="float" office:value="1.38878210088511">
            <text:p>1.388782100885E+000</text:p>
          </table:table-cell>
          <table:table-cell table:formula="of:=1-0.01105400249*SQRT(([.B83])/(0.0000001194208575+0.0002*[.B83]))" office:value-type="float" office:value="0.611217899114891">
            <text:p>6.112178991149E-001</text:p>
          </table:table-cell>
          <table:table-cell table:formula="of:=0.001*EXP(3069.588686*0-0.0003140791565*[.A83])*POWER((0.943135751+1579.515969*[.B83]);3/2)" office:value-type="float" office:value="0.000110192942345155">
            <text:p>1.101929423452E-04</text:p>
          </table:table-cell>
          <table:table-cell table:formula="of:=1-[.E83]" office:value-type="float" office:value="0.999889807057655">
            <text:p>9.998898070577E-01</text:p>
          </table:table-cell>
          <table:table-cell table:number-columns-repeated="2"/>
        </table:table-row>
        <table:table-row table:style-name="ro4">
          <table:table-cell table:formula="of:=[.A83]+100" office:value-type="float" office:value="8200">
            <text:p>8.200000000000E+003</text:p>
          </table:table-cell>
          <table:table-cell table:formula="of:=EXP(-2046.392457*0+0.0002093861043*[.A84]-10.23196229)" office:value-type="float" office:value="0.000200439874350768">
            <text:p>2.004398743508E-004</text:p>
          </table:table-cell>
          <table:table-cell table:formula="of:=1+0.01105400249*SQRT(([.B84])/(0.0000001194208575+0.0002*[.B84]))" office:value-type="float" office:value="1.3918494585603">
            <text:p>1.391849458560E+000</text:p>
          </table:table-cell>
          <table:table-cell table:formula="of:=1-0.01105400249*SQRT(([.B84])/(0.0000001194208575+0.0002*[.B84]))" office:value-type="float" office:value="0.608150541439696">
            <text:p>6.081505414397E-001</text:p>
          </table:table-cell>
          <table:table-cell table:formula="of:=0.001*EXP(3069.588686*0-0.0003140791565*[.A84])*POWER((0.943135751+1579.515969*[.B84]);3/2)" office:value-type="float" office:value="0.00010762540863009">
            <text:p>1.076254086301E-04</text:p>
          </table:table-cell>
          <table:table-cell table:formula="of:=1-[.E84]" office:value-type="float" office:value="0.99989237459137">
            <text:p>9.998923745914E-01</text:p>
          </table:table-cell>
          <table:table-cell table:number-columns-repeated="2"/>
        </table:table-row>
        <table:table-row table:style-name="ro4">
          <table:table-cell table:formula="of:=[.A84]+100" office:value-type="float" office:value="8300">
            <text:p>8.300000000000E+003</text:p>
          </table:table-cell>
          <table:table-cell table:formula="of:=EXP(-2046.392457*0+0.0002093861043*[.A85]-10.23196229)" office:value-type="float" office:value="0.000204681054046868">
            <text:p>2.046810540469E-004</text:p>
          </table:table-cell>
          <table:table-cell table:formula="of:=1+0.01105400249*SQRT(([.B85])/(0.0000001194208575+0.0002*[.B85]))" office:value-type="float" office:value="1.39492472698621">
            <text:p>1.394924726986E+000</text:p>
          </table:table-cell>
          <table:table-cell table:formula="of:=1-0.01105400249*SQRT(([.B85])/(0.0000001194208575+0.0002*[.B85]))" office:value-type="float" office:value="0.605075273013788">
            <text:p>6.050752730138E-001</text:p>
          </table:table-cell>
          <table:table-cell table:formula="of:=0.001*EXP(3069.588686*0-0.0003140791565*[.A85])*POWER((0.943135751+1579.515969*[.B85]);3/2)" office:value-type="float" office:value="0.000105130707398027">
            <text:p>1.051307073980E-04</text:p>
          </table:table-cell>
          <table:table-cell table:formula="of:=1-[.E85]" office:value-type="float" office:value="0.999894869292602">
            <text:p>9.998948692926E-01</text:p>
          </table:table-cell>
          <table:table-cell table:number-columns-repeated="2"/>
        </table:table-row>
        <table:table-row table:style-name="ro4">
          <table:table-cell table:formula="of:=[.A85]+100" office:value-type="float" office:value="8400">
            <text:p>8.400000000000E+003</text:p>
          </table:table-cell>
          <table:table-cell table:formula="of:=EXP(-2046.392457*0+0.0002093861043*[.A86]-10.23196229)" office:value-type="float" office:value="0.000209011974395984">
            <text:p>2.090119743960E-004</text:p>
          </table:table-cell>
          <table:table-cell table:formula="of:=1+0.01105400249*SQRT(([.B86])/(0.0000001194208575+0.0002*[.B86]))" office:value-type="float" office:value="1.39800754309417">
            <text:p>1.398007543094E+000</text:p>
          </table:table-cell>
          <table:table-cell table:formula="of:=1-0.01105400249*SQRT(([.B86])/(0.0000001194208575+0.0002*[.B86]))" office:value-type="float" office:value="0.601992456905833">
            <text:p>6.019924569058E-001</text:p>
          </table:table-cell>
          <table:table-cell table:formula="of:=0.001*EXP(3069.588686*0-0.0003140791565*[.A86])*POWER((0.943135751+1579.515969*[.B86]);3/2)" office:value-type="float" office:value="0.000102706672132386">
            <text:p>1.027066721324E-04</text:p>
          </table:table-cell>
          <table:table-cell table:formula="of:=1-[.E86]" office:value-type="float" office:value="0.999897293327868">
            <text:p>9.998972933279E-01</text:p>
          </table:table-cell>
          <table:table-cell table:number-columns-repeated="2"/>
        </table:table-row>
        <table:table-row table:style-name="ro4">
          <table:table-cell table:formula="of:=[.A86]+100" office:value-type="float" office:value="8500">
            <text:p>8.500000000000E+003</text:p>
          </table:table-cell>
          <table:table-cell table:formula="of:=EXP(-2046.392457*0+0.0002093861043*[.A87]-10.23196229)" office:value-type="float" office:value="0.000213434534253005">
            <text:p>2.134345342530E-004</text:p>
          </table:table-cell>
          <table:table-cell table:formula="of:=1+0.01105400249*SQRT(([.B87])/(0.0000001194208575+0.0002*[.B87]))" office:value-type="float" office:value="1.401097537086">
            <text:p>1.401097537086E+000</text:p>
          </table:table-cell>
          <table:table-cell table:formula="of:=1-0.01105400249*SQRT(([.B87])/(0.0000001194208575+0.0002*[.B87]))" office:value-type="float" office:value="0.598902462914005">
            <text:p>5.989024629140E-001</text:p>
          </table:table-cell>
          <table:table-cell table:formula="of:=0.001*EXP(3069.588686*0-0.0003140791565*[.A87])*POWER((0.943135751+1579.515969*[.B87]);3/2)" office:value-type="float" office:value="0.000100351202457089">
            <text:p>1.003512024571E-04</text:p>
          </table:table-cell>
          <table:table-cell table:formula="of:=1-[.E87]" office:value-type="float" office:value="0.999899648797543">
            <text:p>9.998996487975E-01</text:p>
          </table:table-cell>
          <table:table-cell table:number-columns-repeated="2"/>
        </table:table-row>
        <table:table-row table:style-name="ro4">
          <table:table-cell table:formula="of:=[.A87]+100" office:value-type="float" office:value="8600">
            <text:p>8.600000000000E+003</text:p>
          </table:table-cell>
          <table:table-cell table:formula="of:=EXP(-2046.392457*0+0.0002093861043*[.A88]-10.23196229)" office:value-type="float" office:value="0.000217950672651377">
            <text:p>2.179506726514E-004</text:p>
          </table:table-cell>
          <table:table-cell table:formula="of:=1+0.01105400249*SQRT(([.B88])/(0.0000001194208575+0.0002*[.B88]))" office:value-type="float" office:value="1.40419433255418">
            <text:p>1.404194332554E+000</text:p>
          </table:table-cell>
          <table:table-cell table:formula="of:=1-0.01105400249*SQRT(([.B88])/(0.0000001194208575+0.0002*[.B88]))" office:value-type="float" office:value="0.595805667445822">
            <text:p>5.958056674458E-001</text:p>
          </table:table-cell>
          <table:table-cell table:formula="of:=0.001*EXP(3069.588686*0-0.0003140791565*[.A88])*POWER((0.943135751+1579.515969*[.B88]);3/2)" office:value-type="float" office:value="0.0000980622620982705">
            <text:p>9.806226209827E-05</text:p>
          </table:table-cell>
          <table:table-cell table:formula="of:=1-[.E88]" office:value-type="float" office:value="0.999901937737902">
            <text:p>9.999019377379E-01</text:p>
          </table:table-cell>
          <table:table-cell table:number-columns-repeated="2"/>
        </table:table-row>
        <table:table-row table:style-name="ro4">
          <table:table-cell table:formula="of:=[.A88]+100" office:value-type="float" office:value="8700">
            <text:p>8.700000000000E+003</text:p>
          </table:table-cell>
          <table:table-cell table:formula="of:=EXP(-2046.392457*0+0.0002093861043*[.A89]-10.23196229)" office:value-type="float" office:value="0.000222562369653256">
            <text:p>2.225623696533E-004</text:p>
          </table:table-cell>
          <table:table-cell table:formula="of:=1+0.01105400249*SQRT(([.B89])/(0.0000001194208575+0.0002*[.B89]))" office:value-type="float" office:value="1.40729754661097">
            <text:p>1.407297546611E+000</text:p>
          </table:table-cell>
          <table:table-cell table:formula="of:=1-0.01105400249*SQRT(([.B89])/(0.0000001194208575+0.0002*[.B89]))" office:value-type="float" office:value="0.592702453389032">
            <text:p>5.927024533890E-001</text:p>
          </table:table-cell>
          <table:table-cell table:formula="of:=0.001*EXP(3069.588686*0-0.0003140791565*[.A89])*POWER((0.943135751+1579.515969*[.B89]);3/2)" office:value-type="float" office:value="0.0000958378769089054">
            <text:p>9.583787690891E-05</text:p>
          </table:table-cell>
          <table:table-cell table:formula="of:=1-[.E89]" office:value-type="float" office:value="0.999904162123091">
            <text:p>9.999041621231E-01</text:p>
          </table:table-cell>
          <table:table-cell table:number-columns-repeated="2"/>
        </table:table-row>
        <table:table-row table:style-name="ro4">
          <table:table-cell table:formula="of:=[.A89]+100" office:value-type="float" office:value="8800">
            <text:p>8.800000000000E+003</text:p>
          </table:table-cell>
          <table:table-cell table:formula="of:=EXP(-2046.392457*0+0.0002093861043*[.A90]-10.23196229)" office:value-type="float" office:value="0.000227271647217646">
            <text:p>2.272716472176E-004</text:p>
          </table:table-cell>
          <table:table-cell table:formula="of:=1+0.01105400249*SQRT(([.B90])/(0.0000001194208575+0.0002*[.B90]))" office:value-type="float" office:value="1.41040679002652">
            <text:p>1.410406790027E+000</text:p>
          </table:table-cell>
          <table:table-cell table:formula="of:=1-0.01105400249*SQRT(([.B90])/(0.0000001194208575+0.0002*[.B90]))" office:value-type="float" office:value="0.589593209973478">
            <text:p>5.895932099735E-001</text:p>
          </table:table-cell>
          <table:table-cell table:formula="of:=0.001*EXP(3069.588686*0-0.0003140791565*[.A90])*POWER((0.943135751+1579.515969*[.B90]);3/2)" office:value-type="float" office:value="0.0000936761329544105">
            <text:p>9.367613295441E-05</text:p>
          </table:table-cell>
          <table:table-cell table:formula="of:=1-[.E90]" office:value-type="float" office:value="0.999906323867046">
            <text:p>9.999063238670E-01</text:p>
          </table:table-cell>
          <table:table-cell table:number-columns-repeated="2"/>
        </table:table-row>
        <table:table-row table:style-name="ro4">
          <table:table-cell table:formula="of:=[.A90]+100" office:value-type="float" office:value="8900">
            <text:p>8.900000000000E+003</text:p>
          </table:table-cell>
          <table:table-cell table:formula="of:=EXP(-2046.392457*0+0.0002093861043*[.A91]-10.23196229)" office:value-type="float" office:value="0.000232080570086915">
            <text:p>2.320805700869E-004</text:p>
          </table:table-cell>
          <table:table-cell table:formula="of:=1+0.01105400249*SQRT(([.B91])/(0.0000001194208575+0.0002*[.B91]))" office:value-type="float" office:value="1.41352166737605">
            <text:p>1.413521667376E+000</text:p>
          </table:table-cell>
          <table:table-cell table:formula="of:=1-0.01105400249*SQRT(([.B91])/(0.0000001194208575+0.0002*[.B91]))" office:value-type="float" office:value="0.586478332623953">
            <text:p>5.864783326240E-001</text:p>
          </table:table-cell>
          <table:table-cell table:formula="of:=0.001*EXP(3069.588686*0-0.0003140791565*[.A91])*POWER((0.943135751+1579.515969*[.B91]);3/2)" office:value-type="float" office:value="0.000091575174657333">
            <text:p>9.157517465733E-05</text:p>
          </table:table-cell>
          <table:table-cell table:formula="of:=1-[.E91]" office:value-type="float" office:value="0.999908424825343">
            <text:p>9.999084248253E-01</text:p>
          </table:table-cell>
          <table:table-cell table:number-columns-repeated="2"/>
        </table:table-row>
        <table:table-row table:style-name="ro4">
          <table:table-cell table:formula="of:=[.A91]+100" office:value-type="float" office:value="9000">
            <text:p>9.000000000000E+003</text:p>
          </table:table-cell>
          <table:table-cell table:formula="of:=EXP(-2046.392457*0+0.0002093861043*[.A92]-10.23196229)" office:value-type="float" office:value="0.000236991246692057">
            <text:p>2.369912466921E-004</text:p>
          </table:table-cell>
          <table:table-cell table:formula="of:=1+0.01105400249*SQRT(([.B92])/(0.0000001194208575+0.0002*[.B92]))" office:value-type="float" office:value="1.41664177719599">
            <text:p>1.416641777196E+000</text:p>
          </table:table-cell>
          <table:table-cell table:formula="of:=1-0.01105400249*SQRT(([.B92])/(0.0000001194208575+0.0002*[.B92]))" office:value-type="float" office:value="0.583358222804013">
            <text:p>5.833582228040E-001</text:p>
          </table:table-cell>
          <table:table-cell table:formula="of:=0.001*EXP(3069.588686*0-0.0003140791565*[.A92])*POWER((0.943135751+1579.515969*[.B92]);3/2)" office:value-type="float" office:value="0.0000895332029993051">
            <text:p>8.953320299931E-05</text:p>
          </table:table-cell>
          <table:table-cell table:formula="of:=1-[.E92]" office:value-type="float" office:value="0.999910466797001">
            <text:p>9.999104667970E-01</text:p>
          </table:table-cell>
          <table:table-cell table:number-columns-repeated="2"/>
        </table:table-row>
        <table:table-row table:style-name="ro4">
          <table:table-cell table:formula="of:=[.A92]+100" office:value-type="float" office:value="9100">
            <text:p>9.100000000000E+003</text:p>
          </table:table-cell>
          <table:table-cell table:formula="of:=EXP(-2046.392457*0+0.0002093861043*[.A93]-10.23196229)" office:value-type="float" office:value="0.000242005830077122">
            <text:p>2.420058300771E-004</text:p>
          </table:table-cell>
          <table:table-cell table:formula="of:=1+0.01105400249*SQRT(([.B93])/(0.0000001194208575+0.0002*[.B93]))" office:value-type="float" office:value="1.41976671214922">
            <text:p>1.419766712149E+000</text:p>
          </table:table-cell>
          <table:table-cell table:formula="of:=1-0.01105400249*SQRT(([.B93])/(0.0000001194208575+0.0002*[.B93]))" office:value-type="float" office:value="0.580233287850782">
            <text:p>5.802332878508E-001</text:p>
          </table:table-cell>
          <table:table-cell table:formula="of:=0.001*EXP(3069.588686*0-0.0003140791565*[.A93])*POWER((0.943135751+1579.515969*[.B93]);3/2)" office:value-type="float" office:value="0.0000875484737784926">
            <text:p>8.754847377849E-05</text:p>
          </table:table-cell>
          <table:table-cell table:formula="of:=1-[.E93]" office:value-type="float" office:value="0.999912451526222">
            <text:p>9.999124515262E-01</text:p>
          </table:table-cell>
          <table:table-cell table:number-columns-repeated="2"/>
        </table:table-row>
        <table:table-row table:style-name="ro4">
          <table:table-cell table:formula="of:=[.A93]+100" office:value-type="float" office:value="9200">
            <text:p>9.200000000000E+003</text:p>
          </table:table-cell>
          <table:table-cell table:formula="of:=EXP(-2046.392457*0+0.0002093861043*[.A94]-10.23196229)" office:value-type="float" office:value="0.000247126518843194">
            <text:p>2.471265188432E-004</text:p>
          </table:table-cell>
          <table:table-cell table:formula="of:=1+0.01105400249*SQRT(([.B94])/(0.0000001194208575+0.0002*[.B94]))" office:value-type="float" office:value="1.42289605919923">
            <text:p>1.422896059199E+000</text:p>
          </table:table-cell>
          <table:table-cell table:formula="of:=1-0.01105400249*SQRT(([.B94])/(0.0000001194208575+0.0002*[.B94]))" office:value-type="float" office:value="0.577103940800772">
            <text:p>5.771039408008E-001</text:p>
          </table:table-cell>
          <table:table-cell table:formula="of:=0.001*EXP(3069.588686*0-0.0003140791565*[.A94])*POWER((0.943135751+1579.515969*[.B94]);3/2)" office:value-type="float" office:value="0.0000856192959208258">
            <text:p>8.561929592083E-05</text:p>
          </table:table-cell>
          <table:table-cell table:formula="of:=1-[.E94]" office:value-type="float" office:value="0.999914380704079">
            <text:p>9.999143807041E-01</text:p>
          </table:table-cell>
          <table:table-cell table:number-columns-repeated="2"/>
        </table:table-row>
        <table:table-row table:style-name="ro4">
          <table:table-cell table:formula="of:=[.A94]+100" office:value-type="float" office:value="9300">
            <text:p>9.300000000000E+003</text:p>
          </table:table-cell>
          <table:table-cell table:formula="of:=EXP(-2046.392457*0+0.0002093861043*[.A95]-10.23196229)" office:value-type="float" office:value="0.000252355558112354">
            <text:p>2.523555581124E-004</text:p>
          </table:table-cell>
          <table:table-cell table:formula="of:=1+0.01105400249*SQRT(([.B95])/(0.0000001194208575+0.0002*[.B95]))" office:value-type="float" office:value="1.42602939979323">
            <text:p>1.426029399793E+000</text:p>
          </table:table-cell>
          <table:table-cell table:formula="of:=1-0.01105400249*SQRT(([.B95])/(0.0000001194208575+0.0002*[.B95]))" office:value-type="float" office:value="0.573970600206767">
            <text:p>5.739706002068E-001</text:p>
          </table:table-cell>
          <table:table-cell table:formula="of:=0.001*EXP(3069.588686*0-0.0003140791565*[.A95])*POWER((0.943135751+1579.515969*[.B95]);3/2)" office:value-type="float" office:value="0.0000837440298433508">
            <text:p>8.374402984335E-05</text:p>
          </table:table-cell>
          <table:table-cell table:formula="of:=1-[.E95]" office:value-type="float" office:value="0.999916255970157">
            <text:p>9.999162559702E-01</text:p>
          </table:table-cell>
          <table:table-cell table:number-columns-repeated="2"/>
        </table:table-row>
        <table:table-row table:style-name="ro4">
          <table:table-cell table:formula="of:=[.A95]+100" office:value-type="float" office:value="9400">
            <text:p>9.400000000000E+003</text:p>
          </table:table-cell>
          <table:table-cell table:formula="of:=EXP(-2046.392457*0+0.0002093861043*[.A96]-10.23196229)" office:value-type="float" office:value="0.000257695240512031">
            <text:p>2.576952405120E-004</text:p>
          </table:table-cell>
          <table:table-cell table:formula="of:=1+0.01105400249*SQRT(([.B96])/(0.0000001194208575+0.0002*[.B96]))" office:value-type="float" office:value="1.42916631005415">
            <text:p>1.429166310054E+000</text:p>
          </table:table-cell>
          <table:table-cell table:formula="of:=1-0.01105400249*SQRT(([.B96])/(0.0000001194208575+0.0002*[.B96]))" office:value-type="float" office:value="0.570833689945853">
            <text:p>5.708336899459E-001</text:p>
          </table:table-cell>
          <table:table-cell table:formula="of:=0.001*EXP(3069.588686*0-0.0003140791565*[.A96])*POWER((0.943135751+1579.515969*[.B96]);3/2)" office:value-type="float" office:value="0.0000819210858680918">
            <text:p>8.192108586809E-05</text:p>
          </table:table-cell>
          <table:table-cell table:formula="of:=1-[.E96]" office:value-type="float" office:value="0.999918078914132">
            <text:p>9.999180789141E-01</text:p>
          </table:table-cell>
          <table:table-cell table:number-columns-repeated="2"/>
        </table:table-row>
        <table:table-row table:style-name="ro4">
          <table:table-cell table:formula="of:=[.A96]+100" office:value-type="float" office:value="9500">
            <text:p>9.500000000000E+003</text:p>
          </table:table-cell>
          <table:table-cell table:formula="of:=EXP(-2046.392457*0+0.0002093861043*[.A97]-10.23196229)" office:value-type="float" office:value="0.000263147907180184">
            <text:p>2.631479071802E-004</text:p>
          </table:table-cell>
          <table:table-cell table:formula="of:=1+0.01105400249*SQRT(([.B97])/(0.0000001194208575+0.0002*[.B97]))" office:value-type="float" office:value="1.43230636098134">
            <text:p>1.432306360981E+000</text:p>
          </table:table-cell>
          <table:table-cell table:formula="of:=1-0.01105400249*SQRT(([.B97])/(0.0000001194208575+0.0002*[.B97]))" office:value-type="float" office:value="0.567693639018662">
            <text:p>5.676936390187E-001</text:p>
          </table:table-cell>
          <table:table-cell table:formula="of:=0.001*EXP(3069.588686*0-0.0003140791565*[.A97])*POWER((0.943135751+1579.515969*[.B97]);3/2)" office:value-type="float" office:value="0.0000801489226848644">
            <text:p>8.014892268486E-05</text:p>
          </table:table-cell>
          <table:table-cell table:formula="of:=1-[.E97]" office:value-type="float" office:value="0.999919851077315">
            <text:p>9.999198510773E-01</text:p>
          </table:table-cell>
          <table:table-cell table:number-columns-repeated="2"/>
        </table:table-row>
        <table:table-row table:style-name="ro4">
          <table:table-cell table:formula="of:=[.A97]+100" office:value-type="float" office:value="9600">
            <text:p>9.600000000000E+003</text:p>
          </table:table-cell>
          <table:table-cell table:formula="of:=EXP(-2046.392457*0+0.0002093861043*[.A98]-10.23196229)" office:value-type="float" office:value="0.000268715948791759">
            <text:p>2.687159487918E-004</text:p>
          </table:table-cell>
          <table:table-cell table:formula="of:=1+0.01105400249*SQRT(([.B98])/(0.0000001194208575+0.0002*[.B98]))" office:value-type="float" office:value="1.43544911866003">
            <text:p>1.435449118660E+000</text:p>
          </table:table-cell>
          <table:table-cell table:formula="of:=1-0.01105400249*SQRT(([.B98])/(0.0000001194208575+0.0002*[.B98]))" office:value-type="float" office:value="0.564550881339966">
            <text:p>5.645508813400E-001</text:p>
          </table:table-cell>
          <table:table-cell table:formula="of:=0.001*EXP(3069.588686*0-0.0003140791565*[.A98])*POWER((0.943135751+1579.515969*[.B98]);3/2)" office:value-type="float" office:value="0.0000784260458615293">
            <text:p>7.842604586153E-05</text:p>
          </table:table-cell>
          <table:table-cell table:formula="of:=1-[.E98]" office:value-type="float" office:value="0.999921573954138">
            <text:p>9.999215739541E-01</text:p>
          </table:table-cell>
          <table:table-cell table:number-columns-repeated="2"/>
        </table:table-row>
        <table:table-row table:style-name="ro4">
          <table:table-cell table:formula="of:=[.A98]+100" office:value-type="float" office:value="9700">
            <text:p>9.700000000000E+003</text:p>
          </table:table-cell>
          <table:table-cell table:formula="of:=EXP(-2046.392457*0+0.0002093861043*[.A99]-10.23196229)" office:value-type="float" office:value="0.000274401806606853">
            <text:p>2.744018066069E-004</text:p>
          </table:table-cell>
          <table:table-cell table:formula="of:=1+0.01105400249*SQRT(([.B99])/(0.0000001194208575+0.0002*[.B99]))" office:value-type="float" office:value="1.43859414447927">
            <text:p>1.438594144479E+000</text:p>
          </table:table-cell>
          <table:table-cell table:formula="of:=1-0.01105400249*SQRT(([.B99])/(0.0000001194208575+0.0002*[.B99]))" office:value-type="float" office:value="0.561405855520729">
            <text:p>5.614058555207E-001</text:p>
          </table:table-cell>
          <table:table-cell table:formula="of:=0.001*EXP(3069.588686*0-0.0003140791565*[.A99])*POWER((0.943135751+1579.515969*[.B99]);3/2)" office:value-type="float" office:value="0.0000767510064002205">
            <text:p>7.675100640022E-05</text:p>
          </table:table-cell>
          <table:table-cell table:formula="of:=1-[.E99]" office:value-type="float" office:value="0.9999232489936">
            <text:p>9.999232489936E-01</text:p>
          </table:table-cell>
          <table:table-cell table:number-columns-repeated="2"/>
        </table:table-row>
        <table:table-row table:style-name="ro4">
          <table:table-cell table:formula="of:=[.A99]+100" office:value-type="float" office:value="9800">
            <text:p>9.800000000000E+003</text:p>
          </table:table-cell>
          <table:table-cell table:formula="of:=EXP(-2046.392457*0+0.0002093861043*[.A100]-10.23196229)" office:value-type="float" office:value="0.000280207973541071">
            <text:p>2.802079735411E-004</text:p>
          </table:table-cell>
          <table:table-cell table:formula="of:=1+0.01105400249*SQRT(([.B100])/(0.0000001194208575+0.0002*[.B100]))" office:value-type="float" office:value="1.44174099535822">
            <text:p>1.441740995358E+000</text:p>
          </table:table-cell>
          <table:table-cell table:formula="of:=1-0.01105400249*SQRT(([.B100])/(0.0000001194208575+0.0002*[.B100]))" office:value-type="float" office:value="0.558259004641781">
            <text:p>5.582590046418E-001</text:p>
          </table:table-cell>
          <table:table-cell table:formula="of:=0.001*EXP(3069.588686*0-0.0003140791565*[.A100])*POWER((0.943135751+1579.515969*[.B100]);3/2)" office:value-type="float" office:value="0.0000751223993381297">
            <text:p>7.512239933813E-05</text:p>
          </table:table-cell>
          <table:table-cell table:formula="of:=1-[.E100]" office:value-type="float" office:value="0.999924877600662">
            <text:p>9.999248776007E-01</text:p>
          </table:table-cell>
          <table:table-cell table:number-columns-repeated="2"/>
        </table:table-row>
        <table:table-row table:style-name="ro4">
          <table:table-cell table:formula="of:=[.A100]+100" office:value-type="float" office:value="9900">
            <text:p>9.900000000000E+003</text:p>
          </table:table-cell>
          <table:table-cell table:formula="of:=EXP(-2046.392457*0+0.0002093861043*[.A101]-10.23196229)" office:value-type="float" office:value="0.000286136995258516">
            <text:p>2.861369952585E-004</text:p>
          </table:table-cell>
          <table:table-cell table:formula="of:=1+0.01105400249*SQRT(([.B101])/(0.0000001194208575+0.0002*[.B101]))" office:value-type="float" office:value="1.44488922398072">
            <text:p>1.444889223981E+000</text:p>
          </table:table-cell>
          <table:table-cell table:formula="of:=1-0.01105400249*SQRT(([.B101])/(0.0000001194208575+0.0002*[.B101]))" office:value-type="float" office:value="0.55511077601928">
            <text:p>5.551107760193E-001</text:p>
          </table:table-cell>
          <table:table-cell table:formula="of:=0.001*EXP(3069.588686*0-0.0003140791565*[.A101])*POWER((0.943135751+1579.515969*[.B101]);3/2)" office:value-type="float" office:value="0.0000735388623914704">
            <text:p>7.353886239147E-05</text:p>
          </table:table-cell>
          <table:table-cell table:formula="of:=1-[.E101]" office:value-type="float" office:value="0.999926461137608">
            <text:p>9.999264611376E-01</text:p>
          </table:table-cell>
          <table:table-cell table:number-columns-repeated="2"/>
        </table:table-row>
        <table:table-row table:style-name="ro4">
          <table:table-cell table:formula="of:=[.A101]+100" office:value-type="float" office:value="10000">
            <text:p>1.000000000000E+004</text:p>
          </table:table-cell>
          <table:table-cell table:formula="of:=EXP(-2046.392457*0+0.0002093861043*[.A102]-10.23196229)" office:value-type="float" office:value="0.000292191471287921">
            <text:p>2.921914712879E-004</text:p>
          </table:table-cell>
          <table:table-cell table:formula="of:=1+0.01105400249*SQRT(([.B102])/(0.0000001194208575+0.0002*[.B102]))" office:value-type="float" office:value="1.44803837903785">
            <text:p>1.448038379038E+000</text:p>
          </table:table-cell>
          <table:table-cell table:formula="of:=1-0.01105400249*SQRT(([.B102])/(0.0000001194208575+0.0002*[.B102]))" office:value-type="float" office:value="0.551961620962147">
            <text:p>5.519616209621E-001</text:p>
          </table:table-cell>
          <table:table-cell table:formula="of:=0.001*EXP(3069.588686*0-0.0003140791565*[.A102])*POWER((0.943135751+1579.515969*[.B102]);3/2)" office:value-type="float" office:value="0.0000719990746412897">
            <text:p>7.199907464129E-05</text:p>
          </table:table-cell>
          <table:table-cell table:formula="of:=1-[.E102]" office:value-type="float" office:value="0.999928000925359">
            <text:p>9.999280009254E-01</text:p>
          </table:table-cell>
          <table:table-cell table:formula="of:=#ref!102*5" office:value-type="float" office:value="0">
            <text:p>#NAME?</text:p>
          </table:table-cell>
          <table:table-cell table:formula="of:=#ref!102*5" office:value-type="float" office:value="0">
            <text:p>#NAME?</text:p>
          </table:table-cell>
        </table:table-row>
        <table:table-row table:style-name="ro4">
          <table:table-cell table:style-name="Default"/>
          <table:table-cell table:style-name="ce4"/>
          <table:table-cell table:style-name="ce4" table:formula="of:=SUM([.C2:.C102])*0.2*0.0003" office:value-type="float" office:value="0.0079118244771194">
            <text:p>7.911824477119E-03</text:p>
          </table:table-cell>
          <table:table-cell table:style-name="ce4" table:formula="of:=SUM([.D2:.D102])*0.2*0.0003" office:value-type="float" office:value="0.00420817552288061">
            <text:p>4.208175522881E-03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2"/>
          <table:table-cell table:style-name="ce4" table:formula="of:=[.C103]+[.D103]" office:value-type="float" office:value="0.01212">
            <text:p>1.212000000000E-02</text:p>
          </table:table-cell>
          <table:table-cell table:style-name="Default" table:number-columns-repeated="3"/>
          <table:table-cell table:number-columns-repeated="2"/>
        </table:table-row>
      </table:table>
      <table:table table:name="restart_inrt" table:style-name="ta1" table:print="false">
        <table:table-column table:style-name="co23" table:default-cell-style-name="ce1"/>
        <table:table-column table:style-name="co24" table:default-cell-style-name="ce1"/>
        <table:table-row table:style-name="ro1">
          <table:table-cell table:formula="of:=[initial.F2]" office:value-type="float" office:value="0.99900000000951">
            <text:p>9.990000000095E-001</text:p>
          </table:table-cell>
          <table:table-cell table:formula="of:=[initial.F2]" office:value-type="float" office:value="0.99900000000951">
            <text:p>9.990000000095E-001</text:p>
          </table:table-cell>
        </table:table-row>
        <table:table-row table:style-name="ro1">
          <table:table-cell table:formula="of:=[initial.F3]" office:value-type="float" office:value="0.998940319617932">
            <text:p>9.989403196179E-001</text:p>
          </table:table-cell>
          <table:table-cell table:formula="of:=[initial.F3]" office:value-type="float" office:value="0.998940319617932">
            <text:p>9.989403196179E-001</text:p>
          </table:table-cell>
        </table:table-row>
        <table:table-row table:style-name="ro1">
          <table:table-cell table:formula="of:=[initial.F4]" office:value-type="float" office:value="0.998876931538438">
            <text:p>9.988769315384E-001</text:p>
          </table:table-cell>
          <table:table-cell table:formula="of:=[initial.F4]" office:value-type="float" office:value="0.998876931538438">
            <text:p>9.988769315384E-001</text:p>
          </table:table-cell>
        </table:table-row>
        <table:table-row table:style-name="ro1">
          <table:table-cell table:formula="of:=[initial.F5]" office:value-type="float" office:value="0.998809602564799">
            <text:p>9.988096025648E-001</text:p>
          </table:table-cell>
          <table:table-cell table:formula="of:=[initial.F5]" office:value-type="float" office:value="0.998809602564799">
            <text:p>9.988096025648E-001</text:p>
          </table:table-cell>
        </table:table-row>
        <table:table-row table:style-name="ro1">
          <table:table-cell table:formula="of:=[initial.F6]" office:value-type="float" office:value="0.998738084755876">
            <text:p>9.987380847559E-001</text:p>
          </table:table-cell>
          <table:table-cell table:formula="of:=[initial.F6]" office:value-type="float" office:value="0.998738084755876">
            <text:p>9.987380847559E-001</text:p>
          </table:table-cell>
        </table:table-row>
        <table:table-row table:style-name="ro1">
          <table:table-cell table:formula="of:=[initial.F7]" office:value-type="float" office:value="0.998662114503316">
            <text:p>9.986621145033E-001</text:p>
          </table:table-cell>
          <table:table-cell table:formula="of:=[initial.F7]" office:value-type="float" office:value="0.998662114503316">
            <text:p>9.986621145033E-001</text:p>
          </table:table-cell>
        </table:table-row>
        <table:table-row table:style-name="ro1">
          <table:table-cell table:formula="of:=[initial.F8]" office:value-type="float" office:value="0.998581411540237">
            <text:p>9.985814115402E-001</text:p>
          </table:table-cell>
          <table:table-cell table:formula="of:=[initial.F8]" office:value-type="float" office:value="0.998581411540237">
            <text:p>9.985814115402E-001</text:p>
          </table:table-cell>
        </table:table-row>
        <table:table-row table:style-name="ro1">
          <table:table-cell table:formula="of:=[initial.F9]" office:value-type="float" office:value="0.998495677887163">
            <text:p>9.984956778872E-001</text:p>
          </table:table-cell>
          <table:table-cell table:formula="of:=[initial.F9]" office:value-type="float" office:value="0.998495677887163">
            <text:p>9.984956778872E-001</text:p>
          </table:table-cell>
        </table:table-row>
        <table:table-row table:style-name="ro1">
          <table:table-cell table:formula="of:=[initial.F10]" office:value-type="float" office:value="0.99840459673123">
            <text:p>9.984045967312E-001</text:p>
          </table:table-cell>
          <table:table-cell table:formula="of:=[initial.F10]" office:value-type="float" office:value="0.99840459673123">
            <text:p>9.984045967312E-001</text:p>
          </table:table-cell>
        </table:table-row>
        <table:table-row table:style-name="ro1">
          <table:table-cell table:formula="of:=[initial.F11]" office:value-type="float" office:value="0.998307831234451">
            <text:p>9.983078312345E-001</text:p>
          </table:table-cell>
          <table:table-cell table:formula="of:=[initial.F11]" office:value-type="float" office:value="0.998307831234451">
            <text:p>9.983078312345E-001</text:p>
          </table:table-cell>
        </table:table-row>
        <table:table-row table:style-name="ro1">
          <table:table-cell table:formula="of:=[initial.F12]" office:value-type="float" office:value="0.998205023266532">
            <text:p>9.982050232665E-001</text:p>
          </table:table-cell>
          <table:table-cell table:formula="of:=[initial.F12]" office:value-type="float" office:value="0.998205023266532">
            <text:p>9.982050232665E-001</text:p>
          </table:table-cell>
        </table:table-row>
        <table:table-row table:style-name="ro1">
          <table:table-cell table:formula="of:=[initial.F13]" office:value-type="float" office:value="0.998095792057474">
            <text:p>9.980957920575E-001</text:p>
          </table:table-cell>
          <table:table-cell table:formula="of:=[initial.F13]" office:value-type="float" office:value="0.998095792057474">
            <text:p>9.980957920575E-001</text:p>
          </table:table-cell>
        </table:table-row>
        <table:table-row table:style-name="ro1">
          <table:table-cell table:formula="of:=[initial.F14]" office:value-type="float" office:value="0.997979732764884">
            <text:p>9.979797327649E-001</text:p>
          </table:table-cell>
          <table:table-cell table:formula="of:=[initial.F14]" office:value-type="float" office:value="0.997979732764884">
            <text:p>9.979797327649E-001</text:p>
          </table:table-cell>
        </table:table-row>
        <table:table-row table:style-name="ro1">
          <table:table-cell table:formula="of:=[initial.F15]" office:value-type="float" office:value="0.997856414950583">
            <text:p>9.978564149506E-001</text:p>
          </table:table-cell>
          <table:table-cell table:formula="of:=[initial.F15]" office:value-type="float" office:value="0.997856414950583">
            <text:p>9.978564149506E-001</text:p>
          </table:table-cell>
        </table:table-row>
        <table:table-row table:style-name="ro1">
          <table:table-cell table:formula="of:=[initial.F16]" office:value-type="float" office:value="0.997725380960781">
            <text:p>9.977253809608E-001</text:p>
          </table:table-cell>
          <table:table-cell table:formula="of:=[initial.F16]" office:value-type="float" office:value="0.997725380960781">
            <text:p>9.977253809608E-001</text:p>
          </table:table-cell>
        </table:table-row>
        <table:table-row table:style-name="ro1">
          <table:table-cell table:formula="of:=[initial.F17]" office:value-type="float" office:value="0.997586144203703">
            <text:p>9.975861442037E-001</text:p>
          </table:table-cell>
          <table:table-cell table:formula="of:=[initial.F17]" office:value-type="float" office:value="0.997586144203703">
            <text:p>9.975861442037E-001</text:p>
          </table:table-cell>
        </table:table-row>
        <table:table-row table:style-name="ro1">
          <table:table-cell table:formula="of:=[initial.F18]" office:value-type="float" office:value="0.997438187318186">
            <text:p>9.974381873182E-001</text:p>
          </table:table-cell>
          <table:table-cell table:formula="of:=[initial.F18]" office:value-type="float" office:value="0.997438187318186">
            <text:p>9.974381873182E-001</text:p>
          </table:table-cell>
        </table:table-row>
        <table:table-row table:style-name="ro1">
          <table:table-cell table:formula="of:=[initial.F19]" office:value-type="float" office:value="0.997280960226335">
            <text:p>9.972809602263E-001</text:p>
          </table:table-cell>
          <table:table-cell table:formula="of:=[initial.F19]" office:value-type="float" office:value="0.997280960226335">
            <text:p>9.972809602263E-001</text:p>
          </table:table-cell>
        </table:table-row>
        <table:table-row table:style-name="ro1">
          <table:table-cell table:formula="of:=[initial.F20]" office:value-type="float" office:value="0.997113878062888">
            <text:p>9.971138780629E-001</text:p>
          </table:table-cell>
          <table:table-cell table:formula="of:=[initial.F20]" office:value-type="float" office:value="0.997113878062888">
            <text:p>9.971138780629E-001</text:p>
          </table:table-cell>
        </table:table-row>
        <table:table-row table:style-name="ro1">
          <table:table-cell table:formula="of:=[initial.F21]" office:value-type="float" office:value="0.996936318973516">
            <text:p>9.969363189735E-001</text:p>
          </table:table-cell>
          <table:table-cell table:formula="of:=[initial.F21]" office:value-type="float" office:value="0.996936318973516">
            <text:p>9.969363189735E-001</text:p>
          </table:table-cell>
        </table:table-row>
        <table:table-row table:style-name="ro1">
          <table:table-cell table:formula="of:=[initial.F22]" office:value-type="float" office:value="0.996747621773722">
            <text:p>9.967476217737E-001</text:p>
          </table:table-cell>
          <table:table-cell table:formula="of:=[initial.F22]" office:value-type="float" office:value="0.996747621773722">
            <text:p>9.967476217737E-001</text:p>
          </table:table-cell>
        </table:table-row>
        <table:table-row table:style-name="ro1">
          <table:table-cell table:formula="of:=[initial.F23]" office:value-type="float" office:value="0.996547083459538">
            <text:p>9.965470834595E-001</text:p>
          </table:table-cell>
          <table:table-cell table:formula="of:=[initial.F23]" office:value-type="float" office:value="0.996547083459538">
            <text:p>9.965470834595E-001</text:p>
          </table:table-cell>
        </table:table-row>
        <table:table-row table:style-name="ro1">
          <table:table-cell table:formula="of:=[initial.F24]" office:value-type="float" office:value="0.996333956560628">
            <text:p>9.963339565606E-001</text:p>
          </table:table-cell>
          <table:table-cell table:formula="of:=[initial.F24]" office:value-type="float" office:value="0.996333956560628">
            <text:p>9.963339565606E-001</text:p>
          </table:table-cell>
        </table:table-row>
        <table:table-row table:style-name="ro1">
          <table:table-cell table:formula="of:=[initial.F25]" office:value-type="float" office:value="0.996107446325822">
            <text:p>9.961074463258E-001</text:p>
          </table:table-cell>
          <table:table-cell table:formula="of:=[initial.F25]" office:value-type="float" office:value="0.996107446325822">
            <text:p>9.961074463258E-001</text:p>
          </table:table-cell>
        </table:table-row>
        <table:table-row table:style-name="ro1">
          <table:table-cell table:formula="of:=[initial.F26]" office:value-type="float" office:value="0.995866707730466">
            <text:p>9.958667077305E-001</text:p>
          </table:table-cell>
          <table:table-cell table:formula="of:=[initial.F26]" office:value-type="float" office:value="0.995866707730466">
            <text:p>9.958667077305E-001</text:p>
          </table:table-cell>
        </table:table-row>
        <table:table-row table:style-name="ro1">
          <table:table-cell table:formula="of:=[initial.F27]" office:value-type="float" office:value="0.995610842294318">
            <text:p>9.956108422943E-001</text:p>
          </table:table-cell>
          <table:table-cell table:formula="of:=[initial.F27]" office:value-type="float" office:value="0.995610842294318">
            <text:p>9.956108422943E-001</text:p>
          </table:table-cell>
        </table:table-row>
        <table:table-row table:style-name="ro1">
          <table:table-cell table:formula="of:=[initial.F28]" office:value-type="float" office:value="0.995338894697981">
            <text:p>9.953388946980E-001</text:p>
          </table:table-cell>
          <table:table-cell table:formula="of:=[initial.F28]" office:value-type="float" office:value="0.995338894697981">
            <text:p>9.953388946980E-001</text:p>
          </table:table-cell>
        </table:table-row>
        <table:table-row table:style-name="ro1">
          <table:table-cell table:formula="of:=[initial.F29]" office:value-type="float" office:value="0.995049849185127">
            <text:p>9.950498491851E-001</text:p>
          </table:table-cell>
          <table:table-cell table:formula="of:=[initial.F29]" office:value-type="float" office:value="0.995049849185127">
            <text:p>9.950498491851E-001</text:p>
          </table:table-cell>
        </table:table-row>
        <table:table-row table:style-name="ro1">
          <table:table-cell table:formula="of:=[initial.F30]" office:value-type="float" office:value="0.99474262573695">
            <text:p>9.947426257370E-001</text:p>
          </table:table-cell>
          <table:table-cell table:formula="of:=[initial.F30]" office:value-type="float" office:value="0.99474262573695">
            <text:p>9.947426257370E-001</text:p>
          </table:table-cell>
        </table:table-row>
        <table:table-row table:style-name="ro1">
          <table:table-cell table:formula="of:=[initial.F31]" office:value-type="float" office:value="0.994416076004421">
            <text:p>9.944160760044E-001</text:p>
          </table:table-cell>
          <table:table-cell table:formula="of:=[initial.F31]" office:value-type="float" office:value="0.994416076004421">
            <text:p>9.944160760044E-001</text:p>
          </table:table-cell>
        </table:table-row>
        <table:table-row table:style-name="ro1">
          <table:table-cell table:formula="of:=[initial.F32]" office:value-type="float" office:value="0.994068978983013">
            <text:p>9.940689789830E-001</text:p>
          </table:table-cell>
          <table:table-cell table:formula="of:=[initial.F32]" office:value-type="float" office:value="0.994068978983013">
            <text:p>9.940689789830E-001</text:p>
          </table:table-cell>
        </table:table-row>
        <table:table-row table:style-name="ro1">
          <table:table-cell table:formula="of:=[initial.F33]" office:value-type="float" office:value="0.993700036413599">
            <text:p>9.937000364136E-001</text:p>
          </table:table-cell>
          <table:table-cell table:formula="of:=[initial.F33]" office:value-type="float" office:value="0.993700036413599">
            <text:p>9.937000364136E-001</text:p>
          </table:table-cell>
        </table:table-row>
        <table:table-row table:style-name="ro1">
          <table:table-cell table:formula="of:=[initial.F34]" office:value-type="float" office:value="0.993307867892166">
            <text:p>9.933078678922E-001</text:p>
          </table:table-cell>
          <table:table-cell table:formula="of:=[initial.F34]" office:value-type="float" office:value="0.993307867892166">
            <text:p>9.933078678922E-001</text:p>
          </table:table-cell>
        </table:table-row>
        <table:table-row table:style-name="ro1">
          <table:table-cell table:formula="of:=[initial.F35]" office:value-type="float" office:value="0.992891005669932">
            <text:p>9.928910056699E-001</text:p>
          </table:table-cell>
          <table:table-cell table:formula="of:=[initial.F35]" office:value-type="float" office:value="0.992891005669932">
            <text:p>9.928910056699E-001</text:p>
          </table:table-cell>
        </table:table-row>
        <table:table-row table:style-name="ro1">
          <table:table-cell table:formula="of:=[initial.F36]" office:value-type="float" office:value="0.992447889124257">
            <text:p>9.924478891243E-001</text:p>
          </table:table-cell>
          <table:table-cell table:formula="of:=[initial.F36]" office:value-type="float" office:value="0.992447889124257">
            <text:p>9.924478891243E-001</text:p>
          </table:table-cell>
        </table:table-row>
        <table:table-row table:style-name="ro1">
          <table:table-cell table:formula="of:=[initial.F37]" office:value-type="float" office:value="0.991976858879483">
            <text:p>9.919768588795E-001</text:p>
          </table:table-cell>
          <table:table-cell table:formula="of:=[initial.F37]" office:value-type="float" office:value="0.991976858879483">
            <text:p>9.919768588795E-001</text:p>
          </table:table-cell>
        </table:table-row>
        <table:table-row table:style-name="ro1">
          <table:table-cell table:formula="of:=[initial.F38]" office:value-type="float" office:value="0.991476150555581">
            <text:p>9.914761505556E-001</text:p>
          </table:table-cell>
          <table:table-cell table:formula="of:=[initial.F38]" office:value-type="float" office:value="0.991476150555581">
            <text:p>9.914761505556E-001</text:p>
          </table:table-cell>
        </table:table-row>
        <table:table-row table:style-name="ro1">
          <table:table-cell table:formula="of:=[initial.F39]" office:value-type="float" office:value="0.990943888120999">
            <text:p>9.909438881210E-001</text:p>
          </table:table-cell>
          <table:table-cell table:formula="of:=[initial.F39]" office:value-type="float" office:value="0.990943888120999">
            <text:p>9.909438881210E-001</text:p>
          </table:table-cell>
        </table:table-row>
        <table:table-row table:style-name="ro1">
          <table:table-cell table:formula="of:=[initial.F40]" office:value-type="float" office:value="0.990378076824676">
            <text:p>9.903780768247E-001</text:p>
          </table:table-cell>
          <table:table-cell table:formula="of:=[initial.F40]" office:value-type="float" office:value="0.990378076824676">
            <text:p>9.903780768247E-001</text:p>
          </table:table-cell>
        </table:table-row>
        <table:table-row table:style-name="ro1">
          <table:table-cell table:formula="of:=[initial.F41]" office:value-type="float" office:value="0.989776595680567">
            <text:p>9.897765956806E-001</text:p>
          </table:table-cell>
          <table:table-cell table:formula="of:=[initial.F41]" office:value-type="float" office:value="0.989776595680567">
            <text:p>9.897765956806E-001</text:p>
          </table:table-cell>
        </table:table-row>
        <table:table-row table:style-name="ro1">
          <table:table-cell table:formula="of:=[initial.F42]" office:value-type="float" office:value="0.989137189476352">
            <text:p>9.891371894764E-001</text:p>
          </table:table-cell>
          <table:table-cell table:formula="of:=[initial.F42]" office:value-type="float" office:value="0.989137189476352">
            <text:p>9.891371894764E-001</text:p>
          </table:table-cell>
        </table:table-row>
        <table:table-row table:style-name="ro1">
          <table:table-cell table:formula="of:=[initial.F43]" office:value-type="float" office:value="0.988457460276197">
            <text:p>9.884574602762E-001</text:p>
          </table:table-cell>
          <table:table-cell table:formula="of:=[initial.F43]" office:value-type="float" office:value="0.988457460276197">
            <text:p>9.884574602762E-001</text:p>
          </table:table-cell>
        </table:table-row>
        <table:table-row table:style-name="ro1">
          <table:table-cell table:formula="of:=[initial.F44]" office:value-type="float" office:value="0.98773485838554">
            <text:p>9.877348583855E-001</text:p>
          </table:table-cell>
          <table:table-cell table:formula="of:=[initial.F44]" office:value-type="float" office:value="0.98773485838554">
            <text:p>9.877348583855E-001</text:p>
          </table:table-cell>
        </table:table-row>
        <table:table-row table:style-name="ro1">
          <table:table-cell table:formula="of:=[initial.F45]" office:value-type="float" office:value="0.986966672743834">
            <text:p>9.869666727438E-001</text:p>
          </table:table-cell>
          <table:table-cell table:formula="of:=[initial.F45]" office:value-type="float" office:value="0.986966672743834">
            <text:p>9.869666727438E-001</text:p>
          </table:table-cell>
        </table:table-row>
        <table:table-row table:style-name="ro1">
          <table:table-cell table:formula="of:=[initial.F46]" office:value-type="float" office:value="0.986150020709031">
            <text:p>9.861500207090E-001</text:p>
          </table:table-cell>
          <table:table-cell table:formula="of:=[initial.F46]" office:value-type="float" office:value="0.986150020709031">
            <text:p>9.861500207090E-001</text:p>
          </table:table-cell>
        </table:table-row>
        <table:table-row table:style-name="ro1">
          <table:table-cell table:formula="of:=[initial.F47]" office:value-type="float" office:value="0.985281837195306">
            <text:p>9.852818371953E-001</text:p>
          </table:table-cell>
          <table:table-cell table:formula="of:=[initial.F47]" office:value-type="float" office:value="0.985281837195306">
            <text:p>9.852818371953E-001</text:p>
          </table:table-cell>
        </table:table-row>
        <table:table-row table:style-name="ro1">
          <table:table-cell table:formula="of:=[initial.F48]" office:value-type="float" office:value="0.984358863123043">
            <text:p>9.843588631230E-001</text:p>
          </table:table-cell>
          <table:table-cell table:formula="of:=[initial.F48]" office:value-type="float" office:value="0.984358863123043">
            <text:p>9.843588631230E-001</text:p>
          </table:table-cell>
        </table:table-row>
        <table:table-row table:style-name="ro1">
          <table:table-cell table:formula="of:=[initial.F49]" office:value-type="float" office:value="0.983377633137576">
            <text:p>9.833776331376E-001</text:p>
          </table:table-cell>
          <table:table-cell table:formula="of:=[initial.F49]" office:value-type="float" office:value="0.983377633137576">
            <text:p>9.833776331376E-001</text:p>
          </table:table-cell>
        </table:table-row>
        <table:table-row table:style-name="ro1">
          <table:table-cell table:formula="of:=[initial.F50]" office:value-type="float" office:value="0.982334462550358">
            <text:p>9.823344625504E-001</text:p>
          </table:table-cell>
          <table:table-cell table:formula="of:=[initial.F50]" office:value-type="float" office:value="0.982334462550358">
            <text:p>9.823344625504E-001</text:p>
          </table:table-cell>
        </table:table-row>
        <table:table-row table:style-name="ro1">
          <table:table-cell table:formula="of:=[initial.F51]" office:value-type="float" office:value="0.981225433453343">
            <text:p>9.812254334533E-001</text:p>
          </table:table-cell>
          <table:table-cell table:formula="of:=[initial.F51]" office:value-type="float" office:value="0.981225433453343">
            <text:p>9.812254334533E-001</text:p>
          </table:table-cell>
        </table:table-row>
        <table:table-row table:style-name="ro1">
          <table:table-cell table:formula="of:=[initial.F52]" office:value-type="float" office:value="0.980046379954219">
            <text:p>9.800463799542E-001</text:p>
          </table:table-cell>
          <table:table-cell table:formula="of:=[initial.F52]" office:value-type="float" office:value="0.980046379954219">
            <text:p>9.800463799542E-001</text:p>
          </table:table-cell>
        </table:table-row>
        <table:table-row table:style-name="ro1">
          <table:table-cell table:formula="of:=[initial.F53]" office:value-type="float" office:value="0.978792872476845">
            <text:p>9.787928724768E-001</text:p>
          </table:table-cell>
          <table:table-cell table:formula="of:=[initial.F53]" office:value-type="float" office:value="0.978792872476845">
            <text:p>9.787928724768E-001</text:p>
          </table:table-cell>
        </table:table-row>
        <table:table-row table:style-name="ro1">
          <table:table-cell table:formula="of:=[initial.F54]" office:value-type="float" office:value="0.977460201067698">
            <text:p>9.774602010677E-001</text:p>
          </table:table-cell>
          <table:table-cell table:formula="of:=[initial.F54]" office:value-type="float" office:value="0.977460201067698">
            <text:p>9.774602010677E-001</text:p>
          </table:table-cell>
        </table:table-row>
        <table:table-row table:style-name="ro1">
          <table:table-cell table:formula="of:=[initial.F55]" office:value-type="float" office:value="0.976043357645386">
            <text:p>9.760433576454E-001</text:p>
          </table:table-cell>
          <table:table-cell table:formula="of:=[initial.F55]" office:value-type="float" office:value="0.976043357645386">
            <text:p>9.760433576454E-001</text:p>
          </table:table-cell>
        </table:table-row>
        <table:table-row table:style-name="ro1">
          <table:table-cell table:formula="of:=[initial.F56]" office:value-type="float" office:value="0.974537017126329">
            <text:p>9.745370171263E-001</text:p>
          </table:table-cell>
          <table:table-cell table:formula="of:=[initial.F56]" office:value-type="float" office:value="0.974537017126329">
            <text:p>9.745370171263E-001</text:p>
          </table:table-cell>
        </table:table-row>
        <table:table-row table:style-name="ro1">
          <table:table-cell table:formula="of:=[initial.F57]" office:value-type="float" office:value="0.972935517355436">
            <text:p>9.729355173554E-001</text:p>
          </table:table-cell>
          <table:table-cell table:formula="of:=[initial.F57]" office:value-type="float" office:value="0.972935517355436">
            <text:p>9.729355173554E-001</text:p>
          </table:table-cell>
        </table:table-row>
        <table:table-row table:style-name="ro1">
          <table:table-cell table:formula="of:=[initial.F58]" office:value-type="float" office:value="0.971232837766117">
            <text:p>9.712328377661E-001</text:p>
          </table:table-cell>
          <table:table-cell table:formula="of:=[initial.F58]" office:value-type="float" office:value="0.971232837766117">
            <text:p>9.712328377661E-001</text:p>
          </table:table-cell>
        </table:table-row>
        <table:table-row table:style-name="ro1">
          <table:table-cell table:formula="of:=[initial.F59]" office:value-type="float" office:value="0.969422576689191">
            <text:p>9.694225766892E-001</text:p>
          </table:table-cell>
          <table:table-cell table:formula="of:=[initial.F59]" office:value-type="float" office:value="0.969422576689191">
            <text:p>9.694225766892E-001</text:p>
          </table:table-cell>
        </table:table-row>
        <table:table-row table:style-name="ro1">
          <table:table-cell table:formula="of:=[initial.F60]" office:value-type="float" office:value="0.967497927225132">
            <text:p>9.674979272251E-001</text:p>
          </table:table-cell>
          <table:table-cell table:formula="of:=[initial.F60]" office:value-type="float" office:value="0.967497927225132">
            <text:p>9.674979272251E-001</text:p>
          </table:table-cell>
        </table:table-row>
        <table:table-row table:style-name="ro1">
          <table:table-cell table:formula="of:=[initial.F61]" office:value-type="float" office:value="0.965451651588698">
            <text:p>9.654516515887E-001</text:p>
          </table:table-cell>
          <table:table-cell table:formula="of:=[initial.F61]" office:value-type="float" office:value="0.965451651588698">
            <text:p>9.654516515887E-001</text:p>
          </table:table-cell>
        </table:table-row>
        <table:table-row table:style-name="ro1">
          <table:table-cell table:formula="of:=[initial.F62]" office:value-type="float" office:value="0.963276053829214">
            <text:p>9.632760538292E-001</text:p>
          </table:table-cell>
          <table:table-cell table:formula="of:=[initial.F62]" office:value-type="float" office:value="0.963276053829214">
            <text:p>9.632760538292E-001</text:p>
          </table:table-cell>
        </table:table-row>
        <table:table-row table:style-name="ro1">
          <table:table-cell table:formula="of:=[initial.F63]" office:value-type="float" office:value="0.960962950823679">
            <text:p>9.609629508237E-001</text:p>
          </table:table-cell>
          <table:table-cell table:formula="of:=[initial.F63]" office:value-type="float" office:value="0.960962950823679">
            <text:p>9.609629508237E-001</text:p>
          </table:table-cell>
        </table:table-row>
        <table:table-row table:style-name="ro1">
          <table:table-cell table:formula="of:=[initial.F64]" office:value-type="float" office:value="0.958503641433324">
            <text:p>9.585036414333E-001</text:p>
          </table:table-cell>
          <table:table-cell table:formula="of:=[initial.F64]" office:value-type="float" office:value="0.958503641433324">
            <text:p>9.585036414333E-001</text:p>
          </table:table-cell>
        </table:table-row>
        <table:table-row table:style-name="ro1">
          <table:table-cell table:formula="of:=[initial.F65]" office:value-type="float" office:value="0.95588887370735">
            <text:p>9.558888737074E-001</text:p>
          </table:table-cell>
          <table:table-cell table:formula="of:=[initial.F65]" office:value-type="float" office:value="0.95588887370735">
            <text:p>9.558888737074E-001</text:p>
          </table:table-cell>
        </table:table-row>
        <table:table-row table:style-name="ro1">
          <table:table-cell table:formula="of:=[initial.F66]" office:value-type="float" office:value="0.953108810010201">
            <text:p>9.531088100102E-001</text:p>
          </table:table-cell>
          <table:table-cell table:formula="of:=[initial.F66]" office:value-type="float" office:value="0.953108810010201">
            <text:p>9.531088100102E-001</text:p>
          </table:table-cell>
        </table:table-row>
        <table:table-row table:style-name="ro1">
          <table:table-cell table:formula="of:=[initial.F67]" office:value-type="float" office:value="0.950152989940901">
            <text:p>9.501529899409E-001</text:p>
          </table:table-cell>
          <table:table-cell table:formula="of:=[initial.F67]" office:value-type="float" office:value="0.950152989940901">
            <text:p>9.501529899409E-001</text:p>
          </table:table-cell>
        </table:table-row>
        <table:table-row table:style-name="ro1">
          <table:table-cell table:formula="of:=[initial.F68]" office:value-type="float" office:value="0.94701029090466">
            <text:p>9.470102909047E-001</text:p>
          </table:table-cell>
          <table:table-cell table:formula="of:=[initial.F68]" office:value-type="float" office:value="0.94701029090466">
            <text:p>9.470102909047E-001</text:p>
          </table:table-cell>
        </table:table-row>
        <table:table-row table:style-name="ro1">
          <table:table-cell table:formula="of:=[initial.F69]" office:value-type="float" office:value="0.943668886188095">
            <text:p>9.436688861881E-001</text:p>
          </table:table-cell>
          <table:table-cell table:formula="of:=[initial.F69]" office:value-type="float" office:value="0.943668886188095">
            <text:p>9.436688861881E-001</text:p>
          </table:table-cell>
        </table:table-row>
        <table:table-row table:style-name="ro1">
          <table:table-cell table:formula="of:=[initial.F70]" office:value-type="float" office:value="0.940116200380022">
            <text:p>9.401162003800E-001</text:p>
          </table:table-cell>
          <table:table-cell table:formula="of:=[initial.F70]" office:value-type="float" office:value="0.940116200380022">
            <text:p>9.401162003800E-001</text:p>
          </table:table-cell>
        </table:table-row>
        <table:table-row table:style-name="ro1">
          <table:table-cell table:formula="of:=[initial.F71]" office:value-type="float" office:value="0.936338861969743">
            <text:p>9.363388619697E-001</text:p>
          </table:table-cell>
          <table:table-cell table:formula="of:=[initial.F71]" office:value-type="float" office:value="0.936338861969743">
            <text:p>9.363388619697E-001</text:p>
          </table:table-cell>
        </table:table-row>
        <table:table-row table:style-name="ro1">
          <table:table-cell table:formula="of:=[initial.F72]" office:value-type="float" office:value="0.932322652944119">
            <text:p>9.323226529441E-001</text:p>
          </table:table-cell>
          <table:table-cell table:formula="of:=[initial.F72]" office:value-type="float" office:value="0.932322652944119">
            <text:p>9.323226529441E-001</text:p>
          </table:table-cell>
        </table:table-row>
        <table:table-row table:style-name="ro1">
          <table:table-cell table:formula="of:=[initial.F73]" office:value-type="float" office:value="0.928052455193416">
            <text:p>9.280524551934E-001</text:p>
          </table:table-cell>
          <table:table-cell table:formula="of:=[initial.F73]" office:value-type="float" office:value="0.928052455193416">
            <text:p>9.280524551934E-001</text:p>
          </table:table-cell>
        </table:table-row>
        <table:table-row table:style-name="ro1">
          <table:table-cell table:formula="of:=[initial.F74]" office:value-type="float" office:value="0.923512193523868">
            <text:p>9.235121935239E-001</text:p>
          </table:table-cell>
          <table:table-cell table:formula="of:=[initial.F74]" office:value-type="float" office:value="0.923512193523868">
            <text:p>9.235121935239E-001</text:p>
          </table:table-cell>
        </table:table-row>
        <table:table-row table:style-name="ro1">
          <table:table-cell table:formula="of:=[initial.F75]" office:value-type="float" office:value="0.918684775062103">
            <text:p>9.186847750621E-001</text:p>
          </table:table-cell>
          <table:table-cell table:formula="of:=[initial.F75]" office:value-type="float" office:value="0.918684775062103">
            <text:p>9.186847750621E-001</text:p>
          </table:table-cell>
        </table:table-row>
        <table:table-row table:style-name="ro1">
          <table:table-cell table:formula="of:=[initial.F76]" office:value-type="float" office:value="0.913552024822993">
            <text:p>9.135520248230E-001</text:p>
          </table:table-cell>
          <table:table-cell table:formula="of:=[initial.F76]" office:value-type="float" office:value="0.913552024822993">
            <text:p>9.135520248230E-001</text:p>
          </table:table-cell>
        </table:table-row>
        <table:table-row table:style-name="ro1">
          <table:table-cell table:formula="of:=[initial.F77]" office:value-type="float" office:value="0.908094617198013">
            <text:p>9.080946171980E-001</text:p>
          </table:table-cell>
          <table:table-cell table:formula="of:=[initial.F77]" office:value-type="float" office:value="0.908094617198013">
            <text:p>9.080946171980E-001</text:p>
          </table:table-cell>
        </table:table-row>
        <table:table-row table:style-name="ro1">
          <table:table-cell table:formula="of:=[initial.F78]" office:value-type="float" office:value="0.902292003105805">
            <text:p>9.022920031058E-001</text:p>
          </table:table-cell>
          <table:table-cell table:formula="of:=[initial.F78]" office:value-type="float" office:value="0.902292003105805">
            <text:p>9.022920031058E-001</text:p>
          </table:table-cell>
        </table:table-row>
        <table:table-row table:style-name="ro1">
          <table:table-cell table:formula="of:=[initial.F79]" office:value-type="float" office:value="0.896122332530318">
            <text:p>8.961223325303E-001</text:p>
          </table:table-cell>
          <table:table-cell table:formula="of:=[initial.F79]" office:value-type="float" office:value="0.896122332530318">
            <text:p>8.961223325303E-001</text:p>
          </table:table-cell>
        </table:table-row>
        <table:table-row table:style-name="ro1">
          <table:table-cell table:formula="of:=[initial.F80]" office:value-type="float" office:value="0.889562372154468">
            <text:p>8.895623721545E-001</text:p>
          </table:table-cell>
          <table:table-cell table:formula="of:=[initial.F80]" office:value-type="float" office:value="0.889562372154468">
            <text:p>8.895623721545E-001</text:p>
          </table:table-cell>
        </table:table-row>
        <table:table-row table:style-name="ro1">
          <table:table-cell table:formula="of:=[initial.F81]" office:value-type="float" office:value="0.882587417778799">
            <text:p>8.825874177788E-001</text:p>
          </table:table-cell>
          <table:table-cell table:formula="of:=[initial.F81]" office:value-type="float" office:value="0.882587417778799">
            <text:p>8.825874177788E-001</text:p>
          </table:table-cell>
        </table:table-row>
        <table:table-row table:style-name="ro1">
          <table:table-cell table:formula="of:=[initial.F82]" office:value-type="float" office:value="0.875171201194963">
            <text:p>8.751712011950E-001</text:p>
          </table:table-cell>
          <table:table-cell table:formula="of:=[initial.F82]" office:value-type="float" office:value="0.875171201194963">
            <text:p>8.751712011950E-001</text:p>
          </table:table-cell>
        </table:table-row>
        <table:table-row table:style-name="ro1">
          <table:table-cell table:formula="of:=[initial.F83]" office:value-type="float" office:value="0.867285791162912">
            <text:p>8.672857911629E-001</text:p>
          </table:table-cell>
          <table:table-cell table:formula="of:=[initial.F83]" office:value-type="float" office:value="0.867285791162912">
            <text:p>8.672857911629E-001</text:p>
          </table:table-cell>
        </table:table-row>
        <table:table-row table:style-name="ro1">
          <table:table-cell table:formula="of:=[initial.F84]" office:value-type="float" office:value="0.858901488118482">
            <text:p>8.589014881185E-001</text:p>
          </table:table-cell>
          <table:table-cell table:formula="of:=[initial.F84]" office:value-type="float" office:value="0.858901488118482">
            <text:p>8.589014881185E-001</text:p>
          </table:table-cell>
        </table:table-row>
        <table:table-row table:style-name="ro1">
          <table:table-cell table:formula="of:=[initial.F85]" office:value-type="float" office:value="0.849986712214413">
            <text:p>8.499867122144E-001</text:p>
          </table:table-cell>
          <table:table-cell table:formula="of:=[initial.F85]" office:value-type="float" office:value="0.849986712214413">
            <text:p>8.499867122144E-001</text:p>
          </table:table-cell>
        </table:table-row>
        <table:table-row table:style-name="ro1">
          <table:table-cell table:formula="of:=[initial.F86]" office:value-type="float" office:value="0.840507884272708">
            <text:p>8.405078842727E-001</text:p>
          </table:table-cell>
          <table:table-cell table:formula="of:=[initial.F86]" office:value-type="float" office:value="0.840507884272708">
            <text:p>8.405078842727E-001</text:p>
          </table:table-cell>
        </table:table-row>
        <table:table-row table:style-name="ro1">
          <table:table-cell table:formula="of:=[initial.F87]" office:value-type="float" office:value="0.830429299199496">
            <text:p>8.304292991995E-001</text:p>
          </table:table-cell>
          <table:table-cell table:formula="of:=[initial.F87]" office:value-type="float" office:value="0.830429299199496">
            <text:p>8.304292991995E-001</text:p>
          </table:table-cell>
        </table:table-row>
        <table:table-row table:style-name="ro1">
          <table:table-cell table:formula="of:=[initial.F88]" office:value-type="float" office:value="0.819712991385195">
            <text:p>8.197129913852E-001</text:p>
          </table:table-cell>
          <table:table-cell table:formula="of:=[initial.F88]" office:value-type="float" office:value="0.819712991385195">
            <text:p>8.197129913852E-001</text:p>
          </table:table-cell>
        </table:table-row>
        <table:table-row table:style-name="ro1">
          <table:table-cell table:formula="of:=[initial.F89]" office:value-type="float" office:value="0.808318591582476">
            <text:p>8.083185915825E-001</text:p>
          </table:table-cell>
          <table:table-cell table:formula="of:=[initial.F89]" office:value-type="float" office:value="0.808318591582476">
            <text:p>8.083185915825E-001</text:p>
          </table:table-cell>
        </table:table-row>
        <table:table-row table:style-name="ro1">
          <table:table-cell table:formula="of:=[initial.F90]" office:value-type="float" office:value="0.796203174722488">
            <text:p>7.962031747225E-001</text:p>
          </table:table-cell>
          <table:table-cell table:formula="of:=[initial.F90]" office:value-type="float" office:value="0.796203174722488">
            <text:p>7.962031747225E-001</text:p>
          </table:table-cell>
        </table:table-row>
        <table:table-row table:style-name="ro1">
          <table:table-cell table:formula="of:=[initial.F91]" office:value-type="float" office:value="0.783321098095567">
            <text:p>7.833210980956E-001</text:p>
          </table:table-cell>
          <table:table-cell table:formula="of:=[initial.F91]" office:value-type="float" office:value="0.783321098095567">
            <text:p>7.833210980956E-001</text:p>
          </table:table-cell>
        </table:table-row>
        <table:table-row table:style-name="ro1">
          <table:table-cell table:formula="of:=[initial.F92]" office:value-type="float" office:value="0.769623829286368">
            <text:p>7.696238292864E-001</text:p>
          </table:table-cell>
          <table:table-cell table:formula="of:=[initial.F92]" office:value-type="float" office:value="0.769623829286368">
            <text:p>7.696238292864E-001</text:p>
          </table:table-cell>
        </table:table-row>
        <table:table-row table:style-name="ro1">
          <table:table-cell table:formula="of:=[initial.F93]" office:value-type="float" office:value="0.755059763214711">
            <text:p>7.550597632147E-001</text:p>
          </table:table-cell>
          <table:table-cell table:formula="of:=[initial.F93]" office:value-type="float" office:value="0.755059763214711">
            <text:p>7.550597632147E-001</text:p>
          </table:table-cell>
        </table:table-row>
        <table:table-row table:style-name="ro1">
          <table:table-cell table:formula="of:=[initial.F94]" office:value-type="float" office:value="0.739574027592379">
            <text:p>7.395740275924E-001</text:p>
          </table:table-cell>
          <table:table-cell table:formula="of:=[initial.F94]" office:value-type="float" office:value="0.739574027592379">
            <text:p>7.395740275924E-001</text:p>
          </table:table-cell>
        </table:table-row>
        <table:table-row table:style-name="ro1">
          <table:table-cell table:formula="of:=[initial.F95]" office:value-type="float" office:value="0.723108276062401">
            <text:p>7.231082760624E-001</text:p>
          </table:table-cell>
          <table:table-cell table:formula="of:=[initial.F95]" office:value-type="float" office:value="0.723108276062401">
            <text:p>7.231082760624E-001</text:p>
          </table:table-cell>
        </table:table-row>
        <table:table-row table:style-name="ro1">
          <table:table-cell table:formula="of:=[initial.F96]" office:value-type="float" office:value="0.705600468240951">
            <text:p>7.056004682410E-001</text:p>
          </table:table-cell>
          <table:table-cell table:formula="of:=[initial.F96]" office:value-type="float" office:value="0.705600468240951">
            <text:p>7.056004682410E-001</text:p>
          </table:table-cell>
        </table:table-row>
        <table:table-row table:style-name="ro1">
          <table:table-cell table:formula="of:=[initial.F97]" office:value-type="float" office:value="0.686984635832593">
            <text:p>6.869846358326E-001</text:p>
          </table:table-cell>
          <table:table-cell table:formula="of:=[initial.F97]" office:value-type="float" office:value="0.686984635832593">
            <text:p>6.869846358326E-001</text:p>
          </table:table-cell>
        </table:table-row>
        <table:table-row table:style-name="ro1">
          <table:table-cell table:formula="of:=[initial.F98]" office:value-type="float" office:value="0.667190633937095">
            <text:p>6.671906339371E-001</text:p>
          </table:table-cell>
          <table:table-cell table:formula="of:=[initial.F98]" office:value-type="float" office:value="0.667190633937095">
            <text:p>6.671906339371E-001</text:p>
          </table:table-cell>
        </table:table-row>
        <table:table-row table:style-name="ro1">
          <table:table-cell table:formula="of:=[initial.F99]" office:value-type="float" office:value="0.646143876610226">
            <text:p>6.461438766102E-001</text:p>
          </table:table-cell>
          <table:table-cell table:formula="of:=[initial.F99]" office:value-type="float" office:value="0.646143876610226">
            <text:p>6.461438766102E-001</text:p>
          </table:table-cell>
        </table:table-row>
        <table:table-row table:style-name="ro1">
          <table:table-cell table:formula="of:=[initial.F100]" office:value-type="float" office:value="0.623765055681546">
            <text:p>6.237650556815E-001</text:p>
          </table:table-cell>
          <table:table-cell table:formula="of:=[initial.F100]" office:value-type="float" office:value="0.623765055681546">
            <text:p>6.237650556815E-001</text:p>
          </table:table-cell>
        </table:table-row>
        <table:table-row table:style-name="ro1">
          <table:table-cell table:formula="of:=[initial.F101]" office:value-type="float" office:value="0.599969841769148">
            <text:p>5.999698417691E-001</text:p>
          </table:table-cell>
          <table:table-cell table:formula="of:=[initial.F101]" office:value-type="float" office:value="0.599969841769148">
            <text:p>5.999698417691E-001</text:p>
          </table:table-cell>
        </table:table-row>
        <table:table-row table:style-name="ro1">
          <table:table-cell table:formula="of:=[initial.F102]" office:value-type="float" office:value="0.57466856636408">
            <text:p>5.746685663641E-001</text:p>
          </table:table-cell>
          <table:table-cell table:formula="of:=[initial.F102]" office:value-type="float" office:value="0.57466856636408">
            <text:p>5.746685663641E-001</text:p>
          </table:table-cell>
        </table:table-row>
      </table:table>
      <table:table table:name="restart_O" table:style-name="ta1" table:print="false">
        <table:table-column table:style-name="co31" table:default-cell-style-name="ce1"/>
        <table:table-column table:style-name="co32" table:default-cell-style-name="ce1"/>
        <table:table-row table:style-name="ro2">
          <table:table-cell table:formula="of:=[initial.I2]" office:value-type="float" office:value="55.345255473651">
            <text:p>5.534525547365E+001</text:p>
          </table:table-cell>
          <table:table-cell table:formula="of:=[initial.I2]" office:value-type="float" office:value="55.345255473651">
            <text:p>5.534525547365E+001</text:p>
          </table:table-cell>
        </table:table-row>
        <table:table-row table:style-name="ro2">
          <table:table-cell table:formula="of:=[initial.I3]" office:value-type="float" office:value="58.6482819640225">
            <text:p>5.864828196402E+001</text:p>
          </table:table-cell>
          <table:table-cell table:formula="of:=[initial.I3]" office:value-type="float" office:value="58.6482819640225">
            <text:p>5.864828196402E+001</text:p>
          </table:table-cell>
        </table:table-row>
        <table:table-row table:style-name="ro2">
          <table:table-cell table:formula="of:=[initial.I4]" office:value-type="float" office:value="62.1565113876305">
            <text:p>6.215651138763E+001</text:p>
          </table:table-cell>
          <table:table-cell table:formula="of:=[initial.I4]" office:value-type="float" office:value="62.1565113876305">
            <text:p>6.215651138763E+001</text:p>
          </table:table-cell>
        </table:table-row>
        <table:table-row table:style-name="ro2">
          <table:table-cell table:formula="of:=[initial.I5]" office:value-type="float" office:value="65.8828506025594">
            <text:p>6.588285060256E+001</text:p>
          </table:table-cell>
          <table:table-cell table:formula="of:=[initial.I5]" office:value-type="float" office:value="65.8828506025594">
            <text:p>6.588285060256E+001</text:p>
          </table:table-cell>
        </table:table-row>
        <table:table-row table:style-name="ro2">
          <table:table-cell table:formula="of:=[initial.I6]" office:value-type="float" office:value="69.8410219744287">
            <text:p>6.984102197443E+001</text:p>
          </table:table-cell>
          <table:table-cell table:formula="of:=[initial.I6]" office:value-type="float" office:value="69.8410219744287">
            <text:p>6.984102197443E+001</text:p>
          </table:table-cell>
        </table:table-row>
        <table:table-row table:style-name="ro2">
          <table:table-cell table:formula="of:=[initial.I7]" office:value-type="float" office:value="74.0456149747725">
            <text:p>7.404561497477E+001</text:p>
          </table:table-cell>
          <table:table-cell table:formula="of:=[initial.I7]" office:value-type="float" office:value="74.0456149747725">
            <text:p>7.404561497477E+001</text:p>
          </table:table-cell>
        </table:table-row>
        <table:table-row table:style-name="ro2">
          <table:table-cell table:formula="of:=[initial.I8]" office:value-type="float" office:value="78.5121410456264">
            <text:p>7.851214104563E+001</text:p>
          </table:table-cell>
          <table:table-cell table:formula="of:=[initial.I8]" office:value-type="float" office:value="78.5121410456264">
            <text:p>7.851214104563E+001</text:p>
          </table:table-cell>
        </table:table-row>
        <table:table-row table:style-name="ro2">
          <table:table-cell table:formula="of:=[initial.I9]" office:value-type="float" office:value="83.2570919371118">
            <text:p>8.325709193711E+001</text:p>
          </table:table-cell>
          <table:table-cell table:formula="of:=[initial.I9]" office:value-type="float" office:value="83.2570919371118">
            <text:p>8.325709193711E+001</text:p>
          </table:table-cell>
        </table:table-row>
        <table:table-row table:style-name="ro2">
          <table:table-cell table:formula="of:=[initial.I10]" office:value-type="float" office:value="88.298001737896">
            <text:p>8.829800173790E+001</text:p>
          </table:table-cell>
          <table:table-cell table:formula="of:=[initial.I10]" office:value-type="float" office:value="88.298001737896">
            <text:p>8.829800173790E+001</text:p>
          </table:table-cell>
        </table:table-row>
        <table:table-row table:style-name="ro2">
          <table:table-cell table:formula="of:=[initial.I11]" office:value-type="float" office:value="93.6535128323308">
            <text:p>9.365351283233E+001</text:p>
          </table:table-cell>
          <table:table-cell table:formula="of:=[initial.I11]" office:value-type="float" office:value="93.6535128323308">
            <text:p>9.365351283233E+001</text:p>
          </table:table-cell>
        </table:table-row>
        <table:table-row table:style-name="ro2">
          <table:table-cell table:formula="of:=[initial.I12]" office:value-type="float" office:value="99.3434460328731">
            <text:p>9.934344603287E+001</text:p>
          </table:table-cell>
          <table:table-cell table:formula="of:=[initial.I12]" office:value-type="float" office:value="99.3434460328731">
            <text:p>9.934344603287E+001</text:p>
          </table:table-cell>
        </table:table-row>
        <table:table-row table:style-name="ro2">
          <table:table-cell table:formula="of:=[initial.I13]" office:value-type="float" office:value="105.388875152134">
            <text:p>1.053888751521E+002</text:p>
          </table:table-cell>
          <table:table-cell table:formula="of:=[initial.I13]" office:value-type="float" office:value="105.388875152134">
            <text:p>1.053888751521E+002</text:p>
          </table:table-cell>
        </table:table-row>
        <table:table-row table:style-name="ro2">
          <table:table-cell table:formula="of:=[initial.I14]" office:value-type="float" office:value="111.812206295635">
            <text:p>1.118122062956E+002</text:p>
          </table:table-cell>
          <table:table-cell table:formula="of:=[initial.I14]" office:value-type="float" office:value="111.812206295635">
            <text:p>1.118122062956E+002</text:p>
          </table:table-cell>
        </table:table-row>
        <table:table-row table:style-name="ro2">
          <table:table-cell table:formula="of:=[initial.I15]" office:value-type="float" office:value="118.637262174153">
            <text:p>1.186372621742E+002</text:p>
          </table:table-cell>
          <table:table-cell table:formula="of:=[initial.I15]" office:value-type="float" office:value="118.637262174153">
            <text:p>1.186372621742E+002</text:p>
          </table:table-cell>
        </table:table-row>
        <table:table-row table:style-name="ro2">
          <table:table-cell table:formula="of:=[initial.I16]" office:value-type="float" office:value="125.889371753448">
            <text:p>1.258893717534E+002</text:p>
          </table:table-cell>
          <table:table-cell table:formula="of:=[initial.I16]" office:value-type="float" office:value="125.889371753448">
            <text:p>1.258893717534E+002</text:p>
          </table:table-cell>
        </table:table-row>
        <table:table-row table:style-name="ro2">
          <table:table-cell table:formula="of:=[initial.I17]" office:value-type="float" office:value="133.595465579306">
            <text:p>1.335954655793E+002</text:p>
          </table:table-cell>
          <table:table-cell table:formula="of:=[initial.I17]" office:value-type="float" office:value="133.595465579306">
            <text:p>1.335954655793E+002</text:p>
          </table:table-cell>
        </table:table-row>
        <table:table-row table:style-name="ro2">
          <table:table-cell table:formula="of:=[initial.I18]" office:value-type="float" office:value="141.784177137202">
            <text:p>1.417841771372E+002</text:p>
          </table:table-cell>
          <table:table-cell table:formula="of:=[initial.I18]" office:value-type="float" office:value="141.784177137202">
            <text:p>1.417841771372E+002</text:p>
          </table:table-cell>
        </table:table-row>
        <table:table-row table:style-name="ro2">
          <table:table-cell table:formula="of:=[initial.I19]" office:value-type="float" office:value="150.485950628661">
            <text:p>1.504859506287E+002</text:p>
          </table:table-cell>
          <table:table-cell table:formula="of:=[initial.I19]" office:value-type="float" office:value="150.485950628661">
            <text:p>1.504859506287E+002</text:p>
          </table:table-cell>
        </table:table-row>
        <table:table-row table:style-name="ro2">
          <table:table-cell table:formula="of:=[initial.I20]" office:value-type="float" office:value="159.73315557057">
            <text:p>1.597331555706E+002</text:p>
          </table:table-cell>
          <table:table-cell table:formula="of:=[initial.I20]" office:value-type="float" office:value="159.73315557057">
            <text:p>1.597331555706E+002</text:p>
          </table:table-cell>
        </table:table-row>
        <table:table-row table:style-name="ro2">
          <table:table-cell table:formula="of:=[initial.I21]" office:value-type="float" office:value="169.560208649417">
            <text:p>1.695602086494E+002</text:p>
          </table:table-cell>
          <table:table-cell table:formula="of:=[initial.I21]" office:value-type="float" office:value="169.560208649417">
            <text:p>1.695602086494E+002</text:p>
          </table:table-cell>
        </table:table-row>
        <table:table-row table:style-name="ro2">
          <table:table-cell table:formula="of:=[initial.I22]" office:value-type="float" office:value="180.003703289797">
            <text:p>1.800037032898E+002</text:p>
          </table:table-cell>
          <table:table-cell table:formula="of:=[initial.I22]" office:value-type="float" office:value="180.003703289797">
            <text:p>1.800037032898E+002</text:p>
          </table:table-cell>
        </table:table-row>
        <table:table-row table:style-name="ro2">
          <table:table-cell table:formula="of:=[initial.I23]" office:value-type="float" office:value="191.102547425581">
            <text:p>1.911025474256E+002</text:p>
          </table:table-cell>
          <table:table-cell table:formula="of:=[initial.I23]" office:value-type="float" office:value="191.102547425581">
            <text:p>1.911025474256E+002</text:p>
          </table:table-cell>
        </table:table-row>
        <table:table-row table:style-name="ro2">
          <table:table-cell table:formula="of:=[initial.I24]" office:value-type="float" office:value="202.898109993106">
            <text:p>2.028981099931E+002</text:p>
          </table:table-cell>
          <table:table-cell table:formula="of:=[initial.I24]" office:value-type="float" office:value="202.898109993106">
            <text:p>2.028981099931E+002</text:p>
          </table:table-cell>
        </table:table-row>
        <table:table-row table:style-name="ro2">
          <table:table-cell table:formula="of:=[initial.I25]" office:value-type="float" office:value="215.434376698576">
            <text:p>2.154343766986E+002</text:p>
          </table:table-cell>
          <table:table-cell table:formula="of:=[initial.I25]" office:value-type="float" office:value="215.434376698576">
            <text:p>2.154343766986E+002</text:p>
          </table:table-cell>
        </table:table-row>
        <table:table-row table:style-name="ro2">
          <table:table-cell table:formula="of:=[initial.I26]" office:value-type="float" office:value="228.758115646882">
            <text:p>2.287581156469E+002</text:p>
          </table:table-cell>
          <table:table-cell table:formula="of:=[initial.I26]" office:value-type="float" office:value="228.758115646882">
            <text:p>2.287581156469E+002</text:p>
          </table:table-cell>
        </table:table-row>
        <table:table-row table:style-name="ro2">
          <table:table-cell table:formula="of:=[initial.I27]" office:value-type="float" office:value="242.919053456179">
            <text:p>2.429190534562E+002</text:p>
          </table:table-cell>
          <table:table-cell table:formula="of:=[initial.I27]" office:value-type="float" office:value="242.919053456179">
            <text:p>2.429190534562E+002</text:p>
          </table:table-cell>
        </table:table-row>
        <table:table-row table:style-name="ro2">
          <table:table-cell table:formula="of:=[initial.I28]" office:value-type="float" office:value="257.970062522111">
            <text:p>2.579700625221E+002</text:p>
          </table:table-cell>
          <table:table-cell table:formula="of:=[initial.I28]" office:value-type="float" office:value="257.970062522111">
            <text:p>2.579700625221E+002</text:p>
          </table:table-cell>
        </table:table-row>
        <table:table-row table:style-name="ro2">
          <table:table-cell table:formula="of:=[initial.I29]" office:value-type="float" office:value="273.967360137623">
            <text:p>2.739673601376E+002</text:p>
          </table:table-cell>
          <table:table-cell table:formula="of:=[initial.I29]" office:value-type="float" office:value="273.967360137623">
            <text:p>2.739673601376E+002</text:p>
          </table:table-cell>
        </table:table-row>
        <table:table-row table:style-name="ro2">
          <table:table-cell table:formula="of:=[initial.I30]" office:value-type="float" office:value="290.970720218952">
            <text:p>2.909707202190E+002</text:p>
          </table:table-cell>
          <table:table-cell table:formula="of:=[initial.I30]" office:value-type="float" office:value="290.970720218952">
            <text:p>2.909707202190E+002</text:p>
          </table:table-cell>
        </table:table-row>
        <table:table-row table:style-name="ro2">
          <table:table-cell table:formula="of:=[initial.I31]" office:value-type="float" office:value="309.04369843596">
            <text:p>3.090436984360E+002</text:p>
          </table:table-cell>
          <table:table-cell table:formula="of:=[initial.I31]" office:value-type="float" office:value="309.04369843596">
            <text:p>3.090436984360E+002</text:p>
          </table:table-cell>
        </table:table-row>
        <table:table-row table:style-name="ro2">
          <table:table-cell table:formula="of:=[initial.I32]" office:value-type="float" office:value="328.253871595479">
            <text:p>3.282538715955E+002</text:p>
          </table:table-cell>
          <table:table-cell table:formula="of:=[initial.I32]" office:value-type="float" office:value="328.253871595479">
            <text:p>3.282538715955E+002</text:p>
          </table:table-cell>
        </table:table-row>
        <table:table-row table:style-name="ro2">
          <table:table-cell table:formula="of:=[initial.I33]" office:value-type="float" office:value="348.673092180076">
            <text:p>3.486730921801E+002</text:p>
          </table:table-cell>
          <table:table-cell table:formula="of:=[initial.I33]" office:value-type="float" office:value="348.673092180076">
            <text:p>3.486730921801E+002</text:p>
          </table:table-cell>
        </table:table-row>
        <table:table-row table:style-name="ro2">
          <table:table-cell table:formula="of:=[initial.I34]" office:value-type="float" office:value="370.37775900179">
            <text:p>3.703777590018E+002</text:p>
          </table:table-cell>
          <table:table-cell table:formula="of:=[initial.I34]" office:value-type="float" office:value="370.37775900179">
            <text:p>3.703777590018E+002</text:p>
          </table:table-cell>
        </table:table-row>
        <table:table-row table:style-name="ro2">
          <table:table-cell table:formula="of:=[initial.I35]" office:value-type="float" office:value="393.449104991137">
            <text:p>3.934491049911E+002</text:p>
          </table:table-cell>
          <table:table-cell table:formula="of:=[initial.I35]" office:value-type="float" office:value="393.449104991137">
            <text:p>3.934491049911E+002</text:p>
          </table:table-cell>
        </table:table-row>
        <table:table-row table:style-name="ro2">
          <table:table-cell table:formula="of:=[initial.I36]" office:value-type="float" office:value="417.97350320629">
            <text:p>4.179735032063E+002</text:p>
          </table:table-cell>
          <table:table-cell table:formula="of:=[initial.I36]" office:value-type="float" office:value="417.97350320629">
            <text:p>4.179735032063E+002</text:p>
          </table:table-cell>
        </table:table-row>
        <table:table-row table:style-name="ro2">
          <table:table-cell table:formula="of:=[initial.I37]" office:value-type="float" office:value="444.042792216013">
            <text:p>4.440427922160E+002</text:p>
          </table:table-cell>
          <table:table-cell table:formula="of:=[initial.I37]" office:value-type="float" office:value="444.042792216013">
            <text:p>4.440427922160E+002</text:p>
          </table:table-cell>
        </table:table-row>
        <table:table-row table:style-name="ro2">
          <table:table-cell table:formula="of:=[initial.I38]" office:value-type="float" office:value="471.754622082991">
            <text:p>4.717546220830E+002</text:p>
          </table:table-cell>
          <table:table-cell table:formula="of:=[initial.I38]" office:value-type="float" office:value="471.754622082991">
            <text:p>4.717546220830E+002</text:p>
          </table:table-cell>
        </table:table-row>
        <table:table-row table:style-name="ro2">
          <table:table-cell table:formula="of:=[initial.I39]" office:value-type="float" office:value="501.21282225185">
            <text:p>5.012128222519E+002</text:p>
          </table:table-cell>
          <table:table-cell table:formula="of:=[initial.I39]" office:value-type="float" office:value="501.21282225185">
            <text:p>5.012128222519E+002</text:p>
          </table:table-cell>
        </table:table-row>
        <table:table-row table:style-name="ro2">
          <table:table-cell table:formula="of:=[initial.I40]" office:value-type="float" office:value="532.527792728733">
            <text:p>5.325277927287E+002</text:p>
          </table:table-cell>
          <table:table-cell table:formula="of:=[initial.I40]" office:value-type="float" office:value="532.527792728733">
            <text:p>5.325277927287E+002</text:p>
          </table:table-cell>
        </table:table-row>
        <table:table-row table:style-name="ro2">
          <table:table-cell table:formula="of:=[initial.I41]" office:value-type="float" office:value="565.816920027123">
            <text:p>5.658169200271E+002</text:p>
          </table:table-cell>
          <table:table-cell table:formula="of:=[initial.I41]" office:value-type="float" office:value="565.816920027123">
            <text:p>5.658169200271E+002</text:p>
          </table:table-cell>
        </table:table-row>
        <table:table-row table:style-name="ro2">
          <table:table-cell table:formula="of:=[initial.I42]" office:value-type="float" office:value="601.205019447974">
            <text:p>6.012050194480E+002</text:p>
          </table:table-cell>
          <table:table-cell table:formula="of:=[initial.I42]" office:value-type="float" office:value="601.205019447974">
            <text:p>6.012050194480E+002</text:p>
          </table:table-cell>
        </table:table-row>
        <table:table-row table:style-name="ro2">
          <table:table-cell table:formula="of:=[initial.I43]" office:value-type="float" office:value="638.824805361479">
            <text:p>6.388248053615E+002</text:p>
          </table:table-cell>
          <table:table-cell table:formula="of:=[initial.I43]" office:value-type="float" office:value="638.824805361479">
            <text:p>6.388248053615E+002</text:p>
          </table:table-cell>
        </table:table-row>
        <table:table-row table:style-name="ro2">
          <table:table-cell table:formula="of:=[initial.I44]" office:value-type="float" office:value="678.817391263379">
            <text:p>6.788173912634E+002</text:p>
          </table:table-cell>
          <table:table-cell table:formula="of:=[initial.I44]" office:value-type="float" office:value="678.817391263379">
            <text:p>6.788173912634E+002</text:p>
          </table:table-cell>
        </table:table-row>
        <table:table-row table:style-name="ro2">
          <table:table-cell table:formula="of:=[initial.I45]" office:value-type="float" office:value="721.332821490979">
            <text:p>7.213328214910E+002</text:p>
          </table:table-cell>
          <table:table-cell table:formula="of:=[initial.I45]" office:value-type="float" office:value="721.332821490979">
            <text:p>7.213328214910E+002</text:p>
          </table:table-cell>
        </table:table-row>
        <table:table-row table:style-name="ro2">
          <table:table-cell table:formula="of:=[initial.I46]" office:value-type="float" office:value="766.530636603373">
            <text:p>7.665306366034E+002</text:p>
          </table:table-cell>
          <table:table-cell table:formula="of:=[initial.I46]" office:value-type="float" office:value="766.530636603373">
            <text:p>7.665306366034E+002</text:p>
          </table:table-cell>
        </table:table-row>
        <table:table-row table:style-name="ro2">
          <table:table-cell table:formula="of:=[initial.I47]" office:value-type="float" office:value="814.580474557311">
            <text:p>8.145804745573E+002</text:p>
          </table:table-cell>
          <table:table-cell table:formula="of:=[initial.I47]" office:value-type="float" office:value="814.580474557311">
            <text:p>8.145804745573E+002</text:p>
          </table:table-cell>
        </table:table-row>
        <table:table-row table:style-name="ro2">
          <table:table-cell table:formula="of:=[initial.I48]" office:value-type="float" office:value="865.662709945102">
            <text:p>8.656627099451E+002</text:p>
          </table:table-cell>
          <table:table-cell table:formula="of:=[initial.I48]" office:value-type="float" office:value="865.662709945102">
            <text:p>8.656627099451E+002</text:p>
          </table:table-cell>
        </table:table-row>
        <table:table-row table:style-name="ro2">
          <table:table-cell table:formula="of:=[initial.I49]" office:value-type="float" office:value="919.969133704417">
            <text:p>9.199691337044E+002</text:p>
          </table:table-cell>
          <table:table-cell table:formula="of:=[initial.I49]" office:value-type="float" office:value="919.969133704417">
            <text:p>9.199691337044E+002</text:p>
          </table:table-cell>
        </table:table-row>
        <table:table-row table:style-name="ro2">
          <table:table-cell table:formula="of:=[initial.I50]" office:value-type="float" office:value="977.703675862456">
            <text:p>9.777036758625E+002</text:p>
          </table:table-cell>
          <table:table-cell table:formula="of:=[initial.I50]" office:value-type="float" office:value="977.703675862456">
            <text:p>9.777036758625E+002</text:p>
          </table:table-cell>
        </table:table-row>
        <table:table-row table:style-name="ro2">
          <table:table-cell table:formula="of:=[initial.I51]" office:value-type="float" office:value="1039.08317403919">
            <text:p>1.039083174039E+003</text:p>
          </table:table-cell>
          <table:table-cell table:formula="of:=[initial.I51]" office:value-type="float" office:value="1039.08317403919">
            <text:p>1.039083174039E+003</text:p>
          </table:table-cell>
        </table:table-row>
        <table:table-row table:style-name="ro2">
          <table:table-cell table:formula="of:=[initial.I52]" office:value-type="float" office:value="1104.33819060686">
            <text:p>1.104338190607E+003</text:p>
          </table:table-cell>
          <table:table-cell table:formula="of:=[initial.I52]" office:value-type="float" office:value="1104.33819060686">
            <text:p>1.104338190607E+003</text:p>
          </table:table-cell>
        </table:table-row>
        <table:table-row table:style-name="ro2">
          <table:table-cell table:formula="of:=[initial.I53]" office:value-type="float" office:value="1173.7138815865">
            <text:p>1.173713881587E+003</text:p>
          </table:table-cell>
          <table:table-cell table:formula="of:=[initial.I53]" office:value-type="float" office:value="1173.7138815865">
            <text:p>1.173713881587E+003</text:p>
          </table:table-cell>
        </table:table-row>
        <table:table-row table:style-name="ro2">
          <table:table-cell table:formula="of:=[initial.I54]" office:value-type="float" office:value="1247.47092055698">
            <text:p>1.247470920557E+003</text:p>
          </table:table-cell>
          <table:table-cell table:formula="of:=[initial.I54]" office:value-type="float" office:value="1247.47092055698">
            <text:p>1.247470920557E+003</text:p>
          </table:table-cell>
        </table:table-row>
        <table:table-row table:style-name="ro2">
          <table:table-cell table:formula="of:=[initial.I55]" office:value-type="float" office:value="1325.88648105992">
            <text:p>1.325886481060E+003</text:p>
          </table:table-cell>
          <table:table-cell table:formula="of:=[initial.I55]" office:value-type="float" office:value="1325.88648105992">
            <text:p>1.325886481060E+003</text:p>
          </table:table-cell>
        </table:table-row>
        <table:table-row table:style-name="ro2">
          <table:table-cell table:formula="of:=[initial.I56]" office:value-type="float" office:value="1409.25528120393">
            <text:p>1.409255281204E+003</text:p>
          </table:table-cell>
          <table:table-cell table:formula="of:=[initial.I56]" office:value-type="float" office:value="1409.25528120393">
            <text:p>1.409255281204E+003</text:p>
          </table:table-cell>
        </table:table-row>
        <table:table-row table:style-name="ro2">
          <table:table-cell table:formula="of:=[initial.I57]" office:value-type="float" office:value="1497.89069440648">
            <text:p>1.497890694406E+003</text:p>
          </table:table-cell>
          <table:table-cell table:formula="of:=[initial.I57]" office:value-type="float" office:value="1497.89069440648">
            <text:p>1.497890694406E+003</text:p>
          </table:table-cell>
        </table:table-row>
        <table:table-row table:style-name="ro2">
          <table:table-cell table:formula="of:=[initial.I58]" office:value-type="float" office:value="1592.12593046065">
            <text:p>1.592125930461E+003</text:p>
          </table:table-cell>
          <table:table-cell table:formula="of:=[initial.I58]" office:value-type="float" office:value="1592.12593046065">
            <text:p>1.592125930461E+003</text:p>
          </table:table-cell>
        </table:table-row>
        <table:table-row table:style-name="ro2">
          <table:table-cell table:formula="of:=[initial.I59]" office:value-type="float" office:value="1692.31529137969">
            <text:p>1.692315291380E+003</text:p>
          </table:table-cell>
          <table:table-cell table:formula="of:=[initial.I59]" office:value-type="float" office:value="1692.31529137969">
            <text:p>1.692315291380E+003</text:p>
          </table:table-cell>
        </table:table-row>
        <table:table-row table:style-name="ro2">
          <table:table-cell table:formula="of:=[initial.I60]" office:value-type="float" office:value="1798.83550675361">
            <text:p>1.798835506754E+003</text:p>
          </table:table-cell>
          <table:table-cell table:formula="of:=[initial.I60]" office:value-type="float" office:value="1798.83550675361">
            <text:p>1.798835506754E+003</text:p>
          </table:table-cell>
        </table:table-row>
        <table:table-row table:style-name="ro2">
          <table:table-cell table:formula="of:=[initial.I61]" office:value-type="float" office:value="1912.08715365235">
            <text:p>1.912087153652E+003</text:p>
          </table:table-cell>
          <table:table-cell table:formula="of:=[initial.I61]" office:value-type="float" office:value="1912.08715365235">
            <text:p>1.912087153652E+003</text:p>
          </table:table-cell>
        </table:table-row>
        <table:table-row table:style-name="ro2">
          <table:table-cell table:formula="of:=[initial.I62]" office:value-type="float" office:value="2032.49616642841">
            <text:p>2.032496166428E+003</text:p>
          </table:table-cell>
          <table:table-cell table:formula="of:=[initial.I62]" office:value-type="float" office:value="2032.49616642841">
            <text:p>2.032496166428E+003</text:p>
          </table:table-cell>
        </table:table-row>
        <table:table-row table:style-name="ro2">
          <table:table-cell table:formula="of:=[initial.I63]" office:value-type="float" office:value="2160.515442111">
            <text:p>2.160515442111E+003</text:p>
          </table:table-cell>
          <table:table-cell table:formula="of:=[initial.I63]" office:value-type="float" office:value="2160.515442111">
            <text:p>2.160515442111E+003</text:p>
          </table:table-cell>
        </table:table-row>
        <table:table-row table:style-name="ro2">
          <table:table-cell table:formula="of:=[initial.I64]" office:value-type="float" office:value="2296.62654744411">
            <text:p>2.296626547444E+003</text:p>
          </table:table-cell>
          <table:table-cell table:formula="of:=[initial.I64]" office:value-type="float" office:value="2296.62654744411">
            <text:p>2.296626547444E+003</text:p>
          </table:table-cell>
        </table:table-row>
        <table:table-row table:style-name="ro2">
          <table:table-cell table:formula="of:=[initial.I65]" office:value-type="float" office:value="2441.34153400393">
            <text:p>2.441341534004E+003</text:p>
          </table:table-cell>
          <table:table-cell table:formula="of:=[initial.I65]" office:value-type="float" office:value="2441.34153400393">
            <text:p>2.441341534004E+003</text:p>
          </table:table-cell>
        </table:table-row>
        <table:table-row table:style-name="ro2">
          <table:table-cell table:formula="of:=[initial.I66]" office:value-type="float" office:value="2595.20486823888">
            <text:p>2.595204868239E+003</text:p>
          </table:table-cell>
          <table:table-cell table:formula="of:=[initial.I66]" office:value-type="float" office:value="2595.20486823888">
            <text:p>2.595204868239E+003</text:p>
          </table:table-cell>
        </table:table-row>
        <table:table-row table:style-name="ro2">
          <table:table-cell table:formula="of:=[initial.I67]" office:value-type="float" office:value="2758.79548370837">
            <text:p>2.758795483708E+003</text:p>
          </table:table-cell>
          <table:table-cell table:formula="of:=[initial.I67]" office:value-type="float" office:value="2758.79548370837">
            <text:p>2.758795483708E+003</text:p>
          </table:table-cell>
        </table:table-row>
        <table:table-row table:style-name="ro2">
          <table:table-cell table:formula="of:=[initial.I68]" office:value-type="float" office:value="2932.7289632574">
            <text:p>2.932728963257E+003</text:p>
          </table:table-cell>
          <table:table-cell table:formula="of:=[initial.I68]" office:value-type="float" office:value="2932.7289632574">
            <text:p>2.932728963257E+003</text:p>
          </table:table-cell>
        </table:table-row>
        <table:table-row table:style-name="ro2">
          <table:table-cell table:formula="of:=[initial.I69]" office:value-type="float" office:value="3117.6598593539">
            <text:p>3.117659859354E+003</text:p>
          </table:table-cell>
          <table:table-cell table:formula="of:=[initial.I69]" office:value-type="float" office:value="3117.6598593539">
            <text:p>3.117659859354E+003</text:p>
          </table:table-cell>
        </table:table-row>
        <table:table-row table:style-name="ro2">
          <table:table-cell table:formula="of:=[initial.I70]" office:value-type="float" office:value="3314.28416133657">
            <text:p>3.314284161337E+003</text:p>
          </table:table-cell>
          <table:table-cell table:formula="of:=[initial.I70]" office:value-type="float" office:value="3314.28416133657">
            <text:p>3.314284161337E+003</text:p>
          </table:table-cell>
        </table:table-row>
        <table:table-row table:style-name="ro2">
          <table:table-cell table:formula="of:=[initial.I71]" office:value-type="float" office:value="3523.34191887477">
            <text:p>3.523341918875E+003</text:p>
          </table:table-cell>
          <table:table-cell table:formula="of:=[initial.I71]" office:value-type="float" office:value="3523.34191887477">
            <text:p>3.523341918875E+003</text:p>
          </table:table-cell>
        </table:table-row>
        <table:table-row table:style-name="ro2">
          <table:table-cell table:formula="of:=[initial.I72]" office:value-type="float" office:value="3745.62003153125">
            <text:p>3.745620031531E+003</text:p>
          </table:table-cell>
          <table:table-cell table:formula="of:=[initial.I72]" office:value-type="float" office:value="3745.62003153125">
            <text:p>3.745620031531E+003</text:p>
          </table:table-cell>
        </table:table-row>
        <table:table-row table:style-name="ro2">
          <table:table-cell table:formula="of:=[initial.I73]" office:value-type="float" office:value="3981.9552149443">
            <text:p>3.981955214944E+003</text:p>
          </table:table-cell>
          <table:table-cell table:formula="of:=[initial.I73]" office:value-type="float" office:value="3981.9552149443">
            <text:p>3.981955214944E+003</text:p>
          </table:table-cell>
        </table:table-row>
        <table:table-row table:style-name="ro2">
          <table:table-cell table:formula="of:=[initial.I74]" office:value-type="float" office:value="4233.23715481215">
            <text:p>4.233237154812E+003</text:p>
          </table:table-cell>
          <table:table-cell table:formula="of:=[initial.I74]" office:value-type="float" office:value="4233.23715481215">
            <text:p>4.233237154812E+003</text:p>
          </table:table-cell>
        </table:table-row>
        <table:table-row table:style-name="ro2">
          <table:table-cell table:formula="of:=[initial.I75]" office:value-type="float" office:value="4500.41186057025">
            <text:p>4.500411860570E+003</text:p>
          </table:table-cell>
          <table:table-cell table:formula="of:=[initial.I75]" office:value-type="float" office:value="4500.41186057025">
            <text:p>4.500411860570E+003</text:p>
          </table:table-cell>
        </table:table-row>
        <table:table-row table:style-name="ro2">
          <table:table-cell table:formula="of:=[initial.I76]" office:value-type="float" office:value="4784.4852314051">
            <text:p>4.784485231405E+003</text:p>
          </table:table-cell>
          <table:table-cell table:formula="of:=[initial.I76]" office:value-type="float" office:value="4784.4852314051">
            <text:p>4.784485231405E+003</text:p>
          </table:table-cell>
        </table:table-row>
        <table:table-row table:style-name="ro2">
          <table:table-cell table:formula="of:=[initial.I77]" office:value-type="float" office:value="5086.5268480486">
            <text:p>5.086526848049E+003</text:p>
          </table:table-cell>
          <table:table-cell table:formula="of:=[initial.I77]" office:value-type="float" office:value="5086.5268480486">
            <text:p>5.086526848049E+003</text:p>
          </table:table-cell>
        </table:table-row>
        <table:table-row table:style-name="ro2">
          <table:table-cell table:formula="of:=[initial.I78]" office:value-type="float" office:value="5407.67400464844">
            <text:p>5.407674004648E+003</text:p>
          </table:table-cell>
          <table:table-cell table:formula="of:=[initial.I78]" office:value-type="float" office:value="5407.67400464844">
            <text:p>5.407674004648E+003</text:p>
          </table:table-cell>
        </table:table-row>
        <table:table-row table:style-name="ro2">
          <table:table-cell table:formula="of:=[initial.I79]" office:value-type="float" office:value="5749.13599591475">
            <text:p>5.749135995915E+003</text:p>
          </table:table-cell>
          <table:table-cell table:formula="of:=[initial.I79]" office:value-type="float" office:value="5749.13599591475">
            <text:p>5.749135995915E+003</text:p>
          </table:table-cell>
        </table:table-row>
        <table:table-row table:style-name="ro2">
          <table:table-cell table:formula="of:=[initial.I80]" office:value-type="float" office:value="6112.1986757061">
            <text:p>6.112198675706E+003</text:p>
          </table:table-cell>
          <table:table-cell table:formula="of:=[initial.I80]" office:value-type="float" office:value="6112.1986757061">
            <text:p>6.112198675706E+003</text:p>
          </table:table-cell>
        </table:table-row>
        <table:table-row table:style-name="ro2">
          <table:table-cell table:formula="of:=[initial.I81]" office:value-type="float" office:value="6498.22930424085">
            <text:p>6.498229304241E+003</text:p>
          </table:table-cell>
          <table:table-cell table:formula="of:=[initial.I81]" office:value-type="float" office:value="6498.22930424085">
            <text:p>6.498229304241E+003</text:p>
          </table:table-cell>
        </table:table-row>
        <table:table-row table:style-name="ro2">
          <table:table-cell table:formula="of:=[initial.I82]" office:value-type="float" office:value="6908.68170220845">
            <text:p>6.908681702208E+003</text:p>
          </table:table-cell>
          <table:table-cell table:formula="of:=[initial.I82]" office:value-type="float" office:value="6908.68170220845">
            <text:p>6.908681702208E+003</text:p>
          </table:table-cell>
        </table:table-row>
        <table:table-row table:style-name="ro2">
          <table:table-cell table:formula="of:=[initial.I83]" office:value-type="float" office:value="7345.10173121188">
            <text:p>7.345101731212E+003</text:p>
          </table:table-cell>
          <table:table-cell table:formula="of:=[initial.I83]" office:value-type="float" office:value="7345.10173121188">
            <text:p>7.345101731212E+003</text:p>
          </table:table-cell>
        </table:table-row>
        <table:table-row table:style-name="ro2">
          <table:table-cell table:formula="of:=[initial.I84]" office:value-type="float" office:value="7809.13312120315">
            <text:p>7.809133121203E+003</text:p>
          </table:table-cell>
          <table:table-cell table:formula="of:=[initial.I84]" office:value-type="float" office:value="7809.13312120315">
            <text:p>7.809133121203E+003</text:p>
          </table:table-cell>
        </table:table-row>
        <table:table-row table:style-name="ro2">
          <table:table-cell table:formula="of:=[initial.I85]" office:value-type="float" office:value="8302.52366688168">
            <text:p>8.302523666882E+003</text:p>
          </table:table-cell>
          <table:table-cell table:formula="of:=[initial.I85]" office:value-type="float" office:value="8302.52366688168">
            <text:p>8.302523666882E+003</text:p>
          </table:table-cell>
        </table:table-row>
        <table:table-row table:style-name="ro2">
          <table:table-cell table:formula="of:=[initial.I86]" office:value-type="float" office:value="8827.13181641651">
            <text:p>8.827131816417E+003</text:p>
          </table:table-cell>
          <table:table-cell table:formula="of:=[initial.I86]" office:value-type="float" office:value="8827.13181641651">
            <text:p>8.827131816417E+003</text:p>
          </table:table-cell>
        </table:table-row>
        <table:table-row table:style-name="ro2">
          <table:table-cell table:formula="of:=[initial.I87]" office:value-type="float" office:value="9384.93367733257">
            <text:p>9.384933677333E+003</text:p>
          </table:table-cell>
          <table:table-cell table:formula="of:=[initial.I87]" office:value-type="float" office:value="9384.93367733257">
            <text:p>9.384933677333E+003</text:p>
          </table:table-cell>
        </table:table-row>
        <table:table-row table:style-name="ro2">
          <table:table-cell table:formula="of:=[initial.I88]" office:value-type="float" office:value="9978.03046597358">
            <text:p>9.978030465974E+003</text:p>
          </table:table-cell>
          <table:table-cell table:formula="of:=[initial.I88]" office:value-type="float" office:value="9978.03046597358">
            <text:p>9.978030465974E+003</text:p>
          </table:table-cell>
        </table:table-row>
        <table:table-row table:style-name="ro2">
          <table:table-cell table:formula="of:=[initial.I89]" office:value-type="float" office:value="10608.656428627">
            <text:p>1.060865642863E+004</text:p>
          </table:table-cell>
          <table:table-cell table:formula="of:=[initial.I89]" office:value-type="float" office:value="10608.656428627">
            <text:p>1.060865642863E+004</text:p>
          </table:table-cell>
        </table:table-row>
        <table:table-row table:style-name="ro2">
          <table:table-cell table:formula="of:=[initial.I90]" office:value-type="float" office:value="11279.1872641743">
            <text:p>1.127918726417E+004</text:p>
          </table:table-cell>
          <table:table-cell table:formula="of:=[initial.I90]" office:value-type="float" office:value="11279.1872641743">
            <text:p>1.127918726417E+004</text:p>
          </table:table-cell>
        </table:table-row>
        <table:table-row table:style-name="ro2">
          <table:table-cell table:formula="of:=[initial.I91]" office:value-type="float" office:value="11992.1490800208">
            <text:p>1.199214908002E+004</text:p>
          </table:table-cell>
          <table:table-cell table:formula="of:=[initial.I91]" office:value-type="float" office:value="11992.1490800208">
            <text:p>1.199214908002E+004</text:p>
          </table:table-cell>
        </table:table-row>
        <table:table-row table:style-name="ro2">
          <table:table-cell table:formula="of:=[initial.I92]" office:value-type="float" office:value="12750.2279150695">
            <text:p>1.275022791507E+004</text:p>
          </table:table-cell>
          <table:table-cell table:formula="of:=[initial.I92]" office:value-type="float" office:value="12750.2279150695">
            <text:p>1.275022791507E+004</text:p>
          </table:table-cell>
        </table:table-row>
        <table:table-row table:style-name="ro2">
          <table:table-cell table:formula="of:=[initial.I93]" office:value-type="float" office:value="13556.2798656422">
            <text:p>1.355627986564E+004</text:p>
          </table:table-cell>
          <table:table-cell table:formula="of:=[initial.I93]" office:value-type="float" office:value="13556.2798656422">
            <text:p>1.355627986564E+004</text:p>
          </table:table-cell>
        </table:table-row>
        <table:table-row table:style-name="ro2">
          <table:table-cell table:formula="of:=[initial.I94]" office:value-type="float" office:value="14413.3418525227">
            <text:p>1.441334185252E+004</text:p>
          </table:table-cell>
          <table:table-cell table:formula="of:=[initial.I94]" office:value-type="float" office:value="14413.3418525227">
            <text:p>1.441334185252E+004</text:p>
          </table:table-cell>
        </table:table-row>
        <table:table-row table:style-name="ro2">
          <table:table-cell table:formula="of:=[initial.I95]" office:value-type="float" office:value="15324.643069716">
            <text:p>1.532464306972E+004</text:p>
          </table:table-cell>
          <table:table-cell table:formula="of:=[initial.I95]" office:value-type="float" office:value="15324.643069716">
            <text:p>1.532464306972E+004</text:p>
          </table:table-cell>
        </table:table-row>
        <table:table-row table:style-name="ro2">
          <table:table-cell table:formula="of:=[initial.I96]" office:value-type="float" office:value="16293.6171580852">
            <text:p>1.629361715809E+004</text:p>
          </table:table-cell>
          <table:table-cell table:formula="of:=[initial.I96]" office:value-type="float" office:value="16293.6171580852">
            <text:p>1.629361715809E+004</text:p>
          </table:table-cell>
        </table:table-row>
        <table:table-row table:style-name="ro2">
          <table:table-cell table:formula="of:=[initial.I97]" office:value-type="float" office:value="17323.915149763">
            <text:p>1.732391514976E+004</text:p>
          </table:table-cell>
          <table:table-cell table:formula="of:=[initial.I97]" office:value-type="float" office:value="17323.915149763">
            <text:p>1.732391514976E+004</text:p>
          </table:table-cell>
        </table:table-row>
        <table:table-row table:style-name="ro2">
          <table:table-cell table:formula="of:=[initial.I98]" office:value-type="float" office:value="18419.4192321398">
            <text:p>1.841941923214E+004</text:p>
          </table:table-cell>
          <table:table-cell table:formula="of:=[initial.I98]" office:value-type="float" office:value="18419.4192321398">
            <text:p>1.841941923214E+004</text:p>
          </table:table-cell>
        </table:table-row>
        <table:table-row table:style-name="ro2">
          <table:table-cell table:formula="of:=[initial.I99]" office:value-type="float" office:value="19584.2573833185">
            <text:p>1.958425738332E+004</text:p>
          </table:table-cell>
          <table:table-cell table:formula="of:=[initial.I99]" office:value-type="float" office:value="19584.2573833185">
            <text:p>1.958425738332E+004</text:p>
          </table:table-cell>
        </table:table-row>
        <table:table-row table:style-name="ro2">
          <table:table-cell table:formula="of:=[initial.I100]" office:value-type="float" office:value="20822.8189342156">
            <text:p>2.082281893422E+004</text:p>
          </table:table-cell>
          <table:table-cell table:formula="of:=[initial.I100]" office:value-type="float" office:value="20822.8189342156">
            <text:p>2.082281893422E+004</text:p>
          </table:table-cell>
        </table:table-row>
        <table:table-row table:style-name="ro2">
          <table:table-cell table:formula="of:=[initial.I101]" office:value-type="float" office:value="22139.7711159769">
            <text:p>2.213977111598E+004</text:p>
          </table:table-cell>
          <table:table-cell table:formula="of:=[initial.I101]" office:value-type="float" office:value="22139.7711159769">
            <text:p>2.213977111598E+004</text:p>
          </table:table-cell>
        </table:table-row>
        <table:table-row table:style-name="ro2">
          <table:table-cell table:formula="of:=[initial.I102]" office:value-type="float" office:value="23540.0766550956">
            <text:p>2.354007665510E+004</text:p>
          </table:table-cell>
          <table:table-cell table:formula="of:=[initial.I102]" office:value-type="float" office:value="23540.0766550956">
            <text:p>2.354007665510E+004</text:p>
          </table:table-cell>
        </table:table-row>
      </table:table>
      <table:table table:name="restart_H" table:style-name="ta1" table:print="false">
        <table:table-column table:style-name="co33" table:default-cell-style-name="ce1"/>
        <table:table-column table:style-name="co34" table:default-cell-style-name="ce1"/>
        <table:table-row table:style-name="ro2">
          <table:table-cell table:formula="of:=[initial.H2]" office:value-type="float" office:value="110.690508947302">
            <text:p>1.106905089473E+002</text:p>
          </table:table-cell>
          <table:table-cell table:formula="of:=[initial.H2]" office:value-type="float" office:value="110.690508947302">
            <text:p>1.106905089473E+002</text:p>
          </table:table-cell>
        </table:table-row>
        <table:table-row table:style-name="ro2">
          <table:table-cell table:formula="of:=[initial.H3]" office:value-type="float" office:value="117.296561928045">
            <text:p>1.172965619280E+002</text:p>
          </table:table-cell>
          <table:table-cell table:formula="of:=[initial.H3]" office:value-type="float" office:value="117.296561928045">
            <text:p>1.172965619280E+002</text:p>
          </table:table-cell>
        </table:table-row>
        <table:table-row table:style-name="ro2">
          <table:table-cell table:formula="of:=[initial.H4]" office:value-type="float" office:value="124.313020775261">
            <text:p>1.243130207753E+002</text:p>
          </table:table-cell>
          <table:table-cell table:formula="of:=[initial.H4]" office:value-type="float" office:value="124.313020775261">
            <text:p>1.243130207753E+002</text:p>
          </table:table-cell>
        </table:table-row>
        <table:table-row table:style-name="ro2">
          <table:table-cell table:formula="of:=[initial.H5]" office:value-type="float" office:value="131.765699205119">
            <text:p>1.317656992051E+002</text:p>
          </table:table-cell>
          <table:table-cell table:formula="of:=[initial.H5]" office:value-type="float" office:value="131.765699205119">
            <text:p>1.317656992051E+002</text:p>
          </table:table-cell>
        </table:table-row>
        <table:table-row table:style-name="ro2">
          <table:table-cell table:formula="of:=[initial.H6]" office:value-type="float" office:value="139.682041948857">
            <text:p>1.396820419489E+002</text:p>
          </table:table-cell>
          <table:table-cell table:formula="of:=[initial.H6]" office:value-type="float" office:value="139.682041948857">
            <text:p>1.396820419489E+002</text:p>
          </table:table-cell>
        </table:table-row>
        <table:table-row table:style-name="ro2">
          <table:table-cell table:formula="of:=[initial.H7]" office:value-type="float" office:value="148.091227949545">
            <text:p>1.480912279495E+002</text:p>
          </table:table-cell>
          <table:table-cell table:formula="of:=[initial.H7]" office:value-type="float" office:value="148.091227949545">
            <text:p>1.480912279495E+002</text:p>
          </table:table-cell>
        </table:table-row>
        <table:table-row table:style-name="ro2">
          <table:table-cell table:formula="of:=[initial.H8]" office:value-type="float" office:value="157.024280091253">
            <text:p>1.570242800913E+002</text:p>
          </table:table-cell>
          <table:table-cell table:formula="of:=[initial.H8]" office:value-type="float" office:value="157.024280091253">
            <text:p>1.570242800913E+002</text:p>
          </table:table-cell>
        </table:table-row>
        <table:table-row table:style-name="ro2">
          <table:table-cell table:formula="of:=[initial.H9]" office:value-type="float" office:value="166.514181874224">
            <text:p>1.665141818742E+002</text:p>
          </table:table-cell>
          <table:table-cell table:formula="of:=[initial.H9]" office:value-type="float" office:value="166.514181874224">
            <text:p>1.665141818742E+002</text:p>
          </table:table-cell>
        </table:table-row>
        <table:table-row table:style-name="ro2">
          <table:table-cell table:formula="of:=[initial.H10]" office:value-type="float" office:value="176.596001475792">
            <text:p>1.765960014758E+002</text:p>
          </table:table-cell>
          <table:table-cell table:formula="of:=[initial.H10]" office:value-type="float" office:value="176.596001475792">
            <text:p>1.765960014758E+002</text:p>
          </table:table-cell>
        </table:table-row>
        <table:table-row table:style-name="ro2">
          <table:table-cell table:formula="of:=[initial.H11]" office:value-type="float" office:value="187.307023664662">
            <text:p>1.873070236647E+002</text:p>
          </table:table-cell>
          <table:table-cell table:formula="of:=[initial.H11]" office:value-type="float" office:value="187.307023664662">
            <text:p>1.873070236647E+002</text:p>
          </table:table-cell>
        </table:table-row>
        <table:table-row table:style-name="ro2">
          <table:table-cell table:formula="of:=[initial.H12]" office:value-type="float" office:value="198.686890065746">
            <text:p>1.986868900657E+002</text:p>
          </table:table-cell>
          <table:table-cell table:formula="of:=[initial.H12]" office:value-type="float" office:value="198.686890065746">
            <text:p>1.986868900657E+002</text:p>
          </table:table-cell>
        </table:table-row>
        <table:table-row table:style-name="ro2">
          <table:table-cell table:formula="of:=[initial.H13]" office:value-type="float" office:value="210.777748304268">
            <text:p>2.107777483043E+002</text:p>
          </table:table-cell>
          <table:table-cell table:formula="of:=[initial.H13]" office:value-type="float" office:value="210.777748304268">
            <text:p>2.107777483043E+002</text:p>
          </table:table-cell>
        </table:table-row>
        <table:table-row table:style-name="ro2">
          <table:table-cell table:formula="of:=[initial.H14]" office:value-type="float" office:value="223.62441059127">
            <text:p>2.236244105913E+002</text:p>
          </table:table-cell>
          <table:table-cell table:formula="of:=[initial.H14]" office:value-type="float" office:value="223.62441059127">
            <text:p>2.236244105913E+002</text:p>
          </table:table-cell>
        </table:table-row>
        <table:table-row table:style-name="ro2">
          <table:table-cell table:formula="of:=[initial.H15]" office:value-type="float" office:value="237.274522348306">
            <text:p>2.372745223483E+002</text:p>
          </table:table-cell>
          <table:table-cell table:formula="of:=[initial.H15]" office:value-type="float" office:value="237.274522348306">
            <text:p>2.372745223483E+002</text:p>
          </table:table-cell>
        </table:table-row>
        <table:table-row table:style-name="ro2">
          <table:table-cell table:formula="of:=[initial.H16]" office:value-type="float" office:value="251.778741506897">
            <text:p>2.517787415069E+002</text:p>
          </table:table-cell>
          <table:table-cell table:formula="of:=[initial.H16]" office:value-type="float" office:value="251.778741506897">
            <text:p>2.517787415069E+002</text:p>
          </table:table-cell>
        </table:table-row>
        <table:table-row table:style-name="ro2">
          <table:table-cell table:formula="of:=[initial.H17]" office:value-type="float" office:value="267.190929158612">
            <text:p>2.671909291586E+002</text:p>
          </table:table-cell>
          <table:table-cell table:formula="of:=[initial.H17]" office:value-type="float" office:value="267.190929158612">
            <text:p>2.671909291586E+002</text:p>
          </table:table-cell>
        </table:table-row>
        <table:table-row table:style-name="ro2">
          <table:table-cell table:formula="of:=[initial.H18]" office:value-type="float" office:value="283.568352274404">
            <text:p>2.835683522744E+002</text:p>
          </table:table-cell>
          <table:table-cell table:formula="of:=[initial.H18]" office:value-type="float" office:value="283.568352274404">
            <text:p>2.835683522744E+002</text:p>
          </table:table-cell>
        </table:table-row>
        <table:table-row table:style-name="ro2">
          <table:table-cell table:formula="of:=[initial.H19]" office:value-type="float" office:value="300.971899257322">
            <text:p>3.009718992573E+002</text:p>
          </table:table-cell>
          <table:table-cell table:formula="of:=[initial.H19]" office:value-type="float" office:value="300.971899257322">
            <text:p>3.009718992573E+002</text:p>
          </table:table-cell>
        </table:table-row>
        <table:table-row table:style-name="ro2">
          <table:table-cell table:formula="of:=[initial.H20]" office:value-type="float" office:value="319.466309141139">
            <text:p>3.194663091411E+002</text:p>
          </table:table-cell>
          <table:table-cell table:formula="of:=[initial.H20]" office:value-type="float" office:value="319.466309141139">
            <text:p>3.194663091411E+002</text:p>
          </table:table-cell>
        </table:table-row>
        <table:table-row table:style-name="ro2">
          <table:table-cell table:formula="of:=[initial.H21]" office:value-type="float" office:value="339.120415298834">
            <text:p>3.391204152988E+002</text:p>
          </table:table-cell>
          <table:table-cell table:formula="of:=[initial.H21]" office:value-type="float" office:value="339.120415298834">
            <text:p>3.391204152988E+002</text:p>
          </table:table-cell>
        </table:table-row>
        <table:table-row table:style-name="ro2">
          <table:table-cell table:formula="of:=[initial.H22]" office:value-type="float" office:value="360.007404579593">
            <text:p>3.600074045796E+002</text:p>
          </table:table-cell>
          <table:table-cell table:formula="of:=[initial.H22]" office:value-type="float" office:value="360.007404579593">
            <text:p>3.600074045796E+002</text:p>
          </table:table-cell>
        </table:table-row>
        <table:table-row table:style-name="ro2">
          <table:table-cell table:formula="of:=[initial.H23]" office:value-type="float" office:value="382.205092851162">
            <text:p>3.822050928512E+002</text:p>
          </table:table-cell>
          <table:table-cell table:formula="of:=[initial.H23]" office:value-type="float" office:value="382.205092851162">
            <text:p>3.822050928512E+002</text:p>
          </table:table-cell>
        </table:table-row>
        <table:table-row table:style-name="ro2">
          <table:table-cell table:formula="of:=[initial.H24]" office:value-type="float" office:value="405.796217986211">
            <text:p>4.057962179862E+002</text:p>
          </table:table-cell>
          <table:table-cell table:formula="of:=[initial.H24]" office:value-type="float" office:value="405.796217986211">
            <text:p>4.057962179862E+002</text:p>
          </table:table-cell>
        </table:table-row>
        <table:table-row table:style-name="ro2">
          <table:table-cell table:formula="of:=[initial.H25]" office:value-type="float" office:value="430.868751397152">
            <text:p>4.308687513972E+002</text:p>
          </table:table-cell>
          <table:table-cell table:formula="of:=[initial.H25]" office:value-type="float" office:value="430.868751397152">
            <text:p>4.308687513972E+002</text:p>
          </table:table-cell>
        </table:table-row>
        <table:table-row table:style-name="ro2">
          <table:table-cell table:formula="of:=[initial.H26]" office:value-type="float" office:value="457.516229293765">
            <text:p>4.575162292938E+002</text:p>
          </table:table-cell>
          <table:table-cell table:formula="of:=[initial.H26]" office:value-type="float" office:value="457.516229293765">
            <text:p>4.575162292938E+002</text:p>
          </table:table-cell>
        </table:table-row>
        <table:table-row table:style-name="ro2">
          <table:table-cell table:formula="of:=[initial.H27]" office:value-type="float" office:value="485.838104912357">
            <text:p>4.858381049124E+002</text:p>
          </table:table-cell>
          <table:table-cell table:formula="of:=[initial.H27]" office:value-type="float" office:value="485.838104912357">
            <text:p>4.858381049124E+002</text:p>
          </table:table-cell>
        </table:table-row>
        <table:table-row table:style-name="ro2">
          <table:table-cell table:formula="of:=[initial.H28]" office:value-type="float" office:value="515.940123044222">
            <text:p>5.159401230442E+002</text:p>
          </table:table-cell>
          <table:table-cell table:formula="of:=[initial.H28]" office:value-type="float" office:value="515.940123044222">
            <text:p>5.159401230442E+002</text:p>
          </table:table-cell>
        </table:table-row>
        <table:table-row table:style-name="ro2">
          <table:table-cell table:formula="of:=[initial.H29]" office:value-type="float" office:value="547.934718275246">
            <text:p>5.479347182752E+002</text:p>
          </table:table-cell>
          <table:table-cell table:formula="of:=[initial.H29]" office:value-type="float" office:value="547.934718275246">
            <text:p>5.479347182752E+002</text:p>
          </table:table-cell>
        </table:table-row>
        <table:table-row table:style-name="ro2">
          <table:table-cell table:formula="of:=[initial.H30]" office:value-type="float" office:value="581.941438437903">
            <text:p>5.819414384379E+002</text:p>
          </table:table-cell>
          <table:table-cell table:formula="of:=[initial.H30]" office:value-type="float" office:value="581.941438437903">
            <text:p>5.819414384379E+002</text:p>
          </table:table-cell>
        </table:table-row>
        <table:table-row table:style-name="ro2">
          <table:table-cell table:formula="of:=[initial.H31]" office:value-type="float" office:value="618.087394871919">
            <text:p>6.180873948719E+002</text:p>
          </table:table-cell>
          <table:table-cell table:formula="of:=[initial.H31]" office:value-type="float" office:value="618.087394871919">
            <text:p>6.180873948719E+002</text:p>
          </table:table-cell>
        </table:table-row>
        <table:table-row table:style-name="ro2">
          <table:table-cell table:formula="of:=[initial.H32]" office:value-type="float" office:value="656.507741190957">
            <text:p>6.565077411910E+002</text:p>
          </table:table-cell>
          <table:table-cell table:formula="of:=[initial.H32]" office:value-type="float" office:value="656.507741190957">
            <text:p>6.565077411910E+002</text:p>
          </table:table-cell>
        </table:table-row>
        <table:table-row table:style-name="ro2">
          <table:table-cell table:formula="of:=[initial.H33]" office:value-type="float" office:value="697.346182360151">
            <text:p>6.973461823602E+002</text:p>
          </table:table-cell>
          <table:table-cell table:formula="of:=[initial.H33]" office:value-type="float" office:value="697.346182360151">
            <text:p>6.973461823602E+002</text:p>
          </table:table-cell>
        </table:table-row>
        <table:table-row table:style-name="ro2">
          <table:table-cell table:formula="of:=[initial.H34]" office:value-type="float" office:value="740.755516003579">
            <text:p>7.407555160036E+002</text:p>
          </table:table-cell>
          <table:table-cell table:formula="of:=[initial.H34]" office:value-type="float" office:value="740.755516003579">
            <text:p>7.407555160036E+002</text:p>
          </table:table-cell>
        </table:table-row>
        <table:table-row table:style-name="ro2">
          <table:table-cell table:formula="of:=[initial.H35]" office:value-type="float" office:value="786.898207982275">
            <text:p>7.868982079823E+002</text:p>
          </table:table-cell>
          <table:table-cell table:formula="of:=[initial.H35]" office:value-type="float" office:value="786.898207982275">
            <text:p>7.868982079823E+002</text:p>
          </table:table-cell>
        </table:table-row>
        <table:table-row table:style-name="ro2">
          <table:table-cell table:formula="of:=[initial.H36]" office:value-type="float" office:value="835.94700441258">
            <text:p>8.359470044126E+002</text:p>
          </table:table-cell>
          <table:table-cell table:formula="of:=[initial.H36]" office:value-type="float" office:value="835.94700441258">
            <text:p>8.359470044126E+002</text:p>
          </table:table-cell>
        </table:table-row>
        <table:table-row table:style-name="ro2">
          <table:table-cell table:formula="of:=[initial.H37]" office:value-type="float" office:value="888.085582432026">
            <text:p>8.880855824320E+002</text:p>
          </table:table-cell>
          <table:table-cell table:formula="of:=[initial.H37]" office:value-type="float" office:value="888.085582432026">
            <text:p>8.880855824320E+002</text:p>
          </table:table-cell>
        </table:table-row>
        <table:table-row table:style-name="ro2">
          <table:table-cell table:formula="of:=[initial.H38]" office:value-type="float" office:value="943.509242165982">
            <text:p>9.435092421660E+002</text:p>
          </table:table-cell>
          <table:table-cell table:formula="of:=[initial.H38]" office:value-type="float" office:value="943.509242165982">
            <text:p>9.435092421660E+002</text:p>
          </table:table-cell>
        </table:table-row>
        <table:table-row table:style-name="ro2">
          <table:table-cell table:formula="of:=[initial.H39]" office:value-type="float" office:value="1002.4256425037">
            <text:p>1.002425642504E+003</text:p>
          </table:table-cell>
          <table:table-cell table:formula="of:=[initial.H39]" office:value-type="float" office:value="1002.4256425037">
            <text:p>1.002425642504E+003</text:p>
          </table:table-cell>
        </table:table-row>
        <table:table-row table:style-name="ro2">
          <table:table-cell table:formula="of:=[initial.H40]" office:value-type="float" office:value="1065.05558345747">
            <text:p>1.065055583457E+003</text:p>
          </table:table-cell>
          <table:table-cell table:formula="of:=[initial.H40]" office:value-type="float" office:value="1065.05558345747">
            <text:p>1.065055583457E+003</text:p>
          </table:table-cell>
        </table:table-row>
        <table:table-row table:style-name="ro2">
          <table:table-cell table:formula="of:=[initial.H41]" office:value-type="float" office:value="1131.63383805425">
            <text:p>1.131633838054E+003</text:p>
          </table:table-cell>
          <table:table-cell table:formula="of:=[initial.H41]" office:value-type="float" office:value="1131.63383805425">
            <text:p>1.131633838054E+003</text:p>
          </table:table-cell>
        </table:table-row>
        <table:table-row table:style-name="ro2">
          <table:table-cell table:formula="of:=[initial.H42]" office:value-type="float" office:value="1202.41003689595">
            <text:p>1.202410036896E+003</text:p>
          </table:table-cell>
          <table:table-cell table:formula="of:=[initial.H42]" office:value-type="float" office:value="1202.41003689595">
            <text:p>1.202410036896E+003</text:p>
          </table:table-cell>
        </table:table-row>
        <table:table-row table:style-name="ro2">
          <table:table-cell table:formula="of:=[initial.H43]" office:value-type="float" office:value="1277.64960872296">
            <text:p>1.277649608723E+003</text:p>
          </table:table-cell>
          <table:table-cell table:formula="of:=[initial.H43]" office:value-type="float" office:value="1277.64960872296">
            <text:p>1.277649608723E+003</text:p>
          </table:table-cell>
        </table:table-row>
        <table:table-row table:style-name="ro2">
          <table:table-cell table:formula="of:=[initial.H44]" office:value-type="float" office:value="1357.63478052676">
            <text:p>1.357634780527E+003</text:p>
          </table:table-cell>
          <table:table-cell table:formula="of:=[initial.H44]" office:value-type="float" office:value="1357.63478052676">
            <text:p>1.357634780527E+003</text:p>
          </table:table-cell>
        </table:table-row>
        <table:table-row table:style-name="ro2">
          <table:table-cell table:formula="of:=[initial.H45]" office:value-type="float" office:value="1442.66564098196">
            <text:p>1.442665640982E+003</text:p>
          </table:table-cell>
          <table:table-cell table:formula="of:=[initial.H45]" office:value-type="float" office:value="1442.66564098196">
            <text:p>1.442665640982E+003</text:p>
          </table:table-cell>
        </table:table-row>
        <table:table-row table:style-name="ro2">
          <table:table-cell table:formula="of:=[initial.H46]" office:value-type="float" office:value="1533.06127120675">
            <text:p>1.533061271207E+003</text:p>
          </table:table-cell>
          <table:table-cell table:formula="of:=[initial.H46]" office:value-type="float" office:value="1533.06127120675">
            <text:p>1.533061271207E+003</text:p>
          </table:table-cell>
        </table:table-row>
        <table:table-row table:style-name="ro2">
          <table:table-cell table:formula="of:=[initial.H47]" office:value-type="float" office:value="1629.16094711462">
            <text:p>1.629160947115E+003</text:p>
          </table:table-cell>
          <table:table-cell table:formula="of:=[initial.H47]" office:value-type="float" office:value="1629.16094711462">
            <text:p>1.629160947115E+003</text:p>
          </table:table-cell>
        </table:table-row>
        <table:table-row table:style-name="ro2">
          <table:table-cell table:formula="of:=[initial.H48]" office:value-type="float" office:value="1731.3254178902">
            <text:p>1.731325417890E+003</text:p>
          </table:table-cell>
          <table:table-cell table:formula="of:=[initial.H48]" office:value-type="float" office:value="1731.3254178902">
            <text:p>1.731325417890E+003</text:p>
          </table:table-cell>
        </table:table-row>
        <table:table-row table:style-name="ro2">
          <table:table-cell table:formula="of:=[initial.H49]" office:value-type="float" office:value="1839.93826540883">
            <text:p>1.839938265409E+003</text:p>
          </table:table-cell>
          <table:table-cell table:formula="of:=[initial.H49]" office:value-type="float" office:value="1839.93826540883">
            <text:p>1.839938265409E+003</text:p>
          </table:table-cell>
        </table:table-row>
        <table:table-row table:style-name="ro2">
          <table:table-cell table:formula="of:=[initial.H50]" office:value-type="float" office:value="1955.40734972491">
            <text:p>1.955407349725E+003</text:p>
          </table:table-cell>
          <table:table-cell table:formula="of:=[initial.H50]" office:value-type="float" office:value="1955.40734972491">
            <text:p>1.955407349725E+003</text:p>
          </table:table-cell>
        </table:table-row>
        <table:table-row table:style-name="ro2">
          <table:table-cell table:formula="of:=[initial.H51]" office:value-type="float" office:value="2078.16634607837">
            <text:p>2.078166346078E+003</text:p>
          </table:table-cell>
          <table:table-cell table:formula="of:=[initial.H51]" office:value-type="float" office:value="2078.16634607837">
            <text:p>2.078166346078E+003</text:p>
          </table:table-cell>
        </table:table-row>
        <table:table-row table:style-name="ro2">
          <table:table-cell table:formula="of:=[initial.H52]" office:value-type="float" office:value="2208.67637921372">
            <text:p>2.208676379214E+003</text:p>
          </table:table-cell>
          <table:table-cell table:formula="of:=[initial.H52]" office:value-type="float" office:value="2208.67637921372">
            <text:p>2.208676379214E+003</text:p>
          </table:table-cell>
        </table:table-row>
        <table:table-row table:style-name="ro2">
          <table:table-cell table:formula="of:=[initial.H53]" office:value-type="float" office:value="2347.427761173">
            <text:p>2.347427761173E+003</text:p>
          </table:table-cell>
          <table:table-cell table:formula="of:=[initial.H53]" office:value-type="float" office:value="2347.427761173">
            <text:p>2.347427761173E+003</text:p>
          </table:table-cell>
        </table:table-row>
        <table:table-row table:style-name="ro2">
          <table:table-cell table:formula="of:=[initial.H54]" office:value-type="float" office:value="2494.94183911396">
            <text:p>2.494941839114E+003</text:p>
          </table:table-cell>
          <table:table-cell table:formula="of:=[initial.H54]" office:value-type="float" office:value="2494.94183911396">
            <text:p>2.494941839114E+003</text:p>
          </table:table-cell>
        </table:table-row>
        <table:table-row table:style-name="ro2">
          <table:table-cell table:formula="of:=[initial.H55]" office:value-type="float" office:value="2651.77296011983">
            <text:p>2.651772960120E+003</text:p>
          </table:table-cell>
          <table:table-cell table:formula="of:=[initial.H55]" office:value-type="float" office:value="2651.77296011983">
            <text:p>2.651772960120E+003</text:p>
          </table:table-cell>
        </table:table-row>
        <table:table-row table:style-name="ro2">
          <table:table-cell table:formula="of:=[initial.H56]" office:value-type="float" office:value="2818.51056040787">
            <text:p>2.818510560408E+003</text:p>
          </table:table-cell>
          <table:table-cell table:formula="of:=[initial.H56]" office:value-type="float" office:value="2818.51056040787">
            <text:p>2.818510560408E+003</text:p>
          </table:table-cell>
        </table:table-row>
        <table:table-row table:style-name="ro2">
          <table:table-cell table:formula="of:=[initial.H57]" office:value-type="float" office:value="2995.78138681295">
            <text:p>2.995781386813E+003</text:p>
          </table:table-cell>
          <table:table-cell table:formula="of:=[initial.H57]" office:value-type="float" office:value="2995.78138681295">
            <text:p>2.995781386813E+003</text:p>
          </table:table-cell>
        </table:table-row>
        <table:table-row table:style-name="ro2">
          <table:table-cell table:formula="of:=[initial.H58]" office:value-type="float" office:value="3184.2518589213">
            <text:p>3.184251858921E+003</text:p>
          </table:table-cell>
          <table:table-cell table:formula="of:=[initial.H58]" office:value-type="float" office:value="3184.2518589213">
            <text:p>3.184251858921E+003</text:p>
          </table:table-cell>
        </table:table-row>
        <table:table-row table:style-name="ro2">
          <table:table-cell table:formula="of:=[initial.H59]" office:value-type="float" office:value="3384.63058075937">
            <text:p>3.384630580759E+003</text:p>
          </table:table-cell>
          <table:table-cell table:formula="of:=[initial.H59]" office:value-type="float" office:value="3384.63058075937">
            <text:p>3.384630580759E+003</text:p>
          </table:table-cell>
        </table:table-row>
        <table:table-row table:style-name="ro2">
          <table:table-cell table:formula="of:=[initial.H60]" office:value-type="float" office:value="3597.67101150721">
            <text:p>3.597671011507E+003</text:p>
          </table:table-cell>
          <table:table-cell table:formula="of:=[initial.H60]" office:value-type="float" office:value="3597.67101150721">
            <text:p>3.597671011507E+003</text:p>
          </table:table-cell>
        </table:table-row>
        <table:table-row table:style-name="ro2">
          <table:table-cell table:formula="of:=[initial.H61]" office:value-type="float" office:value="3824.1743053047">
            <text:p>3.824174305305E+003</text:p>
          </table:table-cell>
          <table:table-cell table:formula="of:=[initial.H61]" office:value-type="float" office:value="3824.1743053047">
            <text:p>3.824174305305E+003</text:p>
          </table:table-cell>
        </table:table-row>
        <table:table-row table:style-name="ro2">
          <table:table-cell table:formula="of:=[initial.H62]" office:value-type="float" office:value="4064.99233085681">
            <text:p>4.064992330857E+003</text:p>
          </table:table-cell>
          <table:table-cell table:formula="of:=[initial.H62]" office:value-type="float" office:value="4064.99233085681">
            <text:p>4.064992330857E+003</text:p>
          </table:table-cell>
        </table:table-row>
        <table:table-row table:style-name="ro2">
          <table:table-cell table:formula="of:=[initial.H63]" office:value-type="float" office:value="4321.030882222">
            <text:p>4.321030882222E+003</text:p>
          </table:table-cell>
          <table:table-cell table:formula="of:=[initial.H63]" office:value-type="float" office:value="4321.030882222">
            <text:p>4.321030882222E+003</text:p>
          </table:table-cell>
        </table:table-row>
        <table:table-row table:style-name="ro2">
          <table:table-cell table:formula="of:=[initial.H64]" office:value-type="float" office:value="4593.25309288821">
            <text:p>4.593253092888E+003</text:p>
          </table:table-cell>
          <table:table-cell table:formula="of:=[initial.H64]" office:value-type="float" office:value="4593.25309288821">
            <text:p>4.593253092888E+003</text:p>
          </table:table-cell>
        </table:table-row>
        <table:table-row table:style-name="ro2">
          <table:table-cell table:formula="of:=[initial.H65]" office:value-type="float" office:value="4882.68306600786">
            <text:p>4.882683066008E+003</text:p>
          </table:table-cell>
          <table:table-cell table:formula="of:=[initial.H65]" office:value-type="float" office:value="4882.68306600786">
            <text:p>4.882683066008E+003</text:p>
          </table:table-cell>
        </table:table-row>
        <table:table-row table:style-name="ro2">
          <table:table-cell table:formula="of:=[initial.H66]" office:value-type="float" office:value="5190.40973447776">
            <text:p>5.190409734478E+003</text:p>
          </table:table-cell>
          <table:table-cell table:formula="of:=[initial.H66]" office:value-type="float" office:value="5190.40973447776">
            <text:p>5.190409734478E+003</text:p>
          </table:table-cell>
        </table:table-row>
        <table:table-row table:style-name="ro2">
          <table:table-cell table:formula="of:=[initial.H67]" office:value-type="float" office:value="5517.59096541674">
            <text:p>5.517590965417E+003</text:p>
          </table:table-cell>
          <table:table-cell table:formula="of:=[initial.H67]" office:value-type="float" office:value="5517.59096541674">
            <text:p>5.517590965417E+003</text:p>
          </table:table-cell>
        </table:table-row>
        <table:table-row table:style-name="ro2">
          <table:table-cell table:formula="of:=[initial.H68]" office:value-type="float" office:value="5865.4579245148">
            <text:p>5.865457924515E+003</text:p>
          </table:table-cell>
          <table:table-cell table:formula="of:=[initial.H68]" office:value-type="float" office:value="5865.4579245148">
            <text:p>5.865457924515E+003</text:p>
          </table:table-cell>
        </table:table-row>
        <table:table-row table:style-name="ro2">
          <table:table-cell table:formula="of:=[initial.H69]" office:value-type="float" office:value="6235.31971670781">
            <text:p>6.235319716708E+003</text:p>
          </table:table-cell>
          <table:table-cell table:formula="of:=[initial.H69]" office:value-type="float" office:value="6235.31971670781">
            <text:p>6.235319716708E+003</text:p>
          </table:table-cell>
        </table:table-row>
        <table:table-row table:style-name="ro2">
          <table:table-cell table:formula="of:=[initial.H70]" office:value-type="float" office:value="6628.56832067314">
            <text:p>6.628568320673E+003</text:p>
          </table:table-cell>
          <table:table-cell table:formula="of:=[initial.H70]" office:value-type="float" office:value="6628.56832067314">
            <text:p>6.628568320673E+003</text:p>
          </table:table-cell>
        </table:table-row>
        <table:table-row table:style-name="ro2">
          <table:table-cell table:formula="of:=[initial.H71]" office:value-type="float" office:value="7046.68383574955">
            <text:p>7.046683835750E+003</text:p>
          </table:table-cell>
          <table:table-cell table:formula="of:=[initial.H71]" office:value-type="float" office:value="7046.68383574955">
            <text:p>7.046683835750E+003</text:p>
          </table:table-cell>
        </table:table-row>
        <table:table-row table:style-name="ro2">
          <table:table-cell table:formula="of:=[initial.H72]" office:value-type="float" office:value="7491.24006106251">
            <text:p>7.491240061063E+003</text:p>
          </table:table-cell>
          <table:table-cell table:formula="of:=[initial.H72]" office:value-type="float" office:value="7491.24006106251">
            <text:p>7.491240061063E+003</text:p>
          </table:table-cell>
        </table:table-row>
        <table:table-row table:style-name="ro2">
          <table:table-cell table:formula="of:=[initial.H73]" office:value-type="float" office:value="7963.91042788861">
            <text:p>7.963910427889E+003</text:p>
          </table:table-cell>
          <table:table-cell table:formula="of:=[initial.H73]" office:value-type="float" office:value="7963.91042788861">
            <text:p>7.963910427889E+003</text:p>
          </table:table-cell>
        </table:table-row>
        <table:table-row table:style-name="ro2">
          <table:table-cell table:formula="of:=[initial.H74]" office:value-type="float" office:value="8466.4743076243">
            <text:p>8.466474307624E+003</text:p>
          </table:table-cell>
          <table:table-cell table:formula="of:=[initial.H74]" office:value-type="float" office:value="8466.4743076243">
            <text:p>8.466474307624E+003</text:p>
          </table:table-cell>
        </table:table-row>
        <table:table-row table:style-name="ro2">
          <table:table-cell table:formula="of:=[initial.H75]" office:value-type="float" office:value="9000.82371914051">
            <text:p>9.000823719141E+003</text:p>
          </table:table-cell>
          <table:table-cell table:formula="of:=[initial.H75]" office:value-type="float" office:value="9000.82371914051">
            <text:p>9.000823719141E+003</text:p>
          </table:table-cell>
        </table:table-row>
        <table:table-row table:style-name="ro2">
          <table:table-cell table:formula="of:=[initial.H76]" office:value-type="float" office:value="9568.97046081019">
            <text:p>9.568970460810E+003</text:p>
          </table:table-cell>
          <table:table-cell table:formula="of:=[initial.H76]" office:value-type="float" office:value="9568.97046081019">
            <text:p>9.568970460810E+003</text:p>
          </table:table-cell>
        </table:table-row>
        <table:table-row table:style-name="ro2">
          <table:table-cell table:formula="of:=[initial.H77]" office:value-type="float" office:value="10173.0536940972">
            <text:p>1.017305369410E+004</text:p>
          </table:table-cell>
          <table:table-cell table:formula="of:=[initial.H77]" office:value-type="float" office:value="10173.0536940972">
            <text:p>1.017305369410E+004</text:p>
          </table:table-cell>
        </table:table-row>
        <table:table-row table:style-name="ro2">
          <table:table-cell table:formula="of:=[initial.H78]" office:value-type="float" office:value="10815.3480072969">
            <text:p>1.081534800730E+004</text:p>
          </table:table-cell>
          <table:table-cell table:formula="of:=[initial.H78]" office:value-type="float" office:value="10815.3480072969">
            <text:p>1.081534800730E+004</text:p>
          </table:table-cell>
        </table:table-row>
        <table:table-row table:style-name="ro2">
          <table:table-cell table:formula="of:=[initial.H79]" office:value-type="float" office:value="11498.2719898295">
            <text:p>1.149827198983E+004</text:p>
          </table:table-cell>
          <table:table-cell table:formula="of:=[initial.H79]" office:value-type="float" office:value="11498.2719898295">
            <text:p>1.149827198983E+004</text:p>
          </table:table-cell>
        </table:table-row>
        <table:table-row table:style-name="ro2">
          <table:table-cell table:formula="of:=[initial.H80]" office:value-type="float" office:value="12224.3973494122">
            <text:p>1.222439734941E+004</text:p>
          </table:table-cell>
          <table:table-cell table:formula="of:=[initial.H80]" office:value-type="float" office:value="12224.3973494122">
            <text:p>1.222439734941E+004</text:p>
          </table:table-cell>
        </table:table-row>
        <table:table-row table:style-name="ro2">
          <table:table-cell table:formula="of:=[initial.H81]" office:value-type="float" office:value="12996.4586064817">
            <text:p>1.299645860648E+004</text:p>
          </table:table-cell>
          <table:table-cell table:formula="of:=[initial.H81]" office:value-type="float" office:value="12996.4586064817">
            <text:p>1.299645860648E+004</text:p>
          </table:table-cell>
        </table:table-row>
        <table:table-row table:style-name="ro2">
          <table:table-cell table:formula="of:=[initial.H82]" office:value-type="float" office:value="13817.3634024169">
            <text:p>1.381736340242E+004</text:p>
          </table:table-cell>
          <table:table-cell table:formula="of:=[initial.H82]" office:value-type="float" office:value="13817.3634024169">
            <text:p>1.381736340242E+004</text:p>
          </table:table-cell>
        </table:table-row>
        <table:table-row table:style-name="ro2">
          <table:table-cell table:formula="of:=[initial.H83]" office:value-type="float" office:value="14690.2034604238">
            <text:p>1.469020346042E+004</text:p>
          </table:table-cell>
          <table:table-cell table:formula="of:=[initial.H83]" office:value-type="float" office:value="14690.2034604238">
            <text:p>1.469020346042E+004</text:p>
          </table:table-cell>
        </table:table-row>
        <table:table-row table:style-name="ro2">
          <table:table-cell table:formula="of:=[initial.H84]" office:value-type="float" office:value="15618.2662404063">
            <text:p>1.561826624041E+004</text:p>
          </table:table-cell>
          <table:table-cell table:formula="of:=[initial.H84]" office:value-type="float" office:value="15618.2662404063">
            <text:p>1.561826624041E+004</text:p>
          </table:table-cell>
        </table:table-row>
        <table:table-row table:style-name="ro2">
          <table:table-cell table:formula="of:=[initial.H85]" office:value-type="float" office:value="16605.0473317634">
            <text:p>1.660504733176E+004</text:p>
          </table:table-cell>
          <table:table-cell table:formula="of:=[initial.H85]" office:value-type="float" office:value="16605.0473317634">
            <text:p>1.660504733176E+004</text:p>
          </table:table-cell>
        </table:table-row>
        <table:table-row table:style-name="ro2">
          <table:table-cell table:formula="of:=[initial.H86]" office:value-type="float" office:value="17654.263630833">
            <text:p>1.765426363083E+004</text:p>
          </table:table-cell>
          <table:table-cell table:formula="of:=[initial.H86]" office:value-type="float" office:value="17654.263630833">
            <text:p>1.765426363083E+004</text:p>
          </table:table-cell>
        </table:table-row>
        <table:table-row table:style-name="ro2">
          <table:table-cell table:formula="of:=[initial.H87]" office:value-type="float" office:value="18769.8673526651">
            <text:p>1.876986735267E+004</text:p>
          </table:table-cell>
          <table:table-cell table:formula="of:=[initial.H87]" office:value-type="float" office:value="18769.8673526651">
            <text:p>1.876986735267E+004</text:p>
          </table:table-cell>
        </table:table-row>
        <table:table-row table:style-name="ro2">
          <table:table-cell table:formula="of:=[initial.H88]" office:value-type="float" office:value="19956.0609299472">
            <text:p>1.995606092995E+004</text:p>
          </table:table-cell>
          <table:table-cell table:formula="of:=[initial.H88]" office:value-type="float" office:value="19956.0609299472">
            <text:p>1.995606092995E+004</text:p>
          </table:table-cell>
        </table:table-row>
        <table:table-row table:style-name="ro2">
          <table:table-cell table:formula="of:=[initial.H89]" office:value-type="float" office:value="21217.312855254">
            <text:p>2.121731285525E+004</text:p>
          </table:table-cell>
          <table:table-cell table:formula="of:=[initial.H89]" office:value-type="float" office:value="21217.312855254">
            <text:p>2.121731285525E+004</text:p>
          </table:table-cell>
        </table:table-row>
        <table:table-row table:style-name="ro2">
          <table:table-cell table:formula="of:=[initial.H90]" office:value-type="float" office:value="22558.3745263487">
            <text:p>2.255837452635E+004</text:p>
          </table:table-cell>
          <table:table-cell table:formula="of:=[initial.H90]" office:value-type="float" office:value="22558.3745263487">
            <text:p>2.255837452635E+004</text:p>
          </table:table-cell>
        </table:table-row>
        <table:table-row table:style-name="ro2">
          <table:table-cell table:formula="of:=[initial.H91]" office:value-type="float" office:value="23984.2981580416">
            <text:p>2.398429815804E+004</text:p>
          </table:table-cell>
          <table:table-cell table:formula="of:=[initial.H91]" office:value-type="float" office:value="23984.2981580416">
            <text:p>2.398429815804E+004</text:p>
          </table:table-cell>
        </table:table-row>
        <table:table-row table:style-name="ro2">
          <table:table-cell table:formula="of:=[initial.H92]" office:value-type="float" office:value="25500.455828139">
            <text:p>2.550045582814E+004</text:p>
          </table:table-cell>
          <table:table-cell table:formula="of:=[initial.H92]" office:value-type="float" office:value="25500.455828139">
            <text:p>2.550045582814E+004</text:p>
          </table:table-cell>
        </table:table-row>
        <table:table-row table:style-name="ro2">
          <table:table-cell table:formula="of:=[initial.H93]" office:value-type="float" office:value="27112.5597292844">
            <text:p>2.711255972928E+004</text:p>
          </table:table-cell>
          <table:table-cell table:formula="of:=[initial.H93]" office:value-type="float" office:value="27112.5597292844">
            <text:p>2.711255972928E+004</text:p>
          </table:table-cell>
        </table:table-row>
        <table:table-row table:style-name="ro2">
          <table:table-cell table:formula="of:=[initial.H94]" office:value-type="float" office:value="28826.6837030455">
            <text:p>2.882668370305E+004</text:p>
          </table:table-cell>
          <table:table-cell table:formula="of:=[initial.H94]" office:value-type="float" office:value="28826.6837030455">
            <text:p>2.882668370305E+004</text:p>
          </table:table-cell>
        </table:table-row>
        <table:table-row table:style-name="ro2">
          <table:table-cell table:formula="of:=[initial.H95]" office:value-type="float" office:value="30649.2861374321">
            <text:p>3.064928613743E+004</text:p>
          </table:table-cell>
          <table:table-cell table:formula="of:=[initial.H95]" office:value-type="float" office:value="30649.2861374321">
            <text:p>3.064928613743E+004</text:p>
          </table:table-cell>
        </table:table-row>
        <table:table-row table:style-name="ro2">
          <table:table-cell table:formula="of:=[initial.H96]" office:value-type="float" office:value="32587.2343141704">
            <text:p>3.258723431417E+004</text:p>
          </table:table-cell>
          <table:table-cell table:formula="of:=[initial.H96]" office:value-type="float" office:value="32587.2343141704">
            <text:p>3.258723431417E+004</text:p>
          </table:table-cell>
        </table:table-row>
        <table:table-row table:style-name="ro2">
          <table:table-cell table:formula="of:=[initial.H97]" office:value-type="float" office:value="34647.830297526">
            <text:p>3.464783029753E+004</text:p>
          </table:table-cell>
          <table:table-cell table:formula="of:=[initial.H97]" office:value-type="float" office:value="34647.830297526">
            <text:p>3.464783029753E+004</text:p>
          </table:table-cell>
        </table:table-row>
        <table:table-row table:style-name="ro2">
          <table:table-cell table:formula="of:=[initial.H98]" office:value-type="float" office:value="36838.8384622796">
            <text:p>3.683883846228E+004</text:p>
          </table:table-cell>
          <table:table-cell table:formula="of:=[initial.H98]" office:value-type="float" office:value="36838.8384622796">
            <text:p>3.683883846228E+004</text:p>
          </table:table-cell>
        </table:table-row>
        <table:table-row table:style-name="ro2">
          <table:table-cell table:formula="of:=[initial.H99]" office:value-type="float" office:value="39168.5147646371">
            <text:p>3.916851476464E+004</text:p>
          </table:table-cell>
          <table:table-cell table:formula="of:=[initial.H99]" office:value-type="float" office:value="39168.5147646371">
            <text:p>3.916851476464E+004</text:p>
          </table:table-cell>
        </table:table-row>
        <table:table-row table:style-name="ro2">
          <table:table-cell table:formula="of:=[initial.H100]" office:value-type="float" office:value="41645.6378664312">
            <text:p>4.164563786643E+004</text:p>
          </table:table-cell>
          <table:table-cell table:formula="of:=[initial.H100]" office:value-type="float" office:value="41645.6378664312">
            <text:p>4.164563786643E+004</text:p>
          </table:table-cell>
        </table:table-row>
        <table:table-row table:style-name="ro2">
          <table:table-cell table:formula="of:=[initial.H101]" office:value-type="float" office:value="44279.5422299537">
            <text:p>4.427954222995E+004</text:p>
          </table:table-cell>
          <table:table-cell table:formula="of:=[initial.H101]" office:value-type="float" office:value="44279.5422299537">
            <text:p>4.427954222995E+004</text:p>
          </table:table-cell>
        </table:table-row>
        <table:table-row table:style-name="ro2">
          <table:table-cell table:formula="of:=[initial.H102]" office:value-type="float" office:value="47080.1533081911">
            <text:p>4.708015330819E+004</text:p>
          </table:table-cell>
          <table:table-cell table:formula="of:=[initial.H102]" office:value-type="float" office:value="47080.1533081911">
            <text:p>4.708015330819E+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2" number:min-integer-digits="1" number:min-exponent-digits="3"/>
    </number:number-style>
    <number:number-style style:name="N118">
      <number:scientific-number number:decimal-places="12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10/09/2011</text:date>, <text:time>18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6T09:17:04</meta:creation-date>
    <dc:date>2011-10-09T18:17:37</dc:date>
    <meta:editing-duration>P1DT4H7M35S</meta:editing-duration>
    <meta:editing-cycles>37</meta:editing-cycles>
    <meta:generator>LibreOffice/3.3$Unix LibreOffice_project/330m19$Build-8</meta:generator>
    <meta:document-statistic meta:table-count="11" meta:cell-count="7151" meta:object-count="0"/>
  </office:meta>
</office:document-meta>
</file>